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ＭＳ 明朝" svg:font-family="'@ＭＳ 明朝'" style:font-family-generic="system" style:font-pitch="variable"/>
    <style:font-face style:name="Century" svg:font-family="Century" style:font-family-generic="roman"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ce style:name="Mangal1" svg:font-family="Mangal" style:font-family-generic="roman" style:font-pitch="variable"/>
    <style:font-face style:name="Mangal2" svg:font-family="Mangal" style:font-family-generic="system" style:font-pitch="variable"/>
    <style:font-face style:name="Times New Roman" svg:font-family="'Times New Roman'" style:font-family-generic="roman" style:font-pitch="variable"/>
    <style:font-face style:name="Times New Roman CE" svg:font-family="'Times New Roman CE'" style:font-family-generic="system" style:font-pitch="variable"/>
    <style:font-face style:name="ＭＳ ゴシック" svg:font-family="'ＭＳ ゴシック'" style:font-family-generic="modern" style:font-pitch="fixed"/>
    <style:font-face style:name="ＭＳ ゴシック1" svg:font-family="'ＭＳ ゴシック', 'MS Gothic'" style:font-family-generic="modern"/>
    <style:font-face style:name="ＭＳ 明朝" svg:font-family="'ＭＳ 明朝'" style:font-family-generic="roman" style:font-pitch="fixed"/>
    <style:font-face style:name="ＭＳ 明朝1" svg:font-family="'ＭＳ 明朝'" style:font-family-generic="roman" style:font-pitch="variable"/>
    <style:font-face style:name="ＭＳ 明朝2" svg:font-family="'ＭＳ 明朝'" style:font-family-generic="system" style:font-pitch="variable"/>
    <style:font-face style:name="ＭＳ 明朝3" svg:font-family="'ＭＳ 明朝', 'MS Mincho'" style:font-family-generic="roman"/>
  </office:font-face-decls>
  <office:automatic-styles>
    <style:style style:name="表1" style:family="table">
      <style:table-properties style:width="17.002cm" fo:margin-left="0.501cm" table:align="left" style:writing-mode="lr-tb"/>
    </style:style>
    <style:style style:name="表1.A" style:family="table-column">
      <style:table-column-properties style:column-width="1cm"/>
    </style:style>
    <style:style style:name="表1.B" style:family="table-column">
      <style:table-column-properties style:column-width="3cm"/>
    </style:style>
    <style:style style:name="表1.C" style:family="table-column">
      <style:table-column-properties style:column-width="6.5cm"/>
    </style:style>
    <style:style style:name="表1.D" style:family="table-column">
      <style:table-column-properties style:column-width="6.502cm"/>
    </style:style>
    <style:style style:name="表1.1" style:family="table-row">
      <style:table-row-properties style:min-row-height="0.656cm" fo:keep-together="auto"/>
    </style:style>
    <style:style style:name="表1.A1" style:family="table-cell">
      <style:table-cell-properties style:vertical-align="middle" style:border-line-width-bottom="0.018cm 0.018cm 0.018cm" fo:padding-left="0.191cm" fo:padding-right="0.191cm" fo:padding-top="0cm" fo:padding-bottom="0cm" fo:border-left="1.5pt solid #000000" fo:border-right="0.5pt solid #000000" fo:border-top="1.5pt solid #000000" fo:border-bottom="1.5pt double #000000" style:writing-mode="lr-tb"/>
    </style:style>
    <style:style style:name="表1.B1" style:family="table-cell">
      <style:table-cell-properties style:vertical-align="middle" style:border-line-width-bottom="0.018cm 0.018cm 0.018cm" fo:padding-left="0.191cm" fo:padding-right="0.191cm" fo:padding-top="0cm" fo:padding-bottom="0cm" fo:border-left="0.5pt solid #000000" fo:border-right="0.5pt solid #000000" fo:border-top="1.5pt solid #000000" fo:border-bottom="1.5pt double #000000" style:writing-mode="lr-tb"/>
    </style:style>
    <style:style style:name="表1.D1" style:family="table-cell">
      <style:table-cell-properties style:vertical-align="middle" style:border-line-width-bottom="0.018cm 0.018cm 0.018cm" fo:padding-left="0.191cm" fo:padding-right="0.191cm" fo:padding-top="0cm" fo:padding-bottom="0cm" fo:border-left="0.5pt solid #000000" fo:border-right="1.5pt solid #000000" fo:border-top="1.5pt solid #000000" fo:border-bottom="1.5pt double #000000" style:writing-mode="lr-tb"/>
    </style:style>
    <style:style style:name="表1.2" style:family="table-row">
      <style:table-row-properties fo:keep-together="auto"/>
    </style:style>
    <style:style style:name="表1.A2" style:family="table-cell">
      <style:table-cell-properties style:vertical-align="middle" style:border-line-width-top="0.018cm 0.018cm 0.018cm" fo:padding-left="0.191cm" fo:padding-right="0.191cm" fo:padding-top="0cm" fo:padding-bottom="0cm" fo:border-left="1.5pt solid #000000" fo:border-right="0.5pt solid #000000" fo:border-top="1.5pt double #000000" fo:border-bottom="0.5pt solid #000000" style:writing-mode="lr-tb"/>
    </style:style>
    <style:style style:name="表1.B2" style:family="table-cell">
      <style:table-cell-properties style:vertical-align="middle" style:border-line-width-top="0.018cm 0.018cm 0.018cm" fo:padding-left="0.191cm" fo:padding-right="0.191cm" fo:padding-top="0cm" fo:padding-bottom="0cm" fo:border-left="0.5pt solid #000000" fo:border-right="0.5pt solid #000000" fo:border-top="1.5pt double #000000" fo:border-bottom="0.5pt solid #000000" style:writing-mode="lr-tb"/>
    </style:style>
    <style:style style:name="表1.D2" style:family="table-cell">
      <style:table-cell-properties style:vertical-align="middle" style:border-line-width-top="0.018cm 0.018cm 0.018cm" fo:padding-left="0.191cm" fo:padding-right="0.191cm" fo:padding-top="0cm" fo:padding-bottom="0cm" fo:border-left="0.5pt solid #000000" fo:border-right="1.5pt solid #000000" fo:border-top="1.5pt double #000000" fo:border-bottom="0.5pt solid #000000" style:writing-mode="lr-tb"/>
    </style:style>
    <style:style style:name="表1.3" style:family="table-row">
      <style:table-row-properties fo:keep-together="auto"/>
    </style:style>
    <style:style style:name="表1.A3" style:family="table-cell">
      <style:table-cell-properties style:vertical-align="middle" fo:padding-left="0.191cm" fo:padding-right="0.191cm" fo:padding-top="0cm" fo:padding-bottom="0cm" fo:border-left="1.5pt solid #000000" fo:border-right="0.05pt outset #000000" fo:border-top="0.5pt solid #000000" fo:border-bottom="0.05pt solid #000000" style:writing-mode="lr-tb"/>
    </style:style>
    <style:style style:name="表1.B3" style:family="table-cell">
      <style:table-cell-properties style:vertical-align="middle" fo:padding-left="0.191cm" fo:padding-right="0.191cm" fo:padding-top="0cm" fo:padding-bottom="0cm" fo:border="0.5pt solid #000000" style:writing-mode="lr-tb"/>
    </style:style>
    <style:style style:name="表1.D3"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表1.4" style:family="table-row">
      <style:table-row-properties fo:keep-together="auto"/>
    </style:style>
    <style:style style:name="表1.A4" style:family="table-cell">
      <style:table-cell-properties style:vertical-align="middle" fo:padding-left="0.191cm" fo:padding-right="0.191cm" fo:padding-top="0cm" fo:padding-bottom="0cm" fo:border-left="1.5pt solid #000000" fo:border-right="0.05pt outset #000000" fo:border-top="none" fo:border-bottom="0.5pt solid #000000" style:writing-mode="lr-tb"/>
    </style:style>
    <style:style style:name="表1.B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1.D4" style:family="table-cell">
      <style:table-cell-properties style:vertical-align="middle" fo:padding-left="0.191cm" fo:padding-right="0.191cm" fo:padding-top="0cm" fo:padding-bottom="0cm" fo:border-left="0.5pt solid #000000" fo:border-right="1.5pt solid #000000" fo:border-top="none" fo:border-bottom="0.5pt solid #000000" style:writing-mode="lr-tb"/>
    </style:style>
    <style:style style:name="表1.5" style:family="table-row">
      <style:table-row-properties fo:keep-together="auto"/>
    </style:style>
    <style:style style:name="表1.A5" style:family="table-cell">
      <style:table-cell-properties style:vertical-align="middle" fo:padding-left="0.191cm" fo:padding-right="0.191cm" fo:padding-top="0cm" fo:padding-bottom="0cm" fo:border-left="1.5pt solid #000000" fo:border-right="0.5pt solid #000000" fo:border-top="0.5pt solid #000000" fo:border-bottom="0.05pt solid #000000" style:writing-mode="lr-tb"/>
    </style:style>
    <style:style style:name="表1.6" style:family="table-row">
      <style:table-row-properties fo:keep-together="auto"/>
    </style:style>
    <style:style style:name="表1.A6" style:family="table-cell">
      <style:table-cell-properties style:vertical-align="middle" fo:padding-left="0.191cm" fo:padding-right="0.191cm" fo:padding-top="0cm" fo:padding-bottom="0cm" fo:border-left="1.5pt solid #000000" fo:border-right="0.5pt solid #000000" fo:border-top="none" fo:border-bottom="0.5pt solid #000000" style:writing-mode="lr-tb"/>
    </style:style>
    <style:style style:name="表1.7" style:family="table-row">
      <style:table-row-properties fo:keep-together="auto"/>
    </style:style>
    <style:style style:name="表1.A7"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表1.8" style:family="table-row">
      <style:table-row-properties fo:keep-together="auto"/>
    </style:style>
    <style:style style:name="表1.9" style:family="table-row">
      <style:table-row-properties fo:keep-together="auto"/>
    </style:style>
    <style:style style:name="表1.10" style:family="table-row">
      <style:table-row-properties fo:keep-together="auto"/>
    </style:style>
    <style:style style:name="表1.A10" style:family="table-cell">
      <style:table-cell-properties style:vertical-align="middle" fo:padding-left="0.191cm" fo:padding-right="0.191cm" fo:padding-top="0cm" fo:padding-bottom="0cm" fo:border-left="1.5pt solid #000000" fo:border-right="0.5pt solid #000000" fo:border-top="0.5pt solid #000000" fo:border-bottom="1.5pt solid #000000" style:writing-mode="lr-tb"/>
    </style:style>
    <style:style style:name="表1.B10" style:family="table-cell">
      <style:table-cell-properties style:vertical-align="middle" fo:padding-left="0.191cm" fo:padding-right="0.191cm" fo:padding-top="0cm" fo:padding-bottom="0cm" fo:border-left="0.5pt solid #000000" fo:border-right="0.5pt solid #000000" fo:border-top="0.5pt solid #000000" fo:border-bottom="1.5pt solid #000000" style:writing-mode="lr-tb"/>
    </style:style>
    <style:style style:name="表1.D10" style:family="table-cell">
      <style:table-cell-properties style:vertical-align="middle" fo:padding-left="0.191cm" fo:padding-right="0.191cm" fo:padding-top="0cm" fo:padding-bottom="0cm" fo:border-left="0.5pt solid #000000" fo:border-right="1.5pt solid #000000" fo:border-top="0.5pt solid #000000" fo:border-bottom="1.5pt solid #000000" style:writing-mode="lr-tb"/>
    </style:style>
    <style:style style:name="表2" style:family="table">
      <style:table-properties style:width="16.14cm" fo:margin-left="0.838cm" fo:margin-top="0cm" fo:margin-bottom="0cm" table:align="left" fo:background-color="transparent" style:writing-mode="lr-tb">
        <style:background-image/>
      </style:table-properties>
    </style:style>
    <style:style style:name="表2.A" style:family="table-column">
      <style:table-column-properties style:column-width="1.034cm"/>
    </style:style>
    <style:style style:name="表2.B" style:family="table-column">
      <style:table-column-properties style:column-width="2.406cm"/>
    </style:style>
    <style:style style:name="表2.C" style:family="table-column">
      <style:table-column-properties style:column-width="12.7cm"/>
    </style:style>
    <style:style style:name="表2.1" style:family="table-row">
      <style:table-row-properties fo:background-color="transparent" fo:keep-together="auto">
        <style:background-image/>
      </style:table-row-properties>
    </style:style>
    <style:style style:name="表2.A1" style:family="table-cell">
      <style:table-cell-properties style:vertical-align="middle" style:border-line-width-bottom="0.018cm 0.018cm 0.018cm" fo:padding-left="0.191cm" fo:padding-right="0.191cm" fo:padding-top="0cm" fo:padding-bottom="0cm" fo:border-left="1.5pt solid #000000" fo:border-right="0.5pt solid #000000" fo:border-top="1.5pt solid #000000" fo:border-bottom="1.5pt double #000000"/>
    </style:style>
    <style:style style:name="表2.B1" style:family="table-cell">
      <style:table-cell-properties style:vertical-align="middle" style:border-line-width-bottom="0.018cm 0.018cm 0.018cm" fo:padding-left="0.191cm" fo:padding-right="0.191cm" fo:padding-top="0cm" fo:padding-bottom="0cm" fo:border-left="0.5pt solid #000000" fo:border-right="0.5pt solid #000000" fo:border-top="1.5pt solid #000000" fo:border-bottom="1.5pt double #000000"/>
    </style:style>
    <style:style style:name="表2.C1" style:family="table-cell">
      <style:table-cell-properties style:vertical-align="middle" style:border-line-width-bottom="0.018cm 0.018cm 0.018cm" fo:padding-left="0.191cm" fo:padding-right="0.191cm" fo:padding-top="0cm" fo:padding-bottom="0cm" fo:border-left="0.5pt solid #000000" fo:border-right="1.5pt solid #000000" fo:border-top="1.5pt solid #000000" fo:border-bottom="1.5pt double #000000"/>
    </style:style>
    <style:style style:name="表2.2" style:family="table-row">
      <style:table-row-properties fo:keep-together="auto"/>
    </style:style>
    <style:style style:name="表2.A2" style:family="table-cell">
      <style:table-cell-properties style:vertical-align="" style:border-line-width-top="0.018cm 0.018cm 0.018cm" fo:padding-left="0.191cm" fo:padding-right="0.191cm" fo:padding-top="0cm" fo:padding-bottom="0cm" fo:border-left="1.5pt solid #000000" fo:border-right="0.5pt solid #000000" fo:border-top="1.5pt double #000000" fo:border-bottom="0.5pt solid #000000"/>
    </style:style>
    <style:style style:name="表2.B2" style:family="table-cell">
      <style:table-cell-properties style:vertical-align="" style:border-line-width-top="0.018cm 0.018cm 0.018cm" fo:padding-left="0.191cm" fo:padding-right="0.191cm" fo:padding-top="0cm" fo:padding-bottom="0cm" fo:border-left="0.5pt solid #000000" fo:border-right="0.5pt solid #000000" fo:border-top="1.5pt double #000000" fo:border-bottom="0.5pt solid #000000"/>
    </style:style>
    <style:style style:name="表2.C2" style:family="table-cell">
      <style:table-cell-properties style:vertical-align="" style:border-line-width-top="0.018cm 0.018cm 0.018cm" fo:padding-left="0.191cm" fo:padding-right="0.191cm" fo:padding-top="0cm" fo:padding-bottom="0cm" fo:border-left="0.5pt solid #000000" fo:border-right="1.5pt solid #000000" fo:border-top="1.5pt double #000000" fo:border-bottom="0.5pt solid #000000"/>
    </style:style>
    <style:style style:name="表2.3" style:family="table-row">
      <style:table-row-properties fo:keep-together="auto"/>
    </style:style>
    <style:style style:name="表2.A3" style:family="table-cell">
      <style:table-cell-properties style:vertical-align="" fo:padding-left="0.191cm" fo:padding-right="0.191cm" fo:padding-top="0cm" fo:padding-bottom="0cm" fo:border-left="1.5pt solid #000000" fo:border-right="0.5pt solid #000000" fo:border-top="0.5pt solid #000000" fo:border-bottom="0.5pt solid #000000"/>
    </style:style>
    <style:style style:name="表2.B3" style:family="table-cell">
      <style:table-cell-properties style:vertical-align="" fo:padding-left="0.191cm" fo:padding-right="0.191cm" fo:padding-top="0cm" fo:padding-bottom="0cm" fo:border="0.5pt solid #000000"/>
    </style:style>
    <style:style style:name="表2.C3" style:family="table-cell">
      <style:table-cell-properties style:vertical-align="" fo:padding-left="0.191cm" fo:padding-right="0.191cm" fo:padding-top="0cm" fo:padding-bottom="0cm" fo:border-left="0.5pt solid #000000" fo:border-right="1.5pt solid #000000" fo:border-top="0.5pt solid #000000" fo:border-bottom="0.5pt solid #000000"/>
    </style:style>
    <style:style style:name="表2.4" style:family="table-row">
      <style:table-row-properties fo:keep-together="auto"/>
    </style:style>
    <style:style style:name="表2.5" style:family="table-row">
      <style:table-row-properties fo:keep-together="auto"/>
    </style:style>
    <style:style style:name="表2.6" style:family="table-row">
      <style:table-row-properties fo:keep-together="auto"/>
    </style:style>
    <style:style style:name="表2.A6" style:family="table-cell">
      <style:table-cell-properties style:vertical-align="" fo:padding-left="0.191cm" fo:padding-right="0.191cm" fo:padding-top="0cm" fo:padding-bottom="0cm" fo:border-left="1.5pt solid #000000" fo:border-right="0.5pt solid #000000" fo:border-top="0.5pt solid #000000" fo:border-bottom="1.5pt solid #000000"/>
    </style:style>
    <style:style style:name="表2.B6" style:family="table-cell">
      <style:table-cell-properties style:vertical-align="" fo:padding-left="0.191cm" fo:padding-right="0.191cm" fo:padding-top="0cm" fo:padding-bottom="0cm" fo:border-left="0.5pt solid #000000" fo:border-right="0.5pt solid #000000" fo:border-top="0.5pt solid #000000" fo:border-bottom="1.5pt solid #000000"/>
    </style:style>
    <style:style style:name="表2.C6" style:family="table-cell">
      <style:table-cell-properties style:vertical-align="" fo:padding-left="0.191cm" fo:padding-right="0.191cm" fo:padding-top="0cm" fo:padding-bottom="0cm" fo:border-left="0.5pt solid #000000" fo:border-right="1.5pt solid #000000" fo:border-top="0.5pt solid #000000" fo:border-bottom="1.5pt solid #000000"/>
    </style:style>
    <style:style style:name="表8" style:family="table">
      <style:table-properties style:width="14.501cm" fo:margin-left="1.501cm" table:align="left" style:writing-mode="lr-tb"/>
    </style:style>
    <style:style style:name="表8.A" style:family="table-column">
      <style:table-column-properties style:column-width="1.251cm"/>
    </style:style>
    <style:style style:name="表8.B" style:family="table-column">
      <style:table-column-properties style:column-width="10.751cm"/>
    </style:style>
    <style:style style:name="表8.C" style:family="table-column">
      <style:table-column-properties style:column-width="2.499cm"/>
    </style:style>
    <style:style style:name="表8.1" style:family="table-row">
      <style:table-row-properties fo:keep-together="auto"/>
    </style:style>
    <style:style style:name="表8.A1" style:family="table-cell">
      <style:table-cell-properties style:vertical-align="top" style:border-line-width-bottom="0.018cm 0.018cm 0.018cm" fo:padding-left="0.191cm" fo:padding-right="0.191cm" fo:padding-top="0cm" fo:padding-bottom="0cm" fo:border-left="1.5pt solid #000000" fo:border-right="0.5pt solid #000000" fo:border-top="1.5pt solid #000000" fo:border-bottom="1.5pt double #000000" style:writing-mode="lr-tb"/>
    </style:style>
    <style:style style:name="表8.B1" style:family="table-cell">
      <style:table-cell-properties style:vertical-align="top" style:border-line-width-bottom="0.018cm 0.018cm 0.018cm" fo:padding-left="0.191cm" fo:padding-right="0.191cm" fo:padding-top="0cm" fo:padding-bottom="0cm" fo:border-left="0.5pt solid #000000" fo:border-right="0.5pt solid #000000" fo:border-top="1.5pt solid #000000" fo:border-bottom="1.5pt double #000000" style:writing-mode="lr-tb"/>
    </style:style>
    <style:style style:name="表8.C1" style:family="table-cell">
      <style:table-cell-properties style:vertical-align="top" style:border-line-width-bottom="0.018cm 0.018cm 0.018cm" fo:padding-left="0.191cm" fo:padding-right="0.191cm" fo:padding-top="0cm" fo:padding-bottom="0cm" fo:border-left="0.5pt solid #000000" fo:border-right="1.5pt solid #000000" fo:border-top="1.5pt solid #000000" fo:border-bottom="1.5pt double #000000" style:writing-mode="lr-tb"/>
    </style:style>
    <style:style style:name="表8.A2" style:family="table-cell">
      <style:table-cell-properties style:vertical-align="top" style:border-line-width-top="0.018cm 0.018cm 0.018cm" fo:padding-left="0.191cm" fo:padding-right="0.191cm" fo:padding-top="0cm" fo:padding-bottom="0cm" fo:border-left="1.5pt solid #000000" fo:border-right="0.5pt solid #000000" fo:border-top="1.5pt double #000000" fo:border-bottom="0.5pt solid #000000" style:writing-mode="lr-tb"/>
    </style:style>
    <style:style style:name="表8.B2" style:family="table-cell">
      <style:table-cell-properties style:vertical-align="top" style:border-line-width-top="0.018cm 0.018cm 0.018cm" fo:padding-left="0.191cm" fo:padding-right="0.191cm" fo:padding-top="0cm" fo:padding-bottom="0cm" fo:border-left="0.5pt solid #000000" fo:border-right="0.5pt solid #000000" fo:border-top="1.5pt double #000000" fo:border-bottom="0.5pt solid #000000" style:writing-mode="lr-tb"/>
    </style:style>
    <style:style style:name="表8.C2" style:family="table-cell">
      <style:table-cell-properties style:vertical-align="top" style:border-line-width-top="0.018cm 0.018cm 0.018cm" fo:padding-left="0.191cm" fo:padding-right="0.191cm" fo:padding-top="0cm" fo:padding-bottom="0cm" fo:border-left="0.5pt solid #000000" fo:border-right="1.5pt solid #000000" fo:border-top="1.5pt double #000000" fo:border-bottom="0.5pt solid #000000" style:writing-mode="lr-tb"/>
    </style:style>
    <style:style style:name="表8.A3" style:family="table-cell">
      <style:table-cell-properties style:vertical-align="top" fo:padding-left="0.191cm" fo:padding-right="0.191cm" fo:padding-top="0cm" fo:padding-bottom="0cm" fo:border-left="1.5pt solid #000000" fo:border-right="0.5pt solid #000000" fo:border-top="0.5pt solid #000000" fo:border-bottom="0.5pt solid #000000" style:writing-mode="lr-tb"/>
    </style:style>
    <style:style style:name="表8.B3" style:family="table-cell">
      <style:table-cell-properties style:vertical-align="top" fo:padding-left="0.191cm" fo:padding-right="0.191cm" fo:padding-top="0cm" fo:padding-bottom="0cm" fo:border="0.5pt solid #000000" style:writing-mode="lr-tb"/>
    </style:style>
    <style:style style:name="表8.C3" style:family="table-cell">
      <style:table-cell-properties style:vertical-align="top" fo:padding-left="0.191cm" fo:padding-right="0.191cm" fo:padding-top="0cm" fo:padding-bottom="0cm" fo:border-left="0.5pt solid #000000" fo:border-right="1.5pt solid #000000" fo:border-top="0.5pt solid #000000" fo:border-bottom="0.5pt solid #000000" style:writing-mode="lr-tb"/>
    </style:style>
    <style:style style:name="表8.A21" style:family="table-cell">
      <style:table-cell-properties style:vertical-align="top" fo:padding-left="0.191cm" fo:padding-right="0.191cm" fo:padding-top="0cm" fo:padding-bottom="0cm" fo:border-left="1.5pt solid #000000" fo:border-right="0.5pt solid #000000" fo:border-top="0.5pt solid #000000" fo:border-bottom="1.5pt solid #000000" style:writing-mode="lr-tb"/>
    </style:style>
    <style:style style:name="表8.B21" style:family="table-cell">
      <style:table-cell-properties style:vertical-align="top" fo:padding-left="0.191cm" fo:padding-right="0.191cm" fo:padding-top="0cm" fo:padding-bottom="0cm" fo:border-left="0.5pt solid #000000" fo:border-right="0.5pt solid #000000" fo:border-top="0.5pt solid #000000" fo:border-bottom="1.5pt solid #000000" style:writing-mode="lr-tb"/>
    </style:style>
    <style:style style:name="表8.C21" style:family="table-cell">
      <style:table-cell-properties style:vertical-align="top" fo:padding-left="0.191cm" fo:padding-right="0.191cm" fo:padding-top="0cm" fo:padding-bottom="0cm" fo:border-left="0.5pt solid #000000" fo:border-right="1.5pt solid #000000" fo:border-top="0.5pt solid #000000" fo:border-bottom="1.5pt solid #000000" style:writing-mode="lr-tb"/>
    </style:style>
    <style:style style:name="表6" style:family="table">
      <style:table-properties style:width="15.752cm" fo:margin-left="0.76cm" fo:margin-top="0cm" fo:margin-bottom="0cm" table:align="left" style:writing-mode="page"/>
    </style:style>
    <style:style style:name="表6.A" style:family="table-column">
      <style:table-column-properties style:column-width="9.248cm"/>
    </style:style>
    <style:style style:name="表6.B" style:family="table-column">
      <style:table-column-properties style:column-width="0.501cm"/>
    </style:style>
    <style:style style:name="表6.C" style:family="table-column">
      <style:table-column-properties style:column-width="6.003cm"/>
    </style:style>
    <style:style style:name="表6.1" style:family="table-row">
      <style:table-row-properties fo:keep-together="auto"/>
    </style:style>
    <style:style style:name="表6.A1" style:family="table-cell">
      <style:table-cell-properties style:vertical-align="" fo:padding-left="0.191cm" fo:padding-right="0.191cm" fo:padding-top="0cm" fo:padding-bottom="0cm" fo:border="0.5pt solid #000000"/>
    </style:style>
    <style:style style:name="表6.B1" style:family="table-cell">
      <style:table-cell-properties style:vertical-align="" fo:padding-left="0.191cm" fo:padding-right="0.191cm" fo:padding-top="0cm" fo:padding-bottom="0cm" fo:border-left="0.5pt solid #000000" fo:border-right="0.5pt solid #000000" fo:border-top="none" fo:border-bottom="none"/>
    </style:style>
    <style:style style:name="表3" style:family="table">
      <style:table-properties style:width="18cm" table:align="margins" style:writing-mode="lr-tb"/>
    </style:style>
    <style:style style:name="表3.A" style:family="table-column">
      <style:table-column-properties style:column-width="0.697cm" style:rel-column-width="2536*"/>
    </style:style>
    <style:style style:name="表3.B" style:family="table-column">
      <style:table-column-properties style:column-width="3.512cm" style:rel-column-width="12785*"/>
    </style:style>
    <style:style style:name="表3.C" style:family="table-column">
      <style:table-column-properties style:column-width="13.792cm" style:rel-column-width="50214*"/>
    </style:style>
    <style:style style:name="表3.A1" style:family="table-cell">
      <style:table-cell-properties style:vertical-align="middle" style:border-line-width-bottom="0.002cm 0.004cm 0.002cm" fo:padding="0.049cm" fo:border-left="1pt solid #000000" fo:border-right="none" fo:border-top="1pt solid #000000" fo:border-bottom="0.2pt double #000000" style:writing-mode="page"/>
    </style:style>
    <style:style style:name="表3.B1" style:family="table-cell">
      <style:table-cell-properties style:vertical-align="middle" style:border-line-width-bottom="0.002cm 0.004cm 0.002cm" fo:padding="0.049cm" fo:border-left="0.05pt solid #000000" fo:border-right="none" fo:border-top="1pt solid #000000" fo:border-bottom="0.2pt double #000000" style:writing-mode="page"/>
    </style:style>
    <style:style style:name="表3.C1" style:family="table-cell">
      <style:table-cell-properties style:vertical-align="middle" style:border-line-width-bottom="0.002cm 0.004cm 0.002cm" fo:padding="0.049cm" fo:border-left="0.05pt solid #000000" fo:border-right="1pt solid #000000" fo:border-top="1pt solid #000000" fo:border-bottom="0.2pt double #000000" style:writing-mode="page"/>
    </style:style>
    <style:style style:name="表3.A2" style:family="table-cell">
      <style:table-cell-properties style:vertical-align="" fo:padding="0.049cm" fo:border-left="1pt solid #000000" fo:border-right="none" fo:border-top="none" fo:border-bottom="0.05pt solid #000000" style:writing-mode="page"/>
    </style:style>
    <style:style style:name="表3.B2" style:family="table-cell">
      <style:table-cell-properties style:vertical-align="" fo:padding="0.049cm" fo:border-left="0.05pt solid #000000" fo:border-right="none" fo:border-top="none" fo:border-bottom="0.05pt solid #000000" style:writing-mode="page"/>
    </style:style>
    <style:style style:name="表3.C2" style:family="table-cell">
      <style:table-cell-properties style:vertical-align="" fo:padding="0.049cm" fo:border-left="0.05pt solid #000000" fo:border-right="1pt solid #000000" fo:border-top="none" fo:border-bottom="0.05pt solid #000000" style:writing-mode="page"/>
    </style:style>
    <style:style style:name="表4" style:family="table">
      <style:table-properties style:width="18cm" table:align="margins" style:writing-mode="lr-tb"/>
    </style:style>
    <style:style style:name="表4.A" style:family="table-column">
      <style:table-column-properties style:column-width="0.697cm" style:rel-column-width="2536*"/>
    </style:style>
    <style:style style:name="表4.B" style:family="table-column">
      <style:table-column-properties style:column-width="2.695cm" style:rel-column-width="9812*"/>
    </style:style>
    <style:style style:name="表4.C" style:family="table-column">
      <style:table-column-properties style:column-width="14.609cm" style:rel-column-width="53187*"/>
    </style:style>
    <style:style style:name="表4.A1" style:family="table-cell">
      <style:table-cell-properties style:vertical-align="middle" style:border-line-width-bottom="0.002cm 0.004cm 0.002cm" fo:padding="0.049cm" fo:border-left="1pt solid #000000" fo:border-right="none" fo:border-top="1pt solid #000000" fo:border-bottom="0.2pt double #000000" style:writing-mode="page"/>
    </style:style>
    <style:style style:name="表4.B1" style:family="table-cell">
      <style:table-cell-properties style:vertical-align="middle" style:border-line-width-bottom="0.002cm 0.004cm 0.002cm" fo:padding="0.049cm" fo:border-left="0.05pt solid #000000" fo:border-right="none" fo:border-top="1pt solid #000000" fo:border-bottom="0.2pt double #000000" style:writing-mode="page"/>
    </style:style>
    <style:style style:name="表4.C1" style:family="table-cell">
      <style:table-cell-properties style:vertical-align="middle" style:border-line-width-bottom="0.002cm 0.004cm 0.002cm" fo:padding="0.049cm" fo:border-left="0.05pt solid #000000" fo:border-right="1pt solid #000000" fo:border-top="1pt solid #000000" fo:border-bottom="0.2pt double #000000" style:writing-mode="page"/>
    </style:style>
    <style:style style:name="表4.A2" style:family="table-cell">
      <style:table-cell-properties style:vertical-align="" fo:padding="0.049cm" fo:border-left="1pt solid #000000" fo:border-right="none" fo:border-top="none" fo:border-bottom="0.05pt solid #000000" style:writing-mode="page"/>
    </style:style>
    <style:style style:name="表4.B2" style:family="table-cell">
      <style:table-cell-properties style:vertical-align="" fo:padding="0.049cm" fo:border-left="0.05pt solid #000000" fo:border-right="none" fo:border-top="none" fo:border-bottom="0.05pt solid #000000" style:writing-mode="page"/>
    </style:style>
    <style:style style:name="表4.C2" style:family="table-cell">
      <style:table-cell-properties style:vertical-align="" fo:padding="0.049cm" fo:border-left="0.05pt solid #000000" fo:border-right="1pt solid #000000" fo:border-top="none" fo:border-bottom="0.05pt solid #000000" style:writing-mode="page"/>
    </style:style>
    <style:style style:name="表5" style:family="table">
      <style:table-properties style:width="17.51cm" fo:margin-left="0.092cm" fo:margin-top="0cm" fo:margin-bottom="0cm" table:align="left" style:writing-mode="lr-tb"/>
    </style:style>
    <style:style style:name="表5.A" style:family="table-column">
      <style:table-column-properties style:column-width="0.891cm"/>
    </style:style>
    <style:style style:name="表5.B" style:family="table-column">
      <style:table-column-properties style:column-width="3.799cm"/>
    </style:style>
    <style:style style:name="表5.C" style:family="table-column">
      <style:table-column-properties style:column-width="7.721cm"/>
    </style:style>
    <style:style style:name="表5.D" style:family="table-column">
      <style:table-column-properties style:column-width="3.801cm"/>
    </style:style>
    <style:style style:name="表5.E" style:family="table-column">
      <style:table-column-properties style:column-width="1.298cm"/>
    </style:style>
    <style:style style:name="表5.1" style:family="table-row">
      <style:table-row-properties fo:keep-together="auto"/>
    </style:style>
    <style:style style:name="表5.A1" style:family="table-cell">
      <style:table-cell-properties style:vertical-align="" style:border-line-width-bottom="0.018cm 0.018cm 0.018cm" fo:padding-left="0.191cm" fo:padding-right="0.191cm" fo:padding-top="0cm" fo:padding-bottom="0cm" fo:border-left="1.5pt solid #000000" fo:border-right="0.5pt solid #000000" fo:border-top="1.5pt solid #000000" fo:border-bottom="1.5pt double #000000"/>
    </style:style>
    <style:style style:name="表5.B1" style:family="table-cell">
      <style:table-cell-properties style:vertical-align="" style:border-line-width-bottom="0.018cm 0.018cm 0.018cm" fo:padding-left="0.191cm" fo:padding-right="0.191cm" fo:padding-top="0cm" fo:padding-bottom="0cm" fo:border-left="0.5pt solid #000000" fo:border-right="0.5pt solid #000000" fo:border-top="1.5pt solid #000000" fo:border-bottom="1.5pt double #000000"/>
    </style:style>
    <style:style style:name="表5.E1" style:family="table-cell">
      <style:table-cell-properties style:vertical-align="" style:border-line-width-bottom="0.018cm 0.018cm 0.018cm" fo:padding-left="0.191cm" fo:padding-right="0.191cm" fo:padding-top="0cm" fo:padding-bottom="0cm" fo:border-left="0.5pt solid #000000" fo:border-right="1.5pt solid #000000" fo:border-top="1.5pt solid #000000" fo:border-bottom="1.5pt double #000000"/>
    </style:style>
    <style:style style:name="表5.A2" style:family="table-cell">
      <style:table-cell-properties style:vertical-align="" fo:padding-left="0.191cm" fo:padding-right="0.191cm" fo:padding-top="0cm" fo:padding-bottom="0cm" fo:border-left="1.5pt solid #000000" fo:border-right="0.5pt solid #000000" fo:border-top="0.5pt solid #000000" fo:border-bottom="0.5pt solid #000000"/>
    </style:style>
    <style:style style:name="表5.B2" style:family="table-cell">
      <style:table-cell-properties style:vertical-align="" fo:padding-left="0.191cm" fo:padding-right="0.191cm" fo:padding-top="0cm" fo:padding-bottom="0cm" fo:border="0.5pt solid #000000"/>
    </style:style>
    <style:style style:name="表5.E2" style:family="table-cell">
      <style:table-cell-properties style:vertical-align="" fo:padding-left="0.191cm" fo:padding-right="0.191cm" fo:padding-top="0cm" fo:padding-bottom="0cm" fo:border-left="0.5pt solid #000000" fo:border-right="1.5pt solid #000000" fo:border-top="0.5pt solid #000000" fo:border-bottom="0.5pt solid #000000"/>
    </style:style>
    <style:style style:name="表5.A28" style:family="table-cell">
      <style:table-cell-properties style:vertical-align="" fo:padding-left="0.191cm" fo:padding-right="0.191cm" fo:padding-top="0cm" fo:padding-bottom="0cm" fo:border-left="1.5pt solid #000000" fo:border-right="0.5pt solid #000000" fo:border-top="none" fo:border-bottom="0.5pt solid #000000"/>
    </style:style>
    <style:style style:name="表5.B2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表5.E28" style:family="table-cell">
      <style:table-cell-properties style:vertical-align="" fo:padding-left="0.191cm" fo:padding-right="0.191cm" fo:padding-top="0cm" fo:padding-bottom="0cm" fo:border-left="0.5pt solid #000000" fo:border-right="1.5pt solid #000000" fo:border-top="none" fo:border-bottom="0.5pt solid #000000"/>
    </style:style>
    <style:style style:name="表5.A29" style:family="table-cell">
      <style:table-cell-properties style:vertical-align="" fo:padding-left="0.191cm" fo:padding-right="0.191cm" fo:padding-top="0cm" fo:padding-bottom="0cm" fo:border-left="1.5pt solid #000000" fo:border-right="0.5pt solid #000000" fo:border-top="0.5pt solid #000000" fo:border-bottom="1.5pt solid #000000"/>
    </style:style>
    <style:style style:name="表5.B29" style:family="table-cell">
      <style:table-cell-properties style:vertical-align="" fo:padding-left="0.191cm" fo:padding-right="0.191cm" fo:padding-top="0cm" fo:padding-bottom="0cm" fo:border-left="0.5pt solid #000000" fo:border-right="0.5pt solid #000000" fo:border-top="0.5pt solid #000000" fo:border-bottom="1.5pt solid #000000"/>
    </style:style>
    <style:style style:name="表5.E29" style:family="table-cell">
      <style:table-cell-properties style:vertical-align="" fo:padding-left="0.191cm" fo:padding-right="0.191cm" fo:padding-top="0cm" fo:padding-bottom="0cm" fo:border-left="0.5pt solid #000000" fo:border-right="1.5pt solid #000000" fo:border-top="0.5pt solid #000000" fo:border-bottom="1.5pt solid #000000"/>
    </style:style>
    <style:style style:name="表7" style:family="table">
      <style:table-properties style:width="16.693cm" fo:margin-left="0.501cm" fo:margin-top="0cm" fo:margin-bottom="0cm" table:align="left" style:writing-mode="page"/>
    </style:style>
    <style:style style:name="表7.A" style:family="table-column">
      <style:table-column-properties style:column-width="0.794cm"/>
    </style:style>
    <style:style style:name="表7.B" style:family="table-column">
      <style:table-column-properties style:column-width="4.979cm"/>
    </style:style>
    <style:style style:name="表7.C" style:family="table-column">
      <style:table-column-properties style:column-width="10.92cm"/>
    </style:style>
    <style:style style:name="表7.1" style:family="table-row">
      <style:table-row-properties fo:keep-together="auto"/>
    </style:style>
    <style:style style:name="表7.A1" style:family="table-cell">
      <style:table-cell-properties style:vertical-align="" style:border-line-width-bottom="0.018cm 0.018cm 0.018cm" fo:padding-left="0.191cm" fo:padding-right="0.191cm" fo:padding-top="0cm" fo:padding-bottom="0cm" fo:border-left="1.5pt solid #000000" fo:border-right="0.5pt solid #000000" fo:border-top="1.5pt solid #000000" fo:border-bottom="1.5pt double #000000"/>
    </style:style>
    <style:style style:name="表7.B1" style:family="table-cell">
      <style:table-cell-properties style:vertical-align="" style:border-line-width-bottom="0.018cm 0.018cm 0.018cm" fo:padding-left="0.191cm" fo:padding-right="0.191cm" fo:padding-top="0cm" fo:padding-bottom="0cm" fo:border-left="0.5pt solid #000000" fo:border-right="0.5pt solid #000000" fo:border-top="1.5pt solid #000000" fo:border-bottom="1.5pt double #000000"/>
    </style:style>
    <style:style style:name="表7.C1" style:family="table-cell">
      <style:table-cell-properties style:vertical-align="" style:border-line-width-bottom="0.018cm 0.018cm 0.018cm" fo:padding-left="0.191cm" fo:padding-right="0.191cm" fo:padding-top="0cm" fo:padding-bottom="0cm" fo:border-left="0.5pt solid #000000" fo:border-right="1.5pt solid #000000" fo:border-top="1.5pt solid #000000" fo:border-bottom="1.5pt double #000000"/>
    </style:style>
    <style:style style:name="表7.A2" style:family="table-cell">
      <style:table-cell-properties style:vertical-align="" style:border-line-width-top="0.018cm 0.018cm 0.018cm" fo:padding-left="0.191cm" fo:padding-right="0.191cm" fo:padding-top="0cm" fo:padding-bottom="0cm" fo:border-left="1.5pt solid #000000" fo:border-right="0.5pt solid #000000" fo:border-top="1.5pt double #000000" fo:border-bottom="0.5pt solid #000000"/>
    </style:style>
    <style:style style:name="表7.B2" style:family="table-cell">
      <style:table-cell-properties style:vertical-align="" style:border-line-width-top="0.018cm 0.018cm 0.018cm" fo:padding-left="0.191cm" fo:padding-right="0.191cm" fo:padding-top="0cm" fo:padding-bottom="0cm" fo:border-left="0.5pt solid #000000" fo:border-right="0.5pt solid #000000" fo:border-top="1.5pt double #000000" fo:border-bottom="0.5pt solid #000000"/>
    </style:style>
    <style:style style:name="表7.C2" style:family="table-cell">
      <style:table-cell-properties style:vertical-align="" style:border-line-width-top="0.018cm 0.018cm 0.018cm" fo:padding-left="0.191cm" fo:padding-right="0.191cm" fo:padding-top="0cm" fo:padding-bottom="0cm" fo:border-left="0.5pt solid #000000" fo:border-right="1.5pt solid #000000" fo:border-top="1.5pt double #000000" fo:border-bottom="0.5pt solid #000000"/>
    </style:style>
    <style:style style:name="表7.A3" style:family="table-cell">
      <style:table-cell-properties style:vertical-align="" fo:padding-left="0.191cm" fo:padding-right="0.191cm" fo:padding-top="0cm" fo:padding-bottom="0cm" fo:border-left="1.5pt solid #000000" fo:border-right="0.5pt solid #000000" fo:border-top="0.5pt solid #000000" fo:border-bottom="0.5pt solid #000000"/>
    </style:style>
    <style:style style:name="表7.B3" style:family="table-cell">
      <style:table-cell-properties style:vertical-align="" fo:padding-left="0.191cm" fo:padding-right="0.191cm" fo:padding-top="0cm" fo:padding-bottom="0cm" fo:border="0.5pt solid #000000"/>
    </style:style>
    <style:style style:name="表7.C3" style:family="table-cell">
      <style:table-cell-properties style:vertical-align="" fo:padding-left="0.191cm" fo:padding-right="0.191cm" fo:padding-top="0cm" fo:padding-bottom="0cm" fo:border-left="0.5pt solid #000000" fo:border-right="1.5pt solid #000000" fo:border-top="0.5pt solid #000000" fo:border-bottom="0.5pt solid #000000"/>
    </style:style>
    <style:style style:name="表7.A9" style:family="table-cell">
      <style:table-cell-properties style:vertical-align="" fo:padding-left="0.191cm" fo:padding-right="0.191cm" fo:padding-top="0cm" fo:padding-bottom="0cm" fo:border-left="1.5pt solid #000000" fo:border-right="0.5pt solid #000000" fo:border-top="0.5pt solid #000000" fo:border-bottom="1.5pt solid #000000"/>
    </style:style>
    <style:style style:name="表7.B9" style:family="table-cell">
      <style:table-cell-properties style:vertical-align="" fo:padding-left="0.191cm" fo:padding-right="0.191cm" fo:padding-top="0cm" fo:padding-bottom="0cm" fo:border-left="0.5pt solid #000000" fo:border-right="0.5pt solid #000000" fo:border-top="0.5pt solid #000000" fo:border-bottom="1.5pt solid #000000"/>
    </style:style>
    <style:style style:name="表7.C9" style:family="table-cell">
      <style:table-cell-properties style:vertical-align="" fo:padding-left="0.191cm" fo:padding-right="0.191cm" fo:padding-top="0cm" fo:padding-bottom="0cm" fo:border-left="0.5pt solid #000000" fo:border-right="1.5pt solid #000000" fo:border-top="0.5pt solid #000000" fo:border-bottom="1.5pt solid #000000"/>
    </style:style>
    <style:style style:name="表9" style:family="table">
      <style:table-properties style:width="16.501cm" fo:margin-left="0.549cm" fo:margin-top="0cm" fo:margin-bottom="0cm" table:align="left" style:writing-mode="page"/>
    </style:style>
    <style:style style:name="表9.A" style:family="table-column">
      <style:table-column-properties style:column-width="0.986cm"/>
    </style:style>
    <style:style style:name="表9.B" style:family="table-column">
      <style:table-column-properties style:column-width="3.007cm"/>
    </style:style>
    <style:style style:name="表9.C" style:family="table-column">
      <style:table-column-properties style:column-width="12.508cm"/>
    </style:style>
    <style:style style:name="表9.1" style:family="table-row">
      <style:table-row-properties fo:keep-together="auto"/>
    </style:style>
    <style:style style:name="表9.A1" style:family="table-cell">
      <style:table-cell-properties style:vertical-align="" style:border-line-width-bottom="0.018cm 0.018cm 0.018cm" fo:padding-left="0.191cm" fo:padding-right="0.191cm" fo:padding-top="0cm" fo:padding-bottom="0cm" fo:border-left="1.5pt solid #000000" fo:border-right="0.5pt solid #000000" fo:border-top="1.5pt solid #000000" fo:border-bottom="1.5pt double #000000"/>
    </style:style>
    <style:style style:name="表9.B1" style:family="table-cell">
      <style:table-cell-properties style:vertical-align="" style:border-line-width-bottom="0.018cm 0.018cm 0.018cm" fo:padding-left="0.191cm" fo:padding-right="0.191cm" fo:padding-top="0cm" fo:padding-bottom="0cm" fo:border-left="0.5pt solid #000000" fo:border-right="0.5pt solid #000000" fo:border-top="1.5pt solid #000000" fo:border-bottom="1.5pt double #000000"/>
    </style:style>
    <style:style style:name="表9.C1" style:family="table-cell">
      <style:table-cell-properties style:vertical-align="" style:border-line-width-bottom="0.018cm 0.018cm 0.018cm" fo:padding-left="0.191cm" fo:padding-right="0.191cm" fo:padding-top="0cm" fo:padding-bottom="0cm" fo:border-left="0.5pt solid #000000" fo:border-right="1.5pt solid #000000" fo:border-top="1.5pt solid #000000" fo:border-bottom="1.5pt double #000000"/>
    </style:style>
    <style:style style:name="表9.A2" style:family="table-cell">
      <style:table-cell-properties style:vertical-align="" style:border-line-width-top="0.018cm 0.018cm 0.018cm" fo:padding-left="0.191cm" fo:padding-right="0.191cm" fo:padding-top="0cm" fo:padding-bottom="0cm" fo:border-left="1.5pt solid #000000" fo:border-right="0.5pt solid #000000" fo:border-top="1.5pt double #000000" fo:border-bottom="0.5pt solid #000000"/>
    </style:style>
    <style:style style:name="表9.B2" style:family="table-cell">
      <style:table-cell-properties style:vertical-align="" style:border-line-width-top="0.018cm 0.018cm 0.018cm" fo:padding-left="0.191cm" fo:padding-right="0.191cm" fo:padding-top="0cm" fo:padding-bottom="0cm" fo:border-left="0.5pt solid #000000" fo:border-right="0.5pt solid #000000" fo:border-top="1.5pt double #000000" fo:border-bottom="0.5pt solid #000000"/>
    </style:style>
    <style:style style:name="表9.C2" style:family="table-cell">
      <style:table-cell-properties style:vertical-align="" style:border-line-width-top="0.018cm 0.018cm 0.018cm" fo:padding-left="0.191cm" fo:padding-right="0.191cm" fo:padding-top="0cm" fo:padding-bottom="0cm" fo:border-left="0.5pt solid #000000" fo:border-right="1.5pt solid #000000" fo:border-top="1.5pt double #000000" fo:border-bottom="0.5pt solid #000000"/>
    </style:style>
    <style:style style:name="表9.A3" style:family="table-cell">
      <style:table-cell-properties style:vertical-align="" fo:padding-left="0.191cm" fo:padding-right="0.191cm" fo:padding-top="0cm" fo:padding-bottom="0cm" fo:border-left="1.5pt solid #000000" fo:border-right="0.5pt solid #000000" fo:border-top="0.5pt solid #000000" fo:border-bottom="0.5pt solid #000000"/>
    </style:style>
    <style:style style:name="表9.B3" style:family="table-cell">
      <style:table-cell-properties style:vertical-align="" fo:padding-left="0.191cm" fo:padding-right="0.191cm" fo:padding-top="0cm" fo:padding-bottom="0cm" fo:border="0.5pt solid #000000"/>
    </style:style>
    <style:style style:name="表9.C3" style:family="table-cell">
      <style:table-cell-properties style:vertical-align="" fo:padding-left="0.191cm" fo:padding-right="0.191cm" fo:padding-top="0cm" fo:padding-bottom="0cm" fo:border-left="0.5pt solid #000000" fo:border-right="1.5pt solid #000000" fo:border-top="0.5pt solid #000000" fo:border-bottom="0.5pt solid #000000"/>
    </style:style>
    <style:style style:name="表9.A7" style:family="table-cell">
      <style:table-cell-properties style:vertical-align="" fo:padding-left="0.191cm" fo:padding-right="0.191cm" fo:padding-top="0cm" fo:padding-bottom="0cm" fo:border-left="1.5pt solid #000000" fo:border-right="0.5pt solid #000000" fo:border-top="0.5pt solid #000000" fo:border-bottom="1.5pt solid #000000"/>
    </style:style>
    <style:style style:name="表9.B7" style:family="table-cell">
      <style:table-cell-properties style:vertical-align="" fo:padding-left="0.191cm" fo:padding-right="0.191cm" fo:padding-top="0cm" fo:padding-bottom="0cm" fo:border-left="0.5pt solid #000000" fo:border-right="0.5pt solid #000000" fo:border-top="0.5pt solid #000000" fo:border-bottom="1.5pt solid #000000"/>
    </style:style>
    <style:style style:name="表9.C7" style:family="table-cell">
      <style:table-cell-properties style:vertical-align="" fo:padding-left="0.191cm" fo:padding-right="0.191cm" fo:padding-top="0cm" fo:padding-bottom="0cm" fo:border-left="0.5pt solid #000000" fo:border-right="1.5pt solid #000000" fo:border-top="0.5pt solid #000000" fo:border-bottom="1.5pt solid #000000"/>
    </style:style>
    <style:style style:name="表10" style:family="table">
      <style:table-properties style:width="16.159cm" fo:margin-left="1.009cm" fo:margin-top="0cm" fo:margin-bottom="0cm" table:align="left" style:writing-mode="page"/>
    </style:style>
    <style:style style:name="表10.A" style:family="table-column">
      <style:table-column-properties style:column-width="16.159cm"/>
    </style:style>
    <style:style style:name="表10.1" style:family="table-row">
      <style:table-row-properties fo:keep-together="auto"/>
    </style:style>
    <style:style style:name="表10.A1" style:family="table-cell">
      <style:table-cell-properties style:vertical-align="" fo:padding-left="0.191cm" fo:padding-right="0.191cm" fo:padding-top="0cm" fo:padding-bottom="0cm" fo:border="0.5pt solid #000000"/>
    </style:style>
    <style:style style:name="P1" style:family="paragraph" style:parent-style-name="Standard" style:master-page-name="Standard">
      <style:paragraph-properties style:page-number="auto"/>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40pt" style:font-size-asian="40pt" style:font-size-complex="40pt"/>
    </style:style>
    <style:style style:name="P4" style:family="paragraph" style:parent-style-name="Standard">
      <style:text-properties fo:font-size="40pt" style:font-size-asian="40pt" style:font-size-complex="40pt"/>
    </style:style>
    <style:style style:name="P5" style:family="paragraph" style:parent-style-name="Standard">
      <style:paragraph-properties fo:text-align="center" style:justify-single-word="false" fo:break-before="page"/>
    </style:style>
    <style:style style:name="P6" style:family="paragraph" style:parent-style-name="Standard">
      <style:paragraph-properties fo:text-align="center" style:justify-single-word="false"/>
      <style:text-properties fo:font-size="20pt" style:font-size-asian="20pt" style:font-size-complex="20pt"/>
    </style:style>
    <style:style style:name="P7" style:family="paragraph" style:parent-style-name="Standard">
      <style:paragraph-properties fo:line-height="150%"/>
      <style:text-properties style:font-name="ＭＳ 明朝3" fo:font-size="10.5pt" style:font-size-asian="10.5pt" style:font-name-complex="ＭＳ 明朝3" style:font-size-complex="10.5pt"/>
    </style:style>
    <style:style style:name="P8" style:family="paragraph" style:parent-style-name="Standard">
      <style:paragraph-properties fo:line-height="150%"/>
      <style:text-properties style:font-name="ＭＳ 明朝3" fo:font-size="10.5pt" officeooo:paragraph-rsid="0318158d" style:font-size-asian="10.5pt" style:font-name-complex="ＭＳ 明朝3" style:font-size-complex="10.5pt"/>
    </style:style>
    <style:style style:name="P9" style:family="paragraph" style:parent-style-name="Standard">
      <style:text-properties style:font-name="ＭＳ 明朝3" fo:font-size="10.5pt" style:font-size-asian="10.5pt" style:font-name-complex="ＭＳ 明朝3" style:font-size-complex="10.5pt"/>
    </style:style>
    <style:style style:name="P10" style:family="paragraph">
      <loext:graphic-properties draw:fill="none"/>
      <style:paragraph-properties fo:text-align="center"/>
    </style:style>
    <style:style style:name="P11" style:family="paragraph" style:parent-style-name="Standard">
      <style:paragraph-properties fo:break-before="page"/>
      <style:text-properties style:font-name="ＭＳ 明朝3" fo:font-size="10.5pt" style:font-size-asian="10.5pt" style:font-name-complex="ＭＳ 明朝3" style:font-size-complex="10.5pt"/>
    </style:style>
    <style:style style:name="P12" style:family="paragraph" style:parent-style-name="Standard">
      <style:paragraph-properties fo:text-align="center" style:justify-single-word="false"/>
      <style:text-properties style:font-name="ＭＳ 明朝3" style:font-name-complex="ＭＳ 明朝3"/>
    </style:style>
    <style:style style:name="P13" style:family="paragraph" style:parent-style-name="Standard">
      <style:paragraph-properties fo:text-align="center" style:justify-single-word="false"/>
      <style:text-properties style:font-name="ＭＳ 明朝3" fo:font-size="12pt" officeooo:paragraph-rsid="017314eb" style:font-size-asian="12pt" style:font-name-complex="ＭＳ 明朝3" style:font-size-complex="12pt"/>
    </style:style>
    <style:style style:name="P14" style:family="paragraph" style:parent-style-name="Standard">
      <style:text-properties style:font-name="ＭＳ 明朝3" fo:font-size="10.5pt" officeooo:paragraph-rsid="017314eb" style:font-size-asian="10.5pt" style:font-name-complex="ＭＳ 明朝3" style:font-size-complex="10.5pt"/>
    </style:style>
    <style:style style:name="P15" style:family="paragraph" style:parent-style-name="Standard">
      <style:paragraph-properties fo:line-height="150%"/>
      <style:text-properties style:font-name="ＭＳ 明朝" fo:font-size="10.5pt" fo:font-weight="normal" officeooo:paragraph-rsid="017314eb" style:font-name-asian="ＭＳ 明朝" style:font-size-asian="10.5pt" style:font-weight-asian="normal" style:font-name-complex="ＭＳ 明朝3" style:font-size-complex="10.5pt" style:font-weight-complex="normal"/>
    </style:style>
    <style:style style:name="P16" style:family="paragraph" style:parent-style-name="Standard">
      <style:paragraph-properties fo:line-height="150%"/>
      <style:text-properties style:font-name="ＭＳ 明朝" fo:font-size="10.5pt" fo:font-weight="normal" officeooo:paragraph-rsid="017435b8" style:font-name-asian="ＭＳ 明朝" style:font-size-asian="10.5pt" style:font-weight-asian="normal" style:font-name-complex="ＭＳ 明朝3" style:font-size-complex="10.5pt" style:font-weight-complex="normal"/>
    </style:style>
    <style:style style:name="P17" style:family="paragraph" style:parent-style-name="Standard">
      <style:paragraph-properties fo:text-align="center" style:justify-single-word="false"/>
      <style:text-properties style:font-name="ＭＳ 明朝3" officeooo:paragraph-rsid="017435b8" style:font-name-complex="ＭＳ 明朝3"/>
    </style:style>
    <style:style style:name="P18" style:family="paragraph" style:parent-style-name="Standard">
      <style:paragraph-properties fo:line-height="150%"/>
      <style:text-properties style:font-name="ＭＳ 明朝3" fo:font-size="12pt" fo:font-weight="bold" officeooo:paragraph-rsid="017435b8" style:font-size-asian="12pt" style:font-weight-asian="bold" style:font-name-complex="ＭＳ 明朝3" style:font-size-complex="12pt" style:font-weight-complex="bold"/>
    </style:style>
    <style:style style:name="P19" style:family="paragraph" style:parent-style-name="Standard">
      <style:paragraph-properties fo:line-height="150%"/>
      <style:text-properties style:font-name="ＭＳ 明朝3" fo:font-size="10.5pt" fo:font-weight="normal" officeooo:paragraph-rsid="017435b8" style:font-size-asian="10.5pt" style:font-weight-asian="normal" style:font-name-complex="ＭＳ 明朝3" style:font-size-complex="10.5pt" style:font-weight-complex="normal"/>
    </style:style>
    <style:style style:name="P20" style:family="paragraph" style:parent-style-name="Standard">
      <style:paragraph-properties fo:line-height="150%"/>
      <style:text-properties style:font-name="ＭＳ 明朝3" fo:font-size="10.5pt" fo:font-weight="normal" officeooo:paragraph-rsid="017475b3" style:font-size-asian="10.5pt" style:font-weight-asian="normal" style:font-name-complex="ＭＳ 明朝3" style:font-size-complex="10.5pt" style:font-weight-complex="normal"/>
    </style:style>
    <style:style style:name="P21" style:family="paragraph" style:parent-style-name="Standard">
      <style:paragraph-properties fo:line-height="150%"/>
      <style:text-properties style:font-name="ＭＳ 明朝3" fo:font-size="10.5pt" fo:font-weight="normal" officeooo:paragraph-rsid="01988517" style:font-size-asian="10.5pt" style:font-weight-asian="normal" style:font-name-complex="ＭＳ 明朝3" style:font-size-complex="10.5pt" style:font-weight-complex="normal"/>
    </style:style>
    <style:style style:name="P22" style:family="paragraph" style:parent-style-name="Standard">
      <style:paragraph-properties fo:line-height="150%"/>
      <style:text-properties style:font-name="ＭＳ 明朝3" fo:font-size="10.5pt" fo:font-weight="normal" officeooo:rsid="026f607b" officeooo:paragraph-rsid="026f607b" style:font-size-asian="10.5pt" style:font-weight-asian="normal" style:font-name-complex="ＭＳ 明朝3" style:font-size-complex="10.5pt" style:font-weight-complex="normal"/>
    </style:style>
    <style:style style:name="P23" style:family="paragraph" style:parent-style-name="Standard">
      <style:paragraph-properties fo:line-height="150%"/>
      <style:text-properties style:font-name="ＭＳ 明朝3" fo:font-size="10.5pt" fo:font-weight="normal" officeooo:paragraph-rsid="02dabc64" style:font-size-asian="10.5pt" style:font-weight-asian="normal" style:font-name-complex="ＭＳ 明朝3" style:font-size-complex="10.5pt" style:font-weight-complex="normal"/>
    </style:style>
    <style:style style:name="P24" style:family="paragraph" style:parent-style-name="Standard">
      <style:paragraph-properties fo:line-height="150%"/>
      <style:text-properties style:font-name="ＭＳ 明朝3" fo:font-size="12pt" fo:font-weight="bold" officeooo:paragraph-rsid="017475b3" style:font-size-asian="12pt" style:font-weight-asian="bold" style:font-name-complex="ＭＳ 明朝3" style:font-size-complex="12pt" style:font-weight-complex="bold"/>
    </style:style>
    <style:style style:name="P25" style:family="paragraph" style:parent-style-name="Standard">
      <style:paragraph-properties fo:text-align="center" style:justify-single-word="false"/>
      <style:text-properties style:font-name="ＭＳ 明朝3" fo:font-size="12pt" officeooo:paragraph-rsid="017475b3" style:font-size-asian="12pt" style:font-name-complex="ＭＳ 明朝3" style:font-size-complex="12pt"/>
    </style:style>
    <style:style style:name="P26" style:family="paragraph" style:parent-style-name="Standard">
      <style:paragraph-properties fo:line-height="150%" fo:text-align="justify" style:justify-single-word="false"/>
      <style:text-properties style:font-name="ＭＳ 明朝3" fo:font-size="10.5pt" fo:font-weight="normal" officeooo:paragraph-rsid="017475b3" style:font-size-asian="10.5pt" style:font-weight-asian="normal" style:font-name-complex="ＭＳ 明朝3" style:font-size-complex="10.5pt" style:font-weight-complex="normal"/>
    </style:style>
    <style:style style:name="P27" style:family="paragraph" style:parent-style-name="Standard">
      <style:paragraph-properties fo:line-height="150%" fo:text-align="justify" style:justify-single-word="false"/>
      <style:text-properties style:font-name="ＭＳ 明朝3" fo:font-size="10.5pt" fo:font-weight="normal" officeooo:paragraph-rsid="02e34df5" style:font-size-asian="10.5pt" style:font-weight-asian="normal" style:font-name-complex="ＭＳ 明朝3" style:font-size-complex="10.5pt" style:font-weight-complex="normal"/>
    </style:style>
    <style:style style:name="P28" style:family="paragraph" style:parent-style-name="Standard">
      <style:paragraph-properties fo:line-height="150%" fo:text-align="justify" style:justify-single-word="false"/>
      <style:text-properties style:font-name="ＭＳ 明朝3" fo:font-size="10.5pt" fo:font-weight="normal" officeooo:rsid="02cb99b4" officeooo:paragraph-rsid="02cb99b4" style:font-size-asian="10.5pt" style:font-weight-asian="normal" style:font-name-complex="ＭＳ 明朝3" style:font-size-complex="10.5pt" style:font-weight-complex="normal"/>
    </style:style>
    <style:style style:name="P29" style:family="paragraph" style:parent-style-name="Standard">
      <style:paragraph-properties fo:line-height="150%" fo:text-align="justify" style:justify-single-word="false"/>
      <style:text-properties style:font-name="ＭＳ 明朝3" fo:font-size="12pt" fo:font-weight="bold" officeooo:paragraph-rsid="017475b3" style:font-size-asian="12pt" style:font-weight-asian="bold" style:font-name-complex="ＭＳ 明朝3" style:font-size-complex="12pt" style:font-weight-complex="bold"/>
    </style:style>
    <style:style style:name="P30" style:family="paragraph" style:parent-style-name="Standard">
      <style:paragraph-properties fo:line-height="150%" fo:text-align="justify" style:justify-single-word="false"/>
      <style:text-properties style:font-name="ＭＳ 明朝" fo:font-size="10.5pt" fo:font-weight="normal" officeooo:paragraph-rsid="017475b3" style:font-name-asian="ＭＳ 明朝" style:font-size-asian="10.5pt" style:font-weight-asian="normal" style:font-name-complex="ＭＳ 明朝3" style:font-size-complex="10.5pt" style:font-weight-complex="normal"/>
    </style:style>
    <style:style style:name="P31" style:family="paragraph" style:parent-style-name="Standard">
      <style:paragraph-properties fo:line-height="150%" fo:text-align="justify" style:justify-single-word="false"/>
      <style:text-properties style:font-name="ＭＳ 明朝" fo:font-size="10.5pt" fo:font-weight="normal" officeooo:paragraph-rsid="01bb584e" style:font-name-asian="ＭＳ 明朝" style:font-size-asian="10.5pt" style:font-weight-asian="normal" style:font-name-complex="ＭＳ 明朝3" style:font-size-complex="10.5pt" style:font-weight-complex="normal"/>
    </style:style>
    <style:style style:name="P32" style:family="paragraph" style:parent-style-name="Standard">
      <style:paragraph-properties fo:line-height="150%" fo:text-align="justify" style:justify-single-word="false"/>
      <style:text-properties style:font-name="ＭＳ 明朝" fo:font-size="10.5pt" fo:font-weight="normal" officeooo:paragraph-rsid="01762064" style:font-name-asian="ＭＳ 明朝" style:font-size-asian="10.5pt" style:font-weight-asian="normal" style:font-name-complex="ＭＳ 明朝3" style:font-size-complex="10.5pt" style:font-weight-complex="normal"/>
    </style:style>
    <style:style style:name="P33" style:family="paragraph" style:parent-style-name="Standard">
      <style:paragraph-properties fo:line-height="150%" fo:text-align="justify" style:justify-single-word="false"/>
      <style:text-properties style:font-name="ＭＳ 明朝3" fo:font-size="12pt" fo:font-weight="bold" officeooo:paragraph-rsid="01762064" style:font-name-asian="ＭＳ 明朝" style:font-size-asian="12pt" style:font-weight-asian="bold" style:font-name-complex="ＭＳ 明朝3" style:font-size-complex="12pt" style:font-weight-complex="bold"/>
    </style:style>
    <style:style style:name="P34" style:family="paragraph" style:parent-style-name="Standard">
      <style:paragraph-properties fo:text-align="center" style:justify-single-word="false"/>
      <style:text-properties style:font-name="ＭＳ 明朝3" fo:font-size="12pt" officeooo:paragraph-rsid="01762064" style:font-size-asian="12pt" style:font-name-complex="ＭＳ 明朝3" style:font-size-complex="12pt"/>
    </style:style>
    <style:style style:name="P35" style:family="paragraph" style:parent-style-name="Standard">
      <style:paragraph-properties fo:line-height="150%" fo:text-align="justify" style:justify-single-word="false"/>
      <style:text-properties style:font-name="ＭＳ 明朝3" fo:font-size="12pt" fo:font-weight="bold" officeooo:paragraph-rsid="01762064" style:font-size-asian="12pt" style:font-weight-asian="bold" style:font-name-complex="ＭＳ 明朝3" style:font-size-complex="12pt" style:font-weight-complex="bold"/>
    </style:style>
    <style:style style:name="P36" style:family="paragraph" style:parent-style-name="Standard">
      <style:paragraph-properties fo:line-height="150%" fo:text-align="justify" style:justify-single-word="false"/>
      <style:text-properties style:font-name="ＭＳ 明朝" fo:font-size="10.5pt" fo:font-weight="normal" officeooo:paragraph-rsid="0177f653" style:font-name-asian="ＭＳ 明朝" style:font-size-asian="10.5pt" style:font-weight-asian="normal" style:font-name-complex="ＭＳ 明朝3" style:font-size-complex="10.5pt" style:font-weight-complex="normal"/>
    </style:style>
    <style:style style:name="P37" style:family="paragraph" style:parent-style-name="Standard">
      <style:paragraph-properties fo:text-align="center" style:justify-single-word="false"/>
      <style:text-properties style:font-name="ＭＳ 明朝3" officeooo:paragraph-rsid="025d3ca1" style:font-name-complex="ＭＳ 明朝3"/>
    </style:style>
    <style:style style:name="P38" style:family="paragraph" style:parent-style-name="Standard">
      <style:paragraph-properties fo:line-height="150%"/>
      <style:text-properties style:font-name="ＭＳ 明朝3" fo:font-size="10.5pt" fo:font-weight="normal" officeooo:paragraph-rsid="025d3ca1" style:font-size-asian="10.5pt" style:font-weight-asian="normal" style:font-name-complex="ＭＳ 明朝3" style:font-size-complex="10.5pt" style:font-weight-complex="normal"/>
    </style:style>
    <style:style style:name="P39" style:family="paragraph" style:parent-style-name="Standard">
      <style:paragraph-properties fo:line-height="150%"/>
      <style:text-properties style:font-name="ＭＳ 明朝3" fo:font-size="12pt" fo:font-weight="normal" officeooo:paragraph-rsid="025d3ca1" style:font-name-asian="ＭＳ 明朝" style:font-size-asian="12pt" style:font-weight-asian="normal" style:font-name-complex="ＭＳ 明朝3" style:font-size-complex="12pt" style:font-weight-complex="normal"/>
    </style:style>
    <style:style style:name="P40" style:family="paragraph" style:parent-style-name="Standard">
      <style:paragraph-properties fo:text-align="center" style:justify-single-word="false"/>
      <style:text-properties style:font-name="ＭＳ 明朝3" officeooo:paragraph-rsid="033d3476" style:font-name-complex="ＭＳ 明朝3"/>
    </style:style>
    <style:style style:name="P41" style:family="paragraph" style:parent-style-name="Standard">
      <style:paragraph-properties fo:line-height="150%" fo:text-align="justify" style:justify-single-word="false"/>
      <style:text-properties style:font-name="ＭＳ 明朝3" fo:font-size="12pt" fo:font-weight="bold" officeooo:paragraph-rsid="033d3476" style:font-size-asian="12pt" style:font-weight-asian="bold" style:font-name-complex="ＭＳ 明朝3" style:font-size-complex="12pt" style:font-weight-complex="bold"/>
    </style:style>
    <style:style style:name="P42" style:family="paragraph" style:parent-style-name="Standard">
      <style:paragraph-properties fo:text-align="center" style:justify-single-word="false"/>
      <style:text-properties style:font-name="ＭＳ 明朝3" officeooo:paragraph-rsid="0177f653" style:font-name-complex="ＭＳ 明朝3"/>
    </style:style>
    <style:style style:name="P43" style:family="paragraph" style:parent-style-name="Standard">
      <style:paragraph-properties fo:text-align="start" style:justify-single-word="false"/>
      <style:text-properties style:font-name="ＭＳ 明朝3" fo:font-size="10.5pt" fo:font-weight="normal" officeooo:paragraph-rsid="0177f653" style:font-size-asian="10.5pt" style:font-weight-asian="normal" style:font-name-complex="ＭＳ 明朝3" style:font-size-complex="10.5pt" style:font-weight-complex="normal"/>
    </style:style>
    <style:style style:name="P44" style:family="paragraph" style:parent-style-name="Standard">
      <style:paragraph-properties fo:text-align="center" style:justify-single-word="false"/>
      <style:text-properties style:font-name="ＭＳ 明朝3" officeooo:paragraph-rsid="0181ad48" style:font-name-complex="ＭＳ 明朝3"/>
    </style:style>
    <style:style style:name="P45" style:family="paragraph" style:parent-style-name="Standard">
      <style:paragraph-properties fo:line-height="150%" fo:text-align="justify" style:justify-single-word="false"/>
      <style:text-properties style:font-name="ＭＳ 明朝" fo:font-size="10.5pt" fo:font-weight="normal" officeooo:paragraph-rsid="0181ad48" style:font-name-asian="ＭＳ 明朝" style:font-size-asian="10.5pt" style:font-weight-asian="normal" style:font-name-complex="ＭＳ 明朝3" style:font-size-complex="10.5pt" style:font-weight-complex="normal"/>
    </style:style>
    <style:style style:name="P46" style:family="paragraph" style:parent-style-name="Standard">
      <style:paragraph-properties fo:line-height="150%" fo:text-align="justify" style:justify-single-word="false"/>
      <style:text-properties style:font-name="ＭＳ 明朝" fo:font-size="12pt" fo:font-weight="normal" officeooo:paragraph-rsid="0181ad48" style:font-name-asian="ＭＳ 明朝" style:font-size-asian="12pt" style:font-weight-asian="normal" style:font-name-complex="ＭＳ 明朝3" style:font-size-complex="12pt" style:font-weight-complex="normal"/>
    </style:style>
    <style:style style:name="P47" style:family="paragraph" style:parent-style-name="Standard">
      <style:paragraph-properties fo:line-height="150%" fo:text-align="justify" style:justify-single-word="false"/>
      <style:text-properties style:font-name="ＭＳ 明朝" fo:font-size="10.5pt" fo:font-weight="normal" officeooo:paragraph-rsid="018b0589" style:font-name-asian="ＭＳ 明朝" style:font-size-asian="10.5pt" style:font-weight-asian="normal" style:font-name-complex="ＭＳ 明朝3" style:font-size-complex="10.5pt" style:font-weight-complex="normal"/>
    </style:style>
    <style:style style:name="P48" style:family="paragraph" style:parent-style-name="Standard">
      <style:paragraph-properties fo:text-align="center" style:justify-single-word="false"/>
      <style:text-properties style:font-name="ＭＳ 明朝3" officeooo:paragraph-rsid="0346101a" style:font-name-complex="ＭＳ 明朝3"/>
    </style:style>
    <style:style style:name="P49" style:family="paragraph" style:parent-style-name="Standard">
      <style:paragraph-properties fo:line-height="150%" fo:text-align="justify" style:justify-single-word="false"/>
      <style:text-properties style:font-name="ＭＳ 明朝" fo:font-size="12pt" fo:font-weight="normal" officeooo:paragraph-rsid="0346101a" style:font-name-asian="ＭＳ 明朝" style:font-size-asian="12pt" style:font-weight-asian="normal" style:font-name-complex="ＭＳ 明朝3" style:font-size-complex="12pt" style:font-weight-complex="normal"/>
    </style:style>
    <style:style style:name="P50" style:family="paragraph" style:parent-style-name="Standard">
      <style:paragraph-properties fo:line-height="150%" fo:text-align="justify" style:justify-single-word="false"/>
      <style:text-properties style:font-name="ＭＳ 明朝" fo:font-size="10.5pt" fo:font-weight="normal" officeooo:paragraph-rsid="034c8c33" style:font-name-asian="ＭＳ 明朝" style:font-size-asian="10.5pt" style:font-weight-asian="normal" style:font-name-complex="ＭＳ 明朝3" style:font-size-complex="10.5pt" style:font-weight-complex="normal"/>
    </style:style>
    <style:style style:name="P51" style:family="paragraph" style:parent-style-name="Standard">
      <style:paragraph-properties fo:line-height="150%" fo:text-align="justify" style:justify-single-word="false"/>
      <style:text-properties style:font-name="ＭＳ 明朝" fo:font-size="10.5pt" fo:font-weight="normal" officeooo:paragraph-rsid="0346101a" style:font-name-asian="ＭＳ 明朝" style:font-size-asian="10.5pt" style:font-weight-asian="normal" style:font-name-complex="ＭＳ 明朝3" style:font-size-complex="10.5pt" style:font-weight-complex="normal"/>
    </style:style>
    <style:style style:name="P52" style:family="paragraph" style:parent-style-name="Standard">
      <style:paragraph-properties fo:line-height="150%" fo:text-align="center" style:justify-single-word="false"/>
      <style:text-properties style:font-name="ＭＳ 明朝" fo:font-size="12pt" fo:font-weight="normal" officeooo:paragraph-rsid="0181ad48" style:font-name-asian="ＭＳ 明朝" style:font-size-asian="12pt" style:font-weight-asian="normal" style:font-name-complex="ＭＳ 明朝3" style:font-size-complex="12pt" style:font-weight-complex="normal"/>
    </style:style>
    <style:style style:name="P53" style:family="paragraph" style:parent-style-name="Standard">
      <style:paragraph-properties fo:line-height="150%" fo:text-align="start" style:justify-single-word="false"/>
      <style:text-properties style:font-name="ＭＳ 明朝" fo:font-size="12pt" fo:font-weight="normal" officeooo:paragraph-rsid="0181ad48" style:font-name-asian="ＭＳ 明朝" style:font-size-asian="12pt" style:font-weight-asian="normal" style:font-name-complex="ＭＳ 明朝3" style:font-size-complex="12pt" style:font-weight-complex="normal"/>
    </style:style>
    <style:style style:name="P54" style:family="paragraph" style:parent-style-name="Standard" style:master-page-name="_31__20_を変換">
      <style:paragraph-properties fo:text-align="center" style:justify-single-word="false" style:page-number="1"/>
      <style:text-properties style:font-name="ＭＳ 明朝3" style:font-name-complex="ＭＳ 明朝3"/>
    </style:style>
    <style:style style:name="P55" style:family="paragraph" style:parent-style-name="Standard">
      <style:paragraph-properties fo:text-align="center" style:justify-single-word="false"/>
      <style:text-properties style:font-name="ＭＳ 明朝3" fo:font-size="20pt" style:font-size-asian="20pt" style:font-name-complex="ＭＳ 明朝3" style:font-size-complex="20pt"/>
    </style:style>
    <style:style style:name="P56" style:family="paragraph" style:parent-style-name="Standard">
      <style:paragraph-properties fo:line-height="150%"/>
      <style:text-properties style:font-name="ＭＳ 明朝3" fo:font-weight="bold" style:font-weight-asian="bold" style:font-name-complex="ＭＳ 明朝3" style:font-weight-complex="bold"/>
    </style:style>
    <style:style style:name="P57" style:family="paragraph" style:parent-style-name="Standard">
      <style:paragraph-properties fo:line-height="150%"/>
      <style:text-properties style:font-name="ＭＳ 明朝3" fo:font-size="10.5pt" officeooo:paragraph-rsid="02826fae" style:font-size-asian="10.5pt" style:font-name-complex="ＭＳ 明朝3" style:font-size-complex="10.5pt"/>
    </style:style>
    <style:style style:name="P58" style:family="paragraph" style:parent-style-name="Standard">
      <style:paragraph-properties fo:line-height="150%"/>
      <style:text-properties style:font-name="ＭＳ 明朝3" fo:font-size="10.5pt" fo:font-weight="bold" style:font-size-asian="10.5pt" style:font-weight-asian="bold" style:font-name-complex="ＭＳ 明朝3" style:font-size-complex="10.5pt" style:font-weight-complex="bold"/>
    </style:style>
    <style:style style:name="P59" style:family="paragraph" style:parent-style-name="Standard">
      <style:paragraph-properties fo:line-height="150%" fo:break-before="page"/>
      <style:text-properties style:font-name="ＭＳ 明朝3" fo:font-size="10.5pt" style:font-size-asian="10.5pt" style:font-name-complex="ＭＳ 明朝3" style:font-size-complex="10.5pt"/>
    </style:style>
    <style:style style:name="P60" style:family="paragraph" style:parent-style-name="Standard">
      <style:paragraph-properties fo:line-height="150%"/>
      <style:text-properties style:font-name="ＭＳ 明朝3" fo:font-size="10.5pt" officeooo:paragraph-rsid="0280f412" style:font-size-asian="10.5pt" style:font-name-complex="ＭＳ 明朝3" style:font-size-complex="10.5pt"/>
    </style:style>
    <style:style style:name="P61" style:family="paragraph" style:parent-style-name="Standard">
      <style:paragraph-properties fo:line-height="150%"/>
    </style:style>
    <style:style style:name="P62" style:family="paragraph" style:parent-style-name="Standard">
      <style:paragraph-properties fo:line-height="150%"/>
      <style:text-properties style:font-name="ＭＳ 明朝3" fo:font-size="10.5pt" fo:font-weight="bold" officeooo:paragraph-rsid="02baedba" style:font-size-asian="10.5pt" style:font-weight-asian="bold" style:font-name-complex="ＭＳ 明朝3" style:font-size-complex="10.5pt" style:font-weight-complex="bold"/>
    </style:style>
    <style:style style:name="P63" style:family="paragraph" style:parent-style-name="Standard">
      <style:paragraph-properties fo:line-height="150%"/>
      <style:text-properties style:font-name="ＭＳ 明朝3" fo:font-size="10.5pt" fo:font-weight="normal" officeooo:paragraph-rsid="02baedba" style:font-size-asian="10.5pt" style:font-weight-asian="normal" style:font-name-complex="ＭＳ 明朝3" style:font-size-complex="10.5pt" style:font-weight-complex="normal"/>
    </style:style>
    <style:style style:name="P64" style:family="paragraph" style:parent-style-name="Standard">
      <style:paragraph-properties fo:line-height="150%"/>
      <style:text-properties style:font-name="ＭＳ 明朝3" fo:font-size="10.5pt" fo:font-weight="normal" style:font-size-asian="10.5pt" style:font-weight-asian="normal" style:font-name-complex="ＭＳ 明朝3" style:font-size-complex="10.5pt" style:font-weight-complex="normal"/>
    </style:style>
    <style:style style:name="P65" style:family="paragraph" style:parent-style-name="Standard">
      <style:paragraph-properties fo:line-height="150%"/>
      <style:text-properties style:font-name="ＭＳ 明朝3" fo:font-size="10.5pt" fo:font-weight="normal" officeooo:paragraph-rsid="02b31970" style:font-size-asian="10.5pt" style:font-weight-asian="normal" style:font-name-complex="ＭＳ 明朝3" style:font-size-complex="10.5pt" style:font-weight-complex="normal"/>
    </style:style>
    <style:style style:name="P66" style:family="paragraph" style:parent-style-name="Standard">
      <style:paragraph-properties fo:line-height="150%"/>
      <style:text-properties style:font-name="ＭＳ 明朝3" fo:font-size="10.5pt" fo:font-weight="normal" officeooo:paragraph-rsid="02b4fe76" style:font-size-asian="10.5pt" style:font-weight-asian="normal" style:font-name-complex="ＭＳ 明朝3" style:font-size-complex="10.5pt" style:font-weight-complex="normal"/>
    </style:style>
    <style:style style:name="P67" style:family="paragraph" style:parent-style-name="Standard">
      <style:paragraph-properties fo:line-height="150%"/>
      <style:text-properties style:font-name="ＭＳ 明朝3" fo:font-size="10.5pt" officeooo:paragraph-rsid="02b7b303" style:font-size-asian="10.5pt" style:font-name-complex="ＭＳ 明朝3" style:font-size-complex="10.5pt"/>
    </style:style>
    <style:style style:name="P68" style:family="paragraph" style:parent-style-name="Standard">
      <style:paragraph-properties fo:line-height="150%"/>
      <style:text-properties style:font-name="ＭＳ 明朝3" fo:font-size="10.5pt" officeooo:paragraph-rsid="02b31970" style:font-size-asian="10.5pt" style:font-name-complex="ＭＳ 明朝3" style:font-size-complex="10.5pt"/>
    </style:style>
    <style:style style:name="P69" style:family="paragraph" style:parent-style-name="Standard">
      <style:paragraph-properties fo:line-height="150%"/>
      <style:text-properties style:font-name="ＭＳ 明朝3" fo:font-size="10.5pt" officeooo:paragraph-rsid="02b4fe76" style:font-size-asian="10.5pt" style:font-name-complex="ＭＳ 明朝3" style:font-size-complex="10.5pt"/>
    </style:style>
    <style:style style:name="P70" style:family="paragraph" style:parent-style-name="Standard">
      <style:paragraph-properties fo:line-height="150%"/>
      <style:text-properties style:font-name="ＭＳ 明朝3" fo:font-size="10.5pt" fo:font-weight="normal" officeooo:paragraph-rsid="02b6ea37" style:font-size-asian="10.5pt" style:font-weight-asian="normal" style:font-name-complex="ＭＳ 明朝3" style:font-size-complex="10.5pt" style:font-weight-complex="normal"/>
    </style:style>
    <style:style style:name="P71" style:family="paragraph" style:parent-style-name="Standard">
      <style:paragraph-properties fo:line-height="150%"/>
      <style:text-properties style:font-name="ＭＳ 明朝3" fo:font-size="10.5pt" officeooo:paragraph-rsid="02b8f3fd" style:font-size-asian="10.5pt" style:font-name-complex="ＭＳ 明朝3" style:font-size-complex="10.5pt"/>
    </style:style>
    <style:style style:name="P72" style:family="paragraph" style:parent-style-name="Standard">
      <style:paragraph-properties fo:line-height="150%"/>
      <style:text-properties style:font-name="ＭＳ 明朝3" fo:font-size="10.5pt" officeooo:paragraph-rsid="02bcdc4b" style:font-size-asian="10.5pt" style:font-name-complex="ＭＳ 明朝3" style:font-size-complex="10.5pt"/>
    </style:style>
    <style:style style:name="P73" style:family="paragraph" style:parent-style-name="Standard">
      <style:paragraph-properties fo:line-height="150%"/>
      <style:text-properties style:font-name="ＭＳ 明朝3" fo:font-size="10.5pt" officeooo:paragraph-rsid="02baedba" style:font-size-asian="10.5pt" style:font-name-complex="ＭＳ 明朝3" style:font-size-complex="10.5pt"/>
    </style:style>
    <style:style style:name="P74" style:family="paragraph" style:parent-style-name="Standard">
      <style:paragraph-properties fo:line-height="150%"/>
      <style:text-properties style:use-window-font-color="true" loext:opacity="0%" style:font-name="ＭＳ 明朝" fo:font-size="10.5pt" style:font-name-asian="ＭＳ 明朝" style:font-size-asian="10.5pt" style:font-name-complex="ＭＳ 明朝3" style:font-size-complex="10.5pt"/>
    </style:style>
    <style:style style:name="P75" style:family="paragraph" style:parent-style-name="Standard">
      <style:paragraph-properties fo:line-height="150%"/>
      <style:text-properties style:use-window-font-color="true" loext:opacity="0%" style:font-name="ＭＳ 明朝" fo:font-size="10.5pt" style:font-name-asian="ＭＳ 明朝" style:font-size-asian="10.5pt" style:font-size-complex="10.5pt"/>
    </style:style>
    <style:style style:name="P76" style:family="paragraph" style:parent-style-name="Standard">
      <style:paragraph-properties fo:line-height="150%"/>
      <style:text-properties style:font-name="ＭＳ 明朝" fo:font-size="10.5pt" style:font-name-asian="ＭＳ 明朝" style:font-size-asian="10.5pt" style:font-name-complex="ＭＳ 明朝3" style:font-size-complex="10.5pt"/>
    </style:style>
    <style:style style:name="P77" style:family="paragraph" style:parent-style-name="Standard">
      <style:paragraph-properties fo:line-height="150%"/>
      <style:text-properties style:font-name="ＭＳ 明朝3" fo:font-size="10.5pt" officeooo:paragraph-rsid="006c6bd0" style:font-size-asian="10.5pt" style:font-name-complex="ＭＳ 明朝3" style:font-size-complex="10.5pt"/>
    </style:style>
    <style:style style:name="P78" style:family="paragraph" style:parent-style-name="Standard">
      <style:paragraph-properties fo:line-height="150%"/>
      <style:text-properties style:font-name="ＭＳ 明朝3" fo:font-size="10.5pt" officeooo:paragraph-rsid="00687193" style:font-size-asian="10.5pt" style:font-name-complex="ＭＳ 明朝3" style:font-size-complex="10.5pt"/>
    </style:style>
    <style:style style:name="P79" style:family="paragraph" style:parent-style-name="Standard">
      <style:paragraph-properties fo:line-height="150%"/>
      <style:text-properties style:font-name="ＭＳ 明朝3" fo:font-size="10.5pt" officeooo:paragraph-rsid="0069b3dc" style:font-size-asian="10.5pt" style:font-name-complex="ＭＳ 明朝3" style:font-size-complex="10.5pt"/>
    </style:style>
    <style:style style:name="P80" style:family="paragraph" style:parent-style-name="Standard">
      <style:paragraph-properties fo:line-height="150%" fo:break-before="page"/>
      <style:text-properties style:font-name="ＭＳ 明朝3" fo:font-size="10.5pt" fo:font-weight="bold" style:font-size-asian="10.5pt" style:font-weight-asian="bold" style:font-name-complex="ＭＳ 明朝3" style:font-size-complex="10.5pt" style:font-weight-complex="bold"/>
    </style:style>
    <style:style style:name="P81" style:family="paragraph" style:parent-style-name="Standard">
      <style:paragraph-properties fo:line-height="150%"/>
      <style:text-properties style:font-name="ＭＳ 明朝3" fo:font-size="10.5pt" style:font-size-asian="10.5pt" style:font-name-complex="ＭＳ 明朝3"/>
    </style:style>
    <style:style style:name="P82" style:family="paragraph" style:parent-style-name="Standard">
      <style:paragraph-properties fo:line-height="150%"/>
      <style:text-properties style:font-name="ＭＳ 明朝3" style:font-name-complex="ＭＳ 明朝3"/>
    </style:style>
    <style:style style:name="P83" style:family="paragraph" style:parent-style-name="Standard">
      <style:paragraph-properties fo:line-height="150%"/>
      <style:text-properties style:font-name="ＭＳ 明朝3" fo:font-size="10.5pt" officeooo:paragraph-rsid="007194e9" style:font-size-asian="10.5pt" style:font-name-complex="ＭＳ 明朝3" style:font-size-complex="10.5pt"/>
    </style:style>
    <style:style style:name="P84" style:family="paragraph" style:parent-style-name="Standard">
      <style:paragraph-properties fo:line-height="150%"/>
      <style:text-properties style:font-name="ＭＳ 明朝3" fo:font-size="10.5pt" officeooo:paragraph-rsid="006afd92" style:font-size-asian="10.5pt" style:font-name-complex="ＭＳ 明朝3" style:font-size-complex="10.5pt"/>
    </style:style>
    <style:style style:name="P85" style:family="paragraph" style:parent-style-name="Standard">
      <style:paragraph-properties fo:line-height="150%"/>
      <style:text-properties style:font-name="ＭＳ 明朝3" fo:font-size="10.5pt" officeooo:paragraph-rsid="006f9f8a" style:font-size-asian="10.5pt" style:font-name-complex="ＭＳ 明朝3" style:font-size-complex="10.5pt"/>
    </style:style>
    <style:style style:name="P86" style:family="paragraph" style:parent-style-name="Standard">
      <style:paragraph-properties fo:line-height="150%"/>
      <style:text-properties style:font-name="ＭＳ 明朝3" fo:font-size="10.5pt" officeooo:paragraph-rsid="00e81f9c" style:font-size-asian="10.5pt" style:font-name-complex="ＭＳ 明朝3" style:font-size-complex="10.5pt"/>
    </style:style>
    <style:style style:name="P87" style:family="paragraph" style:parent-style-name="Standard">
      <style:paragraph-properties fo:line-height="150%"/>
      <style:text-properties officeooo:paragraph-rsid="007194e9"/>
    </style:style>
    <style:style style:name="P88" style:family="paragraph" style:parent-style-name="Standard">
      <style:paragraph-properties fo:line-height="150%"/>
      <style:text-properties style:font-name="ＭＳ 明朝3" fo:font-size="10.5pt" officeooo:paragraph-rsid="02faf75d" style:font-size-asian="10.5pt" style:font-name-complex="ＭＳ 明朝3" style:font-size-complex="10.5pt"/>
    </style:style>
    <style:style style:name="P89" style:family="paragraph" style:parent-style-name="Standard">
      <style:paragraph-properties fo:line-height="150%"/>
      <style:text-properties style:font-name="ＭＳ 明朝3" fo:font-size="10.5pt" officeooo:paragraph-rsid="0072ec69" style:font-size-asian="10.5pt" style:font-name-complex="ＭＳ 明朝3" style:font-size-complex="10.5pt"/>
    </style:style>
    <style:style style:name="P90" style:family="paragraph" style:parent-style-name="Standard">
      <style:paragraph-properties fo:line-height="150%"/>
      <style:text-properties style:font-name="ＭＳ 明朝3" fo:font-size="10.5pt" officeooo:paragraph-rsid="00e744c1" style:font-size-asian="10.5pt" style:font-name-complex="ＭＳ 明朝3" style:font-size-complex="10.5pt"/>
    </style:style>
    <style:style style:name="P91" style:family="paragraph" style:parent-style-name="Standard">
      <style:paragraph-properties fo:line-height="150%"/>
      <style:text-properties style:font-name="ＭＳ 明朝3" fo:font-size="10.5pt" officeooo:paragraph-rsid="02fc3b77" style:font-size-asian="10.5pt" style:font-name-complex="ＭＳ 明朝3" style:font-size-complex="10.5pt"/>
    </style:style>
    <style:style style:name="P92" style:family="paragraph" style:parent-style-name="Standard">
      <style:paragraph-properties fo:line-height="150%"/>
      <style:text-properties style:font-name="ＭＳ 明朝3" fo:font-size="10.5pt" officeooo:paragraph-rsid="010fe25e" style:font-size-asian="10.5pt" style:font-name-complex="ＭＳ 明朝3" style:font-size-complex="10.5pt"/>
    </style:style>
    <style:style style:name="P93" style:family="paragraph" style:parent-style-name="Standard">
      <style:paragraph-properties fo:line-height="150%"/>
      <style:text-properties style:font-name="ＭＳ 明朝3" fo:font-size="10.5pt" officeooo:paragraph-rsid="01110a49" style:font-size-asian="10.5pt" style:font-name-complex="ＭＳ 明朝3" style:font-size-complex="10.5pt"/>
    </style:style>
    <style:style style:name="P94" style:family="paragraph" style:parent-style-name="Standard">
      <style:paragraph-properties fo:line-height="150%"/>
      <style:text-properties style:font-name="ＭＳ 明朝3" fo:font-size="10.5pt" officeooo:paragraph-rsid="00c48008" style:font-size-asian="10.5pt" style:font-name-complex="ＭＳ 明朝3" style:font-size-complex="10.5pt"/>
    </style:style>
    <style:style style:name="P95" style:family="paragraph" style:parent-style-name="Standard">
      <style:paragraph-properties fo:line-height="150%"/>
      <style:text-properties style:font-name="ＭＳ 明朝3" fo:font-size="10.5pt" officeooo:paragraph-rsid="00db7e54" style:font-size-asian="10.5pt" style:font-name-complex="ＭＳ 明朝3" style:font-size-complex="10.5pt"/>
    </style:style>
    <style:style style:name="P96" style:family="paragraph" style:parent-style-name="Standard">
      <style:paragraph-properties fo:line-height="150%"/>
      <style:text-properties style:font-name="ＭＳ 明朝3" fo:font-size="10.5pt" officeooo:paragraph-rsid="0238e954" style:font-size-asian="10.5pt" style:font-name-complex="ＭＳ 明朝3" style:font-size-complex="10.5pt"/>
    </style:style>
    <style:style style:name="P97" style:family="paragraph" style:parent-style-name="Standard">
      <style:paragraph-properties fo:line-height="150%"/>
      <style:text-properties style:font-name="ＭＳ 明朝3" fo:font-size="10.5pt" officeooo:paragraph-rsid="0247389c" style:font-size-asian="10.5pt" style:font-name-complex="ＭＳ 明朝3" style:font-size-complex="10.5pt"/>
    </style:style>
    <style:style style:name="P98" style:family="paragraph" style:parent-style-name="Standard">
      <style:paragraph-properties fo:line-height="150%"/>
      <style:text-properties style:font-name="ＭＳ 明朝3" fo:font-size="10.5pt" officeooo:paragraph-rsid="031c1e3a" style:font-size-asian="10.5pt" style:font-name-complex="ＭＳ 明朝3" style:font-size-complex="10.5pt"/>
    </style:style>
    <style:style style:name="P99" style:family="paragraph" style:parent-style-name="Standard">
      <style:paragraph-properties fo:line-height="150%"/>
      <style:text-properties style:font-name="ＭＳ 明朝3" fo:font-size="10.5pt" officeooo:paragraph-rsid="02504975" style:font-size-asian="10.5pt" style:font-name-complex="ＭＳ 明朝3" style:font-size-complex="10.5pt"/>
    </style:style>
    <style:style style:name="P100" style:family="paragraph" style:parent-style-name="Standard">
      <style:paragraph-properties fo:line-height="150%"/>
      <style:text-properties style:font-name="ＭＳ 明朝3" fo:font-size="10.5pt" officeooo:paragraph-rsid="00c96ed3" style:font-size-asian="10.5pt" style:font-name-complex="ＭＳ 明朝3" style:font-size-complex="10.5pt"/>
    </style:style>
    <style:style style:name="P101" style:family="paragraph" style:parent-style-name="Standard">
      <style:paragraph-properties fo:line-height="150%"/>
      <style:text-properties style:font-name="ＭＳ 明朝3" fo:font-size="10.5pt" officeooo:paragraph-rsid="00c88421" style:font-size-asian="10.5pt" style:font-name-complex="ＭＳ 明朝3" style:font-size-complex="10.5pt"/>
    </style:style>
    <style:style style:name="P102" style:family="paragraph" style:parent-style-name="Standard">
      <style:paragraph-properties fo:line-height="150%"/>
      <style:text-properties style:font-name="ＭＳ 明朝3" fo:font-size="10.5pt" fo:font-weight="bold" officeooo:paragraph-rsid="00dceb1a" style:font-size-asian="10.5pt" style:font-weight-asian="bold" style:font-name-complex="ＭＳ 明朝3" style:font-size-complex="10.5pt" style:font-weight-complex="bold"/>
    </style:style>
    <style:style style:name="P103" style:family="paragraph" style:parent-style-name="Standard">
      <style:paragraph-properties fo:line-height="150%"/>
      <style:text-properties style:font-name="ＭＳ 明朝3" fo:font-size="10.5pt" officeooo:paragraph-rsid="00dceb1a" style:font-size-asian="10.5pt" style:font-name-complex="ＭＳ 明朝3" style:font-size-complex="10.5pt"/>
    </style:style>
    <style:style style:name="P104" style:family="paragraph" style:parent-style-name="Standard">
      <style:paragraph-properties fo:line-height="150%"/>
      <style:text-properties officeooo:paragraph-rsid="00dceb1a"/>
    </style:style>
    <style:style style:name="P105" style:family="paragraph" style:parent-style-name="Standard">
      <style:paragraph-properties fo:line-height="150%"/>
      <style:text-properties style:font-name="ＭＳ 明朝3" fo:font-size="10.5pt" officeooo:paragraph-rsid="020f4b24" style:font-size-asian="10.5pt" style:font-name-complex="ＭＳ 明朝3" style:font-size-complex="10.5pt"/>
    </style:style>
    <style:style style:name="P106" style:family="paragraph" style:parent-style-name="Standard">
      <style:paragraph-properties fo:line-height="150%"/>
      <style:text-properties style:font-name="ＭＳ 明朝3" fo:font-size="10.5pt" officeooo:paragraph-rsid="03206dec" style:font-size-asian="10.5pt" style:font-name-complex="ＭＳ 明朝3" style:font-size-complex="10.5pt"/>
    </style:style>
    <style:style style:name="P107" style:family="paragraph" style:parent-style-name="Standard">
      <style:paragraph-properties fo:line-height="150%"/>
      <style:text-properties style:font-name="ＭＳ 明朝3" fo:font-size="10.5pt" officeooo:paragraph-rsid="02bb88ad" style:font-size-asian="10.5pt" style:font-name-complex="ＭＳ 明朝3" style:font-size-complex="10.5pt"/>
    </style:style>
    <style:style style:name="P108" style:family="paragraph" style:parent-style-name="Standard">
      <style:paragraph-properties fo:line-height="150%"/>
      <style:text-properties style:font-name="ＭＳ 明朝3" fo:font-size="10.5pt" officeooo:paragraph-rsid="03311abf" style:font-size-asian="10.5pt" style:font-name-complex="ＭＳ 明朝3" style:font-size-complex="10.5pt"/>
    </style:style>
    <style:style style:name="P109" style:family="paragraph" style:parent-style-name="Standard">
      <style:paragraph-properties fo:line-height="150%"/>
      <style:text-properties style:use-window-font-color="true" loext:opacity="0%" style:font-name="ＭＳ 明朝3" fo:font-size="10.5pt" officeooo:paragraph-rsid="0332b643" style:font-size-asian="10.5pt" style:font-name-complex="ＭＳ 明朝3" style:font-size-complex="10.5pt"/>
    </style:style>
    <style:style style:name="P110" style:family="paragraph" style:parent-style-name="Standard">
      <style:paragraph-properties fo:line-height="150%"/>
      <style:text-properties style:font-name="ＭＳ 明朝3" fo:font-size="10.5pt" officeooo:paragraph-rsid="0332b643" style:font-size-asian="10.5pt" style:font-name-complex="ＭＳ 明朝3" style:font-size-complex="10.5pt"/>
    </style:style>
    <style:style style:name="P111" style:family="paragraph" style:parent-style-name="Standard">
      <style:paragraph-properties fo:line-height="150%"/>
      <style:text-properties style:font-name="ＭＳ 明朝3" fo:font-size="10.5pt" fo:font-weight="normal" officeooo:paragraph-rsid="00dceb1a" style:font-size-asian="10.5pt" style:font-weight-asian="normal" style:font-name-complex="ＭＳ 明朝3" style:font-size-complex="10.5pt" style:font-weight-complex="normal"/>
    </style:style>
    <style:style style:name="P112" style:family="paragraph" style:parent-style-name="Standard">
      <style:paragraph-properties fo:line-height="150%"/>
      <style:text-properties style:font-name="ＭＳ 明朝3" fo:font-size="10.5pt" officeooo:paragraph-rsid="01a33da0" style:font-size-asian="10.5pt" style:font-name-complex="ＭＳ 明朝3" style:font-size-complex="10.5pt"/>
    </style:style>
    <style:style style:name="P113" style:family="paragraph" style:parent-style-name="Standard">
      <style:paragraph-properties fo:line-height="150%"/>
      <style:text-properties style:font-name="ＭＳ 明朝3" fo:font-size="10.5pt" fo:font-weight="normal" officeooo:paragraph-rsid="01a33da0" style:font-size-asian="10.5pt" style:font-weight-asian="normal" style:font-name-complex="ＭＳ 明朝3" style:font-size-complex="10.5pt" style:font-weight-complex="normal"/>
    </style:style>
    <style:style style:name="P114" style:family="paragraph" style:parent-style-name="Standard">
      <style:paragraph-properties fo:line-height="150%"/>
      <style:text-properties style:font-name="ＭＳ 明朝3" fo:font-size="10.5pt" officeooo:paragraph-rsid="00d61ac9" style:font-size-asian="10.5pt" style:font-name-complex="ＭＳ 明朝3" style:font-size-complex="10.5pt"/>
    </style:style>
    <style:style style:name="P115" style:family="paragraph" style:parent-style-name="Standard">
      <style:paragraph-properties fo:line-height="150%"/>
      <style:text-properties style:font-name="ＭＳ 明朝3" fo:font-size="10.5pt" officeooo:paragraph-rsid="00fb5794" style:font-size-asian="10.5pt" style:font-name-complex="ＭＳ 明朝3" style:font-size-complex="10.5pt"/>
    </style:style>
    <style:style style:name="P116" style:family="paragraph" style:parent-style-name="Standard">
      <style:paragraph-properties fo:line-height="150%"/>
      <style:text-properties style:font-name="ＭＳ 明朝3" fo:font-size="10.5pt" officeooo:paragraph-rsid="00d191f4" style:font-size-asian="10.5pt" style:font-name-complex="ＭＳ 明朝3" style:font-size-complex="10.5pt"/>
    </style:style>
    <style:style style:name="P117" style:family="paragraph" style:parent-style-name="Standard">
      <style:paragraph-properties fo:line-height="150%"/>
      <style:text-properties style:font-name="ＭＳ 明朝3" fo:font-size="10.5pt" officeooo:paragraph-rsid="018faead" style:font-size-asian="10.5pt" style:font-name-complex="ＭＳ 明朝3" style:font-size-complex="10.5pt"/>
    </style:style>
    <style:style style:name="P118" style:family="paragraph" style:parent-style-name="Standard">
      <style:paragraph-properties fo:line-height="150%"/>
      <style:text-properties style:font-name="ＭＳ 明朝3" fo:font-size="10.5pt" officeooo:paragraph-rsid="00fb40be" style:font-size-asian="10.5pt" style:font-name-complex="ＭＳ 明朝3" style:font-size-complex="10.5pt"/>
    </style:style>
    <style:style style:name="P119" style:family="paragraph" style:parent-style-name="Standard">
      <style:paragraph-properties fo:line-height="150%"/>
      <style:text-properties style:font-name="ＭＳ 明朝3" fo:font-size="10.5pt" officeooo:paragraph-rsid="00cb2d60" style:font-size-asian="10.5pt" style:font-name-complex="ＭＳ 明朝3" style:font-size-complex="10.5pt"/>
    </style:style>
    <style:style style:name="P120" style:family="paragraph" style:parent-style-name="Standard">
      <style:paragraph-properties fo:line-height="150%"/>
      <style:text-properties style:font-name="ＭＳ 明朝3" fo:font-size="10.5pt" officeooo:paragraph-rsid="033402be" style:font-size-asian="10.5pt" style:font-name-complex="ＭＳ 明朝3" style:font-size-complex="10.5pt"/>
    </style:style>
    <style:style style:name="P121" style:family="paragraph" style:parent-style-name="Standard">
      <style:paragraph-properties fo:line-height="150%"/>
      <style:text-properties style:use-window-font-color="true" loext:opacity="0%" style:font-name="ＭＳ 明朝3" fo:font-size="10.5pt" style:font-size-asian="10.5pt" style:font-name-complex="ＭＳ 明朝3" style:font-size-complex="10.5pt"/>
    </style:style>
    <style:style style:name="P122" style:family="paragraph" style:parent-style-name="Standard">
      <style:paragraph-properties fo:line-height="150%"/>
      <style:text-properties officeooo:paragraph-rsid="0117ccbb"/>
    </style:style>
    <style:style style:name="P123" style:family="paragraph" style:parent-style-name="Standard">
      <style:paragraph-properties fo:line-height="150%"/>
      <style:text-properties style:font-name="ＭＳ 明朝3" fo:font-size="10.5pt" officeooo:paragraph-rsid="0335787e" style:font-size-asian="10.5pt" style:font-name-complex="ＭＳ 明朝3" style:font-size-complex="10.5pt"/>
    </style:style>
    <style:style style:name="P124" style:family="paragraph" style:parent-style-name="Standard">
      <style:paragraph-properties fo:line-height="150%"/>
      <style:text-properties style:font-name="ＭＳ 明朝3" fo:font-size="10.5pt" officeooo:paragraph-rsid="033611b8" style:font-size-asian="10.5pt" style:font-name-complex="ＭＳ 明朝3" style:font-size-complex="10.5pt"/>
    </style:style>
    <style:style style:name="P125" style:family="paragraph" style:parent-style-name="Standard">
      <style:paragraph-properties fo:line-height="150%"/>
      <style:text-properties style:font-name="ＭＳ 明朝3" fo:font-size="10.5pt" officeooo:paragraph-rsid="02c006cf" style:font-size-asian="10.5pt" style:font-name-complex="ＭＳ 明朝3" style:font-size-complex="10.5pt"/>
    </style:style>
    <style:style style:name="P126" style:family="paragraph" style:parent-style-name="Standard">
      <style:paragraph-properties fo:line-height="150%"/>
      <style:text-properties style:font-name="ＭＳ 明朝3" fo:font-size="10.5pt" officeooo:paragraph-rsid="02e5eeb5" style:font-size-asian="10.5pt" style:font-name-complex="ＭＳ 明朝3" style:font-size-complex="10.5pt"/>
    </style:style>
    <style:style style:name="P127" style:family="paragraph" style:parent-style-name="Standard">
      <style:paragraph-properties fo:line-height="150%"/>
      <style:text-properties style:font-name="ＭＳ 明朝3" fo:font-size="10.5pt" officeooo:paragraph-rsid="00e46fe5" style:font-size-asian="10.5pt" style:font-name-complex="ＭＳ 明朝3" style:font-size-complex="10.5pt"/>
    </style:style>
    <style:style style:name="P128" style:family="paragraph" style:parent-style-name="Standard">
      <style:paragraph-properties fo:line-height="150%"/>
      <style:text-properties style:font-name="ＭＳ 明朝" fo:font-size="12pt" fo:font-weight="bold" officeooo:paragraph-rsid="00e46fe5" style:font-name-asian="ＭＳ 明朝" style:font-size-asian="12pt" style:font-weight-asian="bold" style:font-name-complex="ＭＳ 明朝3" style:font-size-complex="12pt" style:font-weight-complex="bold"/>
    </style:style>
    <style:style style:name="P129" style:family="paragraph" style:parent-style-name="Standard">
      <style:paragraph-properties fo:line-height="150%"/>
      <style:text-properties style:font-name="ＭＳ 明朝3" fo:font-size="10.5pt" fo:font-weight="normal" style:font-name-asian="ＭＳ 明朝" style:font-size-asian="10.5pt" style:font-weight-asian="normal" style:font-name-complex="ＭＳ 明朝3" style:font-size-complex="10.5pt" style:font-weight-complex="normal"/>
    </style:style>
    <style:style style:name="P130" style:family="paragraph" style:parent-style-name="Standard">
      <style:paragraph-properties fo:line-height="150%"/>
      <style:text-properties style:font-name="ＭＳ 明朝3" fo:font-size="10.5pt" fo:font-weight="normal" officeooo:paragraph-rsid="00e57617" style:font-name-asian="ＭＳ 明朝" style:font-size-asian="10.5pt" style:font-weight-asian="normal" style:font-name-complex="ＭＳ 明朝3" style:font-size-complex="10.5pt" style:font-weight-complex="normal"/>
    </style:style>
    <style:style style:name="P131" style:family="paragraph" style:parent-style-name="Standard">
      <style:paragraph-properties fo:line-height="150%"/>
      <style:text-properties style:font-name="ＭＳ 明朝3" fo:font-weight="bold" officeooo:paragraph-rsid="010dd0c4" style:font-weight-asian="bold" style:font-name-complex="ＭＳ 明朝3" style:font-weight-complex="bold"/>
    </style:style>
    <style:style style:name="P132" style:family="paragraph" style:parent-style-name="Standard">
      <style:paragraph-properties fo:line-height="150%"/>
      <style:text-properties style:font-name="ＭＳ 明朝3" fo:font-size="10.5pt" fo:font-weight="normal" officeooo:paragraph-rsid="010dd0c4" style:font-name-asian="ＭＳ 明朝" style:font-size-asian="10.5pt" style:font-weight-asian="normal" style:font-name-complex="ＭＳ 明朝3" style:font-size-complex="10.5pt" style:font-weight-complex="normal"/>
    </style:style>
    <style:style style:name="P133" style:family="paragraph" style:parent-style-name="Standard">
      <style:paragraph-properties fo:line-height="150%" fo:text-align="justify" style:justify-single-word="false"/>
      <style:text-properties style:font-name="ＭＳ 明朝3" fo:font-size="10.5pt" fo:font-weight="normal" officeooo:paragraph-rsid="01413dcb" style:font-name-asian="ＭＳ 明朝" style:font-size-asian="10.5pt" style:font-weight-asian="normal" style:font-name-complex="ＭＳ 明朝3" style:font-size-complex="10.5pt" style:font-weight-complex="normal"/>
    </style:style>
    <style:style style:name="P134" style:family="paragraph" style:parent-style-name="Standard">
      <style:paragraph-properties fo:line-height="150%"/>
      <style:text-properties style:font-name="ＭＳ 明朝" fo:font-size="10.5pt" fo:font-weight="bold" officeooo:paragraph-rsid="010dd0c4" style:font-name-asian="ＭＳ 明朝" style:font-size-asian="10.5pt" style:font-weight-asian="bold" style:font-name-complex="ＭＳ 明朝3" style:font-size-complex="10.5pt" style:font-weight-complex="bold"/>
    </style:style>
    <style:style style:name="P135" style:family="paragraph" style:parent-style-name="Standard">
      <style:paragraph-properties fo:line-height="150%"/>
      <style:text-properties style:font-name="ＭＳ 明朝3" fo:font-size="10.5pt" fo:font-weight="normal" officeooo:paragraph-rsid="0112df2b" style:font-name-asian="ＭＳ 明朝" style:font-size-asian="10.5pt" style:font-weight-asian="normal" style:font-name-complex="ＭＳ 明朝3" style:font-size-complex="10.5pt" style:font-weight-complex="normal"/>
    </style:style>
    <style:style style:name="P136" style:family="paragraph" style:parent-style-name="Standard">
      <style:paragraph-properties fo:line-height="150%"/>
      <style:text-properties style:font-name="ＭＳ 明朝" fo:font-size="10.5pt" fo:font-weight="bold" officeooo:paragraph-rsid="01145025" style:font-name-asian="ＭＳ 明朝" style:font-size-asian="10.5pt" style:font-weight-asian="bold" style:font-name-complex="ＭＳ 明朝3" style:font-size-complex="10.5pt" style:font-weight-complex="bold"/>
    </style:style>
    <style:style style:name="P137" style:family="paragraph" style:parent-style-name="Standard">
      <style:paragraph-properties fo:line-height="150%"/>
      <style:text-properties style:font-name="ＭＳ 明朝" fo:font-size="10.5pt" fo:font-weight="normal" officeooo:paragraph-rsid="01145025" style:font-name-asian="ＭＳ 明朝" style:font-size-asian="10.5pt" style:font-weight-asian="normal" style:font-name-complex="ＭＳ 明朝3" style:font-size-complex="10.5pt" style:font-weight-complex="normal"/>
    </style:style>
    <style:style style:name="P138" style:family="paragraph" style:parent-style-name="Standard">
      <style:paragraph-properties fo:line-height="150%"/>
      <style:text-properties style:font-name="ＭＳ 明朝3" fo:font-size="10.5pt" fo:font-weight="normal" officeooo:paragraph-rsid="01145025" style:font-name-asian="ＭＳ 明朝" style:font-size-asian="10.5pt" style:font-weight-asian="normal" style:font-name-complex="ＭＳ 明朝3" style:font-size-complex="10.5pt" style:font-weight-complex="normal"/>
    </style:style>
    <style:style style:name="P139" style:family="paragraph" style:parent-style-name="Standard">
      <style:paragraph-properties fo:line-height="150%"/>
      <style:text-properties style:font-name="ＭＳ 明朝" fo:font-size="10.5pt" fo:font-weight="bold" officeooo:paragraph-rsid="01155fc0" style:font-name-asian="ＭＳ 明朝" style:font-size-asian="10.5pt" style:font-weight-asian="bold" style:font-name-complex="ＭＳ 明朝3" style:font-size-complex="10.5pt" style:font-weight-complex="bold"/>
    </style:style>
    <style:style style:name="P140" style:family="paragraph" style:parent-style-name="Standard">
      <style:paragraph-properties fo:line-height="150%"/>
      <style:text-properties style:font-name="ＭＳ 明朝3" fo:font-size="10.5pt" fo:font-weight="normal" officeooo:paragraph-rsid="01155fc0" style:font-name-asian="ＭＳ 明朝" style:font-size-asian="10.5pt" style:font-weight-asian="normal" style:font-name-complex="ＭＳ 明朝3" style:font-size-complex="10.5pt" style:font-weight-complex="normal"/>
    </style:style>
    <style:style style:name="P141" style:family="paragraph" style:parent-style-name="Standard">
      <style:paragraph-properties fo:line-height="150%"/>
      <style:text-properties style:font-name="ＭＳ 明朝" fo:font-size="10.5pt" fo:font-weight="normal" officeooo:paragraph-rsid="01155fc0" style:font-name-asian="ＭＳ 明朝" style:font-size-asian="10.5pt" style:font-weight-asian="normal" style:font-name-complex="ＭＳ 明朝3" style:font-size-complex="10.5pt" style:font-weight-complex="normal"/>
    </style:style>
    <style:style style:name="P142" style:family="paragraph" style:parent-style-name="Standard">
      <style:paragraph-properties fo:line-height="150%"/>
      <style:text-properties style:font-name="ＭＳ 明朝3" fo:font-size="10.5pt" officeooo:paragraph-rsid="02119167" style:font-size-asian="10.5pt" style:font-name-complex="ＭＳ 明朝3" style:font-size-complex="10.5pt"/>
    </style:style>
    <style:style style:name="P143" style:family="paragraph" style:parent-style-name="Standard">
      <style:paragraph-properties fo:line-height="150%"/>
      <style:text-properties style:use-window-font-color="true" loext:opacity="0%" style:font-name="ＭＳ 明朝3" fo:font-size="10.5pt" officeooo:paragraph-rsid="02119167" style:font-size-asian="10.5pt" style:font-name-complex="ＭＳ 明朝3" style:font-size-complex="10.5pt"/>
    </style:style>
    <style:style style:name="P144" style:family="paragraph" style:parent-style-name="Standard">
      <style:paragraph-properties fo:line-height="150%"/>
      <style:text-properties style:font-name="ＭＳ 明朝3" fo:font-size="10.5pt" officeooo:paragraph-rsid="013fd9fe" style:font-size-asian="10.5pt" style:font-name-complex="ＭＳ 明朝3" style:font-size-complex="10.5pt"/>
    </style:style>
    <style:style style:name="P145" style:family="paragraph" style:parent-style-name="Standard">
      <style:paragraph-properties fo:line-height="150%"/>
      <style:text-properties style:use-window-font-color="true" loext:opacity="0%" style:font-name="ＭＳ 明朝3" fo:font-size="10.5pt" officeooo:paragraph-rsid="034282b5" style:font-size-asian="10.5pt" style:font-name-complex="ＭＳ 明朝3" style:font-size-complex="10.5pt"/>
    </style:style>
    <style:style style:name="P146" style:family="paragraph" style:parent-style-name="Standard">
      <style:paragraph-properties fo:line-height="150%"/>
      <style:text-properties style:font-name="ＭＳ 明朝3" fo:font-size="10.5pt" fo:font-weight="bold" officeooo:paragraph-rsid="01116871" style:font-size-asian="10.5pt" style:font-weight-asian="bold" style:font-name-complex="ＭＳ 明朝3" style:font-size-complex="10.5pt" style:font-weight-complex="bold"/>
    </style:style>
    <style:style style:name="P147" style:family="paragraph" style:parent-style-name="Standard">
      <style:paragraph-properties fo:line-height="150%"/>
      <style:text-properties style:font-name="ＭＳ 明朝3" fo:font-size="10.5pt" officeooo:paragraph-rsid="01116871" style:font-size-asian="10.5pt" style:font-name-complex="ＭＳ 明朝3" style:font-size-complex="10.5pt"/>
    </style:style>
    <style:style style:name="P148" style:family="paragraph" style:parent-style-name="Standard">
      <style:paragraph-properties fo:line-height="150%"/>
      <style:text-properties officeooo:paragraph-rsid="01116871"/>
    </style:style>
    <style:style style:name="P149" style:family="paragraph" style:parent-style-name="Standard">
      <style:paragraph-properties fo:line-height="150%"/>
      <style:text-properties style:font-name="ＭＳ 明朝3" fo:font-size="10.5pt" officeooo:paragraph-rsid="030e1e27" style:font-size-asian="10.5pt" style:font-name-complex="ＭＳ 明朝3" style:font-size-complex="10.5pt"/>
    </style:style>
    <style:style style:name="P150" style:family="paragraph" style:parent-style-name="Standard">
      <style:paragraph-properties fo:line-height="150%"/>
      <style:text-properties style:font-name="ＭＳ 明朝3" fo:font-size="10.5pt" officeooo:paragraph-rsid="0117ccbb" style:font-size-asian="10.5pt" style:font-name-complex="ＭＳ 明朝3" style:font-size-complex="10.5pt"/>
    </style:style>
    <style:style style:name="P151" style:family="paragraph" style:parent-style-name="Standard">
      <style:paragraph-properties fo:line-height="150%"/>
      <style:text-properties style:font-name="ＭＳ 明朝3" fo:font-size="10.5pt" officeooo:paragraph-rsid="0118a692" style:font-size-asian="10.5pt" style:font-name-complex="ＭＳ 明朝3" style:font-size-complex="10.5pt"/>
    </style:style>
    <style:style style:name="P152" style:family="paragraph" style:parent-style-name="Standard">
      <style:paragraph-properties fo:line-height="150%"/>
      <style:text-properties style:font-name="ＭＳ 明朝3" fo:font-size="10.5pt" officeooo:paragraph-rsid="02e983ec" style:font-size-asian="10.5pt" style:font-name-complex="ＭＳ 明朝3" style:font-size-complex="10.5pt"/>
    </style:style>
    <style:style style:name="P153" style:family="paragraph" style:parent-style-name="Standard">
      <style:paragraph-properties fo:line-height="150%"/>
      <style:text-properties style:use-window-font-color="true" loext:opacity="0%" style:font-name="ＭＳ 明朝3" fo:font-size="10.5pt" officeooo:paragraph-rsid="034ac8e8" style:font-size-asian="10.5pt" style:font-name-complex="ＭＳ 明朝3" style:font-size-complex="10.5pt"/>
    </style:style>
    <style:style style:name="P154" style:family="paragraph" style:parent-style-name="Standard">
      <style:paragraph-properties fo:line-height="150%"/>
      <style:text-properties fo:color="#0000ff" loext:opacity="100%" style:font-name="ＭＳ 明朝3" fo:font-size="10.5pt" style:font-size-asian="10.5pt" style:font-name-complex="ＭＳ 明朝3" style:font-size-complex="10.5pt"/>
    </style:style>
    <style:style style:name="P155" style:family="paragraph" style:parent-style-name="Standard">
      <style:paragraph-properties fo:text-align="center" style:justify-single-word="false" fo:break-before="page"/>
      <style:text-properties style:font-name="ＭＳ 明朝3" style:font-name-complex="ＭＳ 明朝3"/>
    </style:style>
    <style:style style:name="P156" style:family="paragraph" style:parent-style-name="Standard">
      <style:paragraph-properties fo:line-height="150%"/>
      <style:text-properties style:font-name="ＭＳ 明朝3" fo:font-weight="bold" style:font-weight-asian="bold" style:font-name-complex="ＭＳ 明朝3"/>
    </style:style>
    <style:style style:name="P157" style:family="paragraph" style:parent-style-name="Standard">
      <style:paragraph-properties style:line-height-at-least="0.564cm" fo:text-align="center" style:justify-single-word="false" style:snap-to-layout-grid="false"/>
      <style:text-properties style:font-name="ＭＳ 明朝3" fo:font-size="10.5pt" style:font-size-asian="10.5pt" style:font-name-complex="ＭＳ 明朝3" style:font-size-complex="10.5pt"/>
    </style:style>
    <style:style style:name="P158" style:family="paragraph" style:parent-style-name="Standard">
      <style:paragraph-properties style:line-height-at-least="0.564cm" style:snap-to-layout-grid="false"/>
      <style:text-properties style:font-name="ＭＳ 明朝3" fo:font-size="10.5pt" style:font-size-asian="10.5pt" style:font-name-complex="ＭＳ 明朝3" style:font-size-complex="10.5pt"/>
    </style:style>
    <style:style style:name="P159" style:family="paragraph" style:parent-style-name="Standard">
      <style:paragraph-properties style:line-height-at-least="0.564cm" style:snap-to-layout-grid="false"/>
      <style:text-properties style:font-name="ＭＳ 明朝3" fo:font-size="10.5pt" officeooo:paragraph-rsid="011d323e" style:font-size-asian="10.5pt" style:font-name-complex="ＭＳ 明朝3" style:font-size-complex="10.5pt"/>
    </style:style>
    <style:style style:name="P160" style:family="paragraph" style:parent-style-name="Standard">
      <style:paragraph-properties fo:margin-left="0cm" fo:margin-right="0cm" style:line-height-at-least="0.564cm" fo:text-indent="0.185cm" style:auto-text-indent="false" style:snap-to-layout-grid="false"/>
      <style:text-properties style:font-name="ＭＳ 明朝3" fo:font-size="10.5pt" style:font-size-asian="10.5pt" style:font-name-complex="ＭＳ 明朝3" style:font-size-complex="10.5pt"/>
    </style:style>
    <style:style style:name="P161" style:family="paragraph" style:parent-style-name="Standard">
      <style:paragraph-properties style:line-height-at-least="0.513cm"/>
      <style:text-properties style:font-name="ＭＳ 明朝3" fo:font-size="10.5pt" style:font-size-asian="10.5pt" style:font-name-complex="ＭＳ 明朝3"/>
    </style:style>
    <style:style style:name="P162" style:family="paragraph" style:parent-style-name="Standard">
      <style:paragraph-properties fo:margin-left="0cm" fo:margin-right="0cm" style:line-height-at-least="0.513cm" fo:text-indent="0cm" style:auto-text-indent="false"/>
      <style:text-properties style:font-name="ＭＳ 明朝3" fo:font-size="10.5pt" style:font-size-asian="10.5pt" style:font-name-complex="ＭＳ 明朝3"/>
    </style:style>
    <style:style style:name="P163" style:family="paragraph" style:parent-style-name="Standard">
      <style:paragraph-properties fo:margin-left="0cm" fo:margin-right="0cm" style:line-height-at-least="0.513cm" fo:text-indent="0.741cm" style:auto-text-indent="false"/>
      <style:text-properties style:font-name="ＭＳ 明朝3" fo:font-size="10.5pt" style:font-size-asian="10.5pt" style:font-name-complex="ＭＳ 明朝3"/>
    </style:style>
    <style:style style:name="P164" style:family="paragraph" style:parent-style-name="Standard">
      <style:paragraph-properties fo:margin-left="0cm" fo:margin-right="0cm" style:line-height-at-least="0.513cm" fo:text-indent="0.37cm" style:auto-text-indent="false"/>
      <style:text-properties style:font-name="ＭＳ 明朝3" fo:font-size="10.5pt" style:font-size-asian="10.5pt" style:font-name-complex="ＭＳ 明朝3"/>
    </style:style>
    <style:style style:name="P165" style:family="paragraph" style:parent-style-name="Standard">
      <style:paragraph-properties style:line-height-at-least="0.513cm"/>
      <style:text-properties style:font-name="ＭＳ 明朝3" fo:font-size="10.5pt" fo:font-weight="normal" style:font-size-asian="10.5pt" style:font-weight-asian="normal" style:font-name-complex="ＭＳ 明朝3" style:font-size-complex="10.5pt" style:font-weight-complex="normal"/>
    </style:style>
    <style:style style:name="P166" style:family="paragraph" style:parent-style-name="Heading_20_2" style:list-style-name="">
      <style:paragraph-properties fo:margin-left="0cm" fo:margin-right="0cm" fo:text-indent="0cm" style:auto-text-indent="false"/>
      <style:text-properties style:font-name="ＭＳ 明朝3" fo:font-size="10.5pt" fo:font-weight="normal" officeooo:paragraph-rsid="01921a2d" style:font-size-asian="10.5pt" style:font-weight-asian="normal" style:font-name-complex="ＭＳ 明朝3" style:font-size-complex="10.5pt" style:font-weight-complex="normal"/>
    </style:style>
    <style:style style:name="P167" style:family="paragraph" style:parent-style-name="Heading_20_2" style:list-style-name="">
      <style:paragraph-properties fo:margin-left="0cm" fo:margin-right="0cm" fo:text-indent="0cm" style:auto-text-indent="false"/>
      <style:text-properties style:font-name="ＭＳ 明朝3" fo:font-size="10.5pt" fo:font-weight="normal" officeooo:paragraph-rsid="0194018d" style:font-size-asian="10.5pt" style:font-weight-asian="normal" style:font-name-complex="ＭＳ 明朝3" style:font-size-complex="10.5pt" style:font-weight-complex="normal"/>
    </style:style>
    <style:style style:name="P168" style:family="paragraph" style:parent-style-name="Standard">
      <style:paragraph-properties style:line-height-at-least="0.513cm"/>
      <style:text-properties style:use-window-font-color="true" loext:opacity="0%" style:font-name="ＭＳ 明朝3" fo:font-size="10.5pt" officeooo:paragraph-rsid="01921a2d" style:font-size-asian="10.5pt" style:font-name-complex="ＭＳ 明朝3"/>
    </style:style>
    <style:style style:name="P169" style:family="paragraph" style:parent-style-name="Standard">
      <style:paragraph-properties style:line-height-at-least="0.513cm"/>
      <style:text-properties officeooo:paragraph-rsid="01921a2d"/>
    </style:style>
    <style:style style:name="P170" style:family="paragraph" style:parent-style-name="Standard">
      <style:paragraph-properties style:line-height-at-least="0.513cm"/>
      <style:text-properties style:font-name="ＭＳ 明朝3" fo:font-size="10.5pt" officeooo:paragraph-rsid="01921a2d" style:font-size-asian="10.5pt" style:font-name-complex="ＭＳ 明朝3"/>
    </style:style>
    <style:style style:name="P171" style:family="paragraph" style:parent-style-name="Standard">
      <style:paragraph-properties fo:margin-left="0cm" fo:margin-right="0cm" style:line-height-at-least="0.513cm" fo:text-indent="0.741cm" style:auto-text-indent="false"/>
    </style:style>
    <style:style style:name="P172" style:family="paragraph" style:parent-style-name="Standard">
      <style:paragraph-properties fo:margin-left="0cm" fo:margin-right="0cm" style:line-height-at-least="0.513cm" fo:text-indent="0.741cm" style:auto-text-indent="false"/>
      <style:text-properties style:font-name="ＭＳ 明朝3" fo:font-size="10.5pt" style:font-size-asian="10.5pt" style:language-asian="zh" style:country-asian="TW" style:font-name-complex="ＭＳ 明朝3"/>
    </style:style>
    <style:style style:name="P173" style:family="paragraph" style:parent-style-name="Standard">
      <style:paragraph-properties style:line-height-at-least="0.513cm"/>
      <style:text-properties style:font-name="ＭＳ 明朝3" fo:font-size="10.5pt" style:font-size-asian="10.5pt" style:language-asian="zh" style:country-asian="TW" style:font-name-complex="ＭＳ 明朝3"/>
    </style:style>
    <style:style style:name="P174" style:family="paragraph" style:parent-style-name="Standard">
      <style:paragraph-properties fo:margin-left="0cm" fo:margin-right="0cm" style:line-height-at-least="0.513cm" fo:text-indent="0.37cm" style:auto-text-indent="false"/>
      <style:text-properties style:font-name="ＭＳ 明朝3" fo:font-size="10.5pt" officeooo:paragraph-rsid="0194018d" style:font-size-asian="10.5pt" style:font-name-complex="ＭＳ 明朝3"/>
    </style:style>
    <style:style style:name="P175" style:family="paragraph" style:parent-style-name="Standard">
      <style:paragraph-properties fo:margin-left="0cm" fo:margin-right="0cm" style:line-height-at-least="0.513cm" fo:text-indent="0.37cm" style:auto-text-indent="false"/>
      <style:text-properties style:font-name="ＭＳ 明朝3" fo:font-size="10.5pt" officeooo:paragraph-rsid="0194018d" style:font-size-asian="10.5pt" style:language-asian="zh" style:country-asian="CN" style:font-name-complex="ＭＳ 明朝3" style:font-size-complex="10.5pt"/>
    </style:style>
    <style:style style:name="P176" style:family="paragraph" style:parent-style-name="Standard">
      <style:paragraph-properties fo:margin-left="0cm" fo:margin-right="0cm" style:line-height-at-least="0.513cm" fo:text-indent="0.741cm" style:auto-text-indent="false"/>
      <style:text-properties style:font-name="ＭＳ 明朝3" fo:font-size="10.5pt" officeooo:paragraph-rsid="0194f50d" style:font-size-asian="10.5pt" style:language-asian="zh" style:country-asian="CN" style:font-name-complex="ＭＳ 明朝3"/>
    </style:style>
    <style:style style:name="P177" style:family="paragraph" style:parent-style-name="Standard">
      <style:paragraph-properties fo:margin-left="0cm" fo:margin-right="0cm" style:line-height-at-least="0.513cm" fo:text-indent="0.741cm" style:auto-text-indent="false"/>
      <style:text-properties style:font-name="ＭＳ 明朝3" fo:font-size="10.5pt" officeooo:paragraph-rsid="0194f50d" style:font-size-asian="10.5pt" style:language-asian="zh" style:country-asian="CN" style:font-name-complex="ＭＳ 明朝3" style:font-size-complex="10.5pt"/>
    </style:style>
    <style:style style:name="P178" style:family="paragraph" style:parent-style-name="Standard">
      <style:paragraph-properties fo:margin-left="0cm" fo:margin-right="0cm" style:line-height-at-least="0.513cm" fo:text-indent="0.741cm" style:auto-text-indent="false"/>
      <style:text-properties style:font-name="ＭＳ 明朝3" fo:font-size="10.5pt" officeooo:paragraph-rsid="0194f50d" style:font-size-asian="10.5pt" style:language-asian="ja" style:country-asian="JP" style:font-name-complex="ＭＳ 明朝3" style:font-size-complex="10.5pt"/>
    </style:style>
    <style:style style:name="P179" style:family="paragraph" style:parent-style-name="Standard">
      <style:paragraph-properties fo:margin-left="0cm" fo:margin-right="0cm" style:line-height-at-least="0.513cm" fo:text-indent="0.37cm" style:auto-text-indent="false"/>
      <style:text-properties style:font-name="ＭＳ 明朝3" fo:font-size="10.5pt" officeooo:paragraph-rsid="0194f50d" style:font-size-asian="10.5pt" style:language-asian="zh" style:country-asian="CN" style:font-name-complex="ＭＳ 明朝3"/>
    </style:style>
    <style:style style:name="P180" style:family="paragraph" style:parent-style-name="Standard">
      <style:paragraph-properties style:line-height-at-least="0.513cm"/>
      <style:text-properties style:font-name="ＭＳ 明朝3" fo:font-size="10.5pt" style:font-size-asian="10.5pt" style:language-asian="zh" style:country-asian="CN" style:font-name-complex="ＭＳ 明朝3"/>
    </style:style>
    <style:style style:name="P181" style:family="paragraph" style:parent-style-name="Standard">
      <style:paragraph-properties style:line-height-at-least="0.513cm"/>
      <style:text-properties style:font-name="ＭＳ 明朝3" fo:font-size="10.5pt" officeooo:rsid="02ca8152" officeooo:paragraph-rsid="02ca8152" style:font-size-asian="10.5pt" style:language-asian="ja" style:country-asian="JP" style:font-name-complex="ＭＳ 明朝3"/>
    </style:style>
    <style:style style:name="P182" style:family="paragraph" style:parent-style-name="Standard">
      <style:paragraph-properties style:line-height-at-least="0.513cm"/>
      <style:text-properties style:font-name="ＭＳ 明朝3" fo:font-size="10.5pt" style:font-size-asian="10.5pt" style:language-asian="ja" style:country-asian="JP" style:font-name-complex="ＭＳ 明朝3"/>
    </style:style>
    <style:style style:name="P183" style:family="paragraph" style:parent-style-name="Standard">
      <style:paragraph-properties fo:line-height="150%"/>
      <style:text-properties style:font-name="ＭＳ 明朝3" fo:font-size="10.5pt" officeooo:paragraph-rsid="012e2c51" style:font-size-asian="10.5pt" style:font-name-complex="ＭＳ 明朝3" style:font-size-complex="10.5pt"/>
    </style:style>
    <style:style style:name="P184" style:family="paragraph" style:parent-style-name="Standard">
      <style:paragraph-properties fo:line-height="150%"/>
      <style:text-properties style:font-name="ＭＳ 明朝3" fo:font-size="10.5pt" officeooo:paragraph-rsid="01243bf2" style:font-size-asian="10.5pt" style:font-name-complex="ＭＳ 明朝3" style:font-size-complex="10.5pt"/>
    </style:style>
    <style:style style:name="P185" style:family="paragraph" style:parent-style-name="Standard">
      <style:paragraph-properties fo:margin-left="0cm" fo:margin-right="0cm" fo:line-height="150%" fo:text-indent="0.741cm" style:auto-text-indent="false"/>
      <style:text-properties style:font-name="ＭＳ 明朝3" fo:font-size="10.5pt" style:font-size-asian="10.5pt" style:font-name-complex="ＭＳ 明朝3" style:font-size-complex="10.5pt"/>
    </style:style>
    <style:style style:name="P186" style:family="paragraph" style:parent-style-name="Standard">
      <style:paragraph-properties fo:line-height="150%"/>
      <style:text-properties style:font-name="ＭＳ 明朝3" fo:font-size="10.5pt" fo:font-weight="bold" style:font-size-asian="10.5pt" style:font-weight-asian="bold" style:font-name-complex="ＭＳ 明朝3" style:font-size-complex="10.5pt"/>
    </style:style>
    <style:style style:name="P187" style:family="paragraph" style:parent-style-name="Standard">
      <style:paragraph-properties fo:line-height="150%"/>
      <style:text-properties style:font-name="ＭＳ 明朝3" fo:font-size="10.5pt" officeooo:paragraph-rsid="0063a57b" style:font-size-asian="10.5pt" style:font-name-complex="ＭＳ 明朝3" style:font-size-complex="10.5pt"/>
    </style:style>
    <style:style style:name="P188" style:family="paragraph" style:parent-style-name="Standard">
      <style:paragraph-properties fo:margin-left="0cm" fo:margin-right="0cm" fo:line-height="150%" fo:text-indent="0.185cm" style:auto-text-indent="false"/>
      <style:text-properties style:font-name="ＭＳ 明朝3" fo:font-size="10.5pt" style:font-size-asian="10.5pt" style:font-name-complex="ＭＳ 明朝3" style:font-size-complex="10.5pt"/>
    </style:style>
    <style:style style:name="P189" style:family="paragraph" style:parent-style-name="Standard">
      <style:paragraph-properties fo:line-height="150%"/>
      <style:text-properties style:font-name="ＭＳ 明朝3" fo:font-size="10.5pt" officeooo:paragraph-rsid="02a4704f" style:font-size-asian="10.5pt" style:font-name-complex="ＭＳ 明朝3" style:font-size-complex="10.5pt"/>
    </style:style>
    <style:style style:name="P190" style:family="paragraph" style:parent-style-name="Standard">
      <style:paragraph-properties fo:line-height="150%"/>
      <style:text-properties style:font-name="ＭＳ 明朝3" fo:font-size="10.5pt" officeooo:paragraph-rsid="011c45d9" style:font-size-asian="10.5pt" style:font-name-complex="ＭＳ 明朝3" style:font-size-complex="10.5pt"/>
    </style:style>
    <style:style style:name="P191" style:family="paragraph" style:parent-style-name="Standard">
      <style:paragraph-properties fo:line-height="150%"/>
      <style:text-properties style:font-name="ＭＳ 明朝3" fo:font-size="12pt" fo:font-weight="bold" officeooo:paragraph-rsid="01988517" style:font-size-asian="12pt" style:font-weight-asian="bold" style:font-name-complex="ＭＳ 明朝3" style:font-size-complex="12pt" style:font-weight-complex="bold"/>
    </style:style>
    <style:style style:name="P192" style:family="paragraph" style:parent-style-name="Standard">
      <style:paragraph-properties fo:line-height="150%"/>
      <style:text-properties style:font-name="ＭＳ 明朝3" fo:font-size="10.5pt" fo:font-weight="normal" officeooo:paragraph-rsid="019acf73" style:font-size-asian="10.5pt" style:font-weight-asian="normal" style:font-name-complex="ＭＳ 明朝3" style:font-size-complex="10.5pt" style:font-weight-complex="normal"/>
    </style:style>
    <style:style style:name="P193" style:family="paragraph" style:parent-style-name="Standard">
      <style:paragraph-properties fo:line-height="150%"/>
      <style:text-properties style:font-name="ＭＳ 明朝3" fo:font-size="10.5pt" fo:font-weight="normal" officeooo:paragraph-rsid="019a4db4" style:font-size-asian="10.5pt" style:font-weight-asian="normal" style:font-name-complex="ＭＳ 明朝3" style:font-size-complex="10.5pt" style:font-weight-complex="normal"/>
    </style:style>
    <style:style style:name="P194" style:family="paragraph" style:parent-style-name="Standard">
      <style:paragraph-properties fo:margin-left="0cm" fo:margin-right="0cm" fo:line-height="150%" fo:text-align="center" style:justify-single-word="false" fo:text-indent="0cm" style:auto-text-indent="false"/>
      <style:text-properties style:font-name="ＭＳ 明朝1" fo:font-size="10.5pt" fo:font-weight="normal" officeooo:paragraph-rsid="019a4db4" style:font-size-asian="10.5pt" style:font-weight-asian="normal" style:font-name-complex="ＭＳ 明朝3" style:font-size-complex="10.5pt" style:font-weight-complex="normal"/>
    </style:style>
    <style:style style:name="P195" style:family="paragraph" style:parent-style-name="Standard">
      <style:paragraph-properties fo:margin-left="0cm" fo:margin-right="0cm" style:line-height-at-least="0.564cm" fo:text-align="center" style:justify-single-word="false" fo:orphans="0" fo:widows="0" fo:text-indent="0cm" style:auto-text-indent="false">
        <style:tab-stops/>
      </style:paragraph-properties>
      <style:text-properties style:font-name="ＭＳ 明朝1" fo:font-size="10.5pt" style:font-size-asian="10.5pt"/>
    </style:style>
    <style:style style:name="P196" style:family="paragraph" style:parent-style-name="Standard">
      <style:paragraph-properties fo:margin-left="0cm" fo:margin-right="0cm" style:line-height-at-least="0.564cm" fo:text-align="center" style:justify-single-word="false" fo:orphans="0" fo:widows="0" fo:text-indent="0cm" style:auto-text-indent="false">
        <style:tab-stops/>
      </style:paragraph-properties>
      <style:text-properties fo:font-size="10.5pt" style:font-size-asian="10.5pt"/>
    </style:style>
    <style:style style:name="P197" style:family="paragraph" style:parent-style-name="Standard">
      <style:paragraph-properties fo:margin-left="0cm" fo:margin-right="0cm" style:line-height-at-least="0.564cm" fo:orphans="0" fo:widows="0" fo:text-indent="0cm" style:auto-text-indent="false">
        <style:tab-stops/>
      </style:paragraph-properties>
      <style:text-properties fo:font-size="10.5pt" style:font-size-asian="10.5pt"/>
    </style:style>
    <style:style style:name="P198" style:family="paragraph" style:parent-style-name="Standard">
      <style:paragraph-properties fo:margin-left="0cm" fo:margin-right="0cm" style:line-height-at-least="0.564cm" fo:text-align="center" style:justify-single-word="false" fo:orphans="0" fo:widows="0" fo:text-indent="0cm" style:auto-text-indent="false"/>
      <style:text-properties fo:font-size="10.5pt" style:font-size-asian="10.5pt"/>
    </style:style>
    <style:style style:name="P199" style:family="paragraph" style:parent-style-name="Standard">
      <style:paragraph-properties fo:margin-left="0cm" fo:margin-right="0cm" style:line-height-at-least="0.564cm" fo:orphans="0" fo:widows="0" fo:text-indent="0cm" style:auto-text-indent="false"/>
      <style:text-properties fo:font-size="10.5pt" style:font-size-asian="10.5pt"/>
    </style:style>
    <style:style style:name="P200" style:family="paragraph" style:parent-style-name="Standard">
      <style:paragraph-properties fo:margin-left="0cm" fo:margin-right="0cm" style:line-height-at-least="0.564cm" fo:orphans="0" fo:widows="0" fo:text-indent="0cm" style:auto-text-indent="false"/>
    </style:style>
    <style:style style:name="P201" style:family="paragraph" style:parent-style-name="Standard">
      <style:paragraph-properties fo:line-height="150%"/>
      <style:text-properties style:font-name="ＭＳ 明朝3" fo:font-size="10.5pt" fo:font-weight="normal" officeooo:rsid="026f607b" style:font-size-asian="10.5pt" style:font-weight-asian="normal" style:font-name-complex="ＭＳ 明朝3" style:font-size-complex="10.5pt" style:font-weight-complex="normal"/>
    </style:style>
    <style:style style:name="P202" style:family="paragraph" style:parent-style-name="Standard">
      <style:paragraph-properties fo:line-height="150%"/>
      <style:text-properties style:font-name="ＭＳ 明朝3" fo:font-weight="bold" officeooo:paragraph-rsid="027e71d1" style:font-weight-asian="bold" style:font-name-complex="ＭＳ 明朝3"/>
    </style:style>
    <style:style style:name="P203" style:family="paragraph" style:parent-style-name="Standard">
      <style:paragraph-properties fo:margin-left="0cm" fo:margin-right="0cm" fo:line-height="150%" fo:text-indent="0cm" style:auto-text-indent="false"/>
      <style:text-properties style:font-name="ＭＳ 明朝1" fo:font-size="10.5pt" officeooo:paragraph-rsid="027e71d1" style:font-size-asian="10.5pt"/>
    </style:style>
    <style:style style:name="P204" style:family="paragraph" style:parent-style-name="Standard">
      <style:paragraph-properties fo:margin-left="0cm" fo:margin-right="0cm" fo:line-height="150%" fo:text-indent="0cm" style:auto-text-indent="false"/>
      <style:text-properties style:font-name="ＭＳ 明朝1" fo:font-size="10.5pt" style:font-size-asian="10.5pt"/>
    </style:style>
    <style:style style:name="P205" style:family="paragraph" style:parent-style-name="Standard">
      <style:paragraph-properties fo:line-height="150%"/>
      <style:text-properties style:font-name="ＭＳ 明朝3" fo:font-size="10.5pt" fo:font-weight="normal" officeooo:paragraph-rsid="027e71d1" style:font-size-asian="10.5pt" style:font-weight-asian="normal" style:font-name-complex="ＭＳ 明朝3" style:font-size-complex="10.5pt" style:font-weight-complex="normal"/>
    </style:style>
    <style:style style:name="P206" style:family="paragraph" style:parent-style-name="Standard">
      <style:paragraph-properties style:line-height-at-least="0.422cm" fo:text-align="center" style:justify-single-word="false"/>
      <style:text-properties style:font-name="ＭＳ 明朝3" fo:font-size="10.5pt" style:font-size-asian="10.5pt" style:font-name-complex="ＭＳ 明朝3"/>
    </style:style>
    <style:style style:name="P207" style:family="paragraph" style:parent-style-name="Standard">
      <style:paragraph-properties style:line-height-at-least="0.494cm" fo:text-align="center" style:justify-single-word="false" style:snap-to-layout-grid="false"/>
      <style:text-properties style:font-name="ＭＳ 明朝3" fo:font-size="10.5pt" style:font-size-asian="10.5pt" style:font-name-complex="ＭＳ 明朝3"/>
    </style:style>
    <style:style style:name="P208" style:family="paragraph" style:parent-style-name="Standard">
      <style:paragraph-properties style:line-height-at-least="0.494cm" style:snap-to-layout-grid="false"/>
      <style:text-properties style:font-name="ＭＳ 明朝3" fo:font-size="10.5pt" style:font-size-asian="10.5pt" style:font-name-complex="ＭＳ 明朝3"/>
    </style:style>
    <style:style style:name="P209" style:family="paragraph" style:parent-style-name="Standard">
      <style:paragraph-properties style:line-height-at-least="0.494cm" style:snap-to-layout-grid="false"/>
    </style:style>
    <style:style style:name="P210" style:family="paragraph" style:parent-style-name="Standard">
      <style:paragraph-properties style:line-height-at-least="0.422cm"/>
      <style:text-properties style:font-name="ＭＳ 明朝3" fo:font-size="10.5pt" style:font-size-asian="10.5pt" style:font-name-complex="ＭＳ 明朝3"/>
    </style:style>
    <style:style style:name="P211" style:family="paragraph" style:parent-style-name="Standard">
      <style:paragraph-properties fo:line-height="150%" fo:break-before="page"/>
      <style:text-properties style:font-name="ＭＳ 明朝3" fo:font-size="12pt" fo:font-weight="bold" officeooo:paragraph-rsid="02dc500e" style:font-size-asian="12pt" style:font-weight-asian="bold" style:font-name-complex="ＭＳ 明朝3" style:font-size-complex="12pt" style:font-weight-complex="bold"/>
    </style:style>
    <style:style style:name="P212" style:family="paragraph" style:parent-style-name="Standard">
      <style:paragraph-properties fo:line-height="150%"/>
      <style:text-properties style:font-name="ＭＳ 明朝3" fo:font-size="10.5pt" fo:font-weight="normal" officeooo:paragraph-rsid="02dc500e" style:font-size-asian="10.5pt" style:font-weight-asian="normal" style:font-name-complex="ＭＳ 明朝3" style:font-size-complex="10.5pt" style:font-weight-complex="normal"/>
    </style:style>
    <style:style style:name="P213" style:family="paragraph" style:parent-style-name="Standard">
      <style:paragraph-properties fo:line-height="150%"/>
      <style:text-properties style:font-name="ＭＳ 明朝3" fo:font-size="10.5pt" fo:font-weight="normal" officeooo:paragraph-rsid="02e288b5" style:font-size-asian="10.5pt" style:font-weight-asian="normal" style:font-name-complex="ＭＳ 明朝3" style:font-size-complex="10.5pt" style:font-weight-complex="normal"/>
    </style:style>
    <style:style style:name="P214" style:family="paragraph" style:parent-style-name="Standard">
      <style:paragraph-properties fo:line-height="150%"/>
      <style:text-properties fo:color="#ff3366" loext:opacity="100%" style:text-line-through-style="solid" style:text-line-through-type="single" style:font-name="ＭＳ 明朝3" fo:font-size="10.5pt" fo:font-weight="normal" officeooo:paragraph-rsid="02e288b5" style:font-size-asian="10.5pt" style:font-weight-asian="normal" style:font-name-complex="ＭＳ 明朝3" style:font-size-complex="10.5pt" style:font-weight-complex="normal"/>
    </style:style>
    <style:style style:name="P215" style:family="paragraph" style:parent-style-name="Standard">
      <style:paragraph-properties fo:line-height="150%"/>
      <style:text-properties fo:color="#ff3366" loext:opacity="100%" style:text-line-through-style="solid" style:text-line-through-type="single" style:font-name="ＭＳ 明朝3" fo:font-size="10.5pt" fo:font-weight="normal" officeooo:paragraph-rsid="02e1ef7b" style:font-size-asian="10.5pt" style:font-weight-asian="normal" style:font-name-complex="ＭＳ 明朝3" style:font-size-complex="10.5pt" style:font-weight-complex="normal"/>
    </style:style>
    <style:style style:name="P216" style:family="paragraph" style:parent-style-name="Standard">
      <style:paragraph-properties fo:line-height="150%"/>
      <style:text-properties style:font-name="ＭＳ 明朝3" fo:font-size="10.5pt" fo:font-weight="normal" officeooo:paragraph-rsid="02e1ef7b" style:font-size-asian="10.5pt" style:font-weight-asian="normal" style:font-name-complex="ＭＳ 明朝3" style:font-size-complex="10.5pt" style:font-weight-complex="normal"/>
    </style:style>
    <style:style style:name="P217" style:family="paragraph" style:parent-style-name="Standard">
      <style:paragraph-properties fo:line-height="150%"/>
      <style:text-properties style:font-name="ＭＳ 明朝3" fo:font-size="10.5pt" fo:font-weight="normal" officeooo:paragraph-rsid="02dde890" style:font-size-asian="10.5pt" style:font-weight-asian="normal" style:font-name-complex="ＭＳ 明朝3" style:font-size-complex="10.5pt" style:font-weight-complex="normal"/>
    </style:style>
    <style:style style:name="P218" style:family="paragraph" style:parent-style-name="Standard">
      <style:paragraph-properties fo:text-align="center" style:justify-single-word="false"/>
      <style:text-properties style:font-name="ＭＳ 明朝3" fo:font-size="10.5pt" style:font-size-asian="10.5pt" style:font-name-complex="ＭＳ 明朝3" style:font-size-complex="10.5pt"/>
    </style:style>
    <style:style style:name="P219" style:family="paragraph" style:parent-style-name="Standard">
      <style:paragraph-properties fo:text-align="justify" style:justify-single-word="false"/>
      <style:text-properties style:font-name="ＭＳ 明朝3" fo:font-size="10.5pt" style:font-size-asian="10.5pt" style:font-name-complex="ＭＳ 明朝3" style:font-size-complex="10.5pt"/>
    </style:style>
    <style:style style:name="P220" style:family="paragraph" style:parent-style-name="Standard">
      <style:paragraph-properties fo:line-height="150%" fo:text-align="justify" style:justify-single-word="false"/>
      <style:text-properties style:font-name="ＭＳ 明朝3" fo:font-size="10.5pt" style:font-size-asian="10.5pt" style:font-name-complex="ＭＳ 明朝3" style:font-size-complex="10.5pt"/>
    </style:style>
    <style:style style:name="P221" style:family="paragraph" style:parent-style-name="Standard">
      <style:paragraph-properties fo:line-height="150%" fo:text-align="justify" style:justify-single-word="false"/>
      <style:text-properties style:font-name="ＭＳ 明朝3" fo:font-weight="bold" style:font-weight-asian="bold" style:font-name-complex="ＭＳ 明朝3"/>
    </style:style>
    <style:style style:name="P222" style:family="paragraph" style:parent-style-name="Standard">
      <style:paragraph-properties fo:line-height="150%" fo:text-align="justify" style:justify-single-word="false"/>
      <style:text-properties style:font-name="ＭＳ 明朝3" fo:font-size="10.5pt" fo:font-weight="bold" style:font-size-asian="10.5pt" style:font-weight-asian="bold" style:font-name-complex="ＭＳ 明朝3" style:font-size-complex="10.5pt"/>
    </style:style>
    <style:style style:name="P223" style:family="paragraph" style:parent-style-name="Standard">
      <style:paragraph-properties fo:margin-left="0cm" fo:margin-right="0cm" fo:line-height="150%" fo:text-align="justify" style:justify-single-word="false" fo:text-indent="0.185cm" style:auto-text-indent="false"/>
      <style:text-properties style:font-name="ＭＳ 明朝3" fo:font-size="10.5pt" officeooo:paragraph-rsid="0245333c" style:font-size-asian="10.5pt" style:font-name-complex="ＭＳ 明朝3" style:font-size-complex="10.5pt"/>
    </style:style>
    <style:style style:name="P224" style:family="paragraph" style:parent-style-name="Standard">
      <style:paragraph-properties fo:line-height="150%" fo:text-align="justify" style:justify-single-word="false"/>
      <style:text-properties style:font-name="ＭＳ 明朝3" fo:font-size="10.5pt" officeooo:paragraph-rsid="01a59f1f" style:font-size-asian="10.5pt" style:font-name-complex="ＭＳ 明朝3" style:font-size-complex="10.5pt"/>
    </style:style>
    <style:style style:name="P225" style:family="paragraph" style:parent-style-name="Standard">
      <style:paragraph-properties fo:line-height="150%" fo:text-align="justify" style:justify-single-word="false"/>
    </style:style>
    <style:style style:name="P226" style:family="paragraph" style:parent-style-name="Standard">
      <style:paragraph-properties fo:line-height="150%" fo:text-align="justify" style:justify-single-word="false"/>
      <style:text-properties style:font-name="ＭＳ 明朝3" fo:font-size="12pt" fo:font-weight="bold" style:font-size-asian="12pt" style:font-weight-asian="bold" style:font-name-complex="ＭＳ 明朝3" style:font-size-complex="12pt"/>
    </style:style>
    <style:style style:name="P227" style:family="paragraph" style:parent-style-name="Standard">
      <style:paragraph-properties fo:line-height="150%" fo:text-align="justify" style:justify-single-word="false" fo:break-before="page"/>
      <style:text-properties style:font-name="ＭＳ 明朝3" fo:font-size="12pt" fo:font-weight="bold" style:font-size-asian="12pt" style:font-weight-asian="bold" style:font-name-complex="ＭＳ 明朝3" style:font-size-complex="12pt"/>
    </style:style>
    <style:style style:name="P228" style:family="paragraph" style:parent-style-name="Standard">
      <style:paragraph-properties fo:line-height="150%" fo:text-align="justify" style:justify-single-word="false"/>
      <style:text-properties style:font-name="ＭＳ 明朝3" fo:font-size="10.5pt" fo:font-weight="normal" style:font-size-asian="10.5pt" style:font-weight-asian="normal" style:font-name-complex="ＭＳ 明朝3" style:font-size-complex="10.5pt" style:font-weight-complex="normal"/>
    </style:style>
    <style:style style:name="P229" style:family="paragraph" style:parent-style-name="Standard">
      <style:paragraph-properties fo:line-height="150%" fo:text-align="justify" style:justify-single-word="false"/>
      <style:text-properties style:font-name="ＭＳ 明朝3" fo:font-size="10.5pt" officeooo:paragraph-rsid="0322066e" style:font-size-asian="10.5pt" style:font-name-complex="ＭＳ 明朝3" style:font-size-complex="10.5pt"/>
    </style:style>
    <style:style style:name="P230" style:family="paragraph" style:parent-style-name="Standard">
      <style:paragraph-properties fo:line-height="150%" fo:text-align="justify" style:justify-single-word="false"/>
      <style:text-properties style:font-name="ＭＳ 明朝3" fo:font-size="10.5pt" officeooo:paragraph-rsid="032229af" style:font-size-asian="10.5pt" style:font-name-complex="ＭＳ 明朝3" style:font-size-complex="10.5pt"/>
    </style:style>
    <style:style style:name="P231" style:family="paragraph" style:parent-style-name="Standard">
      <style:paragraph-properties fo:line-height="150%" fo:text-align="justify" style:justify-single-word="false"/>
      <style:text-properties style:font-name="ＭＳ 明朝3" fo:font-size="10.5pt" fo:font-weight="normal" officeooo:paragraph-rsid="01a59f1f" style:font-size-asian="10.5pt" style:font-weight-asian="normal" style:font-name-complex="ＭＳ 明朝3" style:font-size-complex="10.5pt" style:font-weight-complex="normal"/>
    </style:style>
    <style:style style:name="P232" style:family="paragraph" style:parent-style-name="Standard">
      <style:paragraph-properties fo:line-height="150%" fo:text-align="justify" style:justify-single-word="false"/>
      <style:text-properties style:font-name="ＭＳ 明朝3" fo:font-size="10.5pt" fo:font-weight="normal" officeooo:paragraph-rsid="02ab6dbc" style:font-size-asian="10.5pt" style:font-weight-asian="normal" style:font-name-complex="ＭＳ 明朝3" style:font-size-complex="10.5pt" style:font-weight-complex="normal"/>
    </style:style>
    <style:style style:name="P233" style:family="paragraph" style:parent-style-name="Standard">
      <style:paragraph-properties fo:line-height="150%" fo:text-align="justify" style:justify-single-word="false"/>
      <style:text-properties style:font-name="ＭＳ 明朝3" fo:font-size="10.5pt" officeooo:paragraph-rsid="01a7c610" style:font-size-asian="10.5pt" style:font-name-complex="ＭＳ 明朝3" style:font-size-complex="10.5pt"/>
    </style:style>
    <style:style style:name="P234" style:family="paragraph" style:parent-style-name="Standard">
      <style:paragraph-properties fo:line-height="150%" fo:text-align="justify" style:justify-single-word="false"/>
      <style:text-properties style:font-name="ＭＳ 明朝3" fo:font-size="10.5pt" officeooo:paragraph-rsid="028861d6" style:font-size-asian="10.5pt" style:font-name-complex="ＭＳ 明朝3" style:font-size-complex="10.5pt"/>
    </style:style>
    <style:style style:name="P235" style:family="paragraph" style:parent-style-name="Standard">
      <style:paragraph-properties fo:line-height="150%" fo:text-align="justify" style:justify-single-word="false" fo:break-before="page"/>
      <style:text-properties style:font-name="ＭＳ 明朝3" fo:font-size="10.5pt" style:font-size-asian="10.5pt" style:font-name-complex="ＭＳ 明朝3" style:font-size-complex="10.5pt"/>
    </style:style>
    <style:style style:name="P236" style:family="paragraph" style:parent-style-name="Standard">
      <style:paragraph-properties fo:line-height="150%" fo:text-align="justify" style:justify-single-word="false"/>
      <style:text-properties style:font-name="ＭＳ 明朝3" fo:font-size="10.5pt" officeooo:paragraph-rsid="012a2caa" style:font-size-asian="10.5pt" style:font-name-complex="ＭＳ 明朝3" style:font-size-complex="10.5pt"/>
    </style:style>
    <style:style style:name="P237" style:family="paragraph" style:parent-style-name="Standard">
      <style:paragraph-properties fo:line-height="150%" fo:text-align="justify" style:justify-single-word="false"/>
      <style:text-properties style:font-name="ＭＳ 明朝3" fo:font-size="12pt" fo:font-weight="bold" style:font-size-asian="12pt" style:font-weight-asian="bold" style:font-name-complex="ＭＳ 明朝3" style:font-size-complex="12pt" style:font-weight-complex="bold"/>
    </style:style>
    <style:style style:name="P238" style:family="paragraph" style:parent-style-name="Standard">
      <style:paragraph-properties fo:line-height="150%" fo:text-align="justify" style:justify-single-word="false"/>
      <style:text-properties style:font-name="ＭＳ 明朝3" fo:font-size="12pt" fo:font-weight="bold" officeooo:paragraph-rsid="02e321ef" style:font-size-asian="12pt" style:font-weight-asian="bold" style:font-name-complex="ＭＳ 明朝3" style:font-size-complex="12pt" style:font-weight-complex="bold"/>
    </style:style>
    <style:style style:name="P239" style:family="paragraph" style:parent-style-name="Standard">
      <style:paragraph-properties fo:line-height="150%" fo:text-align="justify" style:justify-single-word="false"/>
      <style:text-properties style:font-name="ＭＳ 明朝3" fo:font-size="10.5pt" officeooo:paragraph-rsid="02e34df5" style:font-size-asian="10.5pt" style:font-name-complex="ＭＳ 明朝3" style:font-size-complex="10.5pt"/>
    </style:style>
    <style:style style:name="P240" style:family="paragraph" style:parent-style-name="Standard">
      <style:paragraph-properties fo:line-height="150%" fo:text-align="justify" style:justify-single-word="false"/>
      <style:text-properties style:font-name="ＭＳ 明朝3" fo:font-size="10.5pt" officeooo:paragraph-rsid="02e321ef" style:font-size-asian="10.5pt" style:font-name-complex="ＭＳ 明朝3" style:font-size-complex="10.5pt"/>
    </style:style>
    <style:style style:name="P241" style:family="paragraph" style:parent-style-name="Standard">
      <style:paragraph-properties fo:line-height="150%" fo:text-align="justify" style:justify-single-word="false"/>
      <style:text-properties style:font-name="ＭＳ 明朝3" fo:font-size="12pt" fo:font-weight="bold" officeooo:paragraph-rsid="021dcc20" style:font-size-asian="12pt" style:font-weight-asian="bold" style:font-name-complex="ＭＳ 明朝3" style:font-size-complex="12pt" style:font-weight-complex="bold"/>
    </style:style>
    <style:style style:name="P242" style:family="paragraph" style:parent-style-name="Standard">
      <style:paragraph-properties fo:line-height="150%" fo:text-align="justify" style:justify-single-word="false"/>
      <style:text-properties style:font-name="ＭＳ 明朝3" fo:font-size="10.5pt" fo:font-weight="normal" officeooo:paragraph-rsid="02cc5ef4" style:font-size-asian="10.5pt" style:font-weight-asian="normal" style:font-name-complex="ＭＳ 明朝3" style:font-size-complex="10.5pt" style:font-weight-complex="normal"/>
    </style:style>
    <style:style style:name="P243" style:family="paragraph" style:parent-style-name="Standard">
      <style:paragraph-properties fo:line-height="150%" fo:text-align="justify" style:justify-single-word="false"/>
      <style:text-properties style:font-name="ＭＳ 明朝3" fo:font-size="10.5pt" fo:font-weight="normal" officeooo:paragraph-rsid="021dcc20" style:font-size-asian="10.5pt" style:font-weight-asian="normal" style:font-name-complex="ＭＳ 明朝3" style:font-size-complex="10.5pt" style:font-weight-complex="normal"/>
    </style:style>
    <style:style style:name="P244" style:family="paragraph" style:parent-style-name="Standard">
      <style:paragraph-properties fo:line-height="150%" fo:text-align="justify" style:justify-single-word="false"/>
      <style:text-properties style:font-name="ＭＳ 明朝3" fo:font-size="10.5pt" fo:font-weight="normal" officeooo:paragraph-rsid="021f664f" style:font-size-asian="10.5pt" style:font-weight-asian="normal" style:font-name-complex="ＭＳ 明朝3" style:font-size-complex="10.5pt" style:font-weight-complex="normal"/>
    </style:style>
    <style:style style:name="P245" style:family="paragraph" style:parent-style-name="Standard">
      <style:paragraph-properties fo:line-height="150%" fo:text-align="justify" style:justify-single-word="false"/>
      <style:text-properties style:font-name="ＭＳ 明朝3" fo:font-size="12pt" fo:font-weight="normal" officeooo:paragraph-rsid="021f664f" style:font-size-asian="12pt" style:font-weight-asian="normal" style:font-name-complex="ＭＳ 明朝3" style:font-size-complex="12pt" style:font-weight-complex="normal"/>
    </style:style>
    <style:style style:name="P246" style:family="paragraph" style:parent-style-name="Standard">
      <style:paragraph-properties fo:line-height="150%" fo:text-align="justify" style:justify-single-word="false"/>
      <style:text-properties style:font-name="ＭＳ 明朝3" fo:font-size="10.5pt" officeooo:paragraph-rsid="0312a9c3" style:font-size-asian="10.5pt" style:font-name-complex="ＭＳ 明朝3" style:font-size-complex="10.5pt"/>
    </style:style>
    <style:style style:name="P247" style:family="paragraph" style:parent-style-name="Standard">
      <style:paragraph-properties fo:line-height="150%" fo:text-align="justify" style:justify-single-word="false"/>
      <style:text-properties style:font-name="ＭＳ 明朝3" fo:font-size="10.5pt" fo:font-weight="normal" officeooo:rsid="02cb99b4" officeooo:paragraph-rsid="02cbc5ba" style:font-size-asian="10.5pt" style:font-weight-asian="normal" style:font-name-complex="ＭＳ 明朝3" style:font-size-complex="10.5pt" style:font-weight-complex="normal"/>
    </style:style>
    <style:style style:name="P248" style:family="paragraph" style:parent-style-name="Standard">
      <style:paragraph-properties fo:line-height="150%" fo:text-align="justify" style:justify-single-word="false"/>
      <style:text-properties style:font-name="ＭＳ 明朝3" fo:font-size="12pt" fo:font-weight="bold" officeooo:rsid="02cb99b4" officeooo:paragraph-rsid="02cbc5ba" style:font-size-asian="12pt" style:font-weight-asian="bold" style:font-name-complex="ＭＳ 明朝3" style:font-size-complex="12pt" style:font-weight-complex="bold"/>
    </style:style>
    <style:style style:name="P249" style:family="paragraph" style:parent-style-name="Standard">
      <style:paragraph-properties fo:line-height="150%" fo:text-align="justify" style:justify-single-word="false"/>
      <style:text-properties style:font-name="ＭＳ 明朝3" fo:font-size="10.5pt" fo:font-weight="normal" officeooo:paragraph-rsid="02cbc5ba" style:font-size-asian="10.5pt" style:font-weight-asian="normal" style:font-name-complex="ＭＳ 明朝3" style:font-size-complex="10.5pt" style:font-weight-complex="normal"/>
    </style:style>
    <style:style style:name="P250" style:family="paragraph" style:parent-style-name="Standard">
      <style:paragraph-properties fo:margin-left="0cm" fo:margin-right="0cm" fo:line-height="150%" fo:text-indent="0cm" style:auto-text-indent="false"/>
      <style:text-properties style:font-name="ＭＳ 明朝" fo:font-size="10.5pt" style:font-name-asian="ＭＳ 明朝" style:font-size-asian="10.5pt" style:font-size-complex="10.5pt"/>
    </style:style>
    <style:style style:name="P251" style:family="paragraph" style:parent-style-name="Standard">
      <style:paragraph-properties fo:line-height="150%" fo:text-align="justify" style:justify-single-word="false"/>
      <style:text-properties style:font-name="ＭＳ 明朝" fo:font-size="10.5pt" fo:font-weight="normal" officeooo:rsid="02ce2aa2" officeooo:paragraph-rsid="02cf5d16" style:font-name-asian="ＭＳ 明朝" style:font-size-asian="10.5pt" style:font-weight-asian="normal" style:font-name-complex="ＭＳ 明朝3" style:font-size-complex="10.5pt" style:font-weight-complex="normal"/>
    </style:style>
    <style:style style:name="P252" style:family="paragraph" style:parent-style-name="Standard">
      <style:paragraph-properties fo:line-height="150%" fo:text-align="justify" style:justify-single-word="false"/>
      <style:text-properties style:font-name="ＭＳ 明朝3" fo:font-size="10.5pt" fo:font-weight="normal" officeooo:rsid="02ce2aa2" officeooo:paragraph-rsid="02cf5d16" style:font-size-asian="10.5pt" style:font-weight-asian="normal" style:font-name-complex="ＭＳ 明朝3" style:font-size-complex="10.5pt" style:font-weight-complex="normal"/>
    </style:style>
    <style:style style:name="P253" style:family="paragraph" style:parent-style-name="Standard">
      <style:paragraph-properties fo:line-height="150%" fo:text-align="justify" style:justify-single-word="false"/>
      <style:text-properties style:font-name="ＭＳ 明朝3" fo:font-size="10.5pt" fo:font-weight="normal" officeooo:rsid="02cec3dc" officeooo:paragraph-rsid="02cf5d16" style:font-size-asian="10.5pt" style:font-weight-asian="normal" style:font-name-complex="ＭＳ 明朝3" style:font-size-complex="10.5pt" style:font-weight-complex="normal"/>
    </style:style>
    <style:style style:name="P254" style:family="paragraph" style:parent-style-name="Standard">
      <style:paragraph-properties fo:line-height="150%" fo:text-align="justify" style:justify-single-word="false"/>
      <style:text-properties style:font-name="ＭＳ 明朝3" fo:font-size="10.5pt" fo:font-weight="normal" officeooo:rsid="02ce2aa2" officeooo:paragraph-rsid="02ce2aa2" style:font-size-asian="10.5pt" style:font-weight-asian="normal" style:font-name-complex="ＭＳ 明朝3" style:font-size-complex="10.5pt" style:font-weight-complex="normal"/>
    </style:style>
    <style:style style:name="P255" style:family="paragraph" style:parent-style-name="Standard">
      <style:paragraph-properties fo:line-height="150%" fo:text-align="justify" style:justify-single-word="false"/>
      <style:text-properties style:font-name="ＭＳ 明朝3" fo:font-size="10.5pt" fo:font-weight="normal" officeooo:rsid="02d4c020" officeooo:paragraph-rsid="02d4c020" style:font-size-asian="10.5pt" style:font-weight-asian="normal" style:font-name-complex="ＭＳ 明朝3" style:font-size-complex="10.5pt" style:font-weight-complex="normal"/>
    </style:style>
    <style:style style:name="P256" style:family="paragraph" style:parent-style-name="Standard">
      <style:paragraph-properties fo:line-height="150%" fo:text-align="justify" style:justify-single-word="false"/>
      <style:text-properties style:font-name="ＭＳ 明朝3" fo:font-size="10.5pt" fo:font-weight="normal" officeooo:rsid="02ce2aa2" officeooo:paragraph-rsid="02d68bce" style:font-size-asian="10.5pt" style:font-weight-asian="normal" style:font-name-complex="ＭＳ 明朝3" style:font-size-complex="10.5pt" style:font-weight-complex="normal"/>
    </style:style>
    <style:style style:name="P257" style:family="paragraph" style:parent-style-name="Standard">
      <style:paragraph-properties fo:line-height="150%" fo:text-align="justify" style:justify-single-word="false"/>
      <style:text-properties style:font-name="ＭＳ 明朝3" fo:font-size="10.5pt" fo:font-weight="normal" officeooo:rsid="02d4c020" officeooo:paragraph-rsid="02d68bce" style:font-size-asian="10.5pt" style:font-weight-asian="normal" style:font-name-complex="ＭＳ 明朝3" style:font-size-complex="10.5pt" style:font-weight-complex="normal"/>
    </style:style>
    <style:style style:name="P258" style:family="paragraph" style:parent-style-name="Standard">
      <style:paragraph-properties fo:text-align="center" style:justify-single-word="false" fo:break-before="page"/>
      <style:text-properties style:font-name="ＭＳ 明朝3" officeooo:paragraph-rsid="00190638" style:font-name-complex="ＭＳ 明朝3"/>
    </style:style>
    <style:style style:name="P259" style:family="paragraph" style:parent-style-name="Standard">
      <style:paragraph-properties fo:text-align="center" style:justify-single-word="false"/>
      <style:text-properties style:font-name="ＭＳ 明朝3" fo:font-size="10.5pt" officeooo:paragraph-rsid="00190638" style:font-size-asian="10.5pt" style:font-name-complex="ＭＳ 明朝3" style:font-size-complex="10.5pt"/>
    </style:style>
    <style:style style:name="P260" style:family="paragraph" style:parent-style-name="Standard">
      <style:paragraph-properties fo:text-align="center" style:justify-single-word="false"/>
      <style:text-properties style:font-name="ＭＳ 明朝3" fo:font-size="20pt" officeooo:paragraph-rsid="00190638" style:font-size-asian="20pt" style:font-name-complex="ＭＳ 明朝3" style:font-size-complex="20pt"/>
    </style:style>
    <style:style style:name="P261" style:family="paragraph" style:parent-style-name="Standard">
      <style:paragraph-properties fo:text-align="justify" style:justify-single-word="false"/>
      <style:text-properties style:font-name="ＭＳ 明朝3" fo:font-size="10.5pt" officeooo:paragraph-rsid="00190638" style:font-size-asian="10.5pt" style:font-name-complex="ＭＳ 明朝3" style:font-size-complex="10.5pt"/>
    </style:style>
    <style:style style:name="P262" style:family="paragraph" style:parent-style-name="Standard">
      <style:paragraph-properties fo:line-height="150%" fo:text-align="justify" style:justify-single-word="false"/>
      <style:text-properties style:font-name="ＭＳ 明朝3" fo:font-size="10.5pt" officeooo:paragraph-rsid="001a702b" style:font-size-asian="10.5pt" style:font-name-complex="ＭＳ 明朝3" style:font-size-complex="10.5pt"/>
    </style:style>
    <style:style style:name="P263" style:family="paragraph" style:parent-style-name="Standard">
      <style:paragraph-properties fo:line-height="150%" fo:text-align="justify" style:justify-single-word="false"/>
      <style:text-properties style:font-name="ＭＳ 明朝3" fo:font-size="10.5pt" officeooo:paragraph-rsid="00190638" style:font-size-asian="10.5pt" style:font-name-complex="ＭＳ 明朝3" style:font-size-complex="10.5pt"/>
    </style:style>
    <style:style style:name="P264" style:family="paragraph" style:parent-style-name="Standard">
      <style:paragraph-properties fo:line-height="150%" fo:text-align="justify" style:justify-single-word="false"/>
      <style:text-properties style:font-name="ＭＳ 明朝3" fo:font-weight="bold" officeooo:paragraph-rsid="00190638" style:font-weight-asian="bold" style:font-name-complex="ＭＳ 明朝3"/>
    </style:style>
    <style:style style:name="P265" style:family="paragraph" style:parent-style-name="Standard">
      <style:paragraph-properties fo:line-height="150%" fo:text-align="justify" style:justify-single-word="false"/>
      <style:text-properties style:font-name="ＭＳ 明朝3" fo:font-size="10.5pt" fo:font-weight="normal" officeooo:paragraph-rsid="00190638" style:font-size-asian="10.5pt" style:font-weight-asian="normal" style:font-name-complex="ＭＳ 明朝3" style:font-size-complex="10.5pt" style:font-weight-complex="normal"/>
    </style:style>
    <style:style style:name="P266" style:family="paragraph" style:parent-style-name="Standard">
      <style:paragraph-properties fo:line-height="150%" fo:text-align="justify" style:justify-single-word="false"/>
      <style:text-properties style:font-name="ＭＳ 明朝3" fo:font-size="10.5pt" fo:font-weight="normal" officeooo:paragraph-rsid="001d46e6" style:font-size-asian="10.5pt" style:font-weight-asian="normal" style:font-name-complex="ＭＳ 明朝3" style:font-size-complex="10.5pt" style:font-weight-complex="normal"/>
    </style:style>
    <style:style style:name="P267" style:family="paragraph" style:parent-style-name="Standard">
      <style:paragraph-properties fo:line-height="150%" fo:text-align="justify" style:justify-single-word="false"/>
      <style:text-properties style:font-name="ＭＳ 明朝3" fo:font-size="10.5pt" fo:font-weight="normal" officeooo:paragraph-rsid="001e87cc" style:font-size-asian="10.5pt" style:font-weight-asian="normal" style:font-name-complex="ＭＳ 明朝3" style:font-size-complex="10.5pt" style:font-weight-complex="normal"/>
    </style:style>
    <style:style style:name="P268" style:family="paragraph" style:parent-style-name="Standard">
      <style:paragraph-properties fo:line-height="150%" fo:text-align="justify" style:justify-single-word="false"/>
      <style:text-properties style:font-name="ＭＳ 明朝3" fo:font-size="10.5pt" fo:font-weight="normal" officeooo:paragraph-rsid="00286fec" style:font-size-asian="10.5pt" style:font-weight-asian="normal" style:font-name-complex="ＭＳ 明朝3" style:font-size-complex="10.5pt" style:font-weight-complex="normal"/>
    </style:style>
    <style:style style:name="P269" style:family="paragraph" style:parent-style-name="Standard">
      <style:paragraph-properties fo:line-height="150%" fo:text-align="justify" style:justify-single-word="false"/>
      <style:text-properties style:font-name="ＭＳ 明朝3" fo:font-size="10.5pt" fo:font-weight="normal" officeooo:paragraph-rsid="0020e989" style:font-size-asian="10.5pt" style:font-weight-asian="normal" style:font-name-complex="ＭＳ 明朝3" style:font-size-complex="10.5pt" style:font-weight-complex="normal"/>
    </style:style>
    <style:style style:name="P270" style:family="paragraph" style:parent-style-name="Standard">
      <style:paragraph-properties fo:line-height="150%" fo:text-align="justify" style:justify-single-word="false"/>
      <style:text-properties style:font-name="ＭＳ 明朝3" fo:font-size="10.5pt" fo:font-weight="normal" officeooo:paragraph-rsid="0022323f" style:font-size-asian="10.5pt" style:font-weight-asian="normal" style:font-name-complex="ＭＳ 明朝3" style:font-size-complex="10.5pt" style:font-weight-complex="normal"/>
    </style:style>
    <style:style style:name="P271" style:family="paragraph" style:parent-style-name="Standard">
      <style:paragraph-properties fo:line-height="150%" fo:text-align="justify" style:justify-single-word="false"/>
      <style:text-properties style:font-name="ＭＳ 明朝3" fo:font-size="10.5pt" fo:font-weight="normal" officeooo:paragraph-rsid="002a460b" style:font-size-asian="10.5pt" style:font-weight-asian="normal" style:font-name-complex="ＭＳ 明朝3" style:font-size-complex="10.5pt" style:font-weight-complex="normal"/>
    </style:style>
    <style:style style:name="P272" style:family="paragraph" style:parent-style-name="Standard">
      <style:paragraph-properties fo:line-height="150%"/>
      <style:text-properties style:font-name="ＭＳ 明朝3" fo:font-size="10.5pt" officeooo:paragraph-rsid="002db229" style:font-size-asian="10.5pt" style:font-name-complex="ＭＳ 明朝3" style:font-size-complex="10.5pt"/>
    </style:style>
    <style:style style:name="P273" style:family="paragraph" style:parent-style-name="Standard">
      <style:paragraph-properties fo:line-height="150%" fo:text-align="justify" style:justify-single-word="false"/>
      <style:text-properties style:font-name="ＭＳ 明朝3" fo:font-size="10.5pt" fo:font-weight="normal" officeooo:paragraph-rsid="002db229" style:font-size-asian="10.5pt" style:font-weight-asian="normal" style:font-name-complex="ＭＳ 明朝3" style:font-size-complex="10.5pt" style:font-weight-complex="normal"/>
    </style:style>
    <style:style style:name="P274" style:family="paragraph" style:parent-style-name="Standard">
      <style:paragraph-properties fo:line-height="150%" fo:text-align="justify" style:justify-single-word="false"/>
      <style:text-properties style:font-name="ＭＳ 明朝3" fo:font-size="12pt" fo:font-weight="bold" officeooo:paragraph-rsid="00190638" style:font-size-asian="12pt" style:font-weight-asian="bold" style:font-name-complex="ＭＳ 明朝3" style:font-size-complex="12pt" style:font-weight-complex="bold"/>
    </style:style>
    <style:style style:name="P275" style:family="paragraph" style:parent-style-name="Standard">
      <style:paragraph-properties fo:line-height="150%" fo:text-align="justify" style:justify-single-word="false"/>
      <style:text-properties style:font-name="ＭＳ 明朝3" fo:font-size="10.5pt" fo:font-weight="normal" officeooo:paragraph-rsid="0033682c" style:font-size-asian="10.5pt" style:font-weight-asian="normal" style:font-name-complex="ＭＳ 明朝3" style:font-size-complex="10.5pt" style:font-weight-complex="normal"/>
    </style:style>
    <style:style style:name="P276" style:family="paragraph" style:parent-style-name="Standard">
      <style:paragraph-properties fo:line-height="150%" fo:text-align="justify" style:justify-single-word="false"/>
      <style:text-properties style:font-name="ＭＳ 明朝3" fo:font-size="10.5pt" fo:font-weight="normal" officeooo:paragraph-rsid="01ab63d3" style:font-size-asian="10.5pt" style:font-weight-asian="normal" style:font-name-complex="ＭＳ 明朝3" style:font-size-complex="10.5pt" style:font-weight-complex="normal"/>
    </style:style>
    <style:style style:name="P277" style:family="paragraph" style:parent-style-name="Standard">
      <style:paragraph-properties fo:line-height="150%" fo:text-align="justify" style:justify-single-word="false"/>
      <style:text-properties style:font-name="ＭＳ 明朝3" fo:font-size="10.5pt" fo:font-weight="normal" officeooo:paragraph-rsid="003af52b" style:font-size-asian="10.5pt" style:font-weight-asian="normal" style:font-name-complex="ＭＳ 明朝3" style:font-size-complex="10.5pt" style:font-weight-complex="normal"/>
    </style:style>
    <style:style style:name="P278" style:family="paragraph" style:parent-style-name="Standard">
      <style:paragraph-properties fo:line-height="150%" fo:text-align="justify" style:justify-single-word="false"/>
      <style:text-properties style:font-name="ＭＳ 明朝3" fo:font-size="10.5pt" fo:font-weight="normal" officeooo:paragraph-rsid="0036c68f" style:font-size-asian="10.5pt" style:font-weight-asian="normal" style:font-name-complex="ＭＳ 明朝3" style:font-size-complex="10.5pt" style:font-weight-complex="normal"/>
    </style:style>
    <style:style style:name="P279" style:family="paragraph" style:parent-style-name="Standard">
      <style:paragraph-properties fo:line-height="150%" fo:text-align="justify" style:justify-single-word="false"/>
      <style:text-properties style:font-name="ＭＳ 明朝3" fo:font-size="10.5pt" fo:font-weight="normal" officeooo:paragraph-rsid="00379350" style:font-size-asian="10.5pt" style:font-weight-asian="normal" style:font-name-complex="ＭＳ 明朝3" style:font-size-complex="10.5pt" style:font-weight-complex="normal"/>
    </style:style>
    <style:style style:name="P280" style:family="paragraph" style:parent-style-name="Standard">
      <style:paragraph-properties fo:line-height="150%" fo:text-align="justify" style:justify-single-word="false"/>
      <style:text-properties style:font-name="ＭＳ 明朝3" fo:font-size="10.5pt" fo:font-weight="normal" officeooo:paragraph-rsid="003a8cbe" style:font-size-asian="10.5pt" style:font-weight-asian="normal" style:font-name-complex="ＭＳ 明朝3" style:font-size-complex="10.5pt" style:font-weight-complex="normal"/>
    </style:style>
    <style:style style:name="P281" style:family="paragraph" style:parent-style-name="Standard">
      <style:paragraph-properties fo:line-height="150%" fo:text-align="justify" style:justify-single-word="false"/>
      <style:text-properties style:font-name="ＭＳ 明朝3" fo:font-size="12pt" fo:font-weight="bold" officeooo:paragraph-rsid="003af52b" style:font-size-asian="12pt" style:font-weight-asian="bold" style:font-name-complex="ＭＳ 明朝3" style:font-size-complex="12pt" style:font-weight-complex="bold"/>
    </style:style>
    <style:style style:name="P282" style:family="paragraph" style:parent-style-name="Standard">
      <style:paragraph-properties fo:line-height="150%" fo:text-align="justify" style:justify-single-word="false"/>
      <style:text-properties style:font-name="ＭＳ 明朝3" fo:font-size="10.5pt" fo:font-weight="normal" officeooo:paragraph-rsid="00444544" style:font-size-asian="10.5pt" style:font-weight-asian="normal" style:font-name-complex="ＭＳ 明朝3" style:font-size-complex="10.5pt" style:font-weight-complex="normal"/>
    </style:style>
    <style:style style:name="P283" style:family="paragraph" style:parent-style-name="Standard">
      <style:paragraph-properties fo:line-height="150%" fo:text-align="justify" style:justify-single-word="false"/>
      <style:text-properties style:font-name="ＭＳ 明朝3" fo:font-size="10.5pt" fo:font-weight="normal" officeooo:paragraph-rsid="00449164" style:font-size-asian="10.5pt" style:font-weight-asian="normal" style:font-name-complex="ＭＳ 明朝3" style:font-size-complex="10.5pt" style:font-weight-complex="normal"/>
    </style:style>
    <style:style style:name="P284" style:family="paragraph" style:parent-style-name="Standard">
      <style:paragraph-properties fo:line-height="150%" fo:text-align="justify" style:justify-single-word="false"/>
      <style:text-properties style:font-name="ＭＳ 明朝3" fo:font-size="10.5pt" fo:font-weight="normal" officeooo:paragraph-rsid="00458a4f" style:font-size-asian="10.5pt" style:font-weight-asian="normal" style:font-name-complex="ＭＳ 明朝3" style:font-size-complex="10.5pt" style:font-weight-complex="normal"/>
    </style:style>
    <style:style style:name="P285" style:family="paragraph" style:parent-style-name="Standard">
      <style:paragraph-properties fo:line-height="150%" fo:text-align="justify" style:justify-single-word="false"/>
      <style:text-properties style:font-name="ＭＳ 明朝3" fo:font-size="10.5pt" fo:font-weight="normal" officeooo:paragraph-rsid="0045b1da" style:font-size-asian="10.5pt" style:font-weight-asian="normal" style:font-name-complex="ＭＳ 明朝3" style:font-size-complex="10.5pt" style:font-weight-complex="normal"/>
    </style:style>
    <style:style style:name="P286" style:family="paragraph" style:parent-style-name="Standard">
      <style:paragraph-properties fo:line-height="150%" fo:text-align="justify" style:justify-single-word="false"/>
      <style:text-properties officeooo:paragraph-rsid="0045b1da"/>
    </style:style>
    <style:style style:name="P287" style:family="paragraph" style:parent-style-name="Standard">
      <style:paragraph-properties fo:line-height="150%" fo:text-align="justify" style:justify-single-word="false"/>
      <style:text-properties style:font-name="ＭＳ 明朝3" fo:font-size="12pt" fo:font-weight="bold" officeooo:paragraph-rsid="0045b1da" style:font-size-asian="12pt" style:font-weight-asian="bold" style:font-name-complex="ＭＳ 明朝3" style:font-size-complex="12pt" style:font-weight-complex="bold"/>
    </style:style>
    <style:style style:name="P288" style:family="paragraph" style:parent-style-name="Standard">
      <style:paragraph-properties fo:line-height="150%" fo:text-align="justify" style:justify-single-word="false"/>
      <style:text-properties style:font-name="ＭＳ 明朝3" fo:font-size="10.5pt" fo:font-weight="normal" officeooo:paragraph-rsid="0314d97c" style:font-size-asian="10.5pt" style:font-weight-asian="normal" style:font-name-complex="ＭＳ 明朝3" style:font-size-complex="10.5pt" style:font-weight-complex="normal"/>
    </style:style>
    <style:style style:name="P289" style:family="paragraph" style:parent-style-name="Standard">
      <style:paragraph-properties fo:line-height="150%" fo:text-align="justify" style:justify-single-word="false"/>
      <style:text-properties style:font-name="ＭＳ 明朝3" fo:font-size="10.5pt" fo:font-weight="normal" officeooo:paragraph-rsid="0059532c" style:font-size-asian="10.5pt" style:font-weight-asian="normal" style:font-name-complex="ＭＳ 明朝3" style:font-size-complex="10.5pt" style:font-weight-complex="normal"/>
    </style:style>
    <style:style style:name="P290" style:family="paragraph" style:parent-style-name="Standard">
      <style:paragraph-properties fo:line-height="150%" fo:text-align="justify" style:justify-single-word="false"/>
      <style:text-properties style:font-name="ＭＳ 明朝3" fo:font-size="10.5pt" fo:font-weight="normal" officeooo:paragraph-rsid="033a12b1" style:font-size-asian="10.5pt" style:font-weight-asian="normal" style:font-name-complex="ＭＳ 明朝3" style:font-size-complex="10.5pt" style:font-weight-complex="normal"/>
    </style:style>
    <style:style style:name="P291" style:family="paragraph" style:parent-style-name="Standard">
      <style:paragraph-properties fo:line-height="150%" fo:text-align="justify" style:justify-single-word="false"/>
      <style:text-properties style:font-name="ＭＳ 明朝3" fo:font-size="10.5pt" fo:font-weight="normal" officeooo:paragraph-rsid="00515034" style:font-size-asian="10.5pt" style:font-weight-asian="normal" style:font-name-complex="ＭＳ 明朝3" style:font-size-complex="10.5pt" style:font-weight-complex="normal"/>
    </style:style>
    <style:style style:name="P292" style:family="paragraph" style:parent-style-name="Standard">
      <style:paragraph-properties fo:line-height="150%" fo:text-align="justify" style:justify-single-word="false"/>
      <style:text-properties style:font-name="ＭＳ 明朝3" fo:font-size="10.5pt" fo:font-weight="normal" officeooo:paragraph-rsid="00522c43" style:font-size-asian="10.5pt" style:font-weight-asian="normal" style:font-name-complex="ＭＳ 明朝3" style:font-size-complex="10.5pt" style:font-weight-complex="normal"/>
    </style:style>
    <style:style style:name="P293" style:family="paragraph" style:parent-style-name="Standard">
      <style:paragraph-properties fo:line-height="150%" fo:text-align="justify" style:justify-single-word="false"/>
      <style:text-properties style:font-name="ＭＳ 明朝3" fo:font-size="10.5pt" fo:font-weight="normal" officeooo:paragraph-rsid="004f1d59" style:font-size-asian="10.5pt" style:font-weight-asian="normal" style:font-name-complex="ＭＳ 明朝3" style:font-size-complex="10.5pt" style:font-weight-complex="normal"/>
    </style:style>
    <style:style style:name="P294" style:family="paragraph" style:parent-style-name="Standard">
      <style:paragraph-properties fo:line-height="150%" fo:text-align="justify" style:justify-single-word="false"/>
      <style:text-properties style:font-name="ＭＳ 明朝3" fo:font-size="10.5pt" fo:font-weight="normal" officeooo:paragraph-rsid="0053fa23" style:font-size-asian="10.5pt" style:font-weight-asian="normal" style:font-name-complex="ＭＳ 明朝3" style:font-size-complex="10.5pt" style:font-weight-complex="normal"/>
    </style:style>
    <style:style style:name="P295" style:family="paragraph" style:parent-style-name="Standard">
      <style:paragraph-properties fo:line-height="150%" fo:text-align="justify" style:justify-single-word="false"/>
      <style:text-properties style:font-name="ＭＳ 明朝3" fo:font-size="10.5pt" fo:font-weight="normal" officeooo:paragraph-rsid="004d3c35" style:font-size-asian="10.5pt" style:font-weight-asian="normal" style:font-name-complex="ＭＳ 明朝3" style:font-size-complex="10.5pt" style:font-weight-complex="normal"/>
    </style:style>
    <style:style style:name="P296" style:family="paragraph" style:parent-style-name="Standard">
      <style:paragraph-properties fo:line-height="150%" fo:text-align="justify" style:justify-single-word="false"/>
      <style:text-properties style:font-name="ＭＳ 明朝3" fo:font-size="10.5pt" fo:font-weight="normal" officeooo:paragraph-rsid="004bd12b" style:font-size-asian="10.5pt" style:font-weight-asian="normal" style:font-name-complex="ＭＳ 明朝3" style:font-size-complex="10.5pt" style:font-weight-complex="normal"/>
    </style:style>
    <style:style style:name="P297" style:family="paragraph" style:parent-style-name="Standard">
      <style:paragraph-properties fo:line-height="150%" fo:text-align="justify" style:justify-single-word="false"/>
      <style:text-properties style:font-name="ＭＳ 明朝3" fo:font-size="10.5pt" fo:font-weight="normal" officeooo:paragraph-rsid="0054b436" style:font-size-asian="10.5pt" style:font-weight-asian="normal" style:font-name-complex="ＭＳ 明朝3" style:font-size-complex="10.5pt" style:font-weight-complex="normal"/>
    </style:style>
    <style:style style:name="P298" style:family="paragraph" style:parent-style-name="Standard">
      <style:paragraph-properties fo:line-height="150%" fo:text-align="justify" style:justify-single-word="false"/>
      <style:text-properties style:font-name="ＭＳ 明朝3" fo:font-size="10.5pt" fo:font-weight="normal" officeooo:paragraph-rsid="00764758" style:font-size-asian="10.5pt" style:font-weight-asian="normal" style:font-name-complex="ＭＳ 明朝3" style:font-size-complex="10.5pt" style:font-weight-complex="normal"/>
    </style:style>
    <style:style style:name="P299" style:family="paragraph" style:parent-style-name="Standard">
      <style:paragraph-properties fo:line-height="150%" fo:text-align="justify" style:justify-single-word="false"/>
      <style:text-properties style:font-name="ＭＳ 明朝3" fo:font-size="10.5pt" fo:font-weight="normal" officeooo:paragraph-rsid="01aeaf03" style:font-size-asian="10.5pt" style:font-weight-asian="normal" style:font-name-complex="ＭＳ 明朝3" style:font-size-complex="10.5pt" style:font-weight-complex="normal"/>
    </style:style>
    <style:style style:name="P300" style:family="paragraph" style:parent-style-name="Standard">
      <style:paragraph-properties fo:line-height="150%" fo:text-align="justify" style:justify-single-word="false"/>
      <style:text-properties style:font-name="ＭＳ 明朝3" fo:font-size="10.5pt" fo:font-weight="normal" officeooo:paragraph-rsid="007b1b0b" style:font-size-asian="10.5pt" style:font-weight-asian="normal" style:font-name-complex="ＭＳ 明朝3" style:font-size-complex="10.5pt" style:font-weight-complex="normal"/>
    </style:style>
    <style:style style:name="P301" style:family="paragraph" style:parent-style-name="Standard">
      <style:paragraph-properties fo:line-height="150%" fo:text-align="justify" style:justify-single-word="false"/>
      <style:text-properties style:font-name="ＭＳ 明朝3" fo:font-size="10.5pt" fo:font-weight="normal" officeooo:paragraph-rsid="01b38407" style:font-size-asian="10.5pt" style:font-weight-asian="normal" style:font-name-complex="ＭＳ 明朝3" style:font-size-complex="10.5pt" style:font-weight-complex="normal"/>
    </style:style>
    <style:style style:name="P302" style:family="paragraph" style:parent-style-name="Standard">
      <style:paragraph-properties fo:line-height="150%" fo:text-align="justify" style:justify-single-word="false"/>
      <style:text-properties style:font-name="ＭＳ 明朝3" fo:font-size="10.5pt" fo:font-weight="normal" officeooo:paragraph-rsid="01b41cea" style:font-size-asian="10.5pt" style:font-weight-asian="normal" style:font-name-complex="ＭＳ 明朝3" style:font-size-complex="10.5pt" style:font-weight-complex="normal"/>
    </style:style>
    <style:style style:name="P303" style:family="paragraph" style:parent-style-name="Standard">
      <style:paragraph-properties fo:line-height="150%" fo:text-align="justify" style:justify-single-word="false"/>
      <style:text-properties style:font-name="ＭＳ 明朝3" fo:font-size="10.5pt" fo:font-weight="normal" officeooo:paragraph-rsid="01bb584e" style:font-size-asian="10.5pt" style:font-weight-asian="normal" style:font-name-complex="ＭＳ 明朝3" style:font-size-complex="10.5pt" style:font-weight-complex="normal"/>
    </style:style>
    <style:style style:name="P304" style:family="paragraph" style:parent-style-name="Standard">
      <style:paragraph-properties fo:line-height="150%" fo:text-align="justify" style:justify-single-word="false"/>
      <style:text-properties style:font-name="ＭＳ 明朝3" fo:font-size="12pt" fo:font-weight="bold" officeooo:paragraph-rsid="01bb584e" style:font-size-asian="12pt" style:font-weight-asian="bold" style:font-name-complex="ＭＳ 明朝3" style:font-size-complex="12pt" style:font-weight-complex="bold"/>
    </style:style>
    <style:style style:name="P305" style:family="paragraph" style:parent-style-name="Standard">
      <style:paragraph-properties fo:line-height="150%" fo:text-align="justify" style:justify-single-word="false"/>
      <style:text-properties style:font-name="ＭＳ 明朝3" fo:font-size="10.5pt" fo:font-weight="normal" officeooo:paragraph-rsid="01bc5737" style:font-size-asian="10.5pt" style:font-weight-asian="normal" style:font-name-complex="ＭＳ 明朝3" style:font-size-complex="10.5pt" style:font-weight-complex="normal"/>
    </style:style>
    <style:style style:name="P306" style:family="paragraph" style:parent-style-name="Standard">
      <style:paragraph-properties fo:line-height="150%" fo:text-align="justify" style:justify-single-word="false"/>
      <style:text-properties style:font-name="ＭＳ 明朝3" fo:font-size="10.5pt" fo:font-weight="normal" officeooo:paragraph-rsid="00819204" style:font-size-asian="10.5pt" style:font-weight-asian="normal" style:font-name-complex="ＭＳ 明朝3" style:font-size-complex="10.5pt" style:font-weight-complex="normal"/>
    </style:style>
    <style:style style:name="P307" style:family="paragraph" style:parent-style-name="Standard">
      <style:paragraph-properties fo:line-height="150%" fo:text-align="justify" style:justify-single-word="false"/>
      <style:text-properties style:font-name="ＭＳ 明朝3" fo:font-size="12pt" fo:font-weight="bold" officeooo:paragraph-rsid="00819204" style:font-size-asian="12pt" style:font-weight-asian="bold" style:font-name-complex="ＭＳ 明朝3" style:font-size-complex="12pt" style:font-weight-complex="bold"/>
    </style:style>
    <style:style style:name="P308" style:family="paragraph" style:parent-style-name="Standard">
      <style:paragraph-properties fo:line-height="150%" fo:text-align="justify" style:justify-single-word="false"/>
      <style:text-properties style:font-name="ＭＳ 明朝3" fo:font-size="10.5pt" fo:font-weight="normal" officeooo:paragraph-rsid="0084c876" style:font-size-asian="10.5pt" style:font-weight-asian="normal" style:font-name-complex="ＭＳ 明朝3" style:font-size-complex="10.5pt" style:font-weight-complex="normal"/>
    </style:style>
    <style:style style:name="P309" style:family="paragraph" style:parent-style-name="Standard">
      <style:paragraph-properties fo:line-height="150%" fo:text-align="justify" style:justify-single-word="false"/>
      <style:text-properties style:font-name="ＭＳ 明朝3" fo:font-size="12pt" fo:font-weight="bold" officeooo:paragraph-rsid="0084c876" style:font-size-asian="12pt" style:font-weight-asian="bold" style:font-name-complex="ＭＳ 明朝3" style:font-size-complex="12pt" style:font-weight-complex="bold"/>
    </style:style>
    <style:style style:name="P310" style:family="paragraph" style:parent-style-name="Standard">
      <style:paragraph-properties fo:line-height="150%" fo:text-align="justify" style:justify-single-word="false"/>
      <style:text-properties style:font-name="ＭＳ 明朝3" fo:font-size="10.5pt" fo:font-weight="normal" officeooo:paragraph-rsid="00876290" style:font-size-asian="10.5pt" style:font-weight-asian="normal" style:font-name-complex="ＭＳ 明朝3" style:font-size-complex="10.5pt" style:font-weight-complex="normal"/>
    </style:style>
    <style:style style:name="P311" style:family="paragraph" style:parent-style-name="Standard">
      <style:paragraph-properties fo:line-height="150%" fo:text-align="justify" style:justify-single-word="false"/>
      <style:text-properties style:font-name="ＭＳ 明朝3" fo:font-size="10.5pt" fo:font-weight="normal" officeooo:paragraph-rsid="008e6d53" style:font-size-asian="10.5pt" style:font-weight-asian="normal" style:font-name-complex="ＭＳ 明朝3" style:font-size-complex="10.5pt" style:font-weight-complex="normal"/>
    </style:style>
    <style:style style:name="P312" style:family="paragraph" style:parent-style-name="Standard">
      <style:paragraph-properties fo:line-height="150%" fo:text-align="justify" style:justify-single-word="false"/>
      <style:text-properties style:font-name="ＭＳ 明朝3" fo:font-size="10.5pt" fo:font-weight="normal" officeooo:paragraph-rsid="008dbe45" style:font-size-asian="10.5pt" style:font-weight-asian="normal" style:font-name-complex="ＭＳ 明朝3" style:font-size-complex="10.5pt" style:font-weight-complex="normal"/>
    </style:style>
    <style:style style:name="P313" style:family="paragraph" style:parent-style-name="Standard">
      <style:paragraph-properties fo:line-height="150%" fo:text-align="justify" style:justify-single-word="false"/>
      <style:text-properties style:font-name="ＭＳ 明朝3" fo:font-size="12pt" fo:font-weight="bold" officeooo:paragraph-rsid="008fe28b" style:font-size-asian="12pt" style:font-weight-asian="bold" style:font-name-complex="ＭＳ 明朝3" style:font-size-complex="12pt" style:font-weight-complex="bold"/>
    </style:style>
    <style:style style:name="P314" style:family="paragraph" style:parent-style-name="Standard">
      <style:paragraph-properties fo:line-height="150%" fo:text-align="justify" style:justify-single-word="false"/>
      <style:text-properties style:font-name="ＭＳ 明朝" fo:font-size="10pt" fo:font-weight="normal" officeooo:paragraph-rsid="008fe28b" style:font-name-asian="ＭＳ 明朝" style:font-size-asian="10pt" style:font-weight-asian="normal" style:font-name-complex="ＭＳ 明朝3" style:font-size-complex="10pt" style:font-weight-complex="normal"/>
    </style:style>
    <style:style style:name="P315" style:family="paragraph" style:parent-style-name="Standard">
      <style:paragraph-properties fo:line-height="150%" fo:text-align="justify" style:justify-single-word="false"/>
      <style:text-properties style:font-name="ＭＳ 明朝" fo:font-size="10pt" fo:font-weight="normal" officeooo:paragraph-rsid="028c8566" style:font-name-asian="ＭＳ 明朝" style:font-size-asian="10pt" style:font-weight-asian="normal" style:font-name-complex="ＭＳ 明朝3" style:font-size-complex="10pt" style:font-weight-complex="normal"/>
    </style:style>
    <style:style style:name="P316" style:family="paragraph" style:parent-style-name="Standard">
      <style:paragraph-properties fo:line-height="150%" fo:text-align="justify" style:justify-single-word="false"/>
      <style:text-properties style:font-name="ＭＳ 明朝" fo:font-size="10pt" fo:font-weight="normal" officeooo:paragraph-rsid="0091986e" style:font-name-asian="ＭＳ 明朝" style:font-size-asian="10pt" style:font-weight-asian="normal" style:font-name-complex="ＭＳ 明朝3" style:font-size-complex="10pt" style:font-weight-complex="normal"/>
    </style:style>
    <style:style style:name="P317" style:family="paragraph" style:parent-style-name="Standard">
      <style:paragraph-properties fo:line-height="150%" fo:text-align="justify" style:justify-single-word="false"/>
      <style:text-properties style:font-name="ＭＳ 明朝" fo:font-size="10pt" fo:font-weight="normal" officeooo:paragraph-rsid="0091dc39" style:font-name-asian="ＭＳ 明朝" style:font-size-asian="10pt" style:font-weight-asian="normal" style:font-name-complex="ＭＳ 明朝3" style:font-size-complex="10pt" style:font-weight-complex="normal"/>
    </style:style>
    <style:style style:name="P318" style:family="paragraph" style:parent-style-name="Standard">
      <style:paragraph-properties fo:line-height="150%" fo:text-align="justify" style:justify-single-word="false"/>
      <style:text-properties style:font-name="ＭＳ 明朝" fo:font-size="10pt" fo:font-weight="normal" officeooo:paragraph-rsid="00950a36" style:font-name-asian="ＭＳ 明朝" style:font-size-asian="10pt" style:font-weight-asian="normal" style:font-name-complex="ＭＳ 明朝3" style:font-size-complex="10pt" style:font-weight-complex="normal"/>
    </style:style>
    <style:style style:name="P319" style:family="paragraph" style:parent-style-name="Standard">
      <style:paragraph-properties fo:line-height="150%" fo:text-align="justify" style:justify-single-word="false"/>
      <style:text-properties style:font-name="ＭＳ 明朝3" fo:font-size="12pt" fo:font-weight="bold" officeooo:paragraph-rsid="009d3f54" style:font-name-asian="ＭＳ 明朝" style:font-size-asian="12pt" style:font-weight-asian="bold" style:font-name-complex="ＭＳ 明朝3" style:font-size-complex="12pt" style:font-weight-complex="bold"/>
    </style:style>
    <style:style style:name="P320" style:family="paragraph" style:parent-style-name="Standard">
      <style:paragraph-properties fo:line-height="150%" fo:text-align="justify" style:justify-single-word="false"/>
      <style:text-properties style:font-name="ＭＳ 明朝" fo:font-size="10.5pt" fo:font-weight="normal" officeooo:paragraph-rsid="009d3f54" style:font-name-asian="ＭＳ 明朝" style:font-size-asian="10.5pt" style:font-weight-asian="normal" style:font-name-complex="ＭＳ 明朝3" style:font-size-complex="10.5pt" style:font-weight-complex="normal"/>
    </style:style>
    <style:style style:name="P321" style:family="paragraph" style:parent-style-name="Standard">
      <style:paragraph-properties fo:line-height="150%" fo:text-align="justify" style:justify-single-word="false"/>
      <style:text-properties style:font-name="ＭＳ 明朝" fo:font-size="10.5pt" fo:font-weight="bold" officeooo:paragraph-rsid="009d3f54" style:font-name-asian="ＭＳ 明朝" style:font-size-asian="10.5pt" style:font-weight-asian="bold" style:font-name-complex="ＭＳ 明朝3" style:font-size-complex="10.5pt" style:font-weight-complex="bold"/>
    </style:style>
    <style:style style:name="P322" style:family="paragraph" style:parent-style-name="Standard">
      <style:paragraph-properties fo:line-height="150%" fo:text-align="justify" style:justify-single-word="false"/>
      <style:text-properties style:font-name="ＭＳ 明朝" fo:font-size="10.5pt" fo:font-weight="normal" officeooo:paragraph-rsid="00a3f1c5" style:font-name-asian="ＭＳ 明朝" style:font-size-asian="10.5pt" style:font-weight-asian="normal" style:font-name-complex="ＭＳ 明朝3" style:font-size-complex="10.5pt" style:font-weight-complex="normal"/>
    </style:style>
    <style:style style:name="P323" style:family="paragraph" style:parent-style-name="Standard">
      <style:paragraph-properties fo:line-height="150%" fo:text-align="justify" style:justify-single-word="false"/>
      <style:text-properties style:font-name="ＭＳ 明朝" fo:font-size="10.5pt" fo:font-weight="normal" officeooo:paragraph-rsid="00a79d9d" style:font-name-asian="ＭＳ 明朝" style:font-size-asian="10.5pt" style:font-weight-asian="normal" style:font-name-complex="ＭＳ 明朝3" style:font-size-complex="10.5pt" style:font-weight-complex="normal"/>
    </style:style>
    <style:style style:name="P324" style:family="paragraph" style:parent-style-name="Standard">
      <style:paragraph-properties fo:line-height="150%" fo:text-align="justify" style:justify-single-word="false"/>
      <style:text-properties style:font-name="ＭＳ 明朝" fo:font-size="10.5pt" fo:font-weight="normal" officeooo:paragraph-rsid="00a92f27" style:font-name-asian="ＭＳ 明朝" style:font-size-asian="10.5pt" style:font-weight-asian="normal" style:font-name-complex="ＭＳ 明朝3" style:font-size-complex="10.5pt" style:font-weight-complex="normal"/>
    </style:style>
    <style:style style:name="P325" style:family="paragraph" style:parent-style-name="Standard">
      <style:paragraph-properties fo:text-align="center" style:justify-single-word="false" fo:break-before="page"/>
      <style:text-properties style:font-name="ＭＳ 明朝3" officeooo:paragraph-rsid="00aaccd5" style:font-name-complex="ＭＳ 明朝3"/>
    </style:style>
    <style:style style:name="P326" style:family="paragraph" style:parent-style-name="Standard">
      <style:paragraph-properties fo:text-align="center" style:justify-single-word="false"/>
      <style:text-properties style:font-name="ＭＳ 明朝3" fo:font-size="10.5pt" officeooo:paragraph-rsid="00aaccd5" style:font-size-asian="10.5pt" style:font-name-complex="ＭＳ 明朝3" style:font-size-complex="10.5pt"/>
    </style:style>
    <style:style style:name="P327" style:family="paragraph" style:parent-style-name="Standard">
      <style:paragraph-properties fo:text-align="center" style:justify-single-word="false"/>
      <style:text-properties style:font-name="ＭＳ 明朝3" fo:font-size="20pt" officeooo:paragraph-rsid="00aaccd5" style:font-size-asian="20pt" style:font-name-complex="ＭＳ 明朝3" style:font-size-complex="20pt"/>
    </style:style>
    <style:style style:name="P328" style:family="paragraph" style:parent-style-name="Standard">
      <style:paragraph-properties fo:text-align="justify" style:justify-single-word="false"/>
      <style:text-properties style:font-name="ＭＳ 明朝3" fo:font-size="10.5pt" officeooo:paragraph-rsid="00aaccd5" style:font-size-asian="10.5pt" style:font-name-complex="ＭＳ 明朝3" style:font-size-complex="10.5pt"/>
    </style:style>
    <style:style style:name="P329" style:family="paragraph" style:parent-style-name="Standard">
      <style:paragraph-properties fo:line-height="150%" fo:text-align="justify" style:justify-single-word="false"/>
      <style:text-properties style:font-name="ＭＳ 明朝3" fo:font-size="10.5pt" fo:font-weight="normal" officeooo:paragraph-rsid="00aaccd5" style:font-name-asian="ＭＳ 明朝" style:font-size-asian="10.5pt" style:font-weight-asian="normal" style:font-name-complex="ＭＳ 明朝3" style:font-size-complex="10.5pt" style:font-weight-complex="normal"/>
    </style:style>
    <style:style style:name="P330" style:family="paragraph" style:parent-style-name="Standard">
      <style:paragraph-properties fo:line-height="150%" fo:text-align="justify" style:justify-single-word="false"/>
      <style:text-properties style:font-name="ＭＳ 明朝" fo:font-size="12pt" fo:font-weight="bold" officeooo:paragraph-rsid="00b06486" style:font-name-asian="ＭＳ 明朝" style:font-size-asian="12pt" style:font-weight-asian="bold" style:font-name-complex="ＭＳ 明朝3" style:font-size-complex="12pt" style:font-weight-complex="bold"/>
    </style:style>
    <style:style style:name="P331" style:family="paragraph" style:parent-style-name="Standard">
      <style:paragraph-properties fo:line-height="150%" fo:text-align="justify" style:justify-single-word="false"/>
      <style:text-properties style:font-name="ＭＳ 明朝3" fo:font-size="10.5pt" fo:font-weight="normal" officeooo:paragraph-rsid="00b203cc" style:font-name-asian="ＭＳ 明朝" style:font-size-asian="10.5pt" style:font-weight-asian="normal" style:font-name-complex="ＭＳ 明朝3" style:font-size-complex="10.5pt" style:font-weight-complex="normal"/>
    </style:style>
    <style:style style:name="P332" style:family="paragraph" style:parent-style-name="Standard">
      <style:paragraph-properties fo:line-height="150%" fo:text-align="justify" style:justify-single-word="false"/>
      <style:text-properties style:font-name="ＭＳ 明朝3" fo:font-size="10.5pt" fo:font-weight="normal" officeooo:paragraph-rsid="00b385bd" style:font-name-asian="ＭＳ 明朝" style:font-size-asian="10.5pt" style:font-weight-asian="normal" style:font-name-complex="ＭＳ 明朝3" style:font-size-complex="10.5pt" style:font-weight-complex="normal"/>
    </style:style>
    <style:style style:name="P333" style:family="paragraph" style:parent-style-name="Standard">
      <style:paragraph-properties fo:line-height="150%" fo:text-align="justify" style:justify-single-word="false"/>
      <style:text-properties style:font-name="ＭＳ 明朝" fo:font-size="12pt" fo:font-weight="bold" officeooo:paragraph-rsid="00b4e721" style:font-name-asian="ＭＳ 明朝" style:font-size-asian="12pt" style:font-weight-asian="bold" style:font-name-complex="ＭＳ 明朝3" style:font-size-complex="12pt" style:font-weight-complex="bold"/>
    </style:style>
    <style:style style:name="P334" style:family="paragraph" style:parent-style-name="Standard">
      <style:paragraph-properties fo:line-height="150%" fo:text-align="justify" style:justify-single-word="false"/>
      <style:text-properties style:font-name="ＭＳ 明朝3" fo:font-size="10.5pt" fo:font-weight="normal" officeooo:paragraph-rsid="00b50806" style:font-name-asian="ＭＳ 明朝" style:font-size-asian="10.5pt" style:font-weight-asian="normal" style:font-name-complex="ＭＳ 明朝3" style:font-size-complex="10.5pt" style:font-weight-complex="normal"/>
    </style:style>
    <style:style style:name="P335" style:family="paragraph" style:parent-style-name="Standard">
      <style:paragraph-properties fo:line-height="150%" fo:text-align="justify" style:justify-single-word="false"/>
      <style:text-properties style:font-name="ＭＳ 明朝3" fo:font-size="10.5pt" officeooo:paragraph-rsid="00b719cd" style:font-size-asian="10.5pt" style:font-name-complex="ＭＳ 明朝3" style:font-size-complex="10.5pt"/>
    </style:style>
    <style:style style:name="P336" style:family="paragraph" style:parent-style-name="Standard">
      <style:paragraph-properties fo:line-height="150%" fo:text-align="justify" style:justify-single-word="false"/>
      <style:text-properties style:font-name="ＭＳ 明朝3" fo:font-size="10.5pt" fo:font-weight="normal" officeooo:paragraph-rsid="00b719cd" style:font-name-asian="ＭＳ 明朝" style:font-size-asian="10.5pt" style:font-weight-asian="normal" style:font-name-complex="ＭＳ 明朝3" style:font-size-complex="10.5pt" style:font-weight-complex="normal"/>
    </style:style>
    <style:style style:name="P337" style:family="paragraph" style:parent-style-name="Standard">
      <style:paragraph-properties fo:line-height="150%" fo:text-align="justify" style:justify-single-word="false"/>
      <style:text-properties style:font-name="ＭＳ 明朝3" fo:font-size="10.5pt" fo:font-weight="normal" officeooo:paragraph-rsid="01b9b3c7" style:font-name-asian="ＭＳ 明朝" style:font-size-asian="10.5pt" style:font-weight-asian="normal" style:font-name-complex="ＭＳ 明朝3" style:font-size-complex="10.5pt" style:font-weight-complex="normal"/>
    </style:style>
    <style:style style:name="P338" style:family="paragraph" style:parent-style-name="Standard">
      <style:paragraph-properties fo:line-height="150%" fo:text-align="justify" style:justify-single-word="false"/>
      <style:text-properties style:font-name="ＭＳ 明朝3" fo:font-size="10.5pt" fo:font-weight="normal" officeooo:paragraph-rsid="01bed7f0" style:font-name-asian="ＭＳ 明朝" style:font-size-asian="10.5pt" style:font-weight-asian="normal" style:font-name-complex="ＭＳ 明朝3" style:font-size-complex="10.5pt" style:font-weight-complex="normal"/>
    </style:style>
    <style:style style:name="P339" style:family="paragraph" style:parent-style-name="Standard">
      <style:paragraph-properties fo:line-height="150%" fo:text-align="justify" style:justify-single-word="false"/>
      <style:text-properties style:font-name="ＭＳ 明朝3" fo:font-size="10.5pt" fo:font-weight="normal" officeooo:paragraph-rsid="02f311f2" style:font-name-asian="ＭＳ 明朝" style:font-size-asian="10.5pt" style:font-weight-asian="normal" style:font-name-complex="ＭＳ 明朝3" style:font-size-complex="10.5pt" style:font-weight-complex="normal"/>
    </style:style>
    <style:style style:name="P340" style:family="paragraph" style:parent-style-name="Standard">
      <style:paragraph-properties fo:line-height="150%" fo:text-align="justify" style:justify-single-word="false"/>
      <style:text-properties style:font-name="ＭＳ 明朝" fo:font-size="12pt" fo:font-weight="bold" officeooo:paragraph-rsid="00b564db" style:font-name-asian="ＭＳ 明朝" style:font-size-asian="12pt" style:font-weight-asian="bold" style:font-name-complex="ＭＳ 明朝3" style:font-size-complex="12pt" style:font-weight-complex="bold"/>
    </style:style>
    <style:style style:name="P341" style:family="paragraph" style:parent-style-name="Standard">
      <style:paragraph-properties fo:line-height="150%" fo:text-align="justify" style:justify-single-word="false"/>
      <style:text-properties style:font-name="ＭＳ 明朝3" fo:font-size="10.5pt" fo:font-weight="normal" officeooo:paragraph-rsid="00bb1483" style:font-name-asian="ＭＳ 明朝" style:font-size-asian="10.5pt" style:font-weight-asian="normal" style:font-name-complex="ＭＳ 明朝3" style:font-size-complex="10.5pt" style:font-weight-complex="normal"/>
    </style:style>
    <style:style style:name="P342" style:family="paragraph" style:parent-style-name="Standard">
      <style:paragraph-properties fo:line-height="150%" fo:text-align="justify" style:justify-single-word="false"/>
      <style:text-properties style:font-name="ＭＳ 明朝3" fo:font-size="10.5pt" fo:font-weight="normal" officeooo:paragraph-rsid="0307bfa4" style:font-name-asian="ＭＳ 明朝" style:font-size-asian="10.5pt" style:font-weight-asian="normal" style:font-name-complex="ＭＳ 明朝3" style:font-size-complex="10.5pt" style:font-weight-complex="normal"/>
    </style:style>
    <style:style style:name="P343" style:family="paragraph" style:parent-style-name="Standard">
      <style:paragraph-properties fo:line-height="150%" fo:text-align="justify" style:justify-single-word="false"/>
      <style:text-properties style:font-name="ＭＳ 明朝3" fo:font-size="10.5pt" fo:font-weight="normal" officeooo:paragraph-rsid="0308b861" style:font-name-asian="ＭＳ 明朝" style:font-size-asian="10.5pt" style:font-weight-asian="normal" style:font-name-complex="ＭＳ 明朝3" style:font-size-complex="10.5pt" style:font-weight-complex="normal"/>
    </style:style>
    <style:style style:name="P344" style:family="paragraph" style:parent-style-name="Standard">
      <style:paragraph-properties fo:line-height="150%" fo:text-align="justify" style:justify-single-word="false"/>
      <style:text-properties style:font-name="ＭＳ 明朝3" fo:font-size="10.5pt" fo:font-weight="normal" officeooo:paragraph-rsid="0293992c" style:font-name-asian="ＭＳ 明朝" style:font-size-asian="10.5pt" style:font-weight-asian="normal" style:font-name-complex="ＭＳ 明朝3" style:font-size-complex="10.5pt" style:font-weight-complex="normal"/>
    </style:style>
    <style:style style:name="P345" style:family="paragraph" style:parent-style-name="Standard">
      <style:paragraph-properties fo:line-height="150%" fo:text-align="justify" style:justify-single-word="false"/>
      <style:text-properties style:font-name="ＭＳ 明朝" fo:font-size="12pt" fo:font-weight="bold" officeooo:paragraph-rsid="00aaccd5" style:font-name-asian="ＭＳ 明朝" style:font-size-asian="12pt" style:font-weight-asian="bold" style:font-name-complex="ＭＳ 明朝3" style:font-size-complex="12pt" style:font-weight-complex="bold"/>
    </style:style>
    <style:style style:name="P346" style:family="paragraph" style:parent-style-name="Standard">
      <style:paragraph-properties fo:line-height="150%" fo:text-align="justify" style:justify-single-word="false"/>
      <style:text-properties style:font-name="ＭＳ 明朝3" fo:font-size="10.5pt" fo:font-weight="normal" officeooo:paragraph-rsid="00ad52be" style:font-name-asian="ＭＳ 明朝" style:font-size-asian="10.5pt" style:font-weight-asian="normal" style:font-name-complex="ＭＳ 明朝3" style:font-size-complex="10.5pt" style:font-weight-complex="normal"/>
    </style:style>
    <style:style style:name="P347" style:family="paragraph" style:parent-style-name="Standard">
      <style:paragraph-properties fo:line-height="150%" fo:text-align="justify" style:justify-single-word="false"/>
      <style:text-properties style:font-name="ＭＳ 明朝3" fo:font-size="10.5pt" fo:font-weight="normal" officeooo:paragraph-rsid="00ed6b99" style:font-name-asian="ＭＳ 明朝" style:font-size-asian="10.5pt" style:font-weight-asian="normal" style:font-name-complex="ＭＳ 明朝3" style:font-size-complex="10.5pt" style:font-weight-complex="normal"/>
    </style:style>
    <style:style style:name="P348" style:family="paragraph" style:parent-style-name="Standard">
      <style:paragraph-properties fo:line-height="150%" fo:text-align="justify" style:justify-single-word="false"/>
      <style:text-properties style:font-name="ＭＳ 明朝3" fo:font-size="10.5pt" fo:font-weight="normal" officeooo:paragraph-rsid="00f068a9" style:font-name-asian="ＭＳ 明朝" style:font-size-asian="10.5pt" style:font-weight-asian="normal" style:font-name-complex="ＭＳ 明朝3" style:font-size-complex="10.5pt" style:font-weight-complex="normal"/>
    </style:style>
    <style:style style:name="P349" style:family="paragraph" style:parent-style-name="Standard">
      <style:paragraph-properties fo:line-height="150%" fo:text-align="justify" style:justify-single-word="false"/>
      <style:text-properties style:font-name="ＭＳ 明朝" fo:font-size="12pt" fo:font-weight="bold" officeooo:paragraph-rsid="00f59d05" style:font-name-asian="ＭＳ 明朝" style:font-size-asian="12pt" style:font-weight-asian="bold" style:font-name-complex="ＭＳ 明朝3" style:font-size-complex="12pt" style:font-weight-complex="bold"/>
    </style:style>
    <style:style style:name="P350" style:family="paragraph" style:parent-style-name="Standard">
      <style:paragraph-properties fo:line-height="150%" fo:text-align="justify" style:justify-single-word="false"/>
      <style:text-properties style:font-name="ＭＳ 明朝3" fo:font-size="10.5pt" fo:font-weight="normal" officeooo:paragraph-rsid="00f59d05" style:font-name-asian="ＭＳ 明朝" style:font-size-asian="10.5pt" style:font-weight-asian="normal" style:font-name-complex="ＭＳ 明朝3" style:font-size-complex="10.5pt" style:font-weight-complex="normal"/>
    </style:style>
    <style:style style:name="P351" style:family="paragraph" style:parent-style-name="Standard">
      <style:paragraph-properties fo:line-height="150%" fo:text-align="justify" style:justify-single-word="false"/>
      <style:text-properties style:font-name="ＭＳ 明朝3" fo:font-size="10.5pt" fo:font-weight="normal" officeooo:paragraph-rsid="02946bef" style:font-name-asian="ＭＳ 明朝" style:font-size-asian="10.5pt" style:font-weight-asian="normal" style:font-name-complex="ＭＳ 明朝3" style:font-size-complex="10.5pt" style:font-weight-complex="normal"/>
    </style:style>
    <style:style style:name="P352" style:family="paragraph" style:parent-style-name="Standard">
      <style:paragraph-properties fo:line-height="150%" fo:text-align="justify" style:justify-single-word="false"/>
      <style:text-properties style:font-name="ＭＳ 明朝3" fo:font-size="10.5pt" fo:font-weight="normal" officeooo:paragraph-rsid="0295faef" style:font-name-asian="ＭＳ 明朝" style:font-size-asian="10.5pt" style:font-weight-asian="normal" style:font-name-complex="ＭＳ 明朝3" style:font-size-complex="10.5pt" style:font-weight-complex="normal"/>
    </style:style>
    <style:style style:name="P353" style:family="paragraph" style:parent-style-name="Standard">
      <style:paragraph-properties fo:line-height="150%" fo:text-align="justify" style:justify-single-word="false"/>
      <style:text-properties style:font-name="ＭＳ 明朝" fo:font-size="12pt" fo:font-weight="bold" officeooo:paragraph-rsid="00f0caad" style:font-name-asian="ＭＳ 明朝" style:font-size-asian="12pt" style:font-weight-asian="bold" style:font-name-complex="ＭＳ 明朝3" style:font-size-complex="12pt" style:font-weight-complex="bold"/>
    </style:style>
    <style:style style:name="P354" style:family="paragraph" style:parent-style-name="Standard">
      <style:paragraph-properties fo:line-height="150%" fo:text-align="justify" style:justify-single-word="false"/>
      <style:text-properties style:font-name="ＭＳ 明朝3" fo:font-size="10.5pt" fo:font-weight="normal" officeooo:paragraph-rsid="00f4b78c" style:font-name-asian="ＭＳ 明朝" style:font-size-asian="10.5pt" style:font-weight-asian="normal" style:font-name-complex="ＭＳ 明朝3" style:font-size-complex="10.5pt" style:font-weight-complex="normal"/>
    </style:style>
    <style:style style:name="P355" style:family="paragraph" style:parent-style-name="Standard">
      <style:paragraph-properties fo:line-height="150%" fo:text-align="justify" style:justify-single-word="false"/>
      <style:text-properties style:font-name="ＭＳ 明朝3" fo:font-size="10.5pt" fo:font-weight="normal" officeooo:paragraph-rsid="00f57810" style:font-size-asian="10.5pt" style:font-weight-asian="normal" style:font-name-complex="ＭＳ 明朝3" style:font-size-complex="10.5pt" style:font-weight-complex="normal"/>
    </style:style>
    <style:style style:name="P356" style:family="paragraph" style:parent-style-name="Standard">
      <style:paragraph-properties fo:line-height="150%" fo:text-align="justify" style:justify-single-word="false"/>
      <style:text-properties style:font-name="ＭＳ 明朝3" fo:font-size="10.5pt" fo:font-weight="normal" officeooo:paragraph-rsid="00f57810" style:font-name-asian="ＭＳ 明朝" style:font-size-asian="10.5pt" style:font-weight-asian="normal" style:font-name-complex="ＭＳ 明朝3" style:font-size-complex="10.5pt" style:font-weight-complex="normal"/>
    </style:style>
    <style:style style:name="P357" style:family="paragraph" style:parent-style-name="Standard">
      <style:paragraph-properties fo:line-height="150%" fo:text-align="justify" style:justify-single-word="false"/>
      <style:text-properties style:font-name="ＭＳ 明朝3" fo:font-size="10.5pt" fo:font-weight="normal" officeooo:paragraph-rsid="01004fac" style:font-size-asian="10.5pt" style:font-weight-asian="normal" style:font-name-complex="ＭＳ 明朝3" style:font-size-complex="10.5pt" style:font-weight-complex="normal"/>
    </style:style>
    <style:style style:name="P358" style:family="paragraph" style:parent-style-name="Standard">
      <style:paragraph-properties fo:line-height="150%" fo:text-align="justify" style:justify-single-word="false"/>
      <style:text-properties style:font-name="ＭＳ 明朝3" fo:font-size="10.5pt" fo:font-weight="normal" officeooo:paragraph-rsid="010523a5" style:font-size-asian="10.5pt" style:font-weight-asian="normal" style:font-name-complex="ＭＳ 明朝3" style:font-size-complex="10.5pt" style:font-weight-complex="normal"/>
    </style:style>
    <style:style style:name="P359" style:family="paragraph" style:parent-style-name="Standard">
      <style:paragraph-properties fo:line-height="150%" fo:text-align="justify" style:justify-single-word="false"/>
      <style:text-properties style:font-name="ＭＳ 明朝3" fo:font-size="10.5pt" fo:font-weight="normal" officeooo:paragraph-rsid="033c0202" style:font-size-asian="10.5pt" style:font-weight-asian="normal" style:font-name-complex="ＭＳ 明朝3" style:font-size-complex="10.5pt" style:font-weight-complex="normal"/>
    </style:style>
    <style:style style:name="P360" style:family="paragraph" style:parent-style-name="Standard">
      <style:paragraph-properties fo:line-height="150%" fo:text-align="justify" style:justify-single-word="false"/>
      <style:text-properties style:font-name="ＭＳ 明朝3" fo:font-size="10.5pt" fo:font-weight="normal" officeooo:paragraph-rsid="010203bc" style:font-size-asian="10.5pt" style:font-weight-asian="normal" style:font-name-complex="ＭＳ 明朝3" style:font-size-complex="10.5pt" style:font-weight-complex="normal"/>
    </style:style>
    <style:style style:name="P361" style:family="paragraph" style:parent-style-name="Standard">
      <style:paragraph-properties fo:line-height="150%" fo:text-align="justify" style:justify-single-word="false"/>
      <style:text-properties style:font-name="ＭＳ 明朝3" fo:font-size="10.5pt" fo:font-weight="normal" officeooo:paragraph-rsid="010331dd" style:font-size-asian="10.5pt" style:font-weight-asian="normal" style:font-name-complex="ＭＳ 明朝3" style:font-size-complex="10.5pt" style:font-weight-complex="normal"/>
    </style:style>
    <style:style style:name="P362" style:family="paragraph" style:parent-style-name="Standard">
      <style:paragraph-properties fo:line-height="150%" fo:text-align="justify" style:justify-single-word="false"/>
      <style:text-properties style:font-name="ＭＳ 明朝3" fo:font-size="10.5pt" fo:font-weight="normal" officeooo:paragraph-rsid="010703ba" style:font-size-asian="10.5pt" style:font-weight-asian="normal" style:font-name-complex="ＭＳ 明朝3" style:font-size-complex="10.5pt" style:font-weight-complex="normal"/>
    </style:style>
    <style:style style:name="P363" style:family="paragraph" style:parent-style-name="Standard">
      <style:paragraph-properties fo:line-height="150%" fo:text-align="justify" style:justify-single-word="false"/>
      <style:text-properties style:font-name="ＭＳ 明朝3" fo:font-size="10.5pt" fo:font-weight="normal" officeooo:paragraph-rsid="01004fac" style:font-name-asian="ＭＳ 明朝" style:font-size-asian="10.5pt" style:font-weight-asian="normal" style:font-name-complex="ＭＳ 明朝3" style:font-size-complex="10.5pt" style:font-weight-complex="normal"/>
    </style:style>
    <style:style style:name="P364" style:family="paragraph" style:parent-style-name="Standard">
      <style:paragraph-properties fo:line-height="150%" fo:text-align="justify" style:justify-single-word="false"/>
      <style:text-properties style:font-name="ＭＳ 明朝3" fo:font-size="10.5pt" fo:font-weight="normal" officeooo:paragraph-rsid="010523a5" style:font-name-asian="ＭＳ 明朝" style:font-size-asian="10.5pt" style:font-weight-asian="normal" style:font-name-complex="ＭＳ 明朝3" style:font-size-complex="10.5pt" style:font-weight-complex="normal"/>
    </style:style>
    <style:style style:name="P365" style:family="paragraph" style:parent-style-name="Standard">
      <style:paragraph-properties fo:line-height="150%" fo:text-align="justify" style:justify-single-word="false"/>
      <style:text-properties style:font-name="ＭＳ 明朝3" fo:font-size="10.5pt" fo:font-weight="normal" officeooo:paragraph-rsid="010775ee" style:font-name-asian="ＭＳ 明朝" style:font-size-asian="10.5pt" style:font-weight-asian="normal" style:font-name-complex="ＭＳ 明朝3" style:font-size-complex="10.5pt" style:font-weight-complex="normal"/>
    </style:style>
    <style:style style:name="P366" style:family="paragraph" style:parent-style-name="Standard">
      <style:paragraph-properties fo:line-height="150%" fo:text-align="justify" style:justify-single-word="false"/>
      <style:text-properties style:font-name="ＭＳ 明朝3" fo:font-size="10.5pt" fo:font-weight="normal" officeooo:paragraph-rsid="02c804a5" style:font-name-asian="ＭＳ 明朝" style:font-size-asian="10.5pt" style:font-weight-asian="normal" style:font-name-complex="ＭＳ 明朝3" style:font-size-complex="10.5pt" style:font-weight-complex="normal"/>
    </style:style>
    <style:style style:name="P367" style:family="paragraph" style:parent-style-name="Standard">
      <style:paragraph-properties fo:line-height="150%" fo:text-align="justify" style:justify-single-word="false"/>
      <style:text-properties style:font-name="ＭＳ 明朝3" fo:font-size="10.5pt" fo:font-weight="normal" officeooo:paragraph-rsid="010ad664" style:font-name-asian="ＭＳ 明朝" style:font-size-asian="10.5pt" style:font-weight-asian="normal" style:font-name-complex="ＭＳ 明朝3" style:font-size-complex="10.5pt" style:font-weight-complex="normal"/>
    </style:style>
    <style:style style:name="P368" style:family="paragraph" style:parent-style-name="Standard">
      <style:paragraph-properties fo:line-height="150%" fo:text-align="justify" style:justify-single-word="false"/>
      <style:text-properties style:font-name="ＭＳ 明朝" fo:font-size="12pt" fo:font-weight="bold" officeooo:paragraph-rsid="0128b60a" style:font-name-asian="ＭＳ 明朝" style:font-size-asian="12pt" style:font-weight-asian="bold" style:font-name-complex="ＭＳ 明朝3" style:font-size-complex="12pt" style:font-weight-complex="bold"/>
    </style:style>
    <style:style style:name="P369" style:family="paragraph" style:parent-style-name="Standard">
      <style:paragraph-properties fo:line-height="150%" fo:text-align="justify" style:justify-single-word="false"/>
      <style:text-properties style:font-name="ＭＳ 明朝" fo:font-size="10.5pt" fo:font-weight="normal" officeooo:paragraph-rsid="0128b60a" style:font-name-asian="ＭＳ 明朝" style:font-size-asian="10.5pt" style:font-weight-asian="normal" style:font-name-complex="ＭＳ 明朝3" style:font-size-complex="10.5pt" style:font-weight-complex="normal"/>
    </style:style>
    <style:style style:name="P370" style:family="paragraph" style:parent-style-name="Standard">
      <style:paragraph-properties fo:line-height="150%" fo:text-align="justify" style:justify-single-word="false"/>
      <style:text-properties style:font-name="ＭＳ 明朝" fo:font-size="10.5pt" fo:font-weight="normal" officeooo:paragraph-rsid="012be085" style:font-name-asian="ＭＳ 明朝" style:font-size-asian="10.5pt" style:font-weight-asian="normal" style:font-name-complex="ＭＳ 明朝3" style:font-size-complex="10.5pt" style:font-weight-complex="normal"/>
    </style:style>
    <style:style style:name="P371" style:family="paragraph" style:parent-style-name="Standard">
      <style:paragraph-properties fo:text-align="center" style:justify-single-word="false" fo:break-before="page"/>
      <style:text-properties style:font-name="ＭＳ 明朝3" officeooo:paragraph-rsid="012cd4b4" style:font-name-complex="ＭＳ 明朝3"/>
    </style:style>
    <style:style style:name="P372" style:family="paragraph" style:parent-style-name="Standard">
      <style:paragraph-properties fo:text-align="center" style:justify-single-word="false"/>
      <style:text-properties style:font-name="ＭＳ 明朝3" fo:font-size="10.5pt" officeooo:paragraph-rsid="012cd4b4" style:font-size-asian="10.5pt" style:font-name-complex="ＭＳ 明朝3" style:font-size-complex="10.5pt"/>
    </style:style>
    <style:style style:name="P373" style:family="paragraph" style:parent-style-name="Standard">
      <style:paragraph-properties fo:text-align="center" style:justify-single-word="false"/>
      <style:text-properties style:font-name="ＭＳ 明朝3" fo:font-size="20pt" officeooo:paragraph-rsid="012cd4b4" style:font-size-asian="20pt" style:font-name-complex="ＭＳ 明朝3" style:font-size-complex="20pt"/>
    </style:style>
    <style:style style:name="P374" style:family="paragraph" style:parent-style-name="Standard">
      <style:paragraph-properties fo:text-align="justify" style:justify-single-word="false"/>
      <style:text-properties style:font-name="ＭＳ 明朝3" fo:font-size="10.5pt" officeooo:paragraph-rsid="012cd4b4" style:font-size-asian="10.5pt" style:font-name-complex="ＭＳ 明朝3" style:font-size-complex="10.5pt"/>
    </style:style>
    <style:style style:name="P375" style:family="paragraph" style:parent-style-name="Standard">
      <style:paragraph-properties fo:line-height="150%" fo:text-align="justify" style:justify-single-word="false"/>
      <style:text-properties style:font-name="ＭＳ 明朝3" fo:font-size="10.5pt" fo:font-weight="normal" officeooo:paragraph-rsid="012cd4b4" style:font-name-asian="ＭＳ 明朝" style:font-size-asian="10.5pt" style:font-weight-asian="normal" style:font-name-complex="ＭＳ 明朝3" style:font-size-complex="10.5pt" style:font-weight-complex="normal"/>
    </style:style>
    <style:style style:name="P376" style:family="paragraph" style:parent-style-name="Standard">
      <style:paragraph-properties fo:line-height="150%" fo:text-align="justify" style:justify-single-word="false"/>
      <style:text-properties style:font-name="ＭＳ 明朝" fo:font-size="12pt" fo:font-weight="bold" officeooo:paragraph-rsid="012cd4b4" style:font-name-asian="ＭＳ 明朝" style:font-size-asian="12pt" style:font-weight-asian="bold" style:font-name-complex="ＭＳ 明朝3" style:font-size-complex="12pt" style:font-weight-complex="bold"/>
    </style:style>
    <style:style style:name="P377" style:family="paragraph" style:parent-style-name="Standard">
      <style:paragraph-properties fo:line-height="150%" fo:text-align="justify" style:justify-single-word="false"/>
      <style:text-properties style:font-name="ＭＳ 明朝3" fo:font-size="10.5pt" fo:font-weight="normal" officeooo:paragraph-rsid="012dabfc" style:font-name-asian="ＭＳ 明朝" style:font-size-asian="10.5pt" style:font-weight-asian="normal" style:font-name-complex="ＭＳ 明朝3" style:font-size-complex="10.5pt" style:font-weight-complex="normal"/>
    </style:style>
    <style:style style:name="P378" style:family="paragraph" style:parent-style-name="Standard">
      <style:paragraph-properties fo:line-height="150%" fo:text-align="justify" style:justify-single-word="false"/>
      <style:text-properties style:font-name="ＭＳ 明朝3" fo:font-size="10.5pt" fo:font-weight="normal" officeooo:paragraph-rsid="01348a91" style:font-name-asian="ＭＳ 明朝" style:font-size-asian="10.5pt" style:font-weight-asian="normal" style:font-name-complex="ＭＳ 明朝3" style:font-size-complex="10.5pt" style:font-weight-complex="normal"/>
    </style:style>
    <style:style style:name="P379" style:family="paragraph" style:parent-style-name="Standard">
      <style:paragraph-properties fo:line-height="150%" fo:text-align="justify" style:justify-single-word="false"/>
      <style:text-properties style:font-name="ＭＳ 明朝3" fo:font-size="10.5pt" fo:font-weight="normal" officeooo:paragraph-rsid="01344df2" style:font-name-asian="ＭＳ 明朝" style:font-size-asian="10.5pt" style:font-weight-asian="normal" style:font-name-complex="ＭＳ 明朝3" style:font-size-complex="10.5pt" style:font-weight-complex="normal"/>
    </style:style>
    <style:style style:name="P380" style:family="paragraph" style:parent-style-name="Standard">
      <style:paragraph-properties fo:line-height="150%" fo:text-align="justify" style:justify-single-word="false"/>
      <style:text-properties style:font-name="ＭＳ 明朝3" fo:font-size="10.5pt" fo:font-weight="normal" officeooo:paragraph-rsid="0303f4dc" style:font-name-asian="ＭＳ 明朝" style:font-size-asian="10.5pt" style:font-weight-asian="normal" style:font-name-complex="ＭＳ 明朝3" style:font-size-complex="10.5pt" style:font-weight-complex="normal"/>
    </style:style>
    <style:style style:name="P381" style:family="paragraph" style:parent-style-name="Standard">
      <style:paragraph-properties fo:line-height="150%" fo:text-align="justify" style:justify-single-word="false"/>
      <style:text-properties style:font-name="ＭＳ 明朝3" fo:font-size="10.5pt" fo:font-weight="normal" officeooo:paragraph-rsid="0139a4a1" style:font-name-asian="ＭＳ 明朝" style:font-size-asian="10.5pt" style:font-weight-asian="normal" style:font-name-complex="ＭＳ 明朝3" style:font-size-complex="10.5pt" style:font-weight-complex="normal"/>
    </style:style>
    <style:style style:name="P382" style:family="paragraph" style:parent-style-name="Standard">
      <style:paragraph-properties fo:line-height="150%" fo:text-align="justify" style:justify-single-word="false"/>
      <style:text-properties style:font-name="ＭＳ 明朝" fo:font-size="12pt" fo:font-weight="bold" officeooo:paragraph-rsid="013de5c3" style:font-name-asian="ＭＳ 明朝" style:font-size-asian="12pt" style:font-weight-asian="bold" style:font-name-complex="ＭＳ 明朝3" style:font-size-complex="12pt" style:font-weight-complex="bold"/>
    </style:style>
    <style:style style:name="P383" style:family="paragraph" style:parent-style-name="Standard">
      <style:paragraph-properties fo:line-height="150%" fo:text-align="justify" style:justify-single-word="false"/>
      <style:text-properties style:font-name="ＭＳ 明朝" fo:font-size="10.5pt" fo:font-weight="normal" officeooo:paragraph-rsid="013de5c3" style:font-name-asian="ＭＳ 明朝" style:font-size-asian="10.5pt" style:font-weight-asian="normal" style:font-name-complex="ＭＳ 明朝3" style:font-size-complex="10.5pt" style:font-weight-complex="normal"/>
    </style:style>
    <style:style style:name="P384" style:family="paragraph" style:parent-style-name="Standard">
      <style:paragraph-properties fo:line-height="150%" fo:text-align="justify" style:justify-single-word="false"/>
      <style:text-properties style:font-name="ＭＳ 明朝3" fo:font-size="10.5pt" fo:font-weight="normal" officeooo:paragraph-rsid="0142f525" style:font-name-asian="ＭＳ 明朝" style:font-size-asian="10.5pt" style:font-weight-asian="normal" style:font-name-complex="ＭＳ 明朝3" style:font-size-complex="10.5pt" style:font-weight-complex="normal"/>
    </style:style>
    <style:style style:name="P385" style:family="paragraph" style:parent-style-name="Standard">
      <style:paragraph-properties fo:line-height="150%" fo:text-align="justify" style:justify-single-word="false"/>
      <style:text-properties style:font-name="ＭＳ 明朝" fo:font-size="12pt" fo:font-weight="bold" officeooo:paragraph-rsid="0144d0ca" style:font-name-asian="ＭＳ 明朝" style:font-size-asian="12pt" style:font-weight-asian="bold" style:font-name-complex="ＭＳ 明朝3" style:font-size-complex="12pt" style:font-weight-complex="bold"/>
    </style:style>
    <style:style style:name="P386" style:family="paragraph" style:parent-style-name="Standard">
      <style:paragraph-properties fo:line-height="150%" fo:text-align="justify" style:justify-single-word="false"/>
      <style:text-properties style:font-name="ＭＳ 明朝" fo:font-size="10.5pt" fo:font-weight="normal" officeooo:paragraph-rsid="014672a5" style:font-name-asian="ＭＳ 明朝" style:font-size-asian="10.5pt" style:font-weight-asian="normal" style:font-name-complex="ＭＳ 明朝3" style:font-size-complex="10.5pt" style:font-weight-complex="normal"/>
    </style:style>
    <style:style style:name="P387" style:family="paragraph" style:parent-style-name="Standard">
      <style:paragraph-properties fo:line-height="150%" fo:text-align="justify" style:justify-single-word="false"/>
      <style:text-properties style:font-name="ＭＳ 明朝3" fo:font-size="10.5pt" fo:font-weight="normal" officeooo:paragraph-rsid="014672a5" style:font-name-asian="ＭＳ 明朝" style:font-size-asian="10.5pt" style:font-weight-asian="normal" style:font-name-complex="ＭＳ 明朝3" style:font-size-complex="10.5pt" style:font-weight-complex="normal"/>
    </style:style>
    <style:style style:name="P388" style:family="paragraph" style:parent-style-name="Standard">
      <style:paragraph-properties fo:line-height="150%" fo:text-align="justify" style:justify-single-word="false"/>
      <style:text-properties style:font-name="ＭＳ 明朝3" fo:font-size="10.5pt" fo:font-weight="normal" officeooo:paragraph-rsid="01532644" style:font-name-asian="ＭＳ 明朝" style:font-size-asian="10.5pt" style:font-weight-asian="normal" style:font-name-complex="ＭＳ 明朝3" style:font-size-complex="10.5pt" style:font-weight-complex="normal"/>
    </style:style>
    <style:style style:name="P389" style:family="paragraph" style:parent-style-name="Standard">
      <style:paragraph-properties fo:line-height="150%" fo:text-align="justify" style:justify-single-word="false"/>
      <style:text-properties style:font-name="ＭＳ 明朝3" fo:font-size="10.5pt" fo:font-weight="normal" officeooo:paragraph-rsid="0154a237" style:font-name-asian="ＭＳ 明朝" style:font-size-asian="10.5pt" style:font-weight-asian="normal" style:font-name-complex="ＭＳ 明朝3" style:font-size-complex="10.5pt" style:font-weight-complex="normal"/>
    </style:style>
    <style:style style:name="P390" style:family="paragraph" style:parent-style-name="Standard">
      <style:paragraph-properties fo:line-height="150%" fo:text-align="justify" style:justify-single-word="false"/>
      <style:text-properties style:font-name="ＭＳ 明朝3" fo:font-size="10.5pt" fo:font-weight="normal" officeooo:paragraph-rsid="014b41ee" style:font-name-asian="ＭＳ 明朝" style:font-size-asian="10.5pt" style:font-weight-asian="normal" style:font-name-complex="ＭＳ 明朝3" style:font-size-complex="10.5pt" style:font-weight-complex="normal"/>
    </style:style>
    <style:style style:name="P391" style:family="paragraph" style:parent-style-name="Standard">
      <style:paragraph-properties fo:line-height="150%" fo:text-align="justify" style:justify-single-word="false"/>
      <style:text-properties style:font-name="ＭＳ 明朝3" fo:font-size="10.5pt" fo:font-weight="normal" officeooo:paragraph-rsid="0149b978" style:font-name-asian="ＭＳ 明朝" style:font-size-asian="10.5pt" style:font-weight-asian="normal" style:font-name-complex="ＭＳ 明朝3" style:font-size-complex="10.5pt" style:font-weight-complex="normal"/>
    </style:style>
    <style:style style:name="P392" style:family="paragraph" style:parent-style-name="Standard">
      <style:paragraph-properties fo:line-height="150%" fo:text-align="justify" style:justify-single-word="false"/>
      <style:text-properties style:font-name="ＭＳ 明朝3" fo:font-size="10.5pt" fo:font-weight="normal" officeooo:paragraph-rsid="01532464" style:font-name-asian="ＭＳ 明朝" style:font-size-asian="10.5pt" style:font-weight-asian="normal" style:font-name-complex="ＭＳ 明朝3" style:font-size-complex="10.5pt" style:font-weight-complex="normal"/>
    </style:style>
    <style:style style:name="P393" style:family="paragraph" style:parent-style-name="Standard">
      <style:paragraph-properties fo:line-height="150%" fo:text-align="justify" style:justify-single-word="false"/>
      <style:text-properties style:font-name="ＭＳ 明朝3" fo:font-size="10.5pt" fo:font-weight="normal" officeooo:paragraph-rsid="0147d109" style:font-name-asian="ＭＳ 明朝" style:font-size-asian="10.5pt" style:font-weight-asian="normal" style:font-name-complex="ＭＳ 明朝3" style:font-size-complex="10.5pt" style:font-weight-complex="normal"/>
    </style:style>
    <style:style style:name="P394" style:family="paragraph" style:parent-style-name="Standard">
      <style:paragraph-properties fo:line-height="150%" fo:text-align="justify" style:justify-single-word="false"/>
      <style:text-properties style:font-name="ＭＳ 明朝3" fo:font-size="10.5pt" fo:font-weight="normal" officeooo:paragraph-rsid="014b8135" style:font-name-asian="ＭＳ 明朝" style:font-size-asian="10.5pt" style:font-weight-asian="normal" style:font-name-complex="ＭＳ 明朝3" style:font-size-complex="10.5pt" style:font-weight-complex="normal"/>
    </style:style>
    <style:style style:name="P395" style:family="paragraph" style:parent-style-name="Standard">
      <style:paragraph-properties fo:line-height="150%" fo:text-align="justify" style:justify-single-word="false"/>
      <style:text-properties style:font-name="ＭＳ 明朝3" fo:font-size="10.5pt" fo:font-weight="normal" officeooo:paragraph-rsid="01514c53" style:font-name-asian="ＭＳ 明朝" style:font-size-asian="10.5pt" style:font-weight-asian="normal" style:font-name-complex="ＭＳ 明朝3" style:font-size-complex="10.5pt" style:font-weight-complex="normal"/>
    </style:style>
    <style:style style:name="P396" style:family="paragraph" style:parent-style-name="Standard">
      <style:paragraph-properties fo:line-height="150%" fo:text-align="justify" style:justify-single-word="false"/>
      <style:text-properties style:font-name="ＭＳ 明朝3" fo:font-size="10.5pt" fo:font-weight="normal" officeooo:paragraph-rsid="0149966e" style:font-name-asian="ＭＳ 明朝" style:font-size-asian="10.5pt" style:font-weight-asian="normal" style:font-name-complex="ＭＳ 明朝3" style:font-size-complex="10.5pt" style:font-weight-complex="normal"/>
    </style:style>
    <style:style style:name="P397" style:family="paragraph" style:parent-style-name="Standard">
      <style:paragraph-properties fo:line-height="150%" fo:text-align="justify" style:justify-single-word="false"/>
      <style:text-properties style:font-name="ＭＳ 明朝3" fo:font-size="10.5pt" fo:font-weight="normal" officeooo:paragraph-rsid="01515cf0" style:font-name-asian="ＭＳ 明朝" style:font-size-asian="10.5pt" style:font-weight-asian="normal" style:font-name-complex="ＭＳ 明朝3" style:font-size-complex="10.5pt" style:font-weight-complex="normal"/>
    </style:style>
    <style:style style:name="P398" style:family="paragraph" style:parent-style-name="Standard">
      <style:paragraph-properties fo:line-height="150%" fo:text-align="justify" style:justify-single-word="false"/>
      <style:text-properties style:font-name="ＭＳ 明朝3" fo:font-size="10.5pt" fo:font-weight="normal" officeooo:paragraph-rsid="014f6947" style:font-name-asian="ＭＳ 明朝" style:font-size-asian="10.5pt" style:font-weight-asian="normal" style:font-name-complex="ＭＳ 明朝3" style:font-size-complex="10.5pt" style:font-weight-complex="normal"/>
    </style:style>
    <style:style style:name="P399" style:family="paragraph" style:parent-style-name="Standard">
      <style:paragraph-properties fo:text-align="center" style:justify-single-word="false" fo:break-before="page"/>
      <style:text-properties style:font-name="ＭＳ 明朝3" officeooo:paragraph-rsid="0156d965" style:font-name-complex="ＭＳ 明朝3"/>
    </style:style>
    <style:style style:name="P400" style:family="paragraph" style:parent-style-name="Standard">
      <style:paragraph-properties fo:text-align="center" style:justify-single-word="false"/>
      <style:text-properties style:font-name="ＭＳ 明朝3" fo:font-size="10.5pt" officeooo:paragraph-rsid="0156d965" style:font-size-asian="10.5pt" style:font-name-complex="ＭＳ 明朝3" style:font-size-complex="10.5pt"/>
    </style:style>
    <style:style style:name="P401" style:family="paragraph" style:parent-style-name="Standard">
      <style:paragraph-properties fo:text-align="center" style:justify-single-word="false"/>
      <style:text-properties style:font-name="ＭＳ 明朝3" fo:font-size="20pt" officeooo:paragraph-rsid="0156d965" style:font-size-asian="20pt" style:font-name-complex="ＭＳ 明朝3" style:font-size-complex="20pt"/>
    </style:style>
    <style:style style:name="P402" style:family="paragraph" style:parent-style-name="Standard">
      <style:paragraph-properties fo:text-align="justify" style:justify-single-word="false"/>
      <style:text-properties style:font-name="ＭＳ 明朝3" fo:font-size="10.5pt" officeooo:paragraph-rsid="0156d965" style:font-size-asian="10.5pt" style:font-name-complex="ＭＳ 明朝3" style:font-size-complex="10.5pt"/>
    </style:style>
    <style:style style:name="P403" style:family="paragraph" style:parent-style-name="Standard">
      <style:paragraph-properties fo:line-height="150%" fo:text-align="justify" style:justify-single-word="false"/>
      <style:text-properties style:font-name="ＭＳ 明朝" fo:font-size="12pt" fo:font-weight="bold" officeooo:paragraph-rsid="015750f2" style:font-name-asian="ＭＳ 明朝" style:font-size-asian="12pt" style:font-weight-asian="bold" style:font-name-complex="ＭＳ 明朝3" style:font-size-complex="12pt" style:font-weight-complex="bold"/>
    </style:style>
    <style:style style:name="P404" style:family="paragraph" style:parent-style-name="Standard">
      <style:paragraph-properties fo:line-height="150%" fo:text-align="justify" style:justify-single-word="false"/>
      <style:text-properties style:font-name="ＭＳ 明朝3" fo:font-size="10.5pt" fo:font-weight="bold" officeooo:paragraph-rsid="015750f2" style:font-name-asian="ＭＳ 明朝" style:font-size-asian="10.5pt" style:font-weight-asian="bold" style:font-name-complex="ＭＳ 明朝3" style:font-size-complex="10.5pt" style:font-weight-complex="bold"/>
    </style:style>
    <style:style style:name="P405" style:family="paragraph" style:parent-style-name="Standard">
      <style:paragraph-properties fo:line-height="150%" fo:text-align="justify" style:justify-single-word="false"/>
      <style:text-properties style:font-name="ＭＳ 明朝3" fo:font-size="10.5pt" fo:font-weight="normal" officeooo:paragraph-rsid="015750f2" style:font-name-asian="ＭＳ 明朝" style:font-size-asian="10.5pt" style:font-weight-asian="normal" style:font-name-complex="ＭＳ 明朝3" style:font-size-complex="10.5pt" style:font-weight-complex="normal"/>
    </style:style>
    <style:style style:name="P406" style:family="paragraph" style:parent-style-name="Standard">
      <style:paragraph-properties fo:line-height="150%" fo:text-align="justify" style:justify-single-word="false"/>
      <style:text-properties style:font-name="ＭＳ 明朝3" fo:font-size="10.5pt" fo:font-weight="normal" officeooo:paragraph-rsid="0156d965" style:font-name-asian="ＭＳ 明朝" style:font-size-asian="10.5pt" style:font-weight-asian="normal" style:font-name-complex="ＭＳ 明朝3" style:font-size-complex="10.5pt" style:font-weight-complex="normal"/>
    </style:style>
    <style:style style:name="P407" style:family="paragraph" style:parent-style-name="Standard">
      <style:paragraph-properties fo:line-height="150%" fo:text-align="justify" style:justify-single-word="false"/>
      <style:text-properties style:font-name="ＭＳ 明朝3" fo:font-size="10.5pt" fo:font-weight="normal" officeooo:paragraph-rsid="015ac80e" style:font-name-asian="ＭＳ 明朝" style:font-size-asian="10.5pt" style:font-weight-asian="normal" style:font-name-complex="ＭＳ 明朝3" style:font-size-complex="10.5pt" style:font-weight-complex="normal"/>
    </style:style>
    <style:style style:name="P408" style:family="paragraph" style:parent-style-name="Standard">
      <style:paragraph-properties fo:line-height="150%" fo:text-align="justify" style:justify-single-word="false"/>
      <style:text-properties style:font-name="ＭＳ 明朝3" fo:font-size="10.5pt" fo:font-weight="bold" officeooo:paragraph-rsid="015ac80e" style:font-name-asian="ＭＳ 明朝" style:font-size-asian="10.5pt" style:font-weight-asian="bold" style:font-name-complex="ＭＳ 明朝3" style:font-size-complex="10.5pt" style:font-weight-complex="bold"/>
    </style:style>
    <style:style style:name="P409" style:family="paragraph" style:parent-style-name="Standard">
      <style:paragraph-properties fo:line-height="150%" fo:text-align="justify" style:justify-single-word="false"/>
      <style:text-properties style:font-name="ＭＳ 明朝" fo:font-size="10.5pt" fo:font-weight="normal" officeooo:paragraph-rsid="01563e4e" style:font-name-asian="ＭＳ 明朝" style:font-size-asian="10.5pt" style:font-weight-asian="normal" style:font-name-complex="ＭＳ 明朝3" style:font-size-complex="10.5pt" style:font-weight-complex="normal"/>
    </style:style>
    <style:style style:name="P410" style:family="paragraph" style:parent-style-name="Standard">
      <style:paragraph-properties fo:line-height="150%" fo:text-align="justify" style:justify-single-word="false"/>
      <style:text-properties style:font-name="ＭＳ 明朝3" fo:font-size="10.5pt" fo:font-weight="normal" officeooo:paragraph-rsid="01563e4e" style:font-name-asian="ＭＳ 明朝" style:font-size-asian="10.5pt" style:font-weight-asian="normal" style:font-name-complex="ＭＳ 明朝3" style:font-size-complex="10.5pt" style:font-weight-complex="normal"/>
    </style:style>
    <style:style style:name="P411" style:family="paragraph" style:parent-style-name="Standard">
      <style:paragraph-properties fo:line-height="150%" fo:text-align="justify" style:justify-single-word="false"/>
      <style:text-properties style:font-name="ＭＳ 明朝" fo:font-size="11pt" fo:font-weight="bold" officeooo:paragraph-rsid="015b4e76" style:font-name-asian="ＭＳ 明朝" style:font-size-asian="11pt" style:font-weight-asian="bold" style:font-name-complex="ＭＳ 明朝3" style:font-size-complex="11pt" style:font-weight-complex="bold"/>
    </style:style>
    <style:style style:name="P412" style:family="paragraph" style:parent-style-name="Standard">
      <style:paragraph-properties fo:line-height="150%" fo:text-align="justify" style:justify-single-word="false"/>
      <style:text-properties style:font-name="ＭＳ 明朝" fo:font-size="10.5pt" fo:font-weight="normal" officeooo:paragraph-rsid="015b4e76" style:font-name-asian="ＭＳ 明朝" style:font-size-asian="10.5pt" style:font-weight-asian="normal" style:font-name-complex="ＭＳ 明朝3" style:font-size-complex="10.5pt" style:font-weight-complex="normal"/>
    </style:style>
    <style:style style:name="P413" style:family="paragraph" style:parent-style-name="Standard">
      <style:paragraph-properties fo:line-height="150%" fo:text-align="justify" style:justify-single-word="false"/>
      <style:text-properties style:font-name="ＭＳ 明朝" fo:font-size="10.5pt" fo:font-weight="normal" officeooo:paragraph-rsid="015d01b5" style:font-name-asian="ＭＳ 明朝" style:font-size-asian="10.5pt" style:font-weight-asian="normal" style:font-name-complex="ＭＳ 明朝3" style:font-size-complex="10.5pt" style:font-weight-complex="normal"/>
    </style:style>
    <style:style style:name="P414" style:family="paragraph" style:parent-style-name="Standard">
      <style:paragraph-properties fo:text-align="center" style:justify-single-word="false" fo:break-before="page"/>
      <style:text-properties style:font-name="ＭＳ 明朝3" officeooo:paragraph-rsid="015e61f2" style:font-name-complex="ＭＳ 明朝3"/>
    </style:style>
    <style:style style:name="P415" style:family="paragraph" style:parent-style-name="Standard">
      <style:paragraph-properties fo:text-align="center" style:justify-single-word="false"/>
      <style:text-properties style:font-name="ＭＳ 明朝3" fo:font-size="10.5pt" officeooo:paragraph-rsid="015e61f2" style:font-size-asian="10.5pt" style:font-name-complex="ＭＳ 明朝3" style:font-size-complex="10.5pt"/>
    </style:style>
    <style:style style:name="P416" style:family="paragraph" style:parent-style-name="Standard">
      <style:paragraph-properties fo:text-align="center" style:justify-single-word="false"/>
      <style:text-properties style:font-name="ＭＳ 明朝3" fo:font-size="20pt" officeooo:paragraph-rsid="015e61f2" style:font-size-asian="20pt" style:font-name-complex="ＭＳ 明朝3" style:font-size-complex="20pt"/>
    </style:style>
    <style:style style:name="P417" style:family="paragraph" style:parent-style-name="Standard">
      <style:paragraph-properties fo:text-align="justify" style:justify-single-word="false"/>
      <style:text-properties style:font-name="ＭＳ 明朝3" fo:font-size="10.5pt" officeooo:paragraph-rsid="015e61f2" style:font-size-asian="10.5pt" style:font-name-complex="ＭＳ 明朝3" style:font-size-complex="10.5pt"/>
    </style:style>
    <style:style style:name="P418" style:family="paragraph" style:parent-style-name="Standard">
      <style:paragraph-properties fo:margin-left="0cm" fo:margin-right="0cm" fo:text-indent="0cm" style:auto-text-indent="false"/>
    </style:style>
    <style:style style:name="P419" style:family="paragraph" style:parent-style-name="Standard">
      <loext:graphic-properties draw:fill-gradient-name="gradient" draw:fill-hatch-name="hatch"/>
      <style:paragraph-properties fo:margin-left="0cm" fo:margin-right="0cm" fo:line-height="150%" fo:text-indent="0cm" style:auto-text-indent="false"/>
      <style:text-properties fo:font-size="10.5pt" style:font-size-asian="10.5pt"/>
    </style:style>
    <style:style style:name="P420" style:family="paragraph" style:parent-style-name="Standard">
      <loext:graphic-properties draw:fill-gradient-name="gradient" draw:fill-hatch-name="hatch"/>
      <style:paragraph-properties fo:margin-left="0cm" fo:margin-right="0cm" fo:line-height="150%" fo:orphans="0" fo:widows="0" fo:text-indent="0cm" style:auto-text-indent="false">
        <style:tab-stops/>
      </style:paragraph-properties>
      <style:text-properties fo:font-size="10.5pt" style:font-size-asian="10.5pt"/>
    </style:style>
    <style:style style:name="P421" style:family="paragraph" style:parent-style-name="Standard">
      <loext:graphic-properties draw:fill-gradient-name="gradient" draw:fill-hatch-name="hatch"/>
      <style:paragraph-properties fo:margin-left="0cm" fo:margin-right="0cm" fo:line-height="150%" fo:orphans="0" fo:widows="0" fo:text-indent="0cm" style:auto-text-indent="false">
        <style:tab-stops/>
      </style:paragraph-properties>
    </style:style>
    <style:style style:name="P422" style:family="paragraph">
      <loext:graphic-properties draw:fill-color="#ffffff"/>
      <style:paragraph-properties style:writing-mode="lr-tb"/>
    </style:style>
    <style:style style:name="P423" style:family="paragraph" style:parent-style-name="Standard">
      <loext:graphic-properties draw:fill-gradient-name="gradient" draw:fill-hatch-name="hatch"/>
      <style:paragraph-properties fo:margin-left="0cm" fo:margin-right="0cm" fo:line-height="100%" fo:orphans="0" fo:widows="0" fo:text-indent="0cm" style:auto-text-indent="false">
        <style:tab-stops/>
      </style:paragraph-properties>
      <style:text-properties fo:font-size="10.5pt" style:font-size-asian="10.5pt"/>
    </style:style>
    <style:style style:name="P424" style:family="paragraph" style:parent-style-name="Standard">
      <loext:graphic-properties draw:fill-gradient-name="gradient" draw:fill-hatch-name="hatch"/>
      <style:paragraph-properties fo:margin-left="0cm" fo:margin-right="0cm" fo:line-height="150%" fo:orphans="0" fo:widows="0" fo:text-indent="0cm" style:auto-text-indent="false">
        <style:tab-stops/>
      </style:paragraph-properties>
      <style:text-properties style:font-name="ＭＳ 明朝1" fo:font-size="10.5pt" style:font-size-asian="10.5pt"/>
    </style:style>
    <style:style style:name="P425" style:family="paragraph" style:parent-style-name="Standard">
      <loext:graphic-properties draw:fill-gradient-name="gradient" draw:fill-hatch-name="hatch"/>
      <style:paragraph-properties fo:margin-left="0cm" fo:margin-right="0cm" fo:line-height="150%" fo:orphans="0" fo:widows="0" fo:text-indent="0cm" style:auto-text-indent="false"/>
      <style:text-properties style:font-name="ＭＳ 明朝1" fo:font-size="10.5pt" fo:language="ja" fo:country="JP" style:font-size-asian="10.5pt"/>
    </style:style>
    <style:style style:name="P426" style:family="paragraph" style:parent-style-name="Standard">
      <loext:graphic-properties draw:fill-gradient-name="gradient" draw:fill-hatch-name="hatch"/>
      <style:paragraph-properties fo:margin-left="0cm" fo:margin-right="0cm" fo:line-height="150%" fo:text-indent="0cm" style:auto-text-indent="false"/>
      <style:text-properties style:font-name="ＭＳ 明朝1" fo:font-size="10.5pt" fo:language="ja" fo:country="JP" style:font-size-asian="10.5pt"/>
    </style:style>
    <style:style style:name="P427" style:family="paragraph" style:parent-style-name="Standard">
      <loext:graphic-properties draw:fill-gradient-name="gradient" draw:fill-hatch-name="hatch"/>
      <style:paragraph-properties fo:margin-left="0cm" fo:margin-right="0cm" fo:line-height="150%" fo:text-indent="1.482cm" style:auto-text-indent="false"/>
      <style:text-properties style:font-name="ＭＳ 明朝1" fo:font-size="10.5pt" fo:language="ja" fo:country="JP" style:font-size-asian="10.5pt"/>
    </style:style>
    <style:style style:name="P428" style:family="paragraph" style:parent-style-name="Standard">
      <loext:graphic-properties draw:fill-gradient-name="gradient" draw:fill-hatch-name="hatch"/>
      <style:paragraph-properties fo:margin-left="0cm" fo:margin-right="0cm" fo:line-height="150%" fo:text-indent="0cm" style:auto-text-indent="false"/>
    </style:style>
    <style:style style:name="P429" style:family="paragraph" style:parent-style-name="Standard">
      <loext:graphic-properties draw:fill-gradient-name="gradient" draw:fill-hatch-name="hatch"/>
      <style:paragraph-properties fo:margin-left="0cm" fo:margin-right="0cm" fo:line-height="150%" fo:text-indent="0cm" style:auto-text-indent="false"/>
      <style:text-properties style:font-name="ＭＳ 明朝1" fo:font-size="10.5pt" style:font-size-asian="10.5pt"/>
    </style:style>
    <style:style style:name="P430" style:family="paragraph" style:parent-style-name="Standard">
      <loext:graphic-properties draw:fill-gradient-name="gradient" draw:fill-hatch-name="hatch"/>
      <style:paragraph-properties fo:margin-left="0cm" fo:margin-right="0cm" fo:line-height="150%" fo:text-indent="1.482cm" style:auto-text-indent="false"/>
      <style:text-properties style:font-name="ＭＳ 明朝1" fo:font-size="10.5pt" style:font-size-asian="10.5pt"/>
    </style:style>
    <style:style style:name="P431" style:family="paragraph" style:parent-style-name="Standard">
      <loext:graphic-properties draw:fill-gradient-name="gradient" draw:fill-hatch-name="hatch"/>
      <style:paragraph-properties fo:margin-left="0cm" fo:margin-right="0cm" fo:line-height="150%" fo:text-indent="0cm" style:auto-text-indent="false"/>
      <style:text-properties style:use-window-font-color="true" loext:opacity="0%" style:font-name="ＭＳ 明朝1" fo:font-size="10.5pt" style:font-size-asian="10.5pt"/>
    </style:style>
    <style:style style:name="P432" style:family="paragraph" style:parent-style-name="Standard">
      <loext:graphic-properties draw:fill-gradient-name="gradient" draw:fill-hatch-name="hatch"/>
      <style:paragraph-properties fo:line-height="150%" fo:text-align="justify" style:justify-single-word="false"/>
      <style:text-properties style:font-name="ＭＳ 明朝3" fo:font-size="10.5pt" officeooo:paragraph-rsid="015e61f2" style:font-size-asian="10.5pt" style:font-name-complex="ＭＳ 明朝3" style:font-size-complex="10.5pt"/>
    </style:style>
    <style:style style:name="P433" style:family="paragraph" style:parent-style-name="Standard">
      <loext:graphic-properties draw:fill-gradient-name="gradient" draw:fill-hatch-name="hatch"/>
      <style:paragraph-properties fo:line-height="150%" fo:text-align="center" style:justify-single-word="false" fo:break-before="page"/>
      <style:text-properties style:font-name="ＭＳ 明朝3" officeooo:paragraph-rsid="033d3476" style:font-name-complex="ＭＳ 明朝3"/>
    </style:style>
    <style:style style:name="P434" style:family="paragraph" style:parent-style-name="Standard">
      <loext:graphic-properties draw:fill-gradient-name="gradient" draw:fill-hatch-name="hatch"/>
      <style:paragraph-properties fo:line-height="150%" fo:text-align="center" style:justify-single-word="false"/>
      <style:text-properties style:font-name="ＭＳ 明朝3" fo:font-size="10.5pt" officeooo:paragraph-rsid="033d3476" style:font-size-asian="10.5pt" style:font-name-complex="ＭＳ 明朝3" style:font-size-complex="10.5pt"/>
    </style:style>
    <style:style style:name="P435" style:family="paragraph" style:parent-style-name="Standard">
      <loext:graphic-properties draw:fill-gradient-name="gradient" draw:fill-hatch-name="hatch"/>
      <style:paragraph-properties fo:line-height="150%" fo:text-align="center" style:justify-single-word="false"/>
      <style:text-properties style:font-name="ＭＳ 明朝3" fo:font-size="20pt" officeooo:paragraph-rsid="033d3476" style:font-size-asian="20pt" style:font-name-complex="ＭＳ 明朝3" style:font-size-complex="20pt"/>
    </style:style>
    <style:style style:name="P436" style:family="paragraph" style:parent-style-name="Standard">
      <loext:graphic-properties draw:fill-gradient-name="gradient" draw:fill-hatch-name="hatch"/>
      <style:paragraph-properties fo:line-height="150%" fo:text-align="justify" style:justify-single-word="false"/>
      <style:text-properties style:font-name="ＭＳ 明朝3" fo:font-size="10.5pt" fo:font-weight="normal" officeooo:paragraph-rsid="033ea2c2" style:font-name-asian="ＭＳ 明朝" style:font-size-asian="10.5pt" style:font-weight-asian="normal" style:font-name-complex="ＭＳ 明朝3" style:font-size-complex="10.5pt" style:font-weight-complex="normal"/>
    </style:style>
    <style:style style:name="P437" style:family="paragraph" style:parent-style-name="Standard">
      <loext:graphic-properties draw:fill-gradient-name="gradient" draw:fill-hatch-name="hatch"/>
      <style:paragraph-properties fo:margin-left="0cm" fo:margin-right="0cm" fo:line-height="150%" fo:text-indent="0cm" style:auto-text-indent="false"/>
      <style:text-properties style:use-window-font-color="true" loext:opacity="0%"/>
    </style:style>
    <style:style style:name="P438" style:family="paragraph" style:parent-style-name="Standard">
      <loext:graphic-properties draw:fill-gradient-name="gradient" draw:fill-hatch-name="hatch"/>
      <style:paragraph-properties fo:margin-left="0cm" fo:margin-right="0cm" fo:line-height="150%" fo:text-indent="0cm" style:auto-text-indent="false"/>
      <style:text-properties style:use-window-font-color="true" loext:opacity="0%" style:font-name="ＭＳ 明朝1" fo:font-size="10.5pt" fo:language="ja" fo:country="JP" style:font-size-asian="10.5pt"/>
    </style:style>
    <style:style style:name="P439" style:family="paragraph" style:parent-style-name="Standard">
      <loext:graphic-properties draw:fill-gradient-name="gradient" draw:fill-hatch-name="hatch"/>
      <style:paragraph-properties fo:line-height="150%" fo:text-align="justify" style:justify-single-word="false"/>
      <style:text-properties style:use-window-font-color="true" loext:opacity="0%" style:font-name="ＭＳ 明朝3" fo:font-size="10.5pt" fo:font-weight="normal" officeooo:paragraph-rsid="033ea2c2" style:font-name-asian="ＭＳ 明朝" style:font-size-asian="10.5pt" style:font-weight-asian="normal" style:font-name-complex="ＭＳ 明朝3" style:font-size-complex="10.5pt" style:font-weight-complex="normal"/>
    </style:style>
    <style:style style:name="P440" style:family="paragraph" style:parent-style-name="Standard">
      <style:paragraph-properties fo:text-align="center" style:justify-single-word="false" fo:break-before="page"/>
      <style:text-properties style:font-name="ＭＳ 明朝3" officeooo:paragraph-rsid="033d3476" style:font-name-complex="ＭＳ 明朝3"/>
    </style:style>
    <style:style style:name="P441" style:family="paragraph" style:parent-style-name="Standard">
      <style:paragraph-properties fo:text-align="center" style:justify-single-word="false"/>
      <style:text-properties style:font-name="ＭＳ 明朝3" fo:font-size="10.5pt" officeooo:paragraph-rsid="033d3476" style:font-size-asian="10.5pt" style:font-name-complex="ＭＳ 明朝3" style:font-size-complex="10.5pt"/>
    </style:style>
    <style:style style:name="P442" style:family="paragraph" style:parent-style-name="Standard">
      <style:paragraph-properties fo:text-align="center" style:justify-single-word="false"/>
      <style:text-properties style:font-name="ＭＳ 明朝3" fo:font-size="20pt" officeooo:paragraph-rsid="033d3476" style:font-size-asian="20pt" style:font-name-complex="ＭＳ 明朝3" style:font-size-complex="20pt"/>
    </style:style>
    <style:style style:name="P443" style:family="paragraph" style:parent-style-name="Standard">
      <style:paragraph-properties fo:text-align="justify" style:justify-single-word="false"/>
      <style:text-properties style:font-name="ＭＳ 明朝3" fo:font-size="10.5pt" officeooo:paragraph-rsid="033d3476" style:font-size-asian="10.5pt" style:font-name-complex="ＭＳ 明朝3" style:font-size-complex="10.5pt"/>
    </style:style>
    <style:style style:name="P444" style:family="paragraph" style:parent-style-name="Standard">
      <style:paragraph-properties fo:margin-left="0cm" fo:margin-right="0cm" style:line-height-at-least="0.494cm" fo:text-indent="0cm" style:auto-text-indent="false"/>
      <style:text-properties style:use-window-font-color="true" loext:opacity="0%"/>
    </style:style>
    <style:style style:name="P445" style:family="paragraph" style:parent-style-name="Standard">
      <loext:graphic-properties draw:fill-gradient-name="gradient" draw:fill-hatch-name="hatch"/>
      <style:paragraph-properties fo:margin-left="0cm" fo:margin-right="0cm" fo:line-height="150%" fo:text-indent="0cm" style:auto-text-indent="false"/>
      <style:text-properties style:use-window-font-color="true" loext:opacity="0%" style:font-name="ＭＳ 明朝" style:font-name-asian="ＭＳ 明朝"/>
    </style:style>
    <style:style style:name="P446" style:family="paragraph" style:parent-style-name="Standard">
      <loext:graphic-properties draw:fill-gradient-name="gradient" draw:fill-hatch-name="hatch"/>
      <style:paragraph-properties fo:margin-left="0cm" fo:margin-right="0cm" fo:line-height="150%" fo:text-indent="0cm" style:auto-text-indent="false"/>
      <style:text-properties style:use-window-font-color="true" loext:opacity="0%" style:font-name="ＭＳ 明朝" fo:font-size="10.5pt" style:font-name-asian="ＭＳ 明朝" style:font-size-asian="10.5pt"/>
    </style:style>
    <style:style style:name="P447" style:family="paragraph" style:parent-style-name="Standard">
      <loext:graphic-properties draw:fill-gradient-name="gradient" draw:fill-hatch-name="hatch"/>
      <style:paragraph-properties fo:line-height="150%" fo:text-align="justify" style:justify-single-word="false"/>
      <style:text-properties style:use-window-font-color="true" loext:opacity="0%" style:font-name="ＭＳ 明朝" fo:font-size="10.5pt" officeooo:paragraph-rsid="033d3476" style:font-name-asian="ＭＳ 明朝" style:font-size-asian="10.5pt"/>
    </style:style>
    <style:style style:name="P448" style:family="paragraph" style:parent-style-name="Standard">
      <loext:graphic-properties draw:fill-gradient-name="gradient" draw:fill-hatch-name="hatch"/>
      <style:paragraph-properties fo:line-height="150%" fo:text-align="justify" style:justify-single-word="false"/>
      <style:text-properties style:use-window-font-color="true" loext:opacity="0%" style:font-name="ＭＳ 明朝" fo:font-size="10.5pt" officeooo:paragraph-rsid="03416a53" style:font-name-asian="ＭＳ 明朝" style:font-size-asian="10.5pt"/>
    </style:style>
    <style:style style:name="P449" style:family="paragraph" style:parent-style-name="Standard">
      <loext:graphic-properties draw:fill-gradient-name="gradient" draw:fill-hatch-name="hatch"/>
      <style:paragraph-properties fo:line-height="150%" fo:text-align="justify" style:justify-single-word="false"/>
      <style:text-properties style:font-name="ＭＳ 明朝3" fo:font-size="10.5pt" officeooo:paragraph-rsid="033d3476" style:font-size-asian="10.5pt" style:font-name-complex="ＭＳ 明朝3" style:font-size-complex="10.5pt"/>
    </style:style>
    <style:style style:name="P450" style:family="paragraph" style:parent-style-name="Standard">
      <style:paragraph-properties fo:line-height="150%" fo:text-align="justify" style:justify-single-word="false"/>
      <style:text-properties style:font-name="ＭＳ 明朝3" fo:font-size="10.5pt" fo:font-weight="normal" officeooo:paragraph-rsid="015e61f2" style:font-name-asian="ＭＳ 明朝" style:font-size-asian="10.5pt" style:font-weight-asian="normal" style:font-name-complex="ＭＳ 明朝3" style:font-size-complex="10.5pt" style:font-weight-complex="normal"/>
    </style:style>
    <style:style style:name="P451" style:family="paragraph" style:parent-style-name="Standard">
      <style:paragraph-properties fo:line-height="150%" fo:text-align="justify" style:justify-single-word="false"/>
      <style:text-properties style:font-name="ＭＳ 明朝" fo:font-size="12pt" fo:font-weight="bold" officeooo:paragraph-rsid="015e61f2" style:font-name-asian="ＭＳ 明朝" style:font-size-asian="12pt" style:font-weight-asian="bold" style:font-name-complex="ＭＳ 明朝3" style:font-size-complex="12pt" style:font-weight-complex="bold"/>
    </style:style>
    <style:style style:name="P452" style:family="paragraph" style:parent-style-name="Standard">
      <style:paragraph-properties fo:line-height="150%" fo:text-align="justify" style:justify-single-word="false"/>
      <style:text-properties style:font-name="ＭＳ 明朝3" fo:font-size="10.5pt" fo:font-weight="normal" officeooo:paragraph-rsid="01c0a6b0" style:font-name-asian="ＭＳ 明朝" style:font-size-asian="10.5pt" style:font-weight-asian="normal" style:font-name-complex="ＭＳ 明朝3" style:font-size-complex="10.5pt" style:font-weight-complex="normal"/>
    </style:style>
    <style:style style:name="P453" style:family="paragraph" style:parent-style-name="Standard">
      <style:paragraph-properties fo:line-height="150%" fo:text-align="justify" style:justify-single-word="false"/>
      <style:text-properties style:font-name="ＭＳ 明朝3" fo:font-size="10.5pt" fo:font-weight="normal" officeooo:paragraph-rsid="01c14284" style:font-name-asian="ＭＳ 明朝" style:font-size-asian="10.5pt" style:font-weight-asian="normal" style:font-name-complex="ＭＳ 明朝3" style:font-size-complex="10.5pt" style:font-weight-complex="normal"/>
    </style:style>
    <style:style style:name="P454" style:family="paragraph" style:parent-style-name="Standard">
      <style:paragraph-properties fo:line-height="150%" fo:text-align="justify" style:justify-single-word="false"/>
      <style:text-properties style:font-name="ＭＳ 明朝" fo:font-size="10.5pt" fo:font-weight="normal" officeooo:paragraph-rsid="01c31f1b" style:font-name-asian="ＭＳ 明朝" style:font-size-asian="10.5pt" style:font-weight-asian="normal" style:font-name-complex="ＭＳ 明朝3" style:font-size-complex="10.5pt" style:font-weight-complex="normal"/>
    </style:style>
    <style:style style:name="P455" style:family="paragraph" style:parent-style-name="Standard">
      <style:paragraph-properties fo:line-height="150%" fo:text-align="justify" style:justify-single-word="false"/>
      <style:text-properties style:font-name="ＭＳ 明朝3" fo:font-size="10.5pt" fo:font-weight="normal" officeooo:paragraph-rsid="01c31f1b" style:font-name-asian="ＭＳ 明朝" style:font-size-asian="10.5pt" style:font-weight-asian="normal" style:font-name-complex="ＭＳ 明朝3" style:font-size-complex="10.5pt" style:font-weight-complex="normal"/>
    </style:style>
    <style:style style:name="P456" style:family="paragraph" style:parent-style-name="Standard">
      <style:paragraph-properties fo:line-height="150%" fo:text-align="justify" style:justify-single-word="false"/>
      <style:text-properties style:font-name="ＭＳ 明朝3" fo:font-size="10.5pt" fo:font-weight="normal" officeooo:paragraph-rsid="01c48a50" style:font-name-asian="ＭＳ 明朝" style:font-size-asian="10.5pt" style:font-weight-asian="normal" style:font-name-complex="ＭＳ 明朝3" style:font-size-complex="10.5pt" style:font-weight-complex="normal"/>
    </style:style>
    <style:style style:name="P457" style:family="paragraph" style:parent-style-name="Standard">
      <style:paragraph-properties fo:line-height="150%" fo:text-align="justify" style:justify-single-word="false"/>
      <style:text-properties style:font-name="ＭＳ 明朝3" fo:font-size="10.5pt" fo:font-weight="normal" officeooo:paragraph-rsid="01c57ffc" style:font-name-asian="ＭＳ 明朝" style:font-size-asian="10.5pt" style:font-weight-asian="normal" style:font-name-complex="ＭＳ 明朝3" style:font-size-complex="10.5pt" style:font-weight-complex="normal"/>
    </style:style>
    <style:style style:name="P458" style:family="paragraph" style:parent-style-name="Standard">
      <style:paragraph-properties fo:line-height="150%" fo:text-align="justify" style:justify-single-word="false"/>
      <style:text-properties style:font-name="ＭＳ 明朝3" fo:font-size="10.5pt" fo:font-weight="normal" officeooo:paragraph-rsid="01c62a27" style:font-name-asian="ＭＳ 明朝" style:font-size-asian="10.5pt" style:font-weight-asian="normal" style:font-name-complex="ＭＳ 明朝3" style:font-size-complex="10.5pt" style:font-weight-complex="normal"/>
    </style:style>
    <style:style style:name="P459" style:family="paragraph" style:parent-style-name="Standard">
      <style:paragraph-properties fo:line-height="150%" fo:text-align="justify" style:justify-single-word="false"/>
      <style:text-properties style:font-name="ＭＳ 明朝3" fo:font-size="10.5pt" fo:font-weight="normal" officeooo:paragraph-rsid="01c6abad" style:font-name-asian="ＭＳ 明朝" style:font-size-asian="10.5pt" style:font-weight-asian="normal" style:font-name-complex="ＭＳ 明朝3" style:font-size-complex="10.5pt" style:font-weight-complex="normal"/>
    </style:style>
    <style:style style:name="P460" style:family="paragraph" style:parent-style-name="Standard">
      <style:paragraph-properties fo:line-height="150%" fo:text-align="justify" style:justify-single-word="false"/>
      <style:text-properties style:font-name="ＭＳ 明朝" fo:font-size="12pt" fo:font-weight="bold" officeooo:paragraph-rsid="01e315db" style:font-name-asian="ＭＳ 明朝" style:font-size-asian="12pt" style:font-weight-asian="bold" style:font-name-complex="ＭＳ 明朝3" style:font-size-complex="12pt" style:font-weight-complex="bold"/>
    </style:style>
    <style:style style:name="P461" style:family="paragraph" style:parent-style-name="Standard">
      <style:paragraph-properties fo:line-height="150%" fo:text-align="justify" style:justify-single-word="false"/>
      <style:text-properties style:font-name="ＭＳ 明朝3" fo:font-size="10.5pt" fo:font-weight="normal" officeooo:paragraph-rsid="01e315db" style:font-name-asian="ＭＳ 明朝" style:font-size-asian="10.5pt" style:font-weight-asian="normal" style:font-name-complex="ＭＳ 明朝3" style:font-size-complex="10.5pt" style:font-weight-complex="normal"/>
    </style:style>
    <style:style style:name="P462" style:family="paragraph" style:parent-style-name="Standard">
      <style:paragraph-properties fo:line-height="150%" fo:text-align="justify" style:justify-single-word="false"/>
      <style:text-properties style:font-name="ＭＳ 明朝3" fo:font-size="10.5pt" fo:font-weight="normal" officeooo:paragraph-rsid="01e31a22" style:font-name-asian="ＭＳ 明朝" style:font-size-asian="10.5pt" style:font-weight-asian="normal" style:font-name-complex="ＭＳ 明朝3" style:font-size-complex="10.5pt" style:font-weight-complex="normal"/>
    </style:style>
    <style:style style:name="P463" style:family="paragraph" style:parent-style-name="Standard">
      <style:paragraph-properties fo:line-height="150%" fo:text-align="justify" style:justify-single-word="false"/>
      <style:text-properties style:font-name="ＭＳ 明朝3" fo:font-size="10.5pt" fo:font-weight="normal" officeooo:paragraph-rsid="01e36be8" style:font-name-asian="ＭＳ 明朝" style:font-size-asian="10.5pt" style:font-weight-asian="normal" style:font-name-complex="ＭＳ 明朝3" style:font-size-complex="10.5pt" style:font-weight-complex="normal"/>
    </style:style>
    <style:style style:name="P464" style:family="paragraph" style:parent-style-name="Standard">
      <style:paragraph-properties fo:line-height="150%" fo:text-align="justify" style:justify-single-word="false"/>
      <style:text-properties style:font-name="ＭＳ 明朝3" fo:font-size="10.5pt" fo:font-weight="normal" officeooo:paragraph-rsid="01e49da4" style:font-name-asian="ＭＳ 明朝" style:font-size-asian="10.5pt" style:font-weight-asian="normal" style:font-name-complex="ＭＳ 明朝3" style:font-size-complex="10.5pt" style:font-weight-complex="normal"/>
    </style:style>
    <style:style style:name="P465" style:family="paragraph" style:parent-style-name="Standard">
      <style:paragraph-properties fo:line-height="150%" fo:text-align="justify" style:justify-single-word="false"/>
      <style:text-properties fo:color="#000000" loext:opacity="100%" style:font-name="ＭＳ 明朝3" fo:font-size="10.5pt" fo:font-weight="normal" officeooo:paragraph-rsid="01e315db" style:font-name-asian="ＭＳ 明朝" style:font-size-asian="10.5pt" style:font-weight-asian="normal" style:font-name-complex="ＭＳ 明朝3" style:font-size-complex="10.5pt" style:font-weight-complex="normal"/>
    </style:style>
    <style:style style:name="P466" style:family="paragraph" style:parent-style-name="Standard">
      <style:paragraph-properties fo:margin-left="0cm" fo:margin-right="0cm" fo:line-height="150%" fo:text-indent="0cm" style:auto-text-indent="false"/>
      <style:text-properties fo:color="#ff0000" loext:opacity="100%" style:font-name="ＭＳ 明朝1" fo:font-size="10.5pt" style:font-size-asian="10.5pt"/>
    </style:style>
    <style:style style:name="P467" style:family="paragraph" style:parent-style-name="Standard">
      <style:paragraph-properties fo:line-height="150%" fo:text-align="justify" style:justify-single-word="false"/>
      <style:text-properties style:font-name="ＭＳ 明朝3" fo:font-size="10.5pt" fo:font-weight="normal" officeooo:paragraph-rsid="01e94331" style:font-name-asian="ＭＳ 明朝" style:font-size-asian="10.5pt" style:font-weight-asian="normal" style:font-name-complex="ＭＳ 明朝3" style:font-size-complex="10.5pt" style:font-weight-complex="normal"/>
    </style:style>
    <style:style style:name="P468" style:family="paragraph" style:parent-style-name="Standard">
      <style:paragraph-properties fo:line-height="150%" fo:text-align="justify" style:justify-single-word="false"/>
      <style:text-properties style:font-name="ＭＳ 明朝3" fo:font-size="10.5pt" fo:font-weight="normal" officeooo:paragraph-rsid="01ca6c0d" style:font-name-asian="ＭＳ 明朝" style:font-size-asian="10.5pt" style:font-weight-asian="normal" style:font-name-complex="ＭＳ 明朝3" style:font-size-complex="10.5pt" style:font-weight-complex="normal"/>
    </style:style>
    <style:style style:name="P469" style:family="paragraph" style:parent-style-name="Standard">
      <style:paragraph-properties fo:line-height="150%" fo:text-align="justify" style:justify-single-word="false"/>
      <style:text-properties style:font-name="ＭＳ 明朝3" fo:font-size="10.5pt" fo:font-weight="normal" officeooo:paragraph-rsid="02e4bc41" style:font-name-asian="ＭＳ 明朝" style:font-size-asian="10.5pt" style:font-weight-asian="normal" style:font-name-complex="ＭＳ 明朝3" style:font-size-complex="10.5pt" style:font-weight-complex="normal"/>
    </style:style>
    <style:style style:name="P470" style:family="paragraph" style:parent-style-name="Table_20_Contents">
      <style:paragraph-properties fo:line-height="150%" fo:text-align="justify" style:justify-single-word="false"/>
      <style:text-properties style:font-name="ＭＳ 明朝" fo:font-size="10.5pt" fo:font-weight="bold" style:font-name-asian="ＭＳ 明朝" style:font-size-asian="10.5pt" style:font-weight-asian="bold" style:font-size-complex="10.5pt" style:font-weight-complex="bold"/>
    </style:style>
    <style:style style:name="P471" style:family="paragraph" style:parent-style-name="Standard">
      <style:paragraph-properties fo:line-height="150%" fo:text-align="justify" style:justify-single-word="false"/>
      <style:text-properties style:font-name="ＭＳ 明朝" fo:font-size="10.5pt" fo:font-weight="bold" officeooo:paragraph-rsid="01cc90f5" style:font-name-asian="ＭＳ 明朝" style:font-size-asian="10.5pt" style:font-weight-asian="bold" style:font-name-complex="ＭＳ 明朝3" style:font-size-complex="10.5pt" style:font-weight-complex="bold"/>
    </style:style>
    <style:style style:name="P472" style:family="paragraph" style:parent-style-name="Table_20_Contents">
      <style:paragraph-properties fo:line-height="150%" fo:text-align="justify" style:justify-single-word="false"/>
      <style:text-properties fo:font-size="10.5pt" style:font-name-asian="ＭＳ 明朝" style:font-size-asian="10.5pt" style:font-size-complex="10.5pt"/>
    </style:style>
    <style:style style:name="P473" style:family="paragraph" style:parent-style-name="Table_20_Contents">
      <style:paragraph-properties fo:line-height="150%" fo:text-align="justify" style:justify-single-word="false"/>
      <style:text-properties style:font-name="ＭＳ 明朝" fo:font-size="10.5pt" style:font-name-asian="ＭＳ 明朝" style:font-size-asian="10.5pt" style:font-size-complex="10.5pt"/>
    </style:style>
    <style:style style:name="P474" style:family="paragraph" style:parent-style-name="Standard">
      <style:paragraph-properties fo:line-height="150%" fo:text-align="justify" style:justify-single-word="false"/>
      <style:text-properties style:font-name="ＭＳ 明朝" fo:font-size="10.5pt" fo:font-weight="normal" officeooo:paragraph-rsid="01c62a27" style:font-name-asian="ＭＳ 明朝" style:font-size-asian="10.5pt" style:font-weight-asian="normal" style:font-name-complex="ＭＳ 明朝3" style:font-size-complex="10.5pt" style:font-weight-complex="normal"/>
    </style:style>
    <style:style style:name="P475" style:family="paragraph" style:parent-style-name="Table_20_Contents">
      <style:paragraph-properties fo:line-height="150%" fo:text-align="justify" style:justify-single-word="false"/>
      <style:text-properties style:font-name="ＭＳ 明朝" fo:font-size="10.5pt" fo:font-weight="bold" officeooo:paragraph-rsid="01cf6449" style:font-name-asian="ＭＳ 明朝" style:font-size-asian="10.5pt" style:font-weight-asian="bold" style:font-size-complex="10.5pt" style:font-weight-complex="bold"/>
    </style:style>
    <style:style style:name="P476" style:family="paragraph" style:parent-style-name="Standard">
      <style:paragraph-properties fo:line-height="150%" fo:text-align="justify" style:justify-single-word="false"/>
      <style:text-properties style:font-name="ＭＳ 明朝" fo:font-size="10.5pt" fo:font-weight="bold" officeooo:paragraph-rsid="01cf6449" style:font-name-asian="ＭＳ 明朝" style:font-size-asian="10.5pt" style:font-weight-asian="bold" style:font-name-complex="ＭＳ 明朝3" style:font-size-complex="10.5pt" style:font-weight-complex="bold"/>
    </style:style>
    <style:style style:name="P477" style:family="paragraph" style:parent-style-name="Table_20_Contents">
      <style:paragraph-properties fo:line-height="150%" fo:text-align="center" style:justify-single-word="false"/>
      <style:text-properties style:font-name="ＭＳ 明朝" fo:font-size="10.5pt" officeooo:paragraph-rsid="01cf6449" style:font-name-asian="ＭＳ 明朝" style:font-size-asian="10.5pt" style:font-size-complex="10.5pt"/>
    </style:style>
    <style:style style:name="P478" style:family="paragraph" style:parent-style-name="Table_20_Contents">
      <style:paragraph-properties fo:line-height="150%" fo:text-align="justify" style:justify-single-word="false"/>
      <style:text-properties style:font-name="ＭＳ 明朝" fo:font-size="10.5pt" officeooo:paragraph-rsid="01cf6449" style:font-name-asian="ＭＳ 明朝" style:font-size-asian="10.5pt" style:font-size-complex="10.5pt"/>
    </style:style>
    <style:style style:name="P479" style:family="paragraph" style:parent-style-name="Table_20_Contents">
      <style:paragraph-properties fo:line-height="150%" fo:text-align="center" style:justify-single-word="false"/>
      <style:text-properties style:font-name="ＭＳ 明朝" fo:font-size="10.5pt" officeooo:paragraph-rsid="01d9ab86" style:font-name-asian="ＭＳ 明朝" style:font-size-asian="10.5pt" style:font-size-complex="10.5pt"/>
    </style:style>
    <style:style style:name="P480" style:family="paragraph" style:parent-style-name="Table_20_Contents">
      <style:paragraph-properties fo:line-height="150%" fo:text-align="justify" style:justify-single-word="false"/>
      <style:text-properties style:font-name="ＭＳ 明朝" fo:font-size="10.5pt" officeooo:paragraph-rsid="01d9ab86" style:font-name-asian="ＭＳ 明朝" style:font-size-asian="10.5pt" style:font-size-complex="10.5pt"/>
    </style:style>
    <style:style style:name="P481" style:family="paragraph" style:parent-style-name="Table_20_Contents">
      <style:paragraph-properties fo:line-height="150%" fo:text-align="justify" style:justify-single-word="false"/>
      <style:text-properties style:font-name="ＭＳ 明朝" fo:font-size="10.5pt" officeooo:paragraph-rsid="01d4fa33" style:font-name-asian="ＭＳ 明朝" style:font-size-asian="10.5pt" style:font-size-complex="10.5pt"/>
    </style:style>
    <style:style style:name="P482" style:family="paragraph" style:parent-style-name="Table_20_Contents">
      <style:paragraph-properties fo:line-height="150%" fo:text-align="center" style:justify-single-word="false"/>
      <style:text-properties style:font-name="ＭＳ 明朝" fo:font-size="10.5pt" officeooo:paragraph-rsid="01d3432d" style:font-name-asian="ＭＳ 明朝" style:font-size-asian="10.5pt" style:font-size-complex="10.5pt"/>
    </style:style>
    <style:style style:name="P483" style:family="paragraph" style:parent-style-name="Table_20_Contents">
      <style:paragraph-properties fo:line-height="150%" fo:text-align="justify" style:justify-single-word="false"/>
      <style:text-properties style:font-name="ＭＳ 明朝" fo:font-size="10.5pt" officeooo:paragraph-rsid="01dfbf6a" style:font-name-asian="ＭＳ 明朝" style:font-size-asian="10.5pt" style:font-size-complex="10.5pt"/>
    </style:style>
    <style:style style:name="P484" style:family="paragraph" style:parent-style-name="Standard">
      <style:paragraph-properties fo:line-height="150%" fo:text-align="justify" style:justify-single-word="false"/>
      <style:text-properties style:font-name="ＭＳ 明朝" fo:font-size="10.5pt" fo:font-weight="normal" officeooo:paragraph-rsid="01cf6449" style:font-name-asian="ＭＳ 明朝" style:font-size-asian="10.5pt" style:font-weight-asian="normal" style:font-name-complex="ＭＳ 明朝3" style:font-size-complex="10.5pt" style:font-weight-complex="normal"/>
    </style:style>
    <style:style style:name="P485" style:family="paragraph" style:parent-style-name="Standard">
      <style:paragraph-properties fo:line-height="150%" fo:text-align="justify" style:justify-single-word="false"/>
      <style:text-properties style:font-name="ＭＳ 明朝" fo:font-size="10.5pt" fo:font-weight="normal" officeooo:paragraph-rsid="01dd71e7" style:font-name-asian="ＭＳ 明朝" style:font-size-asian="10.5pt" style:font-weight-asian="normal" style:font-name-complex="ＭＳ 明朝3" style:font-size-complex="10.5pt" style:font-weight-complex="normal"/>
    </style:style>
    <style:style style:name="P486" style:family="paragraph" style:parent-style-name="Standard">
      <style:paragraph-properties fo:line-height="150%" fo:text-align="justify" style:justify-single-word="false"/>
      <style:text-properties style:font-name="ＭＳ 明朝" fo:font-size="12pt" fo:font-weight="bold" officeooo:paragraph-rsid="01e17def" style:font-name-asian="ＭＳ 明朝" style:font-size-asian="12pt" style:font-weight-asian="bold" style:font-name-complex="ＭＳ 明朝3" style:font-size-complex="12pt" style:font-weight-complex="bold"/>
    </style:style>
    <style:style style:name="P487" style:family="paragraph" style:parent-style-name="Standard">
      <style:paragraph-properties fo:line-height="150%" fo:text-align="justify" style:justify-single-word="false"/>
      <style:text-properties style:font-name="ＭＳ 明朝3" fo:font-size="10.5pt" fo:font-weight="normal" officeooo:paragraph-rsid="01e17def" style:font-name-asian="ＭＳ 明朝" style:font-size-asian="10.5pt" style:font-weight-asian="normal" style:font-name-complex="ＭＳ 明朝3" style:font-size-complex="10.5pt" style:font-weight-complex="normal"/>
    </style:style>
    <style:style style:name="P488" style:family="paragraph" style:parent-style-name="Standard">
      <style:paragraph-properties fo:line-height="150%" fo:text-align="justify" style:justify-single-word="false"/>
      <style:text-properties style:font-name="ＭＳ 明朝3" fo:font-size="10.5pt" fo:font-weight="normal" officeooo:paragraph-rsid="01eaa600" style:font-name-asian="ＭＳ 明朝" style:font-size-asian="10.5pt" style:font-weight-asian="normal" style:font-name-complex="ＭＳ 明朝3" style:font-size-complex="10.5pt" style:font-weight-complex="normal"/>
    </style:style>
    <style:style style:name="P489" style:family="paragraph" style:parent-style-name="Standard">
      <style:paragraph-properties fo:line-height="150%" fo:text-align="justify" style:justify-single-word="false"/>
      <style:text-properties style:font-name="ＭＳ 明朝" fo:font-size="10.5pt" fo:font-weight="normal" officeooo:paragraph-rsid="01e17def" style:font-name-asian="ＭＳ 明朝" style:font-size-asian="10.5pt" style:font-weight-asian="normal" style:font-name-complex="ＭＳ 明朝3" style:font-size-complex="10.5pt" style:font-weight-complex="normal"/>
    </style:style>
    <style:style style:name="P490" style:family="paragraph" style:parent-style-name="Standard">
      <style:paragraph-properties fo:line-height="150%" fo:text-align="justify" style:justify-single-word="false"/>
      <style:text-properties style:font-name="ＭＳ 明朝" fo:font-size="12pt" fo:font-weight="bold" officeooo:paragraph-rsid="01eaa600" style:font-name-asian="ＭＳ 明朝" style:font-size-asian="12pt" style:font-weight-asian="bold" style:font-name-complex="ＭＳ 明朝3" style:font-size-complex="12pt" style:font-weight-complex="bold"/>
    </style:style>
    <style:style style:name="P491" style:family="paragraph" style:parent-style-name="Standard">
      <style:paragraph-properties fo:line-height="150%" fo:text-align="justify" style:justify-single-word="false"/>
      <style:text-properties style:font-name="ＭＳ 明朝3" fo:font-size="10.5pt" fo:font-weight="normal" officeooo:paragraph-rsid="01ec901d" style:font-name-asian="ＭＳ 明朝" style:font-size-asian="10.5pt" style:font-weight-asian="normal" style:font-name-complex="ＭＳ 明朝3" style:font-size-complex="10.5pt" style:font-weight-complex="normal"/>
    </style:style>
    <style:style style:name="P492" style:family="paragraph" style:parent-style-name="Standard">
      <style:paragraph-properties fo:line-height="150%" fo:text-align="justify" style:justify-single-word="false"/>
      <style:text-properties style:font-name="ＭＳ 明朝3" fo:font-size="10.5pt" fo:font-weight="normal" officeooo:paragraph-rsid="01edd1fe" style:font-name-asian="ＭＳ 明朝" style:font-size-asian="10.5pt" style:font-weight-asian="normal" style:font-name-complex="ＭＳ 明朝3" style:font-size-complex="10.5pt" style:font-weight-complex="normal"/>
    </style:style>
    <style:style style:name="P493" style:family="paragraph" style:parent-style-name="Standard">
      <style:paragraph-properties fo:line-height="150%" fo:text-align="justify" style:justify-single-word="false"/>
      <style:text-properties style:font-name="ＭＳ 明朝3" fo:font-size="10.5pt" fo:font-weight="normal" officeooo:paragraph-rsid="01ee3c3d" style:font-name-asian="ＭＳ 明朝" style:font-size-asian="10.5pt" style:font-weight-asian="normal" style:font-name-complex="ＭＳ 明朝3" style:font-size-complex="10.5pt" style:font-weight-complex="normal"/>
    </style:style>
    <style:style style:name="P494" style:family="paragraph" style:parent-style-name="Standard">
      <style:paragraph-properties fo:line-height="150%" fo:text-align="justify" style:justify-single-word="false"/>
      <style:text-properties style:font-name="ＭＳ 明朝3" fo:font-size="10.5pt" fo:font-weight="normal" officeooo:paragraph-rsid="01f5f120" style:font-name-asian="ＭＳ 明朝" style:font-size-asian="10.5pt" style:font-weight-asian="normal" style:font-name-complex="ＭＳ 明朝3" style:font-size-complex="10.5pt" style:font-weight-complex="normal"/>
    </style:style>
    <style:style style:name="P495" style:family="paragraph" style:parent-style-name="Standard">
      <style:paragraph-properties fo:line-height="150%" fo:text-align="justify" style:justify-single-word="false"/>
      <style:text-properties style:font-name="ＭＳ 明朝3" fo:font-size="10.5pt" fo:font-weight="normal" officeooo:paragraph-rsid="01f7d4a2" style:font-name-asian="ＭＳ 明朝" style:font-size-asian="10.5pt" style:font-weight-asian="normal" style:font-name-complex="ＭＳ 明朝3" style:font-size-complex="10.5pt" style:font-weight-complex="normal"/>
    </style:style>
    <style:style style:name="P496" style:family="paragraph" style:parent-style-name="Standard">
      <style:paragraph-properties fo:line-height="150%" fo:text-align="justify" style:justify-single-word="false"/>
      <style:text-properties style:font-name="ＭＳ 明朝" fo:font-size="12pt" fo:font-weight="bold" officeooo:paragraph-rsid="01f7d4a2" style:font-name-asian="ＭＳ 明朝" style:font-size-asian="12pt" style:font-weight-asian="bold" style:font-name-complex="ＭＳ 明朝3" style:font-size-complex="12pt" style:font-weight-complex="bold"/>
    </style:style>
    <style:style style:name="P497" style:family="paragraph" style:parent-style-name="Standard">
      <style:paragraph-properties fo:line-height="150%" fo:text-align="justify" style:justify-single-word="false"/>
      <style:text-properties style:font-name="ＭＳ 明朝3" fo:font-size="10.5pt" fo:font-weight="normal" officeooo:paragraph-rsid="01f915a3" style:font-name-asian="ＭＳ 明朝" style:font-size-asian="10.5pt" style:font-weight-asian="normal" style:font-name-complex="ＭＳ 明朝3" style:font-size-complex="10.5pt" style:font-weight-complex="normal"/>
    </style:style>
    <style:style style:name="P498" style:family="paragraph" style:parent-style-name="Standard">
      <style:paragraph-properties fo:line-height="150%" fo:text-align="justify" style:justify-single-word="false"/>
      <style:text-properties style:font-name="ＭＳ 明朝" fo:font-size="12pt" fo:font-weight="bold" officeooo:paragraph-rsid="01fda044" style:font-name-asian="ＭＳ 明朝" style:font-size-asian="12pt" style:font-weight-asian="bold" style:font-name-complex="ＭＳ 明朝3" style:font-size-complex="12pt" style:font-weight-complex="bold"/>
    </style:style>
    <style:style style:name="P499" style:family="paragraph" style:parent-style-name="Standard">
      <style:paragraph-properties fo:line-height="150%" fo:text-align="justify" style:justify-single-word="false"/>
      <style:text-properties style:font-name="ＭＳ 明朝3" fo:font-size="10.5pt" fo:font-weight="normal" officeooo:paragraph-rsid="01fda044" style:font-name-asian="ＭＳ 明朝" style:font-size-asian="10.5pt" style:font-weight-asian="normal" style:font-name-complex="ＭＳ 明朝3" style:font-size-complex="10.5pt" style:font-weight-complex="normal"/>
    </style:style>
    <style:style style:name="P500" style:family="paragraph" style:parent-style-name="Standard">
      <style:paragraph-properties fo:margin-left="0cm" fo:margin-right="0cm" style:line-height-at-least="0.635cm" fo:text-align="center" style:justify-single-word="false" fo:text-indent="0cm" style:auto-text-indent="false"/>
      <style:text-properties style:font-name="ＭＳ 明朝1" fo:font-size="10.5pt" fo:font-weight="normal" officeooo:paragraph-rsid="01fda044" style:font-name-asian="ＭＳ 明朝" style:font-size-asian="10.5pt" style:font-weight-asian="normal" style:font-name-complex="ＭＳ 明朝3" style:font-size-complex="10.5pt" style:font-weight-complex="normal"/>
    </style:style>
    <style:style style:name="P501" style:family="paragraph" style:parent-style-name="Standard">
      <style:paragraph-properties fo:margin-left="0cm" fo:margin-right="0cm" style:line-height-at-least="0.564cm" fo:text-align="center" style:justify-single-word="false" fo:orphans="0" fo:widows="0" fo:text-indent="0cm" style:auto-text-indent="false">
        <style:tab-stops/>
      </style:paragraph-properties>
      <style:text-properties style:font-name="ＭＳ 明朝" fo:font-size="10.5pt" style:font-name-asian="ＭＳ 明朝" style:font-size-asian="10.5pt" style:font-size-complex="10.5pt"/>
    </style:style>
    <style:style style:name="P502" style:family="paragraph" style:parent-style-name="Standard">
      <style:paragraph-properties fo:margin-left="0cm" fo:margin-right="0cm" style:line-height-at-least="0.564cm" fo:orphans="0" fo:widows="0" fo:text-indent="0cm" style:auto-text-indent="false">
        <style:tab-stops/>
      </style:paragraph-properties>
      <style:text-properties style:font-name="ＭＳ 明朝" fo:font-size="10.5pt" style:font-name-asian="ＭＳ 明朝" style:font-size-asian="10.5pt" style:font-size-complex="10.5pt"/>
    </style:style>
    <style:style style:name="P503" style:family="paragraph" style:parent-style-name="Standard">
      <style:paragraph-properties fo:margin-left="0cm" fo:margin-right="0cm" style:line-height-at-least="0.564cm" fo:text-align="center" style:justify-single-word="false" fo:orphans="0" fo:widows="0" fo:text-indent="0cm" style:auto-text-indent="false"/>
      <style:text-properties style:font-name="ＭＳ 明朝" fo:font-size="10.5pt" style:font-name-asian="ＭＳ 明朝" style:font-size-asian="10.5pt" style:font-size-complex="10.5pt"/>
    </style:style>
    <style:style style:name="P504" style:family="paragraph" style:parent-style-name="Standard">
      <style:paragraph-properties fo:margin-left="0cm" fo:margin-right="0cm" style:line-height-at-least="0.564cm" fo:orphans="0" fo:widows="0" fo:text-indent="0cm" style:auto-text-indent="false"/>
      <style:text-properties style:font-name="ＭＳ 明朝" fo:font-size="10.5pt" style:font-name-asian="ＭＳ 明朝" style:font-size-asian="10.5pt" style:font-size-complex="10.5pt"/>
    </style:style>
    <style:style style:name="P505" style:family="paragraph" style:parent-style-name="Standard">
      <style:paragraph-properties fo:orphans="0" fo:widows="0"/>
      <style:text-properties fo:font-size="10.5pt" style:font-name-asian="ＭＳ 明朝" style:font-size-asian="10.5pt" style:font-size-complex="10.5pt"/>
    </style:style>
    <style:style style:name="P506" style:family="paragraph" style:parent-style-name="Standard">
      <style:paragraph-properties fo:text-align="center" style:justify-single-word="false" fo:break-before="page"/>
      <style:text-properties style:font-name="ＭＳ 明朝3" officeooo:paragraph-rsid="01cf6449" style:font-name-complex="ＭＳ 明朝3"/>
    </style:style>
    <style:style style:name="P507" style:family="paragraph" style:parent-style-name="Standard">
      <style:paragraph-properties fo:line-height="150%" fo:text-align="justify" style:justify-single-word="false"/>
      <style:text-properties style:font-name="ＭＳ 明朝" fo:font-size="12pt" fo:font-weight="bold" officeooo:paragraph-rsid="015f110c" style:font-name-asian="ＭＳ 明朝" style:font-size-asian="12pt" style:font-weight-asian="bold" style:font-name-complex="ＭＳ 明朝3" style:font-size-complex="12pt" style:font-weight-complex="bold"/>
    </style:style>
    <style:style style:name="P508" style:family="paragraph" style:parent-style-name="Standard">
      <style:paragraph-properties fo:line-height="150%" fo:text-align="justify" style:justify-single-word="false"/>
      <style:text-properties style:font-name="ＭＳ 明朝" fo:font-size="10.5pt" fo:font-weight="normal" officeooo:paragraph-rsid="0167c0f6" style:font-name-asian="ＭＳ 明朝" style:font-size-asian="10.5pt" style:font-weight-asian="normal" style:font-name-complex="ＭＳ 明朝3" style:font-size-complex="10.5pt" style:font-weight-complex="normal"/>
    </style:style>
    <style:style style:name="P509" style:family="paragraph" style:parent-style-name="Standard">
      <style:paragraph-properties fo:line-height="150%" fo:text-align="justify" style:justify-single-word="false"/>
      <style:text-properties style:font-name="ＭＳ 明朝" fo:font-size="12pt" fo:font-weight="bold" officeooo:paragraph-rsid="01683014" style:font-name-asian="ＭＳ 明朝" style:font-size-asian="12pt" style:font-weight-asian="bold" style:font-name-complex="ＭＳ 明朝3" style:font-size-complex="12pt" style:font-weight-complex="bold"/>
    </style:style>
    <style:style style:name="P510" style:family="paragraph" style:parent-style-name="Standard">
      <style:paragraph-properties fo:line-height="150%" fo:text-align="justify" style:justify-single-word="false"/>
      <style:text-properties style:font-name="ＭＳ 明朝" fo:font-size="10.5pt" fo:font-weight="normal" officeooo:paragraph-rsid="01683014" style:font-name-asian="ＭＳ 明朝" style:font-size-asian="10.5pt" style:font-weight-asian="normal" style:font-name-complex="ＭＳ 明朝3" style:font-size-complex="10.5pt" style:font-weight-complex="normal"/>
    </style:style>
    <style:style style:name="P511" style:family="paragraph" style:parent-style-name="Standard">
      <style:paragraph-properties fo:line-height="150%" fo:text-align="justify" style:justify-single-word="false"/>
      <style:text-properties style:font-name="ＭＳ 明朝" fo:font-size="10.5pt" fo:font-weight="normal" officeooo:paragraph-rsid="0168b12e" style:font-name-asian="ＭＳ 明朝" style:font-size-asian="10.5pt" style:font-weight-asian="normal" style:font-name-complex="ＭＳ 明朝3" style:font-size-complex="10.5pt" style:font-weight-complex="normal"/>
    </style:style>
    <style:style style:name="P512" style:family="paragraph" style:parent-style-name="Standard">
      <style:paragraph-properties fo:line-height="150%" fo:text-align="justify" style:justify-single-word="false"/>
      <style:text-properties style:font-name="ＭＳ 明朝" fo:font-size="10.5pt" fo:font-weight="bold" officeooo:paragraph-rsid="01683014" style:font-name-asian="ＭＳ 明朝" style:font-size-asian="10.5pt" style:font-weight-asian="bold" style:font-name-complex="ＭＳ 明朝3" style:font-size-complex="10.5pt" style:font-weight-complex="bold"/>
    </style:style>
    <style:style style:name="P513" style:family="paragraph" style:parent-style-name="Standard">
      <style:paragraph-properties fo:line-height="150%" fo:text-align="justify" style:justify-single-word="false"/>
      <style:text-properties style:font-name="ＭＳ 明朝" fo:font-size="10.5pt" fo:font-weight="normal" officeooo:paragraph-rsid="01692308" style:font-name-asian="ＭＳ 明朝" style:font-size-asian="10.5pt" style:font-weight-asian="normal" style:font-name-complex="ＭＳ 明朝3" style:font-size-complex="10.5pt" style:font-weight-complex="normal"/>
    </style:style>
    <style:style style:name="P514" style:family="paragraph" style:parent-style-name="Standard">
      <style:paragraph-properties fo:line-height="150%" fo:text-align="justify" style:justify-single-word="false"/>
      <style:text-properties style:font-name="ＭＳ 明朝" fo:font-size="10.5pt" fo:font-weight="normal" officeooo:paragraph-rsid="015fbefe" style:font-name-asian="ＭＳ 明朝" style:font-size-asian="10.5pt" style:font-weight-asian="normal" style:font-name-complex="ＭＳ 明朝3" style:font-size-complex="10.5pt" style:font-weight-complex="normal"/>
    </style:style>
    <style:style style:name="P515" style:family="paragraph" style:parent-style-name="Standard">
      <style:paragraph-properties fo:line-height="150%" fo:text-align="justify" style:justify-single-word="false"/>
      <style:text-properties style:font-name="ＭＳ 明朝" fo:font-size="12pt" fo:font-weight="bold" officeooo:paragraph-rsid="0160ea11" style:font-name-asian="ＭＳ 明朝" style:font-size-asian="12pt" style:font-weight-asian="bold" style:font-name-complex="ＭＳ 明朝3" style:font-size-complex="12pt" style:font-weight-complex="bold"/>
    </style:style>
    <style:style style:name="P516" style:family="paragraph" style:parent-style-name="Standard">
      <style:paragraph-properties fo:line-height="150%" fo:text-align="justify" style:justify-single-word="false"/>
      <style:text-properties style:font-name="ＭＳ 明朝" fo:font-size="10.5pt" fo:font-weight="normal" officeooo:paragraph-rsid="0160ea11" style:font-name-asian="ＭＳ 明朝" style:font-size-asian="10.5pt" style:font-weight-asian="normal" style:font-name-complex="ＭＳ 明朝3" style:font-size-complex="10.5pt" style:font-weight-complex="normal"/>
    </style:style>
    <style:style style:name="P517" style:family="paragraph" style:parent-style-name="Standard">
      <style:paragraph-properties fo:line-height="150%" fo:text-align="justify" style:justify-single-word="false"/>
      <style:text-properties style:font-name="ＭＳ 明朝" fo:font-size="10.5pt" fo:font-weight="normal" officeooo:paragraph-rsid="01f99799" style:font-name-asian="ＭＳ 明朝" style:font-size-asian="10.5pt" style:font-weight-asian="normal" style:font-name-complex="ＭＳ 明朝3" style:font-size-complex="10.5pt" style:font-weight-complex="normal"/>
    </style:style>
    <style:style style:name="P518" style:family="paragraph" style:parent-style-name="Standard">
      <style:paragraph-properties fo:line-height="150%" fo:text-align="justify" style:justify-single-word="false"/>
      <style:text-properties style:font-name="ＭＳ 明朝" fo:font-size="10.5pt" fo:font-weight="normal" officeooo:paragraph-rsid="016ae6d6" style:font-name-asian="ＭＳ 明朝" style:font-size-asian="10.5pt" style:font-weight-asian="normal" style:font-name-complex="ＭＳ 明朝3" style:font-size-complex="10.5pt" style:font-weight-complex="normal"/>
    </style:style>
    <style:style style:name="P519" style:family="paragraph" style:parent-style-name="Standard">
      <style:paragraph-properties fo:line-height="150%" fo:text-align="justify" style:justify-single-word="false"/>
      <style:text-properties style:font-name="ＭＳ 明朝" fo:font-size="10.5pt" fo:font-weight="normal" officeooo:paragraph-rsid="016c6e97" style:font-name-asian="ＭＳ 明朝" style:font-size-asian="10.5pt" style:font-weight-asian="normal" style:font-name-complex="ＭＳ 明朝3" style:font-size-complex="10.5pt" style:font-weight-complex="normal"/>
    </style:style>
    <style:style style:name="P520" style:family="paragraph" style:parent-style-name="Standard">
      <style:paragraph-properties fo:line-height="150%" fo:text-align="justify" style:justify-single-word="false"/>
      <style:text-properties officeooo:paragraph-rsid="016ceabb"/>
    </style:style>
    <style:style style:name="P521" style:family="paragraph" style:parent-style-name="Standard">
      <style:paragraph-properties fo:line-height="150%" fo:text-align="justify" style:justify-single-word="false"/>
      <style:text-properties style:font-name="ＭＳ 明朝" fo:font-size="10.5pt" fo:font-weight="normal" officeooo:paragraph-rsid="016cf389" style:font-name-asian="ＭＳ 明朝" style:font-size-asian="10.5pt" style:font-weight-asian="normal" style:font-name-complex="ＭＳ 明朝3" style:font-size-complex="10.5pt" style:font-weight-complex="normal"/>
    </style:style>
    <style:style style:name="P522" style:family="paragraph" style:parent-style-name="Standard">
      <style:paragraph-properties fo:line-height="150%" fo:text-align="justify" style:justify-single-word="false"/>
      <style:text-properties style:font-name="ＭＳ 明朝3" fo:font-size="10.5pt" fo:font-weight="normal" officeooo:paragraph-rsid="01f99799" style:font-name-asian="ＭＳ 明朝" style:font-size-asian="10.5pt" style:font-weight-asian="normal" style:font-name-complex="ＭＳ 明朝3" style:font-size-complex="10.5pt" style:font-weight-complex="normal"/>
    </style:style>
    <style:style style:name="P523" style:family="paragraph" style:parent-style-name="Standard">
      <style:paragraph-properties fo:line-height="150%" fo:text-align="justify" style:justify-single-word="false"/>
      <style:text-properties style:font-name="ＭＳ 明朝3" fo:font-size="10.5pt" fo:font-weight="normal" officeooo:paragraph-rsid="01fc1131" style:font-name-asian="ＭＳ 明朝" style:font-size-asian="10.5pt" style:font-weight-asian="normal" style:font-name-complex="ＭＳ 明朝3" style:font-size-complex="10.5pt" style:font-weight-complex="normal"/>
    </style:style>
    <style:style style:name="P524" style:family="paragraph" style:parent-style-name="Standard">
      <style:paragraph-properties fo:line-height="150%" fo:text-align="justify" style:justify-single-word="false"/>
      <style:text-properties style:font-name="ＭＳ 明朝" fo:font-size="10.5pt" fo:font-weight="normal" officeooo:paragraph-rsid="01fc1131" style:font-name-asian="ＭＳ 明朝" style:font-size-asian="10.5pt" style:font-weight-asian="normal" style:font-name-complex="ＭＳ 明朝3" style:font-size-complex="10.5pt" style:font-weight-complex="normal"/>
    </style:style>
    <style:style style:name="P525" style:family="paragraph" style:parent-style-name="Standard">
      <style:paragraph-properties fo:text-align="center" style:justify-single-word="false" fo:break-before="page"/>
      <style:text-properties style:font-name="ＭＳ 明朝3" officeooo:paragraph-rsid="01785923" style:font-name-complex="ＭＳ 明朝3"/>
    </style:style>
    <style:style style:name="P526" style:family="paragraph" style:parent-style-name="Standard">
      <style:paragraph-properties fo:text-align="center" style:justify-single-word="false"/>
      <style:text-properties style:font-name="ＭＳ 明朝3" fo:font-size="10.5pt" officeooo:paragraph-rsid="01785923" style:font-size-asian="10.5pt" style:font-name-complex="ＭＳ 明朝3" style:font-size-complex="10.5pt"/>
    </style:style>
    <style:style style:name="P527" style:family="paragraph" style:parent-style-name="Standard">
      <style:paragraph-properties fo:text-align="center" style:justify-single-word="false"/>
      <style:text-properties style:font-name="ＭＳ 明朝3" fo:font-size="20pt" officeooo:paragraph-rsid="01785923" style:font-size-asian="20pt" style:font-name-complex="ＭＳ 明朝3" style:font-size-complex="20pt"/>
    </style:style>
    <style:style style:name="P528" style:family="paragraph" style:parent-style-name="Standard">
      <style:paragraph-properties fo:text-align="justify" style:justify-single-word="false"/>
      <style:text-properties style:font-name="ＭＳ 明朝3" fo:font-size="10.5pt" officeooo:paragraph-rsid="01785923" style:font-size-asian="10.5pt" style:font-name-complex="ＭＳ 明朝3" style:font-size-complex="10.5pt"/>
    </style:style>
    <style:style style:name="P529" style:family="paragraph" style:parent-style-name="Standard">
      <style:paragraph-properties fo:line-height="150%" fo:text-align="justify" style:justify-single-word="false"/>
      <style:text-properties style:font-name="ＭＳ 明朝3" fo:font-size="10.5pt" fo:font-weight="normal" officeooo:paragraph-rsid="01785923" style:font-name-asian="ＭＳ 明朝" style:font-size-asian="10.5pt" style:font-weight-asian="normal" style:font-name-complex="ＭＳ 明朝3" style:font-size-complex="10.5pt" style:font-weight-complex="normal"/>
    </style:style>
    <style:style style:name="P530" style:family="paragraph" style:parent-style-name="Standard">
      <style:paragraph-properties fo:line-height="150%" fo:text-align="justify" style:justify-single-word="false"/>
      <style:text-properties style:font-name="ＭＳ 明朝3" fo:font-size="10.5pt" fo:font-weight="normal" officeooo:paragraph-rsid="017931f0" style:font-name-asian="ＭＳ 明朝" style:font-size-asian="10.5pt" style:font-weight-asian="normal" style:font-name-complex="ＭＳ 明朝3" style:font-size-complex="10.5pt" style:font-weight-complex="normal"/>
    </style:style>
    <style:style style:name="P531" style:family="paragraph" style:parent-style-name="Standard">
      <style:paragraph-properties fo:line-height="150%" fo:text-align="justify" style:justify-single-word="false"/>
      <style:text-properties style:font-name="ＭＳ 明朝3" fo:font-size="10.5pt" fo:font-weight="normal" officeooo:paragraph-rsid="0179b4b1" style:font-name-asian="ＭＳ 明朝" style:font-size-asian="10.5pt" style:font-weight-asian="normal" style:font-name-complex="ＭＳ 明朝3" style:font-size-complex="10.5pt" style:font-weight-complex="normal"/>
    </style:style>
    <style:style style:name="P532" style:family="paragraph" style:parent-style-name="Standard">
      <style:paragraph-properties fo:line-height="150%" fo:text-align="justify" style:justify-single-word="false"/>
      <style:text-properties style:font-name="ＭＳ 明朝" fo:font-size="12pt" fo:font-weight="bold" officeooo:paragraph-rsid="01785923" style:font-name-asian="ＭＳ 明朝" style:font-size-asian="12pt" style:font-weight-asian="bold" style:font-name-complex="ＭＳ 明朝3" style:font-size-complex="12pt" style:font-weight-complex="bold"/>
    </style:style>
    <style:style style:name="P533" style:family="paragraph" style:parent-style-name="Standard">
      <style:paragraph-properties fo:line-height="150%" fo:text-align="justify" style:justify-single-word="false"/>
      <style:text-properties style:font-name="ＭＳ 明朝" fo:font-size="10.5pt" fo:font-weight="normal" officeooo:paragraph-rsid="01785923" style:font-name-asian="ＭＳ 明朝" style:font-size-asian="10.5pt" style:font-weight-asian="normal" style:font-name-complex="ＭＳ 明朝3" style:font-size-complex="10.5pt" style:font-weight-complex="normal"/>
    </style:style>
    <style:style style:name="P534" style:family="paragraph" style:parent-style-name="Standard">
      <style:paragraph-properties fo:line-height="150%" fo:text-align="justify" style:justify-single-word="false"/>
      <style:text-properties style:font-name="ＭＳ 明朝" fo:font-size="10.5pt" fo:font-weight="normal" officeooo:paragraph-rsid="017ba972" style:font-name-asian="ＭＳ 明朝" style:font-size-asian="10.5pt" style:font-weight-asian="normal" style:font-name-complex="ＭＳ 明朝3" style:font-size-complex="10.5pt" style:font-weight-complex="normal"/>
    </style:style>
    <style:style style:name="P535" style:family="paragraph" style:parent-style-name="Standard">
      <style:paragraph-properties fo:line-height="150%" fo:text-align="justify" style:justify-single-word="false"/>
      <style:text-properties style:font-name="ＭＳ 明朝" fo:font-size="10.5pt" fo:font-weight="normal" officeooo:paragraph-rsid="0179c382" style:font-name-asian="ＭＳ 明朝" style:font-size-asian="10.5pt" style:font-weight-asian="normal" style:font-name-complex="ＭＳ 明朝3" style:font-size-complex="10.5pt" style:font-weight-complex="normal"/>
    </style:style>
    <style:style style:name="P536" style:family="paragraph" style:parent-style-name="Standard">
      <style:paragraph-properties fo:line-height="150%" fo:text-align="justify" style:justify-single-word="false"/>
      <style:text-properties style:font-name="ＭＳ 明朝" fo:font-size="10.5pt" fo:font-weight="normal" officeooo:paragraph-rsid="017d777f" style:font-name-asian="ＭＳ 明朝" style:font-size-asian="10.5pt" style:font-weight-asian="normal" style:font-name-complex="ＭＳ 明朝3" style:font-size-complex="10.5pt" style:font-weight-complex="normal"/>
    </style:style>
    <style:style style:name="P537" style:family="paragraph" style:parent-style-name="Standard">
      <style:paragraph-properties fo:line-height="150%" fo:text-align="justify" style:justify-single-word="false"/>
      <style:text-properties style:font-name="ＭＳ 明朝" fo:font-size="10.5pt" fo:font-weight="normal" officeooo:paragraph-rsid="026b799a" style:font-name-asian="ＭＳ 明朝" style:font-size-asian="10.5pt" style:font-weight-asian="normal" style:font-name-complex="ＭＳ 明朝3" style:font-size-complex="10.5pt" style:font-weight-complex="normal"/>
    </style:style>
    <style:style style:name="P538" style:family="paragraph" style:parent-style-name="Standard">
      <style:paragraph-properties fo:line-height="150%" fo:text-align="justify" style:justify-single-word="false"/>
      <style:text-properties style:font-name="ＭＳ 明朝" fo:font-size="12pt" fo:font-weight="bold" officeooo:paragraph-rsid="017ba972" style:font-name-asian="ＭＳ 明朝" style:font-size-asian="12pt" style:font-weight-asian="bold" style:font-name-complex="ＭＳ 明朝3" style:font-size-complex="12pt" style:font-weight-complex="bold"/>
    </style:style>
    <style:style style:name="P539" style:family="paragraph" style:parent-style-name="Standard">
      <style:paragraph-properties fo:line-height="150%" fo:text-align="justify" style:justify-single-word="false"/>
      <style:text-properties style:font-name="ＭＳ 明朝" fo:font-size="10.5pt" fo:font-weight="normal" officeooo:paragraph-rsid="0271c383" style:font-name-asian="ＭＳ 明朝" style:font-size-asian="10.5pt" style:font-weight-asian="normal" style:font-name-complex="ＭＳ 明朝3" style:font-size-complex="10.5pt" style:font-weight-complex="normal"/>
    </style:style>
    <style:style style:name="P540" style:family="paragraph" style:parent-style-name="Preformatted_20_Text">
      <style:paragraph-properties fo:line-height="150%" fo:text-align="justify" style:justify-single-word="false"/>
      <style:text-properties fo:font-variant="normal" fo:text-transform="none" fo:color="#000000" loext:opacity="100%" style:font-name="ＭＳ 明朝" fo:font-size="10.5pt" fo:letter-spacing="normal" fo:font-style="normal" fo:font-weight="normal" officeooo:paragraph-rsid="0271c383" style:font-name-asian="ＭＳ 明朝" style:font-size-asian="10.5pt" style:font-weight-asian="normal" style:font-name-complex="ＭＳ 明朝3" style:font-size-complex="10.5pt" style:font-weight-complex="normal"/>
    </style:style>
    <style:style style:name="P541" style:family="paragraph" style:parent-style-name="Standard">
      <style:paragraph-properties fo:line-height="150%" fo:text-align="justify" style:justify-single-word="false"/>
      <style:text-properties style:font-name="ＭＳ 明朝" fo:font-size="10.5pt" fo:font-weight="normal" officeooo:rsid="02743154" officeooo:paragraph-rsid="02743154" style:font-name-asian="ＭＳ 明朝" style:font-size-asian="10.5pt" style:font-weight-asian="normal" style:font-name-complex="ＭＳ 明朝3" style:font-size-complex="10.5pt" style:font-weight-complex="normal"/>
    </style:style>
    <style:style style:name="P542" style:family="paragraph" style:parent-style-name="Preformatted_20_Text">
      <style:paragraph-properties fo:line-height="150%" fo:text-align="justify" style:justify-single-word="false"/>
      <style:text-properties fo:font-variant="normal" fo:text-transform="none" fo:color="#000000" loext:opacity="100%" style:font-name="ＭＳ 明朝" fo:font-size="10.5pt" fo:letter-spacing="normal" fo:font-style="normal" fo:font-weight="normal" officeooo:paragraph-rsid="02773203" style:font-name-asian="ＭＳ 明朝" style:font-size-asian="10.5pt" style:font-weight-asian="normal" style:font-name-complex="ＭＳ 明朝3" style:font-size-complex="10.5pt" style:font-weight-complex="normal"/>
    </style:style>
    <style:style style:name="P543" style:family="paragraph" style:parent-style-name="Preformatted_20_Text">
      <style:paragraph-properties fo:line-height="150%" fo:text-align="justify" style:justify-single-word="false"/>
      <style:text-properties fo:font-variant="normal" fo:text-transform="none" fo:color="#000000" loext:opacity="100%" style:font-name="ＭＳ 明朝" fo:font-size="10.5pt" fo:letter-spacing="normal" fo:font-style="normal" fo:font-weight="normal" officeooo:rsid="02743154" officeooo:paragraph-rsid="02773203" style:font-name-asian="ＭＳ 明朝" style:font-size-asian="10.5pt" style:font-weight-asian="normal" style:font-name-complex="ＭＳ 明朝3" style:font-size-complex="10.5pt" style:font-weight-complex="normal"/>
    </style:style>
    <style:style style:name="P544" style:family="paragraph" style:parent-style-name="Standard">
      <style:paragraph-properties fo:line-height="150%" fo:text-align="justify" style:justify-single-word="false"/>
      <style:text-properties style:font-name="ＭＳ 明朝" fo:font-size="10.5pt" fo:font-weight="normal" officeooo:rsid="02743154" officeooo:paragraph-rsid="02773203" style:font-name-asian="ＭＳ 明朝" style:font-size-asian="10.5pt" style:font-weight-asian="normal" style:font-name-complex="ＭＳ 明朝3" style:font-size-complex="10.5pt" style:font-weight-complex="normal"/>
    </style:style>
    <style:style style:name="P545" style:family="paragraph" style:parent-style-name="Standard">
      <style:paragraph-properties fo:line-height="150%" fo:text-align="justify" style:justify-single-word="false"/>
      <style:text-properties style:font-name="ＭＳ 明朝" fo:font-size="10.5pt" fo:font-weight="normal" officeooo:paragraph-rsid="017ef681" style:font-name-asian="ＭＳ 明朝" style:font-size-asian="10.5pt" style:font-weight-asian="normal" style:font-name-complex="ＭＳ 明朝3" style:font-size-complex="10.5pt" style:font-weight-complex="normal"/>
    </style:style>
    <style:style style:name="P546" style:family="paragraph" style:parent-style-name="Standard">
      <style:paragraph-properties fo:text-align="center" style:justify-single-word="false" fo:break-before="page"/>
      <style:text-properties style:font-name="ＭＳ 明朝3" officeooo:paragraph-rsid="01803e01" style:font-name-complex="ＭＳ 明朝3"/>
    </style:style>
    <style:style style:name="P547" style:family="paragraph" style:parent-style-name="Standard">
      <style:paragraph-properties fo:text-align="center" style:justify-single-word="false"/>
      <style:text-properties style:font-name="ＭＳ 明朝3" fo:font-size="10.5pt" officeooo:paragraph-rsid="01803e01" style:font-size-asian="10.5pt" style:font-name-complex="ＭＳ 明朝3" style:font-size-complex="10.5pt"/>
    </style:style>
    <style:style style:name="P548" style:family="paragraph" style:parent-style-name="Standard">
      <style:paragraph-properties fo:line-height="150%" fo:text-align="center" style:justify-single-word="false"/>
      <style:text-properties style:font-name="ＭＳ 明朝3" fo:font-size="20pt" fo:font-weight="normal" officeooo:paragraph-rsid="01803e01" style:font-name-asian="ＭＳ 明朝" style:font-size-asian="20pt" style:font-weight-asian="normal" style:font-name-complex="ＭＳ 明朝3" style:font-size-complex="20pt" style:font-weight-complex="normal"/>
    </style:style>
    <style:style style:name="P549" style:family="paragraph" style:parent-style-name="Standard">
      <style:paragraph-properties fo:line-height="150%" fo:text-align="start" style:justify-single-word="false"/>
      <style:text-properties style:font-name="ＭＳ 明朝3" fo:font-size="12pt" fo:font-weight="normal" officeooo:paragraph-rsid="01803e01" style:font-name-asian="ＭＳ 明朝" style:font-size-asian="12pt" style:font-weight-asian="normal" style:font-name-complex="ＭＳ 明朝3" style:font-size-complex="12pt" style:font-weight-complex="normal"/>
    </style:style>
    <style:style style:name="P550" style:family="paragraph" style:parent-style-name="Standard">
      <style:paragraph-properties fo:line-height="150%" fo:text-align="start" style:justify-single-word="false"/>
      <style:text-properties style:font-name="ＭＳ 明朝" fo:font-size="10.5pt" fo:font-weight="normal" officeooo:paragraph-rsid="018e4f00" style:font-name-asian="ＭＳ 明朝" style:font-size-asian="10.5pt" style:font-weight-asian="normal" style:font-name-complex="ＭＳ 明朝3" style:font-size-complex="10.5pt" style:font-weight-complex="normal"/>
    </style:style>
    <style:style style:name="P551" style:family="paragraph" style:parent-style-name="Standard">
      <style:paragraph-properties fo:line-height="150%" fo:text-align="start" style:justify-single-word="false"/>
      <style:text-properties style:font-name="ＭＳ 明朝" fo:font-size="10.5pt" fo:font-weight="normal" officeooo:paragraph-rsid="01803e01" style:font-name-asian="ＭＳ 明朝" style:font-size-asian="10.5pt" style:font-weight-asian="normal" style:font-name-complex="ＭＳ 明朝3" style:font-size-complex="10.5pt" style:font-weight-complex="normal"/>
    </style:style>
    <style:style style:name="P552" style:family="paragraph" style:parent-style-name="Standard">
      <style:paragraph-properties fo:line-height="150%" fo:text-align="justify" style:justify-single-word="false"/>
      <style:text-properties style:font-name="ＭＳ 明朝" fo:font-size="12pt" fo:font-weight="bold" officeooo:paragraph-rsid="018b0589" style:font-name-asian="ＭＳ 明朝" style:font-size-asian="12pt" style:font-weight-asian="bold" style:font-name-complex="ＭＳ 明朝3" style:font-size-complex="12pt" style:font-weight-complex="bold"/>
    </style:style>
    <style:style style:name="P553" style:family="paragraph" style:parent-style-name="Standard">
      <style:paragraph-properties fo:line-height="150%" fo:text-align="start" style:justify-single-word="false"/>
      <style:text-properties style:font-name="ＭＳ 明朝3" fo:font-size="10.5pt" fo:font-weight="normal" officeooo:paragraph-rsid="0184ddb9" style:font-name-asian="ＭＳ 明朝" style:font-size-asian="10.5pt" style:font-weight-asian="normal" style:font-name-complex="ＭＳ 明朝3" style:font-size-complex="10.5pt" style:font-weight-complex="normal"/>
    </style:style>
    <style:style style:name="P554" style:family="paragraph" style:parent-style-name="Standard">
      <style:paragraph-properties fo:line-height="150%" fo:text-align="start" style:justify-single-word="false"/>
      <style:text-properties style:font-name="ＭＳ 明朝3" fo:font-size="10.5pt" fo:font-weight="normal" officeooo:paragraph-rsid="01864332" style:font-name-asian="ＭＳ 明朝" style:font-size-asian="10.5pt" style:font-weight-asian="normal" style:font-name-complex="ＭＳ 明朝3" style:font-size-complex="10.5pt" style:font-weight-complex="normal"/>
    </style:style>
    <style:style style:name="P555" style:family="paragraph" style:parent-style-name="Standard">
      <style:paragraph-properties fo:line-height="150%" fo:text-align="justify" style:justify-single-word="false"/>
      <style:text-properties style:font-name="ＭＳ 明朝" fo:font-size="12pt" fo:font-weight="bold" officeooo:paragraph-rsid="01864332" style:font-name-asian="ＭＳ 明朝" style:font-size-asian="12pt" style:font-weight-asian="bold" style:font-name-complex="ＭＳ 明朝3" style:font-size-complex="12pt" style:font-weight-complex="bold"/>
    </style:style>
    <style:style style:name="P556" style:family="paragraph" style:parent-style-name="Standard">
      <style:paragraph-properties fo:line-height="150%" fo:text-align="justify" style:justify-single-word="false"/>
      <style:text-properties style:font-name="ＭＳ 明朝" fo:font-size="10.5pt" fo:font-weight="normal" officeooo:paragraph-rsid="01864332" style:font-name-asian="ＭＳ 明朝" style:font-size-asian="10.5pt" style:font-weight-asian="normal" style:font-name-complex="ＭＳ 明朝3" style:font-size-complex="10.5pt" style:font-weight-complex="normal"/>
    </style:style>
    <style:style style:name="P557" style:family="paragraph" style:parent-style-name="Standard">
      <style:paragraph-properties fo:line-height="150%" fo:text-align="start" style:justify-single-word="false"/>
      <style:text-properties style:font-name="ＭＳ 明朝3" fo:font-size="10.5pt" fo:font-weight="normal" officeooo:paragraph-rsid="0187b21e" style:font-name-asian="ＭＳ 明朝" style:font-size-asian="10.5pt" style:font-weight-asian="normal" style:font-name-complex="ＭＳ 明朝3" style:font-size-complex="10.5pt" style:font-weight-complex="normal"/>
    </style:style>
    <style:style style:name="P558" style:family="paragraph" style:parent-style-name="Standard">
      <style:paragraph-properties fo:line-height="150%" fo:text-align="start" style:justify-single-word="false"/>
      <style:text-properties style:font-name="ＭＳ 明朝3" fo:font-size="10.5pt" fo:font-weight="normal" officeooo:paragraph-rsid="018a6e6b" style:font-name-asian="ＭＳ 明朝" style:font-size-asian="10.5pt" style:font-weight-asian="normal" style:font-name-complex="ＭＳ 明朝3" style:font-size-complex="10.5pt" style:font-weight-complex="normal"/>
    </style:style>
    <style:style style:name="P559" style:family="paragraph" style:parent-style-name="Standard">
      <style:paragraph-properties fo:line-height="150%" fo:text-align="justify" style:justify-single-word="false"/>
      <style:text-properties style:font-name="ＭＳ 明朝" fo:font-size="12pt" fo:font-weight="bold" officeooo:paragraph-rsid="018a6dac" style:font-name-asian="ＭＳ 明朝" style:font-size-asian="12pt" style:font-weight-asian="bold" style:font-name-complex="ＭＳ 明朝3" style:font-size-complex="12pt" style:font-weight-complex="bold"/>
    </style:style>
    <style:style style:name="P560" style:family="paragraph" style:parent-style-name="Standard">
      <style:paragraph-properties fo:line-height="150%" fo:text-align="justify" style:justify-single-word="false"/>
      <style:text-properties style:font-name="ＭＳ 明朝" fo:font-size="10.5pt" fo:font-weight="normal" officeooo:paragraph-rsid="018a6e6b" style:font-name-asian="ＭＳ 明朝" style:font-size-asian="10.5pt" style:font-weight-asian="normal" style:font-name-complex="ＭＳ 明朝3" style:font-size-complex="10.5pt" style:font-weight-complex="normal"/>
    </style:style>
    <style:style style:name="P561" style:family="paragraph" style:parent-style-name="Standard">
      <style:paragraph-properties fo:line-height="150%" fo:text-align="justify" style:justify-single-word="false"/>
      <style:text-properties style:font-name="ＭＳ 明朝" fo:font-size="12pt" fo:font-weight="bold" officeooo:paragraph-rsid="018c3739" style:font-name-asian="ＭＳ 明朝" style:font-size-asian="12pt" style:font-weight-asian="bold" style:font-name-complex="ＭＳ 明朝3" style:font-size-complex="12pt" style:font-weight-complex="bold"/>
    </style:style>
    <style:style style:name="P562" style:family="paragraph" style:parent-style-name="Standard">
      <style:paragraph-properties fo:line-height="150%" fo:text-align="justify" style:justify-single-word="false"/>
      <style:text-properties style:font-name="ＭＳ 明朝" fo:font-size="10.5pt" fo:font-weight="normal" officeooo:paragraph-rsid="018c3739" style:font-name-asian="ＭＳ 明朝" style:font-size-asian="10.5pt" style:font-weight-asian="normal" style:font-name-complex="ＭＳ 明朝3" style:font-size-complex="10.5pt" style:font-weight-complex="normal"/>
    </style:style>
    <style:style style:name="P563" style:family="paragraph" style:parent-style-name="Standard">
      <style:paragraph-properties fo:line-height="150%" fo:text-align="justify" style:justify-single-word="false"/>
      <style:text-properties style:font-name="ＭＳ 明朝" fo:font-size="12pt" fo:font-weight="normal" officeooo:paragraph-rsid="018b0589" style:font-name-asian="ＭＳ 明朝" style:font-size-asian="12pt" style:font-weight-asian="normal" style:font-name-complex="ＭＳ 明朝3" style:font-size-complex="12pt" style:font-weight-complex="normal"/>
    </style:style>
    <style:style style:name="P564" style:family="paragraph" style:parent-style-name="Standard">
      <style:paragraph-properties fo:text-align="center" style:justify-single-word="false" fo:break-before="page"/>
      <style:text-properties style:font-name="ＭＳ 明朝3" officeooo:paragraph-rsid="0346101a" style:font-name-complex="ＭＳ 明朝3"/>
    </style:style>
    <style:style style:name="P565" style:family="paragraph" style:parent-style-name="Standard">
      <style:paragraph-properties fo:text-align="center" style:justify-single-word="false"/>
      <style:text-properties style:font-name="ＭＳ 明朝3" fo:font-size="10.5pt" officeooo:paragraph-rsid="0346101a" style:font-size-asian="10.5pt" style:font-name-complex="ＭＳ 明朝3" style:font-size-complex="10.5pt"/>
    </style:style>
    <style:style style:name="P566" style:family="paragraph" style:parent-style-name="Standard">
      <style:paragraph-properties fo:line-height="150%" fo:text-align="center" style:justify-single-word="false"/>
      <style:text-properties style:font-name="ＭＳ 明朝3" fo:font-size="20pt" fo:font-weight="normal" officeooo:paragraph-rsid="0346101a" style:font-name-asian="ＭＳ 明朝" style:font-size-asian="20pt" style:font-weight-asian="normal" style:font-name-complex="ＭＳ 明朝3" style:font-size-complex="20pt" style:font-weight-complex="normal"/>
    </style:style>
    <style:style style:name="P567" style:family="paragraph" style:parent-style-name="Standard">
      <style:paragraph-properties fo:line-height="150%" fo:text-align="start" style:justify-single-word="false"/>
      <style:text-properties style:font-name="ＭＳ 明朝3" fo:font-size="12pt" fo:font-weight="normal" officeooo:paragraph-rsid="0346101a" style:font-name-asian="ＭＳ 明朝" style:font-size-asian="12pt" style:font-weight-asian="normal" style:font-name-complex="ＭＳ 明朝3" style:font-size-complex="12pt" style:font-weight-complex="normal"/>
    </style:style>
    <style:style style:name="P568" style:family="paragraph" style:parent-style-name="Standard">
      <style:paragraph-properties fo:line-height="150%" fo:text-align="start" style:justify-single-word="false"/>
      <style:text-properties style:font-name="ＭＳ 明朝" fo:font-size="10.5pt" fo:font-weight="normal" officeooo:paragraph-rsid="0346101a" style:font-name-asian="ＭＳ 明朝" style:font-size-asian="10.5pt" style:font-weight-asian="normal" style:font-name-complex="ＭＳ 明朝3" style:font-size-complex="10.5pt" style:font-weight-complex="normal"/>
    </style:style>
    <style:style style:name="P569" style:family="paragraph" style:parent-style-name="Standard">
      <style:paragraph-properties fo:line-height="150%" fo:text-align="justify" style:justify-single-word="false"/>
      <style:text-properties style:font-name="ＭＳ 明朝" fo:font-size="12pt" fo:font-weight="bold" officeooo:paragraph-rsid="0346101a" style:font-name-asian="ＭＳ 明朝" style:font-size-asian="12pt" style:font-weight-asian="bold" style:font-name-complex="ＭＳ 明朝3" style:font-size-complex="12pt" style:font-weight-complex="bold"/>
    </style:style>
    <style:style style:name="P570" style:family="paragraph" style:parent-style-name="Standard">
      <style:paragraph-properties fo:line-height="150%" fo:text-align="start" style:justify-single-word="false"/>
      <style:text-properties style:font-name="ＭＳ 明朝3" fo:font-size="10.5pt" fo:font-weight="normal" officeooo:paragraph-rsid="0346101a" style:font-name-asian="ＭＳ 明朝" style:font-size-asian="10.5pt" style:font-weight-asian="normal" style:font-name-complex="ＭＳ 明朝3" style:font-size-complex="10.5pt" style:font-weight-complex="normal"/>
    </style:style>
    <style:style style:name="P571" style:family="paragraph" style:parent-style-name="Standard">
      <style:paragraph-properties fo:line-height="150%" fo:text-align="justify" style:justify-single-word="false"/>
      <style:text-properties style:font-name="ＭＳ 明朝" fo:font-size="12pt" fo:font-weight="bold" officeooo:paragraph-rsid="034708d7" style:font-name-asian="ＭＳ 明朝" style:font-size-asian="12pt" style:font-weight-asian="bold" style:font-name-complex="ＭＳ 明朝3" style:font-size-complex="12pt" style:font-weight-complex="bold"/>
    </style:style>
    <style:style style:name="P572" style:family="paragraph" style:parent-style-name="Standard">
      <style:paragraph-properties fo:margin-left="0cm" fo:margin-right="0cm" style:line-height-at-least="0.513cm" fo:text-indent="0cm" style:auto-text-indent="false"/>
    </style:style>
    <style:style style:name="P573" style:family="paragraph" style:parent-style-name="Standard">
      <style:paragraph-properties fo:margin-left="0cm" fo:margin-right="0cm" style:line-height-at-least="0.513cm" fo:text-indent="0cm" style:auto-text-indent="false"/>
      <style:text-properties officeooo:paragraph-rsid="034708d7"/>
    </style:style>
    <style:style style:name="P574" style:family="paragraph" style:parent-style-name="Standard">
      <style:paragraph-properties fo:margin-left="0cm" fo:margin-right="0cm" fo:text-indent="0cm" style:auto-text-indent="false"/>
      <style:text-properties style:font-name="ＭＳ 明朝1" fo:font-size="10.5pt" style:font-size-asian="10.5pt"/>
    </style:style>
    <style:style style:name="P575" style:family="paragraph" style:parent-style-name="Standard">
      <style:paragraph-properties fo:line-height="150%" fo:text-align="start" style:justify-single-word="false"/>
      <style:text-properties style:font-name="ＭＳ 明朝3" fo:font-size="10.5pt" fo:font-weight="normal" officeooo:paragraph-rsid="034708d7" style:font-name-asian="ＭＳ 明朝" style:font-size-asian="10.5pt" style:font-weight-asian="normal" style:font-name-complex="ＭＳ 明朝3" style:font-size-complex="10.5pt" style:font-weight-complex="normal"/>
    </style:style>
    <style:style style:name="P576" style:family="paragraph" style:parent-style-name="Standard">
      <style:paragraph-properties fo:line-height="150%" fo:text-align="start" style:justify-single-word="false" fo:break-before="page"/>
      <style:text-properties style:font-name="ＭＳ 明朝3" fo:font-size="10.5pt" fo:font-weight="normal" officeooo:paragraph-rsid="034708d7" style:font-name-asian="ＭＳ 明朝" style:font-size-asian="10.5pt" style:font-weight-asian="normal" style:font-name-complex="ＭＳ 明朝3" style:font-size-complex="10.5pt" style:font-weight-complex="normal"/>
    </style:style>
    <style:style style:name="P577" style:family="paragraph" style:parent-style-name="Standard">
      <style:paragraph-properties fo:margin-left="0cm" fo:margin-right="0cm" style:line-height-at-least="0.513cm" fo:text-indent="0cm" style:auto-text-indent="false"/>
      <style:text-properties style:font-name="ＭＳ 明朝3" fo:font-size="10.5pt" officeooo:paragraph-rsid="034708d7" style:font-size-asian="10.5pt" style:font-name-complex="ＭＳ 明朝3" style:font-size-complex="10.5pt"/>
    </style:style>
    <style:style style:name="P578" style:family="paragraph" style:parent-style-name="Standard">
      <style:paragraph-properties fo:text-align="start" style:justify-single-word="false"/>
      <style:text-properties style:font-name="ＭＳ 明朝3" fo:font-size="10.5pt" officeooo:paragraph-rsid="0182bbae" style:font-size-asian="10.5pt" style:font-name-complex="ＭＳ 明朝3" style:font-size-complex="10.5pt"/>
    </style:style>
    <style:style style:name="P579" style:family="paragraph" style:parent-style-name="Standard">
      <style:paragraph-properties fo:margin-left="0cm" fo:margin-right="0cm" style:line-height-at-least="0.513cm" fo:text-align="center" style:justify-single-word="false" fo:text-indent="0cm" style:auto-text-indent="false">
        <style:tab-stops/>
      </style:paragraph-properties>
      <style:text-properties style:font-name="ＭＳ 明朝1" fo:font-size="10.5pt" style:font-size-asian="10.5pt"/>
    </style:style>
    <style:style style:name="P580" style:family="paragraph" style:parent-style-name="Standard">
      <style:paragraph-properties fo:margin-left="0cm" fo:margin-right="0cm" style:line-height-at-least="0.513cm" fo:text-indent="0cm" style:auto-text-indent="false">
        <style:tab-stops/>
      </style:paragraph-properties>
      <style:text-properties style:font-name="ＭＳ 明朝1" fo:font-size="10.5pt" style:font-size-asian="10.5pt"/>
    </style:style>
    <style:style style:name="P581" style:family="paragraph" style:parent-style-name="Standard">
      <style:paragraph-properties fo:margin-left="0cm" fo:margin-right="0cm" style:line-height-at-least="0.513cm" fo:text-indent="0cm" style:auto-text-indent="false">
        <style:tab-stops/>
      </style:paragraph-properties>
    </style:style>
    <style:style style:name="P582" style:family="paragraph" style:parent-style-name="Standard">
      <style:paragraph-properties fo:margin-left="0cm" fo:margin-right="0cm" style:line-height-at-least="0.513cm" fo:text-align="center" style:justify-single-word="false" fo:text-indent="0cm" style:auto-text-indent="false"/>
      <style:text-properties style:font-name="ＭＳ 明朝"/>
    </style:style>
    <style:style style:name="P583" style:family="paragraph" style:parent-style-name="Standard">
      <style:paragraph-properties fo:margin-left="0cm" fo:margin-right="0cm" style:line-height-at-least="0.513cm" fo:text-indent="0cm" style:auto-text-indent="false"/>
      <style:text-properties style:font-name="ＭＳ 明朝1" fo:font-size="10.5pt" style:font-size-asian="10.5pt"/>
    </style:style>
    <style:style style:name="P584" style:family="paragraph" style:parent-style-name="Standard">
      <style:paragraph-properties fo:margin-left="0cm" fo:margin-right="0cm" style:line-height-at-least="0.513cm" fo:text-align="center" style:justify-single-word="false" fo:text-indent="0cm" style:auto-text-indent="false"/>
      <style:text-properties style:font-name="ＭＳ 明朝1" fo:font-size="10.5pt" style:font-size-asian="10.5pt"/>
    </style:style>
    <style:style style:name="P585" style:family="paragraph" style:parent-style-name="Standard">
      <style:paragraph-properties fo:margin-left="0cm" fo:margin-right="0cm" style:line-height-at-least="0.513cm" fo:text-indent="0cm" style:auto-text-indent="false"/>
      <style:text-properties officeooo:paragraph-rsid="0348a6eb"/>
    </style:style>
    <style:style style:name="P586" style:family="paragraph" style:parent-style-name="Standard">
      <style:paragraph-properties fo:margin-left="0cm" fo:margin-right="0cm" style:line-height-at-least="0.513cm" fo:text-indent="0cm" style:auto-text-indent="false"/>
      <style:text-properties officeooo:paragraph-rsid="0349b086"/>
    </style:style>
    <style:style style:name="P587" style:family="paragraph" style:parent-style-name="Standard">
      <style:text-properties style:font-name="ＭＳ 明朝" fo:font-size="10.5pt" style:font-name-asian="ＭＳ 明朝" style:font-size-asian="10.5pt" style:font-size-complex="10.5pt"/>
    </style:style>
    <style:style style:name="P588" style:family="paragraph" style:parent-style-name="Standard">
      <style:paragraph-properties fo:text-align="start" style:justify-single-word="false"/>
      <style:text-properties officeooo:paragraph-rsid="0182bbae"/>
    </style:style>
    <style:style style:name="P589" style:family="paragraph" style:parent-style-name="Standard">
      <style:paragraph-properties fo:margin-left="0cm" fo:margin-right="0cm" style:line-height-at-least="0.513cm" fo:text-indent="0cm" style:auto-text-indent="false"/>
      <style:text-properties officeooo:paragraph-rsid="03480db1"/>
    </style:style>
    <style:style style:name="P590" style:family="paragraph" style:parent-style-name="Standard">
      <style:paragraph-properties fo:margin-left="0cm" fo:margin-right="0cm" style:line-height-at-least="0.513cm" fo:text-align="center" style:justify-single-word="false" fo:orphans="0" fo:widows="0" fo:text-indent="0cm" style:auto-text-indent="false">
        <style:tab-stops/>
      </style:paragraph-properties>
      <style:text-properties style:font-name="ＭＳ 明朝1" fo:font-size="10.5pt" style:font-size-asian="10.5pt"/>
    </style:style>
    <style:style style:name="P591" style:family="paragraph" style:parent-style-name="Standard">
      <style:paragraph-properties fo:margin-left="0cm" fo:margin-right="0cm" style:line-height-at-least="0.513cm" fo:orphans="0" fo:widows="0" fo:text-indent="0cm" style:auto-text-indent="false">
        <style:tab-stops/>
      </style:paragraph-properties>
      <style:text-properties style:font-name="ＭＳ 明朝1" fo:font-size="10.5pt" style:font-size-asian="10.5pt"/>
    </style:style>
    <style:style style:name="P592" style:family="paragraph" style:parent-style-name="Standard">
      <style:paragraph-properties fo:margin-left="0cm" fo:margin-right="0cm" style:line-height-at-least="0.513cm" fo:text-align="center" style:justify-single-word="false" fo:orphans="0" fo:widows="0" fo:text-indent="0cm" style:auto-text-indent="false"/>
      <style:text-properties style:font-name="ＭＳ 明朝1" fo:font-size="10.5pt" style:font-size-asian="10.5pt"/>
    </style:style>
    <style:style style:name="P593" style:family="paragraph" style:parent-style-name="Standard">
      <style:paragraph-properties fo:margin-left="0cm" fo:margin-right="0cm" style:line-height-at-least="0.513cm" fo:orphans="0" fo:widows="0" fo:text-indent="0cm" style:auto-text-indent="false"/>
      <style:text-properties style:font-name="ＭＳ 明朝1" fo:font-size="10.5pt" style:font-size-asian="10.5pt"/>
    </style:style>
    <style:style style:name="P594" style:family="paragraph" style:parent-style-name="Standard">
      <style:paragraph-properties fo:text-align="start" style:justify-single-word="false"/>
      <style:text-properties style:font-name="ＭＳ 明朝" fo:font-size="10.5pt" officeooo:paragraph-rsid="0182bbae" style:font-name-asian="ＭＳ 明朝" style:font-size-asian="10.5pt" style:font-name-complex="ＭＳ 明朝3" style:font-size-complex="10.5pt"/>
    </style:style>
    <style:style style:name="P595" style:family="paragraph" style:parent-style-name="Standard">
      <style:paragraph-properties fo:text-align="start" style:justify-single-word="false" fo:break-before="page"/>
      <style:text-properties style:font-name="ＭＳ 明朝" fo:font-size="10.5pt" officeooo:paragraph-rsid="0182bbae" style:font-name-asian="ＭＳ 明朝" style:font-size-asian="10.5pt" style:font-name-complex="ＭＳ 明朝3" style:font-size-complex="10.5pt"/>
    </style:style>
    <style:style style:name="P596" style:family="paragraph" style:parent-style-name="Standard">
      <style:paragraph-properties fo:line-height="150%" fo:text-align="justify" style:justify-single-word="false"/>
      <style:text-properties style:font-name="ＭＳ 明朝" fo:font-size="12pt" fo:font-weight="bold" officeooo:paragraph-rsid="03480db1" style:font-name-asian="ＭＳ 明朝" style:font-size-asian="12pt" style:font-weight-asian="bold" style:font-name-complex="ＭＳ 明朝3" style:font-size-complex="12pt" style:font-weight-complex="bold"/>
    </style:style>
    <style:style style:name="P597" style:family="paragraph" style:parent-style-name="Standard">
      <style:paragraph-properties fo:margin-left="0cm" fo:margin-right="0cm" style:line-height-at-least="0.513cm" fo:orphans="0" fo:widows="0" fo:text-indent="0cm" style:auto-text-indent="false">
        <style:tab-stops/>
      </style:paragraph-properties>
    </style:style>
    <style:style style:name="P598" style:family="paragraph" style:parent-style-name="Standard">
      <style:paragraph-properties fo:margin-left="0cm" fo:margin-right="0cm" style:line-height-at-least="0.513cm" fo:text-indent="0cm" style:auto-text-indent="false"/>
      <style:text-properties style:font-name="ＭＳ 明朝3" fo:font-size="10.5pt" officeooo:paragraph-rsid="03480db1" style:font-size-asian="10.5pt" style:font-name-complex="ＭＳ 明朝3" style:font-size-complex="10.5pt"/>
    </style:style>
    <style:style style:name="P599" style:family="paragraph" style:parent-style-name="Standard">
      <style:paragraph-properties fo:text-align="center" style:justify-single-word="false" fo:break-before="page"/>
      <style:text-properties style:font-name="ＭＳ 明朝3" officeooo:paragraph-rsid="0182bbae" style:font-name-complex="ＭＳ 明朝3"/>
    </style:style>
    <style:style style:name="P600" style:family="paragraph" style:parent-style-name="Standard">
      <style:paragraph-properties fo:text-align="start" style:justify-single-word="false"/>
      <style:text-properties style:font-name="ＭＳ 明朝3" fo:font-size="12pt" officeooo:paragraph-rsid="0182bbae" style:font-name-asian="ＭＳ 明朝" style:font-size-asian="12pt" style:font-name-complex="ＭＳ 明朝3" style:font-size-complex="12pt"/>
    </style:style>
    <style:style style:name="P601" style:family="paragraph" style:parent-style-name="Standard">
      <style:paragraph-properties fo:line-height="150%" fo:text-align="start" style:justify-single-word="false"/>
      <style:text-properties style:font-name="ＭＳ 明朝3" fo:font-size="12pt" fo:font-weight="normal" officeooo:paragraph-rsid="0182bbae" style:font-name-asian="ＭＳ 明朝" style:font-size-asian="12pt" style:font-weight-asian="normal" style:font-name-complex="ＭＳ 明朝3" style:font-size-complex="12pt" style:font-weight-complex="normal"/>
    </style:style>
    <style:style style:name="T1" style:family="text">
      <style:text-properties fo:font-size="32pt" style:font-size-asian="32pt" style:font-size-complex="36.5pt"/>
    </style:style>
    <style:style style:name="T2" style:family="text">
      <style:text-properties fo:font-size="40pt" style:font-size-asian="40pt" style:font-size-complex="40pt"/>
    </style:style>
    <style:style style:name="T3" style:family="text">
      <style:text-properties fo:font-size="20pt" style:font-size-asian="20pt" style:font-size-complex="20pt"/>
    </style:style>
    <style:style style:name="T4" style:family="text">
      <style:text-properties fo:font-size="20pt" style:font-name-asian="Liberation Serif1" style:font-size-asian="20pt" style:font-name-complex="Liberation Serif1" style:font-size-complex="20pt"/>
    </style:style>
    <style:style style:name="T5" style:family="text">
      <style:text-properties style:text-underline-style="solid" style:text-underline-width="auto" style:text-underline-color="font-color"/>
    </style:style>
    <style:style style:name="T6" style:family="text">
      <style:text-properties fo:font-weight="bold" style:font-weight-asian="bold" style:font-weight-complex="bold"/>
    </style:style>
    <style:style style:name="T7" style:family="text">
      <style:text-properties fo:font-weight="bold" officeooo:rsid="02b17585" style:font-weight-asian="bold" style:font-weight-complex="bold"/>
    </style:style>
    <style:style style:name="T8" style:family="text">
      <style:text-properties fo:font-weight="normal" officeooo:rsid="02b17585" style:font-weight-asian="normal" style:font-weight-complex="normal"/>
    </style:style>
    <style:style style:name="T9" style:family="text">
      <style:text-properties fo:font-weight="normal" style:font-weight-asian="normal" style:font-weight-complex="normal"/>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officeooo:rsid="02dabc64"/>
    </style:style>
    <style:style style:name="T12" style:family="text">
      <style:text-properties fo:font-size="12pt" fo:font-weight="normal" style:font-name-asian="ＭＳ 明朝" style:font-size-asian="12pt" style:font-weight-asian="normal" style:font-size-complex="12pt" style:font-weight-complex="normal"/>
    </style:style>
    <style:style style:name="T13" style:family="text">
      <style:text-properties officeooo:rsid="0280f412"/>
    </style:style>
    <style:style style:name="T14" style:family="text">
      <style:text-properties style:font-name="ＭＳ 明朝3" fo:font-size="10.5pt" fo:font-weight="bold" style:font-size-asian="10.5pt" style:font-weight-asian="bold" style:font-name-complex="ＭＳ 明朝3" style:font-size-complex="10.5pt" style:font-weight-complex="bold"/>
    </style:style>
    <style:style style:name="T15" style:family="text">
      <style:text-properties style:font-name="ＭＳ 明朝3" fo:font-size="10.5pt" style:font-size-asian="10.5pt" style:font-name-complex="ＭＳ 明朝3" style:font-size-complex="10.5pt"/>
    </style:style>
    <style:style style:name="T16" style:family="text">
      <style:text-properties officeooo:rsid="020ed1da"/>
    </style:style>
    <style:style style:name="T17" style:family="text">
      <style:text-properties officeooo:rsid="020efed2"/>
    </style:style>
    <style:style style:name="T18" style:family="text">
      <style:text-properties officeooo:rsid="023ac153"/>
    </style:style>
    <style:style style:name="T19" style:family="text">
      <style:text-properties officeooo:rsid="02504975"/>
    </style:style>
    <style:style style:name="T20" style:family="text">
      <style:text-properties style:font-name="ＭＳ 明朝3" fo:font-size="10.5pt" officeooo:rsid="022beca7" style:font-size-asian="10.5pt" style:font-name-complex="ＭＳ 明朝3" style:font-size-complex="10.5pt"/>
    </style:style>
    <style:style style:name="T21" style:family="text">
      <style:text-properties officeooo:rsid="02553797"/>
    </style:style>
    <style:style style:name="T22" style:family="text">
      <style:text-properties style:use-window-font-color="true" loext:opacity="0%"/>
    </style:style>
    <style:style style:name="T23" style:family="text">
      <style:text-properties fo:color="#0000ff" loext:opacity="100%"/>
    </style:style>
    <style:style style:name="T24" style:family="text">
      <style:text-properties officeooo:rsid="033402be"/>
    </style:style>
    <style:style style:name="T25" style:family="text">
      <style:text-properties style:use-window-font-color="true" loext:opacity="0%" style:font-name="ＭＳ 明朝3" fo:font-size="10.5pt" style:font-size-asian="10.5pt" style:font-name-complex="ＭＳ 明朝3" style:font-size-complex="10.5pt"/>
    </style:style>
    <style:style style:name="T26" style:family="text">
      <style:text-properties style:use-window-font-color="true" loext:opacity="0%" officeooo:rsid="033611b8"/>
    </style:style>
    <style:style style:name="T27" style:family="text">
      <style:text-properties style:font-name="ＭＳ 明朝3" fo:font-weight="normal" style:font-weight-asian="normal" style:font-weight-complex="normal"/>
    </style:style>
    <style:style style:name="T28" style:family="text">
      <style:text-properties fo:font-size="12pt" style:font-size-asian="12pt" style:font-size-complex="12pt"/>
    </style:style>
    <style:style style:name="T29" style:family="text">
      <style:text-properties fo:color="#0000ff" loext:opacity="100%" style:font-name="ＭＳ 明朝3" fo:font-size="10.5pt" style:font-size-asian="10.5pt" style:font-name-complex="ＭＳ 明朝3" style:font-size-complex="10.5pt"/>
    </style:style>
    <style:style style:name="T30" style:family="text">
      <style:text-properties style:use-window-font-color="true" loext:opacity="0%" style:font-name="ＭＳ 明朝3" fo:font-size="10.5pt" style:font-size-asian="10.5pt" style:font-name-complex="ＭＳ 明朝3"/>
    </style:style>
    <style:style style:name="T31" style:family="text">
      <style:text-properties style:use-window-font-color="true" loext:opacity="0%" style:font-name="ＭＳ 明朝3" fo:font-size="10.5pt" style:font-size-asian="10.5pt" style:language-asian="zh" style:country-asian="CN" style:font-name-complex="ＭＳ 明朝3"/>
    </style:style>
    <style:style style:name="T32" style:family="text">
      <style:text-properties style:font-name="ＭＳ 明朝3" fo:font-size="10.5pt" style:font-size-asian="10.5pt" style:font-name-complex="ＭＳ 明朝3"/>
    </style:style>
    <style:style style:name="T33" style:family="text">
      <style:text-properties style:font-name="ＭＳ 明朝3" fo:font-size="10.5pt" style:font-size-asian="10.5pt" style:language-asian="zh" style:country-asian="TW" style:font-name-complex="ＭＳ 明朝3"/>
    </style:style>
    <style:style style:name="T34" style:family="text">
      <style:text-properties style:language-asian="ja" style:country-asian="JP" style:font-size-complex="10.5pt"/>
    </style:style>
    <style:style style:name="T35" style:family="text">
      <style:text-properties style:font-size-complex="10.5pt"/>
    </style:style>
    <style:style style:name="T36" style:family="text">
      <style:text-properties style:font-name="ＭＳ 明朝3" fo:font-size="10.5pt" fo:font-weight="bold" style:font-size-asian="10.5pt" style:font-weight-asian="bold" style:font-name-complex="ＭＳ 明朝3" style:font-size-complex="10.5pt"/>
    </style:style>
    <style:style style:name="T37" style:family="text">
      <style:text-properties style:font-name="ＭＳ 明朝1" fo:font-size="10.5pt" fo:font-weight="bold" style:font-size-asian="10.5pt" style:font-weight-asian="bold"/>
    </style:style>
    <style:style style:name="T38" style:family="text">
      <style:text-properties style:font-name="ＭＳ 明朝1" fo:font-size="10.5pt" style:font-size-asian="10.5pt"/>
    </style:style>
    <style:style style:name="T39" style:family="text">
      <style:text-properties fo:font-weight="normal" style:font-weight-asian="normal" style:font-name-complex="ＭＳ 明朝3" style:font-size-complex="10.5pt" style:font-weight-complex="normal"/>
    </style:style>
    <style:style style:name="T40" style:family="text">
      <style:text-properties officeooo:rsid="028014b3"/>
    </style:style>
    <style:style style:name="T41" style:family="text">
      <style:text-properties officeooo:rsid="02e321ef"/>
    </style:style>
    <style:style style:name="T42" style:family="text">
      <style:text-properties style:font-name="ＭＳ 明朝" style:font-name-asian="ＭＳ 明朝"/>
    </style:style>
    <style:style style:name="T43" style:family="text">
      <style:text-properties officeooo:rsid="02cec3dc"/>
    </style:style>
    <style:style style:name="T44" style:family="text">
      <style:text-properties officeooo:rsid="02d2f472"/>
    </style:style>
    <style:style style:name="T45" style:family="text">
      <style:text-properties officeooo:rsid="02d4c020"/>
    </style:style>
    <style:style style:name="T46" style:family="text">
      <style:text-properties officeooo:rsid="02d7be42"/>
    </style:style>
    <style:style style:name="T47" style:family="text">
      <style:text-properties style:font-name="ＭＳ 明朝3" fo:font-size="10.5pt" fo:font-weight="normal" style:font-size-asian="10.5pt" style:font-weight-asian="normal" style:font-name-complex="ＭＳ 明朝3" style:font-size-complex="10.5pt" style:font-weight-complex="normal"/>
    </style:style>
    <style:style style:name="T48" style:family="text">
      <style:text-properties officeooo:rsid="01b38407"/>
    </style:style>
    <style:style style:name="T49" style:family="text">
      <style:text-properties officeooo:rsid="023384d6"/>
    </style:style>
    <style:style style:name="T50" style:family="text">
      <style:text-properties style:font-name="ＭＳ 明朝" fo:font-weight="bold" style:font-weight-asian="bold" style:font-weight-complex="bold"/>
    </style:style>
    <style:style style:name="T51" style:family="text">
      <style:text-properties officeooo:rsid="0302eb41"/>
    </style:style>
    <style:style style:name="T52" style:family="text">
      <style:text-properties officeooo:rsid="0234f1c8"/>
    </style:style>
    <style:style style:name="T53" style:family="text">
      <style:text-properties officeooo:rsid="02363485"/>
    </style:style>
    <style:style style:name="T54" style:family="text">
      <style:text-properties officeooo:rsid="0236820a"/>
    </style:style>
    <style:style style:name="T55" style:family="text">
      <style:text-properties officeooo:rsid="02b0dc4b"/>
    </style:style>
    <style:style style:name="T56" style:family="text">
      <style:text-properties fo:font-size="10.5pt" style:font-size-asian="10.5pt"/>
    </style:style>
    <style:style style:name="T57" style:family="text">
      <style:text-properties style:font-name="ＭＳ 明朝1" fo:font-size="10.5pt" style:font-size-asian="10.5pt" style:language-asian="zh" style:country-asian="CN"/>
    </style:style>
    <style:style style:name="T58" style:family="text">
      <style:text-properties style:font-name="ＭＳ 明朝1" fo:font-size="10.5pt" fo:language="ja" fo:country="JP" style:font-size-asian="10.5pt"/>
    </style:style>
    <style:style style:name="T59" style:family="text">
      <style:text-properties fo:font-size="10.5pt" fo:language="ja" fo:country="JP" style:font-size-asian="10.5pt"/>
    </style:style>
    <style:style style:name="T60" style:family="text">
      <style:text-properties style:font-name="ＭＳ 明朝3"/>
    </style:style>
    <style:style style:name="T61" style:family="text">
      <style:text-properties officeooo:rsid="02e5557b"/>
    </style:style>
    <style:style style:name="T62" style:family="text">
      <style:text-properties officeooo:rsid="02373136"/>
    </style:style>
    <style:style style:name="T63" style:family="text">
      <style:text-properties style:font-name="ＭＳ 明朝1"/>
    </style:style>
    <style:style style:name="T64" style:family="text">
      <style:text-properties style:font-name="ＭＳ 明朝"/>
    </style:style>
    <style:style style:name="T65" style:family="text">
      <style:text-properties style:font-name="ＭＳ 明朝" fo:font-size="10.5pt" fo:font-weight="normal" style:font-name-asian="ＭＳ 明朝" style:font-size-asian="10.5pt" style:font-weight-asian="normal" style:font-name-complex="ＭＳ 明朝3" style:font-size-complex="10.5pt" style:font-weight-complex="normal"/>
    </style:style>
    <style:style style:name="T66" style:family="text">
      <style:text-properties style:font-name="ＭＳ 明朝1" fo:font-size="10.5pt" fo:font-weight="normal" style:font-name-asian="ＭＳ 明朝" style:font-size-asian="10.5pt" style:font-weight-asian="normal" style:font-name-complex="ＭＳ 明朝3" style:font-size-complex="10.5pt" style:font-weight-complex="normal"/>
    </style:style>
    <style:style style:name="T67" style:family="text">
      <style:text-properties style:font-name="ＭＳ 明朝1" fo:font-size="10.5pt" officeooo:rsid="0348a6eb" style:font-size-asian="10.5pt"/>
    </style:style>
    <style:style style:name="T68" style:family="text">
      <style:text-properties style:font-name="ＭＳ 明朝" fo:font-size="10.5pt" style:font-name-asian="ＭＳ 明朝" style:font-size-asian="10.5pt" style:font-name-complex="ＭＳ 明朝3" style:font-size-complex="10.5pt"/>
    </style:style>
    <style:style style:name="gr1" style:family="graphic">
      <style:graphic-properties draw:fill="none" draw:textarea-vertical-align="middle" draw:auto-grow-height="false" fo:min-height="1.143cm" fo:min-width="0.10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none" draw:textarea-vertical-align="middle" draw:auto-grow-height="false" fo:min-height="1.145cm" fo:min-width="0.08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none" draw:textarea-vertical-align="middle" draw:auto-grow-height="false" fo:min-height="1.039cm" fo:min-width="0.08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none" draw:textarea-vertical-align="middle" draw:auto-grow-height="false" fo:min-height="1.125cm" fo:min-width="0.07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26cm" svg:stroke-color="#000000" draw:fill-color="#ffffff" fo:min-height="0cm" fo:min-width="0cm" fo:padding-top="0.012cm" fo:padding-bottom="0.012cm" fo:padding-left="0.012cm" fo:padding-right="0.012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1">プログラム言語</text:span><text:span text:style-name="T2">Ｃｏａｌ</text:span></text:p>
      <text:p text:style-name="P3"/>
      <text:p text:style-name="P4"/>
      <text:p text:style-name="P5"><text:span text:style-name="T3">ま</text:span><text:span text:style-name="T4"> </text:span><text:span text:style-name="T3">え</text:span><text:span text:style-name="T4"> </text:span><text:span text:style-name="T3">が</text:span><text:span text:style-name="T4"> </text:span><text:span text:style-name="T3">き</text:span></text:p>
      <text:p text:style-name="P6"/>
      <text:p text:style-name="P7">　Coalは、当初、あるシステム用に開発されたインタプリター言語です。</text:p>
      <text:p text:style-name="P7">　機能的には、クライアントＡＰからのコマンドを受けて、ＤＢを検索し結果を編集して返すという単純なものでした。</text:p>
      <text:p text:style-name="P7">　その後、機能が強化され現在に至っています。</text:p>
      <text:p text:style-name="P7">　Coalは手軽な手続き型プログラミングのためのインタプリタ言語です。</text:p>
      <text:p text:style-name="P7">　Coalは(Perlのような)テキスト処理やシステム管理のための豊富な機能を持っています。</text:p>
      <text:p text:style-name="P7">　また、Coalは単純で、分かりやすく、簡単に拡張できます。</text:p>
      <text:p text:style-name="P7">　もし、オブジェクト指向ではなく、簡単な手続き型の言語を求めていたり、フリーフォーマットでの記述を希望していたり、Perlは見にくいと感じているなら、Coalはまさにぴったりです。</text:p>
      <text:p text:style-name="P7"/>
      <text:p text:style-name="P7">(1)インタプリタ</text:p>
      <text:p text:style-name="P7"><text:s text:c="5"/>Coalはインタプリタ言語ですのでプログラムを実行するためにコンパイルする必要はありません。</text:p>
      <text:p text:style-name="P7">　 ただし、一度実行された文は中間形式にコンパイルされ実行中はキャッシュされます。</text:p>
      <text:p text:style-name="P7">　 プログラムは、スクリプトと呼ばれるテキストファイルにフリーフォーマットで記述します。</text:p>
      <text:p text:style-name="P7">(2)変数に型が無い (動的型付け)</text:p>
      <text:p text:style-name="P8"><text:s text:c="5"/>Coalの変数はどのような型のデータも格納する事ができますので、変数の型について心配する必要は</text:p>
      <text:p text:style-name="P8"><text:s/>　ありません。</text:p>
      <text:p text:style-name="P7"><text:s text:c="5"/>半面、コンパイル時のチェックは弱くなります。</text:p>
      <text:p text:style-name="P7"><text:s text:c="5"/>明示的に型を指定することもできます。</text:p>
      <text:p text:style-name="P7">(3)豊富な変数の種類</text:p>
      <text:p text:style-name="P8"><text:s text:c="5"/>Coalでは宣言なしで使える変数(システム変数、内部番号変数、パラメータ変数、検索結果読み込み</text:p>
      <text:p text:style-name="P8"><text:s/>　変数)と変数の種類を宣言して使う変数(内部変数(LOCAL,PRIVATE)、外部変数(PUBLIC,GLOBAL))が</text:p>
      <text:p text:style-name="P8"><text:s/>　あります。</text:p>
      <text:p text:style-name="P7">(4)豊富なデータ形式</text:p>
      <text:p text:style-name="P8">　 　データには、スカラー、配列(数値インデックスとハッシュ)、リスト、データ並び、構造体、範囲、</text:p>
      <text:p text:style-name="P8"><text:s/>　複素数、有理数があります。</text:p>
      <text:p text:style-name="P7">(5)豊富なデータ型</text:p>
      <text:p text:style-name="P7">　 　データ型には、文字列、数値、バルク(バイナリ)、日付があります。</text:p>
      <text:p text:style-name="P7">　 　数値には、符号あり/なし整数、２進浮動小数点、１０進浮動小数点、１０進固定小数点があります。</text:p>
      <text:p text:style-name="P7">(6)単純な文法</text:p>
      <text:p text:style-name="P7"><text:s text:c="5"/>Coalの文法はＣ言語やＶＢ等から影響を受けた単純なものです。</text:p>
      <text:p text:style-name="P7"><text:s text:c="5"/>(A)演算子の数が非常に多い。</text:p>
      <text:p text:style-name="P7"><text:s text:c="5"/>(B)式や関数が値を持つ。</text:p>
      <text:p text:style-name="P7"><text:s text:c="5"/>(C)標準的な流れ制御機構がある。</text:p>
      <text:p text:style-name="P7"><text:s text:c="5"/>(D)プリプロセッサ機能がある。</text:p>
      <text:p text:style-name="P7">(7)例外処理機構がある</text:p>
      <text:p text:style-name="P7"><text:s text:c="5"/>try ... catch ... finally ... end try</text:p>
      <text:p text:style-name="P7">(8)オブジェクト指向的な書き方ができる</text:p>
      <text:p text:style-name="P7"><text:s text:c="5"/>Class定義、Instance生成、継承がある。</text:p>
      <text:p text:style-name="P7">(9)ユーザによるメモリ管理が不要</text:p>
      <text:p text:style-name="P7"><text:s text:c="5"/>Coalはメモリ管理を自動的に行います。</text:p>
      <text:p text:style-name="P7">(10)２種類の実行形態</text:p>
      <text:p text:style-name="P7">　 　コマンド実行とサーバ実行の２実行形態があります。</text:p>
      <text:p text:style-name="P7"><text:soft-page-break/></text:p>
      <text:p text:style-name="P7"/>
      <text:p text:style-name="P7"/>
      <text:p text:style-name="P9">　なお、本書では、構文の表記方法として以下を用います。</text:p>
      <text:p text:style-name="P9"/>
      <text:p text:style-name="P9">（１）中カッコ（｛ ｝）</text:p>
      <text:p text:style-name="P9">　　　縦に複数の項目が並んでいる場合、そのうちの１つを選択することを示す。</text:p>
      <text:p text:style-name="P9"><draw:custom-shape text:anchor-type="paragraph" draw:z-index="2" draw:name="シェイプ7" draw:style-name="gr1" draw:text-style-name="P10" svg:width="0.29cm" svg:height="1.204cm" svg:x="3.076cm" svg:y="0.263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range-y-minimum="0" draw:handle-range-y-maximum="5400" draw:handle-position="10800 $0" draw:handle-position-x="10800" draw:handle-position-y="$0"/><draw:handle draw:handle-range-y-minimum="0" draw:handle-range-y-maximum="21600" draw:handle-position="left $1" draw:handle-position-x="left" draw:handle-position-y="$1"/></draw:enhanced-geometry></draw:custom-shape><draw:custom-shape text:anchor-type="paragraph" draw:z-index="3" draw:name="シェイプ8" draw:style-name="gr2" draw:text-style-name="P10" svg:width="0.242cm" svg:height="1.206cm" svg:x="5.241cm" svg:y="0.26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range-y-minimum="0" draw:handle-range-y-maximum="5400" draw:handle-position="10800 $0" draw:handle-position-x="10800" draw:handle-position-y="$0"/><draw:handle draw:handle-range-y-minimum="0" draw:handle-range-y-maximum="21600" draw:handle-position="right $1" draw:handle-position-x="right" draw:handle-position-y="$1"/></draw:enhanced-geometry></draw:custom-shape>　　　＜例＞</text:p>
      <text:p text:style-name="P9">　　　　　　　　 <text:s/>　ONE </text:p>
      <text:p text:style-name="P9"><text:s text:c="20"/>TW0 </text:p>
      <text:p text:style-name="P9"><text:s text:c="20"/>THREE </text:p>
      <text:p text:style-name="P9"/>
      <text:p text:style-name="P9"><text:s text:c="11"/>上記例では、ONE、TWO、THREE のいずれか１つを選択することを示している。</text:p>
      <text:p text:style-name="P9"/>
      <text:p text:style-name="P9">（２）縦棒（｜）</text:p>
      <text:p text:style-name="P9">　　　この縦棒に区切られた複数項目の内、１つを選択することを示す。</text:p>
      <text:p text:style-name="P9">　　　縦棒を項目として含める場合は、"縦棒（｜）"と表記する。</text:p>
      <text:p text:style-name="P9"><text:s text:c="7"/>＜例＞</text:p>
      <text:p text:style-name="P9">　　　　　　　｛　ONE　|　TWO　|　THREE　｝</text:p>
      <text:p text:style-name="P9"/>
      <text:p text:style-name="P9">　　　　　　上記例では（１）の例と全く同じ意味を示す。</text:p>
      <text:p text:style-name="P9"/>
      <text:p text:style-name="P9">（３）大カッコ（［ ］）</text:p>
      <text:p text:style-name="P9">　この大カッコで囲まれた項目が、省略可能であることを示す。この大カッコ中に縦に複数の項目がある場合には、そのうちの１つを選択するか全てを省略しなければならない。省略した場合、この項目に下線があれば、それが指定されたものとみなされる。</text:p>
      <text:p text:style-name="P9"><draw:custom-shape text:anchor-type="paragraph" draw:z-index="4" draw:name="シェイプ9" draw:style-name="gr3" draw:text-style-name="P10" svg:width="0.121cm" svg:height="1.131cm" svg:x="3.366cm" svg:y="0.347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range-y-minimum="0" draw:handle-range-y-maximum="10800" draw:handle-position="left $0" draw:handle-position-x="left" draw:handle-position-y="$0"/></draw:enhanced-geometry></draw:custom-shape><draw:custom-shape text:anchor-type="paragraph" draw:z-index="5" draw:name="シェイプ10" draw:style-name="gr4" draw:text-style-name="P10" svg:width="0.114cm" svg:height="1.228cm" svg:x="5.392cm" svg:y="0.323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range-y-minimum="0" draw:handle-range-y-maximum="10800" draw:handle-position="right $0" draw:handle-position-x="right" draw:handle-position-y="$0"/></draw:enhanced-geometry></draw:custom-shape>　＜例＞</text:p>
      <text:p text:style-name="P9"><text:s/>　　　　　　　　　　 <text:span text:style-name="T5">ONE</text:span></text:p>
      <text:p text:style-name="P9">　　　　　　　　　　 <text:s/>TWO</text:p>
      <text:p text:style-name="P9">　　　　　　　　　 <text:s text:c="2"/>THREE</text:p>
      <text:p text:style-name="P9"/>
      <text:p text:style-name="P9">　上記例では、ONE、TWO、THREEの内いずれか１つを選択するか、省略するかを示している。この例では、省略するとONEが指定されたものとみなされる。また、この例では、次のような記述と等価である。</text:p>
      <text:p text:style-name="P9">　　　　［　<text:span text:style-name="T5">ONE</text:span>　|　TWO　|　THREE　］</text:p>
      <text:p text:style-name="P9"/>
      <text:p text:style-name="P9">（４）省略記号（・・・）</text:p>
      <text:p text:style-name="P9">　項目が複数個連続することを示す。</text:p>
      <text:p text:style-name="P9">　＜例＞</text:p>
      <text:p text:style-name="P9">　　　　列１［，列２　］・・・</text:p>
      <text:p text:style-name="P9"/>
      <text:p text:style-name="P9">　上記例では、列１からカンマで区切って複数個指定できることを示している。</text:p>
      <text:p text:style-name="P9"/>
      <text:p text:style-name="P9">（５）空白（△）</text:p>
      <text:p text:style-name="P9">　△は、１文字以上の全角スペースまたは半角スペースまたはタブまたは区切り文字となる改行を示す。</text:p>
      <text:p text:style-name="P9">　　　全角文字で記述できる部分は、モードによって変わる。</text:p>
      <text:p text:style-name="P9"/>
      <text:p text:style-name="P9">（６）改行</text:p>
      <text:p text:style-name="P9">　　　Lfコード(0x0a)、Crコード(0x0d)、CrLfコードの全てを改行と見なす。</text:p>
      <text:p text:style-name="P9"/>
      <text:p text:style-name="P9">（７）太字</text:p>
      <text:p text:style-name="P9">　　　　太字は、少なくても、その文字数までの指定でよいことを示す。</text:p>
      <text:p text:style-name="P9"><draw:custom-shape text:anchor-type="paragraph" draw:z-index="6" draw:name="シェイプ9_0" draw:style-name="gr3" draw:text-style-name="P10" svg:width="0.121cm" svg:height="1.131cm" svg:x="3.366cm" svg:y="0.347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range-y-minimum="0" draw:handle-range-y-maximum="10800" draw:handle-position="left $0" draw:handle-position-x="left" draw:handle-position-y="$0"/></draw:enhanced-geometry></draw:custom-shape><draw:custom-shape text:anchor-type="paragraph" draw:z-index="7" draw:name="シェイプ10_0" draw:style-name="gr4" draw:text-style-name="P10" svg:width="0.114cm" svg:height="1.228cm" svg:x="5.392cm" svg:y="0.323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range-y-minimum="0" draw:handle-range-y-maximum="10800" draw:handle-position="right $0" draw:handle-position-x="right" draw:handle-position-y="$0"/></draw:enhanced-geometry></draw:custom-shape>　＜例＞</text:p>
      <text:p text:style-name="P9"><text:s/>　　　　　　　　　 <text:span text:style-name="T6">INT</text:span>EGER　</text:p>
      <text:p text:style-name="P9"><text:s text:c="20"/><text:span text:style-name="T7">STR</text:span><text:span text:style-name="T8">ING</text:span></text:p>
      <text:p text:style-name="P9"><text:s text:c="20"/><text:span text:style-name="T6">DEC</text:span>IMAL</text:p>
      <text:p text:style-name="P9"/>
      <text:p text:style-name="P11"/>
      <text:p text:style-name="P12">目　　次</text:p>
      <text:p text:style-name="P12"/>
      <text:p text:style-name="P9"/>
      <text:p text:style-name="P13">第1章　<text:span text:style-name="T9">入　　門</text:span></text:p>
      <text:p text:style-name="P14"/>
      <text:p text:style-name="P15">1.1 始めは皆同じ ............................................................................. 1</text:p>
      <text:p text:style-name="P15">1.2 変数と算術</text:p>
      <text:p text:style-name="P15">1.3 for 文</text:p>
      <text:p text:style-name="P15">1.4 記号定数</text:p>
      <text:p text:style-name="P15">1.5 文字処理を行う簡単なプログラム</text:p>
      <text:p text:style-name="P15">1.6 配列</text:p>
      <text:p text:style-name="P15">1.7 連想配列</text:p>
      <text:p text:style-name="P15">1.8 特殊な配列</text:p>
      <text:p text:style-name="P16">1.9 リストとデータ並び</text:p>
      <text:p text:style-name="P16">1.10 手続きと関数</text:p>
      <text:p text:style-name="P16">1.11 引数 ―― 値による呼び出し(call by value)</text:p>
      <text:p text:style-name="P16">1.12 文字列操作</text:p>
      <text:p text:style-name="P16">1.13 変数の有効範囲(スコープ)</text:p>
      <text:p text:style-name="P16">1.14 要約</text:p>
      <text:p text:style-name="P16"/>
      <text:p text:style-name="P17">第２章　<text:span text:style-name="T10">データ型・演算子・式</text:span></text:p>
      <text:p text:style-name="P18"/>
      <text:p text:style-name="P19">2.1 変　数　名</text:p>
      <text:p text:style-name="P19">2.2 データ型と精度</text:p>
      <text:p text:style-name="P19">2.3 定　　数</text:p>
      <text:p text:style-name="P19">2.4 宣　　言</text:p>
      <text:p text:style-name="P19">2.5 算術演算子</text:p>
      <text:p text:style-name="P19">2.6 比較演算子と論理演算子</text:p>
      <text:p text:style-name="P19">2.7 型　変　換</text:p>
      <text:p text:style-name="P19">2.8 インクリメントとデクリメントの演算子</text:p>
      <text:p text:style-name="P20">2.9 ビットごとの論理演算子</text:p>
      <text:p text:style-name="P20">2.10 代入演算子と式</text:p>
      <text:p text:style-name="P20">2.11 条　件　式</text:p>
      <text:p text:style-name="P21"><text:bookmark-start text:name="__DdeLink__18256_1878294954"/>2.12 集合演算</text:p>
      <text:p text:style-name="P22">2.13 式中でのコマンド実行</text:p>
      <text:p text:style-name="P21"><text:bookmark-end text:name="__DdeLink__18256_1878294954"/>2.14 優先度と評価順序</text:p>
      <text:p text:style-name="P23"><text:bookmark-start text:name="__DdeLink__12447_242285876"/>2.1<text:span text:style-name="T11">5</text:span> 暗黙のデータ型宣言</text:p>
      <text:p text:style-name="P23"><text:bookmark-end text:name="__DdeLink__12447_242285876"/></text:p>
      <text:p text:style-name="P24"/>
      <text:p text:style-name="P25">第３章　<text:span text:style-name="T9">制御の流れ</text:span></text:p>
      <text:p text:style-name="P24"/>
      <text:p text:style-name="P26">3.1 文とブロック</text:p>
      <text:p text:style-name="P26">3.2 if-else</text:p>
      <text:p text:style-name="P26">3.3 elseif</text:p>
      <text:p text:style-name="P26">3.4 スイッチ</text:p>
      <text:p text:style-name="P26">3.5 ル　ー　プ</text:p>
      <text:p text:style-name="P26">3.6 ル　ー　プ　(do-while, do-until)</text:p>
      <text:p text:style-name="P27"><text:soft-page-break/>3.7 doループ</text:p>
      <text:p text:style-name="P27">3.8 doブロック</text:p>
      <text:p text:style-name="P26">3.9 break 文</text:p>
      <text:p text:style-name="P26">3.10 continue 文</text:p>
      <text:p text:style-name="P26">3.11 ブロック名</text:p>
      <text:p text:style-name="P28">3.12 ラベル文とgoto 文</text:p>
      <text:p text:style-name="P26"/>
      <text:p text:style-name="P25">第４章　<text:span text:style-name="T9">手続き・関数とプログラム構造</text:span></text:p>
      <text:p text:style-name="P29"/>
      <text:p text:style-name="P30">4.1 基 本 事 項</text:p>
      <text:p text:style-name="P30">4.2 非整数を返す関数</text:p>
      <text:p text:style-name="P30">4.3 ルーチンの引数についてもう一言</text:p>
      <text:p text:style-name="P30">4.4 外部変数</text:p>
      <text:p text:style-name="P30">4.5 適用範囲に関する規則</text:p>
      <text:p text:style-name="P31">4.6 静的変数</text:p>
      <text:p text:style-name="P31">4.7 ブロック構造</text:p>
      <text:p text:style-name="P32">4.8 初　期　化</text:p>
      <text:p text:style-name="P32">4.9 再　　帰</text:p>
      <text:p text:style-name="P32">4.10 プリプロセッサ</text:p>
      <text:p text:style-name="P33"/>
      <text:p text:style-name="P34">第５章<text:span text:style-name="T9">　ポインタと配列</text:span></text:p>
      <text:p text:style-name="P35"/>
      <text:p text:style-name="P32">5.1 ポインタとアドレス</text:p>
      <text:p text:style-name="P32">5.2 ポインタと関数引数</text:p>
      <text:p text:style-name="P32">5.3 配列とアドレス</text:p>
      <text:p text:style-name="P32">5.4 多次元配列</text:p>
      <text:p text:style-name="P32">5.5 マップド配列</text:p>
      <text:p text:style-name="P32">5.6 コマンド行の引数</text:p>
      <text:p text:style-name="P32">5.7 関数名の参照</text:p>
      <text:p text:style-name="P32"/>
      <text:p text:style-name="P34">第６章　<text:span text:style-name="T9">構造体</text:span></text:p>
      <text:p text:style-name="P35"/>
      <text:p text:style-name="P32">6.1 基本事項</text:p>
      <text:p text:style-name="P32">6.2 構造体とルーチン</text:p>
      <text:p text:style-name="P32">6.3 自己参照的構造体</text:p>
      <text:p text:style-name="P32"/>
      <text:p text:style-name="P34">第７章　<text:span text:style-name="T9">データ・リストとデータ並び</text:span></text:p>
      <text:p text:style-name="P35"/>
      <text:p text:style-name="P36">7.1 基本事項</text:p>
      <text:p text:style-name="P36">7.2 データ並びの便利な機能</text:p>
      <text:p text:style-name="P32"/>
      <text:p text:style-name="P37">第８章　<text:span text:style-name="T10">範囲式</text:span></text:p>
      <text:p text:style-name="P38"/>
      <text:p text:style-name="P38"/>
      <text:p text:style-name="P37">第９章　複素数<text:span text:style-name="T10">式</text:span></text:p>
      <text:p text:style-name="P39"/>
      <text:p text:style-name="P39"/>
      <text:p text:style-name="P40"><text:soft-page-break/>第１０章　有理数式</text:p>
      <text:p text:style-name="P41"/>
      <text:p text:style-name="P41"/>
      <text:p text:style-name="P40">第１１章　<text:span text:style-name="T10">入出力</text:span></text:p>
      <text:p text:style-name="P35"/>
      <text:p text:style-name="P32">11.1 標準入出力</text:p>
      <text:p text:style-name="P32">11.2 書式なし出力――print, echo, say</text:p>
      <text:p text:style-name="P32">11.3 書式付き出力――printf</text:p>
      <text:p text:style-name="P32">11.4 メモリー内への出力</text:p>
      <text:p text:style-name="P32">11.5 ファイル・アクセス</text:p>
      <text:p text:style-name="P32">11.6 エラー処理</text:p>
      <text:p text:style-name="P32">11.7 Ｉ／Ｏ関数</text:p>
      <text:p text:style-name="P35"/>
      <text:p text:style-name="P35"/>
      <text:p text:style-name="P42">第１２章　<text:span text:style-name="T10">例外機構</text:span></text:p>
      <text:p text:style-name="P43"/>
      <text:p text:style-name="P36">12.1 基本事項</text:p>
      <text:p text:style-name="P36">12.2 ＴＲＹ文</text:p>
      <text:p text:style-name="P36">12.3 ＣＡＴＣＨ文</text:p>
      <text:p text:style-name="P36">12.4 ＦＩＮＡＬＬＹ文</text:p>
      <text:p text:style-name="P36">12.5 例</text:p>
      <text:p text:style-name="P36"/>
      <text:p text:style-name="P44">第１３章　<text:span text:style-name="T12">外部ルーチン</text:span></text:p>
      <text:p text:style-name="P36"/>
      <text:p text:style-name="P45">13.1 input</text:p>
      <text:p text:style-name="P45">13.2 inputXML</text:p>
      <text:p text:style-name="P45"/>
      <text:p text:style-name="P44">第１４章　<text:span text:style-name="T12">オブジェクト指向的プログラミング</text:span></text:p>
      <text:p text:style-name="P46"/>
      <text:p text:style-name="P45">14.1 オブジェクト指向プログラミングとは</text:p>
      <text:p text:style-name="P45">14.2 クラス定義</text:p>
      <text:p text:style-name="P45">14.3 フィールド</text:p>
      <text:p text:style-name="P45">14.4 メソッド</text:p>
      <text:p text:style-name="P47">14.5 コンストラクタ</text:p>
      <text:p text:style-name="P47">14.6 オーバーロードとオーバーライド</text:p>
      <text:p text:style-name="P45">14.7 継承クラス</text:p>
      <text:p text:style-name="P45">14.8 インスタンス</text:p>
      <text:p text:style-name="P46"/>
      <text:p text:style-name="P48">第１５章　対話モード</text:p>
      <text:p text:style-name="P49"/>
      <text:p text:style-name="P50">15.1 入力と実行</text:p>
      <text:p text:style-name="P51">15.2 文の保存と編集</text:p>
      <text:p text:style-name="P51">15.3 サブコマンド</text:p>
      <text:p text:style-name="P51">15.4 対話モードを実行するスクリプト例</text:p>
      <text:p text:style-name="P49"/>
      <text:p text:style-name="P49"/>
      <text:p text:style-name="P52"><text:soft-page-break/>付録Ａ</text:p>
      <text:p text:style-name="P53"/>
      <text:p text:style-name="P54">第　1　章</text:p>
      <text:p text:style-name="P9"/>
      <text:p text:style-name="P55">入　　門</text:p>
      <text:p text:style-name="P9"/>
      <text:p text:style-name="P9"/>
      <text:p text:style-name="P9"/>
      <text:p text:style-name="P56">1.1 始めは皆同じ</text:p>
      <text:p text:style-name="P7">　始めに書くプログラムは、どのような言語でもだいたい同じで、次のものである。</text:p>
      <text:p text:style-name="P7">　　Hello World! という文字列を出力せよ。</text:p>
      <text:p text:style-name="P7">　Coalでのプログラムは、次のようになる。</text:p>
      <text:p text:style-name="P7"/>
      <text:p text:style-name="P7"><text:s text:c="4"/>//</text:p>
      <text:p text:style-name="P7"><text:s text:c="4"/>// <text:s text:c="3"/>hello.cl</text:p>
      <text:p text:style-name="P7"><text:s text:c="4"/>//</text:p>
      <text:p text:style-name="P7"><text:s text:c="4"/>proc main;</text:p>
      <text:p text:style-name="P7"><text:s text:c="8"/>print 'Hello World!';</text:p>
      <text:p text:style-name="P7"><text:s text:c="8"/>return;</text:p>
      <text:p text:style-name="P7"><text:s text:c="4"/>end proc;</text:p>
      <text:p text:style-name="P7"/>
      <text:p text:style-name="P7">　これを適当なテキストエディタで作成する。１ファイル中に作成されたプログラム全体をスクリプトと呼ぶ。テキストエディタは、改行コードと文字コードが設定できるものを推奨する。</text:p>
      <text:p text:style-name="P7">　最初の"//"は、コメントである、コメントの中を除き、どこにあっても"//"以降行の終わりまでがコメントになる。</text:p>
      <text:p text:style-name="P57">　コメントには、"/*"と"*/"の組み合わせも使用できる。"/*"と"*/"の組み合わせは、ネストすることができる。/* ～ */がないものと見なされる。</text:p>
      <text:p text:style-name="P7">　"proc"以降がプログラムの本体である。プログラムは、コマンド(文とも言う)の集まりであり、１つのコマンドは、";"で終わる。</text:p>
      <text:p text:style-name="P7">　Coalのプログラムは、procで始まる手続きとfunctionで始まる関数の集まりである。実行の開始は、proc mainである。</text:p>
      <text:p text:style-name="P7">　プログラムは、フリーフォーマットで作成できる。単語は、１つ以上のタブ、スペース、改行で区切る。改行はいくつあってもいいし、なくても良い。文字は、半角でも全角でもよい。</text:p>
      <text:p text:style-name="P7"><text:s/>文字データは、1文字でも複数文字列でも、1重引用符で囲む。1重引用符を文字データするときは、1重引用符を2個続けて指定する。</text:p>
      <text:p text:style-name="P7">　文字コードは、S-JIS(デフォルト)、UTF-8、EUC、JIS、EBCDICで作成できる。混合はできない。</text:p>
      <text:p text:style-name="P7">　改行コードは、CR+LF、LF、CRのどれでも良い、混合していても良い。</text:p>
      <text:p text:style-name="P7">　入力が終わったら適当なファイル名で保存する。拡張子は、あってもなくてもいいし、なんでも良い。デフォルトは、"cl"であるので、これを推奨する。ここでは、"hello.cl"で保存するものとする。(Coalでは、</text:p>
      <text:p text:style-name="P7">スクリプトファイルの保存ディレクトリを指定する環境変数を設定できる。Coal操作マニュアル参照)</text:p>
      <text:p text:style-name="P7">　保存が終わったら、保存したディレクトリに行き、次の行を実行してみよう。</text:p>
      <text:p text:style-name="P7"/>
      <text:p text:style-name="P7">　　　　coal hello</text:p>
      <text:p text:style-name="P7"/>
      <text:p text:style-name="P58"><text:bookmark-start text:name="__DdeLink__193_1556375053"/>＜演習 1-1＞</text:p>
      <text:p text:style-name="P7"><text:bookmark-end text:name="__DdeLink__193_1556375053"/>　hello.clを作成し、実行する。"Hello World!"が、出力されたら、プログラムをいろいろ変更して、どんなエラーが出るのか、エラーが出ないのかを試してみよう。</text:p>
      <text:p text:style-name="P7"/>
      <text:p text:style-name="P59"/>
      <text:p text:style-name="P7">　Coalでは、出力する手段がいくつも用意されている。詳細は第８章で説明する。</text:p>
      <text:p text:style-name="P7">　(1)コマンド</text:p>
      <text:p text:style-name="P7">　　print <text:s/>'Hello World!';</text:p>
      <text:p text:style-name="P7"><text:s text:c="4"/>say <text:s text:c="3"/>'Hello World!';</text:p>
      <text:p text:style-name="P7"><text:s text:c="4"/>echo <text:s text:c="2"/>'Hello World!';</text:p>
      <text:p text:style-name="P7"><text:s text:c="4"/>printf '%s\n' 'Hello World!';</text:p>
      <text:p text:style-name="P7"/>
      <text:p text:style-name="P7">　　　print、say、echoはデータ出力後改行する。</text:p>
      <text:p text:style-name="P7">　　　printfは改行しないので、改行したいときは、改行を出力するようにしなければならない。</text:p>
      <text:p text:style-name="P7"/>
      <text:p text:style-name="P7">　(2)関数</text:p>
      <text:p text:style-name="P7"><text:s text:c="4"/>print('Hello World!');</text:p>
      <text:p text:style-name="P60"><text:s text:c="4"/><text:span text:style-name="T13">say</text:span>('Hello World!');</text:p>
      <text:p text:style-name="P60"><text:s text:c="4"/><text:span text:style-name="T13">echo</text:span>('Hello World!');</text:p>
      <text:p text:style-name="P60"><text:s text:c="4"/>printf('%s\n','Hello World!')</text:p>
      <text:p text:style-name="P7"><text:s text:c="4"/>putline('Hello World!')</text:p>
      <text:p text:style-name="P7"><text:s text:c="4"/>その他</text:p>
      <text:p text:style-name="P7"/>
      <text:p text:style-name="P7">　　　print()、putline()はデータ出力後改行する。</text:p>
      <text:p text:style-name="P7">　　　printf()は改行しないので、改行したいときは、改行を出力するようにしなければならない。</text:p>
      <text:p text:style-name="P7">　　　printf()では、次ぎのようにも書ける。</text:p>
      <text:p text:style-name="P7"/>
      <text:p text:style-name="P7">　　　　printf('%s%s','Hello World!','\n');</text:p>
      <text:p text:style-name="P7">　　　　printf('%s','Hello World!\n');</text:p>
      <text:p text:style-name="P7">　　　　printf('Hello World!\n');</text:p>
      <text:p text:style-name="P7"/>
      <text:p text:style-name="P7">最初の例は、次のように書いても同じ出力になる。</text:p>
      <text:p text:style-name="P7"/>
      <text:p text:style-name="P7"><text:s text:c="4"/>//</text:p>
      <text:p text:style-name="P7"><text:s text:c="4"/>// <text:s text:c="3"/>hello.cl</text:p>
      <text:p text:style-name="P7"><text:s text:c="4"/>//</text:p>
      <text:p text:style-name="P7"><text:s text:c="4"/>proc main;</text:p>
      <text:p text:style-name="P7"><text:s text:c="8"/>printf('Hello ');</text:p>
      <text:p text:style-name="P7"><text:s text:c="8"/>printf('World!');</text:p>
      <text:p text:style-name="P7"><text:s text:c="8"/>printf('\n');</text:p>
      <text:p text:style-name="P7"><text:s text:c="8"/>return;</text:p>
      <text:p text:style-name="P7"><text:s text:c="4"/>end proc;</text:p>
      <text:p text:style-name="P7"/>
      <text:p text:style-name="P7">　ここで注意したいのは、\nが１つの文字(LF)を表していることである。\nのようなエスケープ符号列は、表現しにくい、すなわち目に見えない文字を表す、または、機能のある文字を文字として表す一般的で、拡張可能な機構である。Coalでは、その他の主な記号には、tabを表す\t、バックスペースの\b、CRの\r、１重引用符の\'、２重引用符の\"、バックスラッシュ自体を表す\\がある。</text:p>
      <text:p text:style-name="P7"/>
      <text:p text:style-name="P61"><text:span text:style-name="T14">＜演習1-2＞　</text:span><text:span text:style-name="T15">printfの書式文字列に\xのxをいろいろと変えてどうなるかを試してみよう。</text:span></text:p>
      <text:p text:style-name="P59"/>
      <text:p text:style-name="P56">1.2 変数と算術</text:p>
      <text:p text:style-name="P62">(1)簡単な計算</text:p>
      <text:p text:style-name="P63">　次のプログラムは、１～Ｎまでの和を求めるものである。</text:p>
      <text:p text:style-name="P64"><text:s text:c="4"/>//</text:p>
      <text:p text:style-name="P64"><text:s text:c="4"/>// １～Ｎまでの和を求める</text:p>
      <text:p text:style-name="P64"><text:s text:c="4"/>//</text:p>
      <text:p text:style-name="P64"><text:s text:c="4"/>proc main;<text:tab/><text:tab/>// メイン処理の始まり</text:p>
      <text:p text:style-name="P65"><text:s text:c="8"/>int N = %1;<text:tab/><text:tab/>// 上限値にパラメータを設定</text:p>
      <text:p text:style-name="P65"><text:s text:c="8"/>s = 0;<text:tab/><text:tab/>// 合計値に0を設定</text:p>
      <text:p text:style-name="P66"><text:s text:c="8"/>while N &gt; 0;<text:tab/><text:tab/>// Nが0より大きい間、ループする</text:p>
      <text:p text:style-name="P64"><text:s text:c="12"/>s += N--;<text:tab/>// sにNを加えた後でNを1減ずる</text:p>
      <text:p text:style-name="P64"><text:s text:c="8"/>end while;<text:tab/><text:tab/>// ループの終わり</text:p>
      <text:p text:style-name="P64"><text:s text:c="8"/>print s;<text:tab/><text:tab/>// 合計値を出力する</text:p>
      <text:p text:style-name="P64"><text:s text:c="8"/>return ERROR;<text:tab/>// リターンコードを返す</text:p>
      <text:p text:style-name="P66"><text:s text:c="4"/>end proc;<text:tab/><text:tab/><text:tab/>// メイン処理の終わり</text:p>
      <text:p text:style-name="P64"/>
      <text:p text:style-name="P67">　Coalでは、変数は、宣言なしで使うことができる。このとき、変数のデータ型は、代入する値のデータ型になる。上の例では、sは整数型になる。</text:p>
      <text:p text:style-name="P67">　%1は、coal実行時の第１パラメータを示す。この例では、パラメータに何が指定されても整数値になるように、Nは明示的に整数で定義している。</text:p>
      <text:p text:style-name="P68"/>
      <text:p text:style-name="P69">　while N &gt; 0;</text:p>
      <text:p text:style-name="P69">　　・・・</text:p>
      <text:p text:style-name="P69">　<text:span text:style-name="T9">end while;</text:span></text:p>
      <text:p text:style-name="P69"/>
      <text:p text:style-name="P67">　whileの後ろには、式を指定する。この値が真(*)の間、end whileまでが実行される。</text:p>
      <text:p text:style-name="P67">　(*)数値では0、その他のデータ型ではデータ長が0のとき偽となり、その他のとき真となる。</text:p>
      <text:p text:style-name="P67">　比較式および論理式では、真が1、偽が0となる。</text:p>
      <text:p text:style-name="P67">　この例で<text:span text:style-name="T9">は、Nが0より大きい間、ループすることになる。</text:span></text:p>
      <text:p text:style-name="P68"/>
      <text:p text:style-name="P70"><text:s text:c="2"/>　s += N--;<text:tab/></text:p>
      <text:p text:style-name="P70"/>
      <text:p text:style-name="P70">　は、sにNを加えた後でNを1減ずることを示している。これは、以下と等価である。</text:p>
      <text:p text:style-name="P70"/>
      <text:p text:style-name="P70"><text:s text:c="4"/>s = s + N; <text:s/>または <text:s/>s += N;</text:p>
      <text:p text:style-name="P70"><text:s text:c="4"/>N = N - 1; <text:s/>または <text:s/>N -= 1; <text:s/>または <text:s/>N--; <text:s/>または <text:s/>--N;　(N--と--Nについては、後で説明する)</text:p>
      <text:p text:style-name="P70"/>
      <text:p text:style-name="P67">　return ERROR; のERRORは、エラーがあったときにエラーコードが入るシステム変数である。エラーメッセージは、システム変数ERRMSGに設定される。Coalでは、一部を除きエラーが起きた時点でエラー終了するため、この文が実行されることはないが、確実に、上位処理にエラーコードを返すために、ERRORを指定している。</text:p>
      <text:p text:style-name="P71">　実は、Coalには、合計を求める関数と範囲を示す範囲式が用意されているので、本プログラムの処理は、以下の１文で書ける。</text:p>
      <text:p text:style-name="P67"/>
      <text:p text:style-name="P67"><text:soft-page-break/><text:s text:c="4"/>print sum(*(1..%1));</text:p>
      <text:p text:style-name="P67"/>
      <text:p text:style-name="P72">　1..%1が範囲を表す式であり、*を付けることで、一つ一つの値に展開された集合を現す。これを受け取ったsumは、生成された範囲の一つ一つの値を入力し合計を求める。</text:p>
      <text:p text:style-name="P67"/>
      <text:p text:style-name="P62">(2)ちょっと複雑な計算と処理</text:p>
      <text:p text:style-name="P73">　次のプログラムは、以下の複利計算表を出力するものである。</text:p>
      <text:p text:style-name="P7"/>
      <text:p text:style-name="P74"><text:s text:c="4"/>1 1.05 <text:s text:c="3"/>10000</text:p>
      <text:p text:style-name="P75"><text:s text:c="4"/>2 1.10 <text:s text:c="3"/>10500</text:p>
      <text:p text:style-name="P75"><text:s text:c="4"/>3 1.16 <text:s text:c="3"/>11025</text:p>
      <text:p text:style-name="P75"><text:s text:c="4"/>4 1.22 <text:s text:c="3"/>11576</text:p>
      <text:p text:style-name="P75"><text:s text:c="4"/>5 1.28 <text:s text:c="3"/>12154</text:p>
      <text:p text:style-name="P75"><text:s text:c="4"/>6 1.34 <text:s text:c="3"/>12761</text:p>
      <text:p text:style-name="P75"><text:s text:c="4"/>7 1.41 <text:s text:c="3"/>13399</text:p>
      <text:p text:style-name="P75"><text:s text:c="4"/>8 1.48 <text:s text:c="3"/>14068</text:p>
      <text:p text:style-name="P75"><text:s text:c="4"/>9 1.55 <text:s text:c="3"/>14771</text:p>
      <text:p text:style-name="P75"><text:s text:c="3"/>10 1.63 <text:s text:c="3"/>15509</text:p>
      <text:p text:style-name="P76"/>
      <text:p text:style-name="P7">　プログラム自体は次のようになる。</text:p>
      <text:p text:style-name="P7"/>
      <text:p text:style-name="P7"><text:s text:c="4"/>//</text:p>
      <text:p text:style-name="P77"><text:s text:c="4"/>// 複利計算表を出力</text:p>
      <text:p text:style-name="P7"><text:s text:c="4"/>//</text:p>
      <text:p text:style-name="P7"><text:s text:c="4"/>proc main;</text:p>
      <text:p text:style-name="P78"><text:s text:c="8"/>long amount; <text:s text:c="7"/>/* 複利金額 */</text:p>
      <text:p text:style-name="P78"/>
      <text:p text:style-name="P7"><text:s text:c="8"/>init_val = 10000; <text:s text:c="2"/>/* 金額の初期値 */</text:p>
      <text:p text:style-name="P78"><text:s text:c="8"/>compound = 1.0; <text:s text:c="4"/>/* 複利の初期値 */</text:p>
      <text:p text:style-name="P78"><text:s text:c="8"/>rate <text:s text:c="4"/>= 0.05; <text:s text:c="3"/>/* 金利の率 */</text:p>
      <text:p text:style-name="P7"><text:s text:c="8"/>term <text:s text:c="4"/>= 10; <text:s text:c="5"/>/* 期間 */</text:p>
      <text:p text:style-name="P7"><text:s text:c="8"/>amount = init_val; <text:s/>/* 複利金額の初期設定 */</text:p>
      <text:p text:style-name="P7"><text:s text:c="8"/>year <text:s text:c="4"/>= 0; <text:s text:c="6"/>/* 年の初期値 */</text:p>
      <text:p text:style-name="P7"><text:s text:c="8"/>rate += 1.0;</text:p>
      <text:p text:style-name="P79"><text:s text:c="8"/>printf('%3d %5.2r %6d\n',year,compound,amount);</text:p>
      <text:p text:style-name="P79"><text:s text:c="8"/>year += 1; <text:s text:c="3"/>/* yearを1増やす */</text:p>
      <text:p text:style-name="P79"><text:s text:c="8"/>while year &lt;= term;</text:p>
      <text:p text:style-name="P78"><text:s text:c="12"/>compound *= rate;</text:p>
      <text:p text:style-name="P78"><text:s text:c="12"/>amount *= <text:span text:style-name="T16">rate</text:span>;</text:p>
      <text:p text:style-name="P79"><text:s text:c="12"/>printf('%3d %5.2r %6d\n',year,compound,amount);</text:p>
      <text:p text:style-name="P79"><text:s text:c="12"/>year += 1; <text:s text:c="3"/>/* yearを1増やす */</text:p>
      <text:p text:style-name="P7"><text:s text:c="8"/>end while;</text:p>
      <text:p text:style-name="P7"><text:s text:c="8"/>return ERROR;</text:p>
      <text:p text:style-name="P7"><text:s text:c="4"/>end proc;</text:p>
      <text:p text:style-name="P7"/>
      <text:p text:style-name="P7"><text:soft-page-break/>　Coalでは、変数のデータ型は、代入する値のデータ型になるから、上の例では、init_val、term、amount、yearが整数型になる。</text:p>
      <text:p text:style-name="P7">　少数点付きの数値、および、その演算は、10進浮動小数点数(デフォルト)または倍精度浮動小数点数になる。したがって、rateとcompoundは、10進浮動小数点数(デフォルト)または倍精度浮動小数点数になる。</text:p>
      <text:p text:style-name="P7">　10進浮動小数点数になるか倍精度浮動小数点数になるかは、実行時オプションで決まる。</text:p>
      <text:p text:style-name="P7">　金額は整数なのでlongで宣言している。以下の式では、amountに代入されるときに小数点以下が四捨五入されて整数になる(小数点以下の処理については実行時オプションで決まる)。数値についての詳細な規則については、第２章で述べる。</text:p>
      <text:p text:style-name="P7"/>
      <text:p text:style-name="P79">　amount *= <text:span text:style-name="T17">rate</text:span>;</text:p>
      <text:p text:style-name="P7"/>
      <text:p text:style-name="P7">　表の各行は同じ式で計算されるから、行ごとに１回繰り返すループを使うのがよい。これがwhile文の目的である。</text:p>
      <text:p text:style-name="P7"/>
      <text:p text:style-name="P7"><text:s text:c="4"/>while year &lt;= term;</text:p>
      <text:p text:style-name="P7"><text:s text:c="8"/>・・・</text:p>
      <text:p text:style-name="P7"><text:s text:c="4"/>end while;</text:p>
      <text:p text:style-name="P7"/>
      <text:p text:style-name="P7">　この例では、 yearがterm以下の間ループすることになる。</text:p>
      <text:p text:style-name="P7"/>
      <text:p text:style-name="P7">　この例は、printfがどう働くかをもう少しよく示す例になっている。printfは、実際には汎用の書式変換関数である。これについては第７章で詳しく説明する。ここでは、最初の引数は出力すべき書式で、%記号はそれぞれ他の引数(第２、第３、・・・)の１つをどこに挿入すべきか、それをどんな形式で出力すべきかを示している。たとえば</text:p>
      <text:p text:style-name="P7"/>
      <text:p text:style-name="P79"><text:s text:c="4"/>printf('%3d %5.2r %6d\n",year,compound,amount);</text:p>
      <text:p text:style-name="P7"/>
      <text:p text:style-name="P7">という文では、変換指示子 %3d は、整数を少なくても３桁幅のスペースに右詰めで出力することを示し、変換指示子 %5.2rは、１０進浮動小数点数を５桁幅で、少数点以下２桁までを右詰めで出力することを示している。最後の \n は、改行コードを出力することを示している。</text:p>
      <text:p text:style-name="P7">　一方、printコマンドは、書式を意識しないで、値を出力するのに便利である。定数はそのまま出力し、その他は、"指定された式そのもの="に続いて値を出力してくれる。</text:p>
      <text:p text:style-name="P7">　入出力機能は、Coalの一部ではあるが、本質的な部分ではないため、第８章まであまり述べないことにする。</text:p>
      <text:p text:style-name="P7"/>
      <text:p text:style-name="P58"/>
      <text:p text:style-name="P61"><text:span text:style-name="T14">＜演習1-3＞</text:span><text:span text:style-name="T15">　表の上に見出しを出力するように複利計算プログラムを変更せよ。</text:span></text:p>
      <text:p text:style-name="P61"><text:span text:style-name="T14">＜演習1-4＞</text:span><text:span text:style-name="T15">　令和年号を西暦に換算するプログラムを書け。</text:span></text:p>
      <text:p text:style-name="P58"/>
      <text:p text:style-name="P58"/>
      <text:p text:style-name="P80"/>
      <text:p text:style-name="P56">1.3 for 文</text:p>
      <text:p text:style-name="P81">　周知のように、プログラムを書くにはいろいろなやり方がある。複利計算プログラムを別の形に書いてみよう。</text:p>
      <text:p text:style-name="P82"/>
      <text:p text:style-name="P7"><text:s text:c="4"/>//</text:p>
      <text:p text:style-name="P79"><text:s text:c="4"/>// 複利計算表を出力する</text:p>
      <text:p text:style-name="P7"><text:s text:c="4"/>//</text:p>
      <text:p text:style-name="P7"><text:s text:c="4"/>proc main;</text:p>
      <text:p text:style-name="P83"><text:s text:c="8"/>long amount = 10000; /* 複利金額の宣言と初期設定 */</text:p>
      <text:p text:style-name="P84"><text:s text:c="8"/>compound = 1.0; <text:s text:c="5"/>/* 複利の初期値 */</text:p>
      <text:p text:style-name="P84"><text:s text:c="8"/>rate = 1.05; <text:s text:c="8"/>/* 金利の率 */</text:p>
      <text:p text:style-name="P84"><text:s text:c="8"/>year = 0;</text:p>
      <text:p text:style-name="P85"><text:s text:c="8"/>printf('%3d %5.2r %6d\n',year,compound,amount);</text:p>
      <text:p text:style-name="P85"><text:s text:c="8"/>for (year = 1; year &lt;= 10; year += 1) ;</text:p>
      <text:p text:style-name="P86"><text:s text:c="12"/>amount *= rate;</text:p>
      <text:p text:style-name="P86"><text:s text:c="12"/>printf('%3d %4.2r %6d\n',year,compound*=rate,amount);</text:p>
      <text:p text:style-name="P77"><text:s text:c="8"/>end for;</text:p>
      <text:p text:style-name="P7"><text:s text:c="8"/>return ERROR;</text:p>
      <text:p text:style-name="P7"><text:s text:c="4"/>end proc;</text:p>
      <text:p text:style-name="P7"/>
      <text:p text:style-name="P85">　変更点は、whileの代わりにforを使う、init_valとterm変数を使わない、rateは最初から式で使う値にしておく、計算式は一部をprintf文の中に入れるである。</text:p>
      <text:p text:style-name="P7">　この例は、forの使い方と式の値が指定できるところであれば、どこにでも指定できることを示している。</text:p>
      <text:p text:style-name="P7">　printf文の中の式</text:p>
      <text:p text:style-name="P83"><text:s text:c="9"/>compound*=rate (compound = compound * rate と同値である)</text:p>
      <text:p text:style-name="P83">のcompoundの値がprintfで出力される値になる。</text:p>
      <text:p text:style-name="P7">　for自体はループであり、whileの一般化になっている。forにはセミコロンで区切られた３つの部分がある。最初の</text:p>
      <text:p text:style-name="P7"><text:s text:c="8"/>year = 1</text:p>
      <text:p text:style-name="P7">　は、ループに入る前に一度だけ実行される。第二の</text:p>
      <text:p text:style-name="P7"><text:s text:c="8"/>year &lt;= 10</text:p>
      <text:p text:style-name="P7">　という部分は、ループを制御するテストすなわち条件である。この条件を評価して、これが真であれば、ループの本体(ここでは単にprintf)が実行される。ループの終わりを示すend forは、nextでも良い。</text:p>
      <text:p text:style-name="P7">　次に、<text:bookmark-start text:name="__DdeLink__64041_242285876"/>変数の変化<text:bookmark-end text:name="__DdeLink__64041_242285876"/>のステップ</text:p>
      <text:p text:style-name="P7"><text:s text:c="8"/>year += 1 <text:s text:c="4"/>(year = year + 1 と同値である)</text:p>
      <text:p text:style-name="P7">　が実行され、先の条件が再び評価される。このループは条件が偽となれば、終わりとなる。</text:p>
      <text:p text:style-name="P7">　ループには、その他に、</text:p>
      <text:p text:style-name="P7"><text:s text:c="8"/>loop、loop 式、until...end until、do...while 式、do...until 式</text:p>
      <text:p text:style-name="P7">がある。ループについては、第３章で詳しく説明する。</text:p>
      <text:p text:style-name="P7">　なお本書では、for等の制御文で後ろにカッコが付くときは、１個のスペースを空け、printf等の関数では、スペース空けないでカッコを書くことにしている。文法的にはスペースはいくつ空けても良いし、なくても良い。</text:p>
      <text:p text:style-name="P7"/>
      <text:p text:style-name="P87"><text:soft-page-break/><text:span text:style-name="T14">＜演習1-5＞</text:span><text:span text:style-name="T15">　令和年号を西暦に換算するプログラムを変更して、西暦を令和年号を出力するようforを使って直せ。</text:span></text:p>
      <text:p text:style-name="P58"/>
      <text:p text:style-name="P58"/>
      <text:p text:style-name="P56">1.4 記号定数</text:p>
      <text:p text:style-name="P88">　プログラムの中に、10とか1.05とかいう特定の数字を埋め込むのは避けるべきである。特定の数字がプログラムの中に何回も現われる場合、後からこれを修正する必要が出てきたときには、プログラム中の全ての修正すべき特定の数字のみを選び出し修正しなければならくなる。一括置換などは論外である。特に、プログラムを作成してから時間がたっていたり、作成した人と修正する人が別々で、プログラムを読まなければならない人には、その意味が分らないし、これらを選択して修正するのも困難である。幸いにして、Coalにはそうした数を埋め込まない(直書きしない)方法がある。プログラムの始めに置く ##define 構文がそれである。これを使えば、特定の文字列を記号定数として定義することができる。スクリプト読み込み時に、記号定数として定義した名前が引用符なしに現れると、それに対応する文字列に置換されるのである。置換される文字列は、任意のどんなものでもよく、数値に限らない。</text:p>
      <text:p text:style-name="P7"/>
      <text:p text:style-name="P7">//</text:p>
      <text:p text:style-name="P7">// 記号定数</text:p>
      <text:p text:style-name="P7">//</text:p>
      <text:p text:style-name="P89">##define INIT_VAL <text:s text:c="3"/>10000 <text:s text:c="3"/>/* 複利金額の宣言と初期設定 */</text:p>
      <text:p text:style-name="P89">##define TERM <text:s text:c="7"/>10 <text:s text:c="6"/>/* 期間 */</text:p>
      <text:p text:style-name="P89">##define RATE <text:s text:c="7"/>1.05 <text:s text:c="4"/>/* 金利の率 */</text:p>
      <text:p text:style-name="P89"/>
      <text:p text:style-name="P89">proc main;</text:p>
      <text:p text:style-name="P89"><text:s text:c="4"/>long amount = INIT_VAL; <text:s text:c="2"/>/* 複利金額の宣言と初期設定 */</text:p>
      <text:p text:style-name="P89"><text:s text:c="4"/>compound = 1.0; <text:s text:c="10"/>/* 複利の初期値 */</text:p>
      <text:p text:style-name="P90"><text:s text:c="4"/>year = 0;</text:p>
      <text:p text:style-name="P89"><text:s text:c="4"/>printf('%3d %5.2r %6d\n',year,compound,amount);</text:p>
      <text:p text:style-name="P89"><text:s text:c="4"/>for (year = 1; year &lt;= TERM; year += 1) ;</text:p>
      <text:p text:style-name="P90"><text:s text:c="8"/>amount *= RATE;</text:p>
      <text:p text:style-name="P90"><text:s text:c="8"/>printf('%3d %5.2r %6d\n',year,compound*=RATE,amount);</text:p>
      <text:p text:style-name="P89"><text:s text:c="4"/>end for;</text:p>
      <text:p text:style-name="P89"><text:s text:c="4"/>return ERROR;</text:p>
      <text:p text:style-name="P89">end proc;</text:p>
      <text:p text:style-name="P89"/>
      <text:p text:style-name="P91">ここで INIT_VAL、TERM、RATE という値は定数であるから、宣言の必要はない。記号名は、変数名を小文字で書く場合に容易に区別できるように、大文字で書くのが普通である。定義の後ろにはセミコロンがないことに注意してもらいたい。定義された名前の後ろの行全体(コメントは除く)が置換され、forの中でセミコロンが１つ余計になってしまうからである。</text:p>
      <text:p text:style-name="P56"/>
      <text:p text:style-name="P92"/>
      <text:p text:style-name="P56"><text:bookmark-start text:name="__DdeLink__517_1556375053"/>1.5 文字処理を行う簡単なプログラム</text:p>
      <text:p text:style-name="P93"><text:s/>　Coalでは、１文字も複数文字も同じ文字列として扱う。文字列は数値と同様にそのまま代入や比較を行うことができる。</text:p>
      <text:p text:style-name="P7"><text:bookmark-end text:name="__DdeLink__517_1556375053"/>　次に、文字データに対し簡単な操作を行うプログラムを考える。多くのプログラムは、これらを元にすることができる。</text:p>
      <text:p text:style-name="P7"><text:soft-page-break/></text:p>
      <text:p text:style-name="P58">(1) 文字の入出力</text:p>
      <text:p text:style-name="P58"/>
      <text:p text:style-name="P7">　Coalには、一度に一文字を読み書きする関数が用意されている。getchar()は、標準入力から１文字入力しその文字を返す。関数 putchar(c) は getchar()の逆であり、標準出力に１文字出力する。</text:p>
      <text:p text:style-name="P94">　標準入力と標準出力は、たいていの場合、キーボードと画面である。</text:p>
      <text:p text:style-name="P94"><text:s text:c="4"/>c = getchar();</text:p>
      <text:p text:style-name="P7">によって、変数cには入力した文字が入る。getchar()は、改行(CR+LF、LF、CR)をすべてLFに変換して読み込む。</text:p>
      <text:p text:style-name="P7"><text:s text:c="4"/>putchar(c)</text:p>
      <text:p text:style-name="P7">は、変数cの内容を出力する。出力時には、LFはCR+LFに変換されて出力され、次に出力される位置が次の行の先頭になる。改行を変換するかどうかは実行時オプションで制御できる。なお、Coalでは、getchar()とputchar()を使う機会はあまりない。</text:p>
      <text:p text:style-name="P95">　次の例は、getchar()とputchar()を入力が終了するまで繰り返すだけのプログラムである。入力をファイルにすれば、その内容を画面に表示したり、別のファイルにコピーしたりできる。プログラムの構造は以下になる。</text:p>
      <text:p text:style-name="P7"/>
      <text:p text:style-name="P7">　　１文字を取ってくる</text:p>
      <text:p text:style-name="P7">　　以下をファイルの終わりまで繰り返す</text:p>
      <text:p text:style-name="P7">　　　　読み込んだ文字を出力</text:p>
      <text:p text:style-name="P7">　　　　新しい文字を取ってくる</text:p>
      <text:p text:style-name="P7"/>
      <text:p text:style-name="P7">　これをCoalに変換すると、次のようになる。</text:p>
      <text:p text:style-name="P7"/>
      <text:p text:style-name="P7"><text:s text:c="4"/>//</text:p>
      <text:p text:style-name="P7"><text:s text:c="4"/>// 入力を出力にコピー</text:p>
      <text:p text:style-name="P7"><text:s text:c="4"/>//</text:p>
      <text:p text:style-name="P7"><text:s text:c="4"/>proc main;</text:p>
      <text:p text:style-name="P96"><text:s text:c="8"/>c = getchar();</text:p>
      <text:p text:style-name="P96"><text:s text:c="8"/>while c &lt;&gt; '';</text:p>
      <text:p text:style-name="P7"><text:s text:c="12"/>putchar(c);</text:p>
      <text:p text:style-name="P7"><text:s text:c="12"/><text:span text:style-name="T18">c = getchar();</text:span></text:p>
      <text:p text:style-name="P7"><text:s text:c="8"/>end while;</text:p>
      <text:p text:style-name="P7"><text:s text:c="8"/>return ERROR;</text:p>
      <text:p text:style-name="P7"><text:s text:c="4"/>end proc;</text:p>
      <text:p text:style-name="P7"/>
      <text:p text:style-name="P97">　比較演算子"&lt;&gt;"は"等しくない"という意味である。"!="、"&gt;&lt;"も同じ意味で使える。</text:p>
      <text:p text:style-name="P97">　ここで問題となるのは、入力の終わりをどう判定するかである。Coalでは、入力が終わるとgetchar()は、NULL文字('')を返すので、これを使って判定している。coalでは、I/O系の関数はエラー(ファイルの終わりを読んだときもエラーとなる)があってもエラー終了せず、エラーコードをERRORに設定して正常終了する。</text:p>
      <text:p text:style-name="P97">これを使うと次のように書ける。</text:p>
      <text:p text:style-name="P97"/>
      <text:p text:style-name="P97"><text:s text:c="4"/>while ERROR == 0;</text:p>
      <text:p text:style-name="P97"/>
      <text:p text:style-name="P97"><text:soft-page-break/>　I/O系の関数を実行したときには、ERRORをチェックしてエラーを判定する必要がある。また、呼び出された手続きは、エラーが起きたときERRORにエラーコードを設定して正常終了するため、プログラムがエラー終了することはない。エラー判定が必要なときは、手続きから帰って来たところでERRORをチェックする必要がある。これは、けっこう煩わしいコーディングになるので、Coalでは、例外処理機構が用意されている。例外処理機構を使用した例は後述する。ユーザ定義の関数およびほとんどの組み込み関数は、エラーが起きたときには、戻り値が未設定となりエラー終了する(実行時オプションで変更できる)。</text:p>
      <text:p text:style-name="P7">　Coalでは、</text:p>
      <text:p text:style-name="P7"/>
      <text:p text:style-name="P7"><text:s text:c="4"/>c = getchar()</text:p>
      <text:p text:style-name="P7"/>
      <text:p text:style-name="P98">のような任意の代入文は、式の中に書くことができる。この式の値は、左辺に代入される値と同じになる。</text:p>
      <text:p text:style-name="P98">これを while の条件式の中に入れることにすると、ファイルを複写するプログラムは次のようになる。</text:p>
      <text:p text:style-name="P7"><text:s text:c="4"/>//</text:p>
      <text:p text:style-name="P98"><text:s text:c="4"/>// 入力を出力にコピー</text:p>
      <text:p text:style-name="P98"><text:s text:c="4"/>//</text:p>
      <text:p text:style-name="P7"><text:s text:c="4"/>proc main;</text:p>
      <text:p text:style-name="P7"><text:s text:c="8"/>while <text:span text:style-name="T19">(</text:span>c = getchar()<text:span text:style-name="T19">) &lt;&gt; ''</text:span>;</text:p>
      <text:p text:style-name="P7"><text:s text:c="12"/>putchar(c);</text:p>
      <text:p text:style-name="P7"><text:s text:c="8"/>end while;</text:p>
      <text:p text:style-name="P7"><text:s text:c="8"/>return ERROR;</text:p>
      <text:p text:style-name="P7"><text:s text:c="4"/>end proc;</text:p>
      <text:p text:style-name="P7"/>
      <text:p text:style-name="P99">　このプログラムでは、一文字を入力してcに代入した後、その文字がファイルの終わりかを調べている。終わりでなければ、whileの内容が実行され、その文字が出力される。これを繰り返して入力が終わりになると、このwhileから抜けmainも終了する。</text:p>
      <text:p text:style-name="P99">　さて、ここで注意しなければならなのは、条件式中の代入文を囲むカッコが本当に必要なものであるということである。&lt;&gt;の優先順位は=よりも高いため、カッコがないと、&lt;&gt;の評価が代入の=より先に行われてしまうからである。</text:p>
      <text:p text:style-name="P99">　したがって、</text:p>
      <text:p text:style-name="P99"/>
      <text:p text:style-name="P99"><text:s text:c="4"/>c = getchar() &lt;&gt; ''</text:p>
      <text:p text:style-name="P99"/>
      <text:p text:style-name="P99">という文は、</text:p>
      <text:p text:style-name="P99"/>
      <text:p text:style-name="P99"><text:s text:c="4"/>c = (getchar() &lt;&gt; '')</text:p>
      <text:p text:style-name="P99"/>
      <text:p text:style-name="P99">と同じである。これでは、ファイルの終わりかそうでないかによって、cには0か1が代入されるという望まない結果になってしまう。(これについては、第２章でさらに述べる)</text:p>
      <text:p text:style-name="P99">　この例では、''は偽と同じ意味なので、while は以下のようにも書ける。</text:p>
      <text:p text:style-name="P99"/>
      <text:p text:style-name="P99"><text:s text:c="8"/>while c = getchar();</text:p>
      <text:p text:style-name="P99"/>
      <text:p text:style-name="P99">　このプログラムはgetcharの呼び出しが中心になっており、しかも一つしかないから、プログラムは短くなっている。(だだし、これを使いすぎると、分かりにくいプログラムになってしまうので注意されたい)</text:p>
      <text:p text:style-name="P7"><text:soft-page-break/>　実は、このプログラムは正確には複写しない、getcharは改行(CR+LF、LF、CR)をすべてLF('\n')に変換して読み込むためである。また、文字コードも所定のコードに変換される。これらは、実行時オプションの設定に依存する。</text:p>
      <text:p text:style-name="P7"/>
      <text:p text:style-name="P58">(2) 行数のカウント</text:p>
      <text:p text:style-name="P7"/>
      <text:p text:style-name="P7">　次のプログラムは入力の行数を数えるものである。入力行は改行で終わるものとする。</text:p>
      <text:p text:style-name="P7"><text:s text:c="4"/>//</text:p>
      <text:p text:style-name="P7"><text:s text:c="4"/>// 入力の行数をカウント</text:p>
      <text:p text:style-name="P7"><text:s text:c="4"/>//</text:p>
      <text:p text:style-name="P7"><text:bookmark-start text:name="__DdeLink__5301_1878294954"/><text:s text:c="4"/>proc main;</text:p>
      <text:p text:style-name="P7"><text:s text:c="8"/>long nl;</text:p>
      <text:p text:style-name="P7"/>
      <text:p text:style-name="P7"><text:s text:c="8"/>nl = 0;</text:p>
      <text:p text:style-name="P100"><text:s text:c="8"/>getline();</text:p>
      <text:p text:style-name="P100"><text:s text:c="8"/>while ERROR == 0;</text:p>
      <text:p text:style-name="P100"><text:s text:c="12"/>nl++;</text:p>
      <text:p text:style-name="P100"><text:s text:c="12"/>getline();</text:p>
      <text:p text:style-name="P7"><text:s text:c="8"/>end while;</text:p>
      <text:p text:style-name="P7"><text:s text:c="8"/>print nl;</text:p>
      <text:p text:style-name="P7"><text:s text:c="8"/>return ERROR;</text:p>
      <text:p text:style-name="P7"><text:s text:c="4"/>end proc;</text:p>
      <text:p text:style-name="P7"><text:bookmark-end text:name="__DdeLink__5301_1878294954"/></text:p>
      <text:p text:style-name="P101">　getline()は、１行入力するCoalの組み込み関数である。getline()は改行コードを文字列の終わりを示すNULL文字('\0')に置換する。改行のみの行のときは、戻り値はNULL文字となる。ファイルの終わりのときはgetline()を含む式の値がNULL文字になるためファイルの終わりを判別することができない。したがって、getline()では、ファイルの終わりをERRORかgetline()を含む式の真偽で判定することになる。</text:p>
      <text:p text:style-name="P102"/>
      <text:p text:style-name="P103">　次の文</text:p>
      <text:p text:style-name="P103"/>
      <text:p text:style-name="P103"><text:s text:c="4"/>nl++</text:p>
      <text:p text:style-name="P103"/>
      <text:p text:style-name="P104"><text:span text:style-name="T15">には新しい演算子++が出て来ているが、これは</text:span><text:span text:style-name="T14">1つの増加</text:span><text:span text:style-name="T15">(インクリメント)を表す。これは nl=nl+1 と書くのと同じであるが、nl++ の方が短く、より効率的なことが多い。これに対応する演算子としては、</text:span><text:span text:style-name="T14">1つの減少</text:span><text:span text:style-name="T15">(デクレメント)を表す -- がある。++ および -- という演算子は、前置演算子(++nl)でもよいし、後置演算子(nl++)でもよい。これら二つは式中では異なる値を持つが、++nl と nl++ は両方ともn</text:span><text:span text:style-name="T20">l</text:span><text:span text:style-name="T15">を１つ増やすものである。当分の間、本書では後置演算子のみを使うことする。</text:span></text:p>
      <text:p text:style-name="P105">　この行数カウントプログラムでは、カウント値は、long変数に蓄積される。32ビットOS環境では、2,147,483,647、64ビットOS環境では、9,223,372,036,854,775,807である。これよりさらに大きな数を扱うには、10進浮動小数点数が使える。</text:p>
      <text:p text:style-name="P105">　次に、while の代わりに for 文を使ってみよう。</text:p>
      <text:p text:style-name="P106"><text:s text:c="4"/>//</text:p>
      <text:p text:style-name="P106"><text:s text:c="4"/>// 入力の行数をカウント</text:p>
      <text:p text:style-name="P106"><text:s text:c="4"/>//</text:p>
      <text:p text:style-name="P103"><text:s text:c="4"/>proc main;</text:p>
      <text:p text:style-name="P103"><text:soft-page-break/><text:s text:c="8"/>long nl;</text:p>
      <text:p text:style-name="P103"/>
      <text:p text:style-name="P103"><text:s text:c="8"/>for (nl = 0; getline()&gt;='' <text:span text:style-name="T21">&amp;&amp; ERROR==0</text:span>; nl++);</text:p>
      <text:p text:style-name="P103"><text:s text:c="8"/>end for;</text:p>
      <text:p text:style-name="P103"><text:s text:c="8"/>print nl;</text:p>
      <text:p text:style-name="P103"><text:s text:c="8"/>return ERROR;</text:p>
      <text:p text:style-name="P103"><text:s text:c="4"/>end proc;</text:p>
      <text:p text:style-name="P103"/>
      <text:p text:style-name="P107">　ここでは、forループの本体は空である。これはすべての仕事が、テストと変数の変化の部分で行われているからである。<text:bookmark-start text:name="__DdeLink__8999_242285876"/>getline()<text:bookmark-end text:name="__DdeLink__8999_242285876"/>&gt;=''は、getline()のみだと改行コードのみの行があると偽となりループが終了してしまうため、必ず真になるようにしているのである。</text:p>
      <text:p text:style-name="P108">　<text:span text:style-name="T22">このプログラムは、入力に何も文字がなければ、ゼロという期待通りの結果になる。これは、getline()がfor や while のテスト部にあるために、最初にgetline()が実行されたときに結果が偽となるからである。</text:span></text:p>
      <text:p text:style-name="P109">　for や while の良い点の一つは、ループに入る前にテストが行われることである。つまり、何もやることがなければ、ループに入ることはなく、何も実行されないのである。"文字なし"というようなときにも、プログラムはちゃんと動作するようにしておく必要がある。for や while は、境界条件における動作が保証されていると言える。</text:p>
      <text:p text:style-name="P110"><text:span text:style-name="T23">　</text:span>以下は、0～n回繰り返す書き方の定石となっている。</text:p>
      <text:p text:style-name="P103"/>
      <text:p text:style-name="P103"><text:s text:c="4"/>while n--;</text:p>
      <text:p text:style-name="P103"><text:s text:c="8"/>・・・</text:p>
      <text:p text:style-name="P103"><text:s text:c="4"/>end while;</text:p>
      <text:p text:style-name="P111"/>
      <text:p text:style-name="P111">この書き方は、nが0以上でないと上手く行かない。負のときは、そのまま、真になるからである。nが負のときはループを実行しないようにするには以下のように書く。</text:p>
      <text:p text:style-name="P111"/>
      <text:p text:style-name="P112"><text:s text:c="4"/>while n-- &gt; 0;</text:p>
      <text:p text:style-name="P112"><text:s text:c="8"/>・・・</text:p>
      <text:p text:style-name="P112"><text:s text:c="4"/>end while;</text:p>
      <text:p text:style-name="P113"/>
      <text:p text:style-name="P111">forの場合は以下である。</text:p>
      <text:p text:style-name="P111"/>
      <text:p text:style-name="P111"><text:s text:c="4"/>for (i=0; i&lt;n; i++);</text:p>
      <text:p text:style-name="P111"><text:s text:c="8"/>・・・</text:p>
      <text:p text:style-name="P111"><text:s text:c="4"/>end for;</text:p>
      <text:p text:style-name="P111"/>
      <text:p text:style-name="P61"><text:span text:style-name="T14">＜演習1-6＞</text:span><text:span text:style-name="T15">　空白、タブ、改行を数えるプログラムを書け。空白は、半角スペースのみでもいいし、全角スペースを入れてもよい。両方を別々に数えてもよい。</text:span></text:p>
      <text:p text:style-name="P61"><text:span text:style-name="T14">＜演習1-7＞</text:span><text:span text:style-name="T15">　二つ以上の空白は一つの空白に置き換えながら、入力を出力に複写するプログラムを書け。</text:span></text:p>
      <text:p text:style-name="P7">空白は半角スペースのみでもいいし、全角スペースを入れても良い。ただし、半角と全角は区別すること。</text:p>
      <text:p text:style-name="P61"><text:span text:style-name="T14">＜演習1-8＞</text:span><text:span text:style-name="T15">　タブを\tという２文字に、バックスペースを\bという２文字に変換するプログラムを書け。</text:span></text:p>
      <text:p text:style-name="P7"/>
      <text:p text:style-name="P58">(3) 単語のカウント</text:p>
      <text:p text:style-name="P7"/>
      <text:p text:style-name="P114"><text:soft-page-break/>　次に、行と単語と文字数を数えるプログラムを考えてみよう。ここでは、改行は文字数に加えない。単語は、空白やタブや改行を含まない任意の文字列であるとする。</text:p>
      <text:p text:style-name="P7">　プログラムは、getchar()を使って１文字づつ判定する方法もあるが、ここでは、１行づつ読み込んで、その文字列を１文字づつ処理することにする。</text:p>
      <text:p text:style-name="P7"/>
      <text:p text:style-name="P7"><text:s text:c="4"/>//</text:p>
      <text:p text:style-name="P7"><text:s text:c="4"/>// 入力中の行、単語、文字のカウント</text:p>
      <text:p text:style-name="P7"><text:s text:c="4"/>//</text:p>
      <text:p text:style-name="P115"><text:s text:c="4"/>##define YES <text:s text:c="3"/>1</text:p>
      <text:p text:style-name="P115"><text:s text:c="4"/>##define NO <text:s text:c="4"/>0</text:p>
      <text:p text:style-name="P115"><text:s text:c="4"/>proc main;</text:p>
      <text:p text:style-name="P115"><text:s text:c="8"/>int nl, nw, nc, nn, len, i, inword;</text:p>
      <text:p text:style-name="P7"><text:s text:c="8"/>char line, c;</text:p>
      <text:p text:style-name="P7"/>
      <text:p text:style-name="P115"><text:s text:c="8"/>inword = NO;</text:p>
      <text:p text:style-name="P116"><text:s text:c="8"/>nl = nw = nc = 0;</text:p>
      <text:p text:style-name="P116"><text:s text:c="8"/>line = getline();</text:p>
      <text:p text:style-name="P117"><text:s text:c="8"/>while ERROR == 0;</text:p>
      <text:p text:style-name="P117"><text:s text:c="12"/>nl++;</text:p>
      <text:p text:style-name="P117"><text:s text:c="12"/>len = length(line);</text:p>
      <text:p text:style-name="P117"><text:s text:c="12"/>nc += len;</text:p>
      <text:p text:style-name="P117"><text:s text:c="12"/>for (i = 1; i &lt;= len; i++);</text:p>
      <text:p text:style-name="P117"><text:s text:c="16"/>if (c = substr(line, i, 1)) == ' ' || c == '\t' then</text:p>
      <text:p text:style-name="P117"><text:s text:c="20"/>inword = NO;</text:p>
      <text:p text:style-name="P117"><text:s text:c="16"/>elseif inword == NO then</text:p>
      <text:p text:style-name="P117"><text:s text:c="20"/>inword = YES;</text:p>
      <text:p text:style-name="P117"><text:s text:c="20"/>nw++;</text:p>
      <text:p text:style-name="P117"><text:s text:c="16"/>end if;</text:p>
      <text:p text:style-name="P117"><text:s text:c="12"/>end for;</text:p>
      <text:p text:style-name="P118"><text:s text:c="12"/>line = getline();</text:p>
      <text:p text:style-name="P117"><text:s text:c="8"/>end while;</text:p>
      <text:p text:style-name="P117"><text:s text:c="8"/>print nl;</text:p>
      <text:p text:style-name="P117"><text:s text:c="8"/>return ERROR;</text:p>
      <text:p text:style-name="P119"><text:s text:c="4"/>end proc;</text:p>
      <text:p text:style-name="P119"/>
      <text:p text:style-name="P119">上記プログラムで</text:p>
      <text:p text:style-name="P119"/>
      <text:p text:style-name="P115"><text:s text:c="8"/>len = length(line);</text:p>
      <text:p text:style-name="P115"/>
      <text:p text:style-name="P115">のlength()は、文字列中の文字数を返す関数である。</text:p>
      <text:p text:style-name="P115"/>
      <text:p text:style-name="P115"><text:s text:c="4"/>if (c = substr(line, i, 1)) == ' ' || c == '\t' then</text:p>
      <text:p text:style-name="P115"/>
      <text:p text:style-name="P118">のif ... then は、分岐処理を開始する文である。これについては後述する。</text:p>
      <text:p text:style-name="P118">substr(line, i, 1)は、文字列の一部を取り出す関数であり、先頭からi番目の１文字を取り出している。</text:p>
      <text:p text:style-name="P118"><text:soft-page-break/>substr()は、iが文字列中を指さないときはNULL文字を返す。</text:p>
      <text:p text:style-name="P120">　プログラムを読みやすくする上からいうと、リテラル値0や1を使うよりは、記号定数を使うほうが好ましい。本プログラムでは、記号定数<text:span text:style-name="T24">YESとNOを使っている。</text:span></text:p>
      <text:p text:style-name="P7">　次に、</text:p>
      <text:p text:style-name="P7"/>
      <text:p text:style-name="P7"><text:s text:c="4"/>nl = nw = nc = 0;</text:p>
      <text:p text:style-name="P7"/>
      <text:p text:style-name="P121">という行は、三つの変数すべてを0をするものである。これは特殊な例ではなく、代入文には値があり、右から左に代入が行われる結果である。これは次のように書くのと同じである。</text:p>
      <text:p text:style-name="P121"/>
      <text:p text:style-name="P7"><text:s text:c="4"/>nl = (nw = (nc = 0));</text:p>
      <text:p text:style-name="P7"/>
      <text:p text:style-name="P115"><text:s/>一方、演算子 || は OR を意味するから、</text:p>
      <text:p text:style-name="P115"/>
      <text:p text:style-name="P115"><text:s text:c="4"/>if c == ' ' || c == '\t' then</text:p>
      <text:p text:style-name="P115"/>
      <text:p text:style-name="P122"><text:span text:style-name="T15">という行は、"cが半角スペース</text:span><text:span text:style-name="T14">あるいは</text:span><text:span text:style-name="T15">cがタブならば"の意味である。</text:span><text:span text:style-name="T25">これに対するANDの演算子は &amp;&amp; である。&amp;&amp; あるいは || でつながれた式は、左から右へ評価される。&amp;&amp;の代</text:span><text:span text:style-name="T15">わりにAND(大文字小文字を問わない)を、||の代わりにOR(大文字小文字を問わない)も使用できる。coalでは、条件式の評価は演算子の優先順位の順に行われ、途中で真偽が判別した時点で終了する(実行時オプション２４による)。</text:span></text:p>
      <text:p text:style-name="P115">　この例には、elseif文も出ているが、これは、if文の条件式が偽のときに行うべき次の条件を指定するものである。elseifはいくつも指定できる。elseは最後の条件が偽のときに実行する文を指定する。elseはそれのみで文が完結しているため文の終わりを示すセミコロンはなくてもよい。</text:p>
      <text:p text:style-name="P115"/>
      <text:p text:style-name="P115"><text:s text:c="4"/>if 式 then</text:p>
      <text:p text:style-name="P115"><text:s text:c="8"/>文の並び１</text:p>
      <text:p text:style-name="P115"><text:s text:c="4"/>elseif 式 then</text:p>
      <text:p text:style-name="P115"><text:s text:c="8"/>文の並び２</text:p>
      <text:p text:style-name="P115"><text:s text:c="4"/>else</text:p>
      <text:p text:style-name="P115"><text:s text:c="8"/>文の並び３</text:p>
      <text:p text:style-name="P115"><text:s text:c="4"/>end if;</text:p>
      <text:p text:style-name="P115"/>
      <text:p text:style-name="P115">　if文全体としては、最初の条件式から順に評価され、真のときの文の並びのみが実行され、それ以降の文はend ifまでスキップされる。どの条件式も偽のときは、elseの文の並びが実行される。条件によって処理が分かれる事を分岐という。</text:p>
      <text:p text:style-name="P123">　複数<text:span text:style-name="T22">の条件に分岐するもう一つの方法としては、第３章で述べる switch 文というものがある。これは、ある式の値がどれと一致するかを調べる場合に特に適している。プログラムのswitch版を第３章で示す。</text:span></text:p>
      <text:p text:style-name="P115"/>
      <text:p text:style-name="P61"><text:span text:style-name="T14">＜演習1-9＞</text:span><text:span text:style-name="T15">　単語カウント・プログラムのテストをするとすれば、どのようにするか？これの境界条件は何か？</text:span></text:p>
      <text:p text:style-name="P61"><text:span text:style-name="T14">＜演習1-10＞</text:span><text:span text:style-name="T15">　入力した単語を１行に一つずつ出力するプログラムを書け。番号配列は、$(i)のように書いてi番目の要素を指定する。</text:span></text:p>
      <text:p text:style-name="P61"><text:span text:style-name="T14">＜演習1-11＞</text:span><text:span text:style-name="T15">　"単語の定義"をもっとはっきりさせて単語数をカウントするプログラムを書け。たとえば、英字で始まり、英字・数字・アポストロフィの連続したものを"単語"とするというふうに。　</text:span></text:p>
      <text:p text:style-name="P7"/>
      <text:p text:style-name="P58"><text:soft-page-break/>(4) 例外処理機構</text:p>
      <text:p text:style-name="P7"/>
      <text:p text:style-name="P7">　以下の例は、行数カウントプログラムを例外処理機構を使って書き直したものです。</text:p>
      <text:p text:style-name="P7"/>
      <text:p text:style-name="P7"><text:s text:c="4"/>//</text:p>
      <text:p text:style-name="P7"><text:s text:c="4"/>// 入力される行数をカウント</text:p>
      <text:p text:style-name="P7"><text:s text:c="4"/>//</text:p>
      <text:p text:style-name="P7"><text:s text:c="4"/>proc main;</text:p>
      <text:p text:style-name="P117"><text:s text:c="8"/>long nl = 0;</text:p>
      <text:p text:style-name="P117"><text:s text:c="8"/>try;</text:p>
      <text:p text:style-name="P117"><text:s text:c="12"/>loop;</text:p>
      <text:p text:style-name="P117"><text:s text:c="16"/>getline();</text:p>
      <text:p text:style-name="P117"><text:s text:c="16"/>nl++;</text:p>
      <text:p text:style-name="P117"><text:s text:c="12"/>end loop;</text:p>
      <text:p text:style-name="P117"><text:s text:c="8"/>catch;</text:p>
      <text:p text:style-name="P117"><text:s text:c="8"/>end try;</text:p>
      <text:p text:style-name="P117"><text:s text:c="8"/>print nl;</text:p>
      <text:p text:style-name="P117"><text:s text:c="8"/>return ERROR;</text:p>
      <text:p text:style-name="P7"><text:s text:c="4"/>end proc;</text:p>
      <text:p text:style-name="P7"/>
      <text:p text:style-name="P7">　try ～ end try が例外処理の範囲になり、try ～ catch の中が例外処理の対象になる文の並びになる。</text:p>
      <text:p text:style-name="P7">　この文の並び中で例外(エラー)が発生すると、例外処理対象から抜けて、発生した例外コードを指定したcatchの次の文の並びが実行される。この例では、catchには例外コードが指定されていないため、すべての例外がここでキャッチされる。catchの次には実行する文がないので、ただ、例外処理範囲を抜けるだけになる。</text:p>
      <text:p text:style-name="P7">　loop文はend loopまでを無限に繰りかえすループ文である。入力の終わりになるとそれに対応する例外が発生しループから抜けるので入力の終わりを判定する必要がない。例外処理機構については、後の章で詳しく説明する。</text:p>
      <text:p text:style-name="P7">　ループ処理はときとして無限ループに陥る危険性を秘めている。無限ループに陥ったときは、プログラムを強制終了させる他に手がない。そこで、Coalでは、ループの上限をMAX_LOOP_WHILEという変更可能な外部変数で設定できるようになっている。デフォルトは、100,000回である。</text:p>
      <text:p text:style-name="P7"/>
      <text:p text:style-name="P7"/>
      <text:p text:style-name="P56">1.6 配列</text:p>
      <text:p text:style-name="P7">　<text:span text:style-name="T22">10種類の数字と空白文字(スペース、タブ、改行)とその他すべての文字の出現回数を数えるプログラムを見てみよう。</text:span></text:p>
      <text:p text:style-name="P7"><text:span text:style-name="T22">　</text:span>入力する数字は10種類あるので<text:span text:style-name="T22">、それぞれの数字の出現回数を記憶するには10個の異なった変数を使うより配列を使った方が便利である。</text:span>ここに一つのプログラムの例を示す。</text:p>
      <text:p text:style-name="P7"/>
      <text:p text:style-name="P7"><text:s text:c="4"/>//</text:p>
      <text:p text:style-name="P7"><text:s text:c="4"/>// 個々の数字と空白文字(スペース、タブ、改行)をカウントする</text:p>
      <text:p text:style-name="P7"><text:s text:c="4"/>//</text:p>
      <text:p text:style-name="P7"><text:s text:c="4"/>proc main()</text:p>
      <text:p text:style-name="P117"><text:s text:c="8"/>char c;</text:p>
      <text:p text:style-name="P117"><text:s text:c="8"/>int i, nwhite, nother;</text:p>
      <text:p text:style-name="P117"><text:soft-page-break/><text:s text:c="8"/>int ndigit[10];</text:p>
      <text:p text:style-name="P7"/>
      <text:p text:style-name="P117"><text:s text:c="8"/>while c = getchar();</text:p>
      <text:p text:style-name="P117"><text:s text:c="12"/>if c&gt;='0' &amp;&amp; c&lt;='9' then</text:p>
      <text:p text:style-name="P117"><text:s text:c="16"/>ndigit[c]++;</text:p>
      <text:p text:style-name="P117"><text:s text:c="12"/>elseif c==' ' || c=='\t' || c=='\n' then</text:p>
      <text:p text:style-name="P117"><text:s text:c="16"/>nwhite++;</text:p>
      <text:p text:style-name="P117"><text:s text:c="12"/>else</text:p>
      <text:p text:style-name="P117"><text:s text:c="16"/>nother++;</text:p>
      <text:p text:style-name="P117"><text:s text:c="12"/>end if;</text:p>
      <text:p text:style-name="P117"><text:s text:c="8"/>end while;</text:p>
      <text:p text:style-name="P117"><text:s text:c="8"/>print *ndigit;</text:p>
      <text:p text:style-name="P117"><text:s text:c="8"/>print nwhite nother;</text:p>
      <text:p text:style-name="P117"><text:s text:c="8"/>return ERROR;</text:p>
      <text:p text:style-name="P7"><text:s text:c="4"/>end proc;</text:p>
      <text:p text:style-name="P7"/>
      <text:p text:style-name="P7">　ここで、</text:p>
      <text:p text:style-name="P7"><text:s text:c="4"/>int ndigit[10];</text:p>
      <text:p text:style-name="P7"/>
      <text:p text:style-name="P124"><text:span text:style-name="T22">は、ndigitがintの</text:span><text:span text:style-name="T26">1</text:span><text:span text:style-name="T22">0個の配列であることを宣言(定義とも言う)している。</text:span>Coalでは、配列の添え字はデフォルトでは0から始まる。これは、実行時オプションで1に変更できるし、添え字の範囲を指定することもできる。</text:p>
      <text:p text:style-name="P7"/>
      <text:p text:style-name="P7"><text:s text:c="4"/>int ndigit[0..9]; <text:s text:c="3"/>/* 添え字の範囲指定 */</text:p>
      <text:p text:style-name="P7"/>
      <text:p text:style-name="P7">　連想配列でない配列の添え字は、任意の整数の式で、もちろんiのような変数とか定数を含んでもかまわない。添え字が整数でないときは、自動で整数に変換される。</text:p>
      <text:p text:style-name="P7">　<text:span text:style-name="T22">この特定のプログラムは、数字の文字表現の性質とデータ型の自動変換に完全に依存するものである。たとえば</text:span><text:span text:style-name="T23">、</text:span></text:p>
      <text:p text:style-name="P7"/>
      <text:p text:style-name="P7"><text:s text:c="8"/>if c&gt;='0' &amp;&amp; c&lt;='9' then</text:p>
      <text:p text:style-name="P7"><text:s text:c="12"/>ndigit[c]++;</text:p>
      <text:p text:style-name="P7"/>
      <text:p text:style-name="P7">では、cの中の文字が数字かどうか調べ、数字であれば、配列要素 ndigit[c]を1増やしている。cは文字であるため、数字の表す整数値に自動で変換されている。</text:p>
      <text:p text:style-name="P7">　さて、このプログラムでは、加算する変数の初期化(0クリア)がないことに注意してもらいたい。Coalでは、データ型を指定した変数の定義では、変数は、そのデータ型の初期値に設定されるためである。</text:p>
      <text:p text:style-name="P7">　なお、型指定なしの配列には、どんなデータも入れることができる。</text:p>
      <text:p text:style-name="P7"/>
      <text:p text:style-name="P125"><text:s text:c="8"/>print *ndigit;</text:p>
      <text:p text:style-name="P125"/>
      <text:p text:style-name="P125">の*ndigitは、配列ndigitの最初の要素から値を設定済みの最大要素までの要素全体をを表すので、'0'から出現した最大の数字までの個数が出力される。</text:p>
      <text:p text:style-name="P125">　配列の添え字に範囲式を指定すると、対応する要素を持つ配列を現す。</text:p>
      <text:p text:style-name="P125"/>
      <text:p text:style-name="P126"><text:soft-page-break/><text:s text:c="8"/>print *ndigit[2..5];</text:p>
      <text:p text:style-name="P126"/>
      <text:p text:style-name="P126">　これは、ndigit[2]、ndigit[3]、ndigit[4]、ndigit[5] を出力する。</text:p>
      <text:p text:style-name="P7"/>
      <text:p text:style-name="P61"><text:span text:style-name="T14">＜演習1-12＞</text:span><text:span text:style-name="T15">　入力した単語の数をヒストグラム(度数分布図)にして出力するプログラムを書け。ヒストグラムは横に書く方が簡単だが、縦書きに挑戦してみるのもよい。</text:span></text:p>
      <text:p text:style-name="P7"/>
      <text:p text:style-name="P127"/>
      <text:p text:style-name="P56"><text:bookmark-start text:name="__DdeLink__682_1556375053"/>1.7 連想配列<text:bookmark-end text:name="__DdeLink__682_1556375053"/></text:p>
      <text:p text:style-name="P7">　添え字に文字列を指定可能な配列を連想配列という。前の例では次のように書ける。</text:p>
      <text:p text:style-name="P7"/>
      <text:p text:style-name="P7"><text:s text:c="4"/>int ndigit hash 10; <text:s text:c="4"/>/* 連想配列 */</text:p>
      <text:p text:style-name="P7"/>
      <text:p text:style-name="P7">　上記で10は、使用する予定の数である。連想配列には個数の上限はないが、予定の数を指定したほうが効率がよくなる。指定しないときは、10が指定さたものと見なされる。</text:p>
      <text:p text:style-name="P7">　前の例の</text:p>
      <text:p text:style-name="P7"/>
      <text:p text:style-name="P7"><text:s text:c="4"/>ndigit[c]++;</text:p>
      <text:p text:style-name="P7"/>
      <text:p text:style-name="P7">は、cが文字列であるためこのまま使用することができる。連想配列では、添え字が文字列でないときは、自動で文字列に変換される。</text:p>
      <text:p text:style-name="P7">　連想配列の内容を以下で出力した場合には、添え字と値が対で出力される。</text:p>
      <text:p text:style-name="P7"/>
      <text:p text:style-name="P7"><text:s text:c="4"/>print *ndigit;</text:p>
      <text:p text:style-name="P7"/>
      <text:p text:style-name="P127"/>
      <text:p text:style-name="P128">1.8 特殊な配列</text:p>
      <text:p text:style-name="P127">　Coalの配列には、特殊な配列として内部番号変数、パラメータ変数、検索結果読み込み変数がある。これらはスクリプト変数であり配列である。</text:p>
      <text:p text:style-name="P127">　パラメータ変数の要素は、"%"につづく整数で表す。Coalを実行したときのパラメータが入る文字配列で、%0にはパラメータ数が入り、%1以降に実際のパラメータが順に設定される。配列の要素番号を変数にするときは、%(変数)とする。%整数と%(整数)は同じである。パラメータ変数は定数扱いのため変更できない。</text:p>
      <text:p text:style-name="P127">　検索結果読み込み変数の要素は、"#"に続く整数で表す。SQLのselect文を実行したときにselectリストにある項目名に対応する値が#1から順に設定されるデータ型なし配列である。#0は項目数である。要素番号の指定方法は、パラメータ変数と同様である。検索結果読み込み変数も定数扱いのため変更できない。</text:p>
      <text:p text:style-name="P127">　内部番号変数の要素は、"$"に続く整数で表す。$1から始まるデータ型なし配列である。要素番号の指定方法は、パラメータ変数と同様である。$0には、設定済みの最大要素番号が入る。</text:p>
      <text:p text:style-name="P127"/>
      <text:p text:style-name="P127"><text:s text:c="4"/>//</text:p>
      <text:p text:style-name="P127"><text:s text:c="4"/>// パラメータ変数と内部番号変数</text:p>
      <text:p text:style-name="P127"><text:s text:c="4"/>//</text:p>
      <text:p text:style-name="P127"><text:s text:c="4"/>proc main;</text:p>
      <text:p text:style-name="P117"><text:s text:c="8"/>for (i=1; i&lt;=%0; i++);</text:p>
      <text:p text:style-name="P117"><text:s text:c="12"/>$(i) = %(i);</text:p>
      <text:p text:style-name="P117"><text:s text:c="12"/>print $(i);</text:p>
      <text:p text:style-name="P117"><text:soft-page-break/><text:s text:c="8"/>end for;</text:p>
      <text:p text:style-name="P117"><text:s text:c="8"/>return ERROR;</text:p>
      <text:p text:style-name="P127"><text:s text:c="4"/>end proc;</text:p>
      <text:p text:style-name="P129"/>
      <text:p text:style-name="P129">これは、パラメータの全てをいったん内部番号変数に代入し、それを出力するプログラムである。</text:p>
      <text:p text:style-name="P130">$(i)を$iとすることはできない。$iはiと同じだからである。また、%(i)も%iとすることはできない。%iはパラメータ変数にマップされたマップド配列変数iを表すからである。マップド配列については第５章で説明する。</text:p>
      <text:p text:style-name="P130">　これらの配列にはその要素を間接的に指定する方法がある。</text:p>
      <text:p text:style-name="P130"/>
      <text:p text:style-name="P130"><text:s text:c="4"/>$1 = 2;</text:p>
      <text:p text:style-name="P130"><text:s text:c="4"/>$$1 = 10;</text:p>
      <text:p text:style-name="P130"/>
      <text:p text:style-name="P130">とすると、$2に10が入る。$,%,#の組み合わせは自由である。間接指定の起点となる最も右側には変数も指定できる、また、各指定をカッコでくくてもよい。</text:p>
      <text:p text:style-name="P130"/>
      <text:p text:style-name="P130">$($(1)) は、$$1と同じである。</text:p>
      <text:p text:style-name="P130"/>
      <text:p text:style-name="P130">$$i では、$iが変数名になるので注意が必要である。</text:p>
      <text:p text:style-name="P130"/>
      <text:p text:style-name="P130">$$(i)は$$iと同じではない、$$(i)は変数iの内容がそのまま文字列として$$の後ろに付く形になる。内容が整数の12なら、$$12になるし、文字列'X'なら、$$Xとなる。これは、</text:p>
      <text:p text:style-name="P130"/>
      <text:p text:style-name="P130">x = 'abc';</text:p>
      <text:p text:style-name="P130">$(x) = 100;</text:p>
      <text:p text:style-name="P130"/>
      <text:p text:style-name="P130"/>
      <text:p text:style-name="P130">とすると、変数abcが作られ、100が代入されることを意味している。</text:p>
      <text:p text:style-name="P130"/>
      <text:p text:style-name="P129"/>
      <text:p text:style-name="P131">1.9 リストとデータ並び</text:p>
      <text:p text:style-name="P132">　Coalには、データの集まりを扱うものに、配列に加えてリストとデータ並びがある。</text:p>
      <text:p text:style-name="P133">　リストやデータ並びは、配列と同様に、カッコ([])を使って各要素にアクセスできる。</text:p>
      <text:p text:style-name="P133"/>
      <text:p text:style-name="P134">(1)リスト</text:p>
      <text:p text:style-name="P132">　リストは、データが先頭から末尾に向かって一直線に繋がった構造をしており、先頭を取り出したり、末尾に追加したり、リストどうしを連結したりする機能が備わっている。</text:p>
      <text:p text:style-name="P132">　リストを生成するには、カンマで区切ったデータを中カッコ"{"と"}"で囲ってやればよい。データ型は何でも良く、配列、データ並び、他のリストでも良い。リスト自体はデータ型を持たない。</text:p>
      <text:p text:style-name="P132"/>
      <text:p text:style-name="P132"><text:s text:c="4"/>a = {12, 'ABC', 45.8, ・・・};</text:p>
      <text:p text:style-name="P132"><text:s text:c="4"/>b = {'xyz', a, 658, ・・・};</text:p>
      <text:p text:style-name="P132"/>
      <text:p text:style-name="P132">bには、以下が代入される。</text:p>
      <text:p text:style-name="P132"/>
      <text:p text:style-name="P135"><text:soft-page-break/><text:s text:c="4"/>{'xyz', {12, 'ABC', 45.8, ・・・}, 658, ・・・}</text:p>
      <text:p text:style-name="P135"/>
      <text:p text:style-name="P135">　データ参照時に、直接的であれ間接的であれデータが循環する場合は、チェックされエラーとなる。</text:p>
      <text:p text:style-name="P135"/>
      <text:p text:style-name="P136">(2) データ並び</text:p>
      <text:p text:style-name="P137">　データ並びは、リストと同じ機能が備わっている。</text:p>
      <text:p text:style-name="P138">　データ並びを生成するには、カンマで区切ったデータを大カッコ"["と"]"で囲ってやればよい。データ型は何でも良く、配列、リスト、他のデータ並びでも良い。データ並び自体はデータ型を持たない。</text:p>
      <text:p text:style-name="P138"/>
      <text:p text:style-name="P138"><text:s text:c="4"/>a = [12, 'ABC', 45.8, ・・・];</text:p>
      <text:p text:style-name="P138"><text:s text:c="4"/>b = ['xyz', a, 658, ・・・];</text:p>
      <text:p text:style-name="P138"/>
      <text:p text:style-name="P138">bには、以下が代入される。</text:p>
      <text:p text:style-name="P138"/>
      <text:p text:style-name="P138"><text:s text:c="4"/>['xyz', [12, 'ABC', 45.8, ・・・], 658, ・・・]</text:p>
      <text:p text:style-name="P138"/>
      <text:p text:style-name="P138">　データ並びには、リストにない役割がある。</text:p>
      <text:p text:style-name="P138"/>
      <text:p text:style-name="P138"><text:s text:c="4"/>[a, b, c] = ['A', 'B', 'C'];</text:p>
      <text:p text:style-name="P137"/>
      <text:p text:style-name="P137">で、aには'A'が、bには'B'が、cには'C'が代入される。</text:p>
      <text:p text:style-name="P137"/>
      <text:p text:style-name="P139">(3) 集合演算</text:p>
      <text:p text:style-name="P137">　配列、リスト、データ並びには、集合演算をほどこすことができる。以下に一部の例を示す。</text:p>
      <text:p text:style-name="P137"/>
      <text:p text:style-name="P139"><text:span text:style-name="T9"><text:s text:c="4"/>a = </text:span><text:span text:style-name="T27">['A', 'B', 'C'] + ['C', 'X', 'A'];</text:span></text:p>
      <text:p text:style-name="P140"><text:s text:c="4"/>b = ['A', 'B', 'C'] - ['C', 'X', 'A'];</text:p>
      <text:p text:style-name="P137"/>
      <text:p text:style-name="P139"><text:span text:style-name="T9">では、aには、</text:span><text:span text:style-name="T27">['A', 'B', 'C', 'C', 'X', 'A'}が、bには、['B']が代入される。</text:span></text:p>
      <text:p text:style-name="P141"/>
      <text:p text:style-name="P139"><text:span text:style-name="T9"><text:s text:c="4"/>d = </text:span><text:span text:style-name="T27">['A', 'B', 'C'] &amp; ['C', 'X', 'A'];</text:span></text:p>
      <text:p text:style-name="P140"><text:s text:c="4"/>e = {'A', 'B', 'C'} | {'C', 'X', 'A'};</text:p>
      <text:p text:style-name="P141"/>
      <text:p text:style-name="P139"><text:span text:style-name="T9">では、dには、</text:span><text:span text:style-name="T27">['A', 'C'}が、eには、{'A', 'B', 'C', 'X'}が代入される。</text:span></text:p>
      <text:p text:style-name="P141"/>
      <text:p text:style-name="P137"/>
      <text:p text:style-name="P56">1.10 手続きと関数</text:p>
      <text:p text:style-name="P7">　Coalのプログラムが手続きと関数からなることは前にも述べた。違いは、手続きはcallコマンドで呼び出され、戻り値を持たないこと、関数は式の中で呼び出され戻り値を持つことである。</text:p>
      <text:p text:style-name="P7">　以降、本書では、手続きと関数を総称してルーチンと呼ぶことにする。</text:p>
      <text:p text:style-name="P61"><text:span text:style-name="T15">　</text:span><text:span text:style-name="T25">ルーチンは</text:span><text:bookmark text:name="__DdeLink__590_1556375053"/><text:span text:style-name="T25">、その内部を何も心配しないで使えるように、ある処理をブラックボックス化するのに便利な方法である。ルーチンは実際、大きなプログラムに潜在する複雑さに対処するただ一つの方法となる。うまく設計されたルーチンでは、いかに処理されるのかということ知る必要はなく、何ができるのかを知っていれば十分なのである。Coalは、ルーチンの使用が、やさしく、便利で、かつ能率的であるように設計されている。</text:span></text:p>
      <text:p text:style-name="P142"><text:soft-page-break/>　今まで<text:span text:style-name="T22">は</text:span><text:span text:style-name="T23">、</text:span><text:span text:style-name="T22">定義済みの関数(組み込み関数と呼ばれる)getchar()、putchar()、printf()、</text:span></text:p>
      <text:p text:style-name="P143">getline()、length()のみを使ってきた。そこで今度は自作の関数をいくつか書いてみることにしよう。</text:p>
      <text:p text:style-name="P144">　Coalは、**のような指数演算子もpowerという指数関数も持っているが、ここでは、整数mを正整数nでべき乗するpower(m,n)という関数を書いて、関数定義の機構を示すこととする。Coalでは同じ名前の関数があった場合は、自前の関数を優先して実行する(実行時オプションで変更できる)。</text:p>
      <text:p text:style-name="P7"/>
      <text:p text:style-name="P7">//</text:p>
      <text:p text:style-name="P7">// <text:s text:c="3"/>power関数のテスト</text:p>
      <text:p text:style-name="P7">//</text:p>
      <text:p text:style-name="P7">proc main;</text:p>
      <text:p text:style-name="P7"><text:s text:c="4"/>int i;</text:p>
      <text:p text:style-name="P7"/>
      <text:p text:style-name="P7"><text:s text:c="4"/>for (i = 0; i &lt; 10; i++);</text:p>
      <text:p text:style-name="P7"><text:s text:c="8"/>ptint power(2,i) power(-3,i);</text:p>
      <text:p text:style-name="P7"><text:s text:c="4"/>next;</text:p>
      <text:p text:style-name="P7"><text:s text:c="4"/>return ERROR;</text:p>
      <text:p text:style-name="P7">end proc;</text:p>
      <text:p text:style-name="P7"/>
      <text:p text:style-name="P7">func power(x, n);</text:p>
      <text:p text:style-name="P7"><text:s text:c="4"/>p = 1;</text:p>
      <text:p text:style-name="P7"><text:s text:c="4"/>loop n;</text:p>
      <text:p text:style-name="P7"><text:s text:c="8"/>p *= x;</text:p>
      <text:p text:style-name="P7"><text:s text:c="4"/>end loop;</text:p>
      <text:p text:style-name="P7"><text:s text:c="4"/>return p;</text:p>
      <text:p text:style-name="P7">end func;</text:p>
      <text:p text:style-name="P7"/>
      <text:p text:style-name="P7">　どちらも次のような同じ形をしている。これらの手続きや関数は、どんな順序で現れてもよい。</text:p>
      <text:p text:style-name="P7"/>
      <text:p text:style-name="P7"><text:s text:c="4"/>procまたはfunc 名前 (あれば、引数のならび);</text:p>
      <text:p text:style-name="P7"><text:s text:c="8"/>宣言</text:p>
      <text:p text:style-name="P7"><text:s text:c="8"/>文</text:p>
      <text:p text:style-name="P7"><text:s text:c="4"/>end procまたはfunc;</text:p>
      <text:p text:style-name="P7"/>
      <text:p text:style-name="P7">　さて、関数powerは、printで2回呼び出されている。どちらの呼び出しでも二つの引数を渡していて、そのたびに出力されるべき値を返している。</text:p>
      <text:p text:style-name="P7"/>
      <text:p text:style-name="P7"><text:s text:c="4"/>loop n;</text:p>
      <text:p text:style-name="P7"/>
      <text:p text:style-name="P7">は、n回ループすることを示している。この文では、ループに入る前にnがループ回数として設定され、以降nが変更されてもループ回数は変わらない。</text:p>
      <text:p text:style-name="P7"/>
      <text:p text:style-name="P7"><text:s text:c="4"/>p *= x</text:p>
      <text:p text:style-name="P7"/>
      <text:p text:style-name="P7">は、次の文と同じである。</text:p>
      <text:p text:style-name="P7"/>
      <text:p text:style-name="P7"><text:soft-page-break/><text:s text:c="4"/>p = p * x;</text:p>
      <text:p text:style-name="P7"/>
      <text:p text:style-name="P7">　この関数では、引数および戻り値のデータ型については、何も指定していないため、それらのデータ型で計算し結果を返す。整数に限定するためには以下のように書く。</text:p>
      <text:p text:style-name="P7"/>
      <text:p text:style-name="P7"><text:s text:c="4"/>func power(int x, int n) as int;</text:p>
      <text:p text:style-name="P7"/>
      <text:p text:style-name="P7">最後のas intが戻り値のデータ型を示している。pについては、データ型の宣言がないので最初に整数が、xが演算されればxのデータ型が割り当てられる。</text:p>
      <text:p text:style-name="P7"/>
      <text:p text:style-name="P61"><text:span text:style-name="T14">＜演習1-13＞</text:span><text:span text:style-name="T15">　int限定版とそうでない版で、mとnに整数以外の値が入るように変更して結果がどうなるかを試してみよ。</text:span></text:p>
      <text:p text:style-name="P7"/>
      <text:p text:style-name="P7"/>
      <text:p text:style-name="P56">1.11 引数 ―― 値による呼び出し(call by value)</text:p>
      <text:p text:style-name="P145">　Coalでは、すべてのルーチンの引数が"値"で渡され、呼ばれたルーチン内では、引数は、その値で初期化された局所変数(local 変数)として扱われる。引数で渡されるのが、アドレスではないため、呼ばれたルーチンが呼んだ方の引数の値を変えることはできない。</text:p>
      <text:p text:style-name="P145">　この値での呼び出し("call by value"と呼ばれる)は、メリットでありデメリットではない。引数で渡された値が呼ばれたルーチンの中でかってに変えられることを心配する必要がなく、また、呼ばれたルーチン内では、引数をそのまま使えため、通常は余分な変数をほとんど使わずに済み、プログラムはよりコンパクトになる。変数がどの範囲で有効かどうかは、後で述べる。</text:p>
      <text:p text:style-name="P121">　たとえば、この事実を使ったpower関数の別の形を次に示す。</text:p>
      <text:p text:style-name="P121"/>
      <text:p text:style-name="P7">func <text:bookmark-start text:name="__DdeLink__29990_242285876"/>power<text:bookmark-end text:name="__DdeLink__29990_242285876"/>(x, n);</text:p>
      <text:p text:style-name="P7"><text:s text:c="4"/>for (p = 1; n &gt; 0; n--);</text:p>
      <text:p text:style-name="P7"><text:s text:c="8"/>p *= x;</text:p>
      <text:p text:style-name="P7"><text:s text:c="4"/>next;</text:p>
      <text:p text:style-name="P7"><text:s text:c="4"/>return p;</text:p>
      <text:p text:style-name="P7">end func;</text:p>
      <text:p text:style-name="P7"/>
      <text:p text:style-name="P121">　引数nはlocal変数として使われて、0になるまで1づつカウント・ダウンされる。power内部でのnに対する処理は、呼び出し側の引数には何ら影響しない。</text:p>
      <text:p text:style-name="P121">　一方、必要ならば、呼び出し側のルーチンにある変数を変更するようなルーチンを書くことも可能である。この場合、呼び出し側は引数に変数のアドレス(ポインタ)を渡さなければならず、呼ばれた側は、引数がポインタであることを意識して使用しなければならない。このことは第５章で詳しく述べる。</text:p>
      <text:p text:style-name="P7">　配列、構造体、データ並び、リストの名前が引数として使われるときは、ルーチンに渡される名前の値は、実際にはそれらの定義情報へのアドレスである。(それらの要素のコピーは起こらない。)ルーチン内では、この名前をそのまま使って呼び出し側の変数の要素を参照した変更したりすることができる。これも第５章で詳しく述べる。</text:p>
      <text:p text:style-name="P7"/>
      <text:p text:style-name="P7"/>
      <text:p text:style-name="P146"><text:span text:style-name="T28">1.12 文字列操作</text:span> </text:p>
      <text:p text:style-name="P147">　次のプログラムは、配列に入っている文字列の中で最も大きい文字列を出力するものである。</text:p>
      <text:p text:style-name="P147"/>
      <text:p text:style-name="P147"><text:soft-page-break/>//</text:p>
      <text:p text:style-name="P147">// <text:s text:c="3"/>文字列比較</text:p>
      <text:p text:style-name="P147">//</text:p>
      <text:p text:style-name="P147">proc main;</text:p>
      <text:p text:style-name="P147"><text:s text:c="4"/>char a[10] = ['abc','ABC','1','9','x','xy',' ','0','DEFG','+-/*'];</text:p>
      <text:p text:style-name="P147"><text:s text:c="4"/>max_str = '';</text:p>
      <text:p text:style-name="P147"><text:s text:c="4"/>for (i=0; i &lt; countv(a,1); i++);</text:p>
      <text:p text:style-name="P147"><text:s text:c="8"/>if (s=a[i]) &gt; max_str thenl max_str = s;<text:tab/></text:p>
      <text:p text:style-name="P147"><text:s text:c="4"/>next;</text:p>
      <text:p text:style-name="P147"><text:s text:c="4"/>print max_str;</text:p>
      <text:p text:style-name="P147"><text:s text:c="4"/>return ERROR;</text:p>
      <text:p text:style-name="P147">end proc;</text:p>
      <text:p text:style-name="P147"/>
      <text:p text:style-name="P147">ここで、</text:p>
      <text:p text:style-name="P147"/>
      <text:p text:style-name="P147"><text:s text:c="4"/>char a[10] = ['abc','ABC','1','9','x','xy',' ','0','DEFG','+-/*'];</text:p>
      <text:p text:style-name="P147"/>
      <text:p text:style-name="P147">は、配列の定義と初期値設定を行っている。初期値が複数あるときは、データ並びの形式で指定する。最初の配列の要素数分が配列の先頭から順に設定される。対応する要素の位置のデータがないときは、その要素への設定はスキップされる。配列の要素数を超えた部分は捨てられる。定義と異なるデータ型を指定したときは、定義の型に自動変換される。</text:p>
      <text:p text:style-name="P147"/>
      <text:p text:style-name="P147"><text:s text:c="4"/>for (i=0; i &lt; countv(a,1); i++);</text:p>
      <text:p text:style-name="P147"/>
      <text:p text:style-name="P147">のcountv(a,1)は、配列の最後尾の設定済み要素までの要素数を返す、この例では10が返る。</text:p>
      <text:p text:style-name="P147"><text:s text:c="4"/>Coalでは、文字列の比較は、文字列の先頭から文字単位に文字コードによる辞書順の比較が行われる。</text:p>
      <text:p text:style-name="P147"/>
      <text:p text:style-name="P148"><text:span text:style-name="T15"><text:s text:c="4"/>if </text:span><text:bookmark-start text:name="__DdeLink__713_1556375053"/><text:span text:style-name="T15">(s=a[i])</text:span><text:bookmark-end text:name="__DdeLink__713_1556375053"/><text:span text:style-name="T15"> &gt; max_str thenl max_str = s;<text:tab/></text:span></text:p>
      <text:p text:style-name="P147"/>
      <text:p text:style-name="P147">の(s=a[i])は、配列要素の文字列をsに代入している。カッコが付いて入るのは、&gt;の実行順位が=より高いためである。ここで、わざわざsに代入して、それをmax_strに代入しているのは、配列要素を参照するよりスカラー変数を参照する方が効率がいいからである。</text:p>
      <text:p text:style-name="P149">　if～thenlは、elseがなく、ifのブロックが１文しかないときに可能な書き方である。</text:p>
      <text:p text:style-name="P147">　この例では、文字型の配列を定義しているので、配列要素には初期値としてNULL文字('')が入るため、配列の途中の要素が未定義になることはないが、型なし配列のときは、未設定要素は未定義となるため、この要素をスキップする必要がある。これには、未定義かどうかを調べる関数を使う方法もあるが、Coalには、未定義要素を自動でスキップして設定済みの末尾の要素までを参照するforループ文が用意されている。次の文がそのfor each文である。</text:p>
      <text:p text:style-name="P147"/>
      <text:p text:style-name="P147"><text:s text:c="4"/>for each x in a;</text:p>
      <text:p text:style-name="P147"><text:s text:c="8"/>if (s=x.value) &gt; max_str thenl max_str = s;<text:tab/></text:p>
      <text:p text:style-name="P147"><text:s text:c="4"/>next;</text:p>
      <text:p text:style-name="P147"/>
      <text:p text:style-name="P147">for each文では、1ループのたびにeachの次の変数(x)に、inの次の配列等の設定済み要素のデータが順次設定される。</text:p>
      <text:p text:style-name="P147"><text:soft-page-break/></text:p>
      <text:p text:style-name="P147"><text:s text:c="4"/>if (s=x.value) &gt; max_str thenl max_str = s;<text:tab/></text:p>
      <text:p text:style-name="P147"/>
      <text:p text:style-name="P147">のx.valueでそのデータを参照している。配列の要素番号は、x.indexで参照できる。</text:p>
      <text:p text:style-name="P148"><text:span text:style-name="T15">　実は、Coalには、配列中の要素の最大値を返す関数が用意されているので、</text:span><text:bookmark-start text:name="__DdeLink__774_1556375053"/><text:span text:style-name="T15">次の文で要求を満たすことができる。</text:span></text:p>
      <text:p text:style-name="P147"><text:s text:c="4"/>print max(a);<text:bookmark-end text:name="__DdeLink__774_1556375053"/></text:p>
      <text:p text:style-name="P147"/>
      <text:p text:style-name="P147">　次のプログラムは、配列に入っている文字列を順番に連結して結果を出力するものである。</text:p>
      <text:p text:style-name="P147"/>
      <text:p text:style-name="P147">//</text:p>
      <text:p text:style-name="P147">// <text:s text:c="3"/>文字列連結</text:p>
      <text:p text:style-name="P147">//</text:p>
      <text:p text:style-name="P147">proc main;</text:p>
      <text:p text:style-name="P147"><text:s text:c="4"/>char a[10] = ['abc','ABC','1','9','x','xy',' ','0','DEFG','+-/*'];</text:p>
      <text:p text:style-name="P147"><text:s text:c="4"/>cat_str = '';</text:p>
      <text:p text:style-name="P147"><text:s text:c="4"/>for each x in a;</text:p>
      <text:p text:style-name="P147"><text:s text:c="8"/>cat_str = cat_str &amp;+ x.value;<text:tab/></text:p>
      <text:p text:style-name="P147"><text:s text:c="4"/>next;</text:p>
      <text:p text:style-name="P147"><text:s text:c="4"/>print cat_str;</text:p>
      <text:p text:style-name="P147"><text:s text:c="4"/>return ERROR;</text:p>
      <text:p text:style-name="P147">end proc;</text:p>
      <text:p text:style-name="P147"/>
      <text:p text:style-name="P147">この例の</text:p>
      <text:p text:style-name="P147"><text:s text:c="4"/>cat_str = cat_str &amp;+ x.value;<text:tab/></text:p>
      <text:p text:style-name="P147"/>
      <text:p text:style-name="P150">で文字列を連結している。&amp;+ が連結の演算子である。&amp;+の代わりにCONCAT(大文字小文字を問わない)も使用することができる。両辺が文字列のときは、&amp; も使用することができる。</text:p>
      <text:p text:style-name="P147">　実は、Coalには、配列等の定義済み要素のすべての要素を文字列連結する関数が用意されているので、これを使って、次の文で要求を満たすことができる。</text:p>
      <text:p text:style-name="P147"><text:s text:c="4"/>print concat(a);</text:p>
      <text:p text:style-name="P147"/>
      <text:p text:style-name="P147">　次のプログラムは、文字列中に特定の文字列があるかどうか調べ先頭からの位置を出力するものである。</text:p>
      <text:p text:style-name="P147"/>
      <text:p text:style-name="P147">//</text:p>
      <text:p text:style-name="P147">// <text:s text:c="3"/>文字の切り出し (特定の文字列を見つける)</text:p>
      <text:p text:style-name="P147">//</text:p>
      <text:p text:style-name="P147">proc main;</text:p>
      <text:p text:style-name="P147"><text:s text:c="4"/>char a = 'abcABC19xxy 0DEFG+-/*';</text:p>
      <text:p text:style-name="P147"/>
      <text:p text:style-name="P147"><text:s text:c="4"/>x = 'xy'; <text:s text:c="3"/>/* 特定の文字列 */</text:p>
      <text:p text:style-name="P147"><text:s text:c="4"/>len_x = leng(x);</text:p>
      <text:p text:style-name="P147"><text:s text:c="4"/>len_a = leng(a) - len_x + 1;</text:p>
      <text:p text:style-name="P147"><text:s text:c="4"/>for (pos = 0; i &lt; len_a; pos++);</text:p>
      <text:p text:style-name="P147"><text:s text:c="8"/>if substr(a, pos+1, len_x) == x thenl break;</text:p>
      <text:p text:style-name="P147"><text:soft-page-break/><text:s text:c="4"/>next;</text:p>
      <text:p text:style-name="P147"><text:s text:c="4"/>print pos;</text:p>
      <text:p text:style-name="P147"><text:s text:c="4"/>return ERROR;</text:p>
      <text:p text:style-name="P147">end proc;</text:p>
      <text:p text:style-name="P147"/>
      <text:p text:style-name="P147">　この例の</text:p>
      <text:p text:style-name="P147"><text:s text:c="4"/>len_x = leng(x);</text:p>
      <text:p text:style-name="P147"><text:s text:c="4"/>len_a = leng(a) - len_x + 1;</text:p>
      <text:p text:style-name="P147"/>
      <text:p text:style-name="P147">は、あらかじめ比較する文字列の文字数を調べている。lengはlengthの省略形であり文字数を返す関数である。len_aは、何文字目まで調べればいいかの文字数である。aの文字数がxの文字数より短いときは、これが0以下になりposは0が出力される。</text:p>
      <text:p text:style-name="P147"/>
      <text:p text:style-name="P147"><text:s text:c="4"/>if substr(a, pos+1, len_x) == x thenl break;</text:p>
      <text:p text:style-name="P147"/>
      <text:p text:style-name="P147">のsubstr(a, pos+1, len_x)がxと比較する文字列を切り出している部分である。</text:p>
      <text:p text:style-name="P147">　実は、Coalには、文字列中の特定の文字列を見つける関数が用意されていて、次の文で要求を満たすことができる。</text:p>
      <text:p text:style-name="P147"><text:s text:c="4"/>print instr(a,x);</text:p>
      <text:p text:style-name="P147"/>
      <text:p text:style-name="P147">　次のプログラムは、最長行を探すプログラムである。Coalでは、１行を入力して文字列として１つの変数に入れることができる関数getline()があるが、ここでは、あえて１文字ずつ入力する関数を作っている。</text:p>
      <text:p text:style-name="P147"/>
      <text:p text:style-name="P7">//</text:p>
      <text:p text:style-name="P7">// <text:s text:c="3"/>１行入出力 (文字配列を使った例)</text:p>
      <text:p text:style-name="P7">//</text:p>
      <text:p text:style-name="P151">#+define MAXLINE <text:s text:c="3"/>1000 <text:s text:c="3"/>/* 入力の最大文字数 */</text:p>
      <text:p text:style-name="P151">char line[MAXLINE]; <text:s text:c="4"/>/* 入力行 */</text:p>
      <text:p text:style-name="P151">char save <text:s text:c="14"/>/* ここに最長行を格納 */</text:p>
      <text:p text:style-name="P151">int <text:s/>max_len; <text:s text:c="10"/>/* いままでに出てきた最大長 */</text:p>
      <text:p text:style-name="P151">proc main; <text:s text:c="3"/>/* 最長行を探す */</text:p>
      <text:p text:style-name="P151"><text:s text:c="4"/>max_len = 0;</text:p>
      <text:p text:style-name="P151"><text:s text:c="4"/>while (len = getline(line, MAXLINE)) &gt; 0 ;</text:p>
      <text:p text:style-name="P152"><text:s text:c="8"/>if len &gt; max_len then</text:p>
      <text:p text:style-name="P152"><text:s text:c="12"/>max_len = len;</text:p>
      <text:p text:style-name="P151"><text:s text:c="12"/>save = concat(line);</text:p>
      <text:p text:style-name="P151"><text:s text:c="8"/>end if;</text:p>
      <text:p text:style-name="P151"><text:s text:c="4"/>end while;</text:p>
      <text:p text:style-name="P152"><text:s text:c="4"/>if max_len &gt; 0 then</text:p>
      <text:p text:style-name="P151"><text:s text:c="8"/>printf('%s',save); <text:s text:c="4"/>/* saveの最後には、'\n'が入っている */</text:p>
      <text:p text:style-name="P151"><text:s text:c="4"/>end if;</text:p>
      <text:p text:style-name="P151"><text:s text:c="4"/>return ERROR;</text:p>
      <text:p text:style-name="P151">end proc;</text:p>
      <text:p text:style-name="P151"/>
      <text:p text:style-name="P151">function getline(s, lim);</text:p>
      <text:p text:style-name="P151"><text:soft-page-break/><text:s text:c="4"/>int i;</text:p>
      <text:p text:style-name="P151"><text:s text:c="4"/>char c;</text:p>
      <text:p text:style-name="P151"/>
      <text:p text:style-name="P151"><text:s text:c="4"/>for (i=0; i&lt;lim-1 &amp;&amp; (c=getchar()) &amp;&amp; c != '\n'; i++) ;</text:p>
      <text:p text:style-name="P151"><text:s text:c="8"/>s[i] = c;</text:p>
      <text:p text:style-name="P151"><text:s text:c="4"/>next;</text:p>
      <text:p text:style-name="P151"><text:s text:c="4"/>s[i] = '\0';</text:p>
      <text:p text:style-name="P151"><text:s text:c="4"/>return i;</text:p>
      <text:p text:style-name="P151">end func;</text:p>
      <text:p text:style-name="P151"/>
      <text:p text:style-name="P61"><text:span text:style-name="T14">＜演習1-14＞</text:span><text:span text:style-name="T15">　単語の数を数えるプログラムを修正して、最も大きい単語を出力するプログラムを書け。</text:span></text:p>
      <text:p text:style-name="P61"><text:span text:style-name="T14">＜演習1-15＞</text:span><text:span text:style-name="T15">　特定の文字列を見つけるプログラムは、不完全である。特定文字列xがNULL文字の場合や、文字列aの文字数がxより短い場合や、xがaの中になかったときには、pos=0となるように修正せよ。</text:span></text:p>
      <text:p text:style-name="P61"><text:span text:style-name="T14">＜演習1-16＞</text:span><text:span text:style-name="T15">　各入力行から、行の後ろのスペースやタブを取り除き、かつ空白行はすべて抹消するようなプログラムを書け。</text:span></text:p>
      <text:p text:style-name="P61"><text:span text:style-name="T14">＜演習1-17＞</text:span><text:span text:style-name="T15">　文字列配列sを逆に並べる関数reverse(s)を書け。さらに、この関数を使って、入力を一時に１行づつ逆転するプログラムを書け。</text:span></text:p>
      <text:p text:style-name="P7"/>
      <text:p text:style-name="P7"/>
      <text:p text:style-name="P56">1.13 変数の有効範囲(スコープ)</text:p>
      <text:p text:style-name="P61"><text:span text:style-name="T15">　mainの中の変数は、mainに固有のものであり、局所的(local)なものである。というのは、それらはmainの内部で宣言され、他のルーチンから直接アクセスできないからである。他のルーチン内にある変数も同様である。ルーチン内部のlocal変数は、ルーチンが呼ばれたときにのみ存在し、ルーチンが終了すれば</text:span><text:span text:style-name="T14">消えてしまう</text:span><text:span text:style-name="T15">。</text:span></text:p>
      <text:p text:style-name="P7">　local変数は、ルーチンの呼び出しによって現れたり、消えたりするから、一度呼び出されてから次に呼び出されるまでの間、それらの値は保持されない。そのため、それぞれのルーチンの中で値をセットしなければならない。セットしなければその変数は未設定になってしまう。</text:p>
      <text:p text:style-name="P7">　local変数の代わりに、すべてのルーチンからアクセスできる変数を定義することができる。Coalでは、変数のスコープとして以下の４種類がある。</text:p>
      <text:p text:style-name="P7">　(1)local <text:s text:c="4"/>・・・ ルーチン内部で有効</text:p>
      <text:p text:style-name="P7">　(2)private ・・・ スクリプト内部で有効</text:p>
      <text:p text:style-name="P7">　(3)public <text:s text:c="3"/>・・・ スクリプト間で有効</text:p>
      <text:p text:style-name="P7">　(4)global <text:s text:c="3"/>・・・ セッション間で有効 (Coalをサーバとして実行しているときのみ意味がある)</text:p>
      <text:p text:style-name="P7"><text:s/>localとprivateは、内部(スクリプト内部という意味)変数に、publicとglobalは外部変数に分類される。</text:p>
      <text:p text:style-name="P7">　それぞれのスコープの変数を定義するには、定義文の最初でスコープを指定すればよい。スクリプト内のルーチンの外側で定義した変数は、自動的にprivate変数(スクリプト変数とも言う)になる。</text:p>
      <text:p text:style-name="P7">　変数の参照は、localからglobalに向かってサーチされ最初に見つかったものが使われる。ただし、変数の前にスコープを指定したときは、そのスコープのみがサーチされる。</text:p>
      <text:p text:style-name="P7"/>
      <text:p text:style-name="P7"/>
      <text:p text:style-name="P56">1.14 要約</text:p>
      <text:p text:style-name="P7"><text:span text:style-name="T22">　これでCoalの本質といえる部分は、概ねカバーした。いままでに記述したことだけを使用して、かなりの大きさの有用なプログラムを書くことできるはずなので、ここで少し休憩して、いろいろなプログラムを書いてみると良い。以下の演習は前のものよりもかなり複雑なプログラムを書く手掛かりになると思う。</text:span></text:p>
      <text:p text:style-name="P153"><text:soft-page-break/>　以上の機能を自由に使えるようになれば、この先を読み続けることは価値のあるものと思う。次の数章に述べられている特徴で、Coalの表現力および能力が明確になるからである。</text:p>
      <text:p text:style-name="P121"/>
      <text:p text:style-name="P7"/>
      <text:p text:style-name="P61"><text:span text:style-name="T14">＜演習1-18＞</text:span><text:span text:style-name="T15">　</text:span><text:span text:style-name="T29">入力されたタブを、次のタブ・ストップまでの間を埋める適当な数のスペースで置き換えるプログラムdetabを書け。タブ・ストップの位置は、例えばnバイトごとというように固定して考えよ。</text:span></text:p>
      <text:p text:style-name="P154">　プログラムは、半角文字のみを扱うものでよい。</text:p>
      <text:p text:style-name="P61"><text:span text:style-name="T14">＜演習1-19＞</text:span><text:span text:style-name="T15">　</text:span><text:span text:style-name="T29">連続したスペースを、同じスペーシングを行う最小数のタブとスペースで置き換えるプログラムentabを書け。detabと同じタブ・ストップを使え。こちらも半角文字のみを扱うものでよい。</text:span></text:p>
      <text:p text:style-name="P61"><text:bookmark-start text:name="__DdeLink__872_1556375053"/><text:span text:style-name="T14">＜演習1-20＞</text:span><text:span text:style-name="T15">　</text:span><text:bookmark-end text:name="__DdeLink__872_1556375053"/><text:span text:style-name="T29">nをパラメータとして、長い入力行を、入力のn字目までに入った最後の非空白文字の後ろで"折りたたむ"プログラムを書け。プログラムは、行が非常に長くても、また指定桁までにスペースもタブもない場合についても、ちゃんと動作するようにせよ。</text:span></text:p>
      <text:p text:style-name="P61"><text:span text:style-name="T14">＜演習1-21＞</text:span><text:span text:style-name="T15">　</text:span><text:span text:style-name="T29">Coalプログラムからすべてのコメントを除去するプログラムを書け。１重引用符や２重引用符で囲まれた部分を正しく扱うことを忘れないこと。</text:span></text:p>
      <text:p text:style-name="P61"><text:span text:style-name="T14">＜演習1-22＞</text:span><text:span text:style-name="T15">　</text:span><text:span text:style-name="T29">カッコ、中カッコ、大かっこのつりあいが取れていないといったプログラムの基本的な構文チェックを行うプログラムを書け。カッコのネスト、１重引用符や２重引用符、コメントなどの処理も忘れないこと。</text:span></text:p>
      <text:p text:style-name="P61"/>
      <text:p text:style-name="P155">第　２　章</text:p>
      <text:p text:style-name="P9"/>
      <text:p text:style-name="P55">データ型・演算子・式</text:p>
      <text:p text:style-name="P9"/>
      <text:p text:style-name="P9"/>
      <text:p text:style-name="P9"/>
      <text:p text:style-name="P7">　定<text:span text:style-name="T23">数と変数はプログラムで扱う基本的なデータ・オブジェクトである。</text:span>宣言は使用する変数を定義し、データ型や初期値を指定する。演算子は変数や定数にどのような演算を施すのかを指示するのに、さらに式は定数や変数と式を演算し、<text:span text:style-name="T22">新しい値を設定のに使われる。</text:span></text:p>
      <text:p text:style-name="P7">　以上がこの章で説明する内容である。</text:p>
      <text:p text:style-name="P7"/>
      <text:p text:style-name="P7"/>
      <text:p text:style-name="P56">2.1 変　数　名</text:p>
      <text:p text:style-name="P7">　<text:span text:style-name="T23">これまで正確には説明しなかったが、変数名と記号定数名には、いくつかに制限がある。</text:span>まず、半角文字では、先頭は<text:span text:style-name="T23">英字でなければならない。下線 "_" は英字に含まれ、長い変数名を読みやすくするのに用いられる。大文字と小文字は異なるものとして扱う。本書では変数名は大文字と小文字で書き、記号定数にはすべて大文字を使っている。</text:span></text:p>
      <text:p text:style-name="P7">　変数名には、半角カナ、全角文字も使用できる。英字については半角と同じである。変数名の長さは、128バイトまで使用できる。コマンド名等の予約語は、変数名に使用できない。予約語については、Coal言語仕様書を参照。変数名の先頭にはドル記号"$"を付けてもよい、これによってシステム変数を除く予約語も使用できるようになる。</text:p>
      <text:p text:style-name="P7">　<text:span text:style-name="T23">変数名は、変数の意味に関係した名前にするのが賢明である。</text:span>伝統的には、単語の頭を大文字にして繋げるやり方と、小文字または大文字の単語を下線で繋げるやり方がある。</text:p>
      <text:p text:style-name="P7"/>
      <text:p text:style-name="P7"/>
      <text:p text:style-name="P156">2.2 データ型と精度</text:p>
      <text:p text:style-name="P7">　Coalでは、以下の基本的なデータ型がある。</text:p>
      <text:p text:style-name="P7"/>
      <table:table table:name="表1" table:style-name="表1">
        <table:table-column table:style-name="表1.A"/>
        <table:table-column table:style-name="表1.B"/>
        <table:table-column table:style-name="表1.C"/>
        <table:table-column table:style-name="表1.D"/>
        <table:table-row table:style-name="表1.1">
          <table:table-cell table:style-name="表1.A1" office:value-type="string">
            <text:p text:style-name="P9">No.</text:p>
          </table:table-cell>
          <table:table-cell table:style-name="表1.B1" office:value-type="string">
            <text:p text:style-name="P9">データ型</text:p>
          </table:table-cell>
          <table:table-cell table:style-name="表1.B1" office:value-type="string">
            <text:p text:style-name="P9">内容</text:p>
          </table:table-cell>
          <table:table-cell table:style-name="表1.D1" office:value-type="string">
            <text:p text:style-name="P9">精度</text:p>
          </table:table-cell>
        </table:table-row>
        <table:table-row table:style-name="表1.2">
          <table:table-cell table:style-name="表1.A2" office:value-type="string">
            <text:p text:style-name="P157">１</text:p>
          </table:table-cell>
          <table:table-cell table:style-name="表1.B2" office:value-type="string">
            <text:p text:style-name="P158">char</text:p>
          </table:table-cell>
          <table:table-cell table:style-name="表1.B2" office:value-type="string">
            <text:p text:style-name="P158">文字/文字列</text:p>
          </table:table-cell>
          <table:table-cell table:style-name="表1.D2" office:value-type="string">
            <text:p text:style-name="P158">(intの最大値-3)バイト</text:p>
          </table:table-cell>
        </table:table-row>
        <table:table-row table:style-name="表1.3">
          <table:table-cell table:style-name="表1.A3" office:value-type="string">
            <text:p text:style-name="P157">２</text:p>
          </table:table-cell>
          <table:table-cell table:style-name="表1.B3" office:value-type="string">
            <text:p text:style-name="P158">int</text:p>
          </table:table-cell>
          <table:table-cell table:style-name="表1.B3" office:value-type="string">
            <text:p text:style-name="P158">32ビット整数 (符号あり)</text:p>
          </table:table-cell>
          <table:table-cell table:style-name="表1.D3" office:value-type="string">
            <text:p text:style-name="P158">-2147483648 ～ 2147483647</text:p>
          </table:table-cell>
        </table:table-row>
        <table:table-row table:style-name="表1.4">
          <table:table-cell table:style-name="表1.A4" office:value-type="string">
            <text:p text:style-name="P157">３</text:p>
          </table:table-cell>
          <table:table-cell table:style-name="表1.B4" office:value-type="string">
            <text:p text:style-name="P158">uint</text:p>
          </table:table-cell>
          <table:table-cell table:style-name="表1.B4" office:value-type="string">
            <text:p text:style-name="P158">32ビット整数 (符号なし)</text:p>
          </table:table-cell>
          <table:table-cell table:style-name="表1.D4" office:value-type="string">
            <text:p text:style-name="P158"><text:s text:c="4"/>0 ～ 4294967295</text:p>
          </table:table-cell>
        </table:table-row>
        <table:table-row table:style-name="表1.5">
          <table:table-cell table:style-name="表1.A5" office:value-type="string">
            <text:p text:style-name="P157">４</text:p>
          </table:table-cell>
          <table:table-cell table:style-name="表1.B3" office:value-type="string">
            <text:p text:style-name="P158">long</text:p>
          </table:table-cell>
          <table:table-cell table:style-name="表1.B3" office:value-type="string">
            <text:p text:style-name="P159">64ビット整数 (符号あり)</text:p>
            <text:p text:style-name="P158"><text:s/>(32ビットOSでは、intと同じ)</text:p>
          </table:table-cell>
          <table:table-cell table:style-name="表1.D3" office:value-type="string">
            <text:p text:style-name="P158">-9223372036854775808 ～</text:p>
            <text:p text:style-name="P160">9223372036854775807</text:p>
          </table:table-cell>
        </table:table-row>
        <table:table-row table:style-name="表1.6">
          <table:table-cell table:style-name="表1.A6" office:value-type="string">
            <text:p text:style-name="P157">５</text:p>
          </table:table-cell>
          <table:table-cell table:style-name="表1.B4" office:value-type="string">
            <text:p text:style-name="P158">ulong</text:p>
          </table:table-cell>
          <table:table-cell table:style-name="表1.B4" office:value-type="string">
            <text:p text:style-name="P159">64ビット整数 (符号なし)</text:p>
            <text:p text:style-name="P158"><text:s/>(32ビットOSでは、uintと同じ)</text:p>
          </table:table-cell>
          <table:table-cell table:style-name="表1.D4" office:value-type="string">
            <text:p text:style-name="P158"><text:s/>0 ～</text:p>
            <text:p text:style-name="P160">18446744073709551615</text:p>
          </table:table-cell>
        </table:table-row>
        <table:table-row table:style-name="表1.7">
          <table:table-cell table:style-name="表1.A7" office:value-type="string">
            <text:p text:style-name="P157">６</text:p>
          </table:table-cell>
          <table:table-cell table:style-name="表1.B3" office:value-type="string">
            <text:p text:style-name="P158">decimal</text:p>
          </table:table-cell>
          <table:table-cell table:style-name="表1.B3" office:value-type="string">
            <text:p text:style-name="P158">10進浮動/固定小数点数(p,q)</text:p>
          </table:table-cell>
          <table:table-cell table:style-name="表1.D3" office:value-type="string">
            <text:p text:style-name="P158">デフォルトでは、p:精度64桁</text:p>
            <text:p text:style-name="P158">q&gt;=0:少数点以下の桁数</text:p>
            <text:p text:style-name="P158">q&lt; 0:少数点以上の丸め桁数</text:p>
          </table:table-cell>
        </table:table-row>
        <table:table-row table:style-name="表1.8">
          <table:table-cell table:style-name="表1.A7" office:value-type="string">
            <text:p text:style-name="P157">７</text:p>
          </table:table-cell>
          <table:table-cell table:style-name="表1.B3" office:value-type="string">
            <text:p text:style-name="P158">float/double</text:p>
          </table:table-cell>
          <table:table-cell table:style-name="表1.B3" office:value-type="string">
            <text:p text:style-name="P158">2進倍精度浮動小数点数</text:p>
          </table:table-cell>
          <table:table-cell table:style-name="表1.D3" office:value-type="string">
            <text:p text:style-name="P158">-1.7976931348623157e+308 ～</text:p>
            <text:p text:style-name="P160">1.7976931348623157e+308</text:p>
          </table:table-cell>
        </table:table-row>
        <table:table-row table:style-name="表1.9">
          <table:table-cell table:style-name="表1.A7" office:value-type="string">
            <text:p text:style-name="P157">８</text:p>
          </table:table-cell>
          <table:table-cell table:style-name="表1.B3" office:value-type="string">
            <text:p text:style-name="P158">date</text:p>
          </table:table-cell>
          <table:table-cell table:style-name="表1.B3" office:value-type="string">
            <text:p text:style-name="P158">日付</text:p>
          </table:table-cell>
          <table:table-cell table:style-name="表1.D3" office:value-type="string">
            <text:p text:style-name="P158">年月日時分秒+マイクロ秒</text:p>
          </table:table-cell>
        </table:table-row>
        <table:table-row table:style-name="表1.10">
          <table:table-cell table:style-name="表1.A10" office:value-type="string">
            <text:p text:style-name="P157">９</text:p>
          </table:table-cell>
          <table:table-cell table:style-name="表1.B10" office:value-type="string">
            <text:p text:style-name="P158">bulk</text:p>
          </table:table-cell>
          <table:table-cell table:style-name="表1.B10" office:value-type="string">
            <text:p text:style-name="P158">バルク(バイナリデータ)</text:p>
          </table:table-cell>
          <table:table-cell table:style-name="表1.D10" office:value-type="string">
            <text:p text:style-name="P158">(intの最大値-1)バイト</text:p>
          </table:table-cell>
        </table:table-row>
      </table:table>
      <text:p text:style-name="P7"/>
      <text:p text:style-name="P7"/>
      <text:p text:style-name="P156"><text:soft-page-break/>2.3 定　　数</text:p>
      <text:p text:style-name="P9">　定数には、文字定数と数値定数とNULL値がある。</text:p>
      <text:p text:style-name="P161">(1)文字定数</text:p>
      <text:p text:style-name="P161">　１重引用符（’）で囲まれた文字列を文字定数という。</text:p>
      <text:p text:style-name="P161">　文字列が空の定数は、''である。</text:p>
      <text:p text:style-name="P161">　文字列中に１重引用符を入れるときは、２個続けて指定する。</text:p>
      <text:p text:style-name="P161">　文字列中に空白文字を入れるときは、そのまま指定する。</text:p>
      <text:p text:style-name="P162">　＜例＞</text:p>
      <text:p text:style-name="P163">　　'abc''d' は、abc'd となる。</text:p>
      <text:p text:style-name="P164"><text:s/>　 　'ab <text:s/>d' は、ab <text:s/>d となる。</text:p>
      <text:p text:style-name="P164"/>
      <text:p text:style-name="P165">(2)数値定数</text:p>
      <text:h text:style-name="P166" text:outline-level="2">　　数値定数には、以下がある。</text:h>
      <text:h text:style-name="P166" text:outline-level="2">　　　・整数値定数</text:h>
      <text:h text:style-name="P166" text:outline-level="2">　　　・２進倍精度浮動小数点定数（内部的に２進数で保持）</text:h>
      <text:h text:style-name="P166" text:outline-level="2">　　　・１０進浮動小数点定数（内部的に１０進数で保持）がある。</text:h>
      <text:h text:style-name="P167" text:outline-level="2"/>
      <text:p text:style-name="P164">　整数値定数には、２進、８進、１０進、１６進がある。</text:p>
      <text:p text:style-name="P161">　　１０進は、以下の形式で指定する。</text:p>
      <text:p text:style-name="P168"/>
      <text:p text:style-name="P169"><text:span text:style-name="T30">　　　　符号 </text:span><text:span text:style-name="T31">数字列</text:span><text:span text:style-name="T30"> ＵＬ</text:span></text:p>
      <text:p text:style-name="P169">　</text:p>
      <text:p text:style-name="P168">　　符号は、＋または－を指定する。なくてもよい。Ｕは、符号なしを示す。ＬはＬＯＮＧを示す。</text:p>
      <text:p text:style-name="P170">　　２進、８進、１６進は、以下の形式で指定する。B、O、Xは小文字でも良い。</text:p>
      <text:p text:style-name="P170"/>
      <text:p text:style-name="P170">　　　 <text:s/>0B数字列　　　２進</text:p>
      <text:p text:style-name="P170">　　　　0O数字列　　　８進</text:p>
      <text:p text:style-name="P170"><text:s text:c="4"/>　　0X数字列　　１６進</text:p>
      <text:p text:style-name="P163"/>
      <text:p text:style-name="P163">［例］以下はすべて整数の106を表す。</text:p>
      <text:p text:style-name="P163"/>
      <text:p text:style-name="P171"><text:span text:style-name="T32">　　　　</text:span><text:span text:style-name="T33">２進　　0b01101010</text:span></text:p>
      <text:p text:style-name="P172">　　　　８進　　0o152</text:p>
      <text:p text:style-name="P172">　　　１６進　　0x6a</text:p>
      <text:p text:style-name="P173"/>
      <text:p text:style-name="P164">　２進倍精度浮動小数点定数は、以下の形式で指定する。</text:p>
      <text:p text:style-name="P164"/>
      <text:p text:style-name="P164">　　　符号 整数．整数 F または D</text:p>
      <text:p text:style-name="P174">　　　符号 整数．整数 e または D 符号 整数</text:p>
      <text:p text:style-name="P175"/>
      <text:p text:style-name="P176"><text:span text:style-name="T34">符号はなくてもよい。</text:span><text:span text:style-name="T35">小数点</text:span><text:span text:style-name="T34">を含みそれより上または</text:span><text:span text:style-name="T35">下はなくても良い。</text:span><text:span text:style-name="T34">ただし、小数点のみは許されない。</text:span><text:span text:style-name="T35">F、Dは小文字でもよい。</text:span></text:p>
      <text:p text:style-name="P177">［例］</text:p>
      <text:p text:style-name="P178"><text:s text:c="6"/>-123F</text:p>
      <text:p text:style-name="P178">　　　+123.456D</text:p>
      <text:p text:style-name="P178"><text:s text:c="7"/>.789d</text:p>
      <text:p text:style-name="P178"><text:s text:c="7"/>1.234e2</text:p>
      <text:p text:style-name="P177"/>
      <text:p text:style-name="P164">　１０進浮動小数点定数は、以下の形式で指定する。</text:p>
      <text:p text:style-name="P174"><text:soft-page-break/></text:p>
      <text:p text:style-name="P174">　　　符号 整数．整数</text:p>
      <text:p text:style-name="P174">　　　符号 整数．整数 E 符号 整数</text:p>
      <text:p text:style-name="P175"/>
      <text:p text:style-name="P179"><text:span text:style-name="T34">　符号はなくてもよい。E付きのときは、</text:span><text:span text:style-name="T35">小数点</text:span><text:span text:style-name="T34">を含みそれより上または</text:span><text:span text:style-name="T35">下はなくても良い。</text:span><text:span text:style-name="T34">ただし、小数点のみは許されない。Eなしのときも同様であるが</text:span><text:span text:style-name="T35">小数点</text:span><text:span text:style-name="T34">が必要である。</text:span></text:p>
      <text:p text:style-name="P177">［例］</text:p>
      <text:p text:style-name="P178"><text:s text:c="6"/>-123.</text:p>
      <text:p text:style-name="P178">　　　+123.456</text:p>
      <text:p text:style-name="P178"><text:s text:c="7"/>0.547</text:p>
      <text:p text:style-name="P178"><text:s text:c="7"/>.789</text:p>
      <text:p text:style-name="P178"><text:s text:c="7"/>1.234E-2</text:p>
      <text:p text:style-name="P180"/>
      <text:p text:style-name="P181">(3)NULL値</text:p>
      <text:p text:style-name="P182">　文字列NULLがNULL値を表す。NULL値を含む演算は、文字列連結を除きNULL値となる。NULL値については実行時オプション１によってNULL文字の扱いになる。</text:p>
      <text:p text:style-name="P180"/>
      <text:p text:style-name="P180"/>
      <text:p text:style-name="P156">2.4 宣　　言</text:p>
      <text:p text:style-name="P7">　変数は、スコープ、データ型、配列、初期値、定数指定を宣言することができる。</text:p>
      <text:p text:style-name="P7">　宣言は、どこにあってもよい。宣言については第４章でも説明する。以下に例を示す。</text:p>
      <text:p text:style-name="P7"/>
      <text:p text:style-name="P7"><text:s text:c="4"/>char a = 'ABCDEFGH'; <text:s text:c="3"/>// 可変長文字列</text:p>
      <text:p text:style-name="P7"><text:s text:c="4"/>char(5) b = '123456'; <text:s text:c="2"/>// 固定長文字列　'12345'が入る</text:p>
      <text:p text:style-name="P7"><text:s text:c="4"/>int i = 0; <text:s text:c="13"/>// 整数</text:p>
      <text:p text:style-name="P7"><text:s text:c="4"/>int m[10] = [1,2,3,4,5,6,7,8,9,10]; <text:s text:c="3"/>// 整数の1次元配列、要素数10</text:p>
      <text:p text:style-name="P7"><text:s text:c="4"/>dec(5,2) d = 123.45; <text:s text:c="3"/>// 10進固定小数点数　桁数5小数点以下2桁</text:p>
      <text:p text:style-name="P7"><text:s text:c="4"/>const int ZERO; <text:s text:c="8"/>// 定数整数 変更できない 整数の初期値0が設定される</text:p>
      <text:p text:style-name="P7"/>
      <text:p text:style-name="P7">これらは、コマンドdefine(またはdef)またはletを省略した形である。</text:p>
      <text:p text:style-name="P7"/>
      <text:p text:style-name="P7">　変数を定義する形式として、もう一つの形式がある。</text:p>
      <text:p text:style-name="P7"/>
      <text:p text:style-name="P183"><text:s text:c="4"/>var a as char = 'ABCDEFGH'; <text:s text:c="4"/>// define var の省略形</text:p>
      <text:p text:style-name="P183">または</text:p>
      <text:p text:style-name="P183"><text:s text:c="4"/>dim a as char = 'ABCDEFGH'; </text:p>
      <text:p text:style-name="P183"/>
      <text:p text:style-name="P7">このように、コマンドvarまたはdimを使って、データ型をasの後ろに置く形式である。</text:p>
      <text:p text:style-name="P7">この形式では、初期値が複数あるときは、データ並び形式ではなく、単にカンマまで区切って指定する。データ並びを指定すると、そのまま、データ並びが一個の要素と見なされる。</text:p>
      <text:p text:style-name="P7"/>
      <text:p text:style-name="P7"/>
      <text:p text:style-name="P156">2.5 算術演算子</text:p>
      <text:p text:style-name="P7">　二項算術演算子は、＋、－、＊、／、％、＊＊である。単項演算子は、＋、－である。</text:p>
      <text:p text:style-name="P7">　式</text:p>
      <text:p text:style-name="P7">　　x % y <text:s text:c="5"/>(演算子では、%のみが前後に区切り文字が必要)</text:p>
      <text:p text:style-name="P7"><text:soft-page-break/><text:span text:style-name="T23">はxをyで割った余りを求める。xがyでちょうど割り切れるなら0となる。たとえば、うるう年は4で割れ切れて、かつ、100で割り切れない年である。ただし400で割り切れる年はうるう年である。</text:span>したがって、</text:p>
      <text:p text:style-name="P7">　　if year % 4 == 0 &amp;&amp; year % 100 &lt;&gt; 0 || year % 400 == 0 then</text:p>
      <text:p text:style-name="P7">　　 <text:s text:c="3"/>うるう年である</text:p>
      <text:p text:style-name="P7">　　else</text:p>
      <text:p text:style-name="P7">　　 <text:s text:c="3"/>うるう年でない</text:p>
      <text:p text:style-name="P7">　　endif</text:p>
      <text:p text:style-name="P7"/>
      <text:p text:style-name="P7">　式</text:p>
      <text:p text:style-name="P7">　　x**y</text:p>
      <text:p text:style-name="P7">はxのy乗である。%と**は整数以外でも使用できる。</text:p>
      <text:p text:style-name="P184">　ところで、演算の優先度は以下となっている。表示の上が優先度が高い。</text:p>
      <text:p text:style-name="P184">　　　＊＊</text:p>
      <text:p text:style-name="P184">　　　単項演算子の＋、－</text:p>
      <text:p text:style-name="P184">　　　＊、／、％</text:p>
      <text:p text:style-name="P184">　　　＋、－</text:p>
      <text:p text:style-name="P184">算術演算子は左から右へ評価される(この章の最後の表で全演算子と結合規則をまとめて示す)。</text:p>
      <text:p text:style-name="P7">　オーバフローのときは、そのデータタイプの最大値または最小値が取られる。アンダフローのときは、0が取られる。</text:p>
      <text:p text:style-name="P7"/>
      <text:p text:style-name="P7"/>
      <text:p text:style-name="P156">2.6 比較演算子と論理演算子</text:p>
      <text:p text:style-name="P7">　比較演算子は、</text:p>
      <text:p text:style-name="P7">　　＞　＞＝(＝＞)　＜　＜＝(＝＜)　と　＝＝　！＝(＜＞、＞＜)　(注)カッコ内は同じ演算子</text:p>
      <text:p text:style-name="P7">である。(それぞれＧＴ　ＧＥ　ＬＴ　ＬＥ　と　ＥＱ　ＮＥも使える。)前者内と後者内は、それぞれ同じ優先度を持ち、前者は後者より一つだけ優先度が高い。比較演算子は<text:span text:style-name="T23">算術演算子より優先度が低いから、式　i&lt;lim-1　は、予期されるように　i&lt;(lim-1)　と見なされる。</text:span></text:p>
      <text:p text:style-name="P7">　より興味深いのは論理演算子＆＆と｜｜である。(ＡＮＤとＯＲも使える。)＆＆や｜｜で結び付いた式は左か<text:span text:style-name="T23">ら右に評価され、その評価は真か偽かの結果が得られた時点で終わる、これらの性質はちゃんと動くプログラムを書くときに重要である。</text:span>たとえば、次のループを考える。</text:p>
      <text:p text:style-name="P7"/>
      <text:p text:style-name="P185">for (i = 0; i &lt; lim-1 &amp;&amp; (c=getchar()) &lt;&gt; '\n' &amp;&amp; c &lt;&gt; ''; i++);</text:p>
      <text:p text:style-name="P7"><text:s text:c="8"/>s[i] = c;</text:p>
      <text:p text:style-name="P7"><text:s text:c="4"/>next;</text:p>
      <text:p text:style-name="P7"/>
      <text:p text:style-name="P154">明らかに、新しい文字を読み込む前に配列sに空きがあるかどうかチェックする必要があるから、検査</text:p>
      <text:p text:style-name="P154">i&lt;lim-1はまずやらなければならない。それだけではなくて、もしこのテストの結果が偽なら、先に進んで次の文字を読んではならないわけである。</text:p>
      <text:p text:style-name="P154">　同様に、c &lt;&gt; '' というテストはgetchar()を呼び出す前にやるとしたら、それは誤りである。呼び出しは、cの中の文字をを調べる前にしなければならない。</text:p>
      <text:p text:style-name="P7">　<text:span text:style-name="T23">一方、&amp;&amp; の優先度は || より高く、</text:span>しかも両者は比較演算子より低い。<text:span text:style-name="T23">したがって、下の式</text:span></text:p>
      <text:p text:style-name="P61"/>
      <text:p text:style-name="P7"><text:s text:c="3"/><text:span text:style-name="T23"><text:s/>i&lt;lim-1 &amp;&amp; (c=getchar()) &lt;&gt; '\n' &amp;&amp; c &lt;&gt; ''</text:span></text:p>
      <text:p text:style-name="P7"/>
      <text:p text:style-name="P154">では、余分なカッコは不要である。しかし、&lt;&gt; の優先度は代入より高いから、次の場合</text:p>
      <text:p text:style-name="P154"><text:soft-page-break/></text:p>
      <text:p text:style-name="P154"><text:s text:c="4"/>(c=getchar()) &lt;&gt; '\n'</text:p>
      <text:p text:style-name="P154"/>
      <text:p text:style-name="P154">にはカッコがいる。</text:p>
      <text:p text:style-name="P7">　単項の否定演算子 ！(ＮＯＴも使える) は非零すなわち真の被演算数を0にし、0すなわち偽の被演算数を1にする。</text:p>
      <text:p text:style-name="P7">！がよく使われる構文は</text:p>
      <text:p text:style-name="P7"/>
      <text:p text:style-name="P7"><text:s text:c="4"/><text:span text:style-name="T23">if !inword</text:span></text:p>
      <text:p text:style-name="P154">で</text:p>
      <text:p text:style-name="P154"><text:s text:c="4"/>if inword == 0</text:p>
      <text:p text:style-name="P154"/>
      <text:p text:style-name="P154">と同じである。どちらの形式がよりよいかは一般的には言えない。!inwordの構文は非常にうまく読める</text:p>
      <text:p text:style-name="P154"><text:s/>("if not in word") が、複雑さが増せば理解しにくくなる。</text:p>
      <text:p text:style-name="P7"/>
      <text:p text:style-name="P61"><text:span text:style-name="T36">＜演習2-1＞</text:span><text:span text:style-name="T15"> </text:span><text:span text:style-name="T29">上記のforループに等価なループを &amp;&amp; を使用しないで書け。</text:span></text:p>
      <text:p text:style-name="P186"/>
      <text:p text:style-name="P186"/>
      <text:p text:style-name="P156">2.7 型　変　換</text:p>
      <text:p text:style-name="P7">　異なる型の被演算数は、式の中に現れると、少数の規則に従って共通の型への変換が行われる。一般に自動的に行われる型変換は、たとえばf+i式のような式の中で、整数を浮動小数点に変換するものや、配列の添え字を整数に変換するものなど意味のある変換が行われる。</text:p>
      <text:p text:style-name="P7">　文字と数値は、算術式の中で自由に混同してよい。一例として、10進文字の配列をそれに等しい整数に変換する関数atoi()を次に示す。一般的には、'123456'のような数字文字列を整数に変換するが、ここでは、文字配列に数字が１文字ずつ入っているものとしている。</text:p>
      <text:p text:style-name="P7"/>
      <text:p text:style-name="P7"><text:s text:c="4"/>function atoi(s) <text:s text:c="3"/>/* sは10進文字の配列、終端要素にはNULL文字が入っているものとする */</text:p>
      <text:p text:style-name="P7"><text:s text:c="8"/>int i, n;</text:p>
      <text:p text:style-name="P7"/>
      <text:p text:style-name="P7"><text:s text:c="8"/>for (i=0; s[i]&gt;='0' &amp;&amp; s[i]&lt;='9'; i++);</text:p>
      <text:p text:style-name="P7"><text:s text:c="12"/>n = 10 * n + s[i];</text:p>
      <text:p text:style-name="P7"><text:s text:c="8"/>next;</text:p>
      <text:p text:style-name="P7"><text:s text:c="8"/>return ERROR;</text:p>
      <text:p text:style-name="P7"><text:s text:c="4"/>end func;</text:p>
      <text:p text:style-name="P7"/>
      <text:p text:style-name="P7">10 * n + s[i]では、10*nが整数値であるのでs[i]は、その数字が表す整数値に変換される。</text:p>
      <text:p text:style-name="P7"/>
      <text:p text:style-name="P7">　数値の型変換は、次の順で変換が行われる。</text:p>
      <text:p text:style-name="P7"/>
      <text:p text:style-name="P187">　　　 (順位が低い)　　　　　　　　　　　　　　　　　　　 <text:s text:c="3"/>　　　　　　　 (順位が高い)</text:p>
      <text:p text:style-name="P187">　　　　符号あり整数 --&gt; 符号なし整数 --&gt; 10進浮動小数点数 --&gt; 2進倍精度浮動小数点数 </text:p>
      <text:p text:style-name="P7"/>
      <text:p text:style-name="P7">　文字から数値への変換では、その文字列が数値定数と同じに変換される。数値定数の形式に合わない文字があるときはエラーとなる。</text:p>
      <text:p text:style-name="P7">　数値から文字への変換は、ほぼ数値定数と同じ形式の文字列に変換される。詳細は、後述する。</text:p>
      <text:p text:style-name="P7"><text:soft-page-break/>　他の有効な自動変換の形は、i&gt;jのような比較式や &amp;&amp; と || で結ばれた論理式で、真が値1を、偽が0を持つことである。したがって、代入式</text:p>
      <text:p text:style-name="P7"/>
      <text:p text:style-name="P7"><text:s text:c="4"/>isdigit = c&gt;='0' &amp;&amp; c&lt;='9';</text:p>
      <text:p text:style-name="P7"/>
      <text:p text:style-name="P7">ではcが10進数なら1が、そうでないなら0がセットされる。</text:p>
      <text:p text:style-name="P7">　暗黙の算術変換はだいたいが予想通りに行われる。一般的に、＋や＊のような二つの被演算数をとる演算子(二項演算子)に異なる型の被演算数が現れると、"低い"型が"高い方の"型に格上げされてから演算が行われる。そしてその結果は高い方の型になる。</text:p>
      <text:p text:style-name="P61"><text:span text:style-name="T15">　charからintへの変換ではなくて、charの内部コードを使用する例としては、</text:span><text:span text:style-name="T36">ASCII文字セットに対してのみ</text:span><text:span text:style-name="T15">１文字を小文字に変換する関数lower()がある。文字が大文字でなければlower()では何も行われない。</text:span></text:p>
      <text:p text:style-name="P7"/>
      <text:p text:style-name="P7"><text:s text:c="4"/>function lower(c) <text:s text:c="4"/>/* cを小文字に変換 */</text:p>
      <text:p text:style-name="P7"><text:s text:c="8"/>if c&gt;='A' &amp;&amp; c&lt;='Z' then</text:p>
      <text:p text:style-name="P7"><text:s text:c="12"/>return chr(asc(c) + asc('a') - asc('A'));</text:p>
      <text:p text:style-name="P7"><text:s text:c="8"/>else</text:p>
      <text:p text:style-name="P7"><text:s text:c="12"/>return c;</text:p>
      <text:p text:style-name="P7"><text:s text:c="8"/>end if;</text:p>
      <text:p text:style-name="P7"><text:s text:c="4"/>end func;</text:p>
      <text:p text:style-name="P7"/>
      <text:p text:style-name="P7">asc(c)でcをASCIIコードに変換している。chr()は逆にASCIIコードを文字に変換している。</text:p>
      <text:p text:style-name="P7">このプログラムは、ASCII文字に対してのみ通用する。ASCIIでは対応する大文字と小文字は数値として一定の距離にあり、各文字は連続していて、AとZの間には文字しかないからである。</text:p>
      <text:p text:style-name="P7">　最後に、明示的な型変換はキャスト(cast)と呼ばれる構文で任意の式に適用("強制")することができる。</text:p>
      <text:p text:style-name="P7"/>
      <text:p text:style-name="P7"><text:s text:c="4"/>( 型名 ) 式</text:p>
      <text:p text:style-name="P7"/>
      <text:p text:style-name="P7">この式は上記の変換規則に従ってその型名に変換される。キャストの正確な意味は、式があたかも指定した型を持つ変数のように代入され、その構文の中で使われるということである。</text:p>
      <text:p text:style-name="P7"/>
      <text:p text:style-name="P7"><text:s text:c="4"/>a = '-123.456';</text:p>
      <text:p text:style-name="P7"><text:s text:c="4"/>d = (dec(5,2))a;</text:p>
      <text:p text:style-name="P7"/>
      <text:p text:style-name="P7">では、dに数値-123.46が代入される。桁あふれした部分は四捨五入されている(実行時オプションで、"切り上げ"、"切捨て"に変更できる)。</text:p>
      <text:p text:style-name="P7">　式が変数の場合、変数の参照値が型変換されるのであって、変数の値自身が変換されるのではないことに注意。本章の最後の表に示すようにキャスト演算子は他の単項演算子と同じ優先度を持っている。</text:p>
      <text:p text:style-name="P7"/>
      <text:p text:style-name="P61"><text:span text:style-name="T36">＜演習 2-2＞ </text:span><text:span text:style-name="T15">16進数の文字配列をそれと同値な整数値へ変換する関数htoi(s)を書け。許される文字は、'0'～'9'と'A'～'F'および'a'～'f'である。</text:span></text:p>
      <text:p text:style-name="P7"/>
      <text:p text:style-name="P59"/>
      <text:p text:style-name="P156">2.8 インクリメントとデクリメントの演算子</text:p>
      <text:p text:style-name="P7">　Coalには変数のインクリメントとデクリメントに対して、通常見慣れない二つの演算子がある。インクリメント演算子＋＋はその被演算数に１を加え、デクリメント演算子－－は１を引くものである。われわれは次のような変数のインクリメントに＋＋をよく使っている。</text:p>
      <text:p text:style-name="P7"/>
      <text:p text:style-name="P7"><text:s text:c="4"/>if c == '\n' thenl nl++;</text:p>
      <text:p text:style-name="P7"/>
      <text:p text:style-name="P7">見慣れない面は、＋＋と－－が前置演算子（＋＋ｎのように前にある）と後置演算子（ｎ＋＋のように後ろにある）のどちらでも使えることであろう。両方ともｎをインクリメントする効果を持っているが、式</text:p>
      <text:p text:style-name="P7">＋＋ｎはｎの値を使用する前にインクリメントするのに対し、ｎ＋＋はｎの値を使った後にインクリメントするのである。これは、その効果だけでなく、その値を使用する文脈によって＋＋ｎとｎ＋＋は異なることを意味する。もしｎが５なら、</text:p>
      <text:p text:style-name="P7"/>
      <text:p text:style-name="P7"><text:s text:c="4"/>x = n++;</text:p>
      <text:p text:style-name="P7"/>
      <text:p text:style-name="P7">はｘを５にするが、</text:p>
      <text:p text:style-name="P7"/>
      <text:p text:style-name="P7"><text:s text:c="4"/>x = ++n;</text:p>
      <text:p text:style-name="P7"/>
      <text:p text:style-name="P7">はｘを６にする。ｎは両方とも６になる。このインクリメントとデクリメントの演算子は変数のみに適用可能である。x = (i+j)++ のような式は間違いである。次のように値が必要でないインクリメントは好みによって前置にするか後置にするか決めればよい。</text:p>
      <text:p text:style-name="P7"/>
      <text:p text:style-name="P7"><text:s text:c="4"/>if c == '\n' thenl ++nl;</text:p>
      <text:p text:style-name="P7"/>
      <text:p text:style-name="P7">しかし、どちらかを特に指定して使用する場合がある。たとえば、文字列ｓからｃ文字をすべて取り除く関数、squeeze(s, c)を考えよう。</text:p>
      <text:p text:style-name="P7"/>
      <text:p text:style-name="P7"><text:s text:c="4"/>function squeeze(s, c) <text:s text:c="3"/>/* sからcをすべて取り除く */</text:p>
      <text:p text:style-name="P7"><text:s text:c="8"/>int i, j;</text:p>
      <text:p text:style-name="P7"/>
      <text:p text:style-name="P7"><text:s text:c="8"/>for (i = j = 0; s[j] != '\0'; i++);</text:p>
      <text:p text:style-name="P7"><text:s text:c="12"/>if s[i] != c thenl s[j++] = s[i];</text:p>
      <text:p text:style-name="P7"><text:s text:c="8"/>next;</text:p>
      <text:p text:style-name="P7"><text:s text:c="8"/>s[j] = '\0';</text:p>
      <text:p text:style-name="P7"><text:s text:c="8"/>return j;</text:p>
      <text:p text:style-name="P7"><text:s text:c="4"/>end func;</text:p>
      <text:p text:style-name="P7"/>
      <text:p text:style-name="P7">　このプログラムは、ｃでない文字は現在のｊの位置に入れられ、そのときのみ次の文字に備えてｊがインクリメントされる。</text:p>
      <text:p text:style-name="P188">これは、</text:p>
      <text:p text:style-name="P7"/>
      <text:p text:style-name="P7"><text:s text:c="4"/>if s[i] != c then</text:p>
      <text:p text:style-name="P7"><text:s text:c="8"/>s[j] = s[i];</text:p>
      <text:p text:style-name="P7"><text:soft-page-break/><text:s text:c="8"/>j++;</text:p>
      <text:p text:style-name="P7"><text:s text:c="4"/>end if;</text:p>
      <text:p text:style-name="P7"/>
      <text:p text:style-name="P7">と同値である。</text:p>
      <text:p text:style-name="P7">　他の同様な文脈の例は、第１章で述べたgetline() 関数にある。</text:p>
      <text:p text:style-name="P7"/>
      <text:p text:style-name="P7"><text:s text:c="4"/>if c == '\n' then</text:p>
      <text:p text:style-name="P7"><text:s text:c="8"/>s[i] = c;</text:p>
      <text:p text:style-name="P7"><text:s text:c="8"/>++i;</text:p>
      <text:p text:style-name="P7"><text:s text:c="4"/>end if;</text:p>
      <text:p text:style-name="P7"/>
      <text:p text:style-name="P7">はよりコンパクトには</text:p>
      <text:p text:style-name="P7"/>
      <text:p text:style-name="P7"><text:s text:c="4"/>if c == '\n' thenl s[i++] = c;</text:p>
      <text:p text:style-name="P7"/>
      <text:p text:style-name="P7">と代えてもよい。</text:p>
      <text:p text:style-name="P7">　第３の例として関数strcat(s, t) がある。これは文字列配列tを文字列配列sの最後に付加するものである。次のstrcat()では、sとｔの設定済み要素の最後にはNULL文字が入っているものとする。また、sには付加されたものを保つのに十分な大きさがあることを想定している。</text:p>
      <text:p text:style-name="P7"/>
      <text:p text:style-name="P7"><text:s text:c="4"/>function strcat(s, t); <text:s text:c="3"/>/* sの終わりにtをつなぐ */</text:p>
      <text:p text:style-name="P7"><text:s text:c="8"/>int i, j;</text:p>
      <text:p text:style-name="P7"/>
      <text:p text:style-name="P7"><text:s text:c="8"/>i = j = 0;</text:p>
      <text:p text:style-name="P7"><text:s text:c="8"/>while s[i] != '\0'; <text:s text:c="4"/>/* sの終わりを探す */</text:p>
      <text:p text:style-name="P7"><text:s text:c="12"/>i++;</text:p>
      <text:p text:style-name="P7"><text:s text:c="8"/>end while;</text:p>
      <text:p text:style-name="P7"/>
      <text:p text:style-name="P7"><text:s text:c="8"/>while (s[i++] = t[j++]) != '\0'; <text:s text:c="3"/>/* tをコピー */</text:p>
      <text:p text:style-name="P7"><text:s text:c="8"/>end while;</text:p>
      <text:p text:style-name="P7"/>
      <text:p text:style-name="P7"><text:s text:c="4"/>return i;</text:p>
      <text:p text:style-name="P7">end func;</text:p>
      <text:p text:style-name="P7"/>
      <text:p text:style-name="P189">各文字がtからsにコピーされ、そのつど、後置の＋＋がｉとｊに適用され、次のループに対して正しい位置を指すようになる。 sの終わりを探すループでは、s[i++]は使えない事に注意しよう。</text:p>
      <text:p text:style-name="P7"/>
      <text:p text:style-name="P7"/>
      <text:p text:style-name="P61"><text:span text:style-name="T36">＜演習 2-3＞ </text:span><text:span text:style-name="T15">文字列配列s2の中の任意の文字に等しい文字を文字列配列s1から除去するような形のsqueeze(s1, s2) を書け。</text:span></text:p>
      <text:p text:style-name="P61"><text:span text:style-name="T36">＜演習 2-4＞</text:span><text:span text:style-name="T15"> 文字列配列s2の任意の文字と等しい文字列s1の最初の位置を戻す関数any(s1, s2)を書け。</text:span></text:p>
      <text:p text:style-name="P7">ただし、先頭位置を1とし、一致する文字列がなければ0を返す。</text:p>
      <text:p text:style-name="P7"/>
      <text:p text:style-name="P59"/>
      <text:p text:style-name="P156">2.9 ビットごとの論理演算子</text:p>
      <text:p text:style-name="P7">　Coalは次のように多くのビット処理用演算子を持っている。ただし、これらは、整数のみに適用できる。</text:p>
      <text:p text:style-name="P7">整数でないときは自動で整数に変換される。</text:p>
      <text:p text:style-name="P7">　　　　＆　　　ビットごとのＡＮＤ</text:p>
      <text:p text:style-name="P7">　　　　｜　　　ビットごとのＯＲ</text:p>
      <text:p text:style-name="P7">　　　　＾　　　ビットごとの排他的ＯＲ</text:p>
      <text:p text:style-name="P7">　　　　＜＜　　左シフト</text:p>
      <text:p text:style-name="P7">　　　　＞＞　　符号あり右シフト</text:p>
      <text:p text:style-name="P7">　　　　＞＞＞　符号なし右シフト</text:p>
      <text:p text:style-name="P7">　　　　～　　　ビット反転（単項演算子）</text:p>
      <text:p text:style-name="P7">ビットごとのＡＮＤ演算子 ＆ は、いくつかのビットをマスクするのによく使われる。たとえば、</text:p>
      <text:p text:style-name="P7"/>
      <text:p text:style-name="P7"><text:s text:c="4"/>c = n &amp; 0x7f;</text:p>
      <text:p text:style-name="P7"/>
      <text:p text:style-name="P7">はnの下位７ビット以外を0にする。ビットごとのＯＲ演算子 ｜ はビットをｏｎにするのに使われる。</text:p>
      <text:p text:style-name="P7"/>
      <text:p text:style-name="P7"><text:s text:c="4"/>x = x | MASK;</text:p>
      <text:p text:style-name="P7"/>
      <text:p text:style-name="P7">では、MASKの中の１になっているビットに対応するビットは１になる。</text:p>
      <text:p text:style-name="P7">　ビットごとの演算子 ＆ と ｜ は、論理演算子 ＆＆ と ｜｜ とは違うことに注意しなければならない。後者は左から右に真の値を評価して行く。たとえば、xが1でyが2なら、x &amp; yは0だが、x &amp;&amp; yは1である。</text:p>
      <text:p text:style-name="P7">　シフト演算子＜＜と＞＞は左被演算数を右被演算数で指定したビット数だけシフトするのに使われる。</text:p>
      <text:p text:style-name="P190">ｘ＜＜２はｘを左へ２ビットシフトすることを表す。このとき空になるビットには0が入る。これは４を掛けるのと同じである。右シフトでは、左被演算数が符号あり整数なら左から符号ビットが入り、符号なし整数なら0が入る。＞＞＞は空きビットに0が入る。</text:p>
      <text:p text:style-name="P7">　単項演算子 ~ は整数のビットを反転する。この演算子は次のような式でよく使われる。</text:p>
      <text:p text:style-name="P7"/>
      <text:p text:style-name="P7"><text:s text:c="4"/>x &amp; ~0x3f</text:p>
      <text:p text:style-name="P7"/>
      <text:p text:style-name="P7">これはxの下６ビットを0にする意味を持つ。</text:p>
      <text:p text:style-name="P7">　次に、ビット演算子のいくつかの例を示すためのに、getbits(x, p, n)を考えてみよう。この関数は、xのビット位置pで始まるxのnビット・フィールドを右詰で戻すものである。仮定としてビット位置0は右端で、nとpは意味のある正の値とする。たとえば、getbits(x, 4, 3) はビット位置4,3,2にある3ビットを右詰で戻すものとする。</text:p>
      <text:p text:style-name="P7"/>
      <text:p text:style-name="P7"><text:s text:c="4"/>function getbits(x, p, n);</text:p>
      <text:p text:style-name="P7"><text:s text:c="8"/>return (x &gt;&gt;&gt; (p+1-n)) &amp; ~(~0 &lt;&lt; n);</text:p>
      <text:p text:style-name="P7"><text:s text:c="4"/>end func;</text:p>
      <text:p text:style-name="P7"/>
      <text:p text:style-name="P7">x &gt;&gt;&gt; (p+1-n) で該当するフィールドは右にシフトされる。&gt;&gt;&gt;を使っているので右シフトで空いたビットには0が入る。~0で全ビットが1になる。~0 &lt;&lt; nでnビット左シフトすると、右側nビットが0のマスクになり、他は1になる。それを ~ でビット反転すると、右側nビットが1のマスクになる。</text:p>
      <text:p text:style-name="P7"/>
      <text:p text:style-name="P7"><text:soft-page-break/></text:p>
      <text:p text:style-name="P61"><text:span text:style-name="T36">＜演習 2-5＞</text:span><text:span text:style-name="T15"> getbits()をビットを左から右に数えるように変更せよ。</text:span></text:p>
      <text:p text:style-name="P61"><text:span text:style-name="T36">＜演習 2-6＞</text:span><text:span text:style-name="T15"> ホストマシンの１語長、つまりintにおけるビット数を計算する関数wordlength() を書け。</text:span></text:p>
      <text:p text:style-name="P7">この関数はどのマシンでも同じソースコードが通用する移植可能なものでなければならない。</text:p>
      <text:p text:style-name="P61"><text:span text:style-name="T36">＜演習 2-7＞</text:span><text:span text:style-name="T15"> 整数nを右にbビット回転する関数 rightrot(n, b) を書け。</text:span></text:p>
      <text:p text:style-name="P61"><text:span text:style-name="T36">＜演習 2-8＞</text:span><text:span text:style-name="T15"> xのビット位置pからnビットを反転し、他のビットはそのままにする関数invert(x, p, n)を書け。</text:span></text:p>
      <text:p text:style-name="P7"/>
      <text:p text:style-name="P7"/>
      <text:p text:style-name="P156">2.10 代入演算子と式</text:p>
      <text:p text:style-name="P7">　次のような式</text:p>
      <text:p text:style-name="P7"/>
      <text:p text:style-name="P7"><text:s text:c="4"/>i = i + 2;</text:p>
      <text:p text:style-name="P7"/>
      <text:p text:style-name="P7">では、左辺が右辺に再び現れる。これは＋＝という代入演算子を使うと、次のような圧縮した形に書ける。</text:p>
      <text:p text:style-name="P7"/>
      <text:p text:style-name="P7"><text:s text:c="4"/>i += 2;</text:p>
      <text:p text:style-name="P7"/>
      <text:p text:style-name="P7">　たいていの二項演算子（＋のように左と右に被演算数を有する演算子）は、対応する代入演算子 op= を持つ、opは次のどれかである。</text:p>
      <text:p text:style-name="P7"/>
      <text:p text:style-name="P7"><text:s text:c="4"/>＋ <text:s/>－ <text:s/>＊ <text:s/>／ <text:s/>％ <text:s/>＜＜ <text:s/>＞＞ <text:s/>＞＞＞ ＆ ＾ ｜ <text:s/>＆＋ <text:s/>｜＋</text:p>
      <text:p text:style-name="P7"/>
      <text:p text:style-name="P7">e1とe2が式ならば</text:p>
      <text:p text:style-name="P7"/>
      <text:p text:style-name="P7"><text:s text:c="4"/>e1 op= e2</text:p>
      <text:p text:style-name="P7"/>
      <text:p text:style-name="P7">は</text:p>
      <text:p text:style-name="P7"><text:s text:c="4"/>e1 = (e1) op (e2)</text:p>
      <text:p text:style-name="P7"/>
      <text:p text:style-name="P7">と、e1が１度だけ計算されることを除いて同等である。e2のカッコに注意されたい。</text:p>
      <text:p text:style-name="P7"/>
      <text:p text:style-name="P7"><text:s text:c="4"/>x *= y + 1</text:p>
      <text:p text:style-name="P7">は、</text:p>
      <text:p text:style-name="P185">x = x * (y + 1)</text:p>
      <text:p text:style-name="P7"/>
      <text:p text:style-name="P7">であって、</text:p>
      <text:p text:style-name="P7"><text:s text:c="4"/>x = x * y + 1</text:p>
      <text:p text:style-name="P7"/>
      <text:p text:style-name="P7">ではない。</text:p>
      <text:p text:style-name="P7">　一例として次の関数bitcount()は、整数引数の１であるビットの個数を数えるためのものである。</text:p>
      <text:p text:style-name="P7"/>
      <text:p text:style-name="P59"/>
      <text:p text:style-name="P7"><text:s text:c="4"/>function bitcount(n);</text:p>
      <text:p text:style-name="P7"><text:s text:c="8"/>int b;</text:p>
      <text:p text:style-name="P7"/>
      <text:p text:style-name="P7"><text:s text:c="8"/>for (b = 0; n != 0; n&gt;&gt;=1);</text:p>
      <text:p text:style-name="P7"><text:s text:c="12"/>if n &amp; 0x01 thenl b++;</text:p>
      <text:p text:style-name="P7"><text:s text:c="8"/>next;</text:p>
      <text:p text:style-name="P7"><text:s text:c="8"/>return b;</text:p>
      <text:p text:style-name="P7"><text:s text:c="4"/>end func;</text:p>
      <text:p text:style-name="P7"/>
      <text:p text:style-name="P7">　簡単であることを別としても、この代入演算子は人間が考えるときに分かりやすいという利点がある。たとえば、われわれは "２にiを加えよ" とか "ｉを２ずつ増やせ" どかいうが、"ｉをとって２を加え、それから結果をｉに戻せ" とは言わない。つまり、ｉ＋＝２である。次のような複雑な式では、</text:p>
      <text:p text:style-name="P7"/>
      <text:p text:style-name="P7"><text:s text:c="4"/>yyval[yypv[p3+p4] + yypv[p1+p2]] += 2</text:p>
      <text:p text:style-name="P7"/>
      <text:p text:style-name="P7">代入演算子によりプログラムは理解しやすくなる。なぜなら、二つの長い式が同じかどうかとか、どうして違うのかといったことを手間をかけてチェックする必要がないからである。</text:p>
      <text:p text:style-name="P7"/>
      <text:p text:style-name="P61"><text:span text:style-name="T36">＜演習 2-9＞</text:span><text:span text:style-name="T15"> ２の補数法では、ｘ＆（ｘ－１）により、ｘの右側の１ビットが消える。（なぜか？）この事実を使って、もっと速いbitcount()プログラムを書け。</text:span></text:p>
      <text:p text:style-name="P7"/>
      <text:p text:style-name="P7"/>
      <text:p text:style-name="P156">2.11 条　件　式</text:p>
      <text:p text:style-name="P7">　文</text:p>
      <text:p text:style-name="P7"><text:s text:c="4"/>if a &gt; b then</text:p>
      <text:p text:style-name="P7"><text:s text:c="8"/>z = a;</text:p>
      <text:p text:style-name="P7"><text:s text:c="4"/>else</text:p>
      <text:p text:style-name="P7"><text:s text:c="8"/>z = b;</text:p>
      <text:p text:style-name="P7"><text:s text:c="4"/>end if;</text:p>
      <text:p text:style-name="P7"/>
      <text:p text:style-name="P7">はもちろんａとｂの大きい方をｚに入れるものである。三項演算子 "？：" で書かれる条件式は、これおよび同等な構文を書くもう一つのやり方となる。式</text:p>
      <text:p text:style-name="P7"/>
      <text:p text:style-name="P7"><text:s text:c="4"/>e1 ? e2 : e3</text:p>
      <text:p text:style-name="P7"/>
      <text:p text:style-name="P7">では式e1が最初に評価される。もしそれが0でない（真）なら式e2が評価され、それが条件式の値となる。</text:p>
      <text:p text:style-name="P7">そうでないときは、式e3が評価され、それが値となる。評価されるのは、e2とe3のどちらか一方のみである。したがって、ｚにａとｂの大きい方をセットするのは次の式でよい。</text:p>
      <text:p text:style-name="P7"/>
      <text:p text:style-name="P7"><text:s text:c="4"/>z = (a&gt;b) ? a : b</text:p>
      <text:p text:style-name="P7"/>
      <text:p text:style-name="P7">注意すべきは、条件式は実際に式であって、他の式と何ら変わりなく使用できるということである。もし、e2とe3が異なる型なら、結果の型は評価された方の型になる。</text:p>
      <text:p text:style-name="P7"><text:soft-page-break/>　この条件式は簡単なプログラムを書くのによく使われる。たとえば、次のループは、配列のＮ個の要素を１行に１０個ずつ、各列ごとにスペースを１個空け、各行は一つの復改文字で終了するように印字するためのものである。</text:p>
      <text:p text:style-name="P7"/>
      <text:p text:style-name="P7"><text:s text:c="4"/>for (i = 0; i &lt; N; i++);</text:p>
      <text:p text:style-name="P7"><text:s text:c="8"/>printf("%6d%c", a[i], (i%10==9 || i==N-1) ? '\n' : ' ');</text:p>
      <text:p text:style-name="P7"><text:s text:c="4"/>next;</text:p>
      <text:p text:style-name="P7"/>
      <text:p text:style-name="P7">復改文字は、１０要素ごととＮ番目の後に印字する。他のすべての要素は１スペース空けて続ける。これは名人芸のように見えるが、この条件式を使わずにこれを書いてみると、勉強になるであろう。</text:p>
      <text:p text:style-name="P7"/>
      <text:p text:style-name="P61"><text:span text:style-name="T36">＜演習 2-10＞</text:span><text:span text:style-name="T15"> if-else-endifの代わりに条件式を使って、大文字を小文字に変換する関数lower()を書き直せ。</text:span></text:p>
      <text:p text:style-name="P7"/>
      <text:p text:style-name="P186"/>
      <text:p text:style-name="P191">2.12 集合演算</text:p>
      <text:p text:style-name="P21">　配列、データ・リストまたはデータ並びに対して以下の集合演算を行うことができる。</text:p>
      <text:p text:style-name="P192">　集合演算は、以下の組み合わせが指定できる。一般データはどのデータ型とも組み合わせられる。</text:p>
      <text:p text:style-name="P192">　データ・リストが第一項のとき、第二項のデータ・リスト中のデータ並びは、１データ要素として扱われる。また、データ並びが第一項のとき、第二項中のデータ・リストは、１データ要素として扱われる。</text:p>
      <text:p text:style-name="P192"/>
      <text:p text:style-name="P192">　　配列と配列</text:p>
      <text:p text:style-name="P192">　　データ・リストとデータ・リスト</text:p>
      <text:p text:style-name="P192">　　データ並びとデータ並び</text:p>
      <text:p text:style-name="P192"/>
      <text:p text:style-name="P193">　集合演算の種類を以下に示す。</text:p>
      <text:p text:style-name="P193"/>
      <text:p text:style-name="P194">表2.12-1　演算の種類</text:p>
      <table:table table:name="表2" table:style-name="表2">
        <table:table-column table:style-name="表2.A"/>
        <table:table-column table:style-name="表2.B"/>
        <table:table-column table:style-name="表2.C"/>
        <table:table-row table:style-name="表2.1">
          <table:table-cell table:style-name="表2.A1" office:value-type="string">
            <text:p text:style-name="P195">No.</text:p>
          </table:table-cell>
          <table:table-cell table:style-name="表2.B1" office:value-type="string">
            <text:p text:style-name="P196">演算子</text:p>
          </table:table-cell>
          <table:table-cell table:style-name="表2.C1" office:value-type="string">
            <text:p text:style-name="P197">機能</text:p>
          </table:table-cell>
        </table:table-row>
        <table:table-row table:style-name="表2.2">
          <table:table-cell table:style-name="表2.A2" office:value-type="string">
            <text:p text:style-name="P196">１</text:p>
          </table:table-cell>
          <table:table-cell table:style-name="表2.B2" office:value-type="string">
            <text:p text:style-name="P196">＋</text:p>
          </table:table-cell>
          <table:table-cell table:style-name="表2.C2" office:value-type="string">
            <text:p text:style-name="P197">第一項のデータ要素と第二項のデータ要素を連結する</text:p>
          </table:table-cell>
        </table:table-row>
        <table:table-row table:style-name="表2.3">
          <table:table-cell table:style-name="表2.A3" office:value-type="string">
            <text:p text:style-name="P196">２</text:p>
          </table:table-cell>
          <table:table-cell table:style-name="表2.B3" office:value-type="string">
            <text:p text:style-name="P196">－</text:p>
          </table:table-cell>
          <table:table-cell table:style-name="表2.C3" office:value-type="string">
            <text:p text:style-name="P197">第一項のデータ要素から第二項にあるデータ要素のみを削除する</text:p>
          </table:table-cell>
        </table:table-row>
        <table:table-row table:style-name="表2.4">
          <table:table-cell table:style-name="表2.A3" office:value-type="string">
            <text:p text:style-name="P198">３</text:p>
          </table:table-cell>
          <table:table-cell table:style-name="表2.B3" office:value-type="string">
            <text:p text:style-name="P198">＆</text:p>
          </table:table-cell>
          <table:table-cell table:style-name="表2.C3" office:value-type="string">
            <text:p text:style-name="P199">第一項と第二項の両方にあるデータ要素を連結する</text:p>
          </table:table-cell>
        </table:table-row>
        <table:table-row table:style-name="表2.5">
          <table:table-cell table:style-name="表2.A3" office:value-type="string">
            <text:p text:style-name="P198">４</text:p>
          </table:table-cell>
          <table:table-cell table:style-name="表2.B3" office:value-type="string">
            <text:p text:style-name="P198">｜</text:p>
          </table:table-cell>
          <table:table-cell table:style-name="表2.C3" office:value-type="string">
            <text:p text:style-name="P199">第一項のデータ要素と第二項のデータ要素を重複がないように連結する</text:p>
          </table:table-cell>
        </table:table-row>
        <table:table-row table:style-name="表2.6">
          <table:table-cell table:style-name="表2.A6" office:value-type="string">
            <text:p text:style-name="P196">５</text:p>
          </table:table-cell>
          <table:table-cell table:style-name="表2.B6" office:value-type="string">
            <text:p text:style-name="P196">＾</text:p>
          </table:table-cell>
          <table:table-cell table:style-name="表2.C6" office:value-type="string">
            <text:p text:style-name="P197">第一項と第二項の共通でないデータ要素を連結する</text:p>
          </table:table-cell>
        </table:table-row>
      </table:table>
      <text:p text:style-name="P200"><text:span text:style-name="T37">　　　(注)</text:span><text:span text:style-name="T38">未定義またはnullパラメータ要素は、演算から除かれる。</text:span></text:p>
      <text:p text:style-name="P193"/>
      <text:p text:style-name="P193">以下の例は、リストした都道府県から訪れたものを除き、訪れていないものを出力する。</text:p>
      <text:p text:style-name="P193"/>
      <text:p text:style-name="P193"><text:tab/>a = 'I still need to visit' &amp;</text:p>
      <text:p text:style-name="P193"><text:tab/><text:tab/> ' the following cities:';</text:p>
      <text:p text:style-name="P193"><text:tab/>cities = {'Tokyo','Osaka','Nagoya','Aomori','Fukuoka'};</text:p>
      <text:p text:style-name="P193"><text:tab/>visited = {'Fukuoka','Osaka'};</text:p>
      <text:p text:style-name="P193"><text:tab/>print a cities-visited;</text:p>
      <text:p text:style-name="P201"/>
      <text:p text:style-name="P202"><text:soft-page-break/>2.13 式中でのコマンド実行</text:p>
      <text:p text:style-name="P203"><text:span text:style-name="T39">　式の中で、'`'で囲った文字列をコマンドとして実行し、実行コマンドの標準出力を文字列として</text:span>返す。</text:p>
      <text:p text:style-name="P204">　この指定は、ネストすることができる。ネストのレベルに合わせて、'`'を複数個連続して指定しなければならない。</text:p>
      <text:p text:style-name="P204">　文字列の先頭が'!'のときは、文字列をshell()関数で直接実行する。このときは、実行する前に、文字列中の'$'、'%'、'#'付き変数は、ＳＱＬコマンドと同様に文字列に変換する。バルク属性の変数は、ＳＱＬコマンドとは異なり、スペース区切りなしの１６進文字列に変換する。</text:p>
      <text:p text:style-name="P205"/>
      <text:p text:style-name="P156">2.1<text:span text:style-name="T40">4</text:span> 優先度と評価順序</text:p>
      <text:p text:style-name="P7">　下の表は全演算子の優先度と結合規則をまとめたものである。この中にはまだ議論していないものも含まれている。同一行の演算子は同じ優先度を持つものである。行は優先度が減少する順に並べてある。たとえば、＊、／、％はすべて同じ優先度を持ち、＋と－よりも高い。</text:p>
      <text:p text:style-name="P7">　．はドット式で使われるときのものである。これについては第６章で論ずる。＊(データ指定)と＆(アドレス)につては、第５章で論じよう。</text:p>
      <text:p text:style-name="P7">　ビットごとの論理演算子＆、＾、｜が＝＝と！＝の下にあることに注意しよう。これは、</text:p>
      <text:p text:style-name="P7"><text:s text:c="4"/>if (x &amp; MASK) == 0 ... </text:p>
      <text:p text:style-name="P7"/>
      <text:p text:style-name="P7">のようなビットテストの式で正しい結果を得るには、全体にカッコを付けなければいけないことを意味する。</text:p>
      <text:p text:style-name="P7">　Coalでは、演算子の優先度と結合規則に則って式が評価される。次の式</text:p>
      <text:p text:style-name="P7"><text:s text:c="4"/>x = f() + g();</text:p>
      <text:p text:style-name="P7"/>
      <text:p text:style-name="P7">では、x、f()、g()の順序で評価される。次の関数の実引数</text:p>
      <text:p text:style-name="P7"><text:s text:c="4"/>printf("%d %d\n", ++n, power(2,n));</text:p>
      <text:p text:style-name="P7"/>
      <text:p text:style-name="P7">は、"%d %d\n"、++n、2、n、power()の順に評価される。次の式</text:p>
      <text:p text:style-name="P7"><text:s text:c="4"/>a[i] = ++i;</text:p>
      <text:p text:style-name="P7"/>
      <text:p text:style-name="P7">は、a[i]が最初に評され、次に++iが評される。もしiが1なら、a[1]にi(2)がセットされることになる。</text:p>
      <text:p text:style-name="P7"/>
      <text:p text:style-name="P206">演算子の優先度と結合順序</text:p>
      <table:table table:name="表8" table:style-name="表8">
        <table:table-column table:style-name="表8.A"/>
        <table:table-column table:style-name="表8.B"/>
        <table:table-column table:style-name="表8.C"/>
        <table:table-row table:style-name="表8.1">
          <table:table-cell table:style-name="表8.A1" office:value-type="string">
            <text:p text:style-name="P207">順位</text:p>
          </table:table-cell>
          <table:table-cell table:style-name="表8.B1" office:value-type="string">
            <text:p text:style-name="P208">演算子</text:p>
          </table:table-cell>
          <table:table-cell table:style-name="表8.C1" office:value-type="string">
            <text:p text:style-name="P208">結合順序</text:p>
          </table:table-cell>
        </table:table-row>
        <table:table-row table:style-name="表8.1">
          <table:table-cell table:style-name="表8.A2" office:value-type="string">
            <text:p text:style-name="P207">１</text:p>
          </table:table-cell>
          <table:table-cell table:style-name="表8.B2" office:value-type="string">
            <text:p text:style-name="P208">．（　）　[　]　｛　｝　後置演算＋＋　－－</text:p>
          </table:table-cell>
          <table:table-cell table:style-name="表8.C2" office:value-type="string">
            <text:p text:style-name="P208">左から右</text:p>
          </table:table-cell>
        </table:table-row>
        <table:table-row table:style-name="表8.1">
          <table:table-cell table:style-name="表8.A3" office:value-type="string">
            <text:p text:style-name="P207">２</text:p>
          </table:table-cell>
          <table:table-cell table:style-name="表8.B3" office:value-type="string">
            <text:p text:style-name="P208">＊＊</text:p>
          </table:table-cell>
          <table:table-cell table:style-name="表8.C3" office:value-type="string">
            <text:p text:style-name="P208">左から右</text:p>
          </table:table-cell>
        </table:table-row>
        <table:table-row table:style-name="表8.1">
          <table:table-cell table:style-name="表8.A3" office:value-type="string">
            <text:p text:style-name="P207">３</text:p>
          </table:table-cell>
          <table:table-cell table:style-name="表8.B3" office:value-type="string">
            <text:p text:style-name="P208">単項演算子　！　～　－　＋　＋＋　－－　＊</text:p>
          </table:table-cell>
          <table:table-cell table:style-name="表8.C3" office:value-type="string">
            <text:p text:style-name="P208">右から左</text:p>
          </table:table-cell>
        </table:table-row>
        <table:table-row table:style-name="表8.1">
          <table:table-cell table:style-name="表8.A3" office:value-type="string">
            <text:p text:style-name="P207">４</text:p>
          </table:table-cell>
          <table:table-cell table:style-name="表8.B3" office:value-type="string">
            <text:p text:style-name="P208">キャスト</text:p>
          </table:table-cell>
          <table:table-cell table:style-name="表8.C3" office:value-type="string">
            <text:p text:style-name="P208">左から右</text:p>
          </table:table-cell>
        </table:table-row>
        <table:table-row table:style-name="表8.1">
          <table:table-cell table:style-name="表8.A3" office:value-type="string">
            <text:p text:style-name="P207">５</text:p>
          </table:table-cell>
          <table:table-cell table:style-name="表8.B3" office:value-type="string">
            <text:p text:style-name="P208">＊　／　％</text:p>
          </table:table-cell>
          <table:table-cell table:style-name="表8.C3" office:value-type="string">
            <text:p text:style-name="P208">左から右</text:p>
          </table:table-cell>
        </table:table-row>
        <table:table-row table:style-name="表8.1">
          <table:table-cell table:style-name="表8.A3" office:value-type="string">
            <text:p text:style-name="P207">６</text:p>
          </table:table-cell>
          <table:table-cell table:style-name="表8.B3" office:value-type="string">
            <text:p text:style-name="P208">＋　－</text:p>
          </table:table-cell>
          <table:table-cell table:style-name="表8.C3" office:value-type="string">
            <text:p text:style-name="P208">左から右</text:p>
          </table:table-cell>
        </table:table-row>
        <table:table-row table:style-name="表8.1">
          <table:table-cell table:style-name="表8.A3" office:value-type="string">
            <text:p text:style-name="P207">７</text:p>
          </table:table-cell>
          <table:table-cell table:style-name="表8.B3" office:value-type="string">
            <text:p text:style-name="P208">＜＜　＞＞</text:p>
          </table:table-cell>
          <table:table-cell table:style-name="表8.C3" office:value-type="string">
            <text:p text:style-name="P208">左から右</text:p>
          </table:table-cell>
        </table:table-row>
        <table:table-row table:style-name="表8.1">
          <table:table-cell table:style-name="表8.A3" office:value-type="string">
            <text:p text:style-name="P207">８</text:p>
          </table:table-cell>
          <table:table-cell table:style-name="表8.B3" office:value-type="string">
            <text:p text:style-name="P208">文字列演算子　CONCAT <text:s text:c="3"/>SUBSTR <text:s text:c="3"/>REP <text:s text:c="3"/>CONDAS <text:s text:c="3"/>TO <text:s text:c="3"/>IS</text:p>
          </table:table-cell>
          <table:table-cell table:style-name="表8.C3" office:value-type="string">
            <text:p text:style-name="P208">左から右</text:p>
          </table:table-cell>
        </table:table-row>
        <table:table-row table:style-name="表8.1">
          <table:table-cell table:style-name="表8.A3" office:value-type="string">
            <text:p text:style-name="P207">９</text:p>
          </table:table-cell>
          <table:table-cell table:style-name="表8.B3" office:value-type="string">
            <text:p text:style-name="P208">＜　＞　＜＝　＞＝</text:p>
          </table:table-cell>
          <table:table-cell table:style-name="表8.C3" office:value-type="string">
            <text:p text:style-name="P208">左から右</text:p>
          </table:table-cell>
        </table:table-row>
        <table:table-row table:style-name="表8.1">
          <table:table-cell table:style-name="表8.A3" office:value-type="string">
            <text:p text:style-name="P207">１０</text:p>
          </table:table-cell>
          <table:table-cell table:style-name="表8.B3" office:value-type="string">
            <text:p text:style-name="P208">＝＝　！＝</text:p>
          </table:table-cell>
          <table:table-cell table:style-name="表8.C3" office:value-type="string">
            <text:p text:style-name="P208">左から右</text:p>
          </table:table-cell>
        </table:table-row>
        <table:table-row table:style-name="表8.1">
          <table:table-cell table:style-name="表8.A3" office:value-type="string">
            <text:p text:style-name="P207">１１</text:p>
          </table:table-cell>
          <table:table-cell table:style-name="表8.B3" office:value-type="string">
            <text:p text:style-name="P208">＆</text:p>
          </table:table-cell>
          <table:table-cell table:style-name="表8.C3" office:value-type="string">
            <text:p text:style-name="P208">左から右</text:p>
          </table:table-cell>
        </table:table-row>
        <table:table-row table:style-name="表8.1">
          <table:table-cell table:style-name="表8.A3" office:value-type="string">
            <text:p text:style-name="P207">１２</text:p>
          </table:table-cell>
          <table:table-cell table:style-name="表8.B3" office:value-type="string">
            <text:p text:style-name="P208">＾</text:p>
          </table:table-cell>
          <table:table-cell table:style-name="表8.C3" office:value-type="string">
            <text:p text:style-name="P208">左から右</text:p>
          </table:table-cell>
        </table:table-row>
        <table:table-row table:style-name="表8.1">
          <table:table-cell table:style-name="表8.A3" office:value-type="string">
            <text:p text:style-name="P207">１３</text:p>
          </table:table-cell>
          <table:table-cell table:style-name="表8.B3" office:value-type="string">
            <text:p text:style-name="P208">｜</text:p>
          </table:table-cell>
          <table:table-cell table:style-name="表8.C3" office:value-type="string">
            <text:p text:style-name="P208">左から右</text:p>
          </table:table-cell>
        </table:table-row>
        <table:table-row table:style-name="表8.1">
          <table:table-cell table:style-name="表8.A3" office:value-type="string">
            <text:p text:style-name="P207">１４</text:p>
          </table:table-cell>
          <table:table-cell table:style-name="表8.B3" office:value-type="string">
            <text:p text:style-name="P208">＆＆</text:p>
          </table:table-cell>
          <table:table-cell table:style-name="表8.C3" office:value-type="string">
            <text:p text:style-name="P208">左から右</text:p>
          </table:table-cell>
        </table:table-row>
        <text:soft-page-break/>
        <table:table-row table:style-name="表8.1">
          <table:table-cell table:style-name="表8.A3" office:value-type="string">
            <text:p text:style-name="P207">１５</text:p>
          </table:table-cell>
          <table:table-cell table:style-name="表8.B3" office:value-type="string">
            <text:p text:style-name="P208">｜｜</text:p>
          </table:table-cell>
          <table:table-cell table:style-name="表8.C3" office:value-type="string">
            <text:p text:style-name="P208">左から右</text:p>
          </table:table-cell>
        </table:table-row>
        <table:table-row table:style-name="表8.1">
          <table:table-cell table:style-name="表8.A3" office:value-type="string">
            <text:p text:style-name="P207">１６</text:p>
          </table:table-cell>
          <table:table-cell table:style-name="表8.B3" office:value-type="string">
            <text:p text:style-name="P208">？：</text:p>
          </table:table-cell>
          <table:table-cell table:style-name="表8.C3" office:value-type="string">
            <text:p text:style-name="P208">右から左</text:p>
          </table:table-cell>
        </table:table-row>
        <table:table-row table:style-name="表8.1">
          <table:table-cell table:style-name="表8.A3" office:value-type="string">
            <text:p text:style-name="P207">１７</text:p>
          </table:table-cell>
          <table:table-cell table:style-name="表8.B3" office:value-type="string">
            <text:p text:style-name="P208">..</text:p>
          </table:table-cell>
          <table:table-cell table:style-name="表8.C3" office:value-type="string">
            <text:p text:style-name="P208">左から右</text:p>
          </table:table-cell>
        </table:table-row>
        <table:table-row table:style-name="表8.1">
          <table:table-cell table:style-name="表8.A3" office:value-type="string">
            <text:p text:style-name="P207">１８</text:p>
          </table:table-cell>
          <table:table-cell table:style-name="表8.B3" office:value-type="string">
            <text:p text:style-name="P208">&lt;== ==&gt;</text:p>
          </table:table-cell>
          <table:table-cell table:style-name="表8.C3" office:value-type="string">
            <text:p text:style-name="P208">左から右</text:p>
          </table:table-cell>
        </table:table-row>
        <table:table-row table:style-name="表8.1">
          <table:table-cell table:style-name="表8.A3" office:value-type="string">
            <text:p text:style-name="P207">１９</text:p>
          </table:table-cell>
          <table:table-cell table:style-name="表8.B3" office:value-type="string">
            <text:p text:style-name="P209"><text:span text:style-name="T32">＝</text:span><text:span text:style-name="T15"> += -= *= /= %= &lt;&lt;= &gt;&gt;= &amp;= ^= |= &amp;+= ~=</text:span></text:p>
          </table:table-cell>
          <table:table-cell table:style-name="表8.C3" office:value-type="string">
            <text:p text:style-name="P208">右から左</text:p>
          </table:table-cell>
        </table:table-row>
        <table:table-row table:style-name="表8.1">
          <table:table-cell table:style-name="表8.A21" office:value-type="string">
            <text:p text:style-name="P207">２９</text:p>
          </table:table-cell>
          <table:table-cell table:style-name="表8.B21" office:value-type="string">
            <text:p text:style-name="P208">，</text:p>
          </table:table-cell>
          <table:table-cell table:style-name="表8.C21" office:value-type="string">
            <text:p text:style-name="P208">左から右</text:p>
          </table:table-cell>
        </table:table-row>
      </table:table>
      <text:p text:style-name="P210">　　　　（注）ピリオドはドット式で使われるとき。</text:p>
      <text:p text:style-name="P210">　　　　（注）＜＞、＞＜も！＝と同じ。</text:p>
      <text:p text:style-name="P211">2.1<text:span text:style-name="T11">5</text:span> 暗黙のデータ型宣言</text:p>
      <text:p text:style-name="P212">　変数名の先頭の数文字を指定して、その変数の暗黙のデータ型を定義することができる。</text:p>
      <text:p text:style-name="P213">　この定義の前後で定義されたデータ型指定なしの変数が対象となる。</text:p>
      <text:p text:style-name="P214">　ルーチンの外側では、この定義の後で定義されたデータ型指定なしの変数が対象となる。</text:p>
      <text:p text:style-name="P215">　ルーチンの内側では、上記に加え、この定義の前に定義されたデータ型指定なしの変数も対象となる。</text:p>
      <text:p text:style-name="P216"/>
      <text:p text:style-name="P217"><text:s text:c="4"/>implicit int (i-n);</text:p>
      <text:p text:style-name="P217"/>
      <text:p text:style-name="P217">　は、先頭が、iからnまでの変数をint型にする。</text:p>
      <text:p text:style-name="P217"/>
      <text:p text:style-name="P217"><text:s text:c="4"/>implicit double (d,p-t);</text:p>
      <text:p text:style-name="P217"/>
      <text:p text:style-name="P217">　は、先頭が、dとpからtまでの変数をdouble型にする。</text:p>
      <text:p text:style-name="P217"/>
      <text:p text:style-name="P217"><text:s text:c="4"/>implicit decimal(10,5) (dec);</text:p>
      <text:p text:style-name="P212"/>
      <text:p text:style-name="P212">　は、先頭が、decの変数をdecimal(10,5)の型にする。</text:p>
      <text:p text:style-name="P212">　詳細は、言語仕様書を参照。</text:p>
      <text:p text:style-name="P212"/>
      <text:p text:style-name="P212"/>
      <text:p text:style-name="P155">第３章</text:p>
      <text:p text:style-name="P218"/>
      <text:p text:style-name="P55">制御の流れ</text:p>
      <text:p text:style-name="P219"/>
      <text:p text:style-name="P219"/>
      <text:p text:style-name="P219"/>
      <text:p text:style-name="P220">　言語の制御フロー文は計算の実行順序を規定するものである。われわれはすでにこれまでの例題でCoalのもっとも普通な制御の流れを見てきた。ここではそのすべてを示し、これまでよりも、より正確に説明する。</text:p>
      <text:p text:style-name="P220"/>
      <text:p text:style-name="P221">3.1 文とブロック</text:p>
      <text:p text:style-name="P222"/>
      <text:p text:style-name="P220">　x=0、i++、あるいはprintf(.....)などの式は、下記のようにその後ろにセミコロン(;)置くと文になる。</text:p>
      <text:p text:style-name="P220"/>
      <text:p text:style-name="P220"><text:s text:c="4"/>x = 0;</text:p>
      <text:p text:style-name="P220"><text:s text:c="4"/>i++;</text:p>
      <text:p text:style-name="P220"><text:s text:c="4"/>printf(.....);</text:p>
      <text:p text:style-name="P220"/>
      <text:p text:style-name="P220">Coalにおいては、文はコマンドであり、セミコロンはコマンドの終了を示す。コマンドには、上記のような実行コマンドとif、for、while等の制御コマンドがある。制御コマンドには、if等の制御の開始を示すコマンドとそれと対になるend if等の制御の終わりを示す終了コマンドがある。制御の開始コマンドとそれに属する制御コマンド(else等)の間、制御コマンドと制御コマンドの間、制御コマンドと終了コマンドの間をブロックという。ブロックには、複数の文を置くことができる。</text:p>
      <text:p text:style-name="P220"/>
      <text:p text:style-name="P221">3.2 if-else</text:p>
      <text:p text:style-name="P222"/>
      <text:p text:style-name="P220">　判定と分岐を行うときはif文を用いる。正式にその構文を示すと次のようになる。"end if"は"endif"でもよい。</text:p>
      <text:p text:style-name="P220"/>
      <text:p text:style-name="P220"><text:s text:c="4"/>if 式 then</text:p>
      <text:p text:style-name="P220"><text:s text:c="8"/>文の並び１</text:p>
      <text:p text:style-name="P220"><text:s text:c="4"/>else</text:p>
      <text:p text:style-name="P220"><text:s text:c="8"/>文の並び２</text:p>
      <text:p text:style-name="P220"><text:s text:c="4"/>end if;</text:p>
      <text:p text:style-name="P220"/>
      <text:p text:style-name="P220">Coalでは文(コマンド)の終わりにはセミコロンが必要である。上記は次のように書かなければならないが、</text:p>
      <text:p text:style-name="P220"/>
      <text:p text:style-name="P220"><text:s text:c="4"/>if 式 ;</text:p>
      <text:p text:style-name="P220"><text:s text:c="8"/>文の並び１</text:p>
      <text:p text:style-name="P220"><text:s text:c="4"/>else;</text:p>
      <text:p text:style-name="P220"><text:s text:c="8"/>文の並び２</text:p>
      <text:p text:style-name="P220"><text:s text:c="4"/>end if;</text:p>
      <text:p text:style-name="P220"/>
      <text:p text:style-name="P220">特に、ifの制御構文では、thenはセミコロンに置き換わり、elseの後ろには暗黙的にセミコロンがあるものと見なしている。</text:p>
      <text:p text:style-name="P220">ここで、elseブロックは省略可能である。各ブロックの文のすべてを省略することもできるし空文(;のみの文)にすることもできる。</text:p>
      <text:p text:style-name="P223"><text:soft-page-break/>このifでは、まず式が評価される。それが真(すなわち式の値が0でもNULL文字でもない)であれば文の並び１が実行される。それが偽(すなわち0またはNULL文字)であり、かつelse部が存在すれば文の並び２が実行される。</text:p>
      <text:p text:style-name="P220"/>
      <text:p text:style-name="P220"><text:s text:c="4"/>if 式 thenl 文</text:p>
      <text:p text:style-name="P220"/>
      <text:p text:style-name="P220">は、elseがなく、ifのブロックが１文しかないときに可能な書き方である。</text:p>
      <text:p text:style-name="P220"/>
      <text:p text:style-name="P220"><text:s text:c="4"/>if 式 then</text:p>
      <text:p text:style-name="P220"><text:s text:c="8"/>文の並び１</text:p>
      <text:p text:style-name="P220"><text:s text:c="4"/>elsel 文</text:p>
      <text:p text:style-name="P220"/>
      <text:p text:style-name="P220">は、elseブロックが１文しかないときに可能な書き方である。</text:p>
      <text:p text:style-name="P220">　ifは単に式の値を調べるだけだから、省略したコーディングが可能となる。その典型例は、</text:p>
      <text:p text:style-name="P220"/>
      <text:p text:style-name="P220"><text:s text:c="4"/>if 式 != 0</text:p>
      <text:p text:style-name="P220"/>
      <text:p text:style-name="P220">の代わりに</text:p>
      <text:p text:style-name="P220"/>
      <text:p text:style-name="P220"><text:s text:c="4"/>if 式</text:p>
      <text:p text:style-name="P220"/>
      <text:p text:style-name="P220">と書くやり方である。</text:p>
      <text:p text:style-name="P220"/>
      <text:p text:style-name="P221">3.3 elseif</text:p>
      <text:p text:style-name="P222"/>
      <text:p text:style-name="P220">　以下のような構文はしばしば現れるから、詳しくふれておきたい。</text:p>
      <text:p text:style-name="P220"/>
      <text:p text:style-name="P220"><text:s text:c="4"/>if 式 then</text:p>
      <text:p text:style-name="P220"><text:s text:c="8"/>文の並び１</text:p>
      <text:p text:style-name="P220"><text:s text:c="4"/>elseif 式 then</text:p>
      <text:p text:style-name="P220"><text:s text:c="8"/>文の並び２</text:p>
      <text:p text:style-name="P220"><text:s text:c="4"/>elseif 式 then</text:p>
      <text:p text:style-name="P220"><text:s text:c="8"/>文の並び３</text:p>
      <text:p text:style-name="P220"><text:s text:c="4"/>else</text:p>
      <text:p text:style-name="P220"><text:s text:c="8"/>文の並び４</text:p>
      <text:p text:style-name="P220"><text:s text:c="4"/>end if;</text:p>
      <text:p text:style-name="P220"/>
      <text:p text:style-name="P220">これは、多分岐の判定を記述する一般的な方法である。式は上から順に評価される。いずれかの式が真であるときその式と結び付けられた文が実行され、このif制御構文は終わりとなる。</text:p>
      <text:p text:style-name="P220">　最後のelse部は"上記のいずれでもない"、すなわち他の条件がいずれも満足されなかったときのデフォルト(default)の場合の処理である。これは、"不可能"な条件をつかまえるためのエラーチェックに使ってもよい。デフォルトの動作が明示的に存在しないときは、最後のelse部は省略できる。</text:p>
      <text:p text:style-name="P220">　三分岐の判定を示すために次に、二分探索関数を取り上げる。これは特定のｘが、整列済みの配列ｖの中にあるかどうかを決める関数である。ｖの要素は昇順(値が増加する順序)になっていなければならない。</text:p>
      <text:p text:style-name="P220">　この関数は、もしｘがｖの中にあればその位置(0からn-1までの数)を返し、なければ、-1を返す。</text:p>
      <text:p text:style-name="P220"><text:soft-page-break/></text:p>
      <text:p text:style-name="P220"><text:s text:c="4"/>function binary_search(x, v, n);</text:p>
      <text:p text:style-name="P220"><text:s text:c="8"/>int low, high, midd;</text:p>
      <text:p text:style-name="P220"/>
      <text:p text:style-name="P220"><text:s text:c="8"/>low = 0;</text:p>
      <text:p text:style-name="P220"><text:s text:c="8"/>high = n - 1;</text:p>
      <text:p text:style-name="P220"><text:s text:c="8"/>while low &lt;= high ;</text:p>
      <text:p text:style-name="P220"><text:s text:c="12"/>midd = (low+high) / 2;</text:p>
      <text:p text:style-name="P220"><text:s text:c="12"/>if x &lt; v[midd] then</text:p>
      <text:p text:style-name="P220"><text:s text:c="16"/>high = midd - 1;</text:p>
      <text:p text:style-name="P220"><text:s text:c="12"/>elseif x &gt; v[midd] then</text:p>
      <text:p text:style-name="P220"><text:s text:c="16"/>low = midd + 1;</text:p>
      <text:p text:style-name="P220"><text:s text:c="12"/>else</text:p>
      <text:p text:style-name="P220"><text:s text:c="16"/>return midd;</text:p>
      <text:p text:style-name="P220"><text:s text:c="12"/>end if;</text:p>
      <text:p text:style-name="P220"><text:s text:c="8"/>end while;</text:p>
      <text:p text:style-name="P220"><text:s text:c="8"/>return -1;</text:p>
      <text:p text:style-name="P220"><text:s text:c="4"/>end func;</text:p>
      <text:p text:style-name="P220"/>
      <text:p text:style-name="P220">　基本的な判定は、各ステップでxが中央の要素v[midd]より小さいか、より大きいか、あるいは等しいかである。これは、elseifで自然に表現される。</text:p>
      <text:p text:style-name="P220"/>
      <text:p text:style-name="P221">3.4 スイッチ</text:p>
      <text:p text:style-name="P222"/>
      <text:p text:style-name="P220">　switch文は、ある式が複数の値の一つと一致しているかどうかをテストし、それに応じて分岐する特別の多分岐判断機構である。第１章においてif-elseの並びを用いて、各数字や空白文字や他の文字の出現頻度を数えるプログラムを書いた。ここでは同一のプログラムをswitchを用いて書いてみよう。</text:p>
      <text:p text:style-name="P220"/>
      <text:p text:style-name="P220">proc main;</text:p>
      <text:p text:style-name="P220"><text:s text:c="4"/>int i, nwhite, nother, ndigit[10];</text:p>
      <text:p text:style-name="P220"><text:s text:c="4"/>char c;</text:p>
      <text:p text:style-name="P220"/>
      <text:p text:style-name="P220"><text:s text:c="4"/>nwhite = nother = 0;</text:p>
      <text:p text:style-name="P220"><text:s text:c="4"/>for (i = 0; i &lt; 10; i++);</text:p>
      <text:p text:style-name="P220"><text:s text:c="8"/>ndigit[i] = 0;</text:p>
      <text:p text:style-name="P220"><text:s text:c="4"/>next;</text:p>
      <text:p text:style-name="P220"/>
      <text:p text:style-name="P220"><text:s text:c="4"/>while c = getchar();</text:p>
      <text:p text:style-name="P220"><text:s text:c="8"/>switch c ;</text:p>
      <text:p text:style-name="P220"><text:s text:c="8"/>case '0','1','2','3','4,','5','6','7','8','9';</text:p>
      <text:p text:style-name="P220"><text:s text:c="12"/>ndigit[c]++;</text:p>
      <text:p text:style-name="P220"><text:s text:c="12"/>break;</text:p>
      <text:p text:style-name="P220"><text:s text:c="8"/>case ' ','\n','t';</text:p>
      <text:p text:style-name="P220"><text:s text:c="12"/>nwhite++;</text:p>
      <text:p text:style-name="P220"><text:s text:c="12"/>break;</text:p>
      <text:p text:style-name="P220"><text:soft-page-break/><text:s text:c="8"/>default;</text:p>
      <text:p text:style-name="P220"><text:s text:c="12"/>nother++;</text:p>
      <text:p text:style-name="P220"><text:s text:c="12"/>break;</text:p>
      <text:p text:style-name="P220"><text:s text:c="8"/>end switch;</text:p>
      <text:p text:style-name="P220"><text:s text:c="4"/>end while;</text:p>
      <text:p text:style-name="P220"/>
      <text:p text:style-name="P220"><text:s text:c="4"/>printf('digits =');</text:p>
      <text:p text:style-name="P220"><text:s text:c="4"/>for (i = 0; i &lt; 10; i++);</text:p>
      <text:p text:style-name="P220"><text:s text:c="8"/>printf(' %d', ndigit[i]);</text:p>
      <text:p text:style-name="P220"><text:s text:c="4"/>end for;</text:p>
      <text:p text:style-name="P220"><text:s text:c="4"/>printf('\nwhite space = %d, other = %d\n',nwhite, nother);</text:p>
      <text:p text:style-name="P220"><text:s text:c="4"/>return ERROR;</text:p>
      <text:p text:style-name="P220">end proc;</text:p>
      <text:p text:style-name="P220"/>
      <text:p text:style-name="P220">　switchでは、その後ろの式を計算し、その値を上から順にcaseと比較する。各caseには定数または式を指定する。複数個の値のどれかと一致させるときは、カンマで区切って指定する。caseを上から順に調べ、一致したcaseの次の文から実行を始める。どのcaseとも一致しなかったときは、defaultの次から実行を始める。defaultは省略可能であるし、どこにあってもよい。</text:p>
      <text:p text:style-name="P220">　break文はswitchから直接抜け出る手段である。caseは単に名札として働くから。一つのcaseブロックが終了した後、抜け出すための明示的動作がなければ、実行は次のcaseブロックに移る。</text:p>
      <text:p text:style-name="P220"/>
      <text:p text:style-name="P220"><text:s text:c="4"/>case ' ','\n','\t';</text:p>
      <text:p text:style-name="P220"/>
      <text:p text:style-name="P220">は、</text:p>
      <text:p text:style-name="P220"><text:s text:c="4"/>case ' ';</text:p>
      <text:p text:style-name="P220"><text:s text:c="4"/>case '\n';</text:p>
      <text:p text:style-name="P220"><text:s text:c="4"/>case '\t';</text:p>
      <text:p text:style-name="P220"/>
      <text:p text:style-name="P220">と書いても同じである。</text:p>
      <text:p text:style-name="P224">　breakおよびreturnはswitchを抜け出すための最も一般的な方法である。break文はまた、while、for、</text:p>
      <text:p text:style-name="P224">doループからも直接抜け出るのに使える。</text:p>
      <text:p text:style-name="P220">　caseを次々にたどって行くことは良いこともあるが、困ることもある。良い点は、多重のcaseで単一に動作が可能なことである。しかし、これは通常各caseが、次の文へ落ちるのを避けるためにbreakで終わっていなければならないことを意味している。プログラムを修正したときに破壊されやすいことからいって、一つのcaseから次のcaseへ落ちるようなプログラムは健全ではない。単一の計算に対して多重の名札を付ける場合は別にして、caseをいくつもたどるやり方は使うべきでない。</text:p>
      <text:p text:style-name="P220">　すすめたいのは、最後のcase(ここではdefault)の後ろに、論理的に必要がなくても、breakを置くことである。将来他のcaseを最後に付ける場合、このちょっとした防衛的なプログラミングが助けになるであろう。</text:p>
      <text:p text:style-name="P220"/>
      <text:p text:style-name="P225"><text:span text:style-name="T36">＜演習 3-1＞</text:span><text:span text:style-name="T15"> 復改文字やタブのような文字を目に見えるエスケープ文字\nや\tに変換しながら、sをtにコピーするような関数expand(t,s)を書け。switchを使うこと。</text:span></text:p>
      <text:p text:style-name="P220"/>
      <text:p text:style-name="P226"/>
      <text:p text:style-name="P227">3.5 ル　ー　プ</text:p>
      <text:p text:style-name="P228">　Coalには、loop、for、while、untilがある。doから始まるループもあるがこれは次の節で説明する。</text:p>
      <text:p text:style-name="P228"/>
      <text:p text:style-name="P228">(1) loop</text:p>
      <text:p text:style-name="P220"/>
      <text:p text:style-name="P220"><text:s text:c="8"/>loop 式;</text:p>
      <text:p text:style-name="P220"><text:s text:c="12"/>文の並び</text:p>
      <text:p text:style-name="P220"><text:s text:c="8"/>end loop;</text:p>
      <text:p text:style-name="P220"/>
      <text:p text:style-name="P220">　　は、単純に式の値の回数分ループする。式はループ開始時に一回だけ評価される。したがって、式の中</text:p>
      <text:p text:style-name="P220">　　に変数がありこれがループの中で変わってもループ回数は影響を受けない。式を省略すると無限ループ</text:p>
      <text:p text:style-name="P220">　　となる。</text:p>
      <text:p text:style-name="P220"/>
      <text:p text:style-name="P228">(2) for</text:p>
      <text:p text:style-name="P228">　　forループには、３種類の形式がある。</text:p>
      <text:p text:style-name="P228"/>
      <text:p text:style-name="P228">　(A) for (;;) 形式</text:p>
      <text:p text:style-name="P228"/>
      <text:p text:style-name="P220"><text:s text:c="8"/>for (式１; 式２; 式３) ;</text:p>
      <text:p text:style-name="P220"><text:s text:c="12"/>文の並び</text:p>
      <text:p text:style-name="P220"><text:s text:c="8"/>end for;</text:p>
      <text:p text:style-name="P228"/>
      <text:p text:style-name="P229">　　文法的にはforの三つの要素は式である。一般的には、以下となる。</text:p>
      <text:p text:style-name="P229">　　　　式１：制御変数の初期化、最初にループに入る前に１回だけ実行される。</text:p>
      <text:p text:style-name="P230">　　　　式２：制御変数の比較式、または、論理式である。１回のループに入る前に、毎回実行される。</text:p>
      <text:p text:style-name="P230">　　　　　　　式の結果が真なら文の並びが実行される。</text:p>
      <text:p text:style-name="P230">　　　　式３：制御変数を変化させる式を実行する。１回のループの最後に毎回実行される。</text:p>
      <text:p text:style-name="P229">　　三つの部分のどれを省略してもよいが、セミコロンは省略することができない。</text:p>
      <text:p text:style-name="P220">　　式１と式２が省略されたら単に式２にしたがってループが実行されるだけである。式２が省略されたら、</text:p>
      <text:p text:style-name="P220">　それは永久に真と見なされる。したがって</text:p>
      <text:p text:style-name="P220"/>
      <text:p text:style-name="P220"><text:s text:c="8"/>for (;;);</text:p>
      <text:p text:style-name="P220"><text:s text:c="12"/>・・・</text:p>
      <text:p text:style-name="P220"><text:s text:c="8"/>end for;</text:p>
      <text:p text:style-name="P220"/>
      <text:p text:style-name="P220">　　は無限ループであり、脱出は多分、他の手段(たとえば、breakやreturn)によることになるであろう。</text:p>
      <text:p text:style-name="P220"><text:s text:c="4"/>この形式には、もう一つの書き方がある。</text:p>
      <text:p text:style-name="P220"/>
      <text:p text:style-name="P224"><text:s text:c="8"/>for 式１ 式２ 式３;</text:p>
      <text:p text:style-name="P224"><text:s text:c="12"/>文の並び</text:p>
      <text:p text:style-name="P224"><text:s text:c="8"/>end for;</text:p>
      <text:p text:style-name="P231"/>
      <text:p text:style-name="P231">　　これでは、forと各式の間は空白で区切られ、文字定数以外に式の中に空白があってはならない。</text:p>
      <text:p text:style-name="P232">　　ただし、二重引用符で式を囲えばこの限りではない。</text:p>
      <text:p text:style-name="P231"/>
      <text:p text:style-name="P220"><text:soft-page-break/>　(B) for each 形式</text:p>
      <text:p text:style-name="P220"/>
      <text:p text:style-name="P220"><text:s text:c="8"/>for each x in 式１, 式２, 式３, ... ;</text:p>
      <text:p text:style-name="P220"><text:s text:c="12"/>・・・</text:p>
      <text:p text:style-name="P220"><text:s text:c="8"/>end for;</text:p>
      <text:p text:style-name="P220"/>
      <text:p text:style-name="P220">　　は、inの後ろの式の並びの値が順番にxに入り式の並びの数分ループする。</text:p>
      <text:p text:style-name="P220"/>
      <text:p text:style-name="P220"><text:s text:c="8"/>int a[3] = [10,20,30];</text:p>
      <text:p text:style-name="P220"><text:s text:c="8"/>y = 3.5;</text:p>
      <text:p text:style-name="P220"><text:s text:c="8"/>z = 7;</text:p>
      <text:p text:style-name="P220"><text:s text:c="8"/>for each x in 1, y+z, 'A', a;</text:p>
      <text:p text:style-name="P220"><text:s text:c="12"/>print x.value;</text:p>
      <text:p text:style-name="P220"><text:s text:c="8"/>end for;</text:p>
      <text:p text:style-name="P220"/>
      <text:p text:style-name="P220">　　では、1、11.5、A、配列aの情報が１行づつ出力される。ここで注意しなければならないのは、配列名</text:p>
      <text:p text:style-name="P220">　　が式の並びの中に指定されたときは、式の要素ではなくその情報がxに入るということである。また、</text:p>
      <text:p text:style-name="P220">　　このxはループが終了すると未定義となる。</text:p>
      <text:p text:style-name="P220"/>
      <text:p text:style-name="P220">　(C) for to step 形式</text:p>
      <text:p text:style-name="P220"/>
      <text:p text:style-name="P220"><text:s text:c="8"/>for 式１ to 式２ step 式３</text:p>
      <text:p text:style-name="P220"><text:s text:c="12"/>文の並び</text:p>
      <text:p text:style-name="P220"><text:s text:c="8"/>end for;</text:p>
      <text:p text:style-name="P220"/>
      <text:p text:style-name="P220">　　は、式１の値から式２の値まで式３づつ増やしながら(式３の値が負なら減らしながら)ループする。</text:p>
      <text:p text:style-name="P233">　　式１と式２の比較方法は、式３の値の正負によって動的に決められるため、初回比較時にも式３は有効</text:p>
      <text:p text:style-name="P233">　でなければならない。</text:p>
      <text:p text:style-name="P220">　　step以降は省略しても良い、このときは増分が１となる。式１は代入文にするのが一般的である。</text:p>
      <text:p text:style-name="P234">　　この形式では、for、to、step、各式は空白で区切られ、<text:span text:style-name="T9">文字定数以外に</text:span>各式の中に空白があってはな</text:p>
      <text:p text:style-name="P234">　らない。ただし、二重引用符で式を囲えばこの限りではない。</text:p>
      <text:p text:style-name="P220"/>
      <text:p text:style-name="P220">(3) while</text:p>
      <text:p text:style-name="P220"/>
      <text:p text:style-name="P220"><text:s text:c="8"/>while 式 ;</text:p>
      <text:p text:style-name="P220"><text:s text:c="12"/>文の並び</text:p>
      <text:p text:style-name="P220"><text:s text:c="8"/>end while;</text:p>
      <text:p text:style-name="P220"/>
      <text:p text:style-name="P220">　　では、まず式が計算される。式の値が真とき文の並びが実行され、式が再度計算される。</text:p>
      <text:p text:style-name="P220">　　このサイクルは式の値が偽になるまで続けられる。</text:p>
      <text:p text:style-name="P220">　　次のfor文</text:p>
      <text:p text:style-name="P220"/>
      <text:p text:style-name="P220"><text:s text:c="8"/>for (式１; 式２; 式３) ;</text:p>
      <text:p text:style-name="P220"><text:s text:c="12"/>文の並び</text:p>
      <text:p text:style-name="P220"><text:s text:c="8"/>end for;</text:p>
      <text:p text:style-name="P220"><text:soft-page-break/></text:p>
      <text:p text:style-name="P220">　　は以下に等しい</text:p>
      <text:p text:style-name="P220"/>
      <text:p text:style-name="P220"><text:s text:c="8"/>式１;</text:p>
      <text:p text:style-name="P220"><text:s text:c="8"/>while 式２;</text:p>
      <text:p text:style-name="P220"><text:s text:c="12"/>文の並び</text:p>
      <text:p text:style-name="P220"><text:s text:c="12"/>式３;</text:p>
      <text:p text:style-name="P220"><text:s text:c="8"/>end while;</text:p>
      <text:p text:style-name="P220"/>
      <text:p text:style-name="P220">(4) until</text:p>
      <text:p text:style-name="P220"/>
      <text:p text:style-name="P220"><text:s text:c="8"/>until 式;</text:p>
      <text:p text:style-name="P220"><text:s text:c="12"/>文の並び</text:p>
      <text:p text:style-name="P220"><text:s text:c="8"/>end until;</text:p>
      <text:p text:style-name="P220"/>
      <text:p text:style-name="P220">　　は、式の値が真になるまで(偽の間)ループする。while(真の間ループする)の逆である。</text:p>
      <text:p text:style-name="P225"/>
      <text:p text:style-name="P220">　whileまたはuntilにするかforにするかはかなり好みの問題である。たとえば、</text:p>
      <text:p text:style-name="P220"/>
      <text:p text:style-name="P220"><text:s text:c="4"/>while (c = getchar()) || c == '\n' || c == '\' ;</text:p>
      <text:p text:style-name="P220"/>
      <text:p text:style-name="P220">においては、初期化や変数の変化は不要であり、したがってwhileの方が自然であろう。</text:p>
      <text:p text:style-name="P220">　forは明らかに、一つの単純な初期化および変数の変化のあるときに有利である。ループの制御文をまとめてループの先頭で分かるようにするからである。このことは以下の例で明らかである。</text:p>
      <text:p text:style-name="P220"/>
      <text:p text:style-name="P220"><text:s text:c="4"/>for (i = 0; i &lt; N; i++)</text:p>
      <text:p text:style-name="P220"/>
      <text:p text:style-name="P220">これは、FORTRANやPL/1のDOループと同様な、配列の最初のＮ要素を処理するための慣用句である。しかしながらforループの制御変数は、ループ内で変更できる点や、ループが何らかの理由で終了したとき、i がその値を持っている点で、完全には同一ではない。forの要素は任意の式でよいから、forループの制御変数が数値的に増えないといけないというような制限はない。それでも関係のない計算をforの中に置くのはよいスタイルではなく、forはループ制御動作に使う方が望ましいのはもちろんである。</text:p>
      <text:p text:style-name="P220">　ここでは、大きな例題として、文字列を数値に変換するatoi()の異なった形を次に示す。これはより一般的であり、省略可能な先頭スペースや付けても付けなくてもよい＋や－もちゃんと処理するようになっている。(第４章では、同様な変換を浮動小数点について行うatof()を示す)</text:p>
      <text:p text:style-name="P220">　このプログラムの基本構造は次のような入力形式を反映するものになる。</text:p>
      <text:p text:style-name="P220">　　・スペースがあればスキップする</text:p>
      <text:p text:style-name="P220">　　・符号があればセットする</text:p>
      <text:p text:style-name="P220">　　・整数部を取り出し変換する</text:p>
      <text:p text:style-name="P220">各ステップはその役割を果たしたら、次のステップへはきれいな状態で情報を渡すようにしておく。全体のプロセスは、数の一部にはなりえない最初の文字が現れたときに終了する。</text:p>
      <text:p text:style-name="P220"/>
      <text:p text:style-name="P235"/>
      <text:p text:style-name="P220">function atoi(s)</text:p>
      <text:p text:style-name="P220"><text:s text:c="4"/>int i, n, sign;</text:p>
      <text:p text:style-name="P220"><text:s text:c="4"/>char c;</text:p>
      <text:p text:style-name="P220"/>
      <text:p text:style-name="P220"><text:s text:c="4"/>for (i=0; (c=s[i]==' ') || c=='\n' || c=='\t'; i++); <text:s text:c="3"/>/* 空白文字をスキップ */</text:p>
      <text:p text:style-name="P220"><text:s text:c="4"/>end for;</text:p>
      <text:p text:style-name="P220"/>
      <text:p text:style-name="P220"><text:s text:c="4"/>sign = 1;</text:p>
      <text:p text:style-name="P220"><text:s text:c="4"/>if (c=s[i])=='+' || c=='-' thenl sign = (s[i++]=='+') ? 1 : -1; <text:s text:c="3"/>/* 符号セット */</text:p>
      <text:p text:style-name="P220"/>
      <text:p text:style-name="P220"><text:s text:c="4"/>for (n=0; (c=s[i])&gt;='0' &amp;&amp; c&lt;='9'; i++);</text:p>
      <text:p text:style-name="P220"><text:s text:c="8"/>n = 10 * n + c; <text:s text:c="4"/>/* 整数変換 */</text:p>
      <text:p text:style-name="P220"><text:s text:c="4"/>end for;</text:p>
      <text:p text:style-name="P220"/>
      <text:p text:style-name="P220"><text:s text:c="4"/>return sign * n;</text:p>
      <text:p text:style-name="P220">end func;</text:p>
      <text:p text:style-name="P220"/>
      <text:p text:style-name="P220">　ループの制御を中央に集中化することの利点は、いくつか入れ子になったループが存在するときにさらに明白になる。次の関数は整数配列を整列(ソート)するためのシェルソートである。シェルソートの基本概念は初期の段階で、単純な交換整列のときのように、隣接した要素間ではなく、遠く離れた要素間で比較を行うことにある。これは大量の無秩序性を素早くなくす傾向を持ち、したがって後の段階ではあまり多くの仕事を必要としなくなる。比較された要素間の間隔は、次第に１になるまで減少され、その時点で、この整列法は隣接交換法に移る。</text:p>
      <text:p text:style-name="P220"/>
      <text:p text:style-name="P220">function shell_sort(v, n);</text:p>
      <text:p text:style-name="P220"><text:s text:c="4"/>int gap, i, j;</text:p>
      <text:p text:style-name="P220"/>
      <text:p text:style-name="P220"><text:s text:c="4"/>for (gap = n/2; gap &gt; 0; gap /= 2);</text:p>
      <text:p text:style-name="P220"><text:s text:c="8"/>for (i = gap; i &lt; n; i++);</text:p>
      <text:p text:style-name="P220"><text:s text:c="12"/>for (j=i-gap; j&gt;=0 &amp;&amp; v[j]&gt;v[j+gap]; j-=gap);</text:p>
      <text:p text:style-name="P220"><text:s text:c="16"/>temp = v[j];</text:p>
      <text:p text:style-name="P220"><text:s text:c="16"/>v[j] = v[j+gap];</text:p>
      <text:p text:style-name="P220"><text:s text:c="16"/>v[j+gap] = temp;</text:p>
      <text:p text:style-name="P220"><text:s text:c="12"/>end for;</text:p>
      <text:p text:style-name="P220"><text:s text:c="8"/>end for;</text:p>
      <text:p text:style-name="P220"><text:s text:c="4"/>end for;</text:p>
      <text:p text:style-name="P220"><text:s text:c="4"/>return ERROR;</text:p>
      <text:p text:style-name="P220">end func;</text:p>
      <text:p text:style-name="P220"/>
      <text:p text:style-name="P220">ここでは三つの入れ子になったループがある。もっとも外側のループは比較される要素間のgapを、その値が0になるまでn/2から2で割りながら小さくしていくように制御している。真ん中のループでは、gap分だけ離れた二つずつの要素を比較する。最も内側のループでは順番になっていない二つの要素を入れ替える。</text:p>
      <text:p text:style-name="P236">gapは最終的に１になるまで減少されるので、最終的には正しい順序になる。forの一般性により、最も外側のループは算術的に進行していなにもかかわらず。他のループと同一の形式になっていることに注意された<text:soft-page-break/>い。なお、vとtempはデータ形なしで使われているので、本関数は、どんなデータ型にも対応していることになる。</text:p>
      <text:p text:style-name="P220">　さて、Coalの最後の演算子の一つはカンマ","である。これはfor文で最もよく見られる。カンマで分けられた二つの式は左から右へ計算され、結果の型と値は右側の被演算数の型と数になる。したがってfor文においては、多くの式を各部分に置くことができる。たとえば、二つの添え字の同時処理が可能である。これを文字列配列sを逆順にする関数reverse(s)で次に示す。</text:p>
      <text:p text:style-name="P220"/>
      <text:p text:style-name="P220">function reverse(s);</text:p>
      <text:p text:style-name="P220"><text:s text:c="4"/>int i, j;</text:p>
      <text:p text:style-name="P220"><text:s text:c="4"/>char c;</text:p>
      <text:p text:style-name="P220"/>
      <text:p text:style-name="P220"><text:s text:c="4"/>for (i = 0, j = strlen(s)-1; i &lt; j; i++, j--);</text:p>
      <text:p text:style-name="P220"><text:s text:c="8"/>c = s[i];</text:p>
      <text:p text:style-name="P220"><text:s text:c="8"/>s[i] = s[j];</text:p>
      <text:p text:style-name="P220"><text:s text:c="8"/>s[j] = c;</text:p>
      <text:p text:style-name="P220"><text:s text:c="4"/>end for;</text:p>
      <text:p text:style-name="P220"><text:s text:c="4"/>return ERROR;</text:p>
      <text:p text:style-name="P220">end func;</text:p>
      <text:p text:style-name="P220"/>
      <text:p text:style-name="P220">関数引数、配列の添え字、宣言中の変数を分離するカンマはカンマ演算子ではないが、左から右に処理される。</text:p>
      <text:p text:style-name="P220"/>
      <text:p text:style-name="P225"><text:span text:style-name="T14">＜演習 3-2＞</text:span><text:span text:style-name="T15"> 文字配列中の"a-z"のような省略記法を、それと等価な完全リスト"abc...xyz"にして文字列配列s2の各要素に１文字ずつ展開する関数expand(s2,s1)を書け。大文字、小文字、数字を許し、a-b-c や a-z0-9 や -a-z のような場合も処理できるようにせよ。(これは、先頭および最後の－を文字と見なすとやりやすい)</text:span></text:p>
      <text:p text:style-name="P220"/>
      <text:p text:style-name="P220"/>
      <text:p text:style-name="P237">3.6 ル　ー　プ　(do-while, do-until)</text:p>
      <text:p text:style-name="P225"><text:span text:style-name="T15">　whileおよびforループは第１章で述べたように、最後ではなく最初に終了条件のテストをするという好ましい属性を共通して持っている。Coalにおける第３番目のループ(do-while, do-until)では、ループの本体を通る各パスを終わった</text:span><text:span text:style-name="T14">後に</text:span><text:span text:style-name="T15">テストが行われる。ループ本体は常に、少なくとも１回は実行されるわけである。その構文は次のようになる。</text:span></text:p>
      <text:p text:style-name="P220"/>
      <text:p text:style-name="P220"><text:s text:c="4"/>do;</text:p>
      <text:p text:style-name="P220"><text:s text:c="8"/>文の並び</text:p>
      <text:p text:style-name="P220"><text:s text:c="4"/>end while 式;</text:p>
      <text:p text:style-name="P220"/>
      <text:p text:style-name="P220">または、</text:p>
      <text:p text:style-name="P220"><text:s text:c="4"/>do;</text:p>
      <text:p text:style-name="P220"><text:s text:c="8"/>文の並び</text:p>
      <text:p text:style-name="P220"><text:s text:c="4"/>end until 式;</text:p>
      <text:p text:style-name="P220"/>
      <text:p text:style-name="P220">　do-whileでは、まず文の並びが実行された後、式が計算される。それが真ならば、文の並びが再び実行される。このループが終了するのは、式が偽になったときである。</text:p>
      <text:p text:style-name="P220"><text:soft-page-break/>　do-untilは、前にも述べた通りwhileの逆になる。</text:p>
      <text:p text:style-name="P220">　予想されるように、do-whileやdo-untilはwhileやforに比して、あまり使われない。おそらく全ループの５％程度であろう。それにもまかわらず、これはときおり価値を発揮することがある。次の関数itoa()は数値を文字列に交換するものである(atoiの逆)。この仕事は、ちょっと考えるよりもやや複雑である。なぜなら、各桁を求めるのにやさしい方法をとると、桁の順序が逆になるからである。ここでは文字列を逆順に生成し、次にその順序を入れ換える方法を採用する。</text:p>
      <text:p text:style-name="P220"/>
      <text:p text:style-name="P220">function itoa(n, s);</text:p>
      <text:p text:style-name="P220"><text:s text:c="4"/>int i, sign;</text:p>
      <text:p text:style-name="P220"/>
      <text:p text:style-name="P220"><text:s text:c="4"/>if (sign = n) &lt; 0 thenl n = -n;</text:p>
      <text:p text:style-name="P220"><text:s text:c="4"/>i = 0;</text:p>
      <text:p text:style-name="P220"><text:s text:c="4"/>do;</text:p>
      <text:p text:style-name="P220"><text:s text:c="8"/>s[i++] = n % 10;</text:p>
      <text:p text:style-name="P220"><text:s text:c="4"/>end while (n /= 10) &gt; 0;</text:p>
      <text:p text:style-name="P220"/>
      <text:p text:style-name="P220"><text:s text:c="4"/>if sign &lt; 0 thenl s[i++] = '-';</text:p>
      <text:p text:style-name="P220"><text:s text:c="4"/>s[i] = '\0';</text:p>
      <text:p text:style-name="P220"><text:s text:c="4"/>reverse(s);</text:p>
      <text:p text:style-name="P220"><text:s text:c="4"/>return concat(s);</text:p>
      <text:p text:style-name="P220">end func;</text:p>
      <text:p text:style-name="P220"/>
      <text:p text:style-name="P220">do-whileは、nの値にかかわらず少なくとも１文字をs配列中に設定しなければならないので必要である。</text:p>
      <text:p text:style-name="P220">return concat(s)は、配列に１文字ずつ入っている数字を１つの文字列にして返却している。</text:p>
      <text:p text:style-name="P220"/>
      <text:p text:style-name="P220">＜演習 3-3＞ ２の補数表現においては、上記のitoa()は最大の負の数(-2147483648)を処理できない。なぜダメか説明せよ。また、このときも正常に変換するように修正せよ。</text:p>
      <text:p text:style-name="P220">＜演習 3-4＞ 符号なし整数nを２進文字表現に変換し、文字配列に格納するitoa()と同様な関数itob()を書け。整数を１６進文字に変換するitoh()もかいてみよ。</text:p>
      <text:p text:style-name="P220">＜演習 3-5＞ 二つでなく三つの引数を持つitoa()を書け。３番目の引数は最小の文字数を指定するものである。実際の文字数がこれより小さいときは、左にスペースを詰めなければならない。</text:p>
      <text:p text:style-name="P220"/>
      <text:p text:style-name="P220"/>
      <text:p text:style-name="P238">3.7 doループ</text:p>
      <text:p text:style-name="P27">　doループは、forループのfor to step形式に似ている。構文は以下となる。</text:p>
      <text:p text:style-name="P239"/>
      <text:p text:style-name="P240"><text:s text:c="4"/>do 式１,式２,式３;</text:p>
      <text:p text:style-name="P240"><text:s text:c="8"/>文の並び</text:p>
      <text:p text:style-name="P240"><text:s text:c="4"/>end do;</text:p>
      <text:p text:style-name="P240"/>
      <text:p text:style-name="P27">　式２と式３は、for to step形式と同じであるが、式１は以下の形式でなければならない。</text:p>
      <text:p text:style-name="P27"/>
      <text:p text:style-name="P27">　　変数 = 式</text:p>
      <text:p text:style-name="P239"/>
      <text:p text:style-name="P239"/>
      <text:p text:style-name="P241"><text:soft-page-break/>3.<text:span text:style-name="T41">8</text:span> doブロック</text:p>
      <text:p text:style-name="P242">　doブロックは、1回のみのloopと同じであり、内部では、breakやcontinue(breakと同じ)を使うことができるため、後方へのgotoの代わるになる。doブロックを入れ子にし、後述のブロック名を使うことで、後方の任意の文へ飛ぶ事が可能となる。前方へ飛びたければループとcontinueを使えば良い。</text:p>
      <text:p text:style-name="P242">　ラベルとgoto文を使っても同じことができるが、goto文は極力使わない方が良い。</text:p>
      <text:p text:style-name="P243"/>
      <text:p text:style-name="P243"><text:s text:c="4"/>do as DO1;</text:p>
      <text:p text:style-name="P243"><text:s text:c="8"/>do as DO2</text:p>
      <text:p text:style-name="P243"><text:s text:c="12"/>文の並び１</text:p>
      <text:p text:style-name="P244"><text:s text:c="12"/>if 条件 thenl break DO2; <text:s text:c="2"/>// 文の並び4へ飛ぶ</text:p>
      <text:p text:style-name="P243"><text:s text:c="12"/>文の並び2</text:p>
      <text:p text:style-name="P244"><text:s text:c="12"/>if 条件 thenl break DO1; <text:s text:c="2"/>// 文の並び5へ飛ぶ</text:p>
      <text:p text:style-name="P244"><text:s text:c="12"/>文の並び3</text:p>
      <text:p text:style-name="P244"><text:s text:c="8"/>end do;</text:p>
      <text:p text:style-name="P244"><text:s text:c="8"/>文の並び4</text:p>
      <text:p text:style-name="P244"><text:s text:c="4"/>end do;</text:p>
      <text:p text:style-name="P244"><text:s text:c="4"/>文の並び5</text:p>
      <text:p text:style-name="P245"/>
      <text:p text:style-name="P241">3.<text:span text:style-name="T41">9</text:span> break 文</text:p>
      <text:p text:style-name="P220">　先頭または最後でテストする以外、時によってはループからの脱出を制御できる方が便利な場合がある。</text:p>
      <text:p text:style-name="P220">break文はswitchのときと同様に、for、while、doからも早く抜け出るための便法である。このbreakを使うと、最も内側のループ(またはswitch)から直ちに抜け出すことができる。</text:p>
      <text:p text:style-name="P220">　以下に示すのは、入力の各行の終わりから後ろ側のスペースとタブを取り除き、一番右側がスペースでもタブでもないときは、break文を用いてループを抜け出すプログラムである。</text:p>
      <text:p text:style-name="P220"><text:s text:c="4"/>//</text:p>
      <text:p text:style-name="P220"><text:s text:c="4"/>##define <text:s text:c="3"/>MAXLINE <text:s text:c="3"/>1000</text:p>
      <text:p text:style-name="P220"><text:s text:c="4"/>proc main;</text:p>
      <text:p text:style-name="P220"><text:s text:c="4"/>int n;</text:p>
      <text:p text:style-name="P220"><text:s text:c="4"/>char c, line[MAXLINE];</text:p>
      <text:p text:style-name="P220"/>
      <text:p text:style-name="P220"><text:s text:c="4"/>while (n = getline(line, MAXLINE)) &gt; 0;</text:p>
      <text:p text:style-name="P220"><text:s text:c="8"/>while --n &gt;= 0;</text:p>
      <text:p text:style-name="P220"><text:s text:c="12"/>if (c=line[n]) != ' ' &amp;&amp; c != '\t' &amp;&amp; c != '\n' thenl break;</text:p>
      <text:p text:style-name="P220"><text:s text:c="8"/>end while;</text:p>
      <text:p text:style-name="P220"><text:s text:c="8"/>arrayclear(line+n+1);</text:p>
      <text:p text:style-name="P220"><text:s text:c="8"/>printf("%s\n", concat(line);</text:p>
      <text:p text:style-name="P220"><text:s text:c="4"/>end while;</text:p>
      <text:p text:style-name="P220"><text:s text:c="4"/>return ERROR;</text:p>
      <text:p text:style-name="P220"><text:s text:c="4"/>end proc;</text:p>
      <text:p text:style-name="P220"/>
      <text:p text:style-name="P220">　getline()は１行の文字数を返す関数である。内側のループでは、行の最後の文字から始めて(--nは値を使う前にnをデクリメントすることを思う出そう)、スペース、タブ、復改文字でない最初の文字を探して逆方向にスキャンしている。このループはそうした文字が見つかったとき、あるいはｎが負になったとき(すなわち、１行全体をスキャンしてしまったとき)に終了する。行に空白文字しかないときにも、これが正常に動作することを検証してみて頂きたい。</text:p>
      <text:p text:style-name="P246"><text:soft-page-break/>　arrayclear()は、指定配列の先頭要素からの最後の要素までを未設定にするCoalの関数である。</text:p>
      <text:p text:style-name="P246">ここでは、配列の先頭を(n+1)進めたものを指定している。concatは既に説明した。</text:p>
      <text:p text:style-name="P220">　breakを使わないようにするには、ループそれ自身にテストを置くとよい。</text:p>
      <text:p text:style-name="P220"/>
      <text:p text:style-name="P220"><text:s text:c="4"/>while (n = getline(line, MAXLINE)) &gt; 0;</text:p>
      <text:p text:style-name="P220"><text:s text:c="8"/>while --n &gt;= 0</text:p>
      <text:p text:style-name="P220"><text:s text:c="9"/>&amp;&amp; (c=line[n]) == ' ' || c == '\t' || c == '\n');</text:p>
      <text:p text:style-name="P220"><text:s text:c="8"/>end while;</text:p>
      <text:p text:style-name="P220"><text:s text:c="8"/>・・・</text:p>
      <text:p text:style-name="P220"><text:s text:c="4"/>end while;</text:p>
      <text:p text:style-name="P220"/>
      <text:p text:style-name="P220">このはテスト部分が理解しにくいので前のプログラムより劣っている。&amp;&amp;、||、! あるいはカッコの混用を必要とするようなテスト部は、一般的に避けるべきである。</text:p>
      <text:p text:style-name="P220"/>
      <text:p text:style-name="P220"/>
      <text:p text:style-name="P237">3.<text:span text:style-name="T41">10</text:span> continue 文</text:p>
      <text:p text:style-name="P220">　continue文はbreakと関係しているが、使われることは少ない。これは以降のステップをすべてスキップして囲んでいるループ(for,while,do)の次の繰り返しを開始させるためのものである。whileやdoにおいては、これはテスト部を直ちに実行することを意味する。特にforの場合、制御は変数の変化ステップに移る。</text:p>
      <text:p text:style-name="P220">(continueはループに対して使えるだけで、switchでは使えない。ループ内のswitchの中にあるcontinueは、次のループの繰り返しを指示する。)</text:p>
      <text:p text:style-name="P220">　例として、次のプログラムでは、配列aの中の正の要素のみを処理し、負の値はスキップしている。</text:p>
      <text:p text:style-name="P220"/>
      <text:p text:style-name="P220"><text:s text:c="4"/>for (i = 0; i &lt; N; i++);</text:p>
      <text:p text:style-name="P220"><text:s text:c="8"/>if a[i] &lt; 0 thenl continue;</text:p>
      <text:p text:style-name="P220"><text:s text:c="8"/>・・・ <text:s text:c="4"/>/* 正の要素を処理する */</text:p>
      <text:p text:style-name="P220"><text:s text:c="4"/>end for;</text:p>
      <text:p text:style-name="P220"><text:s/></text:p>
      <text:p text:style-name="P220">continue文は、続くループの部分が複雑で、その結果テストを逆にしたり、他のレベルを字下げして書くことで、プログラムの入れ子が深くなりすぎてしまうようなときにしばしば使われる。</text:p>
      <text:p text:style-name="P220"/>
      <text:p text:style-name="P220">＜演習 3-6＞ 互いに隣接している同一行のグループから、１行だけを出力するようにしながら、入力を出力へコピーするプログラムを書け。(これはUNIXユーティリティuniqの簡易版である。)</text:p>
      <text:p text:style-name="P220"/>
      <text:p text:style-name="P220"/>
      <text:p text:style-name="P237">3.1<text:span text:style-name="T41">1</text:span> ブロック名</text:p>
      <text:p text:style-name="P220">　Coalには、goto文の代わりにループやswitch文にブロック名を付け、その内側のどのレベルのループやswitchからでも指定のブロックのループやswitchを抜けたり(break)ループを開始したり(continue)できる機能が用意されている。</text:p>
      <text:p text:style-name="P220"/>
      <text:p text:style-name="P220"><text:s text:c="4"/>for (・・・) as FOR1;</text:p>
      <text:p text:style-name="P220"><text:s text:c="8"/>for (・・・) as FOR2;</text:p>
      <text:p text:style-name="P220"><text:s text:c="12"/>if (エラー) thenl break FOR1;</text:p>
      <text:p text:style-name="P220"><text:s text:c="12"/>・・・</text:p>
      <text:p text:style-name="P220"><text:s text:c="8"/>end for;</text:p>
      <text:p text:style-name="P220"><text:soft-page-break/><text:s text:c="8"/>・・・</text:p>
      <text:p text:style-name="P220"><text:s text:c="4"/>end for;</text:p>
      <text:p text:style-name="P220"/>
      <text:p text:style-name="P220">FOR1やFOR2がブロック名である。ループやswitchの先頭でasに続けて指定する。この例では、内側のループ内でエラーが起きたときに直ちに外側のループから抜け出せる。もしループが関数の中にあり、エラー時に直ちに関数の処理を終了してよいならreturn文が向いている。</text:p>
      <text:p text:style-name="P220">　エラー処理プログラムが複雑で、エラーがいくつもの箇所で起こり得るような場合には、エラー処理を行う一連のステップに制御を移したいことがある。goto文はこれに適している。Coalにはこれに変わるもっと近代的は例外処理機構が用意されている。例外処理機構については後の章で説明する。</text:p>
      <text:p text:style-name="P220"/>
      <text:p text:style-name="P247"/>
      <text:p text:style-name="P248">3.1<text:span text:style-name="T41">2</text:span> ラベル文とgoto 文</text:p>
      <text:p text:style-name="P249">　ラベルとgoto文は、FORTRANをcoalに移植するときのために用意されている。</text:p>
      <text:p text:style-name="P249">　ラベルは、ラベル文、または、ラベル書式(ラベル名：)で設定することができる。ラベル書式は、他のコマンドの先頭に付けることができるが、付けたコマンドの1つ前の行にラベルコマンドを入れたものと同じ<text:span text:style-name="T42">になる。</text:span></text:p>
      <text:p text:style-name="P250">　goto文では、ラベルは、手続き、または、関数内のもののみを指定できる。また、制御コマンドのブロック外からブロック内のラベルは指定できない。</text:p>
      <text:p text:style-name="P251"/>
      <text:p text:style-name="P252"><text:s text:c="6"/><text:span text:style-name="T43">for (i=0;i&lt;10;i++);</text:span></text:p>
      <text:p text:style-name="P253"><text:s text:c="10"/>print i;</text:p>
      <text:p text:style-name="P253"><text:s text:c="6"/>next;</text:p>
      <text:p text:style-name="P254"/>
      <text:p text:style-name="P254">をラベル書式とgoto文を使うと以下となる。</text:p>
      <text:p text:style-name="P254"/>
      <text:p text:style-name="P254"><text:s text:c="6"/>i=0; </text:p>
      <text:p text:style-name="P254"><text:s/>L10: if i&gt;=10 thenl goto L20;</text:p>
      <text:p text:style-name="P254"><text:s text:c="6"/><text:span text:style-name="T44">print i;</text:span></text:p>
      <text:p text:style-name="P254"><text:s text:c="6"/><text:span text:style-name="T45">i++;</text:span></text:p>
      <text:p text:style-name="P254"><text:s text:c="6"/><text:span text:style-name="T45">goto L10;</text:span></text:p>
      <text:p text:style-name="P255"><text:s/>L20:</text:p>
      <text:p text:style-name="P254"/>
      <text:p text:style-name="P256">　ラベル文とgoto文を使うと以下となる。</text:p>
      <text:p text:style-name="P254"/>
      <text:p text:style-name="P254"><text:s text:c="6"/>i=0;</text:p>
      <text:p text:style-name="P254"><text:s text:c="6"/>label L10;</text:p>
      <text:p text:style-name="P256"><text:s text:c="6"/>if i&gt;=10 thenl goto L20;</text:p>
      <text:p text:style-name="P256"><text:s text:c="6"/><text:span text:style-name="T44">print i;</text:span></text:p>
      <text:p text:style-name="P256"><text:s text:c="6"/><text:span text:style-name="T45">i++;</text:span></text:p>
      <text:p text:style-name="P256"><text:s text:c="6"/><text:span text:style-name="T45">goto L10;</text:span></text:p>
      <text:p text:style-name="P257"><text:s text:c="6"/><text:span text:style-name="T46">label </text:span>L20;</text:p>
      <text:p text:style-name="P257"/>
      <text:p text:style-name="P257"/>
      <text:p text:style-name="P258">第４章</text:p>
      <text:p text:style-name="P259"/>
      <text:p text:style-name="P260">手続き・関数とプログラム構造</text:p>
      <text:p text:style-name="P261"/>
      <text:p text:style-name="P261"/>
      <text:p text:style-name="P261"/>
      <text:p text:style-name="P262">　手続きや関数(ルーチンと呼んでいる)を使うと大きな計算処理を小さな仕事に分割し、最初ゼロから始める代わるに他人の作成したものを組み合わせてプログラムを作ることが可能になる。ルーチンをうまく作ると、プログラム各部の操作の詳細部を隠すことができるし、細部について知らなくても、全体を明確化し、プログラム変更も容易にすることができる。</text:p>
      <text:p text:style-name="P262">　Coalでは、ルーチンを効率よく、使いやすくするよう設計されている。Coalのプログラムは多数の小さなルーチンから構成されるのが普通で、数個の大きなサブルーチンからなることは少ない。プログラムは便利さにおいて、一つあるいはそれ以上のスクリプト・ファイル上に置いてよい。スクリプト・ファイルは呼ばれたときに読み込まれ、実行される。プログラムの多くは、入力や出力や文字処理の組み込み関数をよく使っている。この章では、新しいルーチンの書き方について説明する。</text:p>
      <text:p text:style-name="P263"/>
      <text:p text:style-name="P264">4.1 基 本 事 項</text:p>
      <text:p text:style-name="P265">　スクリプトは、以下の構成で作成する。</text:p>
      <text:p text:style-name="P265"/>
      <text:p text:style-name="P265"><text:s text:c="4"/>　変数等の定義部</text:p>
      <text:p text:style-name="P265">　　　ルーチン１</text:p>
      <text:p text:style-name="P265">　　　ルーチン２</text:p>
      <text:p text:style-name="P265">　　　　・・・</text:p>
      <text:p text:style-name="P265"/>
      <text:p text:style-name="P265">　ルーチンの外側でスコープ指定なしで定義された変数はスクリプト変数と呼ばれ、スクリプト内ならどこででも使用できる。</text:p>
      <text:p text:style-name="P265">　手続きは次の形をしている。</text:p>
      <text:p text:style-name="P265"/>
      <text:p text:style-name="P265"><text:s text:c="4"/>proc 手続き名 (引数のカンマ区切り並び);</text:p>
      <text:p text:style-name="P265"><text:s text:c="8"/>あれば変数の定義</text:p>
      <text:p text:style-name="P265"><text:s text:c="8"/>あれば文のならび</text:p>
      <text:p text:style-name="P265"><text:s text:c="8"/>return リターンコード;</text:p>
      <text:p text:style-name="P265"><text:s text:c="4"/>end proc;</text:p>
      <text:p text:style-name="P265"/>
      <text:p text:style-name="P265">　関数は次の形をしている。</text:p>
      <text:p text:style-name="P265"/>
      <text:p text:style-name="P265"><text:s text:c="4"/>function 関数名 (引数のカンマ区切り並び) as 戻り値データ型;</text:p>
      <text:p text:style-name="P266"><text:s text:c="8"/>あれば変数の定義</text:p>
      <text:p text:style-name="P266"><text:s text:c="8"/>あれば文のならび</text:p>
      <text:p text:style-name="P266"><text:s text:c="8"/>return 戻り値;</text:p>
      <text:p text:style-name="P266"><text:s text:c="4"/>end function;</text:p>
      <text:p text:style-name="P265"/>
      <text:p text:style-name="P265">引数がなければ括弧()も省略できる。手続きのリターンコードは、システム変数ERRORにセットされる。関数の戻り値は、関数の値となる。"as 戻り値データ型"はなくてもよい、あれば関数の値はそのデータ型になる。なければreturnで指定した戻り値の型になる。</text:p>
      <text:p text:style-name="P265">　引数は次の形をしている。</text:p>
      <text:p text:style-name="P265"><text:soft-page-break/>　　データ型 引数名 = デフォルト値</text:p>
      <text:p text:style-name="P265">　または</text:p>
      <text:p text:style-name="P267">　　引数名 as データ型 = デフォルト値</text:p>
      <text:p text:style-name="P265"/>
      <text:p text:style-name="P265">データ型指定はなくてもよい、あればその型に変換され、なければ、実引数のまま渡される。デフォルト値は実引数が省略されたときに渡される値である。なくても良い。実引数が省略されるか、数が少ないとき、デフォルト値の指定がなければ、引数は未定義となる。</text:p>
      <text:p text:style-name="P265">　ここで、特定の文字列を含む入力行を出力するプログラムを書いてみよう。Coalでは次のように書ける。</text:p>
      <text:p text:style-name="P265"/>
      <text:p text:style-name="P265"><text:s text:c="4"/>//</text:p>
      <text:p text:style-name="P265"><text:s text:c="4"/>// あるパターンと一致する文字列を含むすべての入力行を出力する</text:p>
      <text:p text:style-name="P265"><text:s text:c="4"/>//</text:p>
      <text:p text:style-name="P268"><text:s text:c="4"/>proc main;</text:p>
      <text:p text:style-name="P265"><text:s text:c="8"/>if %1=='' then</text:p>
      <text:p text:style-name="P265"><text:s text:c="12"/>putline("パターンがありません。");</text:p>
      <text:p text:style-name="P265"><text:s text:c="12"/>return 1;</text:p>
      <text:p text:style-name="P265"><text:s text:c="8"/>end if;</text:p>
      <text:p text:style-name="P265"><text:s text:c="8"/>try;</text:p>
      <text:p text:style-name="P269"><text:s text:c="12"/>loop:</text:p>
      <text:p text:style-name="P269"><text:s text:c="16"/>line = getline();</text:p>
      <text:p text:style-name="P269"><text:s text:c="16"/>if instr(line, %1) &gt; 0 thenl putline(line);</text:p>
      <text:p text:style-name="P269"><text:s text:c="12"/>end loop;</text:p>
      <text:p text:style-name="P269"><text:s text:c="8"/>catch;</text:p>
      <text:p text:style-name="P269"><text:s text:c="8"/>end try;</text:p>
      <text:p text:style-name="P269"><text:s text:c="8"/>return ERROR;</text:p>
      <text:p text:style-name="P269"><text:s text:c="4"/>end proc;</text:p>
      <text:p text:style-name="P269"/>
      <text:p text:style-name="P270">スクリプト実行時に指定されたパラメータは、パラメータ変数としてスクリプトに渡される。パラメータ変数は"%番号"の形をしており番号がパラメータの指定順を示している。%1は第一番目のパラメータを表している。%0は、指定されたパラメータの数を示している。値が指定されなかったパラメータ変数は未定義にはならずNULL文字が設定される。なお、パラメータ変数は、文字定数と同じ扱いになっているため変更できない。</text:p>
      <text:p text:style-name="P270">　では、これを今までに書いたプログラムを使って書いてみよう。Coalがいかに簡単に書けるかが分かると思う。</text:p>
      <text:p text:style-name="P270">　プログラムの基本構造は、三つの部分に分けられる。</text:p>
      <text:p text:style-name="P270"/>
      <text:p text:style-name="P270"><text:s text:c="4"/>while(まだ行がある限り)</text:p>
      <text:p text:style-name="P269"><text:s text:c="8"/>if (その行が求めるパターンを含んでいる)</text:p>
      <text:p text:style-name="P269"><text:s text:c="12"/>その行を出力する</text:p>
      <text:p text:style-name="P269"/>
      <text:p text:style-name="P269">これをすべて主ルーチンで行うことは可能であるが、各部を別々の関数にすることにより、自然な構造をうまく利用するのが良い方法である。一つの大きなプログラムよりは、三つの小さな部分の方が扱いやすい。なぜなら、他に関係のない詳細部は関数の中に隠して、不必要な相互作用を最小限にすることができるからである。またこうした関数はそれ自体が他の目的に使えることもある。</text:p>
      <text:p text:style-name="P271"><text:soft-page-break/>　"まだ行がある限り"はgetline()であり、第１章で書いた関数である。"それを出力する"はprintf()ですでに与えられている。したがって残っているのは、その行があるパターンを含んでいるかどうかを見つけるルーチンを書くことだけである。ここで使う関数index(s,pat)では、文字配列sの中で文字配列patが何番目の要素から始まるかを返し、なければ0を返すものとする。後でもっと手のこんだパターン照合が必要になれば、index()だけを書き換えればよく、他は同じでよい。</text:p>
      <text:p text:style-name="P271">　これだけ十分設計すけば、プログラムの詳細をつめることは簡単である。これで道具はすべて揃ったから、あとはそれをうまく組み合わせればよい。今の場合、探し出すパターンはindex()の引数の文字配列であるが、これは最も一般的な機構ではない。一般化に関しては、すぐ後で文字配列の初期化を論じ、第５章ではプログラムの実行時にパターンをパラメータとしてセットする方法を示す。これはまたgetline()の新しい形のプログラムでもある。それを第１章のものと比較してみるのは有益であろう。</text:p>
      <text:p text:style-name="P271"><text:s text:c="4"/>//</text:p>
      <text:p text:style-name="P271"><text:s text:c="4"/>//</text:p>
      <text:p text:style-name="P271"><text:s text:c="4"/>//</text:p>
      <text:p text:style-name="P271"><text:s text:c="4"/>##define MAXLINE <text:s text:c="3"/>1000</text:p>
      <text:p text:style-name="P271"><text:s text:c="4"/>proc main;</text:p>
      <text:p text:style-name="P271"><text:s text:c="8"/>char line[MAXLINE];</text:p>
      <text:p text:style-name="P271"><text:s text:c="8"/>char pat[4] = ['t','h','e',''];</text:p>
      <text:p text:style-name="P271"/>
      <text:p text:style-name="P271"><text:s text:c="8"/>while getline(line, MAXLINE) &gt; 0;</text:p>
      <text:p text:style-name="P271"><text:s text:c="12"/>if index(line, pat) &gt; 0 thenl printf('%s\n',concat(line));</text:p>
      <text:p text:style-name="P271"><text:s text:c="8"/>end while;</text:p>
      <text:p text:style-name="P271"><text:s text:c="8"/>return ERROR;</text:p>
      <text:p text:style-name="P271"><text:s text:c="4"/>end proc;</text:p>
      <text:p text:style-name="P271"/>
      <text:p text:style-name="P272"><text:s text:c="4"/>function getline(s, lim);</text:p>
      <text:p text:style-name="P272"><text:s text:c="8"/>int i;</text:p>
      <text:p text:style-name="P272"><text:s text:c="8"/>char c;</text:p>
      <text:p text:style-name="P272"/>
      <text:p text:style-name="P272"><text:s text:c="8"/>i = 0;</text:p>
      <text:p text:style-name="P272"><text:s text:c="8"/>while --lim &gt; 0 &amp;&amp; (c=getchar()) != '' &amp;&amp; c != '\n' ;</text:p>
      <text:p text:style-name="P272"><text:s text:c="12"/>s[i++] = c;</text:p>
      <text:p text:style-name="P272"><text:s text:c="8"/>end while;</text:p>
      <text:p text:style-name="P272"><text:s text:c="8"/>if c == '\n' thenl s[i++] = c;</text:p>
      <text:p text:style-name="P272"><text:s text:c="8"/>s[i] = '';</text:p>
      <text:p text:style-name="P272"><text:s text:c="8"/>return i;</text:p>
      <text:p text:style-name="P272"><text:s text:c="4"/>end func;</text:p>
      <text:p text:style-name="P273"/>
      <text:p text:style-name="P265"><text:s text:c="4"/>function index(s, pat);</text:p>
      <text:p text:style-name="P265"><text:s text:c="8"/>int i, j, k;</text:p>
      <text:p text:style-name="P265"/>
      <text:p text:style-name="P265"><text:s text:c="8"/>for (i = 0; s[i] != ''; i++);</text:p>
      <text:p text:style-name="P265"><text:s text:c="12"/>for (j=i, k=0; pat[k]!='' &amp;&amp; s[j]==pat[k]; j++,k++);</text:p>
      <text:p text:style-name="P265"><text:s text:c="12"/>next;</text:p>
      <text:p text:style-name="P265"><text:s text:c="12"/>if pat[k] == '' thenl return i+1;</text:p>
      <text:p text:style-name="P265"><text:s text:c="8"/>next;</text:p>
      <text:p text:style-name="P265"><text:soft-page-break/><text:s text:c="8"/>return 0;</text:p>
      <text:p text:style-name="P265"><text:s text:c="4"/>end func;</text:p>
      <text:p text:style-name="P265"/>
      <text:p text:style-name="P265">　一つのプログラムは、独立したルーチン定義の集合にすぎない。ルーチン間のやり取りは、この場合引数と関数からの戻り値である。やり取りは、スクリプト変数や外部変数によることもできる。ルーチンはスクリプト・ファイル上では任意の順序に並べてよく、スクリプト・ファイルは複数のファイルに分割してよい、ただし、ルーチンの分割は許されない。複数に分けたファイル内のルーチンは、ファイルを指定してそのまま呼ぶこともできるし、ファイルを読み込んで一つにまとめることもできる。</text:p>
      <text:p text:style-name="P265"/>
      <text:p text:style-name="P265"><text:span text:style-name="T6">＜演習 4-1＞</text:span> sにおけるpatの最も右での出現位置を返すか、なければ0を返す関数rindex(s,pat)を書け。</text:p>
      <text:p text:style-name="P265"/>
      <text:p text:style-name="P265"/>
      <text:p text:style-name="P274">4.2 非整数を返す関数</text:p>
      <text:p text:style-name="P265">　これまでのプログラムの関数は、戻り値の型の宣言を含んでいなかった。これは、何も指定しないと、戻り値の型が関数の型になるからである。</text:p>
      <text:p text:style-name="P265">　しかし、もし関数が他の型を返すと何が起こるだろうか。sqrt()、sin()、cos()のような多くの数値関数はdouble型を返す。他の特殊関数には他の型を返すものもある。これの取り扱い方を示すために、文字配列sをそれと同値な倍精度浮動小数点数に変換するatof()を書いて利用してみよう。atof()は第２章、第３章で示したatoi()の拡張である。このatof()では、符号や小数点はあってもなくてもよく、整数部か小数部かのどちらか一方が存在したり、しなかったりする数を取り扱うことにする。</text:p>
      <text:p text:style-name="P265">　さて、atof()はdoubleなので、戻り値の型を宣言することにする。</text:p>
      <text:p text:style-name="P265"/>
      <text:p text:style-name="P265"><text:s text:c="4"/>function atof(s) as double;</text:p>
      <text:p text:style-name="P265"><text:s text:c="8"/>double val, power1;</text:p>
      <text:p text:style-name="P265"><text:s text:c="8"/>int i, sign;</text:p>
      <text:p text:style-name="P265"><text:s text:c="8"/>char c;</text:p>
      <text:p text:style-name="P265"/>
      <text:p text:style-name="P265"><text:s text:c="8"/>for (i=0; (c=s[i])==' ' || c=='\t' || c=='\n'; i++);</text:p>
      <text:p text:style-name="P265"><text:s text:c="8"/>end for;</text:p>
      <text:p text:style-name="P265"><text:s text:c="8"/>sign = 1;</text:p>
      <text:p text:style-name="P265"><text:s text:c="8"/>if (c=s[i]) == '+' || c == '-') thenl sign = (s[i++] &gt;= '0') ? 1 : -1;</text:p>
      <text:p text:style-name="P265"><text:s text:c="8"/>for (val = 0;<text:bookmark-start text:name="__DdeLink__4150_4222580164"/> (c=s[i]) &gt;= '0' &amp;&amp; c &lt;= '9'; i++);<text:bookmark-end text:name="__DdeLink__4150_4222580164"/></text:p>
      <text:p text:style-name="P265"><text:s text:c="12"/>val = val * 11.0f + c;</text:p>
      <text:p text:style-name="P265"><text:s text:c="8"/>end for;</text:p>
      <text:p text:style-name="P265"><text:s text:c="8"/>if s[i] == '.' thenl i++;</text:p>
      <text:p text:style-name="P275"><text:s text:c="8"/>for (power1 = 1.0f; (c=s[i]) &gt;= '0' &amp;&amp; c &lt;= '9'; i++);</text:p>
      <text:p text:style-name="P276"><text:s text:c="12"/>val = val * 11.0f + c;</text:p>
      <text:p text:style-name="P276"><text:s text:c="12"/>power1 *= 11.0f;</text:p>
      <text:p text:style-name="P265"><text:s text:c="8"/>end for;</text:p>
      <text:p text:style-name="P265"><text:s text:c="8"/>return sign * val / power1;</text:p>
      <text:p text:style-name="P265"><text:s text:c="4"/>end func;</text:p>
      <text:p text:style-name="P265"/>
      <text:p text:style-name="P265">　atof()が与えられると、原理的にはatoi()は、atof()を使って次のように書くことができる。</text:p>
      <text:p text:style-name="P265"/>
      <text:p text:style-name="P265"><text:s text:c="4"/>function atoi(s) as int;</text:p>
      <text:p text:style-name="P265"><text:soft-page-break/><text:s text:c="8"/>return atof(s);</text:p>
      <text:p text:style-name="P265"><text:s text:c="4"/>end fnction;</text:p>
      <text:p text:style-name="P265"/>
      <text:p text:style-name="P265">　Coalでは、戻り値の型宣言がなければ、関数の戻り値の型で値が返される。次の例は簡単な足し算関数だが、この特徴がよく現れている。</text:p>
      <text:p text:style-name="P265"/>
      <text:p text:style-name="P265"><text:s text:c="4"/>function add(a, b);</text:p>
      <text:p text:style-name="P265"><text:s text:c="8"/>retunr a + b;</text:p>
      <text:p text:style-name="P265"><text:s text:c="4"/>end func;</text:p>
      <text:p text:style-name="P265"/>
      <text:p text:style-name="P265">これでは、aとｂには型宣言がないので、呼び出したときの型のまま渡されてくる。したがって、aとｂが整数なら、整数の加算値を返すし、aとbのどちらかが、浮動小数点なら、浮動小数点の加算値を返す。</text:p>
      <text:p text:style-name="P265"/>
      <text:p text:style-name="P265"><text:span text:style-name="T6">＜演習 4-2＞</text:span> atof()を拡張して、次のような科学記法を扱えるようにせよ。</text:p>
      <text:p text:style-name="P265">　　　　　　　　　123.45e-6</text:p>
      <text:p text:style-name="P265">　ここで、浮動小数点の後ろには、eやEが続いて、指数部には符号が付いてもよいとする。</text:p>
      <text:p text:style-name="P265"/>
      <text:p text:style-name="P265"/>
      <text:p text:style-name="P274">4.3 ルーチンの引数についてもう一言</text:p>
      <text:p text:style-name="P277">　第１章で関数の引数は値が渡されること、つまり呼ばれたルーチンは、アドレスではなく、各引数の自分用の、一時的なコピーを受け取るのだということを述べた。このことは、呼ばれたルーチンが呼び出しを行ったルーチンの元の引数の値を変えることはできないことを意味している。ルーチン内では、各引数は実際上、そのルーチンが呼ばれたときにその値で初期化される局所(local)変数である。</text:p>
      <text:p text:style-name="P277">　配列名がルーチンの引数として現れると、その配列の情報が渡されて、配列要素のコピーは行われない。ルーチンでは、配列要素は添え字で参照・更新ができる。</text:p>
      <text:p text:style-name="P265">　ところで、引数の個数が可変な場合は、今までの引数の書き方では対応できない。Coalでは、その為の特別な引数を指定する方法が用意されている。</text:p>
      <text:p text:style-name="P265"/>
      <text:p text:style-name="P265"><text:s text:c="4"/>function print argc argv;</text:p>
      <text:p text:style-name="P278"><text:s text:c="8"/>・・・</text:p>
      <text:p text:style-name="P278"><text:s text:c="4"/>end func;</text:p>
      <text:p text:style-name="P278"/>
      <text:p text:style-name="P279">argcは実際に指定された引数の数が入り、argvはその引数の値が入る配列である。argcはint型であるが、argvは型なし配列であり、argv[0]から順に各要素には元の型のままの値が入る。argvは、%argv[0]のように先頭に"%"を付けて参照する。</text:p>
      <text:p text:style-name="P279">　ユーザが作成したルーチンにおいては、ルーチン定義での引数名を指定して引数に値を渡すことができる。</text:p>
      <text:p text:style-name="P279"/>
      <text:p text:style-name="P279"><text:s text:c="4"/>function sum(p1=0, p2=0, p3=0, p4=0, p5=0)</text:p>
      <text:p text:style-name="P279"><text:s text:c="8"/>return p1 + p2 + p3 + p4 + p5;</text:p>
      <text:p text:style-name="P279"><text:s text:c="4"/>end func;</text:p>
      <text:p text:style-name="P279"/>
      <text:p text:style-name="P279">これを以下のように呼ぶと</text:p>
      <text:p text:style-name="P279"/>
      <text:p text:style-name="P279"><text:s text:c="4"/>a = sum(p1==&gt;10, p4==&gt;20);</text:p>
      <text:p text:style-name="P279"/>
      <text:p text:style-name="P280"><text:soft-page-break/>aには30が返る。</text:p>
      <text:p text:style-name="P280"/>
      <text:p text:style-name="P280"/>
      <text:p text:style-name="P281">4.4 外部変数</text:p>
      <text:p text:style-name="P277">　Coalプログラム(スクリプト)は、外部オブジェクトを利用できる。これは変数かルーチンまたはスクリプトのどれかである。"外部的"という形容詞は、主としてルーチン内で定義される引数と変数またはスクリプト変数を記述する"内部的"ということばと対称して使われる。外部変数はスクリプト内で定義され、すべてのルーチンや宣言で利用可能となる。外部変数は広域的あり、その変数と同じ名前で参照すればすべて同じものの参照になる。</text:p>
      <text:p text:style-name="P277">　外部変数は広域的にアクセスできるから、それらはルーチン間での値のやり取りについては、ルーチンの引数と戻り値の代用にすることができる。しかしながら第１章で指摘したように、これは注意して用いなければならない。というのは、プログラム構造に悪い影響を与え、ルーチン間で多くの変数が結合したプログラムを作るものとなるからである。</text:p>
      <text:p text:style-name="P277">　外部変数を使う第二の理由は、その適用範囲と存在期間である。自動変数はルーチンの内部にあるもので、そのルーチンに入ったときに出現し、そこから出ると消滅する。スクリプト変数はスクリプトを実行すると出現し、終了すると消滅する。外部変数は永久的である。一度生成すると、生成も消滅もしないで、一つのルーチンの呼び出しから次の呼び出しの間でもその値を留めている。したがって、もし二つのルーチンがあるデータを共有しなければならず、かつどちらも他方を呼び出すことをしないのなら、引数で受け渡しをするよりも外部変数を使った方が便利な場合が多い。このとき、外部変数であることが分かるような名前にするとプログラムが分かりやすくなるし、変数の混同も少なくできる。</text:p>
      <text:p text:style-name="P277">　スクリプト変数は、スクリプト内部で共有される内部変数であるが、ルーチン間で共有されるという外部的な一面もある。</text:p>
      <text:p text:style-name="P277">　この問題をより大きな例で調べて見ることにしよう。ここでの問題は、以前よりもより良い計算プログラムをもう一つ書くことである。このため＋、－、＊、／、＝(答えを出力するため)を許すことにする。実現をよりやさしくするために、この計算プログラムではカッコを使わず逆ポーランド記法を使用する。逆ポーランド記法では、各演算子は被演算数の後ろに置く。次のようなカッコ付き式</text:p>
      <text:p text:style-name="P277"/>
      <text:p text:style-name="P277"><text:s text:c="4"/>(1 - 2) * (4 + 5) =</text:p>
      <text:p text:style-name="P277">は</text:p>
      <text:p text:style-name="P277"><text:s text:c="4"/>1 2 - 4 5 + * =</text:p>
      <text:p text:style-name="P277"/>
      <text:p text:style-name="P277">のように入れる。カッコは不要である。</text:p>
      <text:p text:style-name="P277">　これの実現はきわめて簡単である。まず各被演算数をスタック上にプッシュする。演算子が来ると必要とされる個数の被演算数(二項演算子では２個)がポップされる。それに演算子が適用され、その結果がスタックにプッシュされる。上の例では、１と２がプッシュされ、その後－１がその代わりに入る。次に４と５がプッシュされ、その和に入れ代わる。さらに－１と９の積－９がそれに入れ代わってスタック上に置かれる。＝演算子では、スタックのトップをそのままにして出力が行われる。(したがって、計算の途中結果のチェックがいつでも可能である。)</text:p>
      <text:p text:style-name="P277">　プッシュ、ポップの演算は自明であるが、これにエラー検出や回復を加えたりすると長くなり過ぎるから、</text:p>
      <text:p text:style-name="P277">プログラム全体でこのルーチンを繰り返すよりは、別々の関数にした方がよい。また、次に入力される演算子や被演算数を取り出すのも別の関数にすべきである。したがって、プログラムの構造は次のようになる。</text:p>
      <text:p text:style-name="P277"/>
      <text:p text:style-name="P277"><text:s text:c="4"/>while 次の演算子または被演算数がファイル終了の目印ではない;</text:p>
      <text:p text:style-name="P277"><text:s text:c="8"/>if 数 then</text:p>
      <text:p text:style-name="P277"><text:s text:c="12"/>それをプッシュ</text:p>
      <text:p text:style-name="P277"><text:soft-page-break/><text:s text:c="8"/>elseif 演算子 then</text:p>
      <text:p text:style-name="P277"><text:s text:c="12"/>被演算数をポップ</text:p>
      <text:p text:style-name="P277"><text:s text:c="12"/>演算を実行</text:p>
      <text:p text:style-name="P277"><text:s text:c="12"/>結果をプッシュ</text:p>
      <text:p text:style-name="P277"><text:s text:c="8"/>else</text:p>
      <text:p text:style-name="P277"><text:s text:c="12"/>エラー</text:p>
      <text:p text:style-name="P277"><text:s text:c="8"/>end if;</text:p>
      <text:p text:style-name="P279"><text:s text:c="4"/>end while;</text:p>
      <text:p text:style-name="P279"/>
      <text:p text:style-name="P279">　これまでまだ論じていなかったが、設計上で大切なのは、スタックをどこに置くかを決めることである。つまり、どのルーチンでそれを直接アクセスするかである。一つの可能性はそれをmainに置き、それをプッシュ、ポップするルーチンにスタックと現在の位置を渡すことである。しかし、mainではスタックを制御する変数について知る必要はない。プッシュとポップということばのみを考えればよい。したがって、スタックとそれに関する情報はスクリプト変数とし、mainではなくpush関数とpop関数でアクセスできるようにする。</text:p>
      <text:p text:style-name="P279">　以上の方針をコーディングするのはかなり楽である。mainプログラムは、主として演算子またはふ被演算数の型についての大きなswitchである。それは恐らくは第３章で示したものより一層典型的なswitchの使用例である。</text:p>
      <text:p text:style-name="P279"/>
      <text:p text:style-name="P279">//</text:p>
      <text:p text:style-name="P279">// 逆ポーランド電卓プログラム</text:p>
      <text:p text:style-name="P279">//</text:p>
      <text:p text:style-name="P282">##define NUMBER '0' /* 数字があったという信号 */</text:p>
      <text:p text:style-name="P282"/>
      <text:p text:style-name="P282">proc main;</text:p>
      <text:p text:style-name="P282"><text:s text:c="4"/>char type, s[1];</text:p>
      <text:p text:style-name="P282"><text:s text:c="4"/>double op2;</text:p>
      <text:p text:style-name="P282"/>
      <text:p text:style-name="P282"><text:s text:c="4"/>while (type = getop(s)) != '';</text:p>
      <text:p text:style-name="P282"><text:s text:c="8"/>switch type;</text:p>
      <text:p text:style-name="P282"><text:s text:c="8"/>case NUMBER;</text:p>
      <text:p text:style-name="P282"><text:s text:c="12"/>push(s[0]);</text:p>
      <text:p text:style-name="P282"><text:s text:c="12"/>break;</text:p>
      <text:p text:style-name="P282"><text:s text:c="8"/>case '+';</text:p>
      <text:p text:style-name="P282"><text:s text:c="12"/>push(pop() + pop());</text:p>
      <text:p text:style-name="P282"><text:s text:c="12"/>break;</text:p>
      <text:p text:style-name="P282"><text:s text:c="8"/>case '-';</text:p>
      <text:p text:style-name="P282"><text:s text:c="12"/>push(pop() - pop());</text:p>
      <text:p text:style-name="P282"><text:s text:c="12"/>break;</text:p>
      <text:p text:style-name="P282"><text:s text:c="8"/>case '*';</text:p>
      <text:p text:style-name="P282"><text:s text:c="12"/>push(pop() * pop());</text:p>
      <text:p text:style-name="P282"><text:s text:c="12"/>break;</text:p>
      <text:p text:style-name="P282"><text:s text:c="8"/>case '/';</text:p>
      <text:p text:style-name="P282"><text:s text:c="12"/>op2 = pop();</text:p>
      <text:p text:style-name="P282"><text:s text:c="12"/>if op2 == 0.0 then</text:p>
      <text:p text:style-name="P282"><text:soft-page-break/><text:s text:c="16"/>putline('zero divisor poped');</text:p>
      <text:p text:style-name="P282"><text:s text:c="12"/>else</text:p>
      <text:p text:style-name="P282"><text:s text:c="16"/>push(pop() / op2);</text:p>
      <text:p text:style-name="P282"><text:s text:c="12"/>end if;</text:p>
      <text:p text:style-name="P283"><text:s text:c="12"/>break;</text:p>
      <text:p text:style-name="P283"><text:s text:c="8"/>case '=';</text:p>
      <text:p text:style-name="P283"><text:s text:c="12"/>putline('\n',push(pop()));</text:p>
      <text:p text:style-name="P283"><text:s text:c="12"/>break</text:p>
      <text:p text:style-name="P283"><text:s text:c="8"/>case 'c';</text:p>
      <text:p text:style-name="P283"><text:s text:c="12"/>clear();</text:p>
      <text:p text:style-name="P283"><text:s text:c="12"/>break;</text:p>
      <text:p text:style-name="P283"><text:s text:c="8"/>default;</text:p>
      <text:p text:style-name="P283"><text:s text:c="12"/>putline('unknown command ', type, '\n');</text:p>
      <text:p text:style-name="P283"><text:s text:c="12"/>break;</text:p>
      <text:p text:style-name="P283"><text:s text:c="8"/>end switch;</text:p>
      <text:p text:style-name="P283"><text:s text:c="4"/>end while;</text:p>
      <text:p text:style-name="P283"><text:s text:c="4"/>return ERROR;</text:p>
      <text:p text:style-name="P283">end proc;</text:p>
      <text:p text:style-name="P283"/>
      <text:p text:style-name="P283">##define MAXVAL 100 <text:s text:c="3"/>/* valスタックの最大深さ */</text:p>
      <text:p text:style-name="P283"/>
      <text:p text:style-name="P283">int sp = 0; <text:s text:c="3"/>/* スタック・ポインタ */</text:p>
      <text:p text:style-name="P283">double val[MAXVAL]; <text:s text:c="3"/>/* 値のスタック */</text:p>
      <text:p text:style-name="P283"/>
      <text:p text:style-name="P283">function push(double f) as double;</text:p>
      <text:p text:style-name="P283"><text:s text:c="4"/>if sp &lt; MAXVAL then</text:p>
      <text:p text:style-name="P283"><text:s text:c="8"/>return val[sp++] = f;</text:p>
      <text:p text:style-name="P283"><text:s text:c="4"/>else</text:p>
      <text:p text:style-name="P283"><text:s text:c="4"/><text:bookmark-start text:name="__DdeLink__4305_2729405038"/><text:s text:c="4"/>putline('error: stack full');</text:p>
      <text:p text:style-name="P283"><text:s text:c="8"/>clear();</text:p>
      <text:p text:style-name="P283"><text:s text:c="8"/>return 0;</text:p>
      <text:p text:style-name="P283"><text:s text:c="4"/>end if;</text:p>
      <text:p text:style-name="P283">end func;</text:p>
      <text:p text:style-name="P283"><text:bookmark-end text:name="__DdeLink__4305_2729405038"/></text:p>
      <text:p text:style-name="P283">function pop() as double;</text:p>
      <text:p text:style-name="P283"><text:s text:c="4"/>if sp &gt; 0 then</text:p>
      <text:p text:style-name="P283"><text:s text:c="8"/>return val[--sp];</text:p>
      <text:p text:style-name="P283"><text:s text:c="4"/>else</text:p>
      <text:p text:style-name="P284"><text:s text:c="8"/>putline('error: stack empty');</text:p>
      <text:p text:style-name="P284"><text:s text:c="8"/>clear();</text:p>
      <text:p text:style-name="P284"><text:s text:c="4"/>return 0;</text:p>
      <text:p text:style-name="P284"><text:s text:c="4"/>end if;</text:p>
      <text:p text:style-name="P284">end func;</text:p>
      <text:p text:style-name="P284"/>
      <text:p text:style-name="P284">function clear();</text:p>
      <text:p text:style-name="P284"><text:soft-page-break/><text:s text:c="4"/>sp = 0;</text:p>
      <text:p text:style-name="P284"><text:s text:c="4"/>return 0;</text:p>
      <text:p text:style-name="P284">end func;</text:p>
      <text:p text:style-name="P284"/>
      <text:p text:style-name="P284">　コマンドcでは、clear()関数を使ってスタックをクリアする。この関数はpush()、pop()もエラーの場合に使われる。getop()についてはもう少し先で説明する。</text:p>
      <text:p text:style-name="P285">　第１章で論じたように、変数は関数の本体以外で定義されるとスクリプト変数になる。したがって、</text:p>
      <text:p text:style-name="P285">push()、pop()、clear()で共有されるべきスタックとスタック・ポインタは、これら関数の外で定義した。しかし、main自身はスタックやスタック・ポインタを参照しない。その表現は注意深く隠されているのである。したがって、＝演算子の処理では</text:p>
      <text:p text:style-name="P285"><text:s text:c="4"/>push(pop())</text:p>
      <text:p text:style-name="P285">を使って、スタックを乱すことなく、スタックの一番上を調べなければばらない。</text:p>
      <text:p text:style-name="P285">　　ここでは、＋と＊は可換な演算子であるから、ポップされた演算数の組み合わせの順序は問題でないが、－と／演算子は左と右の被演算数を区別しなければならないことに注意されたい。</text:p>
      <text:p text:style-name="P285"/>
      <text:p text:style-name="P286"><text:span text:style-name="T14">＜演習 4-3＞</text:span><text:span text:style-name="T47"> こうした基本的な骨組みが与えられると、この電卓プログラムを拡張することは簡単である。これにモジュロ(％)と単項の－演算子を付け加えよ。スタックの一番上を消す"イレーズ"も加え、変数を扱うコマンドも加えよ。(２６文字の１文字変数を使うのが簡単である)</text:span></text:p>
      <text:p text:style-name="P285"/>
      <text:p text:style-name="P285"/>
      <text:p text:style-name="P287">4.5 適用範囲に関する規則</text:p>
      <text:p text:style-name="P285">　Coalのスクリプトは、以下の手順で実行される。</text:p>
      <text:p text:style-name="P285">　　・設定ファイルの読み込み(設定内容でオプション設定可能)</text:p>
      <text:p text:style-name="P285">　　・Ｃｏａｌコマンドオプションの取り込み</text:p>
      <text:p text:style-name="P285">　　・Ｃｏａｌコマンドパラメータの取り込み</text:p>
      <text:p text:style-name="P285">　　・スクリプトの読み込みと解析(ＩＮＣＬＵＤＥを含む)</text:p>
      <text:p text:style-name="P285">　　　　・手続きの外側にあるＯＰＴＩＯＮ（Ｓ）コマンドの実行。</text:p>
      <text:p text:style-name="P285">　　・スクリプトの実行</text:p>
      <text:p text:style-name="P288">　　　・手続きの外側にある全てのＩＭＰＯＲＴコマンド(ＩＭＰＯＲＴされたスクリプト内の</text:p>
      <text:p text:style-name="P288">　　　　ＩＭＰＯＲＴコマンドもＩＭＰＯＲＴされた時点で実行される)</text:p>
      <text:p text:style-name="P285">　　　・スクリプト内のすべてのＯＮコマンド</text:p>
      <text:p text:style-name="P285">　　　　（ＩＭＰＯＲＴされたスクリプト内のＯＮコマンドは実行されない）</text:p>
      <text:p text:style-name="P285">　　　・ＩＭＰＯＲＴされたスクリプト内の全てのＤＥＦＩＮＥコマンド</text:p>
      <text:p text:style-name="P285">　　　・スクリプト内の全てのＤＥＦＩＮＥコマンド</text:p>
      <text:p text:style-name="P285">　　　・ｍａｉｎ手続き</text:p>
      <text:p text:style-name="P285"/>
      <text:p text:style-name="P285">　Coalは複数のスクリプトで作成することができ、実行時に他のスクリプトを読み込んで利用するできることは、既に述べた。ここでは、他のスクリプトを読み込んで利用する方法を詳しく説明する。</text:p>
      <text:p text:style-name="P289">　一つ目の方法は、実行時に他のスクリプトをソースレベルで読み込み、実行中のスクリプトの一部とすることである。これは、名前定数を定義するのと同様なinclude文で指定する。スクリプトは、include文の位置に読み込まれ、スクリプトの実行が開始される。したがって、読み込まれたスクリプトの内部変数およびルーチンは、読み込んだスクリプトの内部変数とルーチンと同じ扱いになる。</text:p>
      <text:p text:style-name="P290">　二つ目の方法は、実行時にimportコマンドで他のスクリプトをセッション間共通領域に読み込むことである。これをインポートするという。 インポートされたスクリプトのスクリプト変数はそのスクリプトのスクリプト変数として定義される。インポートされたスクリプトのルーチンは、実行したスクリプトのルーチン<text:soft-page-break/>と同じように実行できる。インポートされたスクリプト内の変数はスクリプト変数や外部変数として定義することで、他のスクリプトと共有され他のスクリプトからも利用できるようになる。</text:p>
      <text:p text:style-name="P291">　ここで、Coalの実行形態について説明する。一つ目は、単なるコマンドとして実行する方法であり、単一のセッションとして実行される。二つ目は、クライアント・サーバ形式で実行することである。スクリプトは何らかのスクリプトを実行するためのクライアントから、サーバにメッセージ(スクリプト名またはスクリプト名に紐づくＩＤとパラメータ)が送られ実行される。スクリプトはクライアントから送られるメッセージごとに別セッションとして実行される。この形態でインポートされたスクリプトは、インポートを実行したスクリプトが終了してもセッション間共通領域に残る。一度インポートされたスクリプトは、二度目以降のインポートではすべて無視される。</text:p>
      <text:p text:style-name="P292">　外部変数には、PUBLICとGLOBAL属性がある。PUBLICは同一セッション内でのみ有効であり、GLOBALはセッション間で有効である。外部変数は最初に定義されたものが有効となり、二度目以降の定義はすべて無視される。外部変数は存在していれば定義なしで利用することができる。</text:p>
      <text:p text:style-name="P292">　Coalには、実行時のオプションがあり、設定ファイルの設定から始まり上で述べた順に上書きされる。ただし、スクリプト読み込み時には、オプションはスクリプト固有のオプションにコピーされこれが上書きされる。</text:p>
      <text:p text:style-name="P293">　電卓プログラムのmainと他のルーチンを別スクリプトとして作成したときには、includeでは、以下のようになる。</text:p>
      <text:p text:style-name="P293"/>
      <text:p text:style-name="P293">mainプログラムのファイル：</text:p>
      <text:p text:style-name="P294">//</text:p>
      <text:p text:style-name="P294">// 逆ポーランド電卓プログラム</text:p>
      <text:p text:style-name="P294">//</text:p>
      <text:p text:style-name="P294">##include calc_sub <text:s text:c="4"/>/* サブルーチンのinclude */</text:p>
      <text:p text:style-name="P294">##define NUMBER '0' /* 数字があったという信号 */</text:p>
      <text:p text:style-name="P294"/>
      <text:p text:style-name="P294">proc main;</text:p>
      <text:p text:style-name="P294"><text:s text:c="4"/>char type, s[1];</text:p>
      <text:p text:style-name="P294"><text:s text:c="4"/>double op2;</text:p>
      <text:p text:style-name="P294"><text:s text:c="4"/>・・・</text:p>
      <text:p text:style-name="P294">end proc;</text:p>
      <text:p text:style-name="P294"/>
      <text:p text:style-name="P294">サブルーチンのファイル：calc_sub.cl</text:p>
      <text:p text:style-name="P294">//</text:p>
      <text:p text:style-name="P294">// サブルーチン</text:p>
      <text:p text:style-name="P294">//</text:p>
      <text:p text:style-name="P294">##define MAXVAL 100 <text:s text:c="3"/>/* valスタックの最大深さ */</text:p>
      <text:p text:style-name="P294"/>
      <text:p text:style-name="P294">int sp = 0; <text:s text:c="3"/>/* スタック・ポインタ */</text:p>
      <text:p text:style-name="P294">double val[MAXVAL]; <text:s text:c="3"/>/* 値のスタック */</text:p>
      <text:p text:style-name="P294"/>
      <text:p text:style-name="P294">function push(f) as double;</text:p>
      <text:p text:style-name="P294"><text:s text:c="4"/>・・・</text:p>
      <text:p text:style-name="P294">end func;</text:p>
      <text:p text:style-name="P294"/>
      <text:p text:style-name="P294">function pop() as double;</text:p>
      <text:p text:style-name="P294"><text:soft-page-break/><text:s text:c="4"/>・・・</text:p>
      <text:p text:style-name="P294">end func;</text:p>
      <text:p text:style-name="P294"/>
      <text:p text:style-name="P294">function clear();</text:p>
      <text:p text:style-name="P294"><text:s text:c="4"/>・・・</text:p>
      <text:p text:style-name="P294">end func;</text:p>
      <text:p text:style-name="P294"/>
      <text:p text:style-name="P295">　importでは、以下のようになる。</text:p>
      <text:p text:style-name="P296"/>
      <text:p text:style-name="P297">mainプログラムのファイル：</text:p>
      <text:p text:style-name="P297">//</text:p>
      <text:p text:style-name="P297">// 逆ポーランド電卓プログラム</text:p>
      <text:p text:style-name="P297">//</text:p>
      <text:p text:style-name="P297">import calc_sub <text:s text:c="4"/>/* サブルーチンのimport */</text:p>
      <text:p text:style-name="P297">##define NUMBER '0' /* 数字があったという信号 */</text:p>
      <text:p text:style-name="P297"/>
      <text:p text:style-name="P297">proc main;</text:p>
      <text:p text:style-name="P297"><text:s text:c="4"/>char type, s[1];</text:p>
      <text:p text:style-name="P297"><text:s text:c="4"/>double op2;</text:p>
      <text:p text:style-name="P297"/>
      <text:p text:style-name="P297"><text:s text:c="4"/>clear(); <text:s text:c="7"/>/* calc_sub.clが他のセッションでimport済みのときのため */</text:p>
      <text:p text:style-name="P297"><text:s text:c="4"/>・・・</text:p>
      <text:p text:style-name="P297">end proc;</text:p>
      <text:p text:style-name="P297"/>
      <text:p text:style-name="P297">サブルーチンのファイル：calc_sub.cl</text:p>
      <text:p text:style-name="P297">//</text:p>
      <text:p text:style-name="P297">// サブルーチン</text:p>
      <text:p text:style-name="P297">//</text:p>
      <text:p text:style-name="P297">##define MAXVAL 100 <text:s text:c="3"/>/* valスタックの最大深さ */</text:p>
      <text:p text:style-name="P297"/>
      <text:p text:style-name="P297">int sp = 0; <text:s text:c="3"/>/* スタック・ポインタ */</text:p>
      <text:p text:style-name="P297">val[MAXVAL]; <text:s text:c="4"/>/* 値のスタック(データ型の指定なし) */</text:p>
      <text:p text:style-name="P297"/>
      <text:p text:style-name="P297">function push(f);</text:p>
      <text:p text:style-name="P297"><text:s text:c="4"/>・・・</text:p>
      <text:p text:style-name="P297">end func;</text:p>
      <text:p text:style-name="P297"/>
      <text:p text:style-name="P297">function pop();</text:p>
      <text:p text:style-name="P297"><text:s text:c="4"/>・・・</text:p>
      <text:p text:style-name="P297">end func;</text:p>
      <text:p text:style-name="P297"/>
      <text:p text:style-name="P297">function clear();</text:p>
      <text:p text:style-name="P297"><text:s text:c="4"/>・・・</text:p>
      <text:p text:style-name="P297">end func;</text:p>
      <text:p text:style-name="P297"/>
      <text:p text:style-name="P297"><text:soft-page-break/>ここで、spとvalを外部変数にしていないのには大きな意味がある。これらの変数は、実行中のスクリプト固有のものであって欲しいからである。もし別のスクリプトと共有されたら何を実行しているか分からなくなることは明白である。また、val変数と関数の戻り値にはデータ型を指定していない。この方が、どんなデータにも対応でき、より使い勝手が良くなるからである。</text:p>
      <text:p text:style-name="P297">　変数の定義はどこにでも指定できることは、既に見てきたが、ルーチンの外側か内側かで扱いが異なる。ルーチンの外側で指定された定義は、defineコマンド(文)であり、スクリプト実行の最初ですべて実行されるのに対し、ルーチンの内側で指定された定義(データ型が指定されている文が定義文となる)は、letコマンド(文)(ルーチン内の式のみの文はすべてlet文である)であり、現れた順に実行される。したがって、let文で定義される変数はその前では参照できないし、もし、定義文の前の代入文で値が代入されていれば、定義文は定義済みのエラーとなる。</text:p>
      <text:p text:style-name="P298">　さて、次の演算子あるいは被演算数を取り出す関数getop()を書いてみよう。基本的な仕事は簡単である。</text:p>
      <text:p text:style-name="P299">すなわち、空白、タブ、復改文字をとばせばよい。もし次の文字が数字か小数点ならNUMBERを返し、そうでなければそれを返す。</text:p>
      <text:p text:style-name="P298"/>
      <text:p text:style-name="P300">function getop(s); <text:s text:c="4"/>/* 次の演算子あるいは被演算数を求める */</text:p>
      <text:p text:style-name="P300"><text:s text:c="4"/>int i;</text:p>
      <text:p text:style-name="P300"><text:s text:c="4"/>char c, line;</text:p>
      <text:p text:style-name="P300"/>
      <text:p text:style-name="P300"><text:s text:c="4"/>line = getline();</text:p>
      <text:p text:style-name="P300"><text:s text:c="4"/><text:span text:style-name="T48">i = 1;</text:span></text:p>
      <text:p text:style-name="P301"><text:s text:c="4"/>while (c = <text:span text:style-name="T48">substr</text:span>(<text:span text:style-name="T48">line, i, 1</text:span>)) == ' ' || c == '\t' || c == '\n' ;</text:p>
      <text:p text:style-name="P301"><text:s text:c="8"/><text:span text:style-name="T48">i++;</text:span></text:p>
      <text:p text:style-name="P301"><text:s text:c="4"/>end while;</text:p>
      <text:p text:style-name="P299"><text:s text:c="4"/>s[0] = substr(line, i);</text:p>
      <text:p text:style-name="P301"><text:s text:c="4"/>if c == '.' || (c &gt;= '0' &amp;&amp; c &lt;= '9') then</text:p>
      <text:p text:style-name="P301"><text:s text:c="8"/>return NUMBER;</text:p>
      <text:p text:style-name="P301"><text:s text:c="4"/><text:span text:style-name="T48">else</text:span></text:p>
      <text:p text:style-name="P301"><text:s text:c="8"/><text:span text:style-name="T48">return c;</text:span></text:p>
      <text:p text:style-name="P301"><text:s text:c="4"/><text:span text:style-name="T48">end if;</text:span></text:p>
      <text:p text:style-name="P300">end func;</text:p>
      <text:p text:style-name="P300"/>
      <text:p text:style-name="P302">　リターン値は、演算子あるいは被演算数の種別を返すのに使っているので、演算子あるいは被演算数が入っている文字列は、直接呼出し元に返せないため、配列の１番目の要素に入れて返している。</text:p>
      <text:p text:style-name="P300"/>
      <text:p text:style-name="P302"><text:span text:style-name="T6">＜演習 4-4＞</text:span> 入力行に複数個の演算子あるいは被演算数を一度に入力できるようにせよ。区切りは、空白かタブである。</text:p>
      <text:p text:style-name="P303"/>
      <text:p text:style-name="P303"/>
      <text:p text:style-name="P304">4.6 静的変数</text:p>
      <text:p text:style-name="P305">　静的(static)変数は、ローカルでのみ定義でき、静的でないローカル変数と同様にそのルーチン内に閉じている。しかし、静的でないローカル変数と違って、ルーチンが実行されるたびに生成されるのではなく、最初に定義されたとき以降、ルーチンが終了しても残り続ける。静的変数はスクリプトが終了したときに消滅する。</text:p>
      <text:p text:style-name="P305"/>
      <text:p text:style-name="P305"/>
      <text:p text:style-name="P306"><text:soft-page-break/></text:p>
      <text:p text:style-name="P307">4.7 ブロック構造</text:p>
      <text:p text:style-name="P306">　Coalは、ルーチンの中にルーチンを定義できる。内側のルーチンは、自分と自分を含むルーチンからは直接呼び出すことができる。それ以外からは、最も外側のルーチンからのパスをルーチン名をドット(.) でつないで指定なければならない。</text:p>
      <text:p text:style-name="P306">　変数はスクリプトのどこででも定義できることは既に述べた通りである。次の宣言</text:p>
      <text:p text:style-name="P306"/>
      <text:p text:style-name="P306"><text:s text:c="4"/>int x;</text:p>
      <text:p text:style-name="P306"><text:s text:c="4"/>function f();</text:p>
      <text:p text:style-name="P306"><text:s text:c="8"/>double x;</text:p>
      <text:p text:style-name="P306"><text:s text:c="8"/>・・・</text:p>
      <text:p text:style-name="P306"><text:s text:c="4"/>end func;</text:p>
      <text:p text:style-name="P306"/>
      <text:p text:style-name="P306">が与えられると、関数f()の中では、xは内部のdoubleの変数xを指す。fの外側ではxの指すのは外側のintのxである。同じことは引数の名前にも当てはまる。</text:p>
      <text:p text:style-name="P306"/>
      <text:p text:style-name="P308"><text:s text:c="4"/>int x;</text:p>
      <text:p text:style-name="P308"><text:s text:c="4"/>function f(double x);</text:p>
      <text:p text:style-name="P308"><text:s text:c="8"/>・・・</text:p>
      <text:p text:style-name="P308"><text:s text:c="4"/>end func;</text:p>
      <text:p text:style-name="P308"/>
      <text:p text:style-name="P306">この関数f()の中ではxは仮引数であり、外部のものではない。外部の変数を参照するときは、その変数のスコープを変数の前に指定すればよい。上の例では、</text:p>
      <text:p text:style-name="P306"/>
      <text:p text:style-name="P308"><text:s text:c="4"/>y = private x;</text:p>
      <text:p text:style-name="P308"/>
      <text:p text:style-name="P308">とすれば、外側のxの値がyに代入される。</text:p>
      <text:p text:style-name="P308"/>
      <text:p text:style-name="P306"/>
      <text:p text:style-name="P309">4.8 初　期　化</text:p>
      <text:p text:style-name="P306">　初期化については今まで何度か取り上げてきたが、常にトピックの付け足しであった。本節では、すでに論じた各種のスコープについて、いくつかの規則をまとめて示すことにする。</text:p>
      <text:p text:style-name="P310">　まず、明示的な初期化がないときは、データ型指定がないか以下のデータ型が指定されているときは、未定義になり、以下以外のデータ型が指定されていればそのデータ型の初期値(数値型は0、charとbulkはデータ長0に初期化される。</text:p>
      <text:p text:style-name="P306">　　・variant</text:p>
      <text:p text:style-name="P306">　　・char、bulkの長さ指定なし</text:p>
      <text:p text:style-name="P306">　すべての変数は、宣言するときに、定義の最後に等号と式を書けば初期化できる。</text:p>
      <text:p text:style-name="P306"/>
      <text:p text:style-name="P306"><text:s text:c="4"/>int x = 1;</text:p>
      <text:p text:style-name="P306"><text:s text:c="4"/>char squote = '''';</text:p>
      <text:p text:style-name="P306"><text:s text:c="4"/>long day = 60 * 24;</text:p>
      <text:p text:style-name="P306"/>
      <text:p text:style-name="P306"><text:soft-page-break/>変数がサイズを指定してあるときには、charで初期値がそれより長いときは余分な部分は捨てられるし、数値で初期値が大きいときはそのサイズの最大値がセットされる。小数点以下があるときは、その桁数より下は捨てられる。以下の例ではコメントの値になる。</text:p>
      <text:p text:style-name="P306"/>
      <text:p text:style-name="P306"><text:s text:c="4"/>int x = 12345678910; <text:s text:c="8"/>// 2147483647</text:p>
      <text:p text:style-name="P306"><text:s text:c="4"/>char(5) = 'ABCDEFG'; <text:s text:c="8"/>// ABCDE</text:p>
      <text:p text:style-name="P306"><text:s text:c="4"/>decimal d(5,2) = 123.456; <text:s text:c="3"/>// 123.45</text:p>
      <text:p text:style-name="P311"><text:s text:c="4"/>decimal g(5,2) = 1234.56; <text:s text:c="3"/>// 999.99</text:p>
      <text:p text:style-name="P311"/>
      <text:p text:style-name="P306">式の部分には、参照可能であれば、変数や関数も使用することができる。</text:p>
      <text:p text:style-name="P306">外部変数の初期化は、最初に定義された一回のみ行われることは説明済みである。</text:p>
      <text:p text:style-name="P306">　ルーチン内で定義されるローカル変数の初期化も参照可能であれば変数や関数を指定してもかまわない。たとえば、第３章の二分探索の初期化の部分は次のように書くことができる。</text:p>
      <text:p text:style-name="P306"/>
      <text:p text:style-name="P306"><text:s text:c="4"/>function binary(x, v, n);</text:p>
      <text:p text:style-name="P306"><text:s text:c="8"/>int low = 0;</text:p>
      <text:p text:style-name="P306"><text:s text:c="8"/>int high = n – 1;</text:p>
      <text:p text:style-name="P306"><text:s text:c="8"/>int mid;</text:p>
      <text:p text:style-name="P306"><text:s text:c="8"/>・・・</text:p>
      <text:p text:style-name="P306"><text:s text:c="4"/>end func;</text:p>
      <text:p text:style-name="P306"/>
      <text:p text:style-name="P306">これは、次の記述の代わりである。</text:p>
      <text:p text:style-name="P306"/>
      <text:p text:style-name="P312"><text:s text:c="4"/>function binary(x, v, n);</text:p>
      <text:p text:style-name="P312"><text:s text:c="8"/>int low, high, mid;</text:p>
      <text:p text:style-name="P312"/>
      <text:p text:style-name="P312"><text:s text:c="8"/>low = 0;</text:p>
      <text:p text:style-name="P312"><text:s text:c="8"/>high = n – 1;</text:p>
      <text:p text:style-name="P312"><text:s text:c="8"/>・・・</text:p>
      <text:p text:style-name="P312"><text:s text:c="4"/>end func;</text:p>
      <text:p text:style-name="P312"/>
      <text:p text:style-name="P306">実際、ローカル変数の初期化は代入文と同様であり、どちらを好むかは趣味の問題である。われわれは、一般的には明示的な代入文を使ってきた。宣言の中の初期化は見にくいからである。</text:p>
      <text:p text:style-name="P306">　配列やその他のスカラー変数でないものの初期化は、それぞれの章で詳しく説明する。</text:p>
      <text:p text:style-name="P306"/>
      <text:p text:style-name="P306"/>
      <text:p text:style-name="P313">4.9 再　　帰</text:p>
      <text:p text:style-name="P314">　Coalのルーチンは再帰的に使用できる。つまり、ルーチンは自分自身を直接または間接に呼び出してよいのである。一つの伝統的な例は、ある数の階乗を求める関数である。この関数ではデータ型の指定がいっさいないためどの数値型の数でもオーバーフローしない限り正しく動作する。</text:p>
      <text:p text:style-name="P314"/>
      <text:p text:style-name="P314"><text:s text:c="4"/><text:bookmark-start text:name="__DdeLink__10065_242285876"/>function fact(n);</text:p>
      <text:p text:style-name="P314"><text:s text:c="8"/>if n &gt; 1 thenl n *= fact(n-1);</text:p>
      <text:p text:style-name="P315"><text:s text:c="8"/>return n;</text:p>
      <text:p text:style-name="P315"><text:s text:c="4"/>end func;<text:bookmark-end text:name="__DdeLink__10065_242285876"/></text:p>
      <text:p text:style-name="P314"><text:soft-page-break/></text:p>
      <text:p text:style-name="P314">　次の例は、数値を文字列として出力する関数である。既に述べたように数字は逆順に生成される。すなわち、低い桁の数字が高い桁の数字より先に得られる。出力するときは反対にしなければならない。</text:p>
      <text:p text:style-name="P314">　この問題は二つの解がある。一つは生成した順に配列に格納し、第３章のitoa()でしたように逆順に出力する方法である。次に示すprintd()の最初のプログラムはこのやり方によっている。</text:p>
      <text:p text:style-name="P314"/>
      <text:p text:style-name="P314"><text:s text:c="4"/>function printd(n) <text:s text:c="3"/>/* nを10進数として出力 */</text:p>
      <text:p text:style-name="P314"><text:s text:c="8"/>char s[10];</text:p>
      <text:p text:style-name="P314"><text:s text:c="8"/>int i;</text:p>
      <text:p text:style-name="P314"/>
      <text:p text:style-name="P314"><text:s text:c="8"/>if n &lt; 0 then</text:p>
      <text:p text:style-name="P314"><text:s text:c="12"/>putchar('-');</text:p>
      <text:p text:style-name="P314"><text:s text:c="12"/>n = -n;</text:p>
      <text:p text:style-name="P314"><text:s text:c="8"/>end if;</text:p>
      <text:p text:style-name="P314"><text:s text:c="8"/>i = 0;</text:p>
      <text:p text:style-name="P314"><text:s text:c="8"/>do;</text:p>
      <text:p text:style-name="P314"><text:s text:c="12"/>s[i++] = n % 10;</text:p>
      <text:p text:style-name="P314"><text:s text:c="8"/>end while (n / 10) &gt; 0;</text:p>
      <text:p text:style-name="P316"><text:s text:c="8"/>while --i &gt;= 0;</text:p>
      <text:p text:style-name="P316"><text:s text:c="12"/>putchar(s[i]);</text:p>
      <text:p text:style-name="P316"><text:s text:c="8"/>end while;</text:p>
      <text:p text:style-name="P316"><text:s text:c="8"/>return ERROR;</text:p>
      <text:p text:style-name="P316"><text:s text:c="4"/>end func;</text:p>
      <text:p text:style-name="P316"/>
      <text:p text:style-name="P316">もう一つの代案は再帰的な解である。次のプログラムでは、printd()を呼ぶごとに、自分自身を呼んで先頭の数字処理を行い、最後の数字を出力している。</text:p>
      <text:p text:style-name="P316"/>
      <text:p text:style-name="P317"><text:s text:c="4"/>function printd(n); <text:s text:c="3"/>/* nを10進数として出力 */</text:p>
      <text:p text:style-name="P317"><text:s text:c="8"/>int i;</text:p>
      <text:p text:style-name="P317"/>
      <text:p text:style-name="P317"><text:s text:c="8"/>if n &lt; 0 then</text:p>
      <text:p text:style-name="P317"><text:s text:c="12"/>putchar('-');</text:p>
      <text:p text:style-name="P317"><text:s text:c="12"/>n = -n;</text:p>
      <text:p text:style-name="P317"><text:s text:c="8"/>end if;</text:p>
      <text:p text:style-name="P317"><text:s text:c="8"/>if i = n/10 thenl printd(i);</text:p>
      <text:p text:style-name="P317"><text:s text:c="8"/>putchar(n % 10);</text:p>
      <text:p text:style-name="P317"><text:s text:c="8"/>return ERROR;</text:p>
      <text:p text:style-name="P317"><text:s text:c="5"/>end func;</text:p>
      <text:p text:style-name="P317"/>
      <text:p text:style-name="P317">関数が自分自身を再帰的に呼ぶと、各呼び出しごとにすべてのlocal変数のセットが一新され、以前のセットと全く独立になる。たとえばprontd(123)では、最初の123はn=123をもつ。第２のprintd()には12が渡り、それが返って来ると3を出力する。同様に第２のprintd()は、第３のprintd()に１を渡してから2を出力する。(1はあとで出力される。)</text:p>
      <text:p text:style-name="P317">　再帰は一般的には記憶域の節約にはならない。なぜなら、処理する値をどこかのスタックに保存しておかねばならないからである。また、早くもないであろう。しかし再帰プログラムはコンパクトで、書いたり理解したりするのがより容易である。再帰は特に木構造のように再帰的に定義されたデータに便利である。これらの巧妙な例は第６章で示す。</text:p>
      <text:p text:style-name="P317"><text:soft-page-break/></text:p>
      <text:p text:style-name="P317"><text:span text:style-name="T6">＜演習 4-6＞</text:span> printd()の考え方を使ってitoa()の再起版を書け。すなわち、整数を再帰ルーチンのより文字列変換せよ。</text:p>
      <text:p text:style-name="P318"><text:span text:style-name="T6">＜演習 4-7＞</text:span> 文字列sを逆転する関数reverse(s)の再帰版を書け。</text:p>
      <text:p text:style-name="P318"/>
      <text:p text:style-name="P318"/>
      <text:p text:style-name="P319">4.10 プリプロセッサ</text:p>
      <text:p text:style-name="P320">　Coalでは簡単なマクロ・プリプロセッサによって、言語の拡張が行われている。すでに使ってきた</text:p>
      <text:p text:style-name="P320">##defineの機能は、これらの機能のうち最も使われるものである。もう一つはスクリプト読み込み中に、他のファイルの内容を取り込む機能である。</text:p>
      <text:p text:style-name="P321"/>
      <text:p text:style-name="P321">(1)ファイルの取り込み</text:p>
      <text:p text:style-name="P320">　includeについては前にも述べたが、ここで改めて説明する。##defineや宣言の集まりを扱うのを容易にするために、Coalには、ファイルを取り込む機能がある。</text:p>
      <text:p text:style-name="P320"/>
      <text:p text:style-name="P320"><text:s text:c="4"/>##include 'filename'</text:p>
      <text:p text:style-name="P320"/>
      <text:p text:style-name="P320">の形をした行はすべて、filenameという名のファイルの内容と置き換えられる。引用符はあってもなくてもよい。filenameに拡張子(ドットのみを含む)が付いておらず、デフォルトの拡張子が定義されていれば、".cl"が付けられる。##include文は入れ子なっていてもよい。</text:p>
      <text:p text:style-name="P320">　##includeは大きなプログラムで、宣言を結び付けるのに好まれるやり方である。これを使えば、すべてのスクリプトファイルに、同じ定義と変数宣言を入れることができるから、特に悪質な種類のバグがまぎれ込む余地がなくなる。内容を変更しても、それらを使っているファイルは変更しなくていいし、ただ、実行すればいいだけである。</text:p>
      <text:p text:style-name="P320"/>
      <text:p text:style-name="P321">(2)マクロの置換</text:p>
      <text:p text:style-name="P320">　次の形の定義</text:p>
      <text:p text:style-name="P320"/>
      <text:p text:style-name="P320"><text:s text:c="4"/>##define YES <text:s text:c="3"/>1</text:p>
      <text:p text:style-name="P320"/>
      <text:p text:style-name="P320">は最も単純なマクロ置換を表す。これは名前を文字列で置き換えよということである。##defineの中の名前は、Coalの識別子と同じ形を持つ。置き換えられるべきテキストは任意である。通常、置き換えられるテキストは行の後ろに置く。長い定義は行の最後に"\"を置けば次の行に続けられる。##defineで定義された名前の"適用範囲"は、定義した点からスクリプト・ファイルの最後までである。名前は再定義してよく、定義中に以前の定義を使ってもよい。ただし、定義がループするときはエラーとなる。この置換は引用符で囲まれた文字列には適用されない。また、区切り文字で区切られていない文字列の途中の文字列にも適用されない。したがって、YESが定義された名前として、printf('YES')やYES_NOでは置換は行われない。</text:p>
      <text:p text:style-name="P322">　</text:p>
      <text:p text:style-name="P322">　#*defineとしたときは、名前は大文字小文字を問わずに置換される。</text:p>
      <text:p text:style-name="P322">　##defineの実行はマクロの前段であり、スクリプト解析の一部でないから、定義できるものには文法的制限はない。</text:p>
      <text:p text:style-name="P320">　また、引数付きのマクロの定義も可能である。これを使えば、テキストの置換はマクロの呼び方に依存することとなる。たとえば、maxというマクロを</text:p>
      <text:p text:style-name="P320"/>
      <text:p text:style-name="P322"><text:s text:c="4"/>##define max(A, B) <text:s text:c="3"/>((A) &gt; (B) ? (A) : (B))</text:p>
      <text:p text:style-name="P322"><text:soft-page-break/></text:p>
      <text:p text:style-name="P322">と定義すると、行</text:p>
      <text:p text:style-name="P322"/>
      <text:p text:style-name="P322"><text:s text:c="4"/>x = max(p+q, r+s);</text:p>
      <text:p text:style-name="P322"/>
      <text:p text:style-name="P322">は次の行に置き換わる。</text:p>
      <text:p text:style-name="P322"/>
      <text:p text:style-name="P322"><text:s text:c="5"/>x = ((p+q) &gt; (r+s) ? (p+q) : (r+s));</text:p>
      <text:p text:style-name="P322"/>
      <text:p text:style-name="P322">これは関数呼び出しを使わずに、インラインのコードに展開される"最大値関数"を使っていることになる。引数を首尾一貫して取り扱う限りは、このマクロはどんなデータ型にも適用可能である。関数の場合と違って、データ型が違っても別のmaxを持って来る必要はない。(関数でもデータ型を指定しなければ同じことができる。)</text:p>
      <text:p text:style-name="P322">　もちろん、上記のmaxの展開を吟味すれば、ある落とし穴に気付くであろう。式が２度評価されているから、これは、関数呼び出しやインクリメント演算子のような副作用が式に含まれているとよくないことになる。マクロ定義で置換される文字列では、評価の順序を明白にするためには、カッコを注意深く使うべきである。(次のマクロ</text:p>
      <text:p text:style-name="P322"><text:s text:c="4"/>##define square(x) (x * x)</text:p>
      <text:p text:style-name="P320">が、square(z+1)で使われるときを考えてみよ。)　さらに純粋に語句の問題がある。すなわち、マクロ名と左カッコとの間には空白を入れてはいけないのである。(空白を入れると、例えばmaxでは左カッコ以降が置換される文字列になるからである。)</text:p>
      <text:p text:style-name="P320">　しかし、こうした問題があるにも関わらず、マクロは非常に貴重である。</text:p>
      <text:p text:style-name="P320"/>
      <text:p text:style-name="P321">(3)入力ソース行の読み込み制御</text:p>
      <text:p text:style-name="P323">　実行するスクリプトの一部の行を条件によって無視したり、選択できれば便利である。また、開発途中で処理を試したり、不具合修正の履歴を残したいときにも、一部の行を条件によって無視したり、選択できれば便利である。Coalには、このための機能が用意されている。</text:p>
      <text:p text:style-name="P323"/>
      <text:p text:style-name="P323"><text:s text:c="4"/>##if 式１</text:p>
      <text:p text:style-name="P323"><text:s text:c="8"/>・・・</text:p>
      <text:p text:style-name="P323"><text:s text:c="4"/>##elif 式２</text:p>
      <text:p text:style-name="P323"><text:s text:c="8"/>・・・</text:p>
      <text:p text:style-name="P324"><text:s text:c="4"/>##elif 式３</text:p>
      <text:p text:style-name="P324"><text:s text:c="8"/>・・・</text:p>
      <text:p text:style-name="P324"><text:s text:c="4"/>##else</text:p>
      <text:p text:style-name="P323"><text:s text:c="8"/>・・・</text:p>
      <text:p text:style-name="P320"><text:s text:c="4"/>##endif</text:p>
      <text:p text:style-name="P320"/>
      <text:p text:style-name="P320">は式１、式２、式３、・・・の真偽によって、読み込むソース行を選択できる。式の詳細については言語仕様書を参照。</text:p>
      <text:p text:style-name="P320"/>
      <text:p text:style-name="P320"><text:s text:c="4"/>##ifdef 記号定数１</text:p>
      <text:p text:style-name="P320"><text:s text:c="8"/>・・・</text:p>
      <text:p text:style-name="P320"><text:s text:c="4"/>##elifdef 記号定数２</text:p>
      <text:p text:style-name="P320"><text:s text:c="8"/>・・・</text:p>
      <text:p text:style-name="P324"><text:soft-page-break/><text:s text:c="4"/>##elifdef 記号定数３</text:p>
      <text:p text:style-name="P324"><text:s text:c="8"/>・・・</text:p>
      <text:p text:style-name="P324"><text:s text:c="4"/>##else</text:p>
      <text:p text:style-name="P324"><text:s text:c="8"/>・・・</text:p>
      <text:p text:style-name="P324"><text:s text:c="4"/>##endif</text:p>
      <text:p text:style-name="P324"/>
      <text:p text:style-name="P324">は記号定数１、記号定数２、記号定数３、・・・が定義されているかによって、読み込むソース行を選択できる。</text:p>
      <text:p text:style-name="P324"/>
      <text:p text:style-name="P324"><text:s text:c="4"/>##ifndef 記号定数１</text:p>
      <text:p text:style-name="P324"><text:s text:c="8"/>・・・</text:p>
      <text:p text:style-name="P324"><text:s text:c="4"/>##elifndef 記号定数２</text:p>
      <text:p text:style-name="P324"><text:s text:c="8"/>・・・</text:p>
      <text:p text:style-name="P324"><text:s text:c="4"/>##elifndef 記号定数３</text:p>
      <text:p text:style-name="P324"><text:s text:c="8"/>・・・</text:p>
      <text:p text:style-name="P324"><text:s text:c="4"/>##else</text:p>
      <text:p text:style-name="P324"><text:s text:c="8"/>・・・</text:p>
      <text:p text:style-name="P324"><text:s text:c="4"/>##endif</text:p>
      <text:p text:style-name="P324"/>
      <text:p text:style-name="P324">は記号定数１、記号定数２、記号定数３、・・・が定義されていないかによって、読み込むソース行を選択できる。</text:p>
      <text:p text:style-name="P324">　上記制御文は使用する順序が適正であればどの組み合わせでも指定できる。</text:p>
      <text:p text:style-name="P324"/>
      <text:p text:style-name="P324"/>
      <text:p text:style-name="P325">第５章</text:p>
      <text:p text:style-name="P326"/>
      <text:p text:style-name="P327">ポインタと配列</text:p>
      <text:p text:style-name="P328"/>
      <text:p text:style-name="P328"/>
      <text:p text:style-name="P328"/>
      <text:p text:style-name="P329">　ポインタは他の変数のアドレスを持つ変数である。ポインタは理解することの不可能なプログラムを作ってしまう元となることが多い。これは不用意に使用すると確かに事実である。しかしながら、慣れれば、ポインタは明快で単純なプログラムを作るために使うこともできる。以下にそれを示そう。</text:p>
      <text:p text:style-name="P329"/>
      <text:p text:style-name="P330">5.1 ポインタとアドレス</text:p>
      <text:p text:style-name="P329">　ポインタはオブジェクト(対象)のアドレスを持つから、オブジェクトはポインタを使って間接的にアクセスすることができる。xを変数(たとえばint)とし、pxをポインタとしよう。単項演算子＆はオブジェクトのアドレスを示すから、文</text:p>
      <text:p text:style-name="P329"/>
      <text:p text:style-name="P329"><text:s text:c="4"/>px = &amp;x;</text:p>
      <text:p text:style-name="P329"/>
      <text:p text:style-name="P331">では変数pxにxのアドレスが代入される。このときpxはxを"指し示す"という。＆演算子はスカラー変数と配列要素のみに適用できる。&amp;(x+1) や &amp;3 のような構文は許されない。また、ポインタはデータ型なしの変数でなければならないし、演算もできない。</text:p>
      <text:p text:style-name="P329">　単項演算子＊は、変数がポインタであればその値をオブジェクトへのアドレスとして扱い、その内容を参照するのにそのアドレスをアクセスするためのものである。したがって、</text:p>
      <text:p text:style-name="P329"/>
      <text:p text:style-name="P329"><text:s text:c="4"/>y = *px;</text:p>
      <text:p text:style-name="P329"/>
      <text:p text:style-name="P329">では、yにpxが指しているものの内容が代入される。</text:p>
      <text:p text:style-name="P329">　＊付きのポインタは式の中で使ってよい。たとえば、pxが整数xを指すとすれば、*pxはxを置くことのできる任意の文脈の中へ置いてよい。</text:p>
      <text:p text:style-name="P329"/>
      <text:p text:style-name="P329"><text:s text:c="4"/>y = *px + 1;</text:p>
      <text:p text:style-name="P329"/>
      <text:p text:style-name="P329">ではxに1を加えたものがyに代入される。</text:p>
      <text:p text:style-name="P329"/>
      <text:p text:style-name="P329"><text:s text:c="4"/>printf("%d\n",*px);</text:p>
      <text:p text:style-name="P329"/>
      <text:p text:style-name="P329">はxの現在値を出力することを表す。また、</text:p>
      <text:p text:style-name="P329"/>
      <text:p text:style-name="P329"><text:s text:c="4"/><text:span text:style-name="T49">y </text:span>= sqrt((double)*px);</text:p>
      <text:p text:style-name="P329"/>
      <text:p text:style-name="P329">ではxの平方根がyに代入される。ここではxはsqrtに渡される前に、double型に強制的に変換される。(第２章を見よ)</text:p>
      <text:p text:style-name="P329"/>
      <text:p text:style-name="P329"><text:s text:c="4"/>y = *px + 1;</text:p>
      <text:p text:style-name="P329"/>
      <text:p text:style-name="P329">このような式では単項演算子＊や＆は算術演算子より強い。したがって、この式ではpxの指しているものが取り出され、１が加えられて、それがyに代入される。</text:p>
      <text:p text:style-name="P329"><text:soft-page-break/>　ポインタ参照は代入文の左側でも使用できる。pxがxを指すとすると、</text:p>
      <text:p text:style-name="P329"/>
      <text:p text:style-name="P329"><text:s text:c="4"/>*px = 0</text:p>
      <text:p text:style-name="P329"/>
      <text:p text:style-name="P329">はxを0にし、</text:p>
      <text:p text:style-name="P329"/>
      <text:p text:style-name="P329"><text:s text:c="4"/>*px += 1</text:p>
      <text:p text:style-name="P329"/>
      <text:p text:style-name="P329">はxをインクリメントする。これは</text:p>
      <text:p text:style-name="P329"/>
      <text:p text:style-name="P332"><text:s text:c="4"/>(*px)++</text:p>
      <text:p text:style-name="P332"/>
      <text:p text:style-name="P332">と同じである。</text:p>
      <text:p text:style-name="P332">　この最後の例ではカッコは必要である。カッコがないと、＊や＋＋のような単項演算子は右から左に計算されるから、この式はpxの指すものではなく、pxそのものをインクリメントしてしまう。ポインタは演算できないから、これはエラーとなってしまう。</text:p>
      <text:p text:style-name="P332">　最後に、ポインタは変数であるから、他の変数と同様に扱うことができる。</text:p>
      <text:p text:style-name="P332"/>
      <text:p text:style-name="P332"><text:s text:c="4"/>py = px</text:p>
      <text:p text:style-name="P332"/>
      <text:p text:style-name="P332">でpxの内容がpyにコピーされ、pyはpxが指すものを指すようになる。</text:p>
      <text:p text:style-name="P332"/>
      <text:p text:style-name="P333">5.2 ポインタと関数引数</text:p>
      <text:p text:style-name="P329">　Coalでは関数に対して、引数を"値による呼び出し(call by value)"で渡すから、呼ばれた関数の方で、呼び出した関数内の変数を直接に変更することはできない。通常の引数を実際に変更しなければならないとしたらどうすればよいだろうか？　たとえば、ある分類用ルーチンで、swapと呼ばれる関数で順番通りでない二つの要素の入れ換えを行うとする。次のように書くのは十分でない。</text:p>
      <text:p text:style-name="P329"/>
      <text:p text:style-name="P329"><text:s text:c="4"/>swap(a, b)</text:p>
      <text:p text:style-name="P329"/>
      <text:p text:style-name="P329">ここでswap関数は</text:p>
      <text:p text:style-name="P329"/>
      <text:p text:style-name="P329"><text:s text:c="4"/>function swap(x, y) <text:s text:c="4"/>/* 誤り */</text:p>
      <text:p text:style-name="P329"><text:s text:c="8"/>temp = x;</text:p>
      <text:p text:style-name="P329"><text:s text:c="8"/>x = y;</text:p>
      <text:p text:style-name="P329"><text:s text:c="8"/>y = temp;</text:p>
      <text:p text:style-name="P329"><text:s text:c="8"/>return ERROR;</text:p>
      <text:p text:style-name="P329"><text:s text:c="4"/>end func;</text:p>
      <text:p text:style-name="P329"/>
      <text:p text:style-name="P329">のように定義されているとする。値による呼び出しであるために、swapはこれを呼び出したルーチンの中の引数aとbに何ら影響を与えないのである。しかし、幸いにして目的とする効果を得る方法がある。それには、呼び出し側のプログラムで変更すべき値のポインタを渡すようにするのである。</text:p>
      <text:p text:style-name="P329"/>
      <text:p text:style-name="P329"><text:s text:c="4"/>swap(&amp;a, &amp;b)</text:p>
      <text:p text:style-name="P329"/>
      <text:p text:style-name="P329"><text:soft-page-break/>演算子＆は変数のアドレスを与えるから、&amp;aはaへのポインタになる。swap自身内では引数はポインタとして渡され。実際の被演算数はそのポインタを用いてアクセスされる。</text:p>
      <text:p text:style-name="P329"/>
      <text:p text:style-name="P334"><text:s text:c="4"/>function swap(px, py) <text:s text:c="4"/>/* *pxと*pyを交換する */</text:p>
      <text:p text:style-name="P334"><text:s text:c="8"/>temp = *px;</text:p>
      <text:p text:style-name="P334"><text:s text:c="8"/>*px = *py;</text:p>
      <text:p text:style-name="P334"><text:s text:c="8"/>*py = temp;</text:p>
      <text:p text:style-name="P334"><text:s text:c="8"/>return ERROR;</text:p>
      <text:p text:style-name="P334"><text:s text:c="4"/>end func;</text:p>
      <text:p text:style-name="P334"/>
      <text:p text:style-name="P334">　ポインタ引数が一般的に使用されるのは、１個以上の値を返さなければならない関数においてである。一例として、一連の文字列を１回に一つの整数値に切って、自由形式入力変換を実行する関数getint()を考えよう。getint()では、あれば、見つけた値を返し、入力がなくなったときは、ファイルの終了を返すものとする。これらの値は別々のオブジェクトとして返さなければならない。どのような値がEOFとして使用されていても、それが仮に入力整数の値となりうるものであってもである。</text:p>
      <text:p text:style-name="P334">　われわれの解法は第８章で述べる入力関数scanfに基づくものであるが、getint()には、ファイルの終わりでは、その関数値としてEOFを返させ、それ以外の戻り値としては通常の整数値を返させるようにする。求めた整数の数値は引数を通して返されるから、この引数は整数へのポインタでなければならない。この構造では、数値とファイルの終了の状態とは別物になる。</text:p>
      <text:p text:style-name="P334">　以下のループは、getint()を呼ぶことによって配列に整数を詰めるものである。</text:p>
      <text:p text:style-name="P334"/>
      <text:p text:style-name="P334"><text:s text:c="4"/>int n, v, $array[SIZE];</text:p>
      <text:p text:style-name="P334"><text:s text:c="4"/>for (n = 0; n &lt; SIZE &amp;&amp; getint(&amp;v) &lt;&gt; EOF; n++);</text:p>
      <text:p text:style-name="P334"><text:s text:c="8"/>$array[n] = v;</text:p>
      <text:p text:style-name="P334"><text:s text:c="4"/>end for;</text:p>
      <text:p text:style-name="P334"/>
      <text:p text:style-name="P334">各呼び出しによって、次に見つかった整数がvにセットされる。getint()の引数としてvではなく&amp;vと書くことが本質的であることに注意されたい。ただのvを使うと、getint()はそれを正しいポインタとして受け取るので、アドレス・エラーとなる。</text:p>
      <text:p text:style-name="P334">　getint()そのもは、明らかに以前書いたatoi()を変更したものになっている。</text:p>
      <text:p text:style-name="P334"/>
      <text:p text:style-name="P335"><text:s text:c="4"/>function getint(pn); <text:s text:c="4"/>/* 入力より次の整数を取り出す */</text:p>
      <text:p text:style-name="P335"><text:s text:c="8"/>int rc, sign;</text:p>
      <text:p text:style-name="P335"><text:s text:c="8"/>char c;</text:p>
      <text:p text:style-name="P335"/>
      <text:p text:style-name="P335"><text:s text:c="8"/>while (c=getch()==' ') || c=='\n' || c=='\t'; <text:s text:c="3"/>/* 空白文字をスキップ */</text:p>
      <text:p text:style-name="P335"><text:s text:c="8"/>end while;</text:p>
      <text:p text:style-name="P335"/>
      <text:p text:style-name="P335"><text:s text:c="8"/>sign = 1;</text:p>
      <text:p text:style-name="P335"><text:s text:c="8"/>if (c=='+' || c=='-' then</text:p>
      <text:p text:style-name="P335"><text:s text:c="12"/>sign = (c=='+') ? 1 : -1; <text:s text:c="3"/>/* 符号セット */</text:p>
      <text:p text:style-name="P335"><text:s text:c="12"/>c = getch();</text:p>
      <text:p text:style-name="P335"><text:s text:c="8"/>end if;</text:p>
      <text:p text:style-name="P335"><text:s text:c="8"/>for (*pn=0; c&gt;='0' &amp;&amp; c&lt;='9'; c=getch());</text:p>
      <text:p text:style-name="P335"><text:s text:c="12"/>*pn = 10 * *pn + c; <text:s text:c="4"/>/* 整数変換 */</text:p>
      <text:p text:style-name="P335"><text:soft-page-break/><text:s text:c="8"/>end for;</text:p>
      <text:p text:style-name="P335"><text:s text:c="8"/>*pn *= sign;</text:p>
      <text:p text:style-name="P335"><text:s text:c="8"/>if c&lt;&gt; '' then</text:p>
      <text:p text:style-name="P335"><text:s text:c="12"/>rc = 0;</text:p>
      <text:p text:style-name="P335"><text:s text:c="8"/>else</text:p>
      <text:p text:style-name="P335"><text:s text:c="12"/>rc = EOF;</text:p>
      <text:p text:style-name="P335"><text:s text:c="8"/>end if;</text:p>
      <text:p text:style-name="P335"><text:s text:c="8"/>return rc;</text:p>
      <text:p text:style-name="P335"><text:s text:c="4"/>end func;</text:p>
      <text:p text:style-name="P336"/>
      <text:p text:style-name="P337"><text:s text:c="4"/>function getch();</text:p>
      <text:p text:style-name="P338"><text:s text:c="8"/>static char buf = '\0';</text:p>
      <text:p text:style-name="P338"><text:s text:c="8"/>static int <text:s/>pos = 1;</text:p>
      <text:p text:style-name="P338"/>
      <text:p text:style-name="P338"><text:s text:c="8"/>if (c = substr(buf, pos++, 1)) == '' || c == '\n' then</text:p>
      <text:p text:style-name="P337"><text:s text:c="12"/>buf = getline();</text:p>
      <text:p text:style-name="P337"><text:s text:c="12"/>if ERROR thenl return '';</text:p>
      <text:p text:style-name="P337"><text:s text:c="12"/>pos = 1;</text:p>
      <text:p text:style-name="P337"><text:s text:c="12"/>c = substr(buf, pos++, 1);</text:p>
      <text:p text:style-name="P337"><text:s text:c="8"/>end if;</text:p>
      <text:p text:style-name="P337"><text:s text:c="8"/>return c;</text:p>
      <text:p text:style-name="P337"><text:s text:c="4"/>end func;</text:p>
      <text:p text:style-name="P334"/>
      <text:p text:style-name="P339">getint()全体を通して、*pnは通常のint変数として使われる。計算の途中では*pnではなく通常の変数nを使い最後に*pnに代入する方が効率がいいが、ポインタの使用を説明するために上記のようにしている。</text:p>
      <text:p text:style-name="P339">　ここでは、次に読むべき１文字を入力に返すことができるようにgetch()を用いている。</text:p>
      <text:p text:style-name="P339">なお、一般変数の仮引数の頭に'*'を付けることで、変数をポインタとして受け取ることができる。この場合</text:p>
      <text:p text:style-name="P339">は、実引数に'&amp;'を付ける必要はなくなる。</text:p>
      <text:p text:style-name="P334"/>
      <text:p text:style-name="P334"><text:span text:style-name="T50">＜演習 5-1＞</text:span> getint()と同様な浮動小数点用の関数、getfloat()を書け。getfloat()はどのような型のデータをその関数値として戻すか？</text:p>
      <text:p text:style-name="P334"/>
      <text:p text:style-name="P334"/>
      <text:p text:style-name="P340">5.3 配列とアドレス</text:p>
      <text:p text:style-name="P329">　配列にもデータ型があるものとないものがあり、データ型がないものは、スカラーデータだけでなく、スカラーでないデータの名前(定義情報)も入れることができる。なお、データ型ありの場合、定義時に配列要素のすべてにそのデータ型の初期値が入るが、設定済み要素数は0になる。データ型なしの場合には、配列要素のすべてが未定義のままとなる。</text:p>
      <text:p text:style-name="P329"/>
      <text:p text:style-name="P329"><text:s text:c="4"/>int arr[10];</text:p>
      <text:p text:style-name="P329"><text:s text:c="4"/>arr[0] = <text:span text:style-name="T49">1</text:span>0;</text:p>
      <text:p text:style-name="P329"><text:s text:c="4"/>arr[1] = <text:span text:style-name="T49">2</text:span>0;</text:p>
      <text:p text:style-name="P329"><text:s text:c="4"/>print *arr;</text:p>
      <text:p text:style-name="P329"/>
      <text:p text:style-name="P329"><text:soft-page-break/>*arrの*は、変数がポインタでないときは、データ指定単項演算子と呼ばれ、arrの要素全体を現す。ここでは、最初の要素２つに値が設定されたので、<text:span text:style-name="T49">1</text:span>0と<text:span text:style-name="T49">2</text:span>0が出力される。</text:p>
      <text:p text:style-name="P329">　配列名は一種のアドレスと見なすことができる。</text:p>
      <text:p text:style-name="P329"/>
      <text:p text:style-name="P329"><text:s text:c="4"/>x = arr;</text:p>
      <text:p text:style-name="P329"/>
      <text:p text:style-name="P341">とするとxにはarrの持つ配列情報がコピーされる。配列情報には配列要素が格納されている領域のアドレスが入っているので次のように書けば、arr[2]に30が入る。</text:p>
      <text:p text:style-name="P329"/>
      <text:p text:style-name="P329"><text:s text:c="4"/>x[2] = 30;</text:p>
      <text:p text:style-name="P329"/>
      <text:p text:style-name="P342">ここで、注意しなければならないことは、xとarrのデータ域は同じだが、データ域を除くxの持つ配列情報(最大設定要素位置等)とarrが持つ配列情報は別物であるということである。データ域を除く配列情報については、コピーされた方の変更は、コピー元には反映されるが、コピー元への変更は、コピーされた方には、反映されない。</text:p>
      <text:p text:style-name="P329"/>
      <text:p text:style-name="P329"><text:s text:c="4"/>print *arr;</text:p>
      <text:p text:style-name="P329"><text:s text:c="4"/>print *x;</text:p>
      <text:p text:style-name="P329"/>
      <text:p text:style-name="P329">とすると、両方共10と20と30が出力される。</text:p>
      <text:p text:style-name="P329"/>
      <text:p text:style-name="P343"><text:s text:c="4"/>arr[3] = 40;</text:p>
      <text:p text:style-name="P343"><text:s text:c="4"/>print *arr;</text:p>
      <text:p text:style-name="P343"><text:s text:c="4"/>print *x;</text:p>
      <text:p text:style-name="P343"/>
      <text:p text:style-name="P343">では、arrは、10、20、30、40が出力されるが、xでは、 10、20、30しか出力されない。</text:p>
      <text:p text:style-name="P329"/>
      <text:p text:style-name="P329"><text:s text:c="4"/>y = *arr;</text:p>
      <text:p text:style-name="P329"/>
      <text:p text:style-name="P329">では、arrの各要素のデータも含めてyにコピーされ、yの各要素のデータ域もarrとは別物になる。</text:p>
      <text:p text:style-name="P329"/>
      <text:p text:style-name="P329"><text:s text:c="4"/>z = arr + 1;</text:p>
      <text:p text:style-name="P329"/>
      <text:p text:style-name="P329">では、zにはarr[1]が先頭となる配列の情報が代入される。したがって、</text:p>
      <text:p text:style-name="P329"/>
      <text:p text:style-name="P329"><text:s text:c="4"/>print (arr+1)[0];</text:p>
      <text:p text:style-name="P329"><text:s text:c="4"/>print z[0];</text:p>
      <text:p text:style-name="P329"/>
      <text:p text:style-name="P329">の両方とも<text:span text:style-name="T49">2</text:span>0が出力される。配列名はポインタとは異なり、整数との演算が許されている。配列名どうしの演算は意味がないため許されていない。</text:p>
      <text:p text:style-name="P344">　リストやデータ並びは、配列とは異なり、その名前は、スカラー変数と同様、実体を表している。したがって、代入すれば要素の全てがコピーされる。しかし、ルーチンに渡すときは、その情報が渡される。</text:p>
      <text:p text:style-name="P329"/>
      <text:p text:style-name="P345">5.4 多次元配列</text:p>
      <text:p text:style-name="P346"><text:soft-page-break/>　今までも配列は出てきたが、すべて一次元配列だった。この節では、多次元配列の性質を示すことにする。多次元配列の定義は以下のようになる。データ型はなくても良い。</text:p>
      <text:p text:style-name="P346"/>
      <text:p text:style-name="P346"><text:s text:c="4"/>データ型　配列変数名［１次元目の要素数, ２次元目の要素数, ・・・, １２次元目の要素数］</text:p>
      <text:p text:style-name="P346"/>
      <text:p text:style-name="P346">または、カッコ([])なしの空白区切りの</text:p>
      <text:p text:style-name="P346"/>
      <text:p text:style-name="P346"><text:s text:c="4"/>データ型　配列変数名　１次元目の要素数　２次元目の要素数 <text:s text:c="3"/>・・・ <text:s text:c="3"/>１２次元目の要素数</text:p>
      <text:p text:style-name="P346"/>
      <text:p text:style-name="P346">各次元が要素数指定のときは、指定できる要素番号は、0 ～ 要素数-1 である。</text:p>
      <text:p text:style-name="P346">要素数の代わりに以下のように使用したい要素番号の範囲指定でもよい。".."は範囲を示す演算子である。</text:p>
      <text:p text:style-name="P346"/>
      <text:p text:style-name="P346"><text:s text:c="4"/>要素番号の下限..要素番号の上限 <text:s text:c="4"/>(要素番号の下限 ≦ 要素番号の上限)</text:p>
      <text:p text:style-name="P346"/>
      <text:p text:style-name="P346">以下のような成績表ファイルがあるとしよう。表題と各生徒の成績が１行に入っているものとする。</text:p>
      <text:p text:style-name="P346"/>
      <text:p text:style-name="P346">生徒番号 <text:s text:c="4"/>国語 <text:s text:c="2"/>社会 <text:s text:c="2"/>数学 <text:s text:c="2"/>理科 <text:s text:c="2"/>英語</text:p>
      <text:p text:style-name="P346"><text:s text:c="2"/>1001 <text:s text:c="7"/>50 <text:s text:c="4"/>60 <text:s text:c="4"/>70 <text:s text:c="4"/>65 <text:s text:c="4"/>90</text:p>
      <text:p text:style-name="P346"><text:s text:c="2"/>1002 <text:s text:c="7"/>78 <text:s text:c="4"/>90 <text:s text:c="4"/>80 <text:s text:c="4"/>68 <text:s text:c="4"/>65</text:p>
      <text:p text:style-name="P346"><text:s text:c="2"/>・・・</text:p>
      <text:p text:style-name="P346"><text:s text:c="2"/>1040 <text:s text:c="7"/>80 <text:s text:c="4"/>75 <text:s text:c="4"/>65 <text:s text:c="4"/>70 <text:s text:c="4"/>80</text:p>
      <text:p text:style-name="P346"/>
      <text:p text:style-name="P346">このデータを読み込み、いろいろ加工してみることにする。プログラムを簡単にするために、ファイルは標準入力から読み込まれるものとする。</text:p>
      <text:p text:style-name="P346">まず、データを入れる配列を考える。生徒番号は１次元配列に、成績は２次元配列に入れるとすると次のような定義になるであろう。</text:p>
      <text:p text:style-name="P346"/>
      <text:p text:style-name="P346"><text:s text:c="4"/>int bango[40], seiseki[40, 5];</text:p>
      <text:p text:style-name="P346"/>
      <text:p text:style-name="P346">配列のサイズは、直接指定しない方がよいので、プログラムは次のようになる。</text:p>
      <text:p text:style-name="P346"/>
      <text:p text:style-name="P346">//</text:p>
      <text:p text:style-name="P346">// 成績表を読み込む</text:p>
      <text:p text:style-name="P346">//</text:p>
      <text:p text:style-name="P346">##define SEITO_SU <text:s text:c="4"/>40</text:p>
      <text:p text:style-name="P346">##define KAMOKU_SU <text:s text:c="3"/>5</text:p>
      <text:p text:style-name="P346"/>
      <text:p text:style-name="P346">int bango[SEITO_SU], seiseki[SEITO_SU, KAMOKU_SU];</text:p>
      <text:p text:style-name="P346"/>
      <text:p text:style-name="P346">proc main;</text:p>
      <text:p text:style-name="P346"><text:s text:c="4"/>try;</text:p>
      <text:p text:style-name="P346"><text:s text:c="8"/>i = 0;</text:p>
      <text:p text:style-name="P347"><text:s text:c="8"/>line = getline(); <text:s text:c="4"/>/* 表題を読み飛ばす */</text:p>
      <text:p text:style-name="P347"><text:s text:c="8"/>loop SEITO_SU;</text:p>
      <text:p text:style-name="P346"><text:s text:c="12"/>line = getline();</text:p>
      <text:p text:style-name="P346"><text:soft-page-break/><text:s text:c="12"/>n = getargs(line, 1, <text:span text:style-name="T51">KAMOKU</text:span>_SU + 1);</text:p>
      <text:p text:style-name="P347"><text:s text:c="12"/>if n &lt; <text:span text:style-name="T51">KAMOKU</text:span>_SU + 1 then</text:p>
      <text:p text:style-name="P347"><text:s text:c="16"/>printf('データが足りません。データ=[%s]\n',line);</text:p>
      <text:p text:style-name="P347"><text:s text:c="16"/>break;</text:p>
      <text:p text:style-name="P347"><text:s text:c="12"/>end if;</text:p>
      <text:p text:style-name="P346"><text:s text:c="12"/>bango[i] = $1;</text:p>
      <text:p text:style-name="P346"><text:s text:c="12"/>for (j = 0; j &lt; KAMOKU_SU; j++);</text:p>
      <text:p text:style-name="P346"><text:s text:c="16"/>seiseki[i, j] = $(j+1);</text:p>
      <text:p text:style-name="P346"><text:s text:c="12"/>end for;</text:p>
      <text:p text:style-name="P346"><text:s text:c="8"/>end loop;</text:p>
      <text:p text:style-name="P346"><text:s text:c="4"/>catch;</text:p>
      <text:p text:style-name="P346"><text:s text:c="8"/>print ERRMSG;</text:p>
      <text:p text:style-name="P346"><text:s text:c="4"/>end try;</text:p>
      <text:p text:style-name="P346"><text:s text:c="4"/>return ERROR;</text:p>
      <text:p text:style-name="P346">end proc;</text:p>
      <text:p text:style-name="P346"/>
      <text:p text:style-name="P348">＜演習 5-2＞ 成績表を読み込む処理をルーチン化せよ。</text:p>
      <text:p text:style-name="P348">＜演習 5-3＞ 科目ごとの平均値を出力するプログラムを書け。各科目名の下に出力する形式が望ましい。</text:p>
      <text:p text:style-name="P348">＜演習 5-4＞ 科目ごとの最小値と生徒番号、最大値と生徒番号を出力するようにせよ。出力形式は問わない。</text:p>
      <text:p text:style-name="P348"/>
      <text:p text:style-name="P349">5.5 マップド配列</text:p>
      <text:p text:style-name="P350">　マップド配列とは、内部番号配列、パラメータ変数、検索結果読み込み変数の任意の要素以降にマップした配列である。どの変数にマップするかは、それぞれ、"$"(省略可能)、"%"、"#"を変数名の最初に付けて指定する。定義は多次元配列の定義の最初にmappedarrayまたはmappedを付けることと、次元の要素数の前にどこにマップするかを追加するだけである。マップする位置をマップインデックスと呼ぶ。</text:p>
      <text:p text:style-name="P350"/>
      <text:p text:style-name="P350"><text:s text:c="4"/>mappedarray %mp[1, 3, 3]</text:p>
      <text:p text:style-name="P350"/>
      <text:p text:style-name="P348">はパラメータ変数の１番目以降にmpを[3, 3]の配列としてマップしたものである。</text:p>
      <text:p text:style-name="P348">　以下は、それぞれの配列の先頭にマップした変数名として扱われる。</text:p>
      <text:p text:style-name="P351">　　　$()　　内部番号配列</text:p>
      <text:p text:style-name="P351">　　　%()　　パラメータ変数</text:p>
      <text:p text:style-name="P351">　　　#()　　検索結果読み込み変数</text:p>
      <text:p text:style-name="P348">　また、以下のようにして、それぞれの変数にマップした変数を作成できる。bやcには、%や#を付けない。</text:p>
      <text:p text:style-name="P348">　　　a = $() + n; <text:s text:c="11"/>// $(1+n) にマップされた１次元配列</text:p>
      <text:p text:style-name="P348">　　　b = %() + [10, 2, 3];<text:tab/> <text:s text:c="2"/>// %11 <text:s text:c="3"/>にマップされた[2,3]の２次元配列</text:p>
      <text:p text:style-name="P352">　　　c = #() + [0, -5..5]: <text:s text:c="2"/>// #1 <text:s text:c="4"/>にマップされた-5～5の１次元配列</text:p>
      <text:p text:style-name="P348"/>
      <text:p text:style-name="P353">5.6 コマンド行の引数</text:p>
      <text:p text:style-name="P348">　Coalをサポートする環境においては、コマンド行の引数すなわちパラメータを、実行開始時にプログラムに渡す方法がある。具体的には、mainが実行を開始するために呼び出されたときには、パラメータがmainルーチンの引数として渡される他に、二つの引数が渡される。最初の引数(慣例的にargcと呼ばれる)は、そのプログラムを呼び出したコマンド行のパラメータの数である。２番目の引数(argvと呼ばれる)は、各パラメータが指定順に格納された文字配列である。</text:p>
      <text:p text:style-name="P348"><text:soft-page-break/>　これの使用法を簡単に示すのは、プログラムechoである。これは空白で分けられた一行のコマンド行のパラメータを単に画面に表示(エコー)するものである。</text:p>
      <text:p text:style-name="P348">すなわち、コマンド</text:p>
      <text:p text:style-name="P348"/>
      <text:p text:style-name="P348"><text:s text:c="4"/>coal echo hello, world</text:p>
      <text:p text:style-name="P348"/>
      <text:p text:style-name="P348">が与えられたとき、その出力は次のようになる</text:p>
      <text:p text:style-name="P348"/>
      <text:p text:style-name="P348"><text:s text:c="4"/>hello, world</text:p>
      <text:p text:style-name="P348"/>
      <text:p text:style-name="P354">argcには2が、argv[0],argv[1]には、それぞれ、'hello,', 'world'が入る。パラメータ変数では、%0がargcに、%1と%2がargv[0]とargv[1]に対応する。</text:p>
      <text:p text:style-name="P354"/>
      <text:p text:style-name="P354">//</text:p>
      <text:p text:style-name="P354">// <text:span text:style-name="T52">echo</text:span></text:p>
      <text:p text:style-name="P354">//</text:p>
      <text:p text:style-name="P354">proc main argc argv;</text:p>
      <text:p text:style-name="P354"><text:s text:c="4"/>for (i=0; i &lt; argc; i++);</text:p>
      <text:p text:style-name="P354"><text:s text:c="8"/>printf('%s%c<text:span text:style-name="T53">'</text:span>, %argv[i], (i==argc-<text:span text:style-name="T54">1</text:span>) ? '\n' : ' ');</text:p>
      <text:p text:style-name="P354"><text:s text:c="4"/>end for;</text:p>
      <text:p text:style-name="P354"><text:s text:c="4"/>return ERROR;</text:p>
      <text:p text:style-name="P354">end proc;</text:p>
      <text:p text:style-name="P354"/>
      <text:p text:style-name="P354">　第２の例として第４章でのパターン発見プログラムを少し強化してみよう。まずは、argcとargvを使うように変更する。</text:p>
      <text:p text:style-name="P354"/>
      <text:p text:style-name="P355"><text:s text:c="4"/>//</text:p>
      <text:p text:style-name="P355"><text:s text:c="4"/>// あるパターンと一致する文字列を含むすべての入力行を出力する</text:p>
      <text:p text:style-name="P355"><text:s text:c="4"/>//</text:p>
      <text:p text:style-name="P355"><text:s text:c="4"/>proc main argc argv;</text:p>
      <text:p text:style-name="P355"><text:s text:c="4"/>if %argv[0]=='' then</text:p>
      <text:p text:style-name="P355"><text:s text:c="8"/>putline("パターンがありません。");</text:p>
      <text:p text:style-name="P355"><text:s text:c="8"/>return 1;</text:p>
      <text:p text:style-name="P355"><text:s text:c="4"/>end if;</text:p>
      <text:p text:style-name="P355"><text:s text:c="4"/>try;</text:p>
      <text:p text:style-name="P355"><text:s text:c="8"/>loop:</text:p>
      <text:p text:style-name="P355"><text:s text:c="12"/>line = getline();</text:p>
      <text:p text:style-name="P355"><text:s text:c="12"/>if instr(line, %argv[0]) &gt; 0 thenl putline(line);</text:p>
      <text:p text:style-name="P355"><text:s text:c="8"/>end loop;</text:p>
      <text:p text:style-name="P355"><text:s text:c="4"/>catch;</text:p>
      <text:p text:style-name="P355"><text:s text:c="4"/>end try;</text:p>
      <text:p text:style-name="P355"><text:s text:c="4"/>return ERROR;</text:p>
      <text:p text:style-name="P355"><text:s text:c="4"/>end proc;</text:p>
      <text:p text:style-name="P356"/>
      <text:p text:style-name="P356"><text:soft-page-break/>現在は、パラメータとしてはパターン文字列のみであるが、あと二つの省略可能なパラメータを追加してみよう。その文字列と意味は、以下の二つである。省略可能なパラメータ(フラグ)は負符号("-")から始まるのが通例であるので本書でもそれを踏襲する。</text:p>
      <text:p text:style-name="P356"/>
      <text:p text:style-name="P356"><text:s text:c="4"/>-x : (except)パターンにマッチしないすべての行を出力する。</text:p>
      <text:p text:style-name="P356"><text:s text:c="4"/>-n : (number)出力する行の前に行番号を付ける。</text:p>
      <text:p text:style-name="P356"/>
      <text:p text:style-name="P356">　省略可能なパラメータは任意の順番で指定されても許されるべきであり、これらを処理する部分を除くプログラムは、実際に現われた引数の数とは無関係であるべきである。特に、instr()の呼び出し時に、一つのフラグ引数しかないのにargv[1]を参照し、何もフラグ引数がないのにargv[0]を参照するというようなことは避けるべきである。さらに、フラグは以下のように連結できれば利用者に便利である。</text:p>
      <text:p text:style-name="P356"><text:s text:c="4"/>-xn</text:p>
      <text:p text:style-name="P356"/>
      <text:p text:style-name="P357">//</text:p>
      <text:p text:style-name="P357">// あるパターンと一致する文字列を含むすべての入力行を出力する (grep)</text:p>
      <text:p text:style-name="P357">//</text:p>
      <text:p text:style-name="P357">proc main argc argv;</text:p>
      <text:p text:style-name="P357"><text:s text:c="4"/>long lineno = 0;</text:p>
      <text:p text:style-name="P357"><text:s text:c="4"/>int argc1, except, number;</text:p>
      <text:p text:style-name="P357"><text:s text:c="4"/></text:p>
      <text:p text:style-name="P358"><text:s text:c="4"/>except = number = 0;</text:p>
      <text:p text:style-name="P358"><text:s text:c="4"/>argc1 = argc;</text:p>
      <text:p text:style-name="P357"><text:s text:c="4"/>while argc &gt; 0 &amp;&amp; left(s = %argv[0], 1) == '-');</text:p>
      <text:p text:style-name="P359"><text:s text:c="8"/>for (s = substr(s ,2); (c = left(s,1)) &lt;&gt; ''; s = substr(s ,2));</text:p>
      <text:p text:style-name="P357"><text:s text:c="12"/>switch c;</text:p>
      <text:p text:style-name="P357"><text:s text:c="12"/>case 'x';</text:p>
      <text:p text:style-name="P357"><text:s text:c="16"/>except = 1;</text:p>
      <text:p text:style-name="P357"><text:s text:c="16"/>break;</text:p>
      <text:p text:style-name="P360"><text:s text:c="12"/>case 'n';</text:p>
      <text:p text:style-name="P360"><text:s text:c="16"/>number = 1;</text:p>
      <text:p text:style-name="P360"><text:s text:c="16"/>break;</text:p>
      <text:p text:style-name="P360"><text:s text:c="12"/>default;</text:p>
      <text:p text:style-name="P360"><text:s text:c="16"/>printf('%s: illegal option [%c]', SCRIPTNAME, c);</text:p>
      <text:p text:style-name="P360"><text:s text:c="16"/>argc1 = 0;</text:p>
      <text:p text:style-name="P360"><text:s text:c="16"/>break;</text:p>
      <text:p text:style-name="P360"><text:s text:c="12"/>end swtich;</text:p>
      <text:p text:style-name="P360"><text:s text:c="8"/>end for;</text:p>
      <text:p text:style-name="P361"><text:s text:c="8"/>shift; <text:s text:c="7"/>/* argcを-1し、argvを前へ１つシフトする */</text:p>
      <text:p text:style-name="P362"><text:s text:c="8"/>argc1 = argc;</text:p>
      <text:p text:style-name="P362"><text:s text:c="4"/>end while;</text:p>
      <text:p text:style-name="P360"/>
      <text:p text:style-name="P360"><text:s text:c="4"/>if argc1&lt;=0 || %argv[0]=='' then</text:p>
      <text:p text:style-name="P361"><text:s text:c="8"/>printf('usage: coal %s -x -n pattern\n', SCRIPTNAME);</text:p>
      <text:p text:style-name="P357"><text:s text:c="8"/>return 1;</text:p>
      <text:p text:style-name="P357"><text:s text:c="4"/>else</text:p>
      <text:p text:style-name="P357"><text:soft-page-break/><text:s text:c="8"/>try;</text:p>
      <text:p text:style-name="P357"><text:s text:c="12"/>loop:</text:p>
      <text:p text:style-name="P357"><text:s text:c="16"/>line = getline();</text:p>
      <text:p text:style-name="P357"><text:s text:c="16"/>lineno++;</text:p>
      <text:p text:style-name="P361"><text:s text:c="16"/>if (instr(line, %argv[0]) &gt; 0) &lt;&gt; except then</text:p>
      <text:p text:style-name="P361"><text:s text:c="20"/>if number thenl printf('%n: ', lineno);</text:p>
      <text:p text:style-name="P361"><text:s text:c="20"/>putline(line);</text:p>
      <text:p text:style-name="P361"><text:s text:c="16"/>end if;</text:p>
      <text:p text:style-name="P357"><text:s text:c="12"/>end loop;</text:p>
      <text:p text:style-name="P357"><text:s text:c="8"/>catch;</text:p>
      <text:p text:style-name="P357"><text:s text:c="8"/>end try;</text:p>
      <text:p text:style-name="P357"><text:s text:c="4"/>end if;</text:p>
      <text:p text:style-name="P357"><text:s text:c="4"/>return ERROR;</text:p>
      <text:p text:style-name="P357">end proc;</text:p>
      <text:p text:style-name="P363"/>
      <text:p text:style-name="P363">ここで、</text:p>
      <text:p text:style-name="P359"><text:s text:c="8"/>for (s = substr(s ,2); (c = left(s,1)) &lt;&gt; ''; s = substr(s ,2));</text:p>
      <text:p text:style-name="P364"/>
      <text:p text:style-name="P364">のsubstr(s, 2)はsの２文字目以降の文字列を返し、left(s, 1)はsの左側の１文字を返す。</text:p>
      <text:p text:style-name="P365">　shiftは、argcを-1し、argvおよびパラメータ変数の配列要素を前へ１つシフトするコマンドである。</text:p>
      <text:p text:style-name="P366">　argcは定数扱いなのでargc1使用してして、エラーの判定を行っている。</text:p>
      <text:p text:style-name="P365">　argvはそれぞれの省略可能な引数を取得したあとでシフトされ、argcは-1される。もしエラーがなければ、argcは1となり、%argv[0]はパターンを指す。</text:p>
      <text:p text:style-name="P365"/>
      <text:p text:style-name="P365"><text:span text:style-name="T50">＜演習 5-7＞</text:span> コマンド行からの逆ポーランド式を計算するプログラムcalcを書け。たとえば、</text:p>
      <text:p text:style-name="P365"><text:s text:c="4"/>coal calc 2 3 4 + *</text:p>
      <text:p text:style-name="P365">なら、２×（３＋４）を計算せよ。</text:p>
      <text:p text:style-name="P365"><text:span text:style-name="T50">＜演習 5-8＞</text:span> プログラムentabとdetab (第１章の演習で書いたもの)を書き直して、タブストップの並びを引数で引数で受け取れるようにせよ。引数がないときは通常のタブを使用せよ。</text:p>
      <text:p text:style-name="P367"><text:span text:style-name="T50">＜演習 5-9＞</text:span> entabとdetabを、省略形</text:p>
      <text:p text:style-name="P367"><text:s text:c="4"/>coal entab m +n</text:p>
      <text:p text:style-name="P367">を受け取れるように拡張せよ。これはm番目の列から始まって、n列ごとにタブストップを設定することを意味する。</text:p>
      <text:p text:style-name="P367"><text:span text:style-name="T50">＜演習 5-10＞</text:span> 入力の最後のn行を出力するプログラムtailを書け。nの省略時のデフォルト値は10であるが、これを省略可能なパラメータによって変更できるようにし、</text:p>
      <text:p text:style-name="P367"><text:s text:c="4"/>coal tail -n</text:p>
      <text:p text:style-name="P367">で最後のn行が出力されるようにせよ。入力やnの値が誤っていてもプログラムは正しく動作すべきである。</text:p>
      <text:p text:style-name="P367">n行の最大値は適当でよいが、記憶域の使用が最良になるようなプログラムを書け。</text:p>
      <text:p text:style-name="P367"/>
      <text:p text:style-name="P365"/>
      <text:p text:style-name="P368">5.7 関数名の参照</text:p>
      <text:p text:style-name="P369">　Coalでは関数自体は変数でないが、関数名を関数へのアドレスのように変数として扱うことができる。</text:p>
      <text:p text:style-name="P369">関数名を変数に代入し、その変数を関数名の代わりに使うこともできる。</text:p>
      <text:p text:style-name="P369"/>
      <text:p text:style-name="P369"><text:s text:c="4"/>f = abs;</text:p>
      <text:p text:style-name="P369"><text:soft-page-break/><text:s text:c="4"/>x = f(-1);</text:p>
      <text:p text:style-name="P369"/>
      <text:p text:style-name="P369">では、xに1が代入される。ただし、fはデータ型なしの変数でなければならない。</text:p>
      <text:p text:style-name="P369"/>
      <text:p text:style-name="P369"><text:s text:c="4"/>x = ff('abs')(-1);</text:p>
      <text:p text:style-name="P369"/>
      <text:p text:style-name="P370">で、ff()は、引数の文字列を関数名とする関数の関数名を返す関数である。したがって、これでも、xに1が代入される。</text:p>
      <text:p text:style-name="P370"/>
      <text:p text:style-name="P371">第６章</text:p>
      <text:p text:style-name="P372"/>
      <text:p text:style-name="P373">構造体</text:p>
      <text:p text:style-name="P374"/>
      <text:p text:style-name="P374"/>
      <text:p text:style-name="P374"/>
      <text:p text:style-name="P375">　構造体は、一つまたはそれ以上の意味が異なる変数の集まりである。</text:p>
      <text:p text:style-name="P375">　構造体のよくある例は個人情報である、個人情報には、氏名、ふりがな、性別、誕生日、住所、電話番号、家族、勤務先、・・・があげられる。家族は、また、個人情報であるし、電話番号、住所、勤務先もいくつかの項目から構成される構造体になっている。</text:p>
      <text:p text:style-name="P375">　構造体は特に大規模プログラムにおいて複雑なデータを組織化するのに役立つ。なぜなら、多くの場合、構造体によって関連した一群の変数が、別々の実体ではなく一つの単位として扱えるからである。</text:p>
      <text:p text:style-name="P375"/>
      <text:p text:style-name="P376">6.1 基本事項</text:p>
      <text:p text:style-name="P377">　Coalでは構造体変数を直接定義するのではなく。ユーザ定義のデータ型の一つとして構造体型を定義する。定義できる型としてその他に配列がある。構造体型の定義形式は以下となる。構造体の各変数はメンバと呼ばれる。</text:p>
      <text:p text:style-name="P375"/>
      <text:p text:style-name="P375"><text:s text:c="4"/>typedef struct 定義名 <text:s text:c="3"/>// typedefは、define type または type でもよい</text:p>
      <text:p text:style-name="P375"><text:s text:c="8"/>変数の定義１,</text:p>
      <text:p text:style-name="P375"><text:s text:c="8"/>変数の定義２,</text:p>
      <text:p text:style-name="P375"><text:s text:c="8"/>・・・</text:p>
      <text:p text:style-name="P377"><text:s text:c="8"/>変数の定義ｎ;</text:p>
      <text:p text:style-name="P377"/>
      <text:p text:style-name="P377">"変数の定義"の形式は以下である。asを使った定義はできない。</text:p>
      <text:p text:style-name="P377"/>
      <text:p text:style-name="P377"><text:s text:c="4"/>データ型 変数名 配列定義</text:p>
      <text:p text:style-name="P377"/>
      <text:p text:style-name="P377">データ型および配列定義はなくても良い。</text:p>
      <text:p text:style-name="P377">　構造体変数の定義は、通常の変数と同じである。データ型にここで定義した定義名を指定するだけである。</text:p>
      <text:p text:style-name="P377">　それでは、個人情報の構造体を定義してみよう。</text:p>
      <text:p text:style-name="P377"/>
      <text:p text:style-name="P377"><text:s text:c="4"/>typedef struct ADDR</text:p>
      <text:p text:style-name="P377"><text:s text:c="8"/>char zip_code,</text:p>
      <text:p text:style-name="P377"><text:s text:c="8"/>char jusho,</text:p>
      <text:p text:style-name="P377"><text:s text:c="8"/>char build,</text:p>
      <text:p text:style-name="P377"><text:s text:c="8"/>char tel;</text:p>
      <text:p text:style-name="P377"/>
      <text:p text:style-name="P377"><text:s text:c="4"/>typedef struct KINMU</text:p>
      <text:p text:style-name="P377"><text:s text:c="8"/>char km_name,</text:p>
      <text:p text:style-name="P378"><text:s text:c="8"/>char km_furi,</text:p>
      <text:p text:style-name="P378"><text:s text:c="8"/>ADDR km_addr;</text:p>
      <text:p text:style-name="P377"/>
      <text:p text:style-name="P377"><text:s text:c="4"/>typedef struct FAMILY</text:p>
      <text:p text:style-name="P377"><text:s text:c="8"/>int <text:s text:c="3"/>fa_zokugara, <text:s text:c="3"/>// 0:本人, 1:配偶者, 2～:子</text:p>
      <text:p text:style-name="P378"><text:s text:c="8"/>char fa_name,</text:p>
      <text:p text:style-name="P378"><text:soft-page-break/><text:s text:c="8"/>char fa_furi,</text:p>
      <text:p text:style-name="P377"><text:s text:c="8"/>char fa_sex</text:p>
      <text:p text:style-name="P379"><text:s text:c="8"/>char fa_birth,</text:p>
      <text:p text:style-name="P379"><text:s text:c="8"/>ADDR fa_addr;</text:p>
      <text:p text:style-name="P377"/>
      <text:p text:style-name="P377"><text:s text:c="4"/>typedef struct PERSONAL</text:p>
      <text:p text:style-name="P377"><text:s text:c="8"/>FAMILY pa_family[10], <text:s text:c="4"/>// 10名まで登録できる</text:p>
      <text:p text:style-name="P377"><text:s text:c="8"/>KINMU <text:s/>pa_kinmu;</text:p>
      <text:p text:style-name="P377"/>
      <text:p text:style-name="P377">　個人情報の配列名をkojin_tableとすると、定義は以下となる。</text:p>
      <text:p text:style-name="P377"/>
      <text:p text:style-name="P377"><text:s text:c="4"/>PERSONAL koji_table[100];</text:p>
      <text:p text:style-name="P377"/>
      <text:p text:style-name="P377">　ここで、koji_tableを直接初期化するのは現実的でないので、例としてADDRを使って説明する。</text:p>
      <text:p text:style-name="P377"/>
      <text:p text:style-name="P377"><text:s text:c="4"/>ADDR addr = ['100-0001', '東京都千代田区', '皇居', '03-0001-0001'];</text:p>
      <text:p text:style-name="P377"/>
      <text:p text:style-name="P377">構造体の初期化は、このように、構造体の各メンバに当たる値を順に指定する。途中のスカラー変数も、配列変数も、すべての要素の値を順に指定するかカンマのみでスキップする。ある要素以降指定しないのであれば、省略すればよい。</text:p>
      <text:p text:style-name="P377">　話を個人情報に戻そう。それぞれの要素にアクセスするにはどうすればいいだろうか。それは、以下のように、参照したい要素までの構造体のメンバ名をピリオドでつなぐだけである。たとえば、一番目の本人の住所なら、</text:p>
      <text:p text:style-name="P377"/>
      <text:p text:style-name="P377"><text:s text:c="4"/>kojin_table[0].pa_family[0].fa_addr.jusho</text:p>
      <text:p text:style-name="P377"/>
      <text:p text:style-name="P377">となる。それでは、kojin_tabelの内容すべてを出力するプログラムを書いてみよう。pa_family１人が１行になるよう出力するものとする。</text:p>
      <text:p text:style-name="P377"/>
      <text:p text:style-name="P377">//</text:p>
      <text:p text:style-name="P377">//</text:p>
      <text:p text:style-name="P377">//</text:p>
      <text:p text:style-name="P377"><text:s text:c="4"/>ここに構造体の定義を入れる</text:p>
      <text:p text:style-name="P377"/>
      <text:p text:style-name="P377">FAMILY family_tab[2] = [0, '小林', 'コバヤシ', '男','1964/10/10'];</text:p>
      <text:p text:style-name="P380">ADDR addr = ['100-0001', '東京都千代田区', '皇居', '03-0001-0001'];</text:p>
      <text:p text:style-name="P380">proc main;</text:p>
      <text:p text:style-name="P380"><text:s text:c="4"/>kojin_table[0].pa_family = family_tab;</text:p>
      <text:p text:style-name="P380"><text:s text:c="4"/>family_tab[0].fa_addr = addr;</text:p>
      <text:p text:style-name="P377"><text:s text:c="4"/>i = 0;</text:p>
      <text:p text:style-name="P377"><text:s text:c="4"/>loop counv(kojin_table);</text:p>
      <text:p text:style-name="P377"><text:s text:c="8"/>j = 0;</text:p>
      <text:p text:style-name="P377"><text:s text:c="8"/>loop countv(family=kojin_table[i++].pa_family);</text:p>
      <text:p text:style-name="P377"><text:s text:c="12"/>f = family[j++];</text:p>
      <text:p text:style-name="P377"><text:s text:c="12"/>a = f.fa_addr;</text:p>
      <text:p text:style-name="P381"><text:soft-page-break/><text:s text:c="12"/>printf('%3d %s %s %s %s %s %s %s %s\n',</text:p>
      <text:p text:style-name="P381"><text:s text:c="19"/>f.fa_zokugara, f.fa_name, f.fa_furi, f.sex, f.birth,</text:p>
      <text:p text:style-name="P381"><text:s text:c="19"/>a.zip_code, a.jusho, a.buid, a.tel); </text:p>
      <text:p text:style-name="P377"><text:s text:c="8"/>end loop;</text:p>
      <text:p text:style-name="P377"><text:s text:c="4"/>end loop;</text:p>
      <text:p text:style-name="P377"><text:s text:c="4"/>return ERROR;</text:p>
      <text:p text:style-name="P377">end proc;</text:p>
      <text:p text:style-name="P377"/>
      <text:p text:style-name="P377"/>
      <text:p text:style-name="P382">6.2 構造体とルーチン</text:p>
      <text:p text:style-name="P383">　構造体名や配列要素の構造体は、加減算を除き、配列名と同様に扱うことができる。つまり、構造体名の代入、構造体の実体の代入ができる。</text:p>
      <text:p text:style-name="P383">　ルーチンの引数に名前を指定すれば、構造体の情報が渡され、ルーチンの中で変更すれば、呼ぶ側で設定した構造体が変更されることになる。</text:p>
      <text:p text:style-name="P383">　以下の例は、最初の例と同じである。</text:p>
      <text:p text:style-name="P384">//</text:p>
      <text:p text:style-name="P384">//</text:p>
      <text:p text:style-name="P384">//</text:p>
      <text:p text:style-name="P384"><text:s text:c="4"/>ここに構造体の定義を入れる</text:p>
      <text:p text:style-name="P384">proc main;</text:p>
      <text:p text:style-name="P384"><text:s text:c="4"/>i = 0;</text:p>
      <text:p text:style-name="P384"><text:s text:c="4"/>loop counv(kojin_table);</text:p>
      <text:p text:style-name="P384"><text:s text:c="8"/>j = 0;</text:p>
      <text:p text:style-name="P384"><text:s text:c="8"/>loop countv(family=kojin_table[i++].pa_family);</text:p>
      <text:p text:style-name="P384"><text:s text:c="12"/>print_family_member(family[j++]);</text:p>
      <text:p text:style-name="P384"><text:s text:c="8"/>end loop;</text:p>
      <text:p text:style-name="P384"><text:s text:c="4"/>end loop;</text:p>
      <text:p text:style-name="P384"><text:s text:c="4"/>return ERROR;</text:p>
      <text:p text:style-name="P384">end proc;</text:p>
      <text:p text:style-name="P384"/>
      <text:p text:style-name="P384"><text:bookmark-start text:name="__DdeLink__17603_1878294954"/>function print_family_member(f);</text:p>
      <text:p text:style-name="P384"><text:s text:c="4"/>a = f.fa_addr;</text:p>
      <text:p text:style-name="P384"><text:s text:c="4"/>printf('%3d %s %s %s %s %s %s %s %s\n',</text:p>
      <text:p text:style-name="P384"><text:s text:c="11"/>f.fa_zokugara, f.fa_name, f.fa_furi, f.fa_sex, f.fa_birth,</text:p>
      <text:p text:style-name="P384"><text:s text:c="11"/>a.zip_code, a.jusho, a.buid, a.tel); </text:p>
      <text:p text:style-name="P384"><text:s text:c="4"/>return ERROR;</text:p>
      <text:p text:style-name="P384">end func;</text:p>
      <text:p text:style-name="P384"><text:bookmark-end text:name="__DdeLink__17603_1878294954"/></text:p>
      <text:p text:style-name="P384"/>
      <text:p text:style-name="P385">6.3 自己参照的構造体</text:p>
      <text:p text:style-name="P386">　ある構造を持った複数個のデータがあり、配列のような上限のあるものではなく、個数を限定せずに扱いたい時がある。このよなときに一般的に使われるのがリスト構造である。リスト構造では、自己のメンバの中に次のリスト要素を指す名前が入っている。次がなければこのメンバはNULLとなる。</text:p>
      <text:p text:style-name="P386">　Coalでは、自己参照的構造体を定義することはできないが、リスト構造を作ることはできる。</text:p>
      <text:p text:style-name="P386"><text:s text:c="4"/>//</text:p>
      <text:p text:style-name="P386"><text:soft-page-break/><text:s text:c="4"/>// リスト構造を作成する</text:p>
      <text:p text:style-name="P386"><text:s text:c="4"/>//</text:p>
      <text:p text:style-name="P387"><text:s text:c="4"/>typedef struct FAMILY</text:p>
      <text:p text:style-name="P387"><text:s text:c="12"/>fa_next, <text:s text:c="7"/>// 次の家族のメンバをさす</text:p>
      <text:p text:style-name="P387"><text:s text:c="8"/>int fa_zokugara, <text:s text:c="3"/>// 0:本人, 1:配偶者, 2～:子</text:p>
      <text:p text:style-name="P387"><text:s text:c="8"/>char fa_name,</text:p>
      <text:p text:style-name="P387"><text:s text:c="8"/>char fa_furi,</text:p>
      <text:p text:style-name="P387"><text:s text:c="8"/>char fa_sex,</text:p>
      <text:p text:style-name="P387"><text:s text:c="8"/>char fa_birth;</text:p>
      <text:p text:style-name="P387"/>
      <text:p text:style-name="P387"><text:s text:c="4"/>FAMILY family_list, f;</text:p>
      <text:p text:style-name="P387"><text:s text:c="4"/>int name_count = 0;</text:p>
      <text:p text:style-name="P387"/>
      <text:p text:style-name="P387"><text:s text:c="4"/>proc main;</text:p>
      <text:p text:style-name="P388"><text:s text:c="8"/>set_family(family_list); <text:s text:c="6"/>// family_listをリストの先頭とする</text:p>
      <text:p text:style-name="P388"><text:s text:c="8"/>if $ERROR thenl return <text:span text:style-name="T55">$</text:span>ERROR; // 入力がEOFなら終了する</text:p>
      <text:p text:style-name="P389"><text:s text:c="8"/>fcur = family_list; <text:s text:c="11"/>// family_listを現在の構造体とする</text:p>
      <text:p text:style-name="P390"><text:s text:c="8"/>loop;</text:p>
      <text:p text:style-name="P391"><text:s text:c="12"/>set_family(f); <text:s text:c="10"/>// 仮の構造体に値を設定</text:p>
      <text:p text:style-name="P391"><text:s text:c="12"/>if $ERROR thenl break; <text:s text:c="2"/>// 入力がEOFにならループをぬける</text:p>
      <text:p text:style-name="P392"><text:s text:c="12"/>fn = next_name(); <text:s text:c="7"/>// 異なる変数名を作成</text:p>
      <text:p text:style-name="P388"><text:s text:c="12"/>$(fn) = *f; <text:s text:c="13"/>// 実体を代入して新しい構造体とする</text:p>
      <text:p text:style-name="P391"><text:s text:c="12"/>set_next(fcur,$(fn)); <text:s text:c="3"/>// 新しい構造体をリストにつなぐ</text:p>
      <text:p text:style-name="P389"><text:s text:c="12"/>fcur = fcur.fa_next; <text:s text:c="4"/>// 新しい構造体を現在の構造体とする</text:p>
      <text:p text:style-name="P393"><text:s text:c="8"/>end loop;</text:p>
      <text:p text:style-name="P393"/>
      <text:p text:style-name="P394"><text:s text:c="8"/>fcur = family_list.fa_next;</text:p>
      <text:p text:style-name="P394"><text:s text:c="8"/>loop;</text:p>
      <text:p text:style-name="P395"><text:s text:c="12"/>print_family_member(fcur);</text:p>
      <text:p text:style-name="P395"><text:s text:c="12"/>if fcur.fa_next == '' thenl break; <text:s/>// 末尾の構造体では、''のままになっている</text:p>
      <text:p text:style-name="P394"><text:s text:c="12"/>fcur = fcur.fa_next;</text:p>
      <text:p text:style-name="P394"><text:s text:c="8"/>end loop;</text:p>
      <text:p text:style-name="P394"><text:s text:c="8"/>return ERROR;</text:p>
      <text:p text:style-name="P394"><text:s text:c="4"/>end proc;</text:p>
      <text:p text:style-name="P393"/>
      <text:p text:style-name="P393"><text:s text:c="4"/>function set_family(f);</text:p>
      <text:p text:style-name="P393"><text:s text:c="8"/>printf('Enter next family mamber:');</text:p>
      <text:p text:style-name="P388"><text:s text:c="8"/>line = getline(); <text:s text:c="4"/>// 入力がEOFになるとエラーになり、関数から抜ける</text:p>
      <text:p text:style-name="P389"><text:s text:c="8"/>getargs(line,1,<text:span text:style-name="T55">5</text:span>); <text:s text:c="3"/>// カンマ区切りで分解した結果を内部番号配列の１番目から入れる</text:p>
      <text:p text:style-name="P393"><text:s text:c="8"/>f.fa_next = ''; <text:s text:c="6"/>// 末尾の印として''を入れておく</text:p>
      <text:p text:style-name="P396"><text:s text:c="8"/>f.fa_zokugara = $1;</text:p>
      <text:p text:style-name="P396"><text:s text:c="8"/>f.fa_name = $2;</text:p>
      <text:p text:style-name="P397"><text:s text:c="8"/>f.fa_furi = $3;</text:p>
      <text:p text:style-name="P397"><text:s text:c="8"/>f.fa_sex = $4;</text:p>
      <text:p text:style-name="P397"><text:s text:c="8"/>f.fa_birth = $5;</text:p>
      <text:p text:style-name="P397"><text:soft-page-break/><text:s text:c="8"/>return ERROR;</text:p>
      <text:p text:style-name="P393"><text:s text:c="4"/>end func;</text:p>
      <text:p text:style-name="P393"/>
      <text:p text:style-name="P391"><text:s text:c="4"/>function set_next(f, fcur);</text:p>
      <text:p text:style-name="P391"><text:s text:c="8"/>f.fa_next = fcur;</text:p>
      <text:p text:style-name="P391"><text:tab/>return ERROR;</text:p>
      <text:p text:style-name="P391"><text:s text:c="4"/>end func;</text:p>
      <text:p text:style-name="P391"/>
      <text:p text:style-name="P391"><text:s text:c="4"/>function next_name()</text:p>
      <text:p text:style-name="P391"><text:s text:c="8"/>return 'f' &amp;+ name_count++;</text:p>
      <text:p text:style-name="P391"><text:s text:c="4"/>end func;</text:p>
      <text:p text:style-name="P391"/>
      <text:p text:style-name="P398"><text:s text:c="4"/>function print_family_member(f);</text:p>
      <text:p text:style-name="P398"><text:s text:c="8"/>printf('%3d %s %s %s %s\n',</text:p>
      <text:p text:style-name="P398"><text:s text:c="15"/>f.fa_zokugara, f.fa_name, f.fa_furi, f.fa_sex, f.fa_birth); </text:p>
      <text:p text:style-name="P398"><text:s text:c="8"/>return ERROR;</text:p>
      <text:p text:style-name="P398"><text:s text:c="4"/>end func;</text:p>
      <text:p text:style-name="P398"/>
      <text:p text:style-name="P392">　Coalでは、領域の異なる構造体を取得するためには、異なる変数で定義するか、実体を代入する必要があるため、以下で異なる変数名を作成し、そこに実体を代入している。</text:p>
      <text:p text:style-name="P392"/>
      <text:p text:style-name="P392"><text:s text:c="8"/>fn = next_name(); <text:s/>// 異なる変数名を作成</text:p>
      <text:p text:style-name="P388"><text:s text:c="8"/>$(fn) = *f; <text:s text:c="7"/>// 実体を代入して新しい構造体とする</text:p>
      <text:p text:style-name="P392"/>
      <text:p text:style-name="P392"/>
      <text:p text:style-name="P399">第７章</text:p>
      <text:p text:style-name="P400"/>
      <text:p text:style-name="P401">データ・リストとデータ並び</text:p>
      <text:p text:style-name="P402"/>
      <text:p text:style-name="P402"/>
      <text:p text:style-name="P402">　データ・リストとデータ並びは、共に、データが１列に並んだものであり、データの集合を扱うデータ型である。</text:p>
      <text:p text:style-name="P402"/>
      <text:p text:style-name="P402"/>
      <text:p text:style-name="P403">7.1 基本事項</text:p>
      <text:p text:style-name="P404">①データ・リスト</text:p>
      <text:p text:style-name="P405">　データのカンマ並びを中カッコ({})でくくってものがデータ・リストとなる。</text:p>
      <text:p text:style-name="P405"/>
      <text:p text:style-name="P405"><text:s text:c="4"/>x = {1, 'A', 3.5, a}; <text:s text:c="3"/>// aは任意のデータ型の変数</text:p>
      <text:p text:style-name="P406"/>
      <text:p text:style-name="P407">で、変数xはデータ・リストの変数になる。</text:p>
      <text:p text:style-name="P407"/>
      <text:p text:style-name="P408">②データ並び</text:p>
      <text:p text:style-name="P407">　データのカンマ並びを大カッコ([])でくくってものがデータ並びとなる。</text:p>
      <text:p text:style-name="P407"/>
      <text:p text:style-name="P407"><text:s text:c="4"/>x = [1, 'A', 3.5, a]; <text:s text:c="3"/>// aは任意のデータ型の変数</text:p>
      <text:p text:style-name="P407"/>
      <text:p text:style-name="P407">で、変数xはデータ並びの変数になる。</text:p>
      <text:p text:style-name="P407"/>
      <text:p text:style-name="P407">データ・リストおよびデータ並びの要素にはどんなデータ型のデータも設定することができる。ただし、直接的、間接的に循環参照となるものは作成できない。</text:p>
      <text:p text:style-name="P406">　Coalでは、一般的なリスト操作機能として以下のようなデータ・リストおよびデータ並びを操作する関数が用意されている。</text:p>
      <text:p text:style-name="P406"/>
      <text:p text:style-name="P406"><text:s text:c="4"/>list(data1, data2, ...) <text:s text:c="3"/>data1,data2,... を要素とするデータ・リストを作成する。</text:p>
      <text:p text:style-name="P406"><text:s text:c="4"/>first(list_data) <text:s text:c="10"/>データ・リストまたはデータ並びlist_dataの最初の要素を参照する。</text:p>
      <text:p text:style-name="P407"><text:s text:c="4"/>rest(list_data, no) <text:s text:c="7"/>データ・リストまたはデータ並びlist_dataのno番目(&gt;=0)以降が要素と</text:p>
      <text:p text:style-name="P407"><text:s text:c="29"/>なるデータ・リストまたはデータ並びを参照する。no省略時は、no=1と</text:p>
      <text:p text:style-name="P407"><text:s text:c="29"/>同じ。</text:p>
      <text:p text:style-name="P407"><text:s text:c="4"/>cons(list_data1, data2, ...) データ・リストまたはデータ並びにデータを連結する。</text:p>
      <text:p text:style-name="P407"><text:s text:c="4"/>list_ref(list_data, no) <text:s text:c="3"/>データ・リストまたはデータ並びlist_dataのno番目(&gt;=0)を参照する。</text:p>
      <text:p text:style-name="P406"><text:s text:c="4"/></text:p>
      <text:p text:style-name="P392">　構造体のリストを作成するプログラムは、Coalのデータ・リストを使うと変数定義とmain部分は以下のようになる。</text:p>
      <text:p text:style-name="P392"/>
      <text:p text:style-name="P409"><text:s text:c="4"/>//</text:p>
      <text:p text:style-name="P409"><text:s text:c="4"/>// リスト変数を使用する</text:p>
      <text:p text:style-name="P409"><text:s text:c="4"/>//</text:p>
      <text:p text:style-name="P410"><text:s text:c="4"/>構造体定義は同じ。</text:p>
      <text:p text:style-name="P410"/>
      <text:p text:style-name="P410"><text:s text:c="4"/>FAMILY f;</text:p>
      <text:p text:style-name="P410"><text:s text:c="4"/>int name_count = 0;</text:p>
      <text:p text:style-name="P410"><text:soft-page-break/></text:p>
      <text:p text:style-name="P410"><text:s text:c="4"/>proc main;</text:p>
      <text:p text:style-name="P410"><text:s text:c="8"/>set_family(f); <text:s text:c="15"/>// リストの先頭を作成</text:p>
      <text:p text:style-name="P410"><text:s text:c="8"/>if $ERROR thenl return ERROR; // 入力がEOFなら終了する</text:p>
      <text:p text:style-name="P410"><text:s text:c="8"/>fn = next_name(); <text:s text:c="12"/>// 異なる変数名を作成</text:p>
      <text:p text:style-name="P410"><text:s text:c="8"/>$(fn) = *f; <text:s text:c="18"/>// 実体を代入して新しい構造体とする</text:p>
      <text:p text:style-name="P410"><text:s text:c="8"/>family_list = list($(fn)); <text:s text:c="3"/>// family_listというリストを作成する</text:p>
      <text:p text:style-name="P410"><text:s text:c="8"/>loop;</text:p>
      <text:p text:style-name="P410"><text:s text:c="12"/>set_family(f); <text:s text:c="11"/>// 仮の構造体に値を設定</text:p>
      <text:p text:style-name="P410"><text:s text:c="12"/>if $ERROR thenl break; <text:s text:c="3"/>// 入力がEOFにならループをぬける</text:p>
      <text:p text:style-name="P410"><text:s text:c="12"/>fn = next_name(); <text:s text:c="8"/>// 異なる変数名を作成</text:p>
      <text:p text:style-name="P410"><text:s text:c="12"/>$(fn) = *f; <text:s text:c="14"/>// 実体を代入して新しい構造体とする</text:p>
      <text:p text:style-name="P410"><text:s text:c="12"/><text:bookmark-start text:name="__DdeLink__17661_1878294954"/>family_list<text:bookmark-end text:name="__DdeLink__17661_1878294954"/> = cons(family_list, $(fn)); <text:s/>// 新しい構造体をリストにつなぐ</text:p>
      <text:p text:style-name="P410"><text:s text:c="8"/>end loop;</text:p>
      <text:p text:style-name="P410"/>
      <text:p text:style-name="P406"><text:s text:c="8"/>for (i=0;i &lt; countv(family_list); i++);</text:p>
      <text:p text:style-name="P406"><text:s text:c="12"/>print_family_member(list_ref(family_list, i));</text:p>
      <text:p text:style-name="P410"><text:s text:c="8"/>end for;</text:p>
      <text:p text:style-name="P410"><text:s text:c="8"/>return ERROR;</text:p>
      <text:p text:style-name="P410"><text:s text:c="4"/>end proc;</text:p>
      <text:p text:style-name="P410"/>
      <text:p text:style-name="P411">7.2 データ並びの便利な機能</text:p>
      <text:p text:style-name="P412">　データ並びを使うと一度の代入操作で複数個の変数に複数個のデータをそれぞれ代入することができる。</text:p>
      <text:p text:style-name="P412">　また、関数の戻り値にデータ並びを指定すれば、複数個の変数に値を返すことができる。</text:p>
      <text:p text:style-name="P412"/>
      <text:p text:style-name="P412"><text:s text:c="4"/>[a, b, c] = [2, 'ABC', 9,6]</text:p>
      <text:p text:style-name="P412"/>
      <text:p text:style-name="P412">で、aには2が、bには'ABC'が、cには9.6が入る。代入式の右辺は関数の戻り値でもかまわない。したがって、これを使えば、関数から複数個のデータが戻せることになる。</text:p>
      <text:p text:style-name="P412"/>
      <text:p text:style-name="P413"><text:s text:c="4"/>[x, y, z] = 'XYZ';</text:p>
      <text:p text:style-name="P413"/>
      <text:p text:style-name="P413">で、x,y,zに'XYZ'が入る。</text:p>
      <text:p text:style-name="P413"/>
      <text:p text:style-name="P413"><text:s text:c="4"/>[d, e, f] = [3, 4];</text:p>
      <text:p text:style-name="P413"/>
      <text:p text:style-name="P413">で、dには3が、eとfには4が入る。対応するデータが足りないときは、最後のデータが使われる。</text:p>
      <text:p text:style-name="P413"/>
      <text:p text:style-name="P413"><text:s text:c="4"/>[g] = [5, 6, 7]</text:p>
      <text:p text:style-name="P413"/>
      <text:p text:style-name="P413">で、gには5が入る。右辺の余ったデータは捨てられる。</text:p>
      <text:p text:style-name="P413"/>
      <text:p text:style-name="P413"/>
      <text:p text:style-name="P414">第８章</text:p>
      <text:p text:style-name="P415"/>
      <text:p text:style-name="P416">範囲式</text:p>
      <text:p text:style-name="P417"/>
      <text:p text:style-name="P418"/>
      <text:p text:style-name="P419">（１）一般形式</text:p>
      <text:p text:style-name="P419">　　　　　　　　　　　　　　　　　　　　　　　　　　　　　日付増分文字列の内容</text:p>
      <table:table table:name="表6" table:style-name="表6">
        <table:table-column table:style-name="表6.A"/>
        <table:table-column table:style-name="表6.B"/>
        <table:table-column table:style-name="表6.C"/>
        <table:table-row table:style-name="表6.1">
          <table:table-cell table:style-name="表6.A1" office:value-type="string">
            <text:p text:style-name="P420"/>
            <text:p text:style-name="P421"><draw:custom-shape text:anchor-type="char" draw:z-index="1" draw:name="シェイプ1" draw:style-name="gr5" draw:text-style-name="P422" svg:width="0.212cm" svg:height="0.847cm" svg:x="4.715cm" svg:y="0.00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range-y-minimum="0" draw:handle-range-y-maximum="5400" draw:handle-position="10800 $0" draw:handle-position-x="10800" draw:handle-position-y="$0"/><draw:handle draw:handle-range-y-minimum="0" draw:handle-range-y-maximum="21600" draw:handle-position="right $1" draw:handle-position-x="right" draw:handle-position-y="$1"/></draw:enhanced-geometry></draw:custom-shape><draw:custom-shape text:anchor-type="char" draw:z-index="0" draw:name="シェイプ2" draw:style-name="gr5" draw:text-style-name="P422" svg:width="0.212cm" svg:height="0.847cm" svg:x="0.27cm" svg:y="0.00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range-y-minimum="0" draw:handle-range-y-maximum="5400" draw:handle-position="10800 $0" draw:handle-position-x="10800" draw:handle-position-y="$0"/><draw:handle draw:handle-range-y-minimum="0" draw:handle-range-y-maximum="21600" draw:handle-position="left $1" draw:handle-position-x="left" draw:handle-position-y="$1"/></draw:enhanced-geometry></draw:custom-shape><text:span text:style-name="T56">　 下限</text:span><text:span text:style-name="T38">値[△]..[△]上限値 <text:s/>[[△]..[△]増分値]</text:span></text:p>
            <text:p text:style-name="P420">　 範囲値</text:p>
            <text:p text:style-name="P423"/>
          </table:table-cell>
          <table:table-cell table:style-name="表6.B1" office:value-type="string">
            <text:p text:style-name="P420"/>
          </table:table-cell>
          <table:table-cell table:style-name="表6.A1" office:value-type="string">
            <text:p text:style-name="P420"/>
            <text:p text:style-name="P424">[Y|M|D|H|MI|N|S][△][増分値]</text:p>
          </table:table-cell>
        </table:table-row>
      </table:table>
      <text:p text:style-name="P425"/>
      <text:p text:style-name="P426">（２）構文規則</text:p>
      <text:p text:style-name="P426">　（Ａ）上下限値には、文字と数値と日付が指定できる。</text:p>
      <text:p text:style-name="P426">　（Ｂ）範囲式の増分値には、以下を指定できる。</text:p>
      <text:p text:style-name="P427">文字と数値のときは、数値</text:p>
      <text:p text:style-name="P427">日付のときは、期間を示す数値または日付増分文字列。数値と期間の対応は以下の通り。</text:p>
      <text:p text:style-name="P427">1 ・・・ Y</text:p>
      <text:p text:style-name="P427">2 ・・・ M</text:p>
      <text:p text:style-name="P427">3 ・・・ D</text:p>
      <text:p text:style-name="P427">4 ・・・ H</text:p>
      <text:p text:style-name="P427">5 ・・・ MI or N</text:p>
      <text:p text:style-name="P427">6 ・・・ S</text:p>
      <text:p text:style-name="P426">　（Ｃ）日付増分文字列の増分値には、整数を指定する。整数でないときは、整数に変換される。</text:p>
      <text:p text:style-name="P426"/>
      <text:p text:style-name="P426">（３）一般規則</text:p>
      <text:p text:style-name="P426">　（Ａ）下限値と上限値が共に文字のときは、先頭１文字が、範囲として使われる。</text:p>
      <text:p text:style-name="P426">　（Ｂ）下限値と上限値のどちらかが日付のときは、他方は日付に変換される。</text:p>
      <text:p text:style-name="P426">　（Ｃ）下限値と上限値のどちらかが数値のときは、以下の順位で変換され、同じ属性に合わされる。</text:p>
      <text:p text:style-name="P428"><text:span text:style-name="T38">　　　　</text:span><text:span text:style-name="T57">整数 --&gt; </text:span><text:span text:style-name="T38">符号なし整数 --&gt; </text:span><text:span text:style-name="T57">１０進浮動(固定)小数点数 --&gt; ２進倍精度浮動小数点数</text:span></text:p>
      <text:p text:style-name="P429">　（Ｄ）下限値と上限値は、大小を問わない。</text:p>
      <text:p text:style-name="P430">増分値は、正負を問わない。増分値が０のときは１が取られる。</text:p>
      <text:p text:style-name="P429">　（Ｅ）範囲値に増分値を指定したときは、増分を含んでいるときは、増分値が更新される。</text:p>
      <text:p text:style-name="P426">　（Ｆ）以下の場所では、関数の引数および配列のインデックスを除き、増分値(正/負)で展開される。</text:p>
      <text:p text:style-name="P428"><text:span text:style-name="T58">　　　　・</text:span><text:span text:style-name="T38">ＦＯＲ ＥＡＣＨの対象データ</text:span></text:p>
      <text:p text:style-name="P428"><text:span text:style-name="T58">　　　　</text:span><text:span text:style-name="T38">展開されない場合は、範囲値（範囲式の評価結果）が使われる。</text:span></text:p>
      <text:p text:style-name="P429">　（Ｇ）バリアント型または可変長文字型の変数に範囲式を代入したときは、範囲値として保存される。</text:p>
      <text:p text:style-name="P429">　　　　その他の型のときは、下限値がその型で保存される。</text:p>
      <text:p text:style-name="P431">　　　　範囲値が演算されるときには、比較演算を除き下限値が使われる。</text:p>
      <text:p text:style-name="P429">　（Ｈ）変数の範囲値は、式の中では展開されない。</text:p>
      <text:p text:style-name="P429">　（Ｉ）増分値を省略するかゼロのときは、１が取られる。</text:p>
      <text:p text:style-name="P429">　（Ｊ）日付の範囲式の増分値に数値を指定したときは、整数に変換され日の増分となる。</text:p>
      <text:p text:style-name="P429">　　　　日付増分文字列の期間文字を省略したときは、日の増分となる。</text:p>
      <text:p text:style-name="P432"/>
      <text:p text:style-name="P433">第９章</text:p>
      <text:p text:style-name="P434"/>
      <text:p text:style-name="P435">複素数式</text:p>
      <text:p text:style-name="P436"/>
      <text:p text:style-name="P437"/>
      <text:p text:style-name="P438">　複素数は、通常の数値データと同様に数値演算が可能である。現在は、以下の演算と関数をサポートする。</text:p>
      <text:p text:style-name="P438">　虚数は、実数部を持たない虚数部のみのデータである。定数は数値の後ろに"i"を付ける。</text:p>
      <text:p text:style-name="P438">　演算の結果、実数部がゼロのときは、虚数になり、虚数部がゼロのときは、実数になる。(オプションで</text:p>
      <text:p text:style-name="P438">変更可能)</text:p>
      <text:p text:style-name="P438">　二項演算の左右の項は交換可能、項には定数(式)または変数(式)を指定可能。</text:p>
      <text:p text:style-name="P438"/>
      <text:p text:style-name="P438">　　　虚数　　←　虚数　　[ {＋|－} 虚数 ]</text:p>
      <text:p text:style-name="P438">　　 <text:s/>実数 <text:s text:c="3"/>←　虚数 <text:s text:c="3"/>{＊|／} <text:s text:c="2"/>虚数</text:p>
      <text:p text:style-name="P438">　　　複素数　←　実数　　 <text:s/>{＋|－|＊|／} { 虚数 | 複素数 }</text:p>
      <text:p text:style-name="P438">　　　複素数　←　複素数　[ {＋|－|＊|／}　 複素数 ]</text:p>
      <text:p text:style-name="P438">　　[ 虚数 | 実数 | 複素数 ] ← { 虚数 | 複素数 }＊＊実数</text:p>
      <text:p text:style-name="P431"/>
      <text:p text:style-name="P431">　　　{ 実数 | 虚数 | 複素数 } {＝＝|＜＞} { 実数 | 虚数 | 複素数 }</text:p>
      <text:p text:style-name="P431"/>
      <text:p text:style-name="P431">　以下の形式での指定も可能。実数と虚数の交換はできない。</text:p>
      <text:p text:style-name="P431"><text:s text:c="2"/>実数と虚数には、定数(式)または変数(式)を指定可能。</text:p>
      <text:p text:style-name="P431">　実数部または虚数部がゼロでも複素数になる。(オプションで変更可能)</text:p>
      <text:p text:style-name="P431"/>
      <text:p text:style-name="P431">　　　複素数　＝　実数 [△] ．．[△] 虚数</text:p>
      <text:p text:style-name="P431"/>
      <text:p text:style-name="P431">　以下の関数をサポートする。</text:p>
      <text:p text:style-name="P431">　　　ABS(),POWER(),SIN(),COS(),TAN(),SQRT(),CBRT(),LOG(),LOG10(),EXP()</text:p>
      <text:p text:style-name="P431"/>
      <text:p text:style-name="P439"/>
      <text:p text:style-name="P440">第１０章</text:p>
      <text:p text:style-name="P441"/>
      <text:p text:style-name="P442">有理数式</text:p>
      <text:p text:style-name="P443"/>
      <text:p text:style-name="P444"/>
      <text:p text:style-name="P445"><text:span text:style-name="T59">　有理数は</text:span><text:span text:style-name="T56">分母と分子を別々に持つ数であり、それぞれ、小数部なしの１０進浮動小数点型で保持される。</text:span></text:p>
      <text:p text:style-name="P446">　ただし、分子がゼロのときは、１０進浮動小数点型の一般の数値となる。</text:p>
      <text:p text:style-name="P446">　それぞれの値は、変数に代入されるときか、出力されるときに約分される。約分は、素数の2～131まで</text:p>
      <text:p text:style-name="P446">で、分子と分母の小さい方の数を元に行い、その数が素数の場合を除き、その数の平方根を超えた素数を</text:p>
      <text:p text:style-name="P446">上限として行う。</text:p>
      <text:p text:style-name="P446">　データ指定子(*)を付けると、一般の数値に変換される。</text:p>
      <text:p text:style-name="P446">　二項演算のどちらかの項が有理数のときは、他方は有理数に変換される。</text:p>
      <text:p text:style-name="P446">　有理数と２進倍精度浮動小数点数の二項演算では、２進倍精度浮動小数点数の一般の数値に変換される。</text:p>
      <text:p text:style-name="P446">　以下の演算は、分数の形のまま実行される。他の演算は、一般の数値に変換される。</text:p>
      <text:p text:style-name="P446">　　　・四則演算　(＋、－、＊、／)</text:p>
      <text:p text:style-name="P446">　　　・整数値による累乗</text:p>
      <text:p text:style-name="P446">　　　・前置代入子、後置代入子 (＋＋、－－)</text:p>
      <text:p text:style-name="P446">　　　・比較</text:p>
      <text:p text:style-name="P446">　　　・以下の関数</text:p>
      <text:p text:style-name="P446">　　　　　MAX, MIN, AVG, SUM, PRODUCT, ABS</text:p>
      <text:p text:style-name="P447">　定数は、以下の形式で指定する。</text:p>
      <text:p text:style-name="P448">　　　数値r[/数値]　または　数値[r]/数値r</text:p>
      <text:p text:style-name="P449">　　</text:p>
      <text:p text:style-name="P440">第１１章</text:p>
      <text:p text:style-name="P441"/>
      <text:p text:style-name="P442">入出力</text:p>
      <text:p text:style-name="P443"/>
      <text:p text:style-name="P450"/>
      <text:p text:style-name="P450">　ここでは、入出力関数に関するすべてを説明するのではなく、ＯＳの環境と相互作用するようなCoalプログラムを書くのに不可欠な点と、I/O関数機能の概要を示すこととしたい。</text:p>
      <text:p text:style-name="P450"/>
      <text:p text:style-name="P451">11.1 標準入出力</text:p>
      <text:p text:style-name="P452">　一番簡単な入力機構は、標準入力(通常はキーボード)からgetchar()を使って１度に１文字ずつ読み込む方法である。getchar()は呼ばれるごとに次の入力文字を返す。Coalをサポートする環境では記号＜を使って入力をキーボードからファイルに切り換えることができる。これをリダイレクトすると言う。プログラムprog.clでgetchar()を使う場合、</text:p>
      <text:p text:style-name="P452">コマンド行</text:p>
      <text:p text:style-name="P452"/>
      <text:p text:style-name="P452"><text:s text:c="4"/>coal prog &lt; infile</text:p>
      <text:p text:style-name="P452"/>
      <text:p text:style-name="P452">は、prog.clがキーボードからではなく、infileから読み込みを行うよう指示するものである。入力の切り換えは、prog.cl自身は変更しなくてよいような仕方で行われる。特に、"&lt; infile"という部分は、コマンド行のパラメータとして、%argvに含まれることはない。入力がパイプ機構を通して他のプログラムからくる場合にも入力の切り換えは見えない。コマンド行</text:p>
      <text:p text:style-name="P452"/>
      <text:p text:style-name="P452"><text:s text:c="4"/>coal otherprog | coal prog</text:p>
      <text:p text:style-name="P452"/>
      <text:p text:style-name="P453">は、otherprogとprogという二つのプログラムを走らせ、otherprogの標準出力をprogの標準入力に割り当てることを指示する。</text:p>
      <text:p text:style-name="P453">　getchar()はどんな入力を読み込んでいるときでも、入力の終わりに出会うとNULL文字('')を返す。キーボードから入力しているときは、Ctrl-dで入力が終わる。</text:p>
      <text:p text:style-name="P413">　出力の場合は、putchar(c)によって"標準出力"(通常はディスプレイ)に文字を出力する。この出力も記号＞を使ってファイルに切り換えることができる。prog.clでputchar()を使っている場合、コマンド行</text:p>
      <text:p text:style-name="P413"/>
      <text:p text:style-name="P413"><text:s text:c="4"/>coal prog &gt; outfile</text:p>
      <text:p text:style-name="P413"/>
      <text:p text:style-name="P413">は標準出力をディスプレイではなくoutfileに書き出すことを指示する。linux等では次のようにパイプを使っても良い。</text:p>
      <text:p text:style-name="P413"/>
      <text:p text:style-name="P413"><text:s text:c="4"/>coal prog | coal anotherprog</text:p>
      <text:p text:style-name="P413"/>
      <text:p text:style-name="P454">は<text:span text:style-name="T60">progの標準出力をanotherprogの標準入力に割り当てることの指示である。この場合もprogではこの入出力切り換えは意識しないでよい。</text:span></text:p>
      <text:p text:style-name="P455">　printf()による出力も標準出力に出るから、putchar()とprintf()の呼び出しを交互に行うことができる。</text:p>
      <text:p text:style-name="P455">　多くのプログラムでは、一つの入力ストリームから読み込んで一つの出力ストリームへ書き出すことしかやっていないが、このようなプログラムには、getchar()、putchar()、printf()による入出力で十分であり、</text:p>
      <text:p text:style-name="P456">確かに初めはそれでよい。これは、ファイルの切り換えや、あるプログラムの出力を別のプログラムの入力に割り当てるパイプ機構を使う場合には特にそうである。たとえば、入力を小文字に変換するプログラム</text:p>
      <text:p text:style-name="P456">lower.clを考えてみよう。</text:p>
      <text:p text:style-name="P456"><text:soft-page-break/></text:p>
      <text:p text:style-name="P456"><text:s text:c="4"/>//</text:p>
      <text:p text:style-name="P457"><text:s text:c="4"/>// 入力を小文字に変換する</text:p>
      <text:p text:style-name="P456"><text:s text:c="4"/>//</text:p>
      <text:p text:style-name="P456"><text:s text:c="4"/>proc main;</text:p>
      <text:p text:style-name="P456"><text:s text:c="8"/>try;</text:p>
      <text:p text:style-name="P457"><text:s text:c="12"/>loop;</text:p>
      <text:p text:style-name="P457"><text:s text:c="16"/>putchar(getchar() to 'lower');</text:p>
      <text:p text:style-name="P456"><text:s text:c="12"/>end loop;</text:p>
      <text:p text:style-name="P456"><text:s text:c="8"/>catch FILE_READ_END_EXCEPTION;</text:p>
      <text:p text:style-name="P456"><text:s text:c="8"/>catch;</text:p>
      <text:p text:style-name="P456"><text:bookmark-start text:name="__DdeLink__7800_3608276263"/><text:s text:c="12"/>fputline(SDTERR, errmsg);</text:p>
      <text:p text:style-name="P456"><text:bookmark-end text:name="__DdeLink__7800_3608276263"/><text:s text:c="8"/>end try;</text:p>
      <text:p text:style-name="P456"><text:s text:c="8"/>return ERROR;</text:p>
      <text:p text:style-name="P456"><text:s text:c="4"/>end proc;</text:p>
      <text:p text:style-name="P456"/>
      <text:p text:style-name="P456">上記 getchar() to 'lower' のto は変換演算子であり、'lower'が小文字に変換するパラメータである。</text:p>
      <text:p text:style-name="P456">ちなみに、'lower'は1文字目のみが有効である。</text:p>
      <text:p text:style-name="P456"/>
      <text:p text:style-name="P458"><text:s text:c="12"/>fputline(SDTERR, errmsg);</text:p>
      <text:p text:style-name="P458"/>
      <text:p text:style-name="P459">は、エラーメッセージを標準エラー出力に出力する。標準エラー出力がファイルに切り換えられていなければ、エラーメッセージは、ディスプレイに出力される。もし、エラーメッセージを標準出力に出した場合には、エラーに気付かずに終わってしまうことになるので、エラーメッセージを標準エラー出力に出すことは有益である。</text:p>
      <text:p text:style-name="P459">　Coalでは、ＥＸＥＣコマンドでスクリプトを実行するときに、リダイレクトを指定できる。</text:p>
      <text:p text:style-name="P459"/>
      <text:p text:style-name="P459"><text:s text:c="4"/>exec sc script_file 'A' 12 &lt;infile &gt;outfile ;</text:p>
      <text:p text:style-name="P459"/>
      <text:p text:style-name="P459">これでは、script_fileの実行中は、標準入力はinfileから入力し、標準出力はoutfileに出力する。</text:p>
      <text:p text:style-name="P459">"&gt;"のときは、ファイルは上書きされ、"&gt;&gt;"のときは、ファイルに追加出力される。また、"&gt;&amp;"または"&gt;&gt;&amp;"のときは、標準エラー出力もファイルにリダイレクトされる。</text:p>
      <text:p text:style-name="P459"/>
      <text:p text:style-name="P459"/>
      <text:p text:style-name="P460">11.2 書式なし出力――print, echo, say</text:p>
      <text:p text:style-name="P461">　これまでは正式な説明なしにずっとprintを使ってきたが、ここではさらに完全かつ詳細に説明しよう。</text:p>
      <text:p text:style-name="P461"/>
      <text:p text:style-name="P462"><text:s text:c="4"/>print flags arg1 argv2 ・・・ [ DO<text:span text:style-name="T61">|FOR</text:span>ループ ]</text:p>
      <text:p text:style-name="P462"/>
      <text:p text:style-name="P462">は、printコマンドである。flagsは、'/'から始まる文字列で、引数の出力形式を変更する。どこにあってもいいし、なくても良い。指定された以降の引数に対して適応される。arg1は出力対象の引数である。式を指定しても良い。式を指定するときは間に空白を入れてはならない。DO<text:span text:style-name="T61">|FOR</text:span>ループがあると、その回数だけDO<text:span text:style-name="T61">|FOR</text:span>の前のprint文を実行する。</text:p>
      <text:p text:style-name="P462">　標準の出力形式は以下となる。</text:p>
      <text:p text:style-name="P462"/>
      <text:p text:style-name="P463"><text:soft-page-break/><text:s text:c="4"/>arg1=arg1の値,△arg2=arg2の値,△・・・　　　(△は、半角スペースまたはタブ)</text:p>
      <text:p text:style-name="P462"/>
      <text:p text:style-name="P462">　引数の値の出力形式は、以下となる。</text:p>
      <text:p text:style-name="P462">　　　　・数値属性：１０進表示</text:p>
      <text:p text:style-name="P462">　　　　・文字属性：二重引用符で囲んで表示</text:p>
      <text:p text:style-name="P462">　　　　　　　　　　式の値がNULLパラメータのときは、二重引用符は表示しない</text:p>
      <text:p text:style-name="P462">　　　　・ＢＵＬＫ：１６進ダンプ表示(始めの512バイトまで)</text:p>
      <text:p text:style-name="P462">　　　　　　　　　　(式の値の部分には、"**BULK**"を出力する)</text:p>
      <text:p text:style-name="P462">　　　　・日付　 <text:s/>： YYYY/MM/DD HH24/MI/SS 形式</text:p>
      <text:p text:style-name="P462">　　　　・関数名　："関数名()"</text:p>
      <text:p text:style-name="P462">　　　　・配列名　：アクセス属性 データ属性 配列名 配列属性</text:p>
      <text:p text:style-name="P462">　　　　　　　　　　配列属性は、</text:p>
      <text:p text:style-name="P462">　　　　　　　　　　　MAPPEDのとき： (マップインデックス)[次元１,次元２,次元３,・・・]</text:p>
      <text:p text:style-name="P462">　　　　　　　　　　　HASH <text:s/>のとき： Hash(配列の大きさの初期値)</text:p>
      <text:p text:style-name="P462">　　　　　　　　　　　その他のとき： [次元１,次元２,次元３,・・・]</text:p>
      <text:p text:style-name="P462">　　　　　　　　　　リストとデータ並び式中のときは、値を出力する。</text:p>
      <text:p text:style-name="P462">　　　　・構造体名、構造体定義名：アクセス属性 構造体定義名={要素名=属性,・・・}</text:p>
      <text:p text:style-name="P462"/>
      <text:p text:style-name="P462">　　　　データ属性は、型なしのときは、すべて小文字、型ありのときは、１文字目のみ大文字になる。</text:p>
      <text:p text:style-name="P462">　　　　以下の値間の区切り文字は、オプションにより以下となる。</text:p>
      <text:p text:style-name="P462">　　　　　　カンマ出力あり：半角カンマ</text:p>
      <text:p text:style-name="P462">　　　　　　カンマ出力なし、タブ出力なし：半角スペース</text:p>
      <text:p text:style-name="P462">　　　　　　カンマ出力なし、タブ出力あり：タブ</text:p>
      <text:p text:style-name="P462">　　　　・*配列名 ：通常配列：値,・・・</text:p>
      <text:p text:style-name="P462">　　　　　　　　　　連想配列：[キー値]=値,・・・</text:p>
      <text:p text:style-name="P462">　　　　・*構造体名：{要素名=値,・・・}</text:p>
      <text:p text:style-name="P462">　　　　・[*]リスト：[値,・・・]</text:p>
      <text:p text:style-name="P462">　　　　・[*]データ並び式：{値,・・・}</text:p>
      <text:p text:style-name="P462">　　　　・範囲値の展開：値,・・・</text:p>
      <text:p text:style-name="P462">　　　　・クラス名："Class クラス名"</text:p>
      <text:p text:style-name="P462">　　　　・インスタンス名："Instance as クラス名"</text:p>
      <text:p text:style-name="P461"/>
      <text:p text:style-name="P461">　flagsの一般形式は以下である。</text:p>
      <text:p text:style-name="P461"/>
      <text:p text:style-name="P464"><text:s text:c="4"/>/制御文字列{+|-}[・・・制御文字列{+|-}]</text:p>
      <text:p text:style-name="P464"/>
      <text:p text:style-name="P464"><text:s text:c="4"/>制御文字は、{c|q|d|x|e|m|i|n|p|t<text:span text:style-name="T62">|l|r|u|g</text:span>}</text:p>
      <text:p text:style-name="P461"/>
      <text:p text:style-name="P464">　　　　　制御文字は、指定した以降のデータ出力時の以下を制御する。</text:p>
      <text:p text:style-name="P461">　　　　　　c: カンマの制御指定。</text:p>
      <text:p text:style-name="P461">　　　　　　q: ２重引用符の制御指定。</text:p>
      <text:p text:style-name="P461">　　　　　　d: デバッグ形式(情報構造体(システム内部での管理情報)の内容出力)での出力制御指定。</text:p>
      <text:p text:style-name="P461">　　　　　　x: １６進表示する。</text:p>
      <text:p text:style-name="P461">　　　　　　　　　x[+|-][インターバル[Z]] <text:s text:c="4"/>Z:ゼロサプレス表示する</text:p>
      <text:p text:style-name="P461">　　　　　　　・CHAR <text:s text:c="3"/>: 16バイト毎の16進表示(インターバル有効)</text:p>
      <text:p text:style-name="P461"><text:soft-page-break/>　　　　　　　・INTEGER/DOUBLE/DATE : データ長の16進表示</text:p>
      <text:p text:style-name="P461">　　　　　　　・DECIMAL : 2バイト毎の16進表示(インターバル有効)</text:p>
      <text:p text:style-name="P461">　　　　　　　・BULK <text:s text:c="3"/>: 512バイトまでの16進ダンプ形式(インターバルまで出力(最大4096バイト))</text:p>
      <text:p text:style-name="P461">　　　　　　e: ERROROUT()を使用してエラーログに出力する。</text:p>
      <text:p text:style-name="P461">　　　　　　m: １０進小数点で３桁毎にカンマを出力する。(+,- 以外のときは、実行時オプション)</text:p>
      <text:p text:style-name="P461">　　　　　　i: 属性を出力する。リストおよびデータ並び式のときは、各値の属性を出力する。</text:p>
      <text:p text:style-name="P461">　　　　　　n: "式="を出力する。</text:p>
      <text:p text:style-name="P461">　　　　　　p: 指数表示にする。または、指数表示時の仮数桁数と指数桁数を設定する。</text:p>
      <text:p text:style-name="P461">　　　　　　 <text:s text:c="4"/>p[+|-][仮数桁数][Z|N|R][,[指数桁数][R]]</text:p>
      <text:p text:style-name="P461">　　　　　　 <text:s text:c="4"/>+|- 省略時は、仮数桁数と指数桁数の設定のみとなる。</text:p>
      <text:p text:style-name="P461">　　　　　　 <text:s text:c="4"/>Z : 仮数右側を0サプレスする。</text:p>
      <text:p text:style-name="P461">　　　　　　 <text:s text:c="4"/>N : 仮数右側を0サプレスしない。</text:p>
      <text:p text:style-name="P461">　　　　　　 <text:s text:c="4"/>R : 仮数桁数または指数桁数の指定をリセットする。</text:p>
      <text:p text:style-name="P461">　　　　　　t: 式と式の区切りに半角スペースの代わりにタブを出力する。</text:p>
      <text:p text:style-name="P465">　　　　　　<text:span text:style-name="T63">l: リストデータの'[]'囲みを設定する。</text:span></text:p>
      <text:p text:style-name="P466">　　　　　　r: *指定を下位のデータに波及させる。</text:p>
      <text:p text:style-name="P466">　　　　　　u: リダイレクトしない。</text:p>
      <text:p text:style-name="P466">　　　　　　g: 一般変数でない１つの式の出力結果を"&lt;&gt;"で囲む</text:p>
      <text:p text:style-name="P465"/>
      <text:p text:style-name="P461"><text:s text:c="10"/>　+: 制御対象を出力する。</text:p>
      <text:p text:style-name="P461">　　　　　　-: 制御対象を出力しない。</text:p>
      <text:p text:style-name="P461">　　　　　　+,- 省略時: 制御対象を出力する。</text:p>
      <text:p text:style-name="P461"/>
      <text:p text:style-name="P461">　printは関数でも指定できる。</text:p>
      <text:p text:style-name="P461"/>
      <text:p text:style-name="P467"><text:s text:c="2"/>　　　print(flags, arg1, argv2, ・・・)</text:p>
      <text:p text:style-name="P467"/>
      <text:p text:style-name="P467">コマンドとの違いは以下である。</text:p>
      <text:p text:style-name="P467"/>
      <text:p text:style-name="P467">　・flagsは、文字定数、または、変数として指定する。</text:p>
      <text:p text:style-name="P467">　・引数が式のときは、式の中に空白があってもよい。</text:p>
      <text:p text:style-name="P467"/>
      <text:p text:style-name="P467"/>
      <text:p text:style-name="P460">11.3 書式付き出力――printf</text:p>
      <text:p text:style-name="P468">　これまでは正式な説明なしにずっとprintfを使ってきたが、ここではさらに完全かつ詳細に説明しよう。</text:p>
      <text:p text:style-name="P468"/>
      <text:p text:style-name="P469"><text:bookmark-start text:name="__DdeLink__7979_3608276263"/><text:s text:c="4"/>printf(format, arg1, argv2, ・・・) または printf format arg1 argv2 ・・・ [ DO<text:span text:style-name="T61">|FOR</text:span>ループ ]</text:p>
      <text:p text:style-name="P458"><text:bookmark-end text:name="__DdeLink__7979_3608276263"/></text:p>
      <text:p text:style-name="P458">printfは文字列formatによる制御の下でその引数を変換し、編集し、標準出力へ出力する関数またはコマンドである。この制御文字列には２通りのオブジェクトがある。一つは普通の文字（そのまま出力先へコピーされる）であり、もう一つは変換仕様である。どちらも次に連続しているprintfへの引数を変換し、出力させるためのものである。</text:p>
      <text:p text:style-name="P458">　変換仕様はどれも文字%で始まり、変換文字で終わる形をしている。%と変換文字の間には次のものがあってもよい。</text:p>
      <text:p text:style-name="P458"/>
      <table:table table:name="表3" table:style-name="表3">
        <table:table-column table:style-name="表3.A"/>
        <table:table-column table:style-name="表3.B"/>
        <table:table-column table:style-name="表3.C"/>
        <text:soft-page-break/>
        <table:table-row>
          <table:table-cell table:style-name="表3.A1" office:value-type="string">
            <text:p text:style-name="P470">No</text:p>
          </table:table-cell>
          <table:table-cell table:style-name="表3.B1" office:value-type="string">
            <text:p text:style-name="P471">%と変換文字の間</text:p>
          </table:table-cell>
          <table:table-cell table:style-name="表3.C1" office:value-type="string">
            <text:p text:style-name="P470">説明</text:p>
          </table:table-cell>
        </table:table-row>
        <table:table-row>
          <table:table-cell table:style-name="表3.A2" office:value-type="string">
            <text:p text:style-name="P472">１</text:p>
          </table:table-cell>
          <table:table-cell table:style-name="表3.B2" office:value-type="string">
            <text:p text:style-name="P472">マイナス符号</text:p>
          </table:table-cell>
          <table:table-cell table:style-name="表3.C2" office:value-type="string">
            <text:p text:style-name="P472">変換された引数をフィールドの左側にそろえることを指定する。</text:p>
          </table:table-cell>
        </table:table-row>
        <table:table-row>
          <table:table-cell table:style-name="表3.A2" office:value-type="string">
            <text:p text:style-name="P472">２</text:p>
          </table:table-cell>
          <table:table-cell table:style-name="表3.B2" office:value-type="string">
            <text:p text:style-name="P473">フィールドの最小幅を指定する数字列</text:p>
            <text:p text:style-name="P473">(size)</text:p>
          </table:table-cell>
          <table:table-cell table:style-name="表3.C2" office:value-type="string">
            <text:p text:style-name="P472">変換された数値は最小でもこの広さのフィールドを使って必要ならそれを広げて、出力される。変換した引数がこの広さよりも少ない半角文字数のものであれば、フィールドの幅になるまで、左側にパッドが入れられる（左へそろえるように指定すれば、右側にパッドが入れられる）パッド<text:span text:style-name="T64">は普通半角スペースだが、0を最初に付けてフィールドの幅を指定すれば0になる。（この0は8進数</text:span>を示すためのものではない）</text:p>
          </table:table-cell>
        </table:table-row>
        <table:table-row>
          <table:table-cell table:style-name="表3.A2" office:value-type="string">
            <text:p text:style-name="P472">３</text:p>
          </table:table-cell>
          <table:table-cell table:style-name="表3.B2" office:value-type="string">
            <text:p text:style-name="P473">ピリオド</text:p>
          </table:table-cell>
          <table:table-cell table:style-name="表3.C2" office:value-type="string">
            <text:p text:style-name="P472">フィールドの幅を示す数字列と桁数（精度）を示す数字列との区切り。</text:p>
          </table:table-cell>
        </table:table-row>
        <table:table-row>
          <table:table-cell table:style-name="表3.A2" office:value-type="string">
            <text:p text:style-name="P472">４</text:p>
          </table:table-cell>
          <table:table-cell table:style-name="表3.B2" office:value-type="string">
            <text:p text:style-name="P473">数字列（精度）</text:p>
            <text:p text:style-name="P473">(scale)</text:p>
          </table:table-cell>
          <table:table-cell table:style-name="表3.C2" office:value-type="string">
            <text:p text:style-name="P472">文字列から出力すべき最大半角文字数、あるいは<text:span text:style-name="T64">float、double、decimalの</text:span>出力すべき小数点以下の桁数を指定する。</text:p>
          </table:table-cell>
        </table:table-row>
      </table:table>
      <text:p text:style-name="P458"/>
      <text:p text:style-name="P458">変換文字とその意味は次の通りである。</text:p>
      <text:p text:style-name="P474"/>
      <table:table table:name="表4" table:style-name="表4">
        <table:table-column table:style-name="表4.A"/>
        <table:table-column table:style-name="表4.B"/>
        <table:table-column table:style-name="表4.C"/>
        <table:table-row>
          <table:table-cell table:style-name="表4.A1" office:value-type="string">
            <text:p text:style-name="P475">No</text:p>
          </table:table-cell>
          <table:table-cell table:style-name="表4.B1" office:value-type="string">
            <text:p text:style-name="P476">変換文字</text:p>
          </table:table-cell>
          <table:table-cell table:style-name="表4.C1" office:value-type="string">
            <text:p text:style-name="P475">意味</text:p>
          </table:table-cell>
        </table:table-row>
        <table:table-row>
          <table:table-cell table:style-name="表4.A2" office:value-type="string">
            <text:p text:style-name="P477">１</text:p>
          </table:table-cell>
          <table:table-cell table:style-name="表4.B2" office:value-type="string">
            <text:p text:style-name="P477">d, i</text:p>
          </table:table-cell>
          <table:table-cell table:style-name="表4.C2" office:value-type="string">
            <text:p text:style-name="P478">引数が整数に変換された後で、符号付き 10 進表記に変換する。 精度指定があれば、精度で指定した桁数は必ず出力される。デフォルトの精度は 1 である。 0 を表示しようとした時に、明示的に精度として 0 が指定されていると、 出力は空文字列となる。</text:p>
          </table:table-cell>
        </table:table-row>
        <table:table-row>
          <table:table-cell table:style-name="表4.A2" office:value-type="string">
            <text:p text:style-name="P477">２</text:p>
          </table:table-cell>
          <table:table-cell table:style-name="表4.B2" office:value-type="string">
            <text:p text:style-name="P479">o, u, x, X</text:p>
          </table:table-cell>
          <table:table-cell table:style-name="表4.C2" office:value-type="string">
            <text:p text:style-name="P480">引数が整数に変換された後で、符号なし8進数 (o), 符号なし10進数 (u), 符号なし16進数 (x と X) に変換する。 x 変換では abcdef が使用され、 X 変換では ABCDEF が使用される。 精度指定があれば、精度で指定した桁数は必ず出力される。</text:p>
          </table:table-cell>
        </table:table-row>
        <table:table-row>
          <table:table-cell table:style-name="表4.A2" office:value-type="string">
            <text:p text:style-name="P477">３</text:p>
          </table:table-cell>
          <table:table-cell table:style-name="表4.B2" office:value-type="string">
            <text:p text:style-name="P477">e, E</text:p>
          </table:table-cell>
          <table:table-cell table:style-name="表4.C2" office:value-type="string">
            <text:p text:style-name="P478">引数がdouble型に変換された後で、 [- ]d .ddd e±dd のスタイルに変換されます。 小数点以上は 1 桁で、小数点以下の桁数は精度と等しくなります。 精度が指定されていない場合は 6 が仮定されます。 精度が 0 である場合、小数点は出力されません。 E 変換では、文字 E(eではない) が使用されて指数が導入されます。 指数には、最低 2 桁が常に含まれます。 値が 0 である場合、指数は 00 になります。</text:p>
          </table:table-cell>
        </table:table-row>
        <table:table-row>
          <table:table-cell table:style-name="表4.A2" office:value-type="string">
            <text:p text:style-name="P477">４</text:p>
          </table:table-cell>
          <table:table-cell table:style-name="表4.B2" office:value-type="string">
            <text:p text:style-name="P477">f</text:p>
          </table:table-cell>
          <table:table-cell table:style-name="表4.C2" office:value-type="string">
            <text:p text:style-name="P481">引数がdouble型に変換された後で、 [- ]ddd .ddd, のスタイルで10進に変換されます。 小数点以下の桁数は、精度指定に等しくなります。 精度が指定されていない場合は 6 が仮定されます。 精度が 0 である場合、小数点は出力されません。小数点が出力される場合は、小数点以上に最低 1 桁が出力されます。</text:p>
          </table:table-cell>
        </table:table-row>
        <table:table-row>
          <table:table-cell table:style-name="表4.A2" office:value-type="string">
            <text:p text:style-name="P477">５</text:p>
          </table:table-cell>
          <table:table-cell table:style-name="表4.B2" office:value-type="string">
            <text:p text:style-name="P482">g, G</text:p>
          </table:table-cell>
          <table:table-cell table:style-name="表4.C2" office:value-type="string">
            <text:p text:style-name="P481">引数がdouble型に変換された後で、スタイル f か e(G変換の場合はE)で変換されます。精度は有効桁数を指定します。 精度が指定されていない場合は 6 が仮定されます。 精度が 0 である場合は 1 として扱われます。 変換後の指数が -4 より小さいか精度以上である場合は、スタイル e が使用されます。 後続の 0 は、結果の小数部から削除されます。 小数点は、小数点以下に最低でも 1 桁ある場合に出力されます。</text:p>
          </table:table-cell>
        </table:table-row>
        <table:table-row>
          <table:table-cell table:style-name="表4.A2" office:value-type="string">
            <text:p text:style-name="P477">６</text:p>
          </table:table-cell>
          <table:table-cell table:style-name="表4.B2" office:value-type="string">
            <text:p text:style-name="P482">a, A</text:p>
          </table:table-cell>
          <table:table-cell table:style-name="表4.C2" office:value-type="string">
            <text:p text:style-name="P481">a 変換では、 double 引き数を (abcdef の文字を使って) [-]0xh.hhhhp\*(Pmd; 形式の 16 進表記に変換する。 A 変換では、前置文字列 0X, 文字 ABCDEF, 指数文字 P を用いる。 小数点の前には 1桁の16進数が置かれ、小数点の後ろの桁数は 精度で指定された値となる。 デフォルトの精度は、その値が 2進数で正確に表現できる場合には、 その値を正確に表現できる桁数となる。それ以外の場合は、 double 型の値を区別するのに十分な大きさとなる。 小数点の前の数字は、正規化されていない数の場合はいくつになるか分からない。 正規化された数の場合は、 0 以外の値になるが、いく<text:soft-page-break/>つになるかは分からない。</text:p>
          </table:table-cell>
        </table:table-row>
        <table:table-row>
          <table:table-cell table:style-name="表4.A2" office:value-type="string">
            <text:p text:style-name="P477">７</text:p>
          </table:table-cell>
          <table:table-cell table:style-name="表4.B2" office:value-type="string">
            <text:p text:style-name="P477">c</text:p>
          </table:table-cell>
          <table:table-cell table:style-name="表4.C2" office:value-type="string">
            <text:p text:style-name="P478">引数の、先頭の１バイトが出力される。</text:p>
          </table:table-cell>
        </table:table-row>
        <table:table-row>
          <table:table-cell table:style-name="表4.A2" office:value-type="string">
            <text:p text:style-name="P477">８</text:p>
          </table:table-cell>
          <table:table-cell table:style-name="表4.B2" office:value-type="string">
            <text:p text:style-name="P477">s</text:p>
          </table:table-cell>
          <table:table-cell table:style-name="表4.C2" office:value-type="string">
            <text:p text:style-name="P478">引数が文字列に変換され、出力される。</text:p>
          </table:table-cell>
        </table:table-row>
        <table:table-row>
          <table:table-cell table:style-name="表4.A2" office:value-type="string">
            <text:p text:style-name="P477">９</text:p>
          </table:table-cell>
          <table:table-cell table:style-name="表4.B2" office:value-type="string">
            <text:p text:style-name="P477">p</text:p>
          </table:table-cell>
          <table:table-cell table:style-name="表4.C2" office:value-type="string">
            <text:p text:style-name="P478">引数のデータ域のアドレスを 16 進数で出力する。</text:p>
          </table:table-cell>
        </table:table-row>
        <table:table-row>
          <table:table-cell table:style-name="表4.A2" office:value-type="string">
            <text:p text:style-name="P477">10</text:p>
          </table:table-cell>
          <table:table-cell table:style-name="表4.B2" office:value-type="string">
            <text:p text:style-name="P477">r</text:p>
          </table:table-cell>
          <table:table-cell table:style-name="表4.C2" office:value-type="string">
            <text:p text:style-name="P478">引数のデータ型に合った変換文字で変換される。</text:p>
            <text:p text:style-name="P478"><text:s text:c="2"/>int/long <text:s text:c="9"/>d</text:p>
            <text:p text:style-name="P478"><text:s text:c="2"/>uint/ulong <text:s text:c="7"/>u</text:p>
            <text:p text:style-name="P478"><text:s text:c="2"/>float/double <text:s text:c="5"/>g</text:p>
            <text:p text:style-name="P483"><text:s text:c="2"/>decimal <text:s text:c="10"/>size.scaleに合わせた文字列変換</text:p>
            <text:p text:style-name="P478"><text:s text:c="2"/>char/bulk/date <text:s text:c="3"/>s</text:p>
          </table:table-cell>
        </table:table-row>
        <table:table-row>
          <table:table-cell table:style-name="表4.A2" office:value-type="string">
            <text:p text:style-name="P477">11</text:p>
          </table:table-cell>
          <table:table-cell table:style-name="表4.B2" office:value-type="string">
            <text:p text:style-name="P477">%</text:p>
          </table:table-cell>
          <table:table-cell table:style-name="表4.C2" office:value-type="string">
            <text:p text:style-name="P478">'%' が出力される。変換される引数はない。 完全な変換指定は '%%' である。</text:p>
          </table:table-cell>
        </table:table-row>
      </table:table>
      <text:p text:style-name="P484"/>
      <text:p text:style-name="P474">　書式変換のほとんどは自明であって、前の方の章で示した通りである。例外は文字列と関連のある精度である。次の例は様々な指定の仕方によって、"hello world"(12文字)の出力がどう変化するかを示したものである。まわりのカッコ([])は、そのフィールドの範囲を分かりやすくするために付けてある。</text:p>
      <text:p text:style-name="P474"/>
      <text:p text:style-name="P485"><text:s text:c="4"/>[%10s] <text:s text:c="7"/>[hellow ,world]</text:p>
      <text:p text:style-name="P485"><text:s text:c="4"/>[%-10s] <text:s text:c="6"/><text:bookmark-start text:name="__DdeLink__7934_3608276263"/>[hellow ,world]<text:bookmark-end text:name="__DdeLink__7934_3608276263"/></text:p>
      <text:p text:style-name="P485"><text:s text:c="4"/>[%20s] <text:s text:c="7"/>[ <text:s text:c="6"/>hellow ,world]</text:p>
      <text:p text:style-name="P474"><text:s text:c="4"/>[%-20s] <text:s text:c="6"/>[hellow ,world <text:s text:c="6"/>]</text:p>
      <text:p text:style-name="P485"><text:s text:c="4"/>[%20.10s] <text:s text:c="4"/>[ <text:s text:c="9"/>hello, wor]</text:p>
      <text:p text:style-name="P474"><text:s text:c="4"/>[%-20.10s] <text:s text:c="3"/>[hello, wor <text:s text:c="9"/>]</text:p>
      <text:p text:style-name="P474"><text:s text:c="4"/>[%.10s]</text:p>
      <text:p text:style-name="P474"/>
      <text:p text:style-name="P474"/>
      <text:p text:style-name="P486">11.4 メモリー内への出力</text:p>
      <text:p text:style-name="P487">　printとprintfは、標準出力へ出力するが、これらの出力を戻り値とする関数がある。一般形式は次の通りである。</text:p>
      <text:p text:style-name="P487"/>
      <text:p text:style-name="P487"><text:s text:c="4"/>a = sprint(flags, arg1, arg2,・・・);</text:p>
      <text:p text:style-name="P488"><text:s text:c="4"/>a = edit(format, arg1, arg2,・・・);</text:p>
      <text:p text:style-name="P487"/>
      <text:p text:style-name="P487">関数の引数は、それぞれ、print()、printf()と同じである。</text:p>
      <text:p text:style-name="P489"/>
      <text:p text:style-name="P490">11.5 ファイル・アクセス</text:p>
      <text:p text:style-name="P491">　これまで書いたプログラムはすべて標準入力を読み、標準出力へ書くものであった。</text:p>
      <text:p text:style-name="P491">　入出力の次の段階は、プログラムとはまだつながりのないファイルにアクセスするプログラムを書くことである。問題は、読み込み用に指定したファイルをどのようにして読み返すか、すなわち、ユーザの考える外部名と実際にデータを読み込む文とをどう連結するかである。</text:p>
      <text:p text:style-name="P491">　その規則は実際には簡単である。ファイルを読み書きするには、関数fopen()でファイルを<text:span text:style-name="T6">オープン</text:span>しなければならない。fopen()は外部名を受け取り、ファイルを読み書きするのに必要な内部名を返してくる。</text:p>
      <text:p text:style-name="P492">　この内部名は、<text:span text:style-name="T6">ファイル・ポインタ</text:span>と呼ばれるポインタである。このファイル・ポインタは、バッファの位置、バッファ内の現在の文字位置、ファイルは読み書きのどちらをされるのかといったファイルに関する<text:soft-page-break/>情報を含む構造体を指す。ユーザはこれの詳細を知る必要はない。Coalには、ファイル・ポインタというデータ型はないが、ファイル・ポインタ属性が付与された変数が使用される。</text:p>
      <text:p text:style-name="P492">　プログラムの中で実際に、fopen()を呼び出すには次のようにする。</text:p>
      <text:p text:style-name="P492"/>
      <text:p text:style-name="P492"><text:s text:c="4"/>fp = fopen(name, mode);</text:p>
      <text:p text:style-name="P492"/>
      <text:p text:style-name="P493">fopen()の最初の引数は文字列としてのファイルの<text:span text:style-name="T6">名前</text:span>である。２番目の引数はファイルの使い方を指示する<text:span text:style-name="T6">モード</text:span>であり、やはり文字列になっている。使えるモードは、読み込み('r')、書き出し('w')、追加('a')のいずれかである。モードには、これに付加する形で文字コード変換に関わる指定がある。文字コード変換を行う場合は、テキスト('t')を付けるか何も付けない。文字コード変換をしない場合は、バイナリ('b')を付加する。(変換する文字コードは実行時オプションで指定する。)</text:p>
      <text:p text:style-name="P492">　書き出しおよび追加のために存在していないファイルをオープンすると、それは（可能な限り）新しく作られる。既存のファイルを書き出しでオープンすると、古い中身は消去される。存在しないファイルをオープンするのはエラーの一例だが、他の原因（許可されていないファイルを読み込もうとしたというような）によるエラーもあるであろう。エラーが発生した場合、fopen()は、0を返す。</text:p>
      <text:p text:style-name="P488">　次に必要なことは、すでにオープンしているファイルに読み書きする方法である。これにはいくつかのやり方があるが、一番簡単なのはfgetline()とfputline()である。fgetline()はファイルから読み込んだ１行を返す。これにはどのファイルからかを示すためのファイル・ポインタが必要である。したがって、</text:p>
      <text:p text:style-name="P488"/>
      <text:p text:style-name="P488"><text:s text:c="4"/>line = fgetline(fp);</text:p>
      <text:p text:style-name="P488"/>
      <text:p text:style-name="P488">は、fpで参照されるファイルから読み込んだ１行をlineに代入し、ファイル終了時にはEOFのエラーを返すことになる。</text:p>
      <text:p text:style-name="P488">　fputline()はfgetline()の逆である。</text:p>
      <text:p text:style-name="P488"/>
      <text:p text:style-name="P488"><text:s text:c="4"/>n = fputline(fp, v1, v2, ・・・);</text:p>
      <text:p text:style-name="P488"/>
      <text:p text:style-name="P488">は、ファイルfpにv1, v2, ・・・の内容と改行を出力し、出力したバイト数を返す。</text:p>
      <text:p text:style-name="P494">　プログラムがスタートするときには、三つのファイルが自動的にオープンされ、それらにはファイル・ポインタが用意される。この三つのファイルとは、<text:bookmark-start text:name="__DdeLink__8298_3608276263"/>標準<text:bookmark-end text:name="__DdeLink__8298_3608276263"/>入力、標準出力、標準エラー出力のファイルである。これらに対応するファイル・ポインタはstdin, stdout, stderrと呼ばれ、それぞれ、STDIN, STDOUT, STDERRのシステム変数で参照できる。</text:p>
      <text:p text:style-name="P494">　ファイルへの書式付出力には、fprintf()を使用することができる。すなわち、</text:p>
      <text:p text:style-name="P494"/>
      <text:p text:style-name="P494"><text:s text:c="4"/>fprintf(fp, format, arg2, arg2, ・・・)</text:p>
      <text:p text:style-name="P494"/>
      <text:p text:style-name="P494">である、第２引数以降はprintf()と同じである。</text:p>
      <text:p text:style-name="P494">　以上の予備知識を使って、この辺でファイルを連結するプログラムcatを書くことにしよう。基本的な設計は、多くのプログラムにとって便利なものであることが分かっている通りにする。すなわち、コマンド行に引数があればその順に処理し、なければ標準入力を処理する。こうすれば、このプログラムは独自に使うこともできるし、大きなプログラムの一部として使うこともできる。</text:p>
      <text:p text:style-name="P494"/>
      <text:p text:style-name="P494">//</text:p>
      <text:p text:style-name="P494">// ファイルを連結する</text:p>
      <text:p text:style-name="P494">//</text:p>
      <text:p text:style-name="P494"><text:soft-page-break/>proc main argc, argv;</text:p>
      <text:p text:style-name="P488"><text:s text:c="4"/>if argc == 0 then <text:s text:c="3"/>// 引数がなければ、標準入力をコピー</text:p>
      <text:p text:style-name="P488"><text:s text:c="8"/>filecopy(STDIN);</text:p>
      <text:p text:style-name="P488"><text:s text:c="4"/>else</text:p>
      <text:p text:style-name="P488"><text:s text:c="8"/>while argc-- &gt; 0;</text:p>
      <text:p text:style-name="P488"><text:s text:c="12"/>if !(fp = fopen(%argv[0],'r')) then</text:p>
      <text:p text:style-name="P488"><text:s text:c="16"/>printf('cat: can''t open %s\n', %argv[0]);</text:p>
      <text:p text:style-name="P488"><text:s text:c="16"/>break;</text:p>
      <text:p text:style-name="P488"><text:s text:c="12"/>else</text:p>
      <text:p text:style-name="P488"><text:s text:c="16"/>filecopy(fp);</text:p>
      <text:p text:style-name="P495"><text:s text:c="16"/>if ERROR &amp;&amp; ERROR&lt;&gt;EOF then</text:p>
      <text:p text:style-name="P495"><text:s text:c="20"/>printf('cat: %s\n', ERRMSG);</text:p>
      <text:p text:style-name="P495"><text:s text:c="20"/>break;</text:p>
      <text:p text:style-name="P495"><text:s text:c="16"/>end if;</text:p>
      <text:p text:style-name="P495"><text:s text:c="16"/>fclose(fp);</text:p>
      <text:p text:style-name="P495"><text:s text:c="16"/>shift;</text:p>
      <text:p text:style-name="P488"><text:s text:c="12"/>end if;</text:p>
      <text:p text:style-name="P488"><text:s text:c="8"/>end while;</text:p>
      <text:p text:style-name="P488"><text:s text:c="4"/>end if;</text:p>
      <text:p text:style-name="P488"><text:s text:c="4"/>return ERROR;</text:p>
      <text:p text:style-name="P488">end proc;</text:p>
      <text:p text:style-name="P488"/>
      <text:p text:style-name="P488">function filecopy(fp);</text:p>
      <text:p text:style-name="P488"><text:s text:c="4"/>loop;</text:p>
      <text:p text:style-name="P488"><text:s text:c="8"/>putline(fgetline(fp));</text:p>
      <text:p text:style-name="P488"><text:s text:c="8"/>if ERROR thenl break;</text:p>
      <text:p text:style-name="P488"><text:s text:c="4"/>end loop</text:p>
      <text:p text:style-name="P488"><text:s text:c="4"/>return ERROR;</text:p>
      <text:p text:style-name="P488">end func;</text:p>
      <text:p text:style-name="P488"/>
      <text:p text:style-name="P488">　関数fclose()はfopen()の逆である。すなわち、fopen()で設定したfpと外部名のつながりを断ち、他のファイルのためにfpを開放するという機能を持つ。（Coalでは、プログラムの終了時にオープンしているファイルがあれば、すべて自動でクローズする）</text:p>
      <text:p text:style-name="P488"/>
      <text:p text:style-name="P496">11.<text:bookmark-start text:name="__DdeLink__8361_3608276263"/>6 エラー処理</text:p>
      <text:p text:style-name="P495">　Coalでは、ルーチン内でエラーが起きたときやファイル関数でエラーが起きたときは、プログラムがエ<text:bookmark-end text:name="__DdeLink__8361_3608276263"/>ラー終了することはなく、システム変数ERRORにエラーコードが設定されるだけである(例外機構では例外が発生する)。したがって、そのたびにERRORを判定する必要がある。</text:p>
      <text:p text:style-name="P495">　catにおけるエラー処理は理想的とはいえない。問題は、何らかの理由によってアクセスできないファイルがあると、そのエラーメッセージが連結された出力の最後に出力されるということである。その出力先がディスプレイになっていれば良いが、ファイルにつながっていたり、パイプラインを通して別のプログラムにつながっていたりすると困ったことになる。</text:p>
      <text:p text:style-name="P495">　この処理を改善するには、stderrと呼ばれる第２の出力ファイルをstdin, stdoutと同じようにしてプログラムに割り当てればよい。stderrに書かれる出力は、標準出力がファイルに割り当てされていても、可能な限りディスプレイに出力される。</text:p>
      <text:p text:style-name="P495"><text:soft-page-break/>　エラーメッセージを標準エラー出力に書き出すようにするためには、２箇所のprintf()をfprintf()を使ってSTDERRに出力するようにすればよい。つまり</text:p>
      <text:p text:style-name="P495"/>
      <text:p text:style-name="P497"><text:s text:c="16"/>fprintf(STDERR, 'cat: can''t open %s\n', argv[0]);</text:p>
      <text:p text:style-name="P497"><text:s text:c="20"/>fprintf(STDERR, 'cat: %s\n', ERRMSG);</text:p>
      <text:p text:style-name="P497"/>
      <text:p text:style-name="P495">である。</text:p>
      <text:p text:style-name="P495"/>
      <text:p text:style-name="P498">11.7 Ｉ／Ｏ関数</text:p>
      <text:p text:style-name="P499">　入出力関数の全てを以下に示す。詳細は、Coal言語仕様書を参照。</text:p>
      <text:p text:style-name="P500">表8.7-1 関数一覧（ファイル関連）</text:p>
      <table:table table:name="表5" table:style-name="表5">
        <table:table-column table:style-name="表5.A"/>
        <table:table-column table:style-name="表5.B"/>
        <table:table-column table:style-name="表5.C"/>
        <table:table-column table:style-name="表5.D"/>
        <table:table-column table:style-name="表5.E"/>
        <table:table-row table:style-name="表5.1">
          <table:table-cell table:style-name="表5.A1" office:value-type="string">
            <text:p text:style-name="P501">No</text:p>
          </table:table-cell>
          <table:table-cell table:style-name="表5.B1" office:value-type="string">
            <text:p text:style-name="P502">関数名</text:p>
          </table:table-cell>
          <table:table-cell table:style-name="表5.B1" office:value-type="string">
            <text:p text:style-name="P502">機能</text:p>
          </table:table-cell>
          <table:table-cell table:style-name="表5.B1" office:value-type="string">
            <text:p text:style-name="P502">戻り値</text:p>
          </table:table-cell>
          <table:table-cell table:style-name="表5.E1" office:value-type="string">
            <text:p text:style-name="P502">属性</text:p>
          </table:table-cell>
        </table:table-row>
        <table:table-row table:style-name="表5.1">
          <table:table-cell table:style-name="表5.A2" office:value-type="string">
            <text:p text:style-name="P501">1</text:p>
          </table:table-cell>
          <table:table-cell table:style-name="表5.B2" office:value-type="string">
            <text:p text:style-name="P502">ＦＯＰＥＮ</text:p>
          </table:table-cell>
          <table:table-cell table:style-name="表5.B2" office:value-type="string">
            <text:p text:style-name="P502">ファイルをオープンする</text:p>
          </table:table-cell>
          <table:table-cell table:style-name="表5.B2" office:value-type="string">
            <text:p text:style-name="P502">ファイル・ポインタ</text:p>
          </table:table-cell>
          <table:table-cell table:style-name="表5.E2" office:value-type="string">
            <text:p text:style-name="P502">数値</text:p>
          </table:table-cell>
        </table:table-row>
        <table:table-row table:style-name="表5.1">
          <table:table-cell table:style-name="表5.A2" office:value-type="string">
            <text:p text:style-name="P503">2</text:p>
          </table:table-cell>
          <table:table-cell table:style-name="表5.B2" office:value-type="string">
            <text:p text:style-name="P504">ＦＣＬＯＳＥ</text:p>
          </table:table-cell>
          <table:table-cell table:style-name="表5.B2" office:value-type="string">
            <text:p text:style-name="P504">ファイルをクローズする</text:p>
          </table:table-cell>
          <table:table-cell table:style-name="表5.B2" office:value-type="string">
            <text:p text:style-name="P504">リターン・コード</text:p>
          </table:table-cell>
          <table:table-cell table:style-name="表5.E2" office:value-type="string">
            <text:p text:style-name="P504">数値</text:p>
          </table:table-cell>
        </table:table-row>
        <table:table-row table:style-name="表5.1">
          <table:table-cell table:style-name="表5.A2" office:value-type="string">
            <text:p text:style-name="P503">3</text:p>
          </table:table-cell>
          <table:table-cell table:style-name="表5.B2" office:value-type="string">
            <text:p text:style-name="P504">ＦＧＥＴＬＩＮＥ</text:p>
          </table:table-cell>
          <table:table-cell table:style-name="表5.B2" office:value-type="string">
            <text:p text:style-name="P504">ファイルから１行読み込む</text:p>
          </table:table-cell>
          <table:table-cell table:style-name="表5.B2" office:value-type="string">
            <text:p text:style-name="P504">１行文字列</text:p>
          </table:table-cell>
          <table:table-cell table:style-name="表5.E2" office:value-type="string">
            <text:p text:style-name="P504">文字</text:p>
          </table:table-cell>
        </table:table-row>
        <table:table-row table:style-name="表5.1">
          <table:table-cell table:style-name="表5.A2" office:value-type="string">
            <text:p text:style-name="P503">4</text:p>
          </table:table-cell>
          <table:table-cell table:style-name="表5.B2" office:value-type="string">
            <text:p text:style-name="P504">ＦＰＵＴＬＩＮＥ</text:p>
          </table:table-cell>
          <table:table-cell table:style-name="表5.B2" office:value-type="string">
            <text:p text:style-name="P504">ファイルに複数個の文字列を書き込む</text:p>
          </table:table-cell>
          <table:table-cell table:style-name="表5.B2" office:value-type="string">
            <text:p text:style-name="P504">文字列長の合計</text:p>
          </table:table-cell>
          <table:table-cell table:style-name="表5.E2" office:value-type="string">
            <text:p text:style-name="P504">数値</text:p>
          </table:table-cell>
        </table:table-row>
        <table:table-row table:style-name="表5.1">
          <table:table-cell table:style-name="表5.A2" office:value-type="string">
            <text:p text:style-name="P503">5</text:p>
          </table:table-cell>
          <table:table-cell table:style-name="表5.B2" office:value-type="string">
            <text:p text:style-name="P504">ＦＥＬＲＥＡＤ１</text:p>
          </table:table-cell>
          <table:table-cell table:style-name="表5.B2" office:value-type="string">
            <text:p text:style-name="P504">ファイルから１データ要素を読み込む</text:p>
          </table:table-cell>
          <table:table-cell table:style-name="表5.B2" office:value-type="string">
            <text:p text:style-name="P504">データ要素</text:p>
          </table:table-cell>
          <table:table-cell table:style-name="表5.E2" office:value-type="string">
            <text:p text:style-name="P504">(注)</text:p>
          </table:table-cell>
        </table:table-row>
        <table:table-row table:style-name="表5.1">
          <table:table-cell table:style-name="表5.A2" office:value-type="string">
            <text:p text:style-name="P503">6</text:p>
          </table:table-cell>
          <table:table-cell table:style-name="表5.B2" office:value-type="string">
            <text:p text:style-name="P504">ＦＥＬＷＲＩＴＥ</text:p>
          </table:table-cell>
          <table:table-cell table:style-name="表5.B2" office:value-type="string">
            <text:p text:style-name="P504">ファイルに複数個のデータ要素を書き込む</text:p>
          </table:table-cell>
          <table:table-cell table:style-name="表5.B2" office:value-type="string">
            <text:p text:style-name="P504">出力データ長の合計</text:p>
          </table:table-cell>
          <table:table-cell table:style-name="表5.E2" office:value-type="string">
            <text:p text:style-name="P504">数値</text:p>
          </table:table-cell>
        </table:table-row>
        <table:table-row table:style-name="表5.1">
          <table:table-cell table:style-name="表5.A2" office:value-type="string">
            <text:p text:style-name="P503">7</text:p>
          </table:table-cell>
          <table:table-cell table:style-name="表5.B2" office:value-type="string">
            <text:p text:style-name="P504">ＦＥＬＷＲＩＴＥ１</text:p>
          </table:table-cell>
          <table:table-cell table:style-name="表5.B2" office:value-type="string">
            <text:p text:style-name="P504">ファイルに１データ要素を書き込む</text:p>
          </table:table-cell>
          <table:table-cell table:style-name="表5.B2" office:value-type="string">
            <text:p text:style-name="P504">出力データ長</text:p>
          </table:table-cell>
          <table:table-cell table:style-name="表5.E2" office:value-type="string">
            <text:p text:style-name="P504">数値</text:p>
          </table:table-cell>
        </table:table-row>
        <table:table-row table:style-name="表5.1">
          <table:table-cell table:style-name="表5.A2" office:value-type="string">
            <text:p text:style-name="P503">8</text:p>
          </table:table-cell>
          <table:table-cell table:style-name="表5.B2" office:value-type="string">
            <text:p text:style-name="P504">ＵＮＬＩＮＫ</text:p>
          </table:table-cell>
          <table:table-cell table:style-name="表5.B2" office:value-type="string">
            <text:p text:style-name="P504">ファイルを削除する</text:p>
          </table:table-cell>
          <table:table-cell table:style-name="表5.B2" office:value-type="string">
            <text:p text:style-name="P504">リターン・コード</text:p>
          </table:table-cell>
          <table:table-cell table:style-name="表5.E2" office:value-type="string">
            <text:p text:style-name="P504">数値</text:p>
          </table:table-cell>
        </table:table-row>
        <table:table-row table:style-name="表5.1">
          <table:table-cell table:style-name="表5.A2" office:value-type="string">
            <text:p text:style-name="P503">9</text:p>
          </table:table-cell>
          <table:table-cell table:style-name="表5.B2" office:value-type="string">
            <text:p text:style-name="P504">ＧＥＴＬＩＮＥ</text:p>
          </table:table-cell>
          <table:table-cell table:style-name="表5.B2" office:value-type="string">
            <text:p text:style-name="P504">標準入力から１行読み込む</text:p>
          </table:table-cell>
          <table:table-cell table:style-name="表5.B2" office:value-type="string">
            <text:p text:style-name="P504">１行文字列</text:p>
          </table:table-cell>
          <table:table-cell table:style-name="表5.E2" office:value-type="string">
            <text:p text:style-name="P504">文字</text:p>
          </table:table-cell>
        </table:table-row>
        <table:table-row table:style-name="表5.1">
          <table:table-cell table:style-name="表5.A2" office:value-type="string">
            <text:p text:style-name="P503">10</text:p>
          </table:table-cell>
          <table:table-cell table:style-name="表5.B2" office:value-type="string">
            <text:p text:style-name="P504">ＰＵＴＬＩＮＥ</text:p>
          </table:table-cell>
          <table:table-cell table:style-name="表5.B2" office:value-type="string">
            <text:p text:style-name="P504">標準出力に複数個の文字列を書き込む</text:p>
          </table:table-cell>
          <table:table-cell table:style-name="表5.B2" office:value-type="string">
            <text:p text:style-name="P504">文字列長の合計</text:p>
          </table:table-cell>
          <table:table-cell table:style-name="表5.E2" office:value-type="string">
            <text:p text:style-name="P504">数値</text:p>
          </table:table-cell>
        </table:table-row>
        <table:table-row table:style-name="表5.1">
          <table:table-cell table:style-name="表5.A2" office:value-type="string">
            <text:p text:style-name="P503">11</text:p>
          </table:table-cell>
          <table:table-cell table:style-name="表5.B2" office:value-type="string">
            <text:p text:style-name="P504">ＥＬＲＥＡＤ１</text:p>
          </table:table-cell>
          <table:table-cell table:style-name="表5.B2" office:value-type="string">
            <text:p text:style-name="P504">標準入力から１データ要素を読み込む</text:p>
          </table:table-cell>
          <table:table-cell table:style-name="表5.B2" office:value-type="string">
            <text:p text:style-name="P504">データ要素</text:p>
          </table:table-cell>
          <table:table-cell table:style-name="表5.E2" office:value-type="string">
            <text:p text:style-name="P504">(注)</text:p>
          </table:table-cell>
        </table:table-row>
        <table:table-row table:style-name="表5.1">
          <table:table-cell table:style-name="表5.A2" office:value-type="string">
            <text:p text:style-name="P503">12</text:p>
          </table:table-cell>
          <table:table-cell table:style-name="表5.B2" office:value-type="string">
            <text:p text:style-name="P504">ＥＬＷＲＩＴＥ</text:p>
          </table:table-cell>
          <table:table-cell table:style-name="表5.B2" office:value-type="string">
            <text:p text:style-name="P504">標準出力に複数個のデータ要素を書き込む</text:p>
          </table:table-cell>
          <table:table-cell table:style-name="表5.B2" office:value-type="string">
            <text:p text:style-name="P504">出力データ長の合計</text:p>
          </table:table-cell>
          <table:table-cell table:style-name="表5.E2" office:value-type="string">
            <text:p text:style-name="P504">数値</text:p>
          </table:table-cell>
        </table:table-row>
        <table:table-row table:style-name="表5.1">
          <table:table-cell table:style-name="表5.A2" office:value-type="string">
            <text:p text:style-name="P503">13</text:p>
          </table:table-cell>
          <table:table-cell table:style-name="表5.B2" office:value-type="string">
            <text:p text:style-name="P504">ＥＬＷＲＩＴＥ１</text:p>
          </table:table-cell>
          <table:table-cell table:style-name="表5.B2" office:value-type="string">
            <text:p text:style-name="P504">標準出力に１データ要素を書き込む</text:p>
          </table:table-cell>
          <table:table-cell table:style-name="表5.B2" office:value-type="string">
            <text:p text:style-name="P504">出力データ長</text:p>
          </table:table-cell>
          <table:table-cell table:style-name="表5.E2" office:value-type="string">
            <text:p text:style-name="P504">数値</text:p>
          </table:table-cell>
        </table:table-row>
        <table:table-row table:style-name="表5.1">
          <table:table-cell table:style-name="表5.A2" office:value-type="string">
            <text:p text:style-name="P503">14</text:p>
          </table:table-cell>
          <table:table-cell table:style-name="表5.B2" office:value-type="string">
            <text:p text:style-name="P504">ＯＰＥＮＤＩＲ</text:p>
          </table:table-cell>
          <table:table-cell table:style-name="表5.B2" office:value-type="string">
            <text:p text:style-name="P504">ディレクトリをオープンする</text:p>
          </table:table-cell>
          <table:table-cell table:style-name="表5.B2" office:value-type="string">
            <text:p text:style-name="P504">ﾃﾞｨﾚｸﾄﾘ･ﾎﾟｲﾝﾀ</text:p>
          </table:table-cell>
          <table:table-cell table:style-name="表5.E2" office:value-type="string">
            <text:p text:style-name="P504">数値</text:p>
          </table:table-cell>
        </table:table-row>
        <table:table-row table:style-name="表5.1">
          <table:table-cell table:style-name="表5.A2" office:value-type="string">
            <text:p text:style-name="P503">15</text:p>
          </table:table-cell>
          <table:table-cell table:style-name="表5.B2" office:value-type="string">
            <text:p text:style-name="P504">ＲＥＡＤＤＩＲ</text:p>
          </table:table-cell>
          <table:table-cell table:style-name="表5.B2" office:value-type="string">
            <text:p text:style-name="P504">ディレクトリ内を読む</text:p>
          </table:table-cell>
          <table:table-cell table:style-name="表5.B2" office:value-type="string">
            <text:p text:style-name="P504">ファイル名</text:p>
          </table:table-cell>
          <table:table-cell table:style-name="表5.E2" office:value-type="string">
            <text:p text:style-name="P504">文字</text:p>
          </table:table-cell>
        </table:table-row>
        <table:table-row table:style-name="表5.1">
          <table:table-cell table:style-name="表5.A2" office:value-type="string">
            <text:p text:style-name="P503">16</text:p>
          </table:table-cell>
          <table:table-cell table:style-name="表5.B2" office:value-type="string">
            <text:p text:style-name="P504">ＣＬＯＳＥＤＩＲ</text:p>
          </table:table-cell>
          <table:table-cell table:style-name="表5.B2" office:value-type="string">
            <text:p text:style-name="P504">ディレクトリをクローズする</text:p>
          </table:table-cell>
          <table:table-cell table:style-name="表5.B2" office:value-type="string">
            <text:p text:style-name="P504">リターン・コード</text:p>
          </table:table-cell>
          <table:table-cell table:style-name="表5.E2" office:value-type="string">
            <text:p text:style-name="P504">数値</text:p>
          </table:table-cell>
        </table:table-row>
        <table:table-row table:style-name="表5.1">
          <table:table-cell table:style-name="表5.A2" office:value-type="string">
            <text:p text:style-name="P503">17</text:p>
          </table:table-cell>
          <table:table-cell table:style-name="表5.B2" office:value-type="string">
            <text:p text:style-name="P504">ＳＴＡＴ</text:p>
          </table:table-cell>
          <table:table-cell table:style-name="表5.B2" office:value-type="string">
            <text:p text:style-name="P504">ファイル属性を取得する</text:p>
          </table:table-cell>
          <table:table-cell table:style-name="表5.B2" office:value-type="string">
            <text:p text:style-name="P504">リターン・コード</text:p>
          </table:table-cell>
          <table:table-cell table:style-name="表5.E2" office:value-type="string">
            <text:p text:style-name="P504">数値</text:p>
          </table:table-cell>
        </table:table-row>
        <table:table-row table:style-name="表5.1">
          <table:table-cell table:style-name="表5.A2" office:value-type="string">
            <text:p text:style-name="P503">18</text:p>
          </table:table-cell>
          <table:table-cell table:style-name="表5.B2" office:value-type="string">
            <text:p text:style-name="P504">ＦＰＳＴＡＴ</text:p>
          </table:table-cell>
          <table:table-cell table:style-name="表5.B2" office:value-type="string">
            <text:p text:style-name="P504">ファイル属性を取得する</text:p>
          </table:table-cell>
          <table:table-cell table:style-name="表5.B2" office:value-type="string">
            <text:p text:style-name="P504">リターン・コード</text:p>
          </table:table-cell>
          <table:table-cell table:style-name="表5.E2" office:value-type="string">
            <text:p text:style-name="P504">数値</text:p>
          </table:table-cell>
        </table:table-row>
        <table:table-row table:style-name="表5.1">
          <table:table-cell table:style-name="表5.A2" office:value-type="string">
            <text:p text:style-name="P503">19</text:p>
          </table:table-cell>
          <table:table-cell table:style-name="表5.B2" office:value-type="string">
            <text:p text:style-name="P504">ＬＰＲＩＮＴ</text:p>
          </table:table-cell>
          <table:table-cell table:style-name="表5.B2" office:value-type="string">
            <text:p text:style-name="P504">ＬＰＲＩＮＴコマンドと同様</text:p>
          </table:table-cell>
          <table:table-cell table:style-name="表5.B2" office:value-type="string">
            <text:p text:style-name="P504">リターン・コード</text:p>
          </table:table-cell>
          <table:table-cell table:style-name="表5.E2" office:value-type="string">
            <text:p text:style-name="P504">数値</text:p>
          </table:table-cell>
        </table:table-row>
        <table:table-row table:style-name="表5.1">
          <table:table-cell table:style-name="表5.A2" office:value-type="string">
            <text:p text:style-name="P503">20</text:p>
          </table:table-cell>
          <table:table-cell table:style-name="表5.B2" office:value-type="string">
            <text:p text:style-name="P504">ＰＲＩＮＴ</text:p>
          </table:table-cell>
          <table:table-cell table:style-name="表5.B2" office:value-type="string">
            <text:p text:style-name="P504">ＰＲＩＮＴコマンドと同様</text:p>
          </table:table-cell>
          <table:table-cell table:style-name="表5.B2" office:value-type="string">
            <text:p text:style-name="P504">リターン・コード</text:p>
          </table:table-cell>
          <table:table-cell table:style-name="表5.E2" office:value-type="string">
            <text:p text:style-name="P504">数値</text:p>
          </table:table-cell>
        </table:table-row>
        <table:table-row table:style-name="表5.1">
          <table:table-cell table:style-name="表5.A2" office:value-type="string">
            <text:p text:style-name="P503">21</text:p>
          </table:table-cell>
          <table:table-cell table:style-name="表5.B2" office:value-type="string">
            <text:p text:style-name="P504">ＥＣＨＯ</text:p>
          </table:table-cell>
          <table:table-cell table:style-name="表5.B2" office:value-type="string">
            <text:p text:style-name="P504">ＥＣＨＯコマンドと同様</text:p>
          </table:table-cell>
          <table:table-cell table:style-name="表5.B2" office:value-type="string">
            <text:p text:style-name="P504">リターン・コード</text:p>
          </table:table-cell>
          <table:table-cell table:style-name="表5.E2" office:value-type="string">
            <text:p text:style-name="P504">数値</text:p>
          </table:table-cell>
        </table:table-row>
        <table:table-row table:style-name="表5.1">
          <table:table-cell table:style-name="表5.A2" office:value-type="string">
            <text:p text:style-name="P503">22</text:p>
          </table:table-cell>
          <table:table-cell table:style-name="表5.B2" office:value-type="string">
            <text:p text:style-name="P504">ＳＡＹ</text:p>
          </table:table-cell>
          <table:table-cell table:style-name="表5.B2" office:value-type="string">
            <text:p text:style-name="P504">ＥＣＨＯと同じ</text:p>
          </table:table-cell>
          <table:table-cell table:style-name="表5.B2" office:value-type="string">
            <text:p text:style-name="P504">リターン・コード</text:p>
          </table:table-cell>
          <table:table-cell table:style-name="表5.E2" office:value-type="string">
            <text:p text:style-name="P504">数値</text:p>
          </table:table-cell>
        </table:table-row>
        <table:table-row table:style-name="表5.1">
          <table:table-cell table:style-name="表5.A2" office:value-type="string">
            <text:p text:style-name="P503">23</text:p>
          </table:table-cell>
          <table:table-cell table:style-name="表5.B2" office:value-type="string">
            <text:p text:style-name="P504">ＰＲＩＮＴＦ</text:p>
          </table:table-cell>
          <table:table-cell table:style-name="表5.B2" office:value-type="string">
            <text:p text:style-name="P504">フォーマット指定のＰＲＩＮＴ</text:p>
          </table:table-cell>
          <table:table-cell table:style-name="表5.B2" office:value-type="string">
            <text:p text:style-name="P504">リターン・コード</text:p>
          </table:table-cell>
          <table:table-cell table:style-name="表5.E2" office:value-type="string">
            <text:p text:style-name="P504">数値</text:p>
          </table:table-cell>
        </table:table-row>
        <table:table-row table:style-name="表5.1">
          <table:table-cell table:style-name="表5.A2" office:value-type="string">
            <text:p text:style-name="P503">24</text:p>
          </table:table-cell>
          <table:table-cell table:style-name="表5.B2" office:value-type="string">
            <text:p text:style-name="P504">ＦＰＲＩＮＴＦ</text:p>
          </table:table-cell>
          <table:table-cell table:style-name="表5.B2" office:value-type="string">
            <text:p text:style-name="P504">フォーマット指定のＦＰＲＩＮＴ</text:p>
          </table:table-cell>
          <table:table-cell table:style-name="表5.B2" office:value-type="string">
            <text:p text:style-name="P504">リターン・コード</text:p>
          </table:table-cell>
          <table:table-cell table:style-name="表5.E2" office:value-type="string">
            <text:p text:style-name="P504">数値</text:p>
          </table:table-cell>
        </table:table-row>
        <table:table-row table:style-name="表5.1">
          <table:table-cell table:style-name="表5.A2" office:value-type="string">
            <text:p text:style-name="P503">25</text:p>
          </table:table-cell>
          <table:table-cell table:style-name="表5.B2" office:value-type="string">
            <text:p text:style-name="P504">ＧＥＴＣＨＡＲ</text:p>
          </table:table-cell>
          <table:table-cell table:style-name="表5.B2" office:value-type="string">
            <text:p text:style-name="P504">標準入力から１文字入力する</text:p>
          </table:table-cell>
          <table:table-cell table:style-name="表5.B2" office:value-type="string">
            <text:p text:style-name="P504">入力文字</text:p>
          </table:table-cell>
          <table:table-cell table:style-name="表5.E2" office:value-type="string">
            <text:p text:style-name="P504">文字</text:p>
          </table:table-cell>
        </table:table-row>
        <table:table-row table:style-name="表5.1">
          <table:table-cell table:style-name="表5.A2" office:value-type="string">
            <text:p text:style-name="P503">26</text:p>
          </table:table-cell>
          <table:table-cell table:style-name="表5.B2" office:value-type="string">
            <text:p text:style-name="P504">ＰＵＴＣＨＡＲ</text:p>
          </table:table-cell>
          <table:table-cell table:style-name="表5.B2" office:value-type="string">
            <text:p text:style-name="P504">標準入力に１文字出力する。</text:p>
          </table:table-cell>
          <table:table-cell table:style-name="表5.B2" office:value-type="string">
            <text:p text:style-name="P504">出力データ長</text:p>
          </table:table-cell>
          <table:table-cell table:style-name="表5.E2" office:value-type="string">
            <text:p text:style-name="P504">数値</text:p>
          </table:table-cell>
        </table:table-row>
        <table:table-row table:style-name="表5.1">
          <table:table-cell table:style-name="表5.A28" office:value-type="string">
            <text:p text:style-name="P503">27</text:p>
          </table:table-cell>
          <table:table-cell table:style-name="表5.B28" office:value-type="string">
            <text:p text:style-name="P504">ＲＥＤＩＲＥＣＴ</text:p>
          </table:table-cell>
          <table:table-cell table:style-name="表5.B28" office:value-type="string">
            <text:p text:style-name="P504">GETLINE()の入力を指定のｆｐに変える</text:p>
          </table:table-cell>
          <table:table-cell table:style-name="表5.B28" office:value-type="string">
            <text:p text:style-name="P504">リターン・コード</text:p>
          </table:table-cell>
          <table:table-cell table:style-name="表5.E28" office:value-type="string">
            <text:p text:style-name="P504">数値</text:p>
          </table:table-cell>
        </table:table-row>
        <table:table-row table:style-name="表5.1">
          <table:table-cell table:style-name="表5.A29" office:value-type="string">
            <text:p text:style-name="P503">28</text:p>
          </table:table-cell>
          <table:table-cell table:style-name="表5.B29" office:value-type="string">
            <text:p text:style-name="P504">ＲＥＮＡＭＥ</text:p>
          </table:table-cell>
          <table:table-cell table:style-name="表5.B29" office:value-type="string">
            <text:p text:style-name="P504">ファイル名を変更する。または、ファイルを移動する。</text:p>
          </table:table-cell>
          <table:table-cell table:style-name="表5.B29" office:value-type="string">
            <text:p text:style-name="P504">リターン・コード</text:p>
          </table:table-cell>
          <table:table-cell table:style-name="表5.E29" office:value-type="string">
            <text:p text:style-name="P504">数値</text:p>
          </table:table-cell>
        </table:table-row>
      </table:table>
      <text:p text:style-name="P505">（注）データ要素の属性</text:p>
      <text:p text:style-name="P499"/>
      <text:p text:style-name="P506">第１２章</text:p>
      <text:p text:style-name="P415"/>
      <text:p text:style-name="P416">例外機構</text:p>
      <text:p text:style-name="P417"/>
      <text:p text:style-name="P417"/>
      <text:p text:style-name="P450"/>
      <text:p text:style-name="P450">　例外機構はエラー判定無しで、エラー時の処理を記述できる便利な仕組みである。</text:p>
      <text:p text:style-name="P450"/>
      <text:p text:style-name="P507">12.1 基本事項</text:p>
      <text:p text:style-name="P413">　例外機構の構文は以下となる。この構文は入れ子にできる。</text:p>
      <text:p text:style-name="P508"/>
      <text:p text:style-name="P508"><text:s text:c="4"/>try (リソース式１; リソース式２; ・・・);</text:p>
      <text:p text:style-name="P508"><text:s text:c="8"/>例外処理の対象となる文の並び <text:s text:c="4"/>// try<text:bookmark-start text:name="__DdeLink__17727_1878294954"/>ブロックと呼ぶ<text:bookmark-end text:name="__DdeLink__17727_1878294954"/></text:p>
      <text:p text:style-name="P508"><text:s text:c="4"/>catch 式１－１, 式１－２, ・・・;</text:p>
      <text:p text:style-name="P508"><text:s text:c="8"/>例外１に対応する文の並び <text:s text:c="8"/>// catchブロックと呼ぶ</text:p>
      <text:p text:style-name="P508"><text:s text:c="4"/>catch 式２－１, 式２－２, ・・・;</text:p>
      <text:p text:style-name="P508"><text:s text:c="8"/>例外２に対応する文の並び</text:p>
      <text:p text:style-name="P508"><text:s text:c="4"/>finally;</text:p>
      <text:p text:style-name="P508"><text:s text:c="8"/>最後に必ず実行される文のならび <text:s text:c="2"/>// finallyブロックと呼ぶ</text:p>
      <text:p text:style-name="P508"><text:s text:c="4"/>end try;</text:p>
      <text:p text:style-name="P508"/>
      <text:p text:style-name="P509">12.2 ＴＲＹ文</text:p>
      <text:p text:style-name="P508">　リソース式には、任意の式を設定することができる。リソース式中でオープンされたファイル、または、設定されたオープン済みファイルポインタ(PIPE,DIRを含む)は、例外発生時またはＴＲＹブロック終了時に、クローズされる。このクローズ処理では、例外は発生しない。</text:p>
      <text:p text:style-name="P508">　リソース式を指定しないときは、カッコも指定しない。</text:p>
      <text:p text:style-name="P510">　ＴＲＹブロック内で例外が発生したときは、ＣＡＴＣＨ文が評価される。例外値は、システム変数$EXCEPTIONにセットされる。例外値の種類については、付録を参照。</text:p>
      <text:p text:style-name="P511">　ＴＲＹブロック内の延長(呼び出されたルーチンの中)で、例外が発生したときは、システム関数の実行時エラーも例外として扱われる($ERRORにエラーコードがセットされるが、正常終了はしない)。ＴＲＹ状態が波及するのは自スクリプト内のみであり、呼び出されたスクリプトには波及しない(実行時オプションで波及させることができる)。</text:p>
      <text:p text:style-name="P511">　ＴＲＹブロック以外で例外が発生したときは、当該ルーチンから例外状態のままリターンする。</text:p>
      <text:p text:style-name="P512"/>
      <text:p text:style-name="P509">12.3 ＣＡＴＣＨ文</text:p>
      <text:p text:style-name="P511">　ＣＡＴＣＨ文は、例外をキャッチする文である。１つ以上複数置くことができるし、なくてもよい。</text:p>
      <text:p text:style-name="P511">　例外番号が、ＣＡＴＣＨ文の式の値に等しいとき、そのＣＡＴＣＨブロック内の文が順次実行される。１つのＣＡＴＣＨ文で一致したときは、他のＣＡＴＣＨ文で一致する式があっても実行しない。</text:p>
      <text:p text:style-name="P511">　式に例外の種類にある名称のみを指定したときは、指定した名称の部分までが比較される。名称のみでないときは、指定した式の値が比較される。式の先頭に比較子があるときは、それで比較し、ないときは、等号で比較する。式がないときは、例外値のすべてに一致する。式を省略するきは、カンマも省略する。</text:p>
      <text:p text:style-name="P511">　例外がどのＣＡＴＣＨ文とも一致しないときは、例外処理は保留され、ＦＩＮＡＬＬＹブロック実行後に、例外状態のまま呼び出し元に正常リターンする。</text:p>
      <text:p text:style-name="P511"/>
      <text:p text:style-name="P509">12.4 ＦＩＮＡＬＬＹ文</text:p>
      <text:p text:style-name="P513"><text:soft-page-break/>　ＦＩＮＡＬＬＹ文は最後に置く。なくてもよい。ＦＩＮＡＬＬＹ文はＴＲＹ処理を終了するときに、必ず実行される文である。リターン文、BREAK文、CONTINUE文で抜けるときもＦＩＮＡＬＬＹ文は実行される。</text:p>
      <text:p text:style-name="P514"/>
      <text:p text:style-name="P515">12.5 例</text:p>
      <text:p text:style-name="P516">　以下はTRYが入れ子になっている例である。</text:p>
      <text:p text:style-name="P516">//</text:p>
      <text:p text:style-name="P516">// コマンドパラメータで与えられたディレクトリ内のすべてのtxtファイルの内容を出力する</text:p>
      <text:p text:style-name="P516">//</text:p>
      <text:p text:style-name="P516">define int dp=0;</text:p>
      <text:p text:style-name="P516">define int fp=0;</text:p>
      <text:p text:style-name="P516">proc main;</text:p>
      <text:p text:style-name="P516"><text:s text:c="4"/>dir = %1;</text:p>
      <text:p text:style-name="P516"><text:s text:c="4"/>try (dp = opendir(dir));</text:p>
      <text:p text:style-name="P516"><text:s text:c="8"/>while file=readdir(dp) do</text:p>
      <text:p text:style-name="P516"><text:s text:c="12"/>if right(file,4)=='.txt' then</text:p>
      <text:p text:style-name="P516"><text:s text:c="16"/>try;</text:p>
      <text:p text:style-name="P516"><text:s text:c="20"/>fp = fopen(dir &amp; '/' &amp; file);</text:p>
      <text:p text:style-name="P516"><text:s text:c="20"/>putline(file, ':');</text:p>
      <text:p text:style-name="P516"><text:s text:c="20"/>loop do;</text:p>
      <text:p text:style-name="P516"><text:s text:c="24"/>putline(fgetline(fp));</text:p>
      <text:p text:style-name="P516"><text:s text:c="20"/>end do;</text:p>
      <text:p text:style-name="P516"><text:s text:c="16"/>catch FILE_READ_END_EXCEPTION;</text:p>
      <text:p text:style-name="P517"><text:s text:c="16"/>catch;</text:p>
      <text:p text:style-name="P516"><text:s text:c="20"/>print 'in catch' ERRMSG /x EXCEPTION;</text:p>
      <text:p text:style-name="P516"><text:s text:c="16"/>finally;</text:p>
      <text:p text:style-name="P516"><text:s text:c="20"/>if fp thenl fclose(fp);</text:p>
      <text:p text:style-name="P516"><text:s text:c="16"/>end try;</text:p>
      <text:p text:style-name="P516"><text:s text:c="12"/>end if;</text:p>
      <text:p text:style-name="P516"><text:s text:c="8"/>end do;</text:p>
      <text:p text:style-name="P516"><text:s text:c="4"/>catch FILE_READ_END_EXCEPTION;</text:p>
      <text:p text:style-name="P516"><text:s text:c="4"/>catch;</text:p>
      <text:p text:style-name="P516"><text:s text:c="8"/>print 'out catch' ERRMSG /x EXCEPTION;</text:p>
      <text:p text:style-name="P516"><text:s text:c="4"/>finally;</text:p>
      <text:p text:style-name="P516"><text:s text:c="8"/>print 'Finally' /x EXCEPTION;</text:p>
      <text:p text:style-name="P516"><text:s text:c="4"/>end try;</text:p>
      <text:p text:style-name="P516"><text:s text:c="4"/>return ERROR;</text:p>
      <text:p text:style-name="P516">end proc;</text:p>
      <text:p text:style-name="P516"/>
      <text:p text:style-name="P518">　外側のTRYは、opendir()、readdir()、その他の文で起きたエラーを処理するためのものである。</text:p>
      <text:p text:style-name="P518">readdir()がEOFになれば、catch FILE_READ_END_EXCEPTIONでキャッチされる。オープンされたディレクトリは、キャッチされる前にクローズされる。opendir()がエラーになれば、catchのみの文でキャッチされ、エラーメッセージが出力される。</text:p>
      <text:p text:style-name="P519">　内側のTRYは、fopen()、fgetline()、putline()、その他の文で起きたエラーを処理するためのものである。fgetline()がEOFになれば、readdir()と同様に処理される。内側のTRYにもCATCHのみの文があるので、</text:p>
      <text:p text:style-name="P519">全てのエラーがキャッチされ、エラーなしの状態で次のファイルの処理を続けることができる。</text:p>
      <text:p text:style-name="P518"><text:soft-page-break/>　次の例は、TRYブロック内で呼ばれた関数の中でエラーが発生したときにどうなるかが分る例である。</text:p>
      <text:p text:style-name="P518"/>
      <text:p text:style-name="P518">//</text:p>
      <text:p text:style-name="P518">// 関数の中でエラーが発生したとき</text:p>
      <text:p text:style-name="P518">//</text:p>
      <text:p text:style-name="P518">proc main;</text:p>
      <text:p text:style-name="P518"><text:s text:c="4"/>try;</text:p>
      <text:p text:style-name="P518"><text:s text:c="8"/>print f(%1, %2);</text:p>
      <text:p text:style-name="P520"><text:span text:style-name="T65"><text:s text:c="4"/>catch </text:span><text:span text:style-name="T66">MATH_COMP_DEVIDE_EXCEPTION</text:span><text:span text:style-name="T65">; <text:s text:c="2"/>// ゼロ割例外</text:span></text:p>
      <text:p text:style-name="P518"><text:s text:c="8"/>print ERRMSG;</text:p>
      <text:p text:style-name="P518"><text:s text:c="4"/>catch ;</text:p>
      <text:p text:style-name="P518"><text:s text:c="8"/>print ERRMSG;</text:p>
      <text:p text:style-name="P518"><text:s text:c="4"/>finally;</text:p>
      <text:p text:style-name="P518"><text:s text:c="8"/>print 'Finally';</text:p>
      <text:p text:style-name="P518"><text:s text:c="4"/>end try;</text:p>
      <text:p text:style-name="P518"><text:s text:c="4"/>return ERROR;</text:p>
      <text:p text:style-name="P518">end proc;</text:p>
      <text:p text:style-name="P518"/>
      <text:p text:style-name="P518">func f(a, b);</text:p>
      <text:p text:style-name="P518"><text:s text:c="4"/>return a / b;</text:p>
      <text:p text:style-name="P518">end func;</text:p>
      <text:p text:style-name="P518"/>
      <text:p text:style-name="P521">　関数の中で、コマンドパラメータで与えられた２個の数値で割り算を行っている。ここで、%2が"0"のときは、ゼロ割例外が発生する。関数からは例外状態のままmainに戻り、mainでゼロ割例外としてキャッチされる。</text:p>
      <text:p text:style-name="P521">　最後に、前の章のcatプログラムは以下となる。</text:p>
      <text:p text:style-name="P521"/>
      <text:p text:style-name="P522">//</text:p>
      <text:p text:style-name="P522">// ファイルを連結する</text:p>
      <text:p text:style-name="P522">//</text:p>
      <text:p text:style-name="P522">proc main argc, argv ();</text:p>
      <text:p text:style-name="P523"><text:s text:c="4"/>if argc == 0 then <text:s text:c="3"/>// 引数がなければ、標準入力をコピー</text:p>
      <text:p text:style-name="P522"><text:s text:c="8"/>filecopy(STDIN);</text:p>
      <text:p text:style-name="P522"><text:s text:c="4"/>else</text:p>
      <text:p text:style-name="P522"><text:s text:c="8"/>while argc-- &gt; 0;</text:p>
      <text:p text:style-name="P522"><text:s text:c="12"/>try (fp = fopen(argv[0],'r'));</text:p>
      <text:p text:style-name="P522"><text:s text:c="16"/>filecopy(fp);</text:p>
      <text:p text:style-name="P522"><text:s text:c="16"/>shift;</text:p>
      <text:p text:style-name="P523"><text:s text:c="12"/>catch FILE_OPEN_EXCEPTION;</text:p>
      <text:p text:style-name="P523"><text:s text:c="16"/>fprintf(STDERR, 'cat: can''t open %s\n', argv[0]);</text:p>
      <text:p text:style-name="P523"><text:s text:c="16"/>break;</text:p>
      <text:p text:style-name="P524"><text:s text:c="12"/>catch FILE_READ_END_EXCEPTION;</text:p>
      <text:p text:style-name="P523"><text:s text:c="16"/>break;</text:p>
      <text:p text:style-name="P524"><text:s text:c="12"/>catch;</text:p>
      <text:p text:style-name="P523"><text:s text:c="16"/>fprintf(STDERR, 'cat: %s\n', ERRMSG);</text:p>
      <text:p text:style-name="P523"><text:soft-page-break/><text:s text:c="16"/>break;</text:p>
      <text:p text:style-name="P523"><text:s text:c="12"/>end try;</text:p>
      <text:p text:style-name="P523"><text:s text:c="8"/>end while;</text:p>
      <text:p text:style-name="P522"><text:s text:c="4"/>end if;</text:p>
      <text:p text:style-name="P523"><text:s text:c="4"/>return ERROR;</text:p>
      <text:p text:style-name="P522">end proc;</text:p>
      <text:p text:style-name="P522"/>
      <text:p text:style-name="P522">function filecopy(fp);</text:p>
      <text:p text:style-name="P522"><text:s text:c="4"/>loop;</text:p>
      <text:p text:style-name="P522"><text:s text:c="8"/>putline(fgetline(fp));</text:p>
      <text:p text:style-name="P523"><text:s text:c="8"/>if ERROR thenl break; <text:s text:c="4"/>// tryの外側では、ERROR判定が必要</text:p>
      <text:p text:style-name="P523"><text:s text:c="4"/>end loop</text:p>
      <text:p text:style-name="P522"><text:s text:c="4"/>return ERROR;</text:p>
      <text:p text:style-name="P522">end func;</text:p>
      <text:p text:style-name="P522"/>
      <text:p text:style-name="P525">第１３章</text:p>
      <text:p text:style-name="P526"/>
      <text:p text:style-name="P527">外部ルーチン</text:p>
      <text:p text:style-name="P528"/>
      <text:p text:style-name="P528"/>
      <text:p text:style-name="P529"/>
      <text:p text:style-name="P529">　Coalのルーチンは、内部ルーチンであり、スクリプトとしてCoal言語で記述される。これに対し、外部ルーチンは、Coalの一部として組み込まれたルーチンであり、Coal自体を記述した言語で作成されている。</text:p>
      <text:p text:style-name="P529">組み込み関数も外部ルーチンに位置づけられる。</text:p>
      <text:p text:style-name="P529">　現在用意されている外部手続きには、以下がある。</text:p>
      <text:p text:style-name="P529"/>
      <text:p text:style-name="P530"><text:s text:c="4"/>input <text:s/>・・・・・ <text:s/>グループフィールドとデータフィールドで構成されたクライアント画面を保存した</text:p>
      <text:p text:style-name="P530"><text:s text:c="21"/>ときに生成されるデータを入力として、グループにひもづく手続きを呼び出すことで</text:p>
      <text:p text:style-name="P530"><text:s text:c="21"/>データベース等を更新することができる。</text:p>
      <text:p text:style-name="P529"><text:s text:c="4"/>inputXML <text:s text:c="2"/>・・・ <text:s/>inputと同様であるが、XMLデータを入力とする。 <text:s/></text:p>
      <text:p text:style-name="P529"><text:s text:c="4"/>ClSelMain <text:s/>・・・ <text:s/>あらかじめ決められた画面に入力された検索条件を入力として、データベース等を</text:p>
      <text:p text:style-name="P529"><text:s text:c="21"/>検索し、結果をフォームデータと共にクライアントに返す。</text:p>
      <text:p text:style-name="P531"><text:s text:c="4"/>UserFunc <text:s text:c="2"/>・・・ <text:s/>第一引数に関数名を指定する。現在は、printとDTが組み込まれている。共に</text:p>
      <text:p text:style-name="P531"><text:s text:c="21"/>printコマンドと同じ。</text:p>
      <text:p text:style-name="P529"/>
      <text:p text:style-name="P532">13.1 input</text:p>
      <text:p text:style-name="P533">　グループフィールドのデータが読み込まれたときに実行される手続きは、ＯＮコマンドで定義する。</text:p>
      <text:p text:style-name="P533"/>
      <text:p text:style-name="P534"><text:s text:c="4"/>ON GR グループ番号 手続き種別-1 手続き名-1 手続き種別-2 手続き名-2 <text:bookmark-start text:name="__DdeLink__18027_1878294954"/>手続き種別-3 手続き名-3<text:bookmark-end text:name="__DdeLink__18027_1878294954"/></text:p>
      <text:p text:style-name="P533"/>
      <text:p text:style-name="P535">ここで、手続き種別は後置の手続きの種別を指定する。現在は"IP"のみが使用できる。</text:p>
      <text:p text:style-name="P534">　手続き名-1は、グループ番号のグループレコードが読み込まれたときに呼ばれる。</text:p>
      <text:p text:style-name="P534">　手続き名-2は、グループレコードにつづくデータレコードが読み込まれたときに呼ばれる。データレコードは複数個あってもよい。</text:p>
      <text:p text:style-name="P536">　手続き名-3は、次のグループレコードが現われたとき、または、入力データがなくなったときに呼ばれる。</text:p>
      <text:p text:style-name="P534">手続き種別-3と手続き名-3は、省略できる。</text:p>
      <text:p text:style-name="P535">　次のプログラムは、グループ番号１に対応するテーブルを最初にdeleteし、次にデータをinsertするものである。</text:p>
      <text:p text:style-name="P535">//</text:p>
      <text:p text:style-name="P535">//</text:p>
      <text:p text:style-name="P535">//</text:p>
      <text:p text:style-name="P535">ON GR 1 ip proc-1 ip proc-2</text:p>
      <text:p text:style-name="P534">def host_id;</text:p>
      <text:p text:style-name="P535">proc main; <text:s text:c="2"/>// %1:DBサーバのホストＩＤ、%2:保存データ</text:p>
      <text:p text:style-name="P535"><text:s text:c="4"/>host_id = %1;</text:p>
      <text:p text:style-name="P534"><text:s text:c="4"/>SQL host_id 1; <text:s text:c="10"/>// 1はstart transactionとして予約されている番号</text:p>
      <text:p text:style-name="P535"><text:s text:c="4"/>exec ep inout %2;</text:p>
      <text:p text:style-name="P535"><text:s text:c="4"/>if ERROR then</text:p>
      <text:p text:style-name="P534"><text:s text:c="8"/>SQL host_id 3; <text:s text:c="6"/>// 3はrollback</text:p>
      <text:p text:style-name="P535"><text:s text:c="4"/>else </text:p>
      <text:p text:style-name="P534"><text:s text:c="8"/>SQL host_id 2; <text:s text:c="6"/>// 2はcommit</text:p>
      <text:p text:style-name="P535"><text:soft-page-break/><text:s text:c="4"/>end if;</text:p>
      <text:p text:style-name="P535"><text:s text:c="4"/>return ERROR;</text:p>
      <text:p text:style-name="P535">end proc</text:p>
      <text:p text:style-name="P535"/>
      <text:p text:style-name="P535">proc proc-1;</text:p>
      <text:p text:style-name="P534"><text:s text:c="4"/>SQL host_id "" "delete from tableA";</text:p>
      <text:p text:style-name="P535"><text:s text:c="4"/>return ERROR;</text:p>
      <text:p text:style-name="P535">end proc;</text:p>
      <text:p text:style-name="P535"/>
      <text:p text:style-name="P535">proc proc-2;</text:p>
      <text:p text:style-name="P535"><text:s text:c="4"/>$3 = %3 condas '//null/''%q''';<text:tab/>// 文字型または日付データ</text:p>
      <text:p text:style-name="P534"><text:s text:c="4"/>$4 = %4;<text:tab/><text:tab/><text:tab/><text:tab/><text:tab/>// 数値型データ</text:p>
      <text:p text:style-name="P537"><text:s text:c="4"/>$5 = %5 condas '//null/''%q''';<text:tab/>// 文字型または日付データ</text:p>
      <text:p text:style-name="P534"><text:s text:c="4"/>SQL host_id "" "insert into tableA values ($3, $4, $5)";</text:p>
      <text:p text:style-name="P535"><text:s text:c="4"/>return ERROR;</text:p>
      <text:p text:style-name="P535">end proc;</text:p>
      <text:p text:style-name="P535"/>
      <text:p text:style-name="P535"/>
      <text:p text:style-name="P538">13.2 inputXML</text:p>
      <text:p text:style-name="P534">　処理命令、CDATA、TAGのデータが読み込まれたときに実行される手続きは、ＯＮコマンドで定義する。</text:p>
      <text:p text:style-name="P534">(1)処理命令</text:p>
      <text:p text:style-name="P539"><text:s text:c="4"/>ON &lt;?&gt; 手続き種別-1 手続き名-1</text:p>
      <text:p text:style-name="P539"/>
      <text:p text:style-name="P540"><text:s text:c="4"/>以下のようなレコードを処理する。</text:p>
      <text:p text:style-name="P540"><text:s text:c="6"/>&lt;?xml version="1.0"?&gt;</text:p>
      <text:p text:style-name="P539"/>
      <text:p text:style-name="P541">(2)CDATA</text:p>
      <text:p text:style-name="P539"><text:s text:c="4"/>ON &lt;!&gt; 手続き種別-1 手続き名-1</text:p>
      <text:p text:style-name="P539"/>
      <text:p text:style-name="P542"><text:s text:c="4"/>以下のようなレコードを処理する。</text:p>
      <text:p text:style-name="P543"><text:s text:c="6"/>&lt;![CDATA[&lt;greeting&gt;Hello, world!&lt;/greeting&gt;]]&gt;</text:p>
      <text:p text:style-name="P544"/>
      <text:p text:style-name="P544">(3)TAG</text:p>
      <text:p text:style-name="P539"><text:s text:c="4"/>ON &lt;TAG名&gt; 手続き種別-1 手続き名-1 手続き種別-2 手続き名-2 <text:bookmark-start text:name="__DdeLink__18027_18782949541"/>手続き種別-3 手続き名-3<text:bookmark-end text:name="__DdeLink__18027_18782949541"/></text:p>
      <text:p text:style-name="P534"/>
      <text:p text:style-name="P536">ここで、</text:p>
      <text:p text:style-name="P536">　手続き名-1は、TAG名レコードが読み込まれたときに呼ばれる。</text:p>
      <text:p text:style-name="P536">　手続き名-2は、TAG名のデータが読み込まれたときに呼ばれる。</text:p>
      <text:p text:style-name="P536">　手続き名-3は、/TAG名が読み込まれたとき、または、/TAG名なしのTAG("/&gt;"で終わるタグ)で次のTAG名が現われたとき、または、入力データがなくなったときに呼ばれる。</text:p>
      <text:p text:style-name="P536">手続き種別-3と手続き名-3は、省略できる。</text:p>
      <text:p text:style-name="P536">　次のプログラムは、XMLファイル名またはXMLデータをパラメータで受け取りその内容を出力するだけのものである。</text:p>
      <text:p text:style-name="P545">//</text:p>
      <text:p text:style-name="P545">//</text:p>
      <text:p text:style-name="P545"><text:soft-page-break/>//</text:p>
      <text:p text:style-name="P536">on &lt;businessEntity&gt; IP p-1 IP p-2 IP p-3;</text:p>
      <text:p text:style-name="P536">on &lt;name&gt; IP p-12 IP p-2 IP p-3;</text:p>
      <text:p text:style-name="P536">on &lt;descrIPtion&gt; IP p-13 IP p-2 IP p-3;</text:p>
      <text:p text:style-name="P536">on &lt;discoveryURLs&gt; IP p-14 IP p-2 IP p-3;</text:p>
      <text:p text:style-name="P536">on &lt;discoveryURL&gt; IP p-15 IP p-2 IP p-3;</text:p>
      <text:p text:style-name="P536">on &lt;contacts&gt; IP p-16 IP p-2 IP p-3;</text:p>
      <text:p text:style-name="P536">on &lt;contact&gt; IP p-17 IP p-2 IP p-3;</text:p>
      <text:p text:style-name="P536">on &lt;personName&gt; IP p-18 IP p-2 IP p-3;</text:p>
      <text:p text:style-name="P536">on &lt;phone&gt; IP p-19 IP p-2 IP p-3;</text:p>
      <text:p text:style-name="P536">on &lt;email&gt; IP p-110 IP p-2 IP p-3;</text:p>
      <text:p text:style-name="P536">define array a 17;</text:p>
      <text:p text:style-name="P536">proc main;</text:p>
      <text:p text:style-name="P536"><text:s text:c="4"/>try;</text:p>
      <text:p text:style-name="P536"><text:s text:c="8"/>fp = 0;</text:p>
      <text:p text:style-name="P536"><text:s text:c="8"/>if %1;</text:p>
      <text:p text:style-name="P536"><text:s text:c="12"/>$1 = %1;</text:p>
      <text:p text:style-name="P536"><text:s text:c="8"/>elseif %2;</text:p>
      <text:p text:style-name="P536"><text:s text:c="12"/>if (fp = fopen(%2));</text:p>
      <text:p text:style-name="P536"><text:s text:c="16"/>fpstat(fp,a);</text:p>
      <text:p text:style-name="P536"><text:s text:c="16"/>$1 = FELREAD1(fp,1,a[8]);</text:p>
      <text:p text:style-name="P536"><text:s text:c="12"/>else;</text:p>
      <text:p text:style-name="P536"><text:s text:c="16"/>return ERROR;</text:p>
      <text:p text:style-name="P536"><text:s text:c="12"/>end if;</text:p>
      <text:p text:style-name="P536"><text:s text:c="8"/>end if;</text:p>
      <text:p text:style-name="P536"><text:s text:c="8"/>print $1;</text:p>
      <text:p text:style-name="P536"><text:s text:c="8"/>exec ep 'inputXML' $1;</text:p>
      <text:p text:style-name="P536"><text:s text:c="4"/>catch;</text:p>
      <text:p text:style-name="P536"><text:s text:c="8"/>print EXCEPTION ERRNO ERRMSG;</text:p>
      <text:p text:style-name="P536"><text:s text:c="4"/>finally;</text:p>
      <text:p text:style-name="P536"><text:s text:c="8"/>print EXCEPTION ERRNO ERRMSG;</text:p>
      <text:p text:style-name="P536"><text:s text:c="8"/>if (fp); fclose(fp); endif;</text:p>
      <text:p text:style-name="P536"><text:s text:c="4"/>end try;</text:p>
      <text:p text:style-name="P536"><text:s text:c="4"/>return ERROR;</text:p>
      <text:p text:style-name="P536">end proc;</text:p>
      <text:p text:style-name="P536"/>
      <text:p text:style-name="P536">proc p-1;</text:p>
      <text:p text:style-name="P536"><text:s text:c="4"/>loop %0;</text:p>
      <text:p text:style-name="P536"><text:s text:c="8"/>print %1;</text:p>
      <text:p text:style-name="P536"><text:s text:c="8"/>LET SHIFT;</text:p>
      <text:p text:style-name="P536"><text:s text:c="4"/>end loop;</text:p>
      <text:p text:style-name="P536"><text:s text:c="4"/>return $ERROR;</text:p>
      <text:p text:style-name="P536">end proc;</text:p>
      <text:p text:style-name="P536"/>
      <text:p text:style-name="P536">proc p-2;</text:p>
      <text:p text:style-name="P536"><text:soft-page-break/><text:s text:c="4"/>loop %0;</text:p>
      <text:p text:style-name="P536"><text:s text:c="8"/>print %1;</text:p>
      <text:p text:style-name="P536"><text:s text:c="8"/>LET SHIFT;</text:p>
      <text:p text:style-name="P536"><text:s text:c="4"/>end loop;</text:p>
      <text:p text:style-name="P536"><text:s text:c="4"/>return $ERROR;</text:p>
      <text:p text:style-name="P536">end proc;</text:p>
      <text:p text:style-name="P536"/>
      <text:p text:style-name="P536">proc p-3;</text:p>
      <text:p text:style-name="P536"><text:s text:c="4"/>loop %0;</text:p>
      <text:p text:style-name="P536"><text:s text:c="8"/>print %1;</text:p>
      <text:p text:style-name="P536"><text:s text:c="8"/>LET SHIFT;</text:p>
      <text:p text:style-name="P536"><text:s text:c="4"/>end loop;</text:p>
      <text:p text:style-name="P536"><text:s text:c="4"/>return $ERROR;</text:p>
      <text:p text:style-name="P536">end proc;</text:p>
      <text:p text:style-name="P536"/>
      <text:p text:style-name="P536"/>
      <text:p text:style-name="P536"/>
      <text:p text:style-name="P546"><text:bookmark-start text:name="__DdeLink__14728_242285876"/>第１４章</text:p>
      <text:p text:style-name="P547"/>
      <text:p text:style-name="P548">オブジェクト指向的プログラミング</text:p>
      <text:p text:style-name="P549"/>
      <text:p text:style-name="P550">　Coalでは、オブジェクト指向的プログラミングが可能である。<text:span text:style-name="T60">オブジェクト指向言語のすべての機能を使える訳ではないが、その基本となる機能は使用することができる。</text:span></text:p>
      <text:p text:style-name="P551"><text:bookmark-end text:name="__DdeLink__14728_242285876"/></text:p>
      <text:p text:style-name="P552">14.1 オブジェクト指向プログラミングとは</text:p>
      <text:p text:style-name="P553">　従来のプログラミングは手続き型プログラミングと呼ばれ、プログラミングに使用する言語を手続き型言語と言う。手続き型プログラミングでは、手続きを使って対象となる物(オブジェクト)の属性やデータを変更する形を取る。プログラミングの中心はあくまで手続きである。</text:p>
      <text:p text:style-name="P554">　これに対してオブジェクト指向プログラミングではオブジェクト指向言語を使用する。オブジェクト指向とは、物を中心に置く考え方であり、物は属性を持ち、物の機能や振る舞い方は物があらかじめ備えていると考える。オブジェクト指向プログラミングでは、物の属性や振る舞い方を記述し、この物に指令(メッセージ)を送って、物を変更させることになる。</text:p>
      <text:p text:style-name="P554"/>
      <text:p text:style-name="P555">14.2 クラス定義</text:p>
      <text:p text:style-name="P556">　<text:span text:style-name="T60">物(オブジェクト)が持つ一般的な属性や振る舞い方を記述したものをクラスといい、これを定義したものをクラス定義という。クラス本体には、属性を記述するフィールド、振る舞い方を記述するメソッド、具体的な物(インスタンス)を生成するときに実行されるコンストラクタがある。</text:span></text:p>
      <text:p text:style-name="P557">　人を例にオブジェクトを見てみよう。人を動物としての人クラスとすると、属性(フィールド)には、肌の色、髪の色、目の色、身長、体重、等々様々なものが考えられる。また、振る舞い方(メソッド)には、歩く、走る、眠る、起きる、声を出す、笑う、怒る、泣く等々様々なものが考えられる。</text:p>
      <text:p text:style-name="P558">　個人個人は異なる属性を持つインスタンスとして人クラスから生成される。このとき与えられる個人個人の属性をインスタンスの属性として設定するのがコンストラクタがある。個人個人の属性はコンストラクタの引数として与える。</text:p>
      <text:p text:style-name="P557"/>
      <text:p text:style-name="P559">14.3 フィールド</text:p>
      <text:p text:style-name="P560">　フィールドは、<text:span text:style-name="T60">クラス内で定義されるローカル変数である。初期化することもできる。多くの場合、フィールドはコンストラクタの引数で初期化される。フィールドには配列や構造体も使用できる。なお、クラスを構造体とみれば、フィールドは、構造体のメンバとみることもできる。</text:span></text:p>
      <text:p text:style-name="P557"/>
      <text:p text:style-name="P552">14.4 メソッド</text:p>
      <text:p text:style-name="P47">　メソッドは、クラス内で定義される関数である。</text:p>
      <text:p text:style-name="P557"/>
      <text:p text:style-name="P552">14.5 コンストラクタ</text:p>
      <text:p text:style-name="P47">　コンストラクタは、クラスと同名の関数である。なくてもよい。</text:p>
      <text:p text:style-name="P47"/>
      <text:p text:style-name="P552">14.6 継承クラス</text:p>
      <text:p text:style-name="P47">　クラスは親子関係を定義することができ、子のクラスは親の属性やメソッドを継承する。</text:p>
      <text:p text:style-name="P47">　人のたとえを使えば、人が子であり動物が親である。さらに動物の親は生物である。</text:p>
      <text:p text:style-name="P47"/>
      <text:p text:style-name="P561">14.7 オーバーロードとオーバーライド</text:p>
      <text:p text:style-name="P562"/>
      <text:p text:style-name="P562"><text:soft-page-break/></text:p>
      <text:p text:style-name="P561">14.8 インスタンス</text:p>
      <text:p text:style-name="P563"/>
      <text:p text:style-name="P564">第１５章</text:p>
      <text:p text:style-name="P565"/>
      <text:p text:style-name="P566">対話モード</text:p>
      <text:p text:style-name="P567"/>
      <text:p text:style-name="P568">　Coalでは、対話モードでコマンドを実行することができる。ただし、<text:span text:style-name="T63">関数内で実行できるコマンドに限る。</text:span></text:p>
      <text:p text:style-name="P568"/>
      <text:p text:style-name="P569">15.1 入力と実行</text:p>
      <text:p text:style-name="P570">　・対話モードに入ると、"COAL&gt;"のプロンプトが出力される。</text:p>
      <text:p text:style-name="P570">　・プロンプトに続いて、文を入力する。文はフリーフォーマットで入力することできる。</text:p>
      <text:p text:style-name="P570">　・入力された文は、解析され、コマンドtreeに追加される。</text:p>
      <text:p text:style-name="P570">　・改行で区切って複数行の文を入力することできる。"&gt;"のプロンプトが出力される。</text:p>
      <text:p text:style-name="P570">　・１回の連続した文の入力は、改行のみの入力で終了する。</text:p>
      <text:p text:style-name="P570">　・入力の終了で、コマンドtreeが実行される。実行後、コマンドtreeは削除される。</text:p>
      <text:p text:style-name="P570">　【例】</text:p>
      <text:p text:style-name="P570">　　coal&gt;array a 10;</text:p>
      <text:p text:style-name="P570">　 <text:s/>&gt;for (i=0;i&lt;5;i++);</text:p>
      <text:p text:style-name="P570">　 <text:s/>&gt; <text:s text:c="3"/>a[i]=i+1;</text:p>
      <text:p text:style-name="P570">　 <text:s/>&gt;next;</text:p>
      <text:p text:style-name="P570">　 <text:s/>&gt;for (i=0;i&lt;5;i++);</text:p>
      <text:p text:style-name="P570">　 <text:s/>&gt; <text:s text:c="3"/>say a[i];</text:p>
      <text:p text:style-name="P570">　 <text:s/>&gt;next;</text:p>
      <text:p text:style-name="P570">　 <text:s/>&gt;(改行)</text:p>
      <text:p text:style-name="P570"><text:s text:c="4"/>1</text:p>
      <text:p text:style-name="P570"><text:s text:c="4"/>2</text:p>
      <text:p text:style-name="P570"><text:s text:c="4"/>3</text:p>
      <text:p text:style-name="P570"><text:s text:c="4"/>4</text:p>
      <text:p text:style-name="P570"><text:s text:c="4"/>5</text:p>
      <text:p text:style-name="P570"><text:s text:c="4"/>coal&gt;</text:p>
      <text:p text:style-name="P570"/>
      <text:p text:style-name="P571">15.2 文の保存と編集</text:p>
      <text:p text:style-name="P572">　<text:span text:style-name="T38">・入力された行は、行番号付きで入力履歴域に保存される。</text:span><text:span text:style-name="T38"/></text:p>
      <text:p text:style-name="P573">　<text:span text:style-name="T38">・行番号なしで入力された行は、自動で採番され入力履歴域の末尾に追加される。</text:span><text:span text:style-name="T38"/></text:p>
      <text:p text:style-name="P572">　<text:span text:style-name="T38">　(採番のデフォルト値は、初期値=10、増分値=10)</text:span><text:span text:style-name="T38"/></text:p>
      <text:p text:style-name="P572">　<text:span text:style-name="T38">　行は、コマンドtreeに追加される。</text:span><text:span text:style-name="T38"/></text:p>
      <text:p text:style-name="P572">　<text:span text:style-name="T38">・行番号付きで入力された行は、その番号で入力履歴域に上書きまたは挿入・追加される。</text:span><text:span text:style-name="T38"/></text:p>
      <text:p text:style-name="P572"><text:span text:style-name="T38">　　行は、コマンドtreeに追加されない。</text:span><text:span text:style-name="T38"/></text:p>
      <text:p text:style-name="P572">　<text:span text:style-name="T38">・行番号のみか、行番号付き空白行のときは、その行が入力履歴域から削除される。</text:span><text:span text:style-name="T38"/></text:p>
      <text:p text:style-name="P572">　<text:span text:style-name="T38">・行番号と文の間は、１個以上の空白文字を開ける。行番号の後、２文字目以降がそのまま</text:span><text:span text:style-name="T38"/></text:p>
      <text:p text:style-name="P572">　　<text:span text:style-name="T38">入力履歴域に保存される。</text:span><text:span text:style-name="T38"/></text:p>
      <text:p text:style-name="P574">　・行番号が、ゼロ以下のときは、入力行は無視される。</text:p>
      <text:p text:style-name="P575"/>
      <text:p text:style-name="P575"/>
      <text:p text:style-name="P576"/>
      <text:p text:style-name="P571">15.3 サブコマンド</text:p>
      <text:p text:style-name="P577">　(A)サブコマンド一覧</text:p>
      <text:p text:style-name="P578"/>
      <table:table table:name="表7" table:style-name="表7">
        <table:table-column table:style-name="表7.A"/>
        <table:table-column table:style-name="表7.B"/>
        <table:table-column table:style-name="表7.C"/>
        <table:table-row table:style-name="表7.1">
          <table:table-cell table:style-name="表7.A1" office:value-type="string">
            <text:p text:style-name="P579">No</text:p>
          </table:table-cell>
          <table:table-cell table:style-name="表7.B1" office:value-type="string">
            <text:p text:style-name="P580">サブコマンド</text:p>
          </table:table-cell>
          <table:table-cell table:style-name="表7.C1" office:value-type="string">
            <text:p text:style-name="P580">機能</text:p>
          </table:table-cell>
        </table:table-row>
        <table:table-row table:style-name="表7.1">
          <table:table-cell table:style-name="表7.A2" office:value-type="string">
            <text:p text:style-name="P579">１</text:p>
          </table:table-cell>
          <table:table-cell table:style-name="表7.B2" office:value-type="string">
            <text:p text:style-name="P581"><text:span text:style-name="T38">/ [</text:span><text:span text:style-name="T37">h</text:span><text:span text:style-name="T38">istory]</text:span></text:p>
          </table:table-cell>
          <table:table-cell table:style-name="表7.C2" office:value-type="string">
            <text:p text:style-name="P581"><text:span text:style-name="T38">historyなしのときは、前回の実行を再度実行する。</text:span><text:span text:style-name="T38"/></text:p>
            <text:p text:style-name="P580">ありのときは、入力履歴域に保存された文からコマンドtreeを生成し直し、実行する。</text:p>
          </table:table-cell>
        </table:table-row>
        <table:table-row table:style-name="表7.1">
          <table:table-cell table:style-name="表7.A3" office:value-type="string">
            <text:p text:style-name="P582">2</text:p>
          </table:table-cell>
          <table:table-cell table:style-name="表7.B3" office:value-type="string">
            <text:p text:style-name="P572"><text:span text:style-name="T38">/</text:span><text:span text:style-name="T37">l</text:span><text:span text:style-name="T38">ist [</text:span><text:span text:style-name="T37">t</text:span><text:span text:style-name="T38">ree]</text:span></text:p>
          </table:table-cell>
          <table:table-cell table:style-name="表7.C3" office:value-type="string">
            <text:p text:style-name="P572"><text:span text:style-name="T38">"tree"なしのときは、入力履歴域に保存された文を表示する。</text:span><text:span text:style-name="T38"/></text:p>
            <text:p text:style-name="P583">"tree"のときは、生成済みコマンドtreeのみを表示する。</text:p>
          </table:table-cell>
        </table:table-row>
        <table:table-row table:style-name="表7.1">
          <table:table-cell table:style-name="表7.A3" office:value-type="string">
            <text:p text:style-name="P584">３</text:p>
          </table:table-cell>
          <table:table-cell table:style-name="表7.B3" office:value-type="string">
            <text:p text:style-name="P572"><text:span text:style-name="T38">/</text:span><text:span text:style-name="T37">r</text:span><text:span text:style-name="T38">enum</text:span></text:p>
            <text:p text:style-name="P583"><text:s/>[初期値][,|△][増分値]</text:p>
          </table:table-cell>
          <table:table-cell table:style-name="表7.C3" office:value-type="string">
            <text:p text:style-name="P572"><text:span text:style-name="T38">採番のデフォルト値を変更し、行番号を振り直す。</text:span><text:span text:style-name="T38"/></text:p>
            <text:p text:style-name="P583">値を省略するか、ゼロ以下のときは、デフォルト値は変更されない。</text:p>
          </table:table-cell>
        </table:table-row>
        <table:table-row table:style-name="表7.1">
          <table:table-cell table:style-name="表7.A3" office:value-type="string">
            <text:p text:style-name="P584">４</text:p>
          </table:table-cell>
          <table:table-cell table:style-name="表7.B3" office:value-type="string">
            <text:p text:style-name="P572"><text:span text:style-name="T38">/</text:span><text:span text:style-name="T37">d</text:span><text:span text:style-name="T38">el</text:span></text:p>
            <text:p text:style-name="P585"><text:span text:style-name="T38"><text:s/>[</text:span><text:span text:style-name="T37">t</text:span><text:span text:style-name="T38">ree]</text:span></text:p>
            <text:p text:style-name="P586"><text:span text:style-name="T38"><text:s/>[</text:span><text:span text:style-name="T67">[</text:span><text:span text:style-name="T38">行番号</text:span><text:span text:style-name="T67">|</text:span></text:p>
            <text:p text:style-name="P586"><text:s text:c="3"/><text:span text:style-name="T67">行番号1-行番号2]</text:span><text:span text:style-name="T38">...]</text:span></text:p>
          </table:table-cell>
          <table:table-cell table:style-name="表7.C3" office:value-type="string">
            <text:p text:style-name="P572"><text:span text:style-name="T38">・"tree"と行番号指定なしのときは、入力履歴域に保存された文と生成済みコマンドtreeを全て削除する。</text:span><text:span text:style-name="T38"/></text:p>
            <text:p text:style-name="P572"><text:span text:style-name="T38">・"tree"ありのときは、生成済みコマンドtreeを削除する。</text:span><text:span text:style-name="T38"/></text:p>
            <text:p text:style-name="P572"><text:span text:style-name="T38">・行番号指定ありのときは、入力履歴域に保存された指定の行と生成済みコマンドtreeを削除する。</text:span><text:span text:style-name="T38"/></text:p>
            <text:p text:style-name="P583">行番号指定のみで、指定の行の全てがないときは、treeは削除されない。</text:p>
          </table:table-cell>
        </table:table-row>
        <table:table-row table:style-name="表7.1">
          <table:table-cell table:style-name="表7.A3" office:value-type="string">
            <text:p text:style-name="P584">５</text:p>
          </table:table-cell>
          <table:table-cell table:style-name="表7.B3" office:value-type="string">
            <text:p text:style-name="P572"><text:span text:style-name="T38">/</text:span><text:span text:style-name="T37">e</text:span><text:span text:style-name="T38">dit [行番号]</text:span></text:p>
          </table:table-cell>
          <table:table-cell table:style-name="表7.C3" office:value-type="string">
            <text:p text:style-name="P572"><text:span text:style-name="T38">入力履歴域の指定行を編集し、入力行とする。</text:span><text:span text:style-name="T38"/></text:p>
            <text:p text:style-name="P583">行指定がないか0以下のときは、入力履歴域の最終行となる。</text:p>
          </table:table-cell>
        </table:table-row>
        <table:table-row table:style-name="表7.1">
          <table:table-cell table:style-name="表7.A3" office:value-type="string">
            <text:p text:style-name="P584">６</text:p>
          </table:table-cell>
          <table:table-cell table:style-name="表7.B3" office:value-type="string">
            <text:p text:style-name="P572"><text:span text:style-name="T38">{/</text:span><text:span text:style-name="T37">i</text:span><text:span text:style-name="T38">nput |@[△]}</text:span></text:p>
            <text:p text:style-name="P583"><text:s text:c="2"/>ファイル名 [<text:span text:style-name="T6">r</text:span>un]</text:p>
          </table:table-cell>
          <table:table-cell table:style-name="表7.C3" office:value-type="string">
            <text:p text:style-name="P572"><text:span text:style-name="T38">文をファイルから入力する。</text:span><text:span text:style-name="T38"/></text:p>
            <text:p text:style-name="P583">rありのときは、入力終了後の文を実行する。</text:p>
          </table:table-cell>
        </table:table-row>
        <table:table-row table:style-name="表7.1">
          <table:table-cell table:style-name="表7.A3" office:value-type="string">
            <text:p text:style-name="P584">７</text:p>
          </table:table-cell>
          <table:table-cell table:style-name="表7.B3" office:value-type="string">
            <text:p text:style-name="P583">//</text:p>
          </table:table-cell>
          <table:table-cell table:style-name="表7.C3" office:value-type="string">
            <text:p text:style-name="P583">入力操作を中止し、コマンドtreeを削除する。</text:p>
          </table:table-cell>
        </table:table-row>
        <table:table-row table:style-name="表7.1">
          <table:table-cell table:style-name="表7.A9" office:value-type="string">
            <text:p text:style-name="P584">８</text:p>
          </table:table-cell>
          <table:table-cell table:style-name="表7.B9" office:value-type="string">
            <text:p text:style-name="P581"><text:span text:style-name="T38">/</text:span><text:span text:style-name="T37">q</text:span><text:span text:style-name="T38">uit</text:span></text:p>
          </table:table-cell>
          <table:table-cell table:style-name="表7.C9" office:value-type="string">
            <text:p text:style-name="P580">終了する。</text:p>
          </table:table-cell>
        </table:table-row>
      </table:table>
      <text:p text:style-name="P587"/>
      <text:p text:style-name="P588"><text:span text:style-name="T68">　(B)</text:span><text:span text:style-name="T38">/editでの編集方法</text:span></text:p>
      <text:p text:style-name="P572"><text:span text:style-name="T38">　　・/editを入力すると、指定行が、次の行に"edit&gt;"のプロンプトの後に行番号なしで表示される、</text:span><text:span text:style-name="T38"/></text:p>
      <text:p text:style-name="P572">　　 <text:span text:style-name="T38">さらに次の行に、"edit&gt;"のプロンプトが表示され、入力待ちになる。</text:span><text:span text:style-name="T38"/></text:p>
      <text:p text:style-name="P572"><text:span text:style-name="T38">　　・ここで、以下の編集文字を入力する。</text:span><text:span text:style-name="T38"/></text:p>
      <text:p text:style-name="P572">　　 <text:span text:style-name="T38">半角スペースを入力して変更したい箇所の下に進み、変更したい文字を入力する。</text:span><text:span text:style-name="T38"/></text:p>
      <text:p text:style-name="P589">　　 <text:span text:style-name="T38">文字の対応は、文字単位であり、全角文字があるときは、入力した文字によっては、上下の位置が</text:span><text:span text:style-name="T38"/></text:p>
      <text:p text:style-name="P589">　　 <text:span text:style-name="T38">ずれる。</text:span><text:span text:style-name="T38"/></text:p>
      <text:p text:style-name="P572"><text:span text:style-name="T38">　　・編集文字を入力すると次の行に編集結果が表示され、更に次の行に"&gt;"のプロンプトが表示され、</text:span><text:span text:style-name="T38"/></text:p>
      <text:p text:style-name="P572"><text:span text:style-name="T38">　　　入力待ちになる。</text:span><text:span text:style-name="T38"/></text:p>
      <text:p text:style-name="P572"><text:span text:style-name="T38">　　・ここで、改行のみを入力すれば、編集行が実行され、何かを入力すれば、その行が追加される。</text:span><text:span text:style-name="T38"/></text:p>
      <text:p text:style-name="P583"/>
      <table:table table:name="表9" table:style-name="表9">
        <table:table-column table:style-name="表9.A"/>
        <table:table-column table:style-name="表9.B"/>
        <table:table-column table:style-name="表9.C"/>
        <table:table-row table:style-name="表9.1">
          <table:table-cell table:style-name="表9.A1" office:value-type="string">
            <text:p text:style-name="P590">No</text:p>
          </table:table-cell>
          <table:table-cell table:style-name="表9.B1" office:value-type="string">
            <text:p text:style-name="P591">入力文字(半角)</text:p>
          </table:table-cell>
          <table:table-cell table:style-name="表9.C1" office:value-type="string">
            <text:p text:style-name="P591">機能</text:p>
          </table:table-cell>
        </table:table-row>
        <table:table-row table:style-name="表9.1">
          <table:table-cell table:style-name="表9.A2" office:value-type="string">
            <text:p text:style-name="P590">１</text:p>
          </table:table-cell>
          <table:table-cell table:style-name="表9.B2" office:value-type="string">
            <text:p text:style-name="P590">スペース</text:p>
          </table:table-cell>
          <table:table-cell table:style-name="表9.C2" office:value-type="string">
            <text:p text:style-name="P591">変更しない。</text:p>
          </table:table-cell>
        </table:table-row>
        <table:table-row table:style-name="表9.1">
          <table:table-cell table:style-name="表9.A3" office:value-type="string">
            <text:p text:style-name="P590">２</text:p>
          </table:table-cell>
          <table:table-cell table:style-name="表9.B3" office:value-type="string">
            <text:p text:style-name="P590">#</text:p>
          </table:table-cell>
          <table:table-cell table:style-name="表9.C3" office:value-type="string">
            <text:p text:style-name="P591">対応する位置の文字を削除する。</text:p>
          </table:table-cell>
        </table:table-row>
        <table:table-row table:style-name="表9.1">
          <table:table-cell table:style-name="表9.A3" office:value-type="string">
            <text:p text:style-name="P592">３</text:p>
          </table:table-cell>
          <table:table-cell table:style-name="表9.B3" office:value-type="string">
            <text:p text:style-name="P592">^</text:p>
          </table:table-cell>
          <table:table-cell table:style-name="表9.C3" office:value-type="string">
            <text:p text:style-name="P593">対応する位置の前に次の文字を挿入する。これ以降文字の対応がずる。</text:p>
          </table:table-cell>
        </table:table-row>
        <table:table-row table:style-name="表9.1">
          <table:table-cell table:style-name="表9.A3" office:value-type="string">
            <text:p text:style-name="P592">４</text:p>
          </table:table-cell>
          <table:table-cell table:style-name="表9.B3" office:value-type="string">
            <text:p text:style-name="P592">%</text:p>
          </table:table-cell>
          <table:table-cell table:style-name="表9.C3" office:value-type="string">
            <text:p text:style-name="P593">以降変更しない。</text:p>
          </table:table-cell>
        </table:table-row>
        <table:table-row table:style-name="表9.1">
          <table:table-cell table:style-name="表9.A3" office:value-type="string">
            <text:p text:style-name="P592">５</text:p>
          </table:table-cell>
          <table:table-cell table:style-name="表9.B3" office:value-type="string">
            <text:p text:style-name="P592">\</text:p>
          </table:table-cell>
          <table:table-cell table:style-name="表9.C3" office:value-type="string">
            <text:p text:style-name="P593">次の文字を機能文字としない。</text:p>
          </table:table-cell>
        </table:table-row>
        <table:table-row table:style-name="表9.1">
          <table:table-cell table:style-name="表9.A7" office:value-type="string">
            <text:p text:style-name="P590">６</text:p>
          </table:table-cell>
          <table:table-cell table:style-name="表9.B7" office:value-type="string">
            <text:p text:style-name="P590">;</text:p>
          </table:table-cell>
          <table:table-cell table:style-name="表9.C7" office:value-type="string">
            <text:p text:style-name="P591">対応する位置の文字を置き換え以降の入力文字をなしとする。</text:p>
          </table:table-cell>
        </table:table-row>
      </table:table>
      <text:p text:style-name="P593"/>
      <text:p text:style-name="P594"/>
      <text:p text:style-name="P595"/>
      <text:p text:style-name="P596">15.4 対話モードを実行するスクリプト例</text:p>
      <text:p text:style-name="P572"><text:span text:style-name="T38">　　　test_inter.cl</text:span><text:span text:style-name="T38"/></text:p>
      <table:table table:name="表10" table:style-name="表10">
        <table:table-column table:style-name="表10.A"/>
        <table:table-row table:style-name="表10.1">
          <table:table-cell table:style-name="表10.A1" office:value-type="string">
            <text:p text:style-name="P597"><text:span text:style-name="T38">//</text:span><text:span text:style-name="T38"/></text:p>
            <text:p text:style-name="P597"><text:span text:style-name="T38">proc main;</text:span><text:span text:style-name="T38"/></text:p>
            <text:p text:style-name="P597"><text:span text:style-name="T38"><text:s text:c="4"/>option 7 2; <text:s text:c="2"/>// エラーを無視して処理を継続する</text:span><text:span text:style-name="T38"/></text:p>
            <text:p text:style-name="P597"><text:span text:style-name="T38"><text:s text:c="4"/>option 8 2; <text:s text:c="2"/>// 手続き／関数の入れ子をサポートする</text:span><text:span text:style-name="T38"/></text:p>
            <text:p text:style-name="P597"><text:span text:style-name="T38"><text:s text:c="4"/>inter;</text:span><text:span text:style-name="T38"/></text:p>
            <text:p text:style-name="P597"><text:span text:style-name="T38"><text:s text:c="4"/>return ERROR;</text:span><text:span text:style-name="T38"/></text:p>
            <text:p text:style-name="P591">end proc;</text:p>
          </table:table-cell>
        </table:table-row>
      </table:table>
      <text:p text:style-name="P593"/>
      <text:p text:style-name="P598"/>
      <text:p text:style-name="P599">付録Ａ</text:p>
      <text:p text:style-name="P600"/>
      <text:p text:style-name="P601"/>
      <text:p text:style-name="P601"/>
      <text:p text:style-name="P60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ＭＳ 明朝" svg:font-family="'@ＭＳ 明朝'" style:font-family-generic="system" style:font-pitch="variable"/>
    <style:font-face style:name="Century" svg:font-family="Century" style:font-family-generic="roman"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ce style:name="Mangal1" svg:font-family="Mangal" style:font-family-generic="roman" style:font-pitch="variable"/>
    <style:font-face style:name="Mangal2" svg:font-family="Mangal" style:font-family-generic="system" style:font-pitch="variable"/>
    <style:font-face style:name="Times New Roman" svg:font-family="'Times New Roman'" style:font-family-generic="roman" style:font-pitch="variable"/>
    <style:font-face style:name="Times New Roman CE" svg:font-family="'Times New Roman CE'" style:font-family-generic="system" style:font-pitch="variable"/>
    <style:font-face style:name="ＭＳ ゴシック" svg:font-family="'ＭＳ ゴシック'" style:font-family-generic="modern" style:font-pitch="fixed"/>
    <style:font-face style:name="ＭＳ ゴシック1" svg:font-family="'ＭＳ ゴシック', 'MS Gothic'" style:font-family-generic="modern"/>
    <style:font-face style:name="ＭＳ 明朝" svg:font-family="'ＭＳ 明朝'" style:font-family-generic="roman" style:font-pitch="fixed"/>
    <style:font-face style:name="ＭＳ 明朝1" svg:font-family="'ＭＳ 明朝'" style:font-family-generic="roman" style:font-pitch="variable"/>
    <style:font-face style:name="ＭＳ 明朝2" svg:font-family="'ＭＳ 明朝'" style:font-family-generic="system" style:font-pitch="variable"/>
    <style:font-face style:name="ＭＳ 明朝3" svg:font-family="'ＭＳ 明朝', 'MS Mincho'" style:font-family-generic="roman"/>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ＭＳ 明朝2" style:font-size-asian="10.5pt" style:language-asian="ja" style:country-asian="JP" style:font-name-complex="Mangal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font-name-asian="ＭＳ 明朝2" style:font-size-asian="10.5pt" style:language-asian="ja" style:country-asian="JP" style:font-name-complex="Mang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fo:hyphenation-keep="auto" loext:hyphenation-keep-type="column"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ＭＳ 明朝3" style:font-family-asian="'ＭＳ 明朝', 'MS Mincho'" style:font-family-generic-asian="roman" style:font-size-asian="12pt" style:language-asian="ja" style:country-asian="JP" style:font-name-complex="Mangal1" style:font-family-complex="Mangal" style:font-family-generic-complex="roman"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ＭＳ ゴシック1" style:font-family-asian="'ＭＳ ゴシック', 'MS Gothic'" style:font-family-generic-asian="modern" style:font-size-asian="14pt" style:font-name-complex="Mangal1" style:font-family-complex="Mangal" style:font-family-generic-complex="roman"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Mangal1" style:font-family-complex="Mangal"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name-complex="Mangal1" style:font-family-complex="Mangal" style:font-family-generic-complex="roman" style:font-pitch-complex="variable" style:language-complex="zxx" style:country-complex="none"/>
    </style:style>
    <style:style style:name="Heading_20_1" style:display-name="Heading 1" style:family="paragraph" style:parent-style-name="Standard" style:next-style-name="Text_20_body" style:default-outline-level="1" style:class="chapter">
      <style:paragraph-properties style:line-height-at-least="0.441cm" fo:text-align="justify" style:justify-single-word="false" fo:orphans="0" fo:widows="0" fo:hyphenation-ladder-count="no-limit" fo:hyphenation-keep="auto" loext:hyphenation-keep-type="column" style:text-autospace="none"/>
      <style:text-properties style:font-name="Times New Roman" fo:font-family="'Times New Roman'" style:font-family-generic="roman" style:font-pitch="variable" fo:font-size="10pt" style:letter-kerning="false" style:font-size-asian="10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Standard" style:next-style-name="Text_20_body" style:default-outline-level="2" style:class="chapter">
      <style:paragraph-properties style:line-height-at-least="0.441cm" fo:text-align="justify" style:justify-single-word="false" fo:orphans="0" fo:widows="0" fo:hyphenation-ladder-count="no-limit" fo:hyphenation-keep="auto" loext:hyphenation-keep-type="column" style:text-autospace="none"/>
      <style:text-properties style:font-name="Times New Roman" fo:font-family="'Times New Roman'" style:font-family-generic="roman" style:font-pitch="variable" fo:font-size="10pt" style:letter-kerning="false" style:font-size-asian="10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Standard" style:next-style-name="Text_20_body" style:default-outline-level="3" style:class="chapter">
      <style:paragraph-properties style:line-height-at-least="0.441cm" fo:text-align="justify" style:justify-single-word="false" fo:orphans="0" fo:widows="0" fo:hyphenation-ladder-count="no-limit" fo:hyphenation-keep="auto" loext:hyphenation-keep-type="column" style:text-autospace="none"/>
      <style:text-properties style:font-name="Times New Roman" fo:font-family="'Times New Roman'" style:font-family-generic="roman" style:font-pitch="variable" fo:font-size="10pt" style:letter-kerning="false" style:font-size-asian="10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loext:hyphenation-no-caps="false" loext:hyphenation-no-last-word="false" loext:hyphenation-word-char-count="no-limit" loext:hyphenation-zone="no-limit"/>
    </style:style>
    <style:style style:name="図表番号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family-generic-complex="roman" style:font-pitch-complex="variable" style:font-size-complex="12pt" style:font-style-complex="italic"/>
    </style:style>
    <style:style style:name="図表番号"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family-generic-complex="roman" style:font-pitch-complex="variable" style:font-size-complex="12pt" style:font-style-complex="italic"/>
    </style:style>
    <style:style style:name="WW-図表番号"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family-generic-complex="roman" style:font-pitch-complex="variable"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ja" fo:country="JP" style:font-name-asian="@ＭＳ 明朝" style:font-family-asian="'@ＭＳ 明朝'" style:font-family-generic-asian="system" style:font-pitch-asian="variable" style:font-size-asian="10pt" style:language-asian="ja" style:country-asian="JP" style:font-name-complex="Times New Roman CE" style:font-family-complex="'Times New Roman CE'" style:font-family-generic-complex="system" style:font-pitch-complex="variable" style:font-size-complex="12pt"/>
    </style:style>
    <style:style style:name="Body_20_Text_20_2" style:display-name="Body Text 2" style:family="paragraph" style:parent-style-name="Standard" style:default-outline-level="">
      <style:paragraph-properties fo:margin-left="1.453cm" fo:margin-right="0cm" style:line-height-at-least="0.513cm" fo:text-indent="0cm" style:auto-text-indent="false"/>
      <style:text-properties style:font-name="ＭＳ 明朝1" fo:font-family="'ＭＳ 明朝'" style:font-family-generic="roman"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Grid" style:display-name="Table Grid" style:family="paragraph" style:parent-style-name="Normal_20_Table">
      <style:paragraph-properties fo:padding="0cm" fo:border="none" style:shadow="none"/>
      <style:text-properties style:font-name="Century" fo:font-family="Century" style:font-family-generic="roman" style:font-pitch="variable" fo:language="ja" fo:country="JP"/>
    </style:style>
    <style:style style:name="WW8Num1z0" style:family="text">
      <style:text-properties style:font-name="ＭＳ 明朝3" fo:font-family="'ＭＳ 明朝', 'MS Mincho'" style:font-family-generic="roman" fo:font-size="12pt" fo:font-style="normal" fo:font-weight="bold" style:font-name-asian="ＭＳ 明朝3" style:font-family-asian="'ＭＳ 明朝', 'MS Mincho'" style:font-family-generic-asian="roman" style:font-size-asian="12pt" style:font-style-asian="normal" style:font-weight-asian="bold" style:font-name-complex="ＭＳ 明朝3" style:font-family-complex="'ＭＳ 明朝', 'MS Mincho'" style:font-family-generic-complex="roman"/>
    </style:style>
    <style:style style:name="WW8Num1z1" style:family="text">
      <style:text-properties style:font-name="ＭＳ 明朝3" fo:font-family="'ＭＳ 明朝', 'MS Mincho'" style:font-family-generic="roman" fo:font-size="11pt" fo:font-style="normal" fo:font-weight="bold" style:font-name-asian="ＭＳ 明朝3" style:font-family-asian="'ＭＳ 明朝', 'MS Mincho'" style:font-family-generic-asian="roman" style:font-size-asian="11pt" style:font-style-asian="normal" style:font-weight-asian="bold" style:font-name-complex="ＭＳ 明朝3" style:font-family-complex="'ＭＳ 明朝', 'MS Mincho'" style:font-family-generic-complex="roman"/>
    </style:style>
    <style:style style:name="WW8Num1z2" style:family="text">
      <style:text-properties style:font-name="ＭＳ 明朝3" fo:font-family="'ＭＳ 明朝', 'MS Mincho'" style:font-family-generic="roman" fo:font-size="10.5pt" fo:font-style="normal" fo:font-weight="bold" style:font-name-asian="ＭＳ 明朝3" style:font-family-asian="'ＭＳ 明朝', 'MS Mincho'" style:font-family-generic-asian="roman" style:font-size-asian="10.5pt" style:font-style-asian="normal" style:font-weight-asian="bold" style:font-name-complex="ＭＳ 明朝3" style:font-family-complex="'ＭＳ 明朝', 'MS Mincho'" style:font-family-generic-complex="roman"/>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ＭＳ 明朝3" fo:font-family="'ＭＳ 明朝', 'MS Mincho'" style:font-family-generic="roman" fo:font-size="12pt" fo:font-style="normal" fo:font-weight="bold" style:font-name-asian="ＭＳ 明朝3" style:font-family-asian="'ＭＳ 明朝', 'MS Mincho'" style:font-family-generic-asian="roman" style:font-size-asian="12pt" style:font-style-asian="normal" style:font-weight-asian="bold" style:font-name-complex="ＭＳ 明朝3" style:font-family-complex="'ＭＳ 明朝', 'MS Mincho'" style:font-family-generic-complex="roman"/>
    </style:style>
    <style:style style:name="WW8Num2z1" style:family="text">
      <style:text-properties style:font-name="ＭＳ 明朝3" fo:font-family="'ＭＳ 明朝', 'MS Mincho'" style:font-family-generic="roman" fo:font-size="11pt" fo:font-style="normal" fo:font-weight="bold" style:font-name-asian="ＭＳ 明朝3" style:font-family-asian="'ＭＳ 明朝', 'MS Mincho'" style:font-family-generic-asian="roman" style:font-size-asian="11pt" style:font-style-asian="normal" style:font-weight-asian="bold" style:font-name-complex="ＭＳ 明朝3" style:font-family-complex="'ＭＳ 明朝', 'MS Mincho'" style:font-family-generic-complex="roman"/>
    </style:style>
    <style:style style:name="WW8Num2z2" style:family="text">
      <style:text-properties style:font-name="ＭＳ 明朝3" fo:font-family="'ＭＳ 明朝', 'MS Mincho'" style:font-family-generic="roman" fo:font-size="10.5pt" fo:font-style="normal" fo:font-weight="bold" style:font-name-asian="ＭＳ 明朝3" style:font-family-asian="'ＭＳ 明朝', 'MS Mincho'" style:font-family-generic-asian="roman" style:font-size-asian="10.5pt" style:font-style-asian="normal" style:font-weight-asian="bold" style:font-name-complex="ＭＳ 明朝3" style:font-family-complex="'ＭＳ 明朝', 'MS Mincho'" style:font-family-generic-complex="roman"/>
    </style:style>
    <style:style style:name="WW8Num2z3" style:family="text"/>
    <style:style style:name="WW8Num3z0" style:family="text"/>
    <style:style style:name="WW8Num4z0" style:family="text"/>
    <style:style style:name="WW8Num5z0" style:family="text"/>
    <style:style style:name="WW8Num6z0" style:family="text"/>
    <style:style style:name="段落フォント" style:family="text"/>
    <style:style style:name="段落フォント2" style:family="text"/>
    <style:style style:name="WW8NumSt3z0" style:family="text"/>
    <style:style style:name="WW-段落フォント" style:family="text"/>
    <style:style style:name="Page_20_Number" style:display-name="Page Number" style:family="text" style:parent-style-name="WW-段落フォント"/>
    <style:style style:name="Numbering_20_Symbols" style:display-name="Numbering Symbols"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WW8Num1z0" loext:num-list-format="%1%." style:num-suffix="." style:num-format="1">
        <style:list-level-properties text:list-level-position-and-space-mode="label-alignment">
          <style:list-level-label-alignment text:label-followed-by="space" fo:text-indent="-0.75cm" fo:margin-left="0.75cm"/>
        </style:list-level-properties>
      </text:outline-level-style>
      <text:outline-level-style text:level="2" text:style-name="WW8Num1z1" loext:num-list-format="%1%.%2%." style:num-suffix="." style:num-format="1" text:display-levels="2">
        <style:list-level-properties text:list-level-position-and-space-mode="label-alignment">
          <style:list-level-label-alignment text:label-followed-by="space" fo:text-indent="-1cm" fo:margin-left="1cm"/>
        </style:list-level-properties>
      </text:outline-level-style>
      <text:outline-level-style text:level="3" text:style-name="WW8Num1z2" loext:num-list-format="%1%.%2%.%3%." style:num-suffix="." style:num-format="1" text:display-levels="3">
        <style:list-level-properties text:list-level-position-and-space-mode="label-alignment">
          <style:list-level-label-alignment text:label-followed-by="space" fo:text-indent="-1.251cm" fo:margin-left="1.251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space" fo:text-indent="-0.75cm" fo:margin-left="0.75cm"/>
        </style:list-level-properties>
      </text:list-level-style-number>
      <text:list-level-style-number text:level="2" text:style-name="WW8Num1z1" loext:num-list-format="%1%.%2%." style:num-suffix="." style:num-format="1" text:display-levels="2">
        <style:list-level-properties text:list-level-position-and-space-mode="label-alignment">
          <style:list-level-label-alignment text:label-followed-by="space" fo:text-indent="-1cm" fo:margin-left="1cm"/>
        </style:list-level-properties>
      </text:list-level-style-number>
      <text:list-level-style-number text:level="3" text:style-name="WW8Num1z2" loext:num-list-format="%1%.%2%.%3%." style:num-suffix="." style:num-format="1" text:display-levels="3">
        <style:list-level-properties text:list-level-position-and-space-mode="label-alignment">
          <style:list-level-label-alignment text:label-followed-by="space" fo:text-indent="-1.251cm" fo:margin-left="1.251cm"/>
        </style:list-level-properties>
      </text:list-level-style-number>
      <text:list-level-style-number text:level="4" text:style-name="WW8Num1z3" loext:num-list-format="%4%." style:num-suffix="." style:num-format="">
        <style:list-level-properties text:list-level-position-and-space-mode="label-alignment">
          <style:list-level-label-alignment text:label-followed-by="nothing"/>
        </style:list-level-properties>
      </text:list-level-style-number>
      <text:list-level-style-number text:level="5" text:style-name="WW8Num1z4" loext:num-list-format="%5%." style:num-suffix="." style:num-format="">
        <style:list-level-properties text:list-level-position-and-space-mode="label-alignment">
          <style:list-level-label-alignment text:label-followed-by="nothing"/>
        </style:list-level-properties>
      </text:list-level-style-number>
      <text:list-level-style-number text:level="6" text:style-name="WW8Num1z5" loext:num-list-format="%6%." style:num-suffix="." style:num-format="">
        <style:list-level-properties text:list-level-position-and-space-mode="label-alignment">
          <style:list-level-label-alignment text:label-followed-by="nothing"/>
        </style:list-level-properties>
      </text:list-level-style-number>
      <text:list-level-style-number text:level="7" text:style-name="WW8Num1z6" loext:num-list-format="%7%." style:num-suffix="." style:num-format="">
        <style:list-level-properties text:list-level-position-and-space-mode="label-alignment">
          <style:list-level-label-alignment text:label-followed-by="nothing"/>
        </style:list-level-properties>
      </text:list-level-style-number>
      <text:list-level-style-number text:level="8" text:style-name="WW8Num1z7" loext:num-list-format="%8%." style:num-suffix="." style:num-format="">
        <style:list-level-properties text:list-level-position-and-space-mode="label-alignment">
          <style:list-level-label-alignment text:label-followed-by="nothing"/>
        </style:list-level-properties>
      </text:list-level-style-number>
      <text:list-level-style-number text:level="9" text:style-name="WW8Num1z8" loext:num-list-format="%9%." style:num-suffix="."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0.5pt" style:font-size-asian="10.5pt" style:font-size-complex="10.5pt"/>
    </style:style>
    <style:page-layout style:name="Mpm1">
      <style:page-layout-properties fo:page-width="21.001cm" fo:page-height="29.7cm" style:num-format="1" style:print-orientation="portrait" fo:margin-top="2cm" fo:margin-bottom="2cm" fo:margin-left="2cm" fo:margin-right="1cm" fo:background-color="#ffffff"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1cm" fo:background-color="#ffffff"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1cm" style:dynamic-spacing="true"/>
      </style:header-style>
      <style:footer-style>
        <style:header-footer-properties fo:min-height="0.6cm" fo:margin-left="0cm" fo:margin-right="0cm" fo:margin-top="0.501cm"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master-page style:name="_31__20_を変換" style:display-name="1 を変換" style:page-layout-name="Mpm2" draw:style-name="Mdp1">
      <style:header>
        <text:p text:style-name="Header"/>
      </style:header>
      <style:header-first>
        <text:p text:style-name="Header"/>
      </style:header-first>
      <style:footer>
        <text:p text:style-name="MP1"><text:page-number text:select-page="current">26</text:page-number></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プログラム言語Ｃｏａｌ</dc:title>
    <meta:initial-creator>Akito Kobayashi</meta:initial-creator>
    <meta:creation-date>2021-10-14T14:59:00</meta:creation-date>
    <dc:creator>Akito Kobayashi</dc:creator>
    <dc:date>2025-07-19T22:47:27.427479200</dc:date>
    <meta:editing-cycles>316</meta:editing-cycles>
    <meta:editing-duration>P45DT10H8M19S</meta:editing-duration>
    <meta:generator>LibreOffice/25.2.4.3$Windows_x86 LibreOffice_project/33e196637044ead23f5c3226cde09b47731f7e27</meta:generator>
    <meta:document-statistic meta:table-count="10" meta:image-count="0" meta:object-count="0" meta:page-count="123" meta:paragraph-count="3529" meta:word-count="73591" meta:character-count="115602" meta:non-whitespace-character-count="97562"/>
  </office:meta>
</office:document-meta>
</file>